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1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Full Numerical List</text:p>
        <text:p text:style-name="P1">1. 1111111</text:p>
        <text:p text:style-name="P1">2. 1111112</text:p>
        <text:p text:style-name="P1">3. 1111113</text:p>
        <text:p text:style-name="P1">4. 1111114</text:p>
        <text:p text:style-name="P1">5. 1111121</text:p>
        <text:p text:style-name="P1">6. 1111122</text:p>
        <text:p text:style-name="P1">7. 1111123</text:p>
        <text:p text:style-name="P1">8. 1111124</text:p>
        <text:p text:style-name="P1">9. 1111131</text:p>
        <text:p text:style-name="P1">10. 1111132</text:p>
        <text:p text:style-name="P1">11. 1111133</text:p>
        <text:p text:style-name="P1">12. 1111134</text:p>
        <text:p text:style-name="P1">13. 1111141</text:p>
        <text:p text:style-name="P1">14. 1111142</text:p>
        <text:p text:style-name="P1">15. 1111143</text:p>
        <text:p text:style-name="P1">16. 1111144</text:p>
        <text:p text:style-name="P1">17. 1111211</text:p>
        <text:p text:style-name="P1">18. 1111212</text:p>
        <text:p text:style-name="P1">19. 1111213</text:p>
        <text:p text:style-name="P1">20. 1111214</text:p>
        <text:p text:style-name="P1">21. 1111221</text:p>
        <text:p text:style-name="P1">22. 1111222</text:p>
        <text:p text:style-name="P1">23. 1111223</text:p>
        <text:p text:style-name="P1">24. 1111224</text:p>
        <text:p text:style-name="P1">25. 1111231</text:p>
        <text:p text:style-name="P1">26. 1111232</text:p>
        <text:p text:style-name="P1">27. 1111233</text:p>
        <text:p text:style-name="P1">28. 1111234</text:p>
        <text:p text:style-name="P1">29. 1111241</text:p>
        <text:p text:style-name="P1">30. 1111242</text:p>
        <text:p text:style-name="P1">31. 1111243</text:p>
        <text:p text:style-name="P1">32. 1111244</text:p>
        <text:p text:style-name="P1">33. 1111311</text:p>
        <text:p text:style-name="P1">34. 1111312</text:p>
        <text:p text:style-name="P1">35. 1111313</text:p>
        <text:p text:style-name="P1">36. 1111314</text:p>
        <text:p text:style-name="P1">37. 1111321</text:p>
        <text:p text:style-name="P1">38. 1111322</text:p>
        <text:p text:style-name="P1">39. 1111323</text:p>
        <text:p text:style-name="P1">40. 1111324</text:p>
        <text:p text:style-name="P1">41. 1111331</text:p>
        <text:p text:style-name="P1">42. 1111332</text:p>
        <text:p text:style-name="P1">43. 1111333</text:p>
        <text:p text:style-name="P1">44. 1111334</text:p>
        <text:p text:style-name="P1">45. 1111341</text:p>
        <text:p text:style-name="P1">46. 1111342</text:p>
        <text:p text:style-name="P1">47. 1111343</text:p>
        <text:p text:style-name="P1">48. 1111344</text:p>
        <text:p text:style-name="P1">49. 1111411</text:p>
        <text:p text:style-name="P1">50. 1111412</text:p>
        <text:p text:style-name="P1">51. 1111413</text:p>
        <text:p text:style-name="P1">52. 1111414</text:p>
        <text:p text:style-name="P1">53. 1111421</text:p>
        <text:p text:style-name="P1">54. 1111422</text:p>
        <text:p text:style-name="P1">55. 1111423</text:p>
        <text:p text:style-name="P1">56. 1111424</text:p>
        <text:p text:style-name="P1">57. 1111431</text:p>
        <text:p text:style-name="P1">58. 1111432</text:p>
        <text:p text:style-name="P1">59. 1111433</text:p>
        <text:p text:style-name="P1">60. 1111434</text:p>
        <text:p text:style-name="P1">61. 1111441</text:p>
        <text:p text:style-name="P1">62. 1111442</text:p>
        <text:p text:style-name="P1">63. 1111443</text:p>
        <text:p text:style-name="P1">64. 1111444</text:p>
        <text:p text:style-name="P1">65. 1112111</text:p>
        <text:p text:style-name="P1">66. 1112112</text:p>
        <text:p text:style-name="P1">67. 1112113</text:p>
        <text:p text:style-name="P1">68. 1112114</text:p>
        <text:p text:style-name="P1">69. 1112121</text:p>
        <text:p text:style-name="P1">70. 1112122</text:p>
        <text:p text:style-name="P1">71. 1112123</text:p>
        <text:p text:style-name="P1">72. 1112124</text:p>
        <text:p text:style-name="P1">73. 1112131</text:p>
        <text:p text:style-name="P1">74. 1112132</text:p>
        <text:p text:style-name="P1">75. 1112133</text:p>
        <text:p text:style-name="P1">76. 1112134</text:p>
        <text:p text:style-name="P1">77. 1112141</text:p>
        <text:p text:style-name="P1">78. 1112142</text:p>
        <text:p text:style-name="P1">79. 1112143</text:p>
        <text:p text:style-name="P1">80. 1112144</text:p>
        <text:p text:style-name="P1">81. 1112211</text:p>
        <text:p text:style-name="P1">82. 1112212</text:p>
        <text:p text:style-name="P1">83. 1112213</text:p>
        <text:p text:style-name="P1">84. 1112214</text:p>
        <text:p text:style-name="P1">85. 1112221</text:p>
        <text:p text:style-name="P1">86. 1112222</text:p>
        <text:p text:style-name="P1">87. 1112223</text:p>
        <text:p text:style-name="P1">88. 1112224</text:p>
        <text:p text:style-name="P1">89. 1112231</text:p>
        <text:p text:style-name="P1">90. 1112232</text:p>
        <text:p text:style-name="P1">91. 1112233</text:p>
        <text:p text:style-name="P1">92. 1112234</text:p>
        <text:p text:style-name="P1">93. 1112241</text:p>
        <text:p text:style-name="P1">94. 1112242</text:p>
        <text:p text:style-name="P1">95. 1112243</text:p>
        <text:p text:style-name="P1">96. 1112244</text:p>
        <text:p text:style-name="P1">97. 1112311</text:p>
        <text:p text:style-name="P1">98. 1112312</text:p>
        <text:p text:style-name="P1">99. 1112313</text:p>
        <text:p text:style-name="P1">100. 1112314</text:p>
        <text:p text:style-name="P1">101. 1112321</text:p>
        <text:p text:style-name="P1">102. 1112322</text:p>
        <text:p text:style-name="P1">103. 1112323</text:p>
        <text:p text:style-name="P1">104. 1112324</text:p>
        <text:p text:style-name="P1">105. 1112331</text:p>
        <text:p text:style-name="P1">106. 1112332</text:p>
        <text:p text:style-name="P1">107. 1112333</text:p>
        <text:p text:style-name="P1">108. 1112334</text:p>
        <text:p text:style-name="P1">109. 1112341</text:p>
        <text:p text:style-name="P1">110. 1112342</text:p>
        <text:p text:style-name="P1">111. 1112343</text:p>
        <text:p text:style-name="P1">112. 1112344</text:p>
        <text:p text:style-name="P1">113. 1112411</text:p>
        <text:p text:style-name="P1">114. 1112412</text:p>
        <text:p text:style-name="P1">115. 1112413</text:p>
        <text:p text:style-name="P1">116. 1112414</text:p>
        <text:p text:style-name="P1">117. 1112421</text:p>
        <text:p text:style-name="P1">118. 1112422</text:p>
        <text:p text:style-name="P1">119. 1112423</text:p>
        <text:p text:style-name="P1">120. 1112424</text:p>
        <text:p text:style-name="P1">121. 1112431</text:p>
        <text:p text:style-name="P1">122. 1112432</text:p>
        <text:p text:style-name="P1">123. 1112433</text:p>
        <text:p text:style-name="P1">124. 1112434</text:p>
        <text:p text:style-name="P1">125. 1112441</text:p>
        <text:p text:style-name="P1">126. 1112442</text:p>
        <text:p text:style-name="P1">127. 1112443</text:p>
        <text:p text:style-name="P1">128. 1112444</text:p>
        <text:p text:style-name="P1">129. 1113111</text:p>
        <text:p text:style-name="P1">130. 1113112</text:p>
        <text:p text:style-name="P1">131. 1113113</text:p>
        <text:p text:style-name="P1">132. 1113114</text:p>
        <text:p text:style-name="P1">133. 1113121</text:p>
        <text:p text:style-name="P1">134. 1113122</text:p>
        <text:p text:style-name="P1">135. 1113123</text:p>
        <text:p text:style-name="P1">136. 1113124</text:p>
        <text:p text:style-name="P1">137. 1113131</text:p>
        <text:p text:style-name="P1">138. 1113132</text:p>
        <text:p text:style-name="P1">139. 1113133</text:p>
        <text:p text:style-name="P1">140. 1113134</text:p>
        <text:p text:style-name="P1">141. 1113141</text:p>
        <text:p text:style-name="P1">142. 1113142</text:p>
        <text:p text:style-name="P1">143. 1113143</text:p>
        <text:p text:style-name="P1">144. 1113144</text:p>
        <text:p text:style-name="P1">145. 1113211</text:p>
        <text:p text:style-name="P1">146. 1113212</text:p>
        <text:p text:style-name="P1">147. 1113213</text:p>
        <text:p text:style-name="P1">148. 1113214</text:p>
        <text:p text:style-name="P1">149. 1113221</text:p>
        <text:p text:style-name="P1">150. 1113222</text:p>
        <text:p text:style-name="P1">151. 1113223</text:p>
        <text:p text:style-name="P1">152. 1113224</text:p>
        <text:p text:style-name="P1">153. 1113231</text:p>
        <text:p text:style-name="P1">154. 1113232</text:p>
        <text:p text:style-name="P1">155. 1113233</text:p>
        <text:p text:style-name="P1">156. 1113234</text:p>
        <text:p text:style-name="P1">157. 1113241</text:p>
        <text:p text:style-name="P1">158. 1113242</text:p>
        <text:p text:style-name="P1">159. 1113243</text:p>
        <text:p text:style-name="P1">160. 1113244</text:p>
        <text:p text:style-name="P1">161. 1113311</text:p>
        <text:p text:style-name="P1">162. 1113312</text:p>
        <text:p text:style-name="P1">163. 1113313</text:p>
        <text:p text:style-name="P1">164. 1113314</text:p>
        <text:p text:style-name="P1">165. 1113321</text:p>
        <text:p text:style-name="P1">166. 1113322</text:p>
        <text:p text:style-name="P1">167. 1113323</text:p>
        <text:p text:style-name="P1">168. 1113324</text:p>
        <text:p text:style-name="P1">169. 1113331</text:p>
        <text:p text:style-name="P1">170. 1113332</text:p>
        <text:p text:style-name="P1">171. 1113333</text:p>
        <text:p text:style-name="P1">172. 1113334</text:p>
        <text:p text:style-name="P1">173. 1113341</text:p>
        <text:p text:style-name="P1">174. 1113342</text:p>
        <text:p text:style-name="P1">175. 1113343</text:p>
        <text:p text:style-name="P1">176. 1113344</text:p>
        <text:p text:style-name="P1">177. 1113411</text:p>
        <text:p text:style-name="P1">178. 1113412</text:p>
        <text:p text:style-name="P1">179. 1113413</text:p>
        <text:p text:style-name="P1">180. 1113414</text:p>
        <text:p text:style-name="P1">181. 1113421</text:p>
        <text:p text:style-name="P1">182. 1113422</text:p>
        <text:p text:style-name="P1">183. 1113423</text:p>
        <text:p text:style-name="P1">184. 1113424</text:p>
        <text:p text:style-name="P1">185. 1113431</text:p>
        <text:p text:style-name="P1">186. 1113432</text:p>
        <text:p text:style-name="P1">187. 1113433</text:p>
        <text:p text:style-name="P1">188. 1113434</text:p>
        <text:p text:style-name="P1">189. 1113441</text:p>
        <text:p text:style-name="P1">190. 1113442</text:p>
        <text:p text:style-name="P1">191. 1113443</text:p>
        <text:p text:style-name="P1">192. 1113444</text:p>
        <text:p text:style-name="P1">193. 1114111</text:p>
        <text:p text:style-name="P1">194. 1114112</text:p>
        <text:p text:style-name="P1"><text:soft-page-break/>195. 1114113</text:p>
        <text:p text:style-name="P1">196. 1114114</text:p>
        <text:p text:style-name="P1">197. 1114121</text:p>
        <text:p text:style-name="P1">198. 1114122</text:p>
        <text:p text:style-name="P1">199. 1114123</text:p>
        <text:p text:style-name="P1">200. 1114124</text:p>
        <text:p text:style-name="P1">201. 1114131</text:p>
        <text:p text:style-name="P1">202. 1114132</text:p>
        <text:p text:style-name="P1">203. 1114133</text:p>
        <text:p text:style-name="P1">204. 1114134</text:p>
        <text:p text:style-name="P1">205. 1114141</text:p>
        <text:p text:style-name="P1">206. 1114142</text:p>
        <text:p text:style-name="P1">207. 1114143</text:p>
        <text:p text:style-name="P1">208. 1114144</text:p>
        <text:p text:style-name="P1">209. 1114211</text:p>
        <text:p text:style-name="P1">210. 1114212</text:p>
        <text:p text:style-name="P1">211. 1114213</text:p>
        <text:p text:style-name="P1">212. 1114214</text:p>
        <text:p text:style-name="P1">213. 1114221</text:p>
        <text:p text:style-name="P1">214. 1114222</text:p>
        <text:p text:style-name="P1">215. 1114223</text:p>
        <text:p text:style-name="P1">216. 1114224</text:p>
        <text:p text:style-name="P1">217. 1114231</text:p>
        <text:p text:style-name="P1">218. 1114232</text:p>
        <text:p text:style-name="P1">219. 1114233</text:p>
        <text:p text:style-name="P1">220. 1114234</text:p>
        <text:p text:style-name="P1">221. 1114241</text:p>
        <text:p text:style-name="P1">222. 1114242</text:p>
        <text:p text:style-name="P1">223. 1114243</text:p>
        <text:p text:style-name="P1">224. 1114244</text:p>
        <text:p text:style-name="P1">225. 1114311</text:p>
        <text:p text:style-name="P1">226. 1114312</text:p>
        <text:p text:style-name="P1">227. 1114313</text:p>
        <text:p text:style-name="P1">228. 1114314</text:p>
        <text:p text:style-name="P1">229. 1114321</text:p>
        <text:p text:style-name="P1">230. 1114322</text:p>
        <text:p text:style-name="P1">231. 1114323</text:p>
        <text:p text:style-name="P1">232. 1114324</text:p>
        <text:p text:style-name="P1">233. 1114331</text:p>
        <text:p text:style-name="P1">234. 1114332</text:p>
        <text:p text:style-name="P1">235. 1114333</text:p>
        <text:p text:style-name="P1">236. 1114334</text:p>
        <text:p text:style-name="P1">237. 1114341</text:p>
        <text:p text:style-name="P1">238. 1114342</text:p>
        <text:p text:style-name="P1">239. 1114343</text:p>
        <text:p text:style-name="P1">240. 1114344</text:p>
        <text:p text:style-name="P1">241. 1114411</text:p>
        <text:p text:style-name="P1">242. 1114412</text:p>
        <text:p text:style-name="P1">243. 1114413</text:p>
        <text:p text:style-name="P1">244. 1114414</text:p>
        <text:p text:style-name="P1">245. 1114421</text:p>
        <text:p text:style-name="P1">246. 1114422</text:p>
        <text:p text:style-name="P1">247. 1114423</text:p>
        <text:p text:style-name="P1">248. 1114424</text:p>
        <text:p text:style-name="P1">249. 1114431</text:p>
        <text:p text:style-name="P1">250. 1114432</text:p>
        <text:p text:style-name="P1">251. 1114433</text:p>
        <text:p text:style-name="P1">252. 1114434</text:p>
        <text:p text:style-name="P1">253. 1114441</text:p>
        <text:p text:style-name="P1">254. 1114442</text:p>
        <text:p text:style-name="P1">255. 1114443</text:p>
        <text:p text:style-name="P1">256. 1114444</text:p>
        <text:p text:style-name="P1">257. 1121111</text:p>
        <text:p text:style-name="P1">258. 1121112</text:p>
        <text:p text:style-name="P1">259. 1121113</text:p>
        <text:p text:style-name="P1">260. 1121114</text:p>
        <text:p text:style-name="P1">261. 1121121</text:p>
        <text:p text:style-name="P1">262. 1121122</text:p>
        <text:p text:style-name="P1">263. 1121123</text:p>
        <text:p text:style-name="P1">264. 1121124</text:p>
        <text:p text:style-name="P1">265. 1121131</text:p>
        <text:p text:style-name="P1">266. 1121132</text:p>
        <text:p text:style-name="P1">267. 1121133</text:p>
        <text:p text:style-name="P1">268. 1121134</text:p>
        <text:p text:style-name="P1">269. 1121141</text:p>
        <text:p text:style-name="P1">270. 1121142</text:p>
        <text:p text:style-name="P1">271. 1121143</text:p>
        <text:p text:style-name="P1">272. 1121144</text:p>
        <text:p text:style-name="P1">273. 1121211</text:p>
        <text:p text:style-name="P1">274. 1121212</text:p>
        <text:p text:style-name="P1">275. 1121213</text:p>
        <text:p text:style-name="P1">276. 1121214</text:p>
        <text:p text:style-name="P1">277. 1121221</text:p>
        <text:p text:style-name="P1">278. 1121222</text:p>
        <text:p text:style-name="P1">279. 1121223</text:p>
        <text:p text:style-name="P1">280. 1121224</text:p>
        <text:p text:style-name="P1">281. 1121231</text:p>
        <text:p text:style-name="P1">282. 1121232</text:p>
        <text:p text:style-name="P1">283. 1121233</text:p>
        <text:p text:style-name="P1">284. 1121234</text:p>
        <text:p text:style-name="P1">285. 1121241</text:p>
        <text:p text:style-name="P1">286. 1121242</text:p>
        <text:p text:style-name="P1">287. 1121243</text:p>
        <text:p text:style-name="P1">288. 1121244</text:p>
        <text:p text:style-name="P1">289. 1121311</text:p>
        <text:p text:style-name="P1">290. 1121312</text:p>
        <text:p text:style-name="P1">291. 1121313</text:p>
        <text:p text:style-name="P1">292. 1121314</text:p>
        <text:p text:style-name="P1">293. 1121321</text:p>
        <text:p text:style-name="P1">294. 1121322</text:p>
        <text:p text:style-name="P1">295. 1121323</text:p>
        <text:p text:style-name="P1">296. 1121324</text:p>
        <text:p text:style-name="P1">297. 1121331</text:p>
        <text:p text:style-name="P1">298. 1121332</text:p>
        <text:p text:style-name="P1">299. 1121333</text:p>
        <text:p text:style-name="P1">300. 1121334</text:p>
        <text:p text:style-name="P1">301. 1121341</text:p>
        <text:p text:style-name="P1">302. 1121342</text:p>
        <text:p text:style-name="P1">303. 1121343</text:p>
        <text:p text:style-name="P1">304. 1121344</text:p>
        <text:p text:style-name="P1">305. 1121411</text:p>
        <text:p text:style-name="P1">306. 1121412</text:p>
        <text:p text:style-name="P1">307. 1121413</text:p>
        <text:p text:style-name="P1">308. 1121414</text:p>
        <text:p text:style-name="P1">309. 1121421</text:p>
        <text:p text:style-name="P1">310. 1121422</text:p>
        <text:p text:style-name="P1">311. 1121423</text:p>
        <text:p text:style-name="P1">312. 1121424</text:p>
        <text:p text:style-name="P1">313. 1121431</text:p>
        <text:p text:style-name="P1">314. 1121432</text:p>
        <text:p text:style-name="P1">315. 1121433</text:p>
        <text:p text:style-name="P1">316. 1121434</text:p>
        <text:p text:style-name="P1">317. 1121441</text:p>
        <text:p text:style-name="P1">318. 1121442</text:p>
        <text:p text:style-name="P1">319. 1121443</text:p>
        <text:p text:style-name="P1">320. 1121444</text:p>
        <text:p text:style-name="P1">321. 1122111</text:p>
        <text:p text:style-name="P1">322. 1122112</text:p>
        <text:p text:style-name="P1">323. 1122113</text:p>
        <text:p text:style-name="P1">324. 1122114</text:p>
        <text:p text:style-name="P1">325. 1122121</text:p>
        <text:p text:style-name="P1">326. 1122122</text:p>
        <text:p text:style-name="P1">327. 1122123</text:p>
        <text:p text:style-name="P1">328. 1122124</text:p>
        <text:p text:style-name="P1">329. 1122131</text:p>
        <text:p text:style-name="P1">330. 1122132</text:p>
        <text:p text:style-name="P1">331. 1122133</text:p>
        <text:p text:style-name="P1">332. 1122134</text:p>
        <text:p text:style-name="P1">333. 1122141</text:p>
        <text:p text:style-name="P1">334. 1122142</text:p>
        <text:p text:style-name="P1">335. 1122143</text:p>
        <text:p text:style-name="P1">336. 1122144</text:p>
        <text:p text:style-name="P1">337. 1122211</text:p>
        <text:p text:style-name="P1">338. 1122212</text:p>
        <text:p text:style-name="P1">339. 1122213</text:p>
        <text:p text:style-name="P1">340. 1122214</text:p>
        <text:p text:style-name="P1">341. 1122221</text:p>
        <text:p text:style-name="P1">342. 1122222</text:p>
        <text:p text:style-name="P1">343. 1122223</text:p>
        <text:p text:style-name="P1">344. 1122224</text:p>
        <text:p text:style-name="P1">345. 1122231</text:p>
        <text:p text:style-name="P1">346. 1122232</text:p>
        <text:p text:style-name="P1">347. 1122233</text:p>
        <text:p text:style-name="P1">348. 1122234</text:p>
        <text:p text:style-name="P1">349. 1122241</text:p>
        <text:p text:style-name="P1">350. 1122242</text:p>
        <text:p text:style-name="P1">351. 1122243</text:p>
        <text:p text:style-name="P1">352. 1122244</text:p>
        <text:p text:style-name="P1">353. 1122311</text:p>
        <text:p text:style-name="P1">354. 1122312</text:p>
        <text:p text:style-name="P1">355. 1122313</text:p>
        <text:p text:style-name="P1">356. 1122314</text:p>
        <text:p text:style-name="P1">357. 1122321</text:p>
        <text:p text:style-name="P1">358. 1122322</text:p>
        <text:p text:style-name="P1">359. 1122323</text:p>
        <text:p text:style-name="P1">360. 1122324</text:p>
        <text:p text:style-name="P1">361. 1122331</text:p>
        <text:p text:style-name="P1">362. 1122332</text:p>
        <text:p text:style-name="P1">363. 1122333</text:p>
        <text:p text:style-name="P1">364. 1122334</text:p>
        <text:p text:style-name="P1">365. 1122341</text:p>
        <text:p text:style-name="P1">366. 1122342</text:p>
        <text:p text:style-name="P1">367. 1122343</text:p>
        <text:p text:style-name="P1">368. 1122344</text:p>
        <text:p text:style-name="P1">369. 1122411</text:p>
        <text:p text:style-name="P1">370. 1122412</text:p>
        <text:p text:style-name="P1">371. 1122413</text:p>
        <text:p text:style-name="P1">372. 1122414</text:p>
        <text:p text:style-name="P1">373. 1122421</text:p>
        <text:p text:style-name="P1">374. 1122422</text:p>
        <text:p text:style-name="P1">375. 1122423</text:p>
        <text:p text:style-name="P1">376. 1122424</text:p>
        <text:p text:style-name="P1">377. 1122431</text:p>
        <text:p text:style-name="P1">378. 1122432</text:p>
        <text:p text:style-name="P1">379. 1122433</text:p>
        <text:p text:style-name="P1">380. 1122434</text:p>
        <text:p text:style-name="P1">381. 1122441</text:p>
        <text:p text:style-name="P1">382. 1122442</text:p>
        <text:p text:style-name="P1">383. 1122443</text:p>
        <text:p text:style-name="P1">384. 1122444</text:p>
        <text:p text:style-name="P1">385. 1123111</text:p>
        <text:p text:style-name="P1">386. 1123112</text:p>
        <text:p text:style-name="P1">387. 1123113</text:p>
        <text:p text:style-name="P1">388. 1123114</text:p>
        <text:p text:style-name="P1">389. 1123121</text:p>
        <text:p text:style-name="P1">390. 1123122</text:p>
        <text:p text:style-name="P1"><text:soft-page-break/>391. 1123123</text:p>
        <text:p text:style-name="P1">392. 1123124</text:p>
        <text:p text:style-name="P1">393. 1123131</text:p>
        <text:p text:style-name="P1">394. 1123132</text:p>
        <text:p text:style-name="P1">395. 1123133</text:p>
        <text:p text:style-name="P1">396. 1123134</text:p>
        <text:p text:style-name="P1">397. 1123141</text:p>
        <text:p text:style-name="P1">398. 1123142</text:p>
        <text:p text:style-name="P1">399. 1123143</text:p>
        <text:p text:style-name="P1">400. 1123144</text:p>
        <text:p text:style-name="P1">401. 1123211</text:p>
        <text:p text:style-name="P1">402. 1123212</text:p>
        <text:p text:style-name="P1">403. 1123213</text:p>
        <text:p text:style-name="P1">404. 1123214</text:p>
        <text:p text:style-name="P1">405. 1123221</text:p>
        <text:p text:style-name="P1">406. 1123222</text:p>
        <text:p text:style-name="P1">407. 1123223</text:p>
        <text:p text:style-name="P1">408. 1123224</text:p>
        <text:p text:style-name="P1">409. 1123231</text:p>
        <text:p text:style-name="P1">410. 1123232</text:p>
        <text:p text:style-name="P1">411. 1123233</text:p>
        <text:p text:style-name="P1">412. 1123234</text:p>
        <text:p text:style-name="P1">413. 1123241</text:p>
        <text:p text:style-name="P1">414. 1123242</text:p>
        <text:p text:style-name="P1">415. 1123243</text:p>
        <text:p text:style-name="P1">416. 1123244</text:p>
        <text:p text:style-name="P1">417. 1123311</text:p>
        <text:p text:style-name="P1">418. 1123312</text:p>
        <text:p text:style-name="P1">419. 1123313</text:p>
        <text:p text:style-name="P1">420. 1123314</text:p>
        <text:p text:style-name="P1">421. 1123321</text:p>
        <text:p text:style-name="P1">422. 1123322</text:p>
        <text:p text:style-name="P1">423. 1123323</text:p>
        <text:p text:style-name="P1">424. 1123324</text:p>
        <text:p text:style-name="P1">425. 1123331</text:p>
        <text:p text:style-name="P1">426. 1123332</text:p>
        <text:p text:style-name="P1">427. 1123333</text:p>
        <text:p text:style-name="P1">428. 1123334</text:p>
        <text:p text:style-name="P1">429. 1123341</text:p>
        <text:p text:style-name="P1">430. 1123342</text:p>
        <text:p text:style-name="P1">431. 1123343</text:p>
        <text:p text:style-name="P1">432. 1123344</text:p>
        <text:p text:style-name="P1">433. 1123411</text:p>
        <text:p text:style-name="P1">434. 1123412</text:p>
        <text:p text:style-name="P1">435. 1123413</text:p>
        <text:p text:style-name="P1">436. 1123414</text:p>
        <text:p text:style-name="P1">437. 1123421</text:p>
        <text:p text:style-name="P1">438. 1123422</text:p>
        <text:p text:style-name="P1">439. 1123423</text:p>
        <text:p text:style-name="P1">440. 1123424</text:p>
        <text:p text:style-name="P1">441. 1123431</text:p>
        <text:p text:style-name="P1">442. 1123432</text:p>
        <text:p text:style-name="P1">443. 1123433</text:p>
        <text:p text:style-name="P1">444. 1123434</text:p>
        <text:p text:style-name="P1">445. 1123441</text:p>
        <text:p text:style-name="P1">446. 1123442</text:p>
        <text:p text:style-name="P1">447. 1123443</text:p>
        <text:p text:style-name="P1">448. 1123444</text:p>
        <text:p text:style-name="P1">449. 1124111</text:p>
        <text:p text:style-name="P1">450. 1124112</text:p>
        <text:p text:style-name="P1">451. 1124113</text:p>
        <text:p text:style-name="P1">452. 1124114</text:p>
        <text:p text:style-name="P1">453. 1124121</text:p>
        <text:p text:style-name="P1">454. 1124122</text:p>
        <text:p text:style-name="P1">455. 1124123</text:p>
        <text:p text:style-name="P1">456. 1124124</text:p>
        <text:p text:style-name="P1">457. 1124131</text:p>
        <text:p text:style-name="P1">458. 1124132</text:p>
        <text:p text:style-name="P1">459. 1124133</text:p>
        <text:p text:style-name="P1">460. 1124134</text:p>
        <text:p text:style-name="P1">461. 1124141</text:p>
        <text:p text:style-name="P1">462. 1124142</text:p>
        <text:p text:style-name="P1">463. 1124143</text:p>
        <text:p text:style-name="P1">464. 1124144</text:p>
        <text:p text:style-name="P1">465. 1124211</text:p>
        <text:p text:style-name="P1">466. 1124212</text:p>
        <text:p text:style-name="P1">467. 1124213</text:p>
        <text:p text:style-name="P1">468. 1124214</text:p>
        <text:p text:style-name="P1">469. 1124221</text:p>
        <text:p text:style-name="P1">470. 1124222</text:p>
        <text:p text:style-name="P1">471. 1124223</text:p>
        <text:p text:style-name="P1">472. 1124224</text:p>
        <text:p text:style-name="P1">473. 1124231</text:p>
        <text:p text:style-name="P1">474. 1124232</text:p>
        <text:p text:style-name="P1">475. 1124233</text:p>
        <text:p text:style-name="P1">476. 1124234</text:p>
        <text:p text:style-name="P1">477. 1124241</text:p>
        <text:p text:style-name="P1">478. 1124242</text:p>
        <text:p text:style-name="P1">479. 1124243</text:p>
        <text:p text:style-name="P1">480. 1124244</text:p>
        <text:p text:style-name="P1">481. 1124311</text:p>
        <text:p text:style-name="P1">482. 1124312</text:p>
        <text:p text:style-name="P1">483. 1124313</text:p>
        <text:p text:style-name="P1">484. 1124314</text:p>
        <text:p text:style-name="P1">485. 1124321</text:p>
        <text:p text:style-name="P1">486. 1124322</text:p>
        <text:p text:style-name="P1">487. 1124323</text:p>
        <text:p text:style-name="P1">488. 1124324</text:p>
        <text:p text:style-name="P1">489. 1124331</text:p>
        <text:p text:style-name="P1">490. 1124332</text:p>
        <text:p text:style-name="P1">491. 1124333</text:p>
        <text:p text:style-name="P1">492. 1124334</text:p>
        <text:p text:style-name="P1">493. 1124341</text:p>
        <text:p text:style-name="P1">494. 1124342</text:p>
        <text:p text:style-name="P1">495. 1124343</text:p>
        <text:p text:style-name="P1">496. 1124344</text:p>
        <text:p text:style-name="P1">497. 1124411</text:p>
        <text:p text:style-name="P1">498. 1124412</text:p>
        <text:p text:style-name="P1">499. 1124413</text:p>
        <text:p text:style-name="P1">500. 1124414</text:p>
        <text:p text:style-name="P1">501. 1124421</text:p>
        <text:p text:style-name="P1">502. 1124422</text:p>
        <text:p text:style-name="P1">503. 1124423</text:p>
        <text:p text:style-name="P1">504. 1124424</text:p>
        <text:p text:style-name="P1">505. 1124431</text:p>
        <text:p text:style-name="P1">506. 1124432</text:p>
        <text:p text:style-name="P1">507. 1124433</text:p>
        <text:p text:style-name="P1">508. 1124434</text:p>
        <text:p text:style-name="P1">509. 1124441</text:p>
        <text:p text:style-name="P1">510. 1124442</text:p>
        <text:p text:style-name="P1">511. 1124443</text:p>
        <text:p text:style-name="P1">512. 1124444</text:p>
        <text:p text:style-name="P1">513. 1131111</text:p>
        <text:p text:style-name="P1">514. 1131112</text:p>
        <text:p text:style-name="P1">515. 1131113</text:p>
        <text:p text:style-name="P1">516. 1131114</text:p>
        <text:p text:style-name="P1">517. 1131121</text:p>
        <text:p text:style-name="P1">518. 1131122</text:p>
        <text:p text:style-name="P1">519. 1131123</text:p>
        <text:p text:style-name="P1">520. 1131124</text:p>
        <text:p text:style-name="P1">521. 1131131</text:p>
        <text:p text:style-name="P1">522. 1131132</text:p>
        <text:p text:style-name="P1">523. 1131133</text:p>
        <text:p text:style-name="P1">524. 1131134</text:p>
        <text:p text:style-name="P1">525. 1131141</text:p>
        <text:p text:style-name="P1">526. 1131142</text:p>
        <text:p text:style-name="P1">527. 1131143</text:p>
        <text:p text:style-name="P1">528. 1131144</text:p>
        <text:p text:style-name="P1">529. 1131211</text:p>
        <text:p text:style-name="P1">530. 1131212</text:p>
        <text:p text:style-name="P1">531. 1131213</text:p>
        <text:p text:style-name="P1">532. 1131214</text:p>
        <text:p text:style-name="P1">533. 1131221</text:p>
        <text:p text:style-name="P1">534. 1131222</text:p>
        <text:p text:style-name="P1">535. 1131223</text:p>
        <text:p text:style-name="P1">536. 1131224</text:p>
        <text:p text:style-name="P1">537. 1131231</text:p>
        <text:p text:style-name="P1">538. 1131232</text:p>
        <text:p text:style-name="P1">539. 1131233</text:p>
        <text:p text:style-name="P1">540. 1131234</text:p>
        <text:p text:style-name="P1">541. 1131241</text:p>
        <text:p text:style-name="P1">542. 1131242</text:p>
        <text:p text:style-name="P1">543. 1131243</text:p>
        <text:p text:style-name="P1">544. 1131244</text:p>
        <text:p text:style-name="P1">545. 1131311</text:p>
        <text:p text:style-name="P1">546. 1131312</text:p>
        <text:p text:style-name="P1">547. 1131313</text:p>
        <text:p text:style-name="P1">548. 1131314</text:p>
        <text:p text:style-name="P1">549. 1131321</text:p>
        <text:p text:style-name="P1">550. 1131322</text:p>
        <text:p text:style-name="P1">551. 1131323</text:p>
        <text:p text:style-name="P1">552. 1131324</text:p>
        <text:p text:style-name="P1">553. 1131331</text:p>
        <text:p text:style-name="P1">554. 1131332</text:p>
        <text:p text:style-name="P1">555. 1131333</text:p>
        <text:p text:style-name="P1">556. 1131334</text:p>
        <text:p text:style-name="P1">557. 1131341</text:p>
        <text:p text:style-name="P1">558. 1131342</text:p>
        <text:p text:style-name="P1">559. 1131343</text:p>
        <text:p text:style-name="P1">560. 1131344</text:p>
        <text:p text:style-name="P1">561. 1131411</text:p>
        <text:p text:style-name="P1">562. 1131412</text:p>
        <text:p text:style-name="P1">563. 1131413</text:p>
        <text:p text:style-name="P1">564. 1131414</text:p>
        <text:p text:style-name="P1">565. 1131421</text:p>
        <text:p text:style-name="P1">566. 1131422</text:p>
        <text:p text:style-name="P1">567. 1131423</text:p>
        <text:p text:style-name="P1">568. 1131424</text:p>
        <text:p text:style-name="P1">569. 1131431</text:p>
        <text:p text:style-name="P1">570. 1131432</text:p>
        <text:p text:style-name="P1">571. 1131433</text:p>
        <text:p text:style-name="P1">572. 1131434</text:p>
        <text:p text:style-name="P1">573. 1131441</text:p>
        <text:p text:style-name="P1">574. 1131442</text:p>
        <text:p text:style-name="P1">575. 1131443</text:p>
        <text:p text:style-name="P1">576. 1131444</text:p>
        <text:p text:style-name="P1">577. 1132111</text:p>
        <text:p text:style-name="P1">578. 1132112</text:p>
        <text:p text:style-name="P1">579. 1132113</text:p>
        <text:p text:style-name="P1">580. 1132114</text:p>
        <text:p text:style-name="P1">581. 1132121</text:p>
        <text:p text:style-name="P1">582. 1132122</text:p>
        <text:p text:style-name="P1">583. 1132123</text:p>
        <text:p text:style-name="P1">584. 1132124</text:p>
        <text:p text:style-name="P1">585. 1132131</text:p>
        <text:p text:style-name="P1">586. 1132132</text:p>
        <text:p text:style-name="P1"><text:soft-page-break/>587. 1132133</text:p>
        <text:p text:style-name="P1">588. 1132134</text:p>
        <text:p text:style-name="P1">589. 1132141</text:p>
        <text:p text:style-name="P1">590. 1132142</text:p>
        <text:p text:style-name="P1">591. 1132143</text:p>
        <text:p text:style-name="P1">592. 1132144</text:p>
        <text:p text:style-name="P1">593. 1132211</text:p>
        <text:p text:style-name="P1">594. 1132212</text:p>
        <text:p text:style-name="P1">595. 1132213</text:p>
        <text:p text:style-name="P1">596. 1132214</text:p>
        <text:p text:style-name="P1">597. 1132221</text:p>
        <text:p text:style-name="P1">598. 1132222</text:p>
        <text:p text:style-name="P1">599. 1132223</text:p>
        <text:p text:style-name="P1">600. 1132224</text:p>
        <text:p text:style-name="P1">601. 1132231</text:p>
        <text:p text:style-name="P1">602. 1132232</text:p>
        <text:p text:style-name="P1">603. 1132233</text:p>
        <text:p text:style-name="P1">604. 1132234</text:p>
        <text:p text:style-name="P1">605. 1132241</text:p>
        <text:p text:style-name="P1">606. 1132242</text:p>
        <text:p text:style-name="P1">607. 1132243</text:p>
        <text:p text:style-name="P1">608. 1132244</text:p>
        <text:p text:style-name="P1">609. 1132311</text:p>
        <text:p text:style-name="P1">610. 1132312</text:p>
        <text:p text:style-name="P1">611. 1132313</text:p>
        <text:p text:style-name="P1">612. 1132314</text:p>
        <text:p text:style-name="P1">613. 1132321</text:p>
        <text:p text:style-name="P1">614. 1132322</text:p>
        <text:p text:style-name="P1">615. 1132323</text:p>
        <text:p text:style-name="P1">616. 1132324</text:p>
        <text:p text:style-name="P1">617. 1132331</text:p>
        <text:p text:style-name="P1">618. 1132332</text:p>
        <text:p text:style-name="P1">619. 1132333</text:p>
        <text:p text:style-name="P1">620. 1132334</text:p>
        <text:p text:style-name="P1">621. 1132341</text:p>
        <text:p text:style-name="P1">622. 1132342</text:p>
        <text:p text:style-name="P1">623. 1132343</text:p>
        <text:p text:style-name="P1">624. 1132344</text:p>
        <text:p text:style-name="P1">625. 1132411</text:p>
        <text:p text:style-name="P1">626. 1132412</text:p>
        <text:p text:style-name="P1">627. 1132413</text:p>
        <text:p text:style-name="P1">628. 1132414</text:p>
        <text:p text:style-name="P1">629. 1132421</text:p>
        <text:p text:style-name="P1">630. 1132422</text:p>
        <text:p text:style-name="P1">631. 1132423</text:p>
        <text:p text:style-name="P1">632. 1132424</text:p>
        <text:p text:style-name="P1">633. 1132431</text:p>
        <text:p text:style-name="P1">634. 1132432</text:p>
        <text:p text:style-name="P1">635. 1132433</text:p>
        <text:p text:style-name="P1">636. 1132434</text:p>
        <text:p text:style-name="P1">637. 1132441</text:p>
        <text:p text:style-name="P1">638. 1132442</text:p>
        <text:p text:style-name="P1">639. 1132443</text:p>
        <text:p text:style-name="P1">640. 1132444</text:p>
        <text:p text:style-name="P1">641. 1133111</text:p>
        <text:p text:style-name="P1">642. 1133112</text:p>
        <text:p text:style-name="P1">643. 1133113</text:p>
        <text:p text:style-name="P1">644. 1133114</text:p>
        <text:p text:style-name="P1">645. 1133121</text:p>
        <text:p text:style-name="P1">646. 1133122</text:p>
        <text:p text:style-name="P1">647. 1133123</text:p>
        <text:p text:style-name="P1">648. 1133124</text:p>
        <text:p text:style-name="P1">649. 1133131</text:p>
        <text:p text:style-name="P1">650. 1133132</text:p>
        <text:p text:style-name="P1">651. 1133133</text:p>
        <text:p text:style-name="P1">652. 1133134</text:p>
        <text:p text:style-name="P1">653. 1133141</text:p>
        <text:p text:style-name="P1">654. 1133142</text:p>
        <text:p text:style-name="P1">655. 1133143</text:p>
        <text:p text:style-name="P1">656. 1133144</text:p>
        <text:p text:style-name="P1">657. 1133211</text:p>
        <text:p text:style-name="P1">658. 1133212</text:p>
        <text:p text:style-name="P1">659. 1133213</text:p>
        <text:p text:style-name="P1">660. 1133214</text:p>
        <text:p text:style-name="P1">661. 1133221</text:p>
        <text:p text:style-name="P1">662. 1133222</text:p>
        <text:p text:style-name="P1">663. 1133223</text:p>
        <text:p text:style-name="P1">664. 1133224</text:p>
        <text:p text:style-name="P1">665. 1133231</text:p>
        <text:p text:style-name="P1">666. 1133232</text:p>
        <text:p text:style-name="P1">667. 1133233</text:p>
        <text:p text:style-name="P1">668. 1133234</text:p>
        <text:p text:style-name="P1">669. 1133241</text:p>
        <text:p text:style-name="P1">670. 1133242</text:p>
        <text:p text:style-name="P1">671. 1133243</text:p>
        <text:p text:style-name="P1">672. 1133244</text:p>
        <text:p text:style-name="P1">673. 1133311</text:p>
        <text:p text:style-name="P1">674. 1133312</text:p>
        <text:p text:style-name="P1">675. 1133313</text:p>
        <text:p text:style-name="P1">676. 1133314</text:p>
        <text:p text:style-name="P1">677. 1133321</text:p>
        <text:p text:style-name="P1">678. 1133322</text:p>
        <text:p text:style-name="P1">679. 1133323</text:p>
        <text:p text:style-name="P1">680. 1133324</text:p>
        <text:p text:style-name="P1">681. 1133331</text:p>
        <text:p text:style-name="P1">682. 1133332</text:p>
        <text:p text:style-name="P1">683. 1133333</text:p>
        <text:p text:style-name="P1">684. 1133334</text:p>
        <text:p text:style-name="P1">685. 1133341</text:p>
        <text:p text:style-name="P1">686. 1133342</text:p>
        <text:p text:style-name="P1">687. 1133343</text:p>
        <text:p text:style-name="P1">688. 1133344</text:p>
        <text:p text:style-name="P1">689. 1133411</text:p>
        <text:p text:style-name="P1">690. 1133412</text:p>
        <text:p text:style-name="P1">691. 1133413</text:p>
        <text:p text:style-name="P1">692. 1133414</text:p>
        <text:p text:style-name="P1">693. 1133421</text:p>
        <text:p text:style-name="P1">694. 1133422</text:p>
        <text:p text:style-name="P1">695. 1133423</text:p>
        <text:p text:style-name="P1">696. 1133424</text:p>
        <text:p text:style-name="P1">697. 1133431</text:p>
        <text:p text:style-name="P1">698. 1133432</text:p>
        <text:p text:style-name="P1">699. 1133433</text:p>
        <text:p text:style-name="P1">700. 1133434</text:p>
        <text:p text:style-name="P1">701. 1133441</text:p>
        <text:p text:style-name="P1">702. 1133442</text:p>
        <text:p text:style-name="P1">703. 1133443</text:p>
        <text:p text:style-name="P1">704. 1133444</text:p>
        <text:p text:style-name="P1">705. 1134111</text:p>
        <text:p text:style-name="P1">706. 1134112</text:p>
        <text:p text:style-name="P1">707. 1134113</text:p>
        <text:p text:style-name="P1">708. 1134114</text:p>
        <text:p text:style-name="P1">709. 1134121</text:p>
        <text:p text:style-name="P1">710. 1134122</text:p>
        <text:p text:style-name="P1">711. 1134123</text:p>
        <text:p text:style-name="P1">712. 1134124</text:p>
        <text:p text:style-name="P1">713. 1134131</text:p>
        <text:p text:style-name="P1">714. 1134132</text:p>
        <text:p text:style-name="P1">715. 1134133</text:p>
        <text:p text:style-name="P1">716. 1134134</text:p>
        <text:p text:style-name="P1">717. 1134141</text:p>
        <text:p text:style-name="P1">718. 1134142</text:p>
        <text:p text:style-name="P1">719. 1134143</text:p>
        <text:p text:style-name="P1">720. 1134144</text:p>
        <text:p text:style-name="P1">721. 1134211</text:p>
        <text:p text:style-name="P1">722. 1134212</text:p>
        <text:p text:style-name="P1">723. 1134213</text:p>
        <text:p text:style-name="P1">724. 1134214</text:p>
        <text:p text:style-name="P1">725. 1134221</text:p>
        <text:p text:style-name="P1">726. 1134222</text:p>
        <text:p text:style-name="P1">727. 1134223</text:p>
        <text:p text:style-name="P1">728. 1134224</text:p>
        <text:p text:style-name="P1">729. 1134231</text:p>
        <text:p text:style-name="P1">730. 1134232</text:p>
        <text:p text:style-name="P1">731. 1134233</text:p>
        <text:p text:style-name="P1">732. 1134234</text:p>
        <text:p text:style-name="P1">733. 1134241</text:p>
        <text:p text:style-name="P1">734. 1134242</text:p>
        <text:p text:style-name="P1">735. 1134243</text:p>
        <text:p text:style-name="P1">736. 1134244</text:p>
        <text:p text:style-name="P1">737. 1134311</text:p>
        <text:p text:style-name="P1">738. 1134312</text:p>
        <text:p text:style-name="P1">739. 1134313</text:p>
        <text:p text:style-name="P1">740. 1134314</text:p>
        <text:p text:style-name="P1">741. 1134321</text:p>
        <text:p text:style-name="P1">742. 1134322</text:p>
        <text:p text:style-name="P1">743. 1134323</text:p>
        <text:p text:style-name="P1">744. 1134324</text:p>
        <text:p text:style-name="P1">745. 1134331</text:p>
        <text:p text:style-name="P1">746. 1134332</text:p>
        <text:p text:style-name="P1">747. 1134333</text:p>
        <text:p text:style-name="P1">748. 1134334</text:p>
        <text:p text:style-name="P1">749. 1134341</text:p>
        <text:p text:style-name="P1">750. 1134342</text:p>
        <text:p text:style-name="P1">751. 1134343</text:p>
        <text:p text:style-name="P1">752. 1134344</text:p>
        <text:p text:style-name="P1">753. 1134411</text:p>
        <text:p text:style-name="P1">754. 1134412</text:p>
        <text:p text:style-name="P1">755. 1134413</text:p>
        <text:p text:style-name="P1">756. 1134414</text:p>
        <text:p text:style-name="P1">757. 1134421</text:p>
        <text:p text:style-name="P1">758. 1134422</text:p>
        <text:p text:style-name="P1">759. 1134423</text:p>
        <text:p text:style-name="P1">760. 1134424</text:p>
        <text:p text:style-name="P1">761. 1134431</text:p>
        <text:p text:style-name="P1">762. 1134432</text:p>
        <text:p text:style-name="P1">763. 1134433</text:p>
        <text:p text:style-name="P1">764. 1134434</text:p>
        <text:p text:style-name="P1">765. 1134441</text:p>
        <text:p text:style-name="P1">766. 1134442</text:p>
        <text:p text:style-name="P1">767. 1134443</text:p>
        <text:p text:style-name="P1">768. 1134444</text:p>
        <text:p text:style-name="P1">769. 1141111</text:p>
        <text:p text:style-name="P1">770. 1141112</text:p>
        <text:p text:style-name="P1">771. 1141113</text:p>
        <text:p text:style-name="P1">772. 1141114</text:p>
        <text:p text:style-name="P1">773. 1141121</text:p>
        <text:p text:style-name="P1">774. 1141122</text:p>
        <text:p text:style-name="P1">775. 1141123</text:p>
        <text:p text:style-name="P1">776. 1141124</text:p>
        <text:p text:style-name="P1">777. 1141131</text:p>
        <text:p text:style-name="P1">778. 1141132</text:p>
        <text:p text:style-name="P1">779. 1141133</text:p>
        <text:p text:style-name="P1">780. 1141134</text:p>
        <text:p text:style-name="P1">781. 1141141</text:p>
        <text:p text:style-name="P1">782. 1141142</text:p>
        <text:p text:style-name="P1"><text:soft-page-break/>783. 1141143</text:p>
        <text:p text:style-name="P1">784. 1141144</text:p>
        <text:p text:style-name="P1">785. 1141211</text:p>
        <text:p text:style-name="P1">786. 1141212</text:p>
        <text:p text:style-name="P1">787. 1141213</text:p>
        <text:p text:style-name="P1">788. 1141214</text:p>
        <text:p text:style-name="P1">789. 1141221</text:p>
        <text:p text:style-name="P1">790. 1141222</text:p>
        <text:p text:style-name="P1">791. 1141223</text:p>
        <text:p text:style-name="P1">792. 1141224</text:p>
        <text:p text:style-name="P1">793. 1141231</text:p>
        <text:p text:style-name="P1">794. 1141232</text:p>
        <text:p text:style-name="P1">795. 1141233</text:p>
        <text:p text:style-name="P1">796. 1141234</text:p>
        <text:p text:style-name="P1">797. 1141241</text:p>
        <text:p text:style-name="P1">798. 1141242</text:p>
        <text:p text:style-name="P1">799. 1141243</text:p>
        <text:p text:style-name="P1">800. 1141244</text:p>
        <text:p text:style-name="P1">801. 1141311</text:p>
        <text:p text:style-name="P1">802. 1141312</text:p>
        <text:p text:style-name="P1">803. 1141313</text:p>
        <text:p text:style-name="P1">804. 1141314</text:p>
        <text:p text:style-name="P1">805. 1141321</text:p>
        <text:p text:style-name="P1">806. 1141322</text:p>
        <text:p text:style-name="P1">807. 1141323</text:p>
        <text:p text:style-name="P1">808. 1141324</text:p>
        <text:p text:style-name="P1">809. 1141331</text:p>
        <text:p text:style-name="P1">810. 1141332</text:p>
        <text:p text:style-name="P1">811. 1141333</text:p>
        <text:p text:style-name="P1">812. 1141334</text:p>
        <text:p text:style-name="P1">813. 1141341</text:p>
        <text:p text:style-name="P1">814. 1141342</text:p>
        <text:p text:style-name="P1">815. 1141343</text:p>
        <text:p text:style-name="P1">816. 1141344</text:p>
        <text:p text:style-name="P1">817. 1141411</text:p>
        <text:p text:style-name="P1">818. 1141412</text:p>
        <text:p text:style-name="P1">819. 1141413</text:p>
        <text:p text:style-name="P1">820. 1141414</text:p>
        <text:p text:style-name="P1">821. 1141421</text:p>
        <text:p text:style-name="P1">822. 1141422</text:p>
        <text:p text:style-name="P1">823. 1141423</text:p>
        <text:p text:style-name="P1">824. 1141424</text:p>
        <text:p text:style-name="P1">825. 1141431</text:p>
        <text:p text:style-name="P1">826. 1141432</text:p>
        <text:p text:style-name="P1">827. 1141433</text:p>
        <text:p text:style-name="P1">828. 1141434</text:p>
        <text:p text:style-name="P1">829. 1141441</text:p>
        <text:p text:style-name="P1">830. 1141442</text:p>
        <text:p text:style-name="P1">831. 1141443</text:p>
        <text:p text:style-name="P1">832. 1141444</text:p>
        <text:p text:style-name="P1">833. 1142111</text:p>
        <text:p text:style-name="P1">834. 1142112</text:p>
        <text:p text:style-name="P1">835. 1142113</text:p>
        <text:p text:style-name="P1">836. 1142114</text:p>
        <text:p text:style-name="P1">837. 1142121</text:p>
        <text:p text:style-name="P1">838. 1142122</text:p>
        <text:p text:style-name="P1">839. 1142123</text:p>
        <text:p text:style-name="P1">840. 1142124</text:p>
        <text:p text:style-name="P1">841. 1142131</text:p>
        <text:p text:style-name="P1">842. 1142132</text:p>
        <text:p text:style-name="P1">843. 1142133</text:p>
        <text:p text:style-name="P1">844. 1142134</text:p>
        <text:p text:style-name="P1">845. 1142141</text:p>
        <text:p text:style-name="P1">846. 1142142</text:p>
        <text:p text:style-name="P1">847. 1142143</text:p>
        <text:p text:style-name="P1">848. 1142144</text:p>
        <text:p text:style-name="P1">849. 1142211</text:p>
        <text:p text:style-name="P1">850. 1142212</text:p>
        <text:p text:style-name="P1">851. 1142213</text:p>
        <text:p text:style-name="P1">852. 1142214</text:p>
        <text:p text:style-name="P1">853. 1142221</text:p>
        <text:p text:style-name="P1">854. 1142222</text:p>
        <text:p text:style-name="P1">855. 1142223</text:p>
        <text:p text:style-name="P1">856. 1142224</text:p>
        <text:p text:style-name="P1">857. 1142231</text:p>
        <text:p text:style-name="P1">858. 1142232</text:p>
        <text:p text:style-name="P1">859. 1142233</text:p>
        <text:p text:style-name="P1">860. 1142234</text:p>
        <text:p text:style-name="P1">861. 1142241</text:p>
        <text:p text:style-name="P1">862. 1142242</text:p>
        <text:p text:style-name="P1">863. 1142243</text:p>
        <text:p text:style-name="P1">864. 1142244</text:p>
        <text:p text:style-name="P1">865. 1142311</text:p>
        <text:p text:style-name="P1">866. 1142312</text:p>
        <text:p text:style-name="P1">867. 1142313</text:p>
        <text:p text:style-name="P1">868. 1142314</text:p>
        <text:p text:style-name="P1">869. 1142321</text:p>
        <text:p text:style-name="P1">870. 1142322</text:p>
        <text:p text:style-name="P1">871. 1142323</text:p>
        <text:p text:style-name="P1">872. 1142324</text:p>
        <text:p text:style-name="P1">873. 1142331</text:p>
        <text:p text:style-name="P1">874. 1142332</text:p>
        <text:p text:style-name="P1">875. 1142333</text:p>
        <text:p text:style-name="P1">876. 1142334</text:p>
        <text:p text:style-name="P1">877. 1142341</text:p>
        <text:p text:style-name="P1">878. 1142342</text:p>
        <text:p text:style-name="P1">879. 1142343</text:p>
        <text:p text:style-name="P1">880. 1142344</text:p>
        <text:p text:style-name="P1">881. 1142411</text:p>
        <text:p text:style-name="P1">882. 1142412</text:p>
        <text:p text:style-name="P1">883. 1142413</text:p>
        <text:p text:style-name="P1">884. 1142414</text:p>
        <text:p text:style-name="P1">885. 1142421</text:p>
        <text:p text:style-name="P1">886. 1142422</text:p>
        <text:p text:style-name="P1">887. 1142423</text:p>
        <text:p text:style-name="P1">888. 1142424</text:p>
        <text:p text:style-name="P1">889. 1142431</text:p>
        <text:p text:style-name="P1">890. 1142432</text:p>
        <text:p text:style-name="P1">891. 1142433</text:p>
        <text:p text:style-name="P1">892. 1142434</text:p>
        <text:p text:style-name="P1">893. 1142441</text:p>
        <text:p text:style-name="P1">894. 1142442</text:p>
        <text:p text:style-name="P1">895. 1142443</text:p>
        <text:p text:style-name="P1">896. 1142444</text:p>
        <text:p text:style-name="P1">897. 1143111</text:p>
        <text:p text:style-name="P1">898. 1143112</text:p>
        <text:p text:style-name="P1">899. 1143113</text:p>
        <text:p text:style-name="P1">900. 1143114</text:p>
        <text:p text:style-name="P1">901. 1143121</text:p>
        <text:p text:style-name="P1">902. 1143122</text:p>
        <text:p text:style-name="P1">903. 1143123</text:p>
        <text:p text:style-name="P1">904. 1143124</text:p>
        <text:p text:style-name="P1">905. 1143131</text:p>
        <text:p text:style-name="P1">906. 1143132</text:p>
        <text:p text:style-name="P1">907. 1143133</text:p>
        <text:p text:style-name="P1">908. 1143134</text:p>
        <text:p text:style-name="P1">909. 1143141</text:p>
        <text:p text:style-name="P1">910. 1143142</text:p>
        <text:p text:style-name="P1">911. 1143143</text:p>
        <text:p text:style-name="P1">912. 1143144</text:p>
        <text:p text:style-name="P1">913. 1143211</text:p>
        <text:p text:style-name="P1">914. 1143212</text:p>
        <text:p text:style-name="P1">915. 1143213</text:p>
        <text:p text:style-name="P1">916. 1143214</text:p>
        <text:p text:style-name="P1">917. 1143221</text:p>
        <text:p text:style-name="P1">918. 1143222</text:p>
        <text:p text:style-name="P1">919. 1143223</text:p>
        <text:p text:style-name="P1">920. 1143224</text:p>
        <text:p text:style-name="P1">921. 1143231</text:p>
        <text:p text:style-name="P1">922. 1143232</text:p>
        <text:p text:style-name="P1">923. 1143233</text:p>
        <text:p text:style-name="P1">924. 1143234</text:p>
        <text:p text:style-name="P1">925. 1143241</text:p>
        <text:p text:style-name="P1">926. 1143242</text:p>
        <text:p text:style-name="P1">927. 1143243</text:p>
        <text:p text:style-name="P1">928. 1143244</text:p>
        <text:p text:style-name="P1">929. 1143311</text:p>
        <text:p text:style-name="P1">930. 1143312</text:p>
        <text:p text:style-name="P1">931. 1143313</text:p>
        <text:p text:style-name="P1">932. 1143314</text:p>
        <text:p text:style-name="P1">933. 1143321</text:p>
        <text:p text:style-name="P1">934. 1143322</text:p>
        <text:p text:style-name="P1">935. 1143323</text:p>
        <text:p text:style-name="P1">936. 1143324</text:p>
        <text:p text:style-name="P1">937. 1143331</text:p>
        <text:p text:style-name="P1">938. 1143332</text:p>
        <text:p text:style-name="P1">939. 1143333</text:p>
        <text:p text:style-name="P1">940. 1143334</text:p>
        <text:p text:style-name="P1">941. 1143341</text:p>
        <text:p text:style-name="P1">942. 1143342</text:p>
        <text:p text:style-name="P1">943. 1143343</text:p>
        <text:p text:style-name="P1">944. 1143344</text:p>
        <text:p text:style-name="P1">945. 1143411</text:p>
        <text:p text:style-name="P1">946. 1143412</text:p>
        <text:p text:style-name="P1">947. 1143413</text:p>
        <text:p text:style-name="P1">948. 1143414</text:p>
        <text:p text:style-name="P1">949. 1143421</text:p>
        <text:p text:style-name="P1">950. 1143422</text:p>
        <text:p text:style-name="P1">951. 1143423</text:p>
        <text:p text:style-name="P1">952. 1143424</text:p>
        <text:p text:style-name="P1">953. 1143431</text:p>
        <text:p text:style-name="P1">954. 1143432</text:p>
        <text:p text:style-name="P1">955. 1143433</text:p>
        <text:p text:style-name="P1">956. 1143434</text:p>
        <text:p text:style-name="P1">957. 1143441</text:p>
        <text:p text:style-name="P1">958. 1143442</text:p>
        <text:p text:style-name="P1">959. 1143443</text:p>
        <text:p text:style-name="P1">960. 1143444</text:p>
        <text:p text:style-name="P1">961. 1144111</text:p>
        <text:p text:style-name="P1">962. 1144112</text:p>
        <text:p text:style-name="P1">963. 1144113</text:p>
        <text:p text:style-name="P1">964. 1144114</text:p>
        <text:p text:style-name="P1">965. 1144121</text:p>
        <text:p text:style-name="P1">966. 1144122</text:p>
        <text:p text:style-name="P1">967. 1144123</text:p>
        <text:p text:style-name="P1">968. 1144124</text:p>
        <text:p text:style-name="P1">969. 1144131</text:p>
        <text:p text:style-name="P1">970. 1144132</text:p>
        <text:p text:style-name="P1">971. 1144133</text:p>
        <text:p text:style-name="P1">972. 1144134</text:p>
        <text:p text:style-name="P1">973. 1144141</text:p>
        <text:p text:style-name="P1">974. 1144142</text:p>
        <text:p text:style-name="P1">975. 1144143</text:p>
        <text:p text:style-name="P1">976. 1144144</text:p>
        <text:p text:style-name="P1">977. 1144211</text:p>
        <text:p text:style-name="P1">978. 1144212</text:p>
        <text:p text:style-name="P1"><text:soft-page-break/>979. 1144213</text:p>
        <text:p text:style-name="P1">980. 1144214</text:p>
        <text:p text:style-name="P1">981. 1144221</text:p>
        <text:p text:style-name="P1">982. 1144222</text:p>
        <text:p text:style-name="P1">983. 1144223</text:p>
        <text:p text:style-name="P1">984. 1144224</text:p>
        <text:p text:style-name="P1">985. 1144231</text:p>
        <text:p text:style-name="P1">986. 1144232</text:p>
        <text:p text:style-name="P1">987. 1144233</text:p>
        <text:p text:style-name="P1">988. 1144234</text:p>
        <text:p text:style-name="P1">989. 1144241</text:p>
        <text:p text:style-name="P1">990. 1144242</text:p>
        <text:p text:style-name="P1">991. 1144243</text:p>
        <text:p text:style-name="P1">992. 1144244</text:p>
        <text:p text:style-name="P1">993. 1144311</text:p>
        <text:p text:style-name="P1">994. 1144312</text:p>
        <text:p text:style-name="P1">995. 1144313</text:p>
        <text:p text:style-name="P1">996. 1144314</text:p>
        <text:p text:style-name="P1">997. 1144321</text:p>
        <text:p text:style-name="P1">998. 1144322</text:p>
        <text:p text:style-name="P1">999. 1144323</text:p>
        <text:p text:style-name="P1">1000. 1144324</text:p>
        <text:p text:style-name="P1">1001. 1144331</text:p>
        <text:p text:style-name="P1">1002. 1144332</text:p>
        <text:p text:style-name="P1">1003. 1144333</text:p>
        <text:p text:style-name="P1">1004. 1144334</text:p>
        <text:p text:style-name="P1">1005. 1144341</text:p>
        <text:p text:style-name="P1">1006. 1144342</text:p>
        <text:p text:style-name="P1">1007. 1144343</text:p>
        <text:p text:style-name="P1">1008. 1144344</text:p>
        <text:p text:style-name="P1">1009. 1144411</text:p>
        <text:p text:style-name="P1">1010. 1144412</text:p>
        <text:p text:style-name="P1">1011. 1144413</text:p>
        <text:p text:style-name="P1">1012. 1144414</text:p>
        <text:p text:style-name="P1">1013. 1144421</text:p>
        <text:p text:style-name="P1">1014. 1144422</text:p>
        <text:p text:style-name="P1">1015. 1144423</text:p>
        <text:p text:style-name="P1">1016. 1144424</text:p>
        <text:p text:style-name="P1">1017. 1144431</text:p>
        <text:p text:style-name="P1">1018. 1144432</text:p>
        <text:p text:style-name="P1">1019. 1144433</text:p>
        <text:p text:style-name="P1">1020. 1144434</text:p>
        <text:p text:style-name="P1">1021. 1144441</text:p>
        <text:p text:style-name="P1">1022. 1144442</text:p>
        <text:p text:style-name="P1">1023. 1144443</text:p>
        <text:p text:style-name="P1">1024. 1144444</text:p>
        <text:p text:style-name="P1">1025. 1211111</text:p>
        <text:p text:style-name="P1">1026. 1211112</text:p>
        <text:p text:style-name="P1">1027. 1211113</text:p>
        <text:p text:style-name="P1">1028. 1211114</text:p>
        <text:p text:style-name="P1">1029. 1211121</text:p>
        <text:p text:style-name="P1">1030. 1211122</text:p>
        <text:p text:style-name="P1">1031. 1211123</text:p>
        <text:p text:style-name="P1">1032. 1211124</text:p>
        <text:p text:style-name="P1">1033. 1211131</text:p>
        <text:p text:style-name="P1">1034. 1211132</text:p>
        <text:p text:style-name="P1">1035. 1211133</text:p>
        <text:p text:style-name="P1">1036. 1211134</text:p>
        <text:p text:style-name="P1">1037. 1211141</text:p>
        <text:p text:style-name="P1">1038. 1211142</text:p>
        <text:p text:style-name="P1">1039. 1211143</text:p>
        <text:p text:style-name="P1">1040. 1211144</text:p>
        <text:p text:style-name="P1">1041. 1211211</text:p>
        <text:p text:style-name="P1">1042. 1211212</text:p>
        <text:p text:style-name="P1">1043. 1211213</text:p>
        <text:p text:style-name="P1">1044. 1211214</text:p>
        <text:p text:style-name="P1">1045. 1211221</text:p>
        <text:p text:style-name="P1">1046. 1211222</text:p>
        <text:p text:style-name="P1">1047. 1211223</text:p>
        <text:p text:style-name="P1">1048. 1211224</text:p>
        <text:p text:style-name="P1">1049. 1211231</text:p>
        <text:p text:style-name="P1">1050. 1211232</text:p>
        <text:p text:style-name="P1">1051. 1211233</text:p>
        <text:p text:style-name="P1">1052. 1211234</text:p>
        <text:p text:style-name="P1">1053. 1211241</text:p>
        <text:p text:style-name="P1">1054. 1211242</text:p>
        <text:p text:style-name="P1">1055. 1211243</text:p>
        <text:p text:style-name="P1">1056. 1211244</text:p>
        <text:p text:style-name="P1">1057. 1211311</text:p>
        <text:p text:style-name="P1">1058. 1211312</text:p>
        <text:p text:style-name="P1">1059. 1211313</text:p>
        <text:p text:style-name="P1">1060. 1211314</text:p>
        <text:p text:style-name="P1">1061. 1211321</text:p>
        <text:p text:style-name="P1">1062. 1211322</text:p>
        <text:p text:style-name="P1">1063. 1211323</text:p>
        <text:p text:style-name="P1">1064. 1211324</text:p>
        <text:p text:style-name="P1">1065. 1211331</text:p>
        <text:p text:style-name="P1">1066. 1211332</text:p>
        <text:p text:style-name="P1">1067. 1211333</text:p>
        <text:p text:style-name="P1">1068. 1211334</text:p>
        <text:p text:style-name="P1">1069. 1211341</text:p>
        <text:p text:style-name="P1">1070. 1211342</text:p>
        <text:p text:style-name="P1">1071. 1211343</text:p>
        <text:p text:style-name="P1">1072. 1211344</text:p>
        <text:p text:style-name="P1">1073. 1211411</text:p>
        <text:p text:style-name="P1">1074. 1211412</text:p>
        <text:p text:style-name="P1">1075. 1211413</text:p>
        <text:p text:style-name="P1">1076. 1211414</text:p>
        <text:p text:style-name="P1">1077. 1211421</text:p>
        <text:p text:style-name="P1">1078. 1211422</text:p>
        <text:p text:style-name="P1">1079. 1211423</text:p>
        <text:p text:style-name="P1">1080. 1211424</text:p>
        <text:p text:style-name="P1">1081. 1211431</text:p>
        <text:p text:style-name="P1">1082. 1211432</text:p>
        <text:p text:style-name="P1">1083. 1211433</text:p>
        <text:p text:style-name="P1">1084. 1211434</text:p>
        <text:p text:style-name="P1">1085. 1211441</text:p>
        <text:p text:style-name="P1">1086. 1211442</text:p>
        <text:p text:style-name="P1">1087. 1211443</text:p>
        <text:p text:style-name="P1">1088. 1211444</text:p>
        <text:p text:style-name="P1">1089. 1212111</text:p>
        <text:p text:style-name="P1">1090. 1212112</text:p>
        <text:p text:style-name="P1">1091. 1212113</text:p>
        <text:p text:style-name="P1">1092. 1212114</text:p>
        <text:p text:style-name="P1">1093. 1212121</text:p>
        <text:p text:style-name="P1">1094. 1212122</text:p>
        <text:p text:style-name="P1">1095. 1212123</text:p>
        <text:p text:style-name="P1">1096. 1212124</text:p>
        <text:p text:style-name="P1">1097. 1212131</text:p>
        <text:p text:style-name="P1">1098. 1212132</text:p>
        <text:p text:style-name="P1">1099. 1212133</text:p>
        <text:p text:style-name="P1">1100. 1212134</text:p>
        <text:p text:style-name="P1">1101. 1212141</text:p>
        <text:p text:style-name="P1">1102. 1212142</text:p>
        <text:p text:style-name="P1">1103. 1212143</text:p>
        <text:p text:style-name="P1">1104. 1212144</text:p>
        <text:p text:style-name="P1">1105. 1212211</text:p>
        <text:p text:style-name="P1">1106. 1212212</text:p>
        <text:p text:style-name="P1">1107. 1212213</text:p>
        <text:p text:style-name="P1">1108. 1212214</text:p>
        <text:p text:style-name="P1">1109. 1212221</text:p>
        <text:p text:style-name="P1">1110. 1212222</text:p>
        <text:p text:style-name="P1">1111. 1212223</text:p>
        <text:p text:style-name="P1">1112. 1212224</text:p>
        <text:p text:style-name="P1">1113. 1212231</text:p>
        <text:p text:style-name="P1">1114. 1212232</text:p>
        <text:p text:style-name="P1">1115. 1212233</text:p>
        <text:p text:style-name="P1">1116. 1212234</text:p>
        <text:p text:style-name="P1">1117. 1212241</text:p>
        <text:p text:style-name="P1">1118. 1212242</text:p>
        <text:p text:style-name="P1">1119. 1212243</text:p>
        <text:p text:style-name="P1">1120. 1212244</text:p>
        <text:p text:style-name="P1">1121. 1212311</text:p>
        <text:p text:style-name="P1">1122. 1212312</text:p>
        <text:p text:style-name="P1">1123. 1212313</text:p>
        <text:p text:style-name="P1">1124. 1212314</text:p>
        <text:p text:style-name="P1">1125. 1212321</text:p>
        <text:p text:style-name="P1">1126. 1212322</text:p>
        <text:p text:style-name="P1">1127. 1212323</text:p>
        <text:p text:style-name="P1">1128. 1212324</text:p>
        <text:p text:style-name="P1">1129. 1212331</text:p>
        <text:p text:style-name="P1">1130. 1212332</text:p>
        <text:p text:style-name="P1">1131. 1212333</text:p>
        <text:p text:style-name="P1">1132. 1212334</text:p>
        <text:p text:style-name="P1">1133. 1212341</text:p>
        <text:p text:style-name="P1">1134. 1212342</text:p>
        <text:p text:style-name="P1">1135. 1212343</text:p>
        <text:p text:style-name="P1">1136. 1212344</text:p>
        <text:p text:style-name="P1">1137. 1212411</text:p>
        <text:p text:style-name="P1">1138. 1212412</text:p>
        <text:p text:style-name="P1">1139. 1212413</text:p>
        <text:p text:style-name="P1">1140. 1212414</text:p>
        <text:p text:style-name="P1">1141. 1212421</text:p>
        <text:p text:style-name="P1">1142. 1212422</text:p>
        <text:p text:style-name="P1">1143. 1212423</text:p>
        <text:p text:style-name="P1">1144. 1212424</text:p>
        <text:p text:style-name="P1">1145. 1212431</text:p>
        <text:p text:style-name="P1">1146. 1212432</text:p>
        <text:p text:style-name="P1">1147. 1212433</text:p>
        <text:p text:style-name="P1">1148. 1212434</text:p>
        <text:p text:style-name="P1">1149. 1212441</text:p>
        <text:p text:style-name="P1">1150. 1212442</text:p>
        <text:p text:style-name="P1">1151. 1212443</text:p>
        <text:p text:style-name="P1">1152. 1212444</text:p>
        <text:p text:style-name="P1">1153. 1213111</text:p>
        <text:p text:style-name="P1">1154. 1213112</text:p>
        <text:p text:style-name="P1">1155. 1213113</text:p>
        <text:p text:style-name="P1">1156. 1213114</text:p>
        <text:p text:style-name="P1">1157. 1213121</text:p>
        <text:p text:style-name="P1">1158. 1213122</text:p>
        <text:p text:style-name="P1">1159. 1213123</text:p>
        <text:p text:style-name="P1">1160. 1213124</text:p>
        <text:p text:style-name="P1">1161. 1213131</text:p>
        <text:p text:style-name="P1">1162. 1213132</text:p>
        <text:p text:style-name="P1">1163. 1213133</text:p>
        <text:p text:style-name="P1">1164. 1213134</text:p>
        <text:p text:style-name="P1">1165. 1213141</text:p>
        <text:p text:style-name="P1">1166. 1213142</text:p>
        <text:p text:style-name="P1">1167. 1213143</text:p>
        <text:p text:style-name="P1">1168. 1213144</text:p>
        <text:p text:style-name="P1">1169. 1213211</text:p>
        <text:p text:style-name="P1">1170. 1213212</text:p>
        <text:p text:style-name="P1">1171. 1213213</text:p>
        <text:p text:style-name="P1">1172. 1213214</text:p>
        <text:p text:style-name="P1">1173. 1213221</text:p>
        <text:p text:style-name="P1">1174. 1213222</text:p>
        <text:p text:style-name="P1"><text:soft-page-break/>1175. 1213223</text:p>
        <text:p text:style-name="P1">1176. 1213224</text:p>
        <text:p text:style-name="P1">1177. 1213231</text:p>
        <text:p text:style-name="P1">1178. 1213232</text:p>
        <text:p text:style-name="P1">1179. 1213233</text:p>
        <text:p text:style-name="P1">1180. 1213234</text:p>
        <text:p text:style-name="P1">1181. 1213241</text:p>
        <text:p text:style-name="P1">1182. 1213242</text:p>
        <text:p text:style-name="P1">1183. 1213243</text:p>
        <text:p text:style-name="P1">1184. 1213244</text:p>
        <text:p text:style-name="P1">1185. 1213311</text:p>
        <text:p text:style-name="P1">1186. 1213312</text:p>
        <text:p text:style-name="P1">1187. 1213313</text:p>
        <text:p text:style-name="P1">1188. 1213314</text:p>
        <text:p text:style-name="P1">1189. 1213321</text:p>
        <text:p text:style-name="P1">1190. 1213322</text:p>
        <text:p text:style-name="P1">1191. 1213323</text:p>
        <text:p text:style-name="P1">1192. 1213324</text:p>
        <text:p text:style-name="P1">1193. 1213331</text:p>
        <text:p text:style-name="P1">1194. 1213332</text:p>
        <text:p text:style-name="P1">1195. 1213333</text:p>
        <text:p text:style-name="P1">1196. 1213334</text:p>
        <text:p text:style-name="P1">1197. 1213341</text:p>
        <text:p text:style-name="P1">1198. 1213342</text:p>
        <text:p text:style-name="P1">1199. 1213343</text:p>
        <text:p text:style-name="P1">1200. 1213344</text:p>
        <text:p text:style-name="P1">1201. 1213411</text:p>
        <text:p text:style-name="P1">1202. 1213412</text:p>
        <text:p text:style-name="P1">1203. 1213413</text:p>
        <text:p text:style-name="P1">1204. 1213414</text:p>
        <text:p text:style-name="P1">1205. 1213421</text:p>
        <text:p text:style-name="P1">1206. 1213422</text:p>
        <text:p text:style-name="P1">1207. 1213423</text:p>
        <text:p text:style-name="P1">1208. 1213424</text:p>
        <text:p text:style-name="P1">1209. 1213431</text:p>
        <text:p text:style-name="P1">1210. 1213432</text:p>
        <text:p text:style-name="P1">1211. 1213433</text:p>
        <text:p text:style-name="P1">1212. 1213434</text:p>
        <text:p text:style-name="P1">1213. 1213441</text:p>
        <text:p text:style-name="P1">1214. 1213442</text:p>
        <text:p text:style-name="P1">1215. 1213443</text:p>
        <text:p text:style-name="P1">1216. 1213444</text:p>
        <text:p text:style-name="P1">1217. 1214111</text:p>
        <text:p text:style-name="P1">1218. 1214112</text:p>
        <text:p text:style-name="P1">1219. 1214113</text:p>
        <text:p text:style-name="P1">1220. 1214114</text:p>
        <text:p text:style-name="P1">1221. 1214121</text:p>
        <text:p text:style-name="P1">1222. 1214122</text:p>
        <text:p text:style-name="P1">1223. 1214123</text:p>
        <text:p text:style-name="P1">1224. 1214124</text:p>
        <text:p text:style-name="P1">1225. 1214131</text:p>
        <text:p text:style-name="P1">1226. 1214132</text:p>
        <text:p text:style-name="P1">1227. 1214133</text:p>
        <text:p text:style-name="P1">1228. 1214134</text:p>
        <text:p text:style-name="P1">1229. 1214141</text:p>
        <text:p text:style-name="P1">1230. 1214142</text:p>
        <text:p text:style-name="P1">1231. 1214143</text:p>
        <text:p text:style-name="P1">1232. 1214144</text:p>
        <text:p text:style-name="P1">1233. 1214211</text:p>
        <text:p text:style-name="P1">1234. 1214212</text:p>
        <text:p text:style-name="P1">1235. 1214213</text:p>
        <text:p text:style-name="P1">1236. 1214214</text:p>
        <text:p text:style-name="P1">1237. 1214221</text:p>
        <text:p text:style-name="P1">1238. 1214222</text:p>
        <text:p text:style-name="P1">1239. 1214223</text:p>
        <text:p text:style-name="P1">1240. 1214224</text:p>
        <text:p text:style-name="P1">1241. 1214231</text:p>
        <text:p text:style-name="P1">1242. 1214232</text:p>
        <text:p text:style-name="P1">1243. 1214233</text:p>
        <text:p text:style-name="P1">1244. 1214234</text:p>
        <text:p text:style-name="P1">1245. 1214241</text:p>
        <text:p text:style-name="P1">1246. 1214242</text:p>
        <text:p text:style-name="P1">1247. 1214243</text:p>
        <text:p text:style-name="P1">1248. 1214244</text:p>
        <text:p text:style-name="P1">1249. 1214311</text:p>
        <text:p text:style-name="P1">1250. 1214312</text:p>
        <text:p text:style-name="P1">1251. 1214313</text:p>
        <text:p text:style-name="P1">1252. 1214314</text:p>
        <text:p text:style-name="P1">1253. 1214321</text:p>
        <text:p text:style-name="P1">1254. 1214322</text:p>
        <text:p text:style-name="P1">1255. 1214323</text:p>
        <text:p text:style-name="P1">1256. 1214324</text:p>
        <text:p text:style-name="P1">1257. 1214331</text:p>
        <text:p text:style-name="P1">1258. 1214332</text:p>
        <text:p text:style-name="P1">1259. 1214333</text:p>
        <text:p text:style-name="P1">1260. 1214334</text:p>
        <text:p text:style-name="P1">1261. 1214341</text:p>
        <text:p text:style-name="P1">1262. 1214342</text:p>
        <text:p text:style-name="P1">1263. 1214343</text:p>
        <text:p text:style-name="P1">1264. 1214344</text:p>
        <text:p text:style-name="P1">1265. 1214411</text:p>
        <text:p text:style-name="P1">1266. 1214412</text:p>
        <text:p text:style-name="P1">1267. 1214413</text:p>
        <text:p text:style-name="P1">1268. 1214414</text:p>
        <text:p text:style-name="P1">1269. 1214421</text:p>
        <text:p text:style-name="P1">1270. 1214422</text:p>
        <text:p text:style-name="P1">1271. 1214423</text:p>
        <text:p text:style-name="P1">1272. 1214424</text:p>
        <text:p text:style-name="P1">1273. 1214431</text:p>
        <text:p text:style-name="P1">1274. 1214432</text:p>
        <text:p text:style-name="P1">1275. 1214433</text:p>
        <text:p text:style-name="P1">1276. 1214434</text:p>
        <text:p text:style-name="P1">1277. 1214441</text:p>
        <text:p text:style-name="P1">1278. 1214442</text:p>
        <text:p text:style-name="P1">1279. 1214443</text:p>
        <text:p text:style-name="P1">1280. 1214444</text:p>
        <text:p text:style-name="P1">1281. 1221111</text:p>
        <text:p text:style-name="P1">1282. 1221112</text:p>
        <text:p text:style-name="P1">1283. 1221113</text:p>
        <text:p text:style-name="P1">1284. 1221114</text:p>
        <text:p text:style-name="P1">1285. 1221121</text:p>
        <text:p text:style-name="P1">1286. 1221122</text:p>
        <text:p text:style-name="P1">1287. 1221123</text:p>
        <text:p text:style-name="P1">1288. 1221124</text:p>
        <text:p text:style-name="P1">1289. 1221131</text:p>
        <text:p text:style-name="P1">1290. 1221132</text:p>
        <text:p text:style-name="P1">1291. 1221133</text:p>
        <text:p text:style-name="P1">1292. 1221134</text:p>
        <text:p text:style-name="P1">1293. 1221141</text:p>
        <text:p text:style-name="P1">1294. 1221142</text:p>
        <text:p text:style-name="P1">1295. 1221143</text:p>
        <text:p text:style-name="P1">1296. 1221144</text:p>
        <text:p text:style-name="P1">1297. 1221211</text:p>
        <text:p text:style-name="P1">1298. 1221212</text:p>
        <text:p text:style-name="P1">1299. 1221213</text:p>
        <text:p text:style-name="P1">1300. 1221214</text:p>
        <text:p text:style-name="P1">1301. 1221221</text:p>
        <text:p text:style-name="P1">1302. 1221222</text:p>
        <text:p text:style-name="P1">1303. 1221223</text:p>
        <text:p text:style-name="P1">1304. 1221224</text:p>
        <text:p text:style-name="P1">1305. 1221231</text:p>
        <text:p text:style-name="P1">1306. 1221232</text:p>
        <text:p text:style-name="P1">1307. 1221233</text:p>
        <text:p text:style-name="P1">1308. 1221234</text:p>
        <text:p text:style-name="P1">1309. 1221241</text:p>
        <text:p text:style-name="P1">1310. 1221242</text:p>
        <text:p text:style-name="P1">1311. 1221243</text:p>
        <text:p text:style-name="P1">1312. 1221244</text:p>
        <text:p text:style-name="P1">1313. 1221311</text:p>
        <text:p text:style-name="P1">1314. 1221312</text:p>
        <text:p text:style-name="P1">1315. 1221313</text:p>
        <text:p text:style-name="P1">1316. 1221314</text:p>
        <text:p text:style-name="P1">1317. 1221321</text:p>
        <text:p text:style-name="P1">1318. 1221322</text:p>
        <text:p text:style-name="P1">1319. 1221323</text:p>
        <text:p text:style-name="P1">1320. 1221324</text:p>
        <text:p text:style-name="P1">1321. 1221331</text:p>
        <text:p text:style-name="P1">1322. 1221332</text:p>
        <text:p text:style-name="P1">1323. 1221333</text:p>
        <text:p text:style-name="P1">1324. 1221334</text:p>
        <text:p text:style-name="P1">1325. 1221341</text:p>
        <text:p text:style-name="P1">1326. 1221342</text:p>
        <text:p text:style-name="P1">1327. 1221343</text:p>
        <text:p text:style-name="P1">1328. 1221344</text:p>
        <text:p text:style-name="P1">1329. 1221411</text:p>
        <text:p text:style-name="P1">1330. 1221412</text:p>
        <text:p text:style-name="P1">1331. 1221413</text:p>
        <text:p text:style-name="P1">1332. 1221414</text:p>
        <text:p text:style-name="P1">1333. 1221421</text:p>
        <text:p text:style-name="P1">1334. 1221422</text:p>
        <text:p text:style-name="P1">1335. 1221423</text:p>
        <text:p text:style-name="P1">1336. 1221424</text:p>
        <text:p text:style-name="P1">1337. 1221431</text:p>
        <text:p text:style-name="P1">1338. 1221432</text:p>
        <text:p text:style-name="P1">1339. 1221433</text:p>
        <text:p text:style-name="P1">1340. 1221434</text:p>
        <text:p text:style-name="P1">1341. 1221441</text:p>
        <text:p text:style-name="P1">1342. 1221442</text:p>
        <text:p text:style-name="P1">1343. 1221443</text:p>
        <text:p text:style-name="P1">1344. 1221444</text:p>
        <text:p text:style-name="P1">1345. 1222111</text:p>
        <text:p text:style-name="P1">1346. 1222112</text:p>
        <text:p text:style-name="P1">1347. 1222113</text:p>
        <text:p text:style-name="P1">1348. 1222114</text:p>
        <text:p text:style-name="P1">1349. 1222121</text:p>
        <text:p text:style-name="P1">1350. 1222122</text:p>
        <text:p text:style-name="P1">1351. 1222123</text:p>
        <text:p text:style-name="P1">1352. 1222124</text:p>
        <text:p text:style-name="P1">1353. 1222131</text:p>
        <text:p text:style-name="P1">1354. 1222132</text:p>
        <text:p text:style-name="P1">1355. 1222133</text:p>
        <text:p text:style-name="P1">1356. 1222134</text:p>
        <text:p text:style-name="P1">1357. 1222141</text:p>
        <text:p text:style-name="P1">1358. 1222142</text:p>
        <text:p text:style-name="P1">1359. 1222143</text:p>
        <text:p text:style-name="P1">1360. 1222144</text:p>
        <text:p text:style-name="P1">1361. 1222211</text:p>
        <text:p text:style-name="P1">1362. 1222212</text:p>
        <text:p text:style-name="P1">1363. 1222213</text:p>
        <text:p text:style-name="P1">1364. 1222214</text:p>
        <text:p text:style-name="P1">1365. 1222221</text:p>
        <text:p text:style-name="P1">1366. 1222222</text:p>
        <text:p text:style-name="P1">1367. 1222223</text:p>
        <text:p text:style-name="P1">1368. 1222224</text:p>
        <text:p text:style-name="P1">1369. 1222231</text:p>
        <text:p text:style-name="P1">1370. 1222232</text:p>
        <text:p text:style-name="P1"><text:soft-page-break/>1371. 1222233</text:p>
        <text:p text:style-name="P1">1372. 1222234</text:p>
        <text:p text:style-name="P1">1373. 1222241</text:p>
        <text:p text:style-name="P1">1374. 1222242</text:p>
        <text:p text:style-name="P1">1375. 1222243</text:p>
        <text:p text:style-name="P1">1376. 1222244</text:p>
        <text:p text:style-name="P1">1377. 1222311</text:p>
        <text:p text:style-name="P1">1378. 1222312</text:p>
        <text:p text:style-name="P1">1379. 1222313</text:p>
        <text:p text:style-name="P1">1380. 1222314</text:p>
        <text:p text:style-name="P1">1381. 1222321</text:p>
        <text:p text:style-name="P1">1382. 1222322</text:p>
        <text:p text:style-name="P1">1383. 1222323</text:p>
        <text:p text:style-name="P1">1384. 1222324</text:p>
        <text:p text:style-name="P1">1385. 1222331</text:p>
        <text:p text:style-name="P1">1386. 1222332</text:p>
        <text:p text:style-name="P1">1387. 1222333</text:p>
        <text:p text:style-name="P1">1388. 1222334</text:p>
        <text:p text:style-name="P1">1389. 1222341</text:p>
        <text:p text:style-name="P1">1390. 1222342</text:p>
        <text:p text:style-name="P1">1391. 1222343</text:p>
        <text:p text:style-name="P1">1392. 1222344</text:p>
        <text:p text:style-name="P1">1393. 1222411</text:p>
        <text:p text:style-name="P1">1394. 1222412</text:p>
        <text:p text:style-name="P1">1395. 1222413</text:p>
        <text:p text:style-name="P1">1396. 1222414</text:p>
        <text:p text:style-name="P1">1397. 1222421</text:p>
        <text:p text:style-name="P1">1398. 1222422</text:p>
        <text:p text:style-name="P1">1399. 1222423</text:p>
        <text:p text:style-name="P1">1400. 1222424</text:p>
        <text:p text:style-name="P1">1401. 1222431</text:p>
        <text:p text:style-name="P1">1402. 1222432</text:p>
        <text:p text:style-name="P1">1403. 1222433</text:p>
        <text:p text:style-name="P1">1404. 1222434</text:p>
        <text:p text:style-name="P1">1405. 1222441</text:p>
        <text:p text:style-name="P1">1406. 1222442</text:p>
        <text:p text:style-name="P1">1407. 1222443</text:p>
        <text:p text:style-name="P1">1408. 1222444</text:p>
        <text:p text:style-name="P1">1409. 1223111</text:p>
        <text:p text:style-name="P1">1410. 1223112</text:p>
        <text:p text:style-name="P1">1411. 1223113</text:p>
        <text:p text:style-name="P1">1412. 1223114</text:p>
        <text:p text:style-name="P1">1413. 1223121</text:p>
        <text:p text:style-name="P1">1414. 1223122</text:p>
        <text:p text:style-name="P1">1415. 1223123</text:p>
        <text:p text:style-name="P1">1416. 1223124</text:p>
        <text:p text:style-name="P1">1417. 1223131</text:p>
        <text:p text:style-name="P1">1418. 1223132</text:p>
        <text:p text:style-name="P1">1419. 1223133</text:p>
        <text:p text:style-name="P1">1420. 1223134</text:p>
        <text:p text:style-name="P1">1421. 1223141</text:p>
        <text:p text:style-name="P1">1422. 1223142</text:p>
        <text:p text:style-name="P1">1423. 1223143</text:p>
        <text:p text:style-name="P1">1424. 1223144</text:p>
        <text:p text:style-name="P1">1425. 1223211</text:p>
        <text:p text:style-name="P1">1426. 1223212</text:p>
        <text:p text:style-name="P1">1427. 1223213</text:p>
        <text:p text:style-name="P1">1428. 1223214</text:p>
        <text:p text:style-name="P1">1429. 1223221</text:p>
        <text:p text:style-name="P1">1430. 1223222</text:p>
        <text:p text:style-name="P1">1431. 1223223</text:p>
        <text:p text:style-name="P1">1432. 1223224</text:p>
        <text:p text:style-name="P1">1433. 1223231</text:p>
        <text:p text:style-name="P1">1434. 1223232</text:p>
        <text:p text:style-name="P1">1435. 1223233</text:p>
        <text:p text:style-name="P1">1436. 1223234</text:p>
        <text:p text:style-name="P1">1437. 1223241</text:p>
        <text:p text:style-name="P1">1438. 1223242</text:p>
        <text:p text:style-name="P1">1439. 1223243</text:p>
        <text:p text:style-name="P1">1440. 1223244</text:p>
        <text:p text:style-name="P1">1441. 1223311</text:p>
        <text:p text:style-name="P1">1442. 1223312</text:p>
        <text:p text:style-name="P1">1443. 1223313</text:p>
        <text:p text:style-name="P1">1444. 1223314</text:p>
        <text:p text:style-name="P1">1445. 1223321</text:p>
        <text:p text:style-name="P1">1446. 1223322</text:p>
        <text:p text:style-name="P1">1447. 1223323</text:p>
        <text:p text:style-name="P1">1448. 1223324</text:p>
        <text:p text:style-name="P1">1449. 1223331</text:p>
        <text:p text:style-name="P1">1450. 1223332</text:p>
        <text:p text:style-name="P1">1451. 1223333</text:p>
        <text:p text:style-name="P1">1452. 1223334</text:p>
        <text:p text:style-name="P1">1453. 1223341</text:p>
        <text:p text:style-name="P1">1454. 1223342</text:p>
        <text:p text:style-name="P1">1455. 1223343</text:p>
        <text:p text:style-name="P1">1456. 1223344</text:p>
        <text:p text:style-name="P1">1457. 1223411</text:p>
        <text:p text:style-name="P1">1458. 1223412</text:p>
        <text:p text:style-name="P1">1459. 1223413</text:p>
        <text:p text:style-name="P1">1460. 1223414</text:p>
        <text:p text:style-name="P1">1461. 1223421</text:p>
        <text:p text:style-name="P1">1462. 1223422</text:p>
        <text:p text:style-name="P1">1463. 1223423</text:p>
        <text:p text:style-name="P1">1464. 1223424</text:p>
        <text:p text:style-name="P1">1465. 1223431</text:p>
        <text:p text:style-name="P1">1466. 1223432</text:p>
        <text:p text:style-name="P1">1467. 1223433</text:p>
        <text:p text:style-name="P1">1468. 1223434</text:p>
        <text:p text:style-name="P1">1469. 1223441</text:p>
        <text:p text:style-name="P1">1470. 1223442</text:p>
        <text:p text:style-name="P1">1471. 1223443</text:p>
        <text:p text:style-name="P1">1472. 1223444</text:p>
        <text:p text:style-name="P1">1473. 1224111</text:p>
        <text:p text:style-name="P1">1474. 1224112</text:p>
        <text:p text:style-name="P1">1475. 1224113</text:p>
        <text:p text:style-name="P1">1476. 1224114</text:p>
        <text:p text:style-name="P1">1477. 1224121</text:p>
        <text:p text:style-name="P1">1478. 1224122</text:p>
        <text:p text:style-name="P1">1479. 1224123</text:p>
        <text:p text:style-name="P1">1480. 1224124</text:p>
        <text:p text:style-name="P1">1481. 1224131</text:p>
        <text:p text:style-name="P1">1482. 1224132</text:p>
        <text:p text:style-name="P1">1483. 1224133</text:p>
        <text:p text:style-name="P1">1484. 1224134</text:p>
        <text:p text:style-name="P1">1485. 1224141</text:p>
        <text:p text:style-name="P1">1486. 1224142</text:p>
        <text:p text:style-name="P1">1487. 1224143</text:p>
        <text:p text:style-name="P1">1488. 1224144</text:p>
        <text:p text:style-name="P1">1489. 1224211</text:p>
        <text:p text:style-name="P1">1490. 1224212</text:p>
        <text:p text:style-name="P1">1491. 1224213</text:p>
        <text:p text:style-name="P1">1492. 1224214</text:p>
        <text:p text:style-name="P1">1493. 1224221</text:p>
        <text:p text:style-name="P1">1494. 1224222</text:p>
        <text:p text:style-name="P1">1495. 1224223</text:p>
        <text:p text:style-name="P1">1496. 1224224</text:p>
        <text:p text:style-name="P1">1497. 1224231</text:p>
        <text:p text:style-name="P1">1498. 1224232</text:p>
        <text:p text:style-name="P1">1499. 1224233</text:p>
        <text:p text:style-name="P1">1500. 1224234</text:p>
        <text:p text:style-name="P1">1501. 1224241</text:p>
        <text:p text:style-name="P1">1502. 1224242</text:p>
        <text:p text:style-name="P1">1503. 1224243</text:p>
        <text:p text:style-name="P1">1504. 1224244</text:p>
        <text:p text:style-name="P1">1505. 1224311</text:p>
        <text:p text:style-name="P1">1506. 1224312</text:p>
        <text:p text:style-name="P1">1507. 1224313</text:p>
        <text:p text:style-name="P1">1508. 1224314</text:p>
        <text:p text:style-name="P1">1509. 1224321</text:p>
        <text:p text:style-name="P1">1510. 1224322</text:p>
        <text:p text:style-name="P1">1511. 1224323</text:p>
        <text:p text:style-name="P1">1512. 1224324</text:p>
        <text:p text:style-name="P1">1513. 1224331</text:p>
        <text:p text:style-name="P1">1514. 1224332</text:p>
        <text:p text:style-name="P1">1515. 1224333</text:p>
        <text:p text:style-name="P1">1516. 1224334</text:p>
        <text:p text:style-name="P1">1517. 1224341</text:p>
        <text:p text:style-name="P1">1518. 1224342</text:p>
        <text:p text:style-name="P1">1519. 1224343</text:p>
        <text:p text:style-name="P1">1520. 1224344</text:p>
        <text:p text:style-name="P1">1521. 1224411</text:p>
        <text:p text:style-name="P1">1522. 1224412</text:p>
        <text:p text:style-name="P1">1523. 1224413</text:p>
        <text:p text:style-name="P1">1524. 1224414</text:p>
        <text:p text:style-name="P1">1525. 1224421</text:p>
        <text:p text:style-name="P1">1526. 1224422</text:p>
        <text:p text:style-name="P1">1527. 1224423</text:p>
        <text:p text:style-name="P1">1528. 1224424</text:p>
        <text:p text:style-name="P1">1529. 1224431</text:p>
        <text:p text:style-name="P1">1530. 1224432</text:p>
        <text:p text:style-name="P1">1531. 1224433</text:p>
        <text:p text:style-name="P1">1532. 1224434</text:p>
        <text:p text:style-name="P1">1533. 1224441</text:p>
        <text:p text:style-name="P1">1534. 1224442</text:p>
        <text:p text:style-name="P1">1535. 1224443</text:p>
        <text:p text:style-name="P1">1536. 1224444</text:p>
        <text:p text:style-name="P1">1537. 1231111</text:p>
        <text:p text:style-name="P1">1538. 1231112</text:p>
        <text:p text:style-name="P1">1539. 1231113</text:p>
        <text:p text:style-name="P1">1540. 1231114</text:p>
        <text:p text:style-name="P1">1541. 1231121</text:p>
        <text:p text:style-name="P1">1542. 1231122</text:p>
        <text:p text:style-name="P1">1543. 1231123</text:p>
        <text:p text:style-name="P1">1544. 1231124</text:p>
        <text:p text:style-name="P1">1545. 1231131</text:p>
        <text:p text:style-name="P1">1546. 1231132</text:p>
        <text:p text:style-name="P1">1547. 1231133</text:p>
        <text:p text:style-name="P1">1548. 1231134</text:p>
        <text:p text:style-name="P1">1549. 1231141</text:p>
        <text:p text:style-name="P1">1550. 1231142</text:p>
        <text:p text:style-name="P1">1551. 1231143</text:p>
        <text:p text:style-name="P1">1552. 1231144</text:p>
        <text:p text:style-name="P1">1553. 1231211</text:p>
        <text:p text:style-name="P1">1554. 1231212</text:p>
        <text:p text:style-name="P1">1555. 1231213</text:p>
        <text:p text:style-name="P1">1556. 1231214</text:p>
        <text:p text:style-name="P1">1557. 1231221</text:p>
        <text:p text:style-name="P1">1558. 1231222</text:p>
        <text:p text:style-name="P1">1559. 1231223</text:p>
        <text:p text:style-name="P1">1560. 1231224</text:p>
        <text:p text:style-name="P1">1561. 1231231</text:p>
        <text:p text:style-name="P1">1562. 1231232</text:p>
        <text:p text:style-name="P1">1563. 1231233</text:p>
        <text:p text:style-name="P1">1564. 1231234</text:p>
        <text:p text:style-name="P1">1565. 1231241</text:p>
        <text:p text:style-name="P1">1566. 1231242</text:p>
        <text:p text:style-name="P1"><text:soft-page-break/>1567. 1231243</text:p>
        <text:p text:style-name="P1">1568. 1231244</text:p>
        <text:p text:style-name="P1">1569. 1231311</text:p>
        <text:p text:style-name="P1">1570. 1231312</text:p>
        <text:p text:style-name="P1">1571. 1231313</text:p>
        <text:p text:style-name="P1">1572. 1231314</text:p>
        <text:p text:style-name="P1">1573. 1231321</text:p>
        <text:p text:style-name="P1">1574. 1231322</text:p>
        <text:p text:style-name="P1">1575. 1231323</text:p>
        <text:p text:style-name="P1">1576. 1231324</text:p>
        <text:p text:style-name="P1">1577. 1231331</text:p>
        <text:p text:style-name="P1">1578. 1231332</text:p>
        <text:p text:style-name="P1">1579. 1231333</text:p>
        <text:p text:style-name="P1">1580. 1231334</text:p>
        <text:p text:style-name="P1">1581. 1231341</text:p>
        <text:p text:style-name="P1">1582. 1231342</text:p>
        <text:p text:style-name="P1">1583. 1231343</text:p>
        <text:p text:style-name="P1">1584. 1231344</text:p>
        <text:p text:style-name="P1">1585. 1231411</text:p>
        <text:p text:style-name="P1">1586. 1231412</text:p>
        <text:p text:style-name="P1">1587. 1231413</text:p>
        <text:p text:style-name="P1">1588. 1231414</text:p>
        <text:p text:style-name="P1">1589. 1231421</text:p>
        <text:p text:style-name="P1">1590. 1231422</text:p>
        <text:p text:style-name="P1">1591. 1231423</text:p>
        <text:p text:style-name="P1">1592. 1231424</text:p>
        <text:p text:style-name="P1">1593. 1231431</text:p>
        <text:p text:style-name="P1">1594. 1231432</text:p>
        <text:p text:style-name="P1">1595. 1231433</text:p>
        <text:p text:style-name="P1">1596. 1231434</text:p>
        <text:p text:style-name="P1">1597. 1231441</text:p>
        <text:p text:style-name="P1">1598. 1231442</text:p>
        <text:p text:style-name="P1">1599. 1231443</text:p>
        <text:p text:style-name="P1">1600. 1231444</text:p>
        <text:p text:style-name="P1">1601. 1232111</text:p>
        <text:p text:style-name="P1">1602. 1232112</text:p>
        <text:p text:style-name="P1">1603. 1232113</text:p>
        <text:p text:style-name="P1">1604. 1232114</text:p>
        <text:p text:style-name="P1">1605. 1232121</text:p>
        <text:p text:style-name="P1">1606. 1232122</text:p>
        <text:p text:style-name="P1">1607. 1232123</text:p>
        <text:p text:style-name="P1">1608. 1232124</text:p>
        <text:p text:style-name="P1">1609. 1232131</text:p>
        <text:p text:style-name="P1">1610. 1232132</text:p>
        <text:p text:style-name="P1">1611. 1232133</text:p>
        <text:p text:style-name="P1">1612. 1232134</text:p>
        <text:p text:style-name="P1">1613. 1232141</text:p>
        <text:p text:style-name="P1">1614. 1232142</text:p>
        <text:p text:style-name="P1">1615. 1232143</text:p>
        <text:p text:style-name="P1">1616. 1232144</text:p>
        <text:p text:style-name="P1">1617. 1232211</text:p>
        <text:p text:style-name="P1">1618. 1232212</text:p>
        <text:p text:style-name="P1">1619. 1232213</text:p>
        <text:p text:style-name="P1">1620. 1232214</text:p>
        <text:p text:style-name="P1">1621. 1232221</text:p>
        <text:p text:style-name="P1">1622. 1232222</text:p>
        <text:p text:style-name="P1">1623. 1232223</text:p>
        <text:p text:style-name="P1">1624. 1232224</text:p>
        <text:p text:style-name="P1">1625. 1232231</text:p>
        <text:p text:style-name="P1">1626. 1232232</text:p>
        <text:p text:style-name="P1">1627. 1232233</text:p>
        <text:p text:style-name="P1">1628. 1232234</text:p>
        <text:p text:style-name="P1">1629. 1232241</text:p>
        <text:p text:style-name="P1">1630. 1232242</text:p>
        <text:p text:style-name="P1">1631. 1232243</text:p>
        <text:p text:style-name="P1">1632. 1232244</text:p>
        <text:p text:style-name="P1">1633. 1232311</text:p>
        <text:p text:style-name="P1">1634. 1232312</text:p>
        <text:p text:style-name="P1">1635. 1232313</text:p>
        <text:p text:style-name="P1">1636. 1232314</text:p>
        <text:p text:style-name="P1">1637. 1232321</text:p>
        <text:p text:style-name="P1">1638. 1232322</text:p>
        <text:p text:style-name="P1">1639. 1232323</text:p>
        <text:p text:style-name="P1">1640. 1232324</text:p>
        <text:p text:style-name="P1">1641. 1232331</text:p>
        <text:p text:style-name="P1">1642. 1232332</text:p>
        <text:p text:style-name="P1">1643. 1232333</text:p>
        <text:p text:style-name="P1">1644. 1232334</text:p>
        <text:p text:style-name="P1">1645. 1232341</text:p>
        <text:p text:style-name="P1">1646. 1232342</text:p>
        <text:p text:style-name="P1">1647. 1232343</text:p>
        <text:p text:style-name="P1">1648. 1232344</text:p>
        <text:p text:style-name="P1">1649. 1232411</text:p>
        <text:p text:style-name="P1">1650. 1232412</text:p>
        <text:p text:style-name="P1">1651. 1232413</text:p>
        <text:p text:style-name="P1">1652. 1232414</text:p>
        <text:p text:style-name="P1">1653. 1232421</text:p>
        <text:p text:style-name="P1">1654. 1232422</text:p>
        <text:p text:style-name="P1">1655. 1232423</text:p>
        <text:p text:style-name="P1">1656. 1232424</text:p>
        <text:p text:style-name="P1">1657. 1232431</text:p>
        <text:p text:style-name="P1">1658. 1232432</text:p>
        <text:p text:style-name="P1">1659. 1232433</text:p>
        <text:p text:style-name="P1">1660. 1232434</text:p>
        <text:p text:style-name="P1">1661. 1232441</text:p>
        <text:p text:style-name="P1">1662. 1232442</text:p>
        <text:p text:style-name="P1">1663. 1232443</text:p>
        <text:p text:style-name="P1">1664. 1232444</text:p>
        <text:p text:style-name="P1">1665. 1233111</text:p>
        <text:p text:style-name="P1">1666. 1233112</text:p>
        <text:p text:style-name="P1">1667. 1233113</text:p>
        <text:p text:style-name="P1">1668. 1233114</text:p>
        <text:p text:style-name="P1">1669. 1233121</text:p>
        <text:p text:style-name="P1">1670. 1233122</text:p>
        <text:p text:style-name="P1">1671. 1233123</text:p>
        <text:p text:style-name="P1">1672. 1233124</text:p>
        <text:p text:style-name="P1">1673. 1233131</text:p>
        <text:p text:style-name="P1">1674. 1233132</text:p>
        <text:p text:style-name="P1">1675. 1233133</text:p>
        <text:p text:style-name="P1">1676. 1233134</text:p>
        <text:p text:style-name="P1">1677. 1233141</text:p>
        <text:p text:style-name="P1">1678. 1233142</text:p>
        <text:p text:style-name="P1">1679. 1233143</text:p>
        <text:p text:style-name="P1">1680. 1233144</text:p>
        <text:p text:style-name="P1">1681. 1233211</text:p>
        <text:p text:style-name="P1">1682. 1233212</text:p>
        <text:p text:style-name="P1">1683. 1233213</text:p>
        <text:p text:style-name="P1">1684. 1233214</text:p>
        <text:p text:style-name="P1">1685. 1233221</text:p>
        <text:p text:style-name="P1">1686. 1233222</text:p>
        <text:p text:style-name="P1">1687. 1233223</text:p>
        <text:p text:style-name="P1">1688. 1233224</text:p>
        <text:p text:style-name="P1">1689. 1233231</text:p>
        <text:p text:style-name="P1">1690. 1233232</text:p>
        <text:p text:style-name="P1">1691. 1233233</text:p>
        <text:p text:style-name="P1">1692. 1233234</text:p>
        <text:p text:style-name="P1">1693. 1233241</text:p>
        <text:p text:style-name="P1">1694. 1233242</text:p>
        <text:p text:style-name="P1">1695. 1233243</text:p>
        <text:p text:style-name="P1">1696. 1233244</text:p>
        <text:p text:style-name="P1">1697. 1233311</text:p>
        <text:p text:style-name="P1">1698. 1233312</text:p>
        <text:p text:style-name="P1">1699. 1233313</text:p>
        <text:p text:style-name="P1">1700. 1233314</text:p>
        <text:p text:style-name="P1">1701. 1233321</text:p>
        <text:p text:style-name="P1">1702. 1233322</text:p>
        <text:p text:style-name="P1">1703. 1233323</text:p>
        <text:p text:style-name="P1">1704. 1233324</text:p>
        <text:p text:style-name="P1">1705. 1233331</text:p>
        <text:p text:style-name="P1">1706. 1233332</text:p>
        <text:p text:style-name="P1">1707. 1233333</text:p>
        <text:p text:style-name="P1">1708. 1233334</text:p>
        <text:p text:style-name="P1">1709. 1233341</text:p>
        <text:p text:style-name="P1">1710. 1233342</text:p>
        <text:p text:style-name="P1">1711. 1233343</text:p>
        <text:p text:style-name="P1">1712. 1233344</text:p>
        <text:p text:style-name="P1">1713. 1233411</text:p>
        <text:p text:style-name="P1">1714. 1233412</text:p>
        <text:p text:style-name="P1">1715. 1233413</text:p>
        <text:p text:style-name="P1">1716. 1233414</text:p>
        <text:p text:style-name="P1">1717. 1233421</text:p>
        <text:p text:style-name="P1">1718. 1233422</text:p>
        <text:p text:style-name="P1">1719. 1233423</text:p>
        <text:p text:style-name="P1">1720. 1233424</text:p>
        <text:p text:style-name="P1">1721. 1233431</text:p>
        <text:p text:style-name="P1">1722. 1233432</text:p>
        <text:p text:style-name="P1">1723. 1233433</text:p>
        <text:p text:style-name="P1">1724. 1233434</text:p>
        <text:p text:style-name="P1">1725. 1233441</text:p>
        <text:p text:style-name="P1">1726. 1233442</text:p>
        <text:p text:style-name="P1">1727. 1233443</text:p>
        <text:p text:style-name="P1">1728. 1233444</text:p>
        <text:p text:style-name="P1">1729. 1234111</text:p>
        <text:p text:style-name="P1">1730. 1234112</text:p>
        <text:p text:style-name="P1">1731. 1234113</text:p>
        <text:p text:style-name="P1">1732. 1234114</text:p>
        <text:p text:style-name="P1">1733. 1234121</text:p>
        <text:p text:style-name="P1">1734. 1234122</text:p>
        <text:p text:style-name="P1">1735. 1234123</text:p>
        <text:p text:style-name="P1">1736. 1234124</text:p>
        <text:p text:style-name="P1">1737. 1234131</text:p>
        <text:p text:style-name="P1">1738. 1234132</text:p>
        <text:p text:style-name="P1">1739. 1234133</text:p>
        <text:p text:style-name="P1">1740. 1234134</text:p>
        <text:p text:style-name="P1">1741. 1234141</text:p>
        <text:p text:style-name="P1">1742. 1234142</text:p>
        <text:p text:style-name="P1">1743. 1234143</text:p>
        <text:p text:style-name="P1">1744. 1234144</text:p>
        <text:p text:style-name="P1">1745. 1234211</text:p>
        <text:p text:style-name="P1">1746. 1234212</text:p>
        <text:p text:style-name="P1">1747. 1234213</text:p>
        <text:p text:style-name="P1">1748. 1234214</text:p>
        <text:p text:style-name="P1">1749. 1234221</text:p>
        <text:p text:style-name="P1">1750. 1234222</text:p>
        <text:p text:style-name="P1">1751. 1234223</text:p>
        <text:p text:style-name="P1">1752. 1234224</text:p>
        <text:p text:style-name="P1">1753. 1234231</text:p>
        <text:p text:style-name="P1">1754. 1234232</text:p>
        <text:p text:style-name="P1">1755. 1234233</text:p>
        <text:p text:style-name="P1">1756. 1234234</text:p>
        <text:p text:style-name="P1">1757. 1234241</text:p>
        <text:p text:style-name="P1">1758. 1234242</text:p>
        <text:p text:style-name="P1">1759. 1234243</text:p>
        <text:p text:style-name="P1">1760. 1234244</text:p>
        <text:p text:style-name="P1">1761. 1234311</text:p>
        <text:p text:style-name="P1">1762. 1234312</text:p>
        <text:p text:style-name="P1"><text:soft-page-break/>1763. 1234313</text:p>
        <text:p text:style-name="P1">1764. 1234314</text:p>
        <text:p text:style-name="P1">1765. 1234321</text:p>
        <text:p text:style-name="P1">1766. 1234322</text:p>
        <text:p text:style-name="P1">1767. 1234323</text:p>
        <text:p text:style-name="P1">1768. 1234324</text:p>
        <text:p text:style-name="P1">1769. 1234331</text:p>
        <text:p text:style-name="P1">1770. 1234332</text:p>
        <text:p text:style-name="P1">1771. 1234333</text:p>
        <text:p text:style-name="P1">1772. 1234334</text:p>
        <text:p text:style-name="P1">1773. 1234341</text:p>
        <text:p text:style-name="P1">1774. 1234342</text:p>
        <text:p text:style-name="P1">1775. 1234343</text:p>
        <text:p text:style-name="P1">1776. 1234344</text:p>
        <text:p text:style-name="P1">1777. 1234411</text:p>
        <text:p text:style-name="P1">1778. 1234412</text:p>
        <text:p text:style-name="P1">1779. 1234413</text:p>
        <text:p text:style-name="P1">1780. 1234414</text:p>
        <text:p text:style-name="P1">1781. 1234421</text:p>
        <text:p text:style-name="P1">1782. 1234422</text:p>
        <text:p text:style-name="P1">1783. 1234423</text:p>
        <text:p text:style-name="P1">1784. 1234424</text:p>
        <text:p text:style-name="P1">1785. 1234431</text:p>
        <text:p text:style-name="P1">1786. 1234432</text:p>
        <text:p text:style-name="P1">1787. 1234433</text:p>
        <text:p text:style-name="P1">1788. 1234434</text:p>
        <text:p text:style-name="P1">1789. 1234441</text:p>
        <text:p text:style-name="P1">1790. 1234442</text:p>
        <text:p text:style-name="P1">1791. 1234443</text:p>
        <text:p text:style-name="P1">1792. 1234444</text:p>
        <text:p text:style-name="P1">1793. 1241111</text:p>
        <text:p text:style-name="P1">1794. 1241112</text:p>
        <text:p text:style-name="P1">1795. 1241113</text:p>
        <text:p text:style-name="P1">1796. 1241114</text:p>
        <text:p text:style-name="P1">1797. 1241121</text:p>
        <text:p text:style-name="P1">1798. 1241122</text:p>
        <text:p text:style-name="P1">1799. 1241123</text:p>
        <text:p text:style-name="P1">1800. 1241124</text:p>
        <text:p text:style-name="P1">1801. 1241131</text:p>
        <text:p text:style-name="P1">1802. 1241132</text:p>
        <text:p text:style-name="P1">1803. 1241133</text:p>
        <text:p text:style-name="P1">1804. 1241134</text:p>
        <text:p text:style-name="P1">1805. 1241141</text:p>
        <text:p text:style-name="P1">1806. 1241142</text:p>
        <text:p text:style-name="P1">1807. 1241143</text:p>
        <text:p text:style-name="P1">1808. 1241144</text:p>
        <text:p text:style-name="P1">1809. 1241211</text:p>
        <text:p text:style-name="P1">1810. 1241212</text:p>
        <text:p text:style-name="P1">1811. 1241213</text:p>
        <text:p text:style-name="P1">1812. 1241214</text:p>
        <text:p text:style-name="P1">1813. 1241221</text:p>
        <text:p text:style-name="P1">1814. 1241222</text:p>
        <text:p text:style-name="P1">1815. 1241223</text:p>
        <text:p text:style-name="P1">1816. 1241224</text:p>
        <text:p text:style-name="P1">1817. 1241231</text:p>
        <text:p text:style-name="P1">1818. 1241232</text:p>
        <text:p text:style-name="P1">1819. 1241233</text:p>
        <text:p text:style-name="P1">1820. 1241234</text:p>
        <text:p text:style-name="P1">1821. 1241241</text:p>
        <text:p text:style-name="P1">1822. 1241242</text:p>
        <text:p text:style-name="P1">1823. 1241243</text:p>
        <text:p text:style-name="P1">1824. 1241244</text:p>
        <text:p text:style-name="P1">1825. 1241311</text:p>
        <text:p text:style-name="P1">1826. 1241312</text:p>
        <text:p text:style-name="P1">1827. 1241313</text:p>
        <text:p text:style-name="P1">1828. 1241314</text:p>
        <text:p text:style-name="P1">1829. 1241321</text:p>
        <text:p text:style-name="P1">1830. 1241322</text:p>
        <text:p text:style-name="P1">1831. 1241323</text:p>
        <text:p text:style-name="P1">1832. 1241324</text:p>
        <text:p text:style-name="P1">1833. 1241331</text:p>
        <text:p text:style-name="P1">1834. 1241332</text:p>
        <text:p text:style-name="P1">1835. 1241333</text:p>
        <text:p text:style-name="P1">1836. 1241334</text:p>
        <text:p text:style-name="P1">1837. 1241341</text:p>
        <text:p text:style-name="P1">1838. 1241342</text:p>
        <text:p text:style-name="P1">1839. 1241343</text:p>
        <text:p text:style-name="P1">1840. 1241344</text:p>
        <text:p text:style-name="P1">1841. 1241411</text:p>
        <text:p text:style-name="P1">1842. 1241412</text:p>
        <text:p text:style-name="P1">1843. 1241413</text:p>
        <text:p text:style-name="P1">1844. 1241414</text:p>
        <text:p text:style-name="P1">1845. 1241421</text:p>
        <text:p text:style-name="P1">1846. 1241422</text:p>
        <text:p text:style-name="P1">1847. 1241423</text:p>
        <text:p text:style-name="P1">1848. 1241424</text:p>
        <text:p text:style-name="P1">1849. 1241431</text:p>
        <text:p text:style-name="P1">1850. 1241432</text:p>
        <text:p text:style-name="P1">1851. 1241433</text:p>
        <text:p text:style-name="P1">1852. 1241434</text:p>
        <text:p text:style-name="P1">1853. 1241441</text:p>
        <text:p text:style-name="P1">1854. 1241442</text:p>
        <text:p text:style-name="P1">1855. 1241443</text:p>
        <text:p text:style-name="P1">1856. 1241444</text:p>
        <text:p text:style-name="P1">1857. 1242111</text:p>
        <text:p text:style-name="P1">1858. 1242112</text:p>
        <text:p text:style-name="P1">1859. 1242113</text:p>
        <text:p text:style-name="P1">1860. 1242114</text:p>
        <text:p text:style-name="P1">1861. 1242121</text:p>
        <text:p text:style-name="P1">1862. 1242122</text:p>
        <text:p text:style-name="P1">1863. 1242123</text:p>
        <text:p text:style-name="P1">1864. 1242124</text:p>
        <text:p text:style-name="P1">1865. 1242131</text:p>
        <text:p text:style-name="P1">1866. 1242132</text:p>
        <text:p text:style-name="P1">1867. 1242133</text:p>
        <text:p text:style-name="P1">1868. 1242134</text:p>
        <text:p text:style-name="P1">1869. 1242141</text:p>
        <text:p text:style-name="P1">1870. 1242142</text:p>
        <text:p text:style-name="P1">1871. 1242143</text:p>
        <text:p text:style-name="P1">1872. 1242144</text:p>
        <text:p text:style-name="P1">1873. 1242211</text:p>
        <text:p text:style-name="P1">1874. 1242212</text:p>
        <text:p text:style-name="P1">1875. 1242213</text:p>
        <text:p text:style-name="P1">1876. 1242214</text:p>
        <text:p text:style-name="P1">1877. 1242221</text:p>
        <text:p text:style-name="P1">1878. 1242222</text:p>
        <text:p text:style-name="P1">1879. 1242223</text:p>
        <text:p text:style-name="P1">1880. 1242224</text:p>
        <text:p text:style-name="P1">1881. 1242231</text:p>
        <text:p text:style-name="P1">1882. 1242232</text:p>
        <text:p text:style-name="P1">1883. 1242233</text:p>
        <text:p text:style-name="P1">1884. 1242234</text:p>
        <text:p text:style-name="P1">1885. 1242241</text:p>
        <text:p text:style-name="P1">1886. 1242242</text:p>
        <text:p text:style-name="P1">1887. 1242243</text:p>
        <text:p text:style-name="P1">1888. 1242244</text:p>
        <text:p text:style-name="P1">1889. 1242311</text:p>
        <text:p text:style-name="P1">1890. 1242312</text:p>
        <text:p text:style-name="P1">1891. 1242313</text:p>
        <text:p text:style-name="P1">1892. 1242314</text:p>
        <text:p text:style-name="P1">1893. 1242321</text:p>
        <text:p text:style-name="P1">1894. 1242322</text:p>
        <text:p text:style-name="P1">1895. 1242323</text:p>
        <text:p text:style-name="P1">1896. 1242324</text:p>
        <text:p text:style-name="P1">1897. 1242331</text:p>
        <text:p text:style-name="P1">1898. 1242332</text:p>
        <text:p text:style-name="P1">1899. 1242333</text:p>
        <text:p text:style-name="P1">1900. 1242334</text:p>
        <text:p text:style-name="P1">1901. 1242341</text:p>
        <text:p text:style-name="P1">1902. 1242342</text:p>
        <text:p text:style-name="P1">1903. 1242343</text:p>
        <text:p text:style-name="P1">1904. 1242344</text:p>
        <text:p text:style-name="P1">1905. 1242411</text:p>
        <text:p text:style-name="P1">1906. 1242412</text:p>
        <text:p text:style-name="P1">1907. 1242413</text:p>
        <text:p text:style-name="P1">1908. 1242414</text:p>
        <text:p text:style-name="P1">1909. 1242421</text:p>
        <text:p text:style-name="P1">1910. 1242422</text:p>
        <text:p text:style-name="P1">1911. 1242423</text:p>
        <text:p text:style-name="P1">1912. 1242424</text:p>
        <text:p text:style-name="P1">1913. 1242431</text:p>
        <text:p text:style-name="P1">1914. 1242432</text:p>
        <text:p text:style-name="P1">1915. 1242433</text:p>
        <text:p text:style-name="P1">1916. 1242434</text:p>
        <text:p text:style-name="P1">1917. 1242441</text:p>
        <text:p text:style-name="P1">1918. 1242442</text:p>
        <text:p text:style-name="P1">1919. 1242443</text:p>
        <text:p text:style-name="P1">1920. 1242444</text:p>
        <text:p text:style-name="P1">1921. 1243111</text:p>
        <text:p text:style-name="P1">1922. 1243112</text:p>
        <text:p text:style-name="P1">1923. 1243113</text:p>
        <text:p text:style-name="P1">1924. 1243114</text:p>
        <text:p text:style-name="P1">1925. 1243121</text:p>
        <text:p text:style-name="P1">1926. 1243122</text:p>
        <text:p text:style-name="P1">1927. 1243123</text:p>
        <text:p text:style-name="P1">1928. 1243124</text:p>
        <text:p text:style-name="P1">1929. 1243131</text:p>
        <text:p text:style-name="P1">1930. 1243132</text:p>
        <text:p text:style-name="P1">1931. 1243133</text:p>
        <text:p text:style-name="P1">1932. 1243134</text:p>
        <text:p text:style-name="P1">1933. 1243141</text:p>
        <text:p text:style-name="P1">1934. 1243142</text:p>
        <text:p text:style-name="P1">1935. 1243143</text:p>
        <text:p text:style-name="P1">1936. 1243144</text:p>
        <text:p text:style-name="P1">1937. 1243211</text:p>
        <text:p text:style-name="P1">1938. 1243212</text:p>
        <text:p text:style-name="P1">1939. 1243213</text:p>
        <text:p text:style-name="P1">1940. 1243214</text:p>
        <text:p text:style-name="P1">1941. 1243221</text:p>
        <text:p text:style-name="P1">1942. 1243222</text:p>
        <text:p text:style-name="P1">1943. 1243223</text:p>
        <text:p text:style-name="P1">1944. 1243224</text:p>
        <text:p text:style-name="P1">1945. 1243231</text:p>
        <text:p text:style-name="P1">1946. 1243232</text:p>
        <text:p text:style-name="P1">1947. 1243233</text:p>
        <text:p text:style-name="P1">1948. 1243234</text:p>
        <text:p text:style-name="P1">1949. 1243241</text:p>
        <text:p text:style-name="P1">1950. 1243242</text:p>
        <text:p text:style-name="P1">1951. 1243243</text:p>
        <text:p text:style-name="P1">1952. 1243244</text:p>
        <text:p text:style-name="P1">1953. 1243311</text:p>
        <text:p text:style-name="P1">1954. 1243312</text:p>
        <text:p text:style-name="P1">1955. 1243313</text:p>
        <text:p text:style-name="P1">1956. 1243314</text:p>
        <text:p text:style-name="P1">1957. 1243321</text:p>
        <text:p text:style-name="P1">1958. 1243322</text:p>
        <text:p text:style-name="P1"><text:soft-page-break/>1959. 1243323</text:p>
        <text:p text:style-name="P1">1960. 1243324</text:p>
        <text:p text:style-name="P1">1961. 1243331</text:p>
        <text:p text:style-name="P1">1962. 1243332</text:p>
        <text:p text:style-name="P1">1963. 1243333</text:p>
        <text:p text:style-name="P1">1964. 1243334</text:p>
        <text:p text:style-name="P1">1965. 1243341</text:p>
        <text:p text:style-name="P1">1966. 1243342</text:p>
        <text:p text:style-name="P1">1967. 1243343</text:p>
        <text:p text:style-name="P1">1968. 1243344</text:p>
        <text:p text:style-name="P1">1969. 1243411</text:p>
        <text:p text:style-name="P1">1970. 1243412</text:p>
        <text:p text:style-name="P1">1971. 1243413</text:p>
        <text:p text:style-name="P1">1972. 1243414</text:p>
        <text:p text:style-name="P1">1973. 1243421</text:p>
        <text:p text:style-name="P1">1974. 1243422</text:p>
        <text:p text:style-name="P1">1975. 1243423</text:p>
        <text:p text:style-name="P1">1976. 1243424</text:p>
        <text:p text:style-name="P1">1977. 1243431</text:p>
        <text:p text:style-name="P1">1978. 1243432</text:p>
        <text:p text:style-name="P1">1979. 1243433</text:p>
        <text:p text:style-name="P1">1980. 1243434</text:p>
        <text:p text:style-name="P1">1981. 1243441</text:p>
        <text:p text:style-name="P1">1982. 1243442</text:p>
        <text:p text:style-name="P1">1983. 1243443</text:p>
        <text:p text:style-name="P1">1984. 1243444</text:p>
        <text:p text:style-name="P1">1985. 1244111</text:p>
        <text:p text:style-name="P1">1986. 1244112</text:p>
        <text:p text:style-name="P1">1987. 1244113</text:p>
        <text:p text:style-name="P1">1988. 1244114</text:p>
        <text:p text:style-name="P1">1989. 1244121</text:p>
        <text:p text:style-name="P1">1990. 1244122</text:p>
        <text:p text:style-name="P1">1991. 1244123</text:p>
        <text:p text:style-name="P1">1992. 1244124</text:p>
        <text:p text:style-name="P1">1993. 1244131</text:p>
        <text:p text:style-name="P1">1994. 1244132</text:p>
        <text:p text:style-name="P1">1995. 1244133</text:p>
        <text:p text:style-name="P1">1996. 1244134</text:p>
        <text:p text:style-name="P1">1997. 1244141</text:p>
        <text:p text:style-name="P1">1998. 1244142</text:p>
        <text:p text:style-name="P1">1999. 1244143</text:p>
        <text:p text:style-name="P1">2000. 1244144</text:p>
        <text:p text:style-name="P1">2001. 1244211</text:p>
        <text:p text:style-name="P1">2002. 1244212</text:p>
        <text:p text:style-name="P1">2003. 1244213</text:p>
        <text:p text:style-name="P1">2004. 1244214</text:p>
        <text:p text:style-name="P1">2005. 1244221</text:p>
        <text:p text:style-name="P1">2006. 1244222</text:p>
        <text:p text:style-name="P1">2007. 1244223</text:p>
        <text:p text:style-name="P1">2008. 1244224</text:p>
        <text:p text:style-name="P1">2009. 1244231</text:p>
        <text:p text:style-name="P1">2010. 1244232</text:p>
        <text:p text:style-name="P1">2011. 1244233</text:p>
        <text:p text:style-name="P1">2012. 1244234</text:p>
        <text:p text:style-name="P1">2013. 1244241</text:p>
        <text:p text:style-name="P1">2014. 1244242</text:p>
        <text:p text:style-name="P1">2015. 1244243</text:p>
        <text:p text:style-name="P1">2016. 1244244</text:p>
        <text:p text:style-name="P1">2017. 1244311</text:p>
        <text:p text:style-name="P1">2018. 1244312</text:p>
        <text:p text:style-name="P1">2019. 1244313</text:p>
        <text:p text:style-name="P1">2020. 1244314</text:p>
        <text:p text:style-name="P1">2021. 1244321</text:p>
        <text:p text:style-name="P1">2022. 1244322</text:p>
        <text:p text:style-name="P1">2023. 1244323</text:p>
        <text:p text:style-name="P1">2024. 1244324</text:p>
        <text:p text:style-name="P1">2025. 1244331</text:p>
        <text:p text:style-name="P1">2026. 1244332</text:p>
        <text:p text:style-name="P1">2027. 1244333</text:p>
        <text:p text:style-name="P1">2028. 1244334</text:p>
        <text:p text:style-name="P1">2029. 1244341</text:p>
        <text:p text:style-name="P1">2030. 1244342</text:p>
        <text:p text:style-name="P1">2031. 1244343</text:p>
        <text:p text:style-name="P1">2032. 1244344</text:p>
        <text:p text:style-name="P1">2033. 1244411</text:p>
        <text:p text:style-name="P1">2034. 1244412</text:p>
        <text:p text:style-name="P1">2035. 1244413</text:p>
        <text:p text:style-name="P1">2036. 1244414</text:p>
        <text:p text:style-name="P1">2037. 1244421</text:p>
        <text:p text:style-name="P1">2038. 1244422</text:p>
        <text:p text:style-name="P1">2039. 1244423</text:p>
        <text:p text:style-name="P1">2040. 1244424</text:p>
        <text:p text:style-name="P1">2041. 1244431</text:p>
        <text:p text:style-name="P1">2042. 1244432</text:p>
        <text:p text:style-name="P1">2043. 1244433</text:p>
        <text:p text:style-name="P1">2044. 1244434</text:p>
        <text:p text:style-name="P1">2045. 1244441</text:p>
        <text:p text:style-name="P1">2046. 1244442</text:p>
        <text:p text:style-name="P1">2047. 1244443</text:p>
        <text:p text:style-name="P1">2048. 1244444</text:p>
        <text:p text:style-name="P1">2049. 1311111</text:p>
        <text:p text:style-name="P1">2050. 1311112</text:p>
        <text:p text:style-name="P1">2051. 1311113</text:p>
        <text:p text:style-name="P1">2052. 1311114</text:p>
        <text:p text:style-name="P1">2053. 1311121</text:p>
        <text:p text:style-name="P1">2054. 1311122</text:p>
        <text:p text:style-name="P1">2055. 1311123</text:p>
        <text:p text:style-name="P1">2056. 1311124</text:p>
        <text:p text:style-name="P1">2057. 1311131</text:p>
        <text:p text:style-name="P1">2058. 1311132</text:p>
        <text:p text:style-name="P1">2059. 1311133</text:p>
        <text:p text:style-name="P1">2060. 1311134</text:p>
        <text:p text:style-name="P1">2061. 1311141</text:p>
        <text:p text:style-name="P1">2062. 1311142</text:p>
        <text:p text:style-name="P1">2063. 1311143</text:p>
        <text:p text:style-name="P1">2064. 1311144</text:p>
        <text:p text:style-name="P1">2065. 1311211</text:p>
        <text:p text:style-name="P1">2066. 1311212</text:p>
        <text:p text:style-name="P1">2067. 1311213</text:p>
        <text:p text:style-name="P1">2068. 1311214</text:p>
        <text:p text:style-name="P1">2069. 1311221</text:p>
        <text:p text:style-name="P1">2070. 1311222</text:p>
        <text:p text:style-name="P1">2071. 1311223</text:p>
        <text:p text:style-name="P1">2072. 1311224</text:p>
        <text:p text:style-name="P1">2073. 1311231</text:p>
        <text:p text:style-name="P1">2074. 1311232</text:p>
        <text:p text:style-name="P1">2075. 1311233</text:p>
        <text:p text:style-name="P1">2076. 1311234</text:p>
        <text:p text:style-name="P1">2077. 1311241</text:p>
        <text:p text:style-name="P1">2078. 1311242</text:p>
        <text:p text:style-name="P1">2079. 1311243</text:p>
        <text:p text:style-name="P1">2080. 1311244</text:p>
        <text:p text:style-name="P1">2081. 1311311</text:p>
        <text:p text:style-name="P1">2082. 1311312</text:p>
        <text:p text:style-name="P1">2083. 1311313</text:p>
        <text:p text:style-name="P1">2084. 1311314</text:p>
        <text:p text:style-name="P1">2085. 1311321</text:p>
        <text:p text:style-name="P1">2086. 1311322</text:p>
        <text:p text:style-name="P1">2087. 1311323</text:p>
        <text:p text:style-name="P1">2088. 1311324</text:p>
        <text:p text:style-name="P1">2089. 1311331</text:p>
        <text:p text:style-name="P1">2090. 1311332</text:p>
        <text:p text:style-name="P1">2091. 1311333</text:p>
        <text:p text:style-name="P1">2092. 1311334</text:p>
        <text:p text:style-name="P1">2093. 1311341</text:p>
        <text:p text:style-name="P1">2094. 1311342</text:p>
        <text:p text:style-name="P1">2095. 1311343</text:p>
        <text:p text:style-name="P1">2096. 1311344</text:p>
        <text:p text:style-name="P1">2097. 1311411</text:p>
        <text:p text:style-name="P1">2098. 1311412</text:p>
        <text:p text:style-name="P1">2099. 1311413</text:p>
        <text:p text:style-name="P1">2100. 1311414</text:p>
        <text:p text:style-name="P1">2101. 1311421</text:p>
        <text:p text:style-name="P1">2102. 1311422</text:p>
        <text:p text:style-name="P1">2103. 1311423</text:p>
        <text:p text:style-name="P1">2104. 1311424</text:p>
        <text:p text:style-name="P1">2105. 1311431</text:p>
        <text:p text:style-name="P1">2106. 1311432</text:p>
        <text:p text:style-name="P1">2107. 1311433</text:p>
        <text:p text:style-name="P1">2108. 1311434</text:p>
        <text:p text:style-name="P1">2109. 1311441</text:p>
        <text:p text:style-name="P1">2110. 1311442</text:p>
        <text:p text:style-name="P1">2111. 1311443</text:p>
        <text:p text:style-name="P1">2112. 1311444</text:p>
        <text:p text:style-name="P1">2113. 1312111</text:p>
        <text:p text:style-name="P1">2114. 1312112</text:p>
        <text:p text:style-name="P1">2115. 1312113</text:p>
        <text:p text:style-name="P1">2116. 1312114</text:p>
        <text:p text:style-name="P1">2117. 1312121</text:p>
        <text:p text:style-name="P1">2118. 1312122</text:p>
        <text:p text:style-name="P1">2119. 1312123</text:p>
        <text:p text:style-name="P1">2120. 1312124</text:p>
        <text:p text:style-name="P1">2121. 1312131</text:p>
        <text:p text:style-name="P1">2122. 1312132</text:p>
        <text:p text:style-name="P1">2123. 1312133</text:p>
        <text:p text:style-name="P1">2124. 1312134</text:p>
        <text:p text:style-name="P1">2125. 1312141</text:p>
        <text:p text:style-name="P1">2126. 1312142</text:p>
        <text:p text:style-name="P1">2127. 1312143</text:p>
        <text:p text:style-name="P1">2128. 1312144</text:p>
        <text:p text:style-name="P1">2129. 1312211</text:p>
        <text:p text:style-name="P1">2130. 1312212</text:p>
        <text:p text:style-name="P1">2131. 1312213</text:p>
        <text:p text:style-name="P1">2132. 1312214</text:p>
        <text:p text:style-name="P1">2133. 1312221</text:p>
        <text:p text:style-name="P1">2134. 1312222</text:p>
        <text:p text:style-name="P1">2135. 1312223</text:p>
        <text:p text:style-name="P1">2136. 1312224</text:p>
        <text:p text:style-name="P1">2137. 1312231</text:p>
        <text:p text:style-name="P1">2138. 1312232</text:p>
        <text:p text:style-name="P1">2139. 1312233</text:p>
        <text:p text:style-name="P1">2140. 1312234</text:p>
        <text:p text:style-name="P1">2141. 1312241</text:p>
        <text:p text:style-name="P1">2142. 1312242</text:p>
        <text:p text:style-name="P1">2143. 1312243</text:p>
        <text:p text:style-name="P1">2144. 1312244</text:p>
        <text:p text:style-name="P1">2145. 1312311</text:p>
        <text:p text:style-name="P1">2146. 1312312</text:p>
        <text:p text:style-name="P1">2147. 1312313</text:p>
        <text:p text:style-name="P1">2148. 1312314</text:p>
        <text:p text:style-name="P1">2149. 1312321</text:p>
        <text:p text:style-name="P1">2150. 1312322</text:p>
        <text:p text:style-name="P1">2151. 1312323</text:p>
        <text:p text:style-name="P1">2152. 1312324</text:p>
        <text:p text:style-name="P1">2153. 1312331</text:p>
        <text:p text:style-name="P1">2154. 1312332</text:p>
        <text:p text:style-name="P1"><text:soft-page-break/>2155. 1312333</text:p>
        <text:p text:style-name="P1">2156. 1312334</text:p>
        <text:p text:style-name="P1">2157. 1312341</text:p>
        <text:p text:style-name="P1">2158. 1312342</text:p>
        <text:p text:style-name="P1">2159. 1312343</text:p>
        <text:p text:style-name="P1">2160. 1312344</text:p>
        <text:p text:style-name="P1">2161. 1312411</text:p>
        <text:p text:style-name="P1">2162. 1312412</text:p>
        <text:p text:style-name="P1">2163. 1312413</text:p>
        <text:p text:style-name="P1">2164. 1312414</text:p>
        <text:p text:style-name="P1">2165. 1312421</text:p>
        <text:p text:style-name="P1">2166. 1312422</text:p>
        <text:p text:style-name="P1">2167. 1312423</text:p>
        <text:p text:style-name="P1">2168. 1312424</text:p>
        <text:p text:style-name="P1">2169. 1312431</text:p>
        <text:p text:style-name="P1">2170. 1312432</text:p>
        <text:p text:style-name="P1">2171. 1312433</text:p>
        <text:p text:style-name="P1">2172. 1312434</text:p>
        <text:p text:style-name="P1">2173. 1312441</text:p>
        <text:p text:style-name="P1">2174. 1312442</text:p>
        <text:p text:style-name="P1">2175. 1312443</text:p>
        <text:p text:style-name="P1">2176. 1312444</text:p>
        <text:p text:style-name="P1">2177. 1313111</text:p>
        <text:p text:style-name="P1">2178. 1313112</text:p>
        <text:p text:style-name="P1">2179. 1313113</text:p>
        <text:p text:style-name="P1">2180. 1313114</text:p>
        <text:p text:style-name="P1">2181. 1313121</text:p>
        <text:p text:style-name="P1">2182. 1313122</text:p>
        <text:p text:style-name="P1">2183. 1313123</text:p>
        <text:p text:style-name="P1">2184. 1313124</text:p>
        <text:p text:style-name="P1">2185. 1313131</text:p>
        <text:p text:style-name="P1">2186. 1313132</text:p>
        <text:p text:style-name="P1">2187. 1313133</text:p>
        <text:p text:style-name="P1">2188. 1313134</text:p>
        <text:p text:style-name="P1">2189. 1313141</text:p>
        <text:p text:style-name="P1">2190. 1313142</text:p>
        <text:p text:style-name="P1">2191. 1313143</text:p>
        <text:p text:style-name="P1">2192. 1313144</text:p>
        <text:p text:style-name="P1">2193. 1313211</text:p>
        <text:p text:style-name="P1">2194. 1313212</text:p>
        <text:p text:style-name="P1">2195. 1313213</text:p>
        <text:p text:style-name="P1">2196. 1313214</text:p>
        <text:p text:style-name="P1">2197. 1313221</text:p>
        <text:p text:style-name="P1">2198. 1313222</text:p>
        <text:p text:style-name="P1">2199. 1313223</text:p>
        <text:p text:style-name="P1">2200. 1313224</text:p>
        <text:p text:style-name="P1">2201. 1313231</text:p>
        <text:p text:style-name="P1">2202. 1313232</text:p>
        <text:p text:style-name="P1">2203. 1313233</text:p>
        <text:p text:style-name="P1">2204. 1313234</text:p>
        <text:p text:style-name="P1">2205. 1313241</text:p>
        <text:p text:style-name="P1">2206. 1313242</text:p>
        <text:p text:style-name="P1">2207. 1313243</text:p>
        <text:p text:style-name="P1">2208. 1313244</text:p>
        <text:p text:style-name="P1">2209. 1313311</text:p>
        <text:p text:style-name="P1">2210. 1313312</text:p>
        <text:p text:style-name="P1">2211. 1313313</text:p>
        <text:p text:style-name="P1">2212. 1313314</text:p>
        <text:p text:style-name="P1">2213. 1313321</text:p>
        <text:p text:style-name="P1">2214. 1313322</text:p>
        <text:p text:style-name="P1">2215. 1313323</text:p>
        <text:p text:style-name="P1">2216. 1313324</text:p>
        <text:p text:style-name="P1">2217. 1313331</text:p>
        <text:p text:style-name="P1">2218. 1313332</text:p>
        <text:p text:style-name="P1">2219. 1313333</text:p>
        <text:p text:style-name="P1">2220. 1313334</text:p>
        <text:p text:style-name="P1">2221. 1313341</text:p>
        <text:p text:style-name="P1">2222. 1313342</text:p>
        <text:p text:style-name="P1">2223. 1313343</text:p>
        <text:p text:style-name="P1">2224. 1313344</text:p>
        <text:p text:style-name="P1">2225. 1313411</text:p>
        <text:p text:style-name="P1">2226. 1313412</text:p>
        <text:p text:style-name="P1">2227. 1313413</text:p>
        <text:p text:style-name="P1">2228. 1313414</text:p>
        <text:p text:style-name="P1">2229. 1313421</text:p>
        <text:p text:style-name="P1">2230. 1313422</text:p>
        <text:p text:style-name="P1">2231. 1313423</text:p>
        <text:p text:style-name="P1">2232. 1313424</text:p>
        <text:p text:style-name="P1">2233. 1313431</text:p>
        <text:p text:style-name="P1">2234. 1313432</text:p>
        <text:p text:style-name="P1">2235. 1313433</text:p>
        <text:p text:style-name="P1">2236. 1313434</text:p>
        <text:p text:style-name="P1">2237. 1313441</text:p>
        <text:p text:style-name="P1">2238. 1313442</text:p>
        <text:p text:style-name="P1">2239. 1313443</text:p>
        <text:p text:style-name="P1">2240. 1313444</text:p>
        <text:p text:style-name="P1">2241. 1314111</text:p>
        <text:p text:style-name="P1">2242. 1314112</text:p>
        <text:p text:style-name="P1">2243. 1314113</text:p>
        <text:p text:style-name="P1">2244. 1314114</text:p>
        <text:p text:style-name="P1">2245. 1314121</text:p>
        <text:p text:style-name="P1">2246. 1314122</text:p>
        <text:p text:style-name="P1">2247. 1314123</text:p>
        <text:p text:style-name="P1">2248. 1314124</text:p>
        <text:p text:style-name="P1">2249. 1314131</text:p>
        <text:p text:style-name="P1">2250. 1314132</text:p>
        <text:p text:style-name="P1">2251. 1314133</text:p>
        <text:p text:style-name="P1">2252. 1314134</text:p>
        <text:p text:style-name="P1">2253. 1314141</text:p>
        <text:p text:style-name="P1">2254. 1314142</text:p>
        <text:p text:style-name="P1">2255. 1314143</text:p>
        <text:p text:style-name="P1">2256. 1314144</text:p>
        <text:p text:style-name="P1">2257. 1314211</text:p>
        <text:p text:style-name="P1">2258. 1314212</text:p>
        <text:p text:style-name="P1">2259. 1314213</text:p>
        <text:p text:style-name="P1">2260. 1314214</text:p>
        <text:p text:style-name="P1">2261. 1314221</text:p>
        <text:p text:style-name="P1">2262. 1314222</text:p>
        <text:p text:style-name="P1">2263. 1314223</text:p>
        <text:p text:style-name="P1">2264. 1314224</text:p>
        <text:p text:style-name="P1">2265. 1314231</text:p>
        <text:p text:style-name="P1">2266. 1314232</text:p>
        <text:p text:style-name="P1">2267. 1314233</text:p>
        <text:p text:style-name="P1">2268. 1314234</text:p>
        <text:p text:style-name="P1">2269. 1314241</text:p>
        <text:p text:style-name="P1">2270. 1314242</text:p>
        <text:p text:style-name="P1">2271. 1314243</text:p>
        <text:p text:style-name="P1">2272. 1314244</text:p>
        <text:p text:style-name="P1">2273. 1314311</text:p>
        <text:p text:style-name="P1">2274. 1314312</text:p>
        <text:p text:style-name="P1">2275. 1314313</text:p>
        <text:p text:style-name="P1">2276. 1314314</text:p>
        <text:p text:style-name="P1">2277. 1314321</text:p>
        <text:p text:style-name="P1">2278. 1314322</text:p>
        <text:p text:style-name="P1">2279. 1314323</text:p>
        <text:p text:style-name="P1">2280. 1314324</text:p>
        <text:p text:style-name="P1">2281. 1314331</text:p>
        <text:p text:style-name="P1">2282. 1314332</text:p>
        <text:p text:style-name="P1">2283. 1314333</text:p>
        <text:p text:style-name="P1">2284. 1314334</text:p>
        <text:p text:style-name="P1">2285. 1314341</text:p>
        <text:p text:style-name="P1">2286. 1314342</text:p>
        <text:p text:style-name="P1">2287. 1314343</text:p>
        <text:p text:style-name="P1">2288. 1314344</text:p>
        <text:p text:style-name="P1">2289. 1314411</text:p>
        <text:p text:style-name="P1">2290. 1314412</text:p>
        <text:p text:style-name="P1">2291. 1314413</text:p>
        <text:p text:style-name="P1">2292. 1314414</text:p>
        <text:p text:style-name="P1">2293. 1314421</text:p>
        <text:p text:style-name="P1">2294. 1314422</text:p>
        <text:p text:style-name="P1">2295. 1314423</text:p>
        <text:p text:style-name="P1">2296. 1314424</text:p>
        <text:p text:style-name="P1">2297. 1314431</text:p>
        <text:p text:style-name="P1">2298. 1314432</text:p>
        <text:p text:style-name="P1">2299. 1314433</text:p>
        <text:p text:style-name="P1">2300. 1314434</text:p>
        <text:p text:style-name="P1">2301. 1314441</text:p>
        <text:p text:style-name="P1">2302. 1314442</text:p>
        <text:p text:style-name="P1">2303. 1314443</text:p>
        <text:p text:style-name="P1">2304. 1314444</text:p>
        <text:p text:style-name="P1">2305. 1321111</text:p>
        <text:p text:style-name="P1">2306. 1321112</text:p>
        <text:p text:style-name="P1">2307. 1321113</text:p>
        <text:p text:style-name="P1">2308. 1321114</text:p>
        <text:p text:style-name="P1">2309. 1321121</text:p>
        <text:p text:style-name="P1">2310. 1321122</text:p>
        <text:p text:style-name="P1">2311. 1321123</text:p>
        <text:p text:style-name="P1">2312. 1321124</text:p>
        <text:p text:style-name="P1">2313. 1321131</text:p>
        <text:p text:style-name="P1">2314. 1321132</text:p>
        <text:p text:style-name="P1">2315. 1321133</text:p>
        <text:p text:style-name="P1">2316. 1321134</text:p>
        <text:p text:style-name="P1">2317. 1321141</text:p>
        <text:p text:style-name="P1">2318. 1321142</text:p>
        <text:p text:style-name="P1">2319. 1321143</text:p>
        <text:p text:style-name="P1">2320. 1321144</text:p>
        <text:p text:style-name="P1">2321. 1321211</text:p>
        <text:p text:style-name="P1">2322. 1321212</text:p>
        <text:p text:style-name="P1">2323. 1321213</text:p>
        <text:p text:style-name="P1">2324. 1321214</text:p>
        <text:p text:style-name="P1">2325. 1321221</text:p>
        <text:p text:style-name="P1">2326. 1321222</text:p>
        <text:p text:style-name="P1">2327. 1321223</text:p>
        <text:p text:style-name="P1">2328. 1321224</text:p>
        <text:p text:style-name="P1">2329. 1321231</text:p>
        <text:p text:style-name="P1">2330. 1321232</text:p>
        <text:p text:style-name="P1">2331. 1321233</text:p>
        <text:p text:style-name="P1">2332. 1321234</text:p>
        <text:p text:style-name="P1">2333. 1321241</text:p>
        <text:p text:style-name="P1">2334. 1321242</text:p>
        <text:p text:style-name="P1">2335. 1321243</text:p>
        <text:p text:style-name="P1">2336. 1321244</text:p>
        <text:p text:style-name="P1">2337. 1321311</text:p>
        <text:p text:style-name="P1">2338. 1321312</text:p>
        <text:p text:style-name="P1">2339. 1321313</text:p>
        <text:p text:style-name="P1">2340. 1321314</text:p>
        <text:p text:style-name="P1">2341. 1321321</text:p>
        <text:p text:style-name="P1">2342. 1321322</text:p>
        <text:p text:style-name="P1">2343. 1321323</text:p>
        <text:p text:style-name="P1">2344. 1321324</text:p>
        <text:p text:style-name="P1">2345. 1321331</text:p>
        <text:p text:style-name="P1">2346. 1321332</text:p>
        <text:p text:style-name="P1">2347. 1321333</text:p>
        <text:p text:style-name="P1">2348. 1321334</text:p>
        <text:p text:style-name="P1">2349. 1321341</text:p>
        <text:p text:style-name="P1">2350. 1321342</text:p>
        <text:p text:style-name="P1"><text:soft-page-break/>2351. 1321343</text:p>
        <text:p text:style-name="P1">2352. 1321344</text:p>
        <text:p text:style-name="P1">2353. 1321411</text:p>
        <text:p text:style-name="P1">2354. 1321412</text:p>
        <text:p text:style-name="P1">2355. 1321413</text:p>
        <text:p text:style-name="P1">2356. 1321414</text:p>
        <text:p text:style-name="P1">2357. 1321421</text:p>
        <text:p text:style-name="P1">2358. 1321422</text:p>
        <text:p text:style-name="P1">2359. 1321423</text:p>
        <text:p text:style-name="P1">2360. 1321424</text:p>
        <text:p text:style-name="P1">2361. 1321431</text:p>
        <text:p text:style-name="P1">2362. 1321432</text:p>
        <text:p text:style-name="P1">2363. 1321433</text:p>
        <text:p text:style-name="P1">2364. 1321434</text:p>
        <text:p text:style-name="P1">2365. 1321441</text:p>
        <text:p text:style-name="P1">2366. 1321442</text:p>
        <text:p text:style-name="P1">2367. 1321443</text:p>
        <text:p text:style-name="P1">2368. 1321444</text:p>
        <text:p text:style-name="P1">2369. 1322111</text:p>
        <text:p text:style-name="P1">2370. 1322112</text:p>
        <text:p text:style-name="P1">2371. 1322113</text:p>
        <text:p text:style-name="P1">2372. 1322114</text:p>
        <text:p text:style-name="P1">2373. 1322121</text:p>
        <text:p text:style-name="P1">2374. 1322122</text:p>
        <text:p text:style-name="P1">2375. 1322123</text:p>
        <text:p text:style-name="P1">2376. 1322124</text:p>
        <text:p text:style-name="P1">2377. 1322131</text:p>
        <text:p text:style-name="P1">2378. 1322132</text:p>
        <text:p text:style-name="P1">2379. 1322133</text:p>
        <text:p text:style-name="P1">2380. 1322134</text:p>
        <text:p text:style-name="P1">2381. 1322141</text:p>
        <text:p text:style-name="P1">2382. 1322142</text:p>
        <text:p text:style-name="P1">2383. 1322143</text:p>
        <text:p text:style-name="P1">2384. 1322144</text:p>
        <text:p text:style-name="P1">2385. 1322211</text:p>
        <text:p text:style-name="P1">2386. 1322212</text:p>
        <text:p text:style-name="P1">2387. 1322213</text:p>
        <text:p text:style-name="P1">2388. 1322214</text:p>
        <text:p text:style-name="P1">2389. 1322221</text:p>
        <text:p text:style-name="P1">2390. 1322222</text:p>
        <text:p text:style-name="P1">2391. 1322223</text:p>
        <text:p text:style-name="P1">2392. 1322224</text:p>
        <text:p text:style-name="P1">2393. 1322231</text:p>
        <text:p text:style-name="P1">2394. 1322232</text:p>
        <text:p text:style-name="P1">2395. 1322233</text:p>
        <text:p text:style-name="P1">2396. 1322234</text:p>
        <text:p text:style-name="P1">2397. 1322241</text:p>
        <text:p text:style-name="P1">2398. 1322242</text:p>
        <text:p text:style-name="P1">2399. 1322243</text:p>
        <text:p text:style-name="P1">2400. 1322244</text:p>
        <text:p text:style-name="P1">2401. 1322311</text:p>
        <text:p text:style-name="P1">2402. 1322312</text:p>
        <text:p text:style-name="P1">2403. 1322313</text:p>
        <text:p text:style-name="P1">2404. 1322314</text:p>
        <text:p text:style-name="P1">2405. 1322321</text:p>
        <text:p text:style-name="P1">2406. 1322322</text:p>
        <text:p text:style-name="P1">2407. 1322323</text:p>
        <text:p text:style-name="P1">2408. 1322324</text:p>
        <text:p text:style-name="P1">2409. 1322331</text:p>
        <text:p text:style-name="P1">2410. 1322332</text:p>
        <text:p text:style-name="P1">2411. 1322333</text:p>
        <text:p text:style-name="P1">2412. 1322334</text:p>
        <text:p text:style-name="P1">2413. 1322341</text:p>
        <text:p text:style-name="P1">2414. 1322342</text:p>
        <text:p text:style-name="P1">2415. 1322343</text:p>
        <text:p text:style-name="P1">2416. 1322344</text:p>
        <text:p text:style-name="P1">2417. 1322411</text:p>
        <text:p text:style-name="P1">2418. 1322412</text:p>
        <text:p text:style-name="P1">2419. 1322413</text:p>
        <text:p text:style-name="P1">2420. 1322414</text:p>
        <text:p text:style-name="P1">2421. 1322421</text:p>
        <text:p text:style-name="P1">2422. 1322422</text:p>
        <text:p text:style-name="P1">2423. 1322423</text:p>
        <text:p text:style-name="P1">2424. 1322424</text:p>
        <text:p text:style-name="P1">2425. 1322431</text:p>
        <text:p text:style-name="P1">2426. 1322432</text:p>
        <text:p text:style-name="P1">2427. 1322433</text:p>
        <text:p text:style-name="P1">2428. 1322434</text:p>
        <text:p text:style-name="P1">2429. 1322441</text:p>
        <text:p text:style-name="P1">2430. 1322442</text:p>
        <text:p text:style-name="P1">2431. 1322443</text:p>
        <text:p text:style-name="P1">2432. 1322444</text:p>
        <text:p text:style-name="P1">2433. 1323111</text:p>
        <text:p text:style-name="P1">2434. 1323112</text:p>
        <text:p text:style-name="P1">2435. 1323113</text:p>
        <text:p text:style-name="P1">2436. 1323114</text:p>
        <text:p text:style-name="P1">2437. 1323121</text:p>
        <text:p text:style-name="P1">2438. 1323122</text:p>
        <text:p text:style-name="P1">2439. 1323123</text:p>
        <text:p text:style-name="P1">2440. 1323124</text:p>
        <text:p text:style-name="P1">2441. 1323131</text:p>
        <text:p text:style-name="P1">2442. 1323132</text:p>
        <text:p text:style-name="P1">2443. 1323133</text:p>
        <text:p text:style-name="P1">2444. 1323134</text:p>
        <text:p text:style-name="P1">2445. 1323141</text:p>
        <text:p text:style-name="P1">2446. 1323142</text:p>
        <text:p text:style-name="P1">2447. 1323143</text:p>
        <text:p text:style-name="P1">2448. 1323144</text:p>
        <text:p text:style-name="P1">2449. 1323211</text:p>
        <text:p text:style-name="P1">2450. 1323212</text:p>
        <text:p text:style-name="P1">2451. 1323213</text:p>
        <text:p text:style-name="P1">2452. 1323214</text:p>
        <text:p text:style-name="P1">2453. 1323221</text:p>
        <text:p text:style-name="P1">2454. 1323222</text:p>
        <text:p text:style-name="P1">2455. 1323223</text:p>
        <text:p text:style-name="P1">2456. 1323224</text:p>
        <text:p text:style-name="P1">2457. 1323231</text:p>
        <text:p text:style-name="P1">2458. 1323232</text:p>
        <text:p text:style-name="P1">2459. 1323233</text:p>
        <text:p text:style-name="P1">2460. 1323234</text:p>
        <text:p text:style-name="P1">2461. 1323241</text:p>
        <text:p text:style-name="P1">2462. 1323242</text:p>
        <text:p text:style-name="P1">2463. 1323243</text:p>
        <text:p text:style-name="P1">2464. 1323244</text:p>
        <text:p text:style-name="P1">2465. 1323311</text:p>
        <text:p text:style-name="P1">2466. 1323312</text:p>
        <text:p text:style-name="P1">2467. 1323313</text:p>
        <text:p text:style-name="P1">2468. 1323314</text:p>
        <text:p text:style-name="P1">2469. 1323321</text:p>
        <text:p text:style-name="P1">2470. 1323322</text:p>
        <text:p text:style-name="P1">2471. 1323323</text:p>
        <text:p text:style-name="P1">2472. 1323324</text:p>
        <text:p text:style-name="P1">2473. 1323331</text:p>
        <text:p text:style-name="P1">2474. 1323332</text:p>
        <text:p text:style-name="P1">2475. 1323333</text:p>
        <text:p text:style-name="P1">2476. 1323334</text:p>
        <text:p text:style-name="P1">2477. 1323341</text:p>
        <text:p text:style-name="P1">2478. 1323342</text:p>
        <text:p text:style-name="P1">2479. 1323343</text:p>
        <text:p text:style-name="P1">2480. 1323344</text:p>
        <text:p text:style-name="P1">2481. 1323411</text:p>
        <text:p text:style-name="P1">2482. 1323412</text:p>
        <text:p text:style-name="P1">2483. 1323413</text:p>
        <text:p text:style-name="P1">2484. 1323414</text:p>
        <text:p text:style-name="P1">2485. 1323421</text:p>
        <text:p text:style-name="P1">2486. 1323422</text:p>
        <text:p text:style-name="P1">2487. 1323423</text:p>
        <text:p text:style-name="P1">2488. 1323424</text:p>
        <text:p text:style-name="P1">2489. 1323431</text:p>
        <text:p text:style-name="P1">2490. 1323432</text:p>
        <text:p text:style-name="P1">2491. 1323433</text:p>
        <text:p text:style-name="P1">2492. 1323434</text:p>
        <text:p text:style-name="P1">2493. 1323441</text:p>
        <text:p text:style-name="P1">2494. 1323442</text:p>
        <text:p text:style-name="P1">2495. 1323443</text:p>
        <text:p text:style-name="P1">2496. 1323444</text:p>
        <text:p text:style-name="P1">2497. 1324111</text:p>
        <text:p text:style-name="P1">2498. 1324112</text:p>
        <text:p text:style-name="P1">2499. 1324113</text:p>
        <text:p text:style-name="P1">2500. 1324114</text:p>
        <text:p text:style-name="P1">2501. 1324121</text:p>
        <text:p text:style-name="P1">2502. 1324122</text:p>
        <text:p text:style-name="P1">2503. 1324123</text:p>
        <text:p text:style-name="P1">2504. 1324124</text:p>
        <text:p text:style-name="P1">2505. 1324131</text:p>
        <text:p text:style-name="P1">2506. 1324132</text:p>
        <text:p text:style-name="P1">2507. 1324133</text:p>
        <text:p text:style-name="P1">2508. 1324134</text:p>
        <text:p text:style-name="P1">2509. 1324141</text:p>
        <text:p text:style-name="P1">2510. 1324142</text:p>
        <text:p text:style-name="P1">2511. 1324143</text:p>
        <text:p text:style-name="P1">2512. 1324144</text:p>
        <text:p text:style-name="P1">2513. 1324211</text:p>
        <text:p text:style-name="P1">2514. 1324212</text:p>
        <text:p text:style-name="P1">2515. 1324213</text:p>
        <text:p text:style-name="P1">2516. 1324214</text:p>
        <text:p text:style-name="P1">2517. 1324221</text:p>
        <text:p text:style-name="P1">2518. 1324222</text:p>
        <text:p text:style-name="P1">2519. 1324223</text:p>
        <text:p text:style-name="P1">2520. 1324224</text:p>
        <text:p text:style-name="P1">2521. 1324231</text:p>
        <text:p text:style-name="P1">2522. 1324232</text:p>
        <text:p text:style-name="P1">2523. 1324233</text:p>
        <text:p text:style-name="P1">2524. 1324234</text:p>
        <text:p text:style-name="P1">2525. 1324241</text:p>
        <text:p text:style-name="P1">2526. 1324242</text:p>
        <text:p text:style-name="P1">2527. 1324243</text:p>
        <text:p text:style-name="P1">2528. 1324244</text:p>
        <text:p text:style-name="P1">2529. 1324311</text:p>
        <text:p text:style-name="P1">2530. 1324312</text:p>
        <text:p text:style-name="P1">2531. 1324313</text:p>
        <text:p text:style-name="P1">2532. 1324314</text:p>
        <text:p text:style-name="P1">2533. 1324321</text:p>
        <text:p text:style-name="P1">2534. 1324322</text:p>
        <text:p text:style-name="P1">2535. 1324323</text:p>
        <text:p text:style-name="P1">2536. 1324324</text:p>
        <text:p text:style-name="P1">2537. 1324331</text:p>
        <text:p text:style-name="P1">2538. 1324332</text:p>
        <text:p text:style-name="P1">2539. 1324333</text:p>
        <text:p text:style-name="P1">2540. 1324334</text:p>
        <text:p text:style-name="P1">2541. 1324341</text:p>
        <text:p text:style-name="P1">2542. 1324342</text:p>
        <text:p text:style-name="P1">2543. 1324343</text:p>
        <text:p text:style-name="P1">2544. 1324344</text:p>
        <text:p text:style-name="P1">2545. 1324411</text:p>
        <text:p text:style-name="P1">2546. 1324412</text:p>
        <text:p text:style-name="P1"><text:soft-page-break/>2547. 1324413</text:p>
        <text:p text:style-name="P1">2548. 1324414</text:p>
        <text:p text:style-name="P1">2549. 1324421</text:p>
        <text:p text:style-name="P1">2550. 1324422</text:p>
        <text:p text:style-name="P1">2551. 1324423</text:p>
        <text:p text:style-name="P1">2552. 1324424</text:p>
        <text:p text:style-name="P1">2553. 1324431</text:p>
        <text:p text:style-name="P1">2554. 1324432</text:p>
        <text:p text:style-name="P1">2555. 1324433</text:p>
        <text:p text:style-name="P1">2556. 1324434</text:p>
        <text:p text:style-name="P1">2557. 1324441</text:p>
        <text:p text:style-name="P1">2558. 1324442</text:p>
        <text:p text:style-name="P1">2559. 1324443</text:p>
        <text:p text:style-name="P1">2560. 1324444</text:p>
        <text:p text:style-name="P1">2561. 1331111</text:p>
        <text:p text:style-name="P1">2562. 1331112</text:p>
        <text:p text:style-name="P1">2563. 1331113</text:p>
        <text:p text:style-name="P1">2564. 1331114</text:p>
        <text:p text:style-name="P1">2565. 1331121</text:p>
        <text:p text:style-name="P1">2566. 1331122</text:p>
        <text:p text:style-name="P1">2567. 1331123</text:p>
        <text:p text:style-name="P1">2568. 1331124</text:p>
        <text:p text:style-name="P1">2569. 1331131</text:p>
        <text:p text:style-name="P1">2570. 1331132</text:p>
        <text:p text:style-name="P1">2571. 1331133</text:p>
        <text:p text:style-name="P1">2572. 1331134</text:p>
        <text:p text:style-name="P1">2573. 1331141</text:p>
        <text:p text:style-name="P1">2574. 1331142</text:p>
        <text:p text:style-name="P1">2575. 1331143</text:p>
        <text:p text:style-name="P1">2576. 1331144</text:p>
        <text:p text:style-name="P1">2577. 1331211</text:p>
        <text:p text:style-name="P1">2578. 1331212</text:p>
        <text:p text:style-name="P1">2579. 1331213</text:p>
        <text:p text:style-name="P1">2580. 1331214</text:p>
        <text:p text:style-name="P1">2581. 1331221</text:p>
        <text:p text:style-name="P1">2582. 1331222</text:p>
        <text:p text:style-name="P1">2583. 1331223</text:p>
        <text:p text:style-name="P1">2584. 1331224</text:p>
        <text:p text:style-name="P1">2585. 1331231</text:p>
        <text:p text:style-name="P1">2586. 1331232</text:p>
        <text:p text:style-name="P1">2587. 1331233</text:p>
        <text:p text:style-name="P1">2588. 1331234</text:p>
        <text:p text:style-name="P1">2589. 1331241</text:p>
        <text:p text:style-name="P1">2590. 1331242</text:p>
        <text:p text:style-name="P1">2591. 1331243</text:p>
        <text:p text:style-name="P1">2592. 1331244</text:p>
        <text:p text:style-name="P1">2593. 1331311</text:p>
        <text:p text:style-name="P1">2594. 1331312</text:p>
        <text:p text:style-name="P1">2595. 1331313</text:p>
        <text:p text:style-name="P1">2596. 1331314</text:p>
        <text:p text:style-name="P1">2597. 1331321</text:p>
        <text:p text:style-name="P1">2598. 1331322</text:p>
        <text:p text:style-name="P1">2599. 1331323</text:p>
        <text:p text:style-name="P1">2600. 1331324</text:p>
        <text:p text:style-name="P1">2601. 1331331</text:p>
        <text:p text:style-name="P1">2602. 1331332</text:p>
        <text:p text:style-name="P1">2603. 1331333</text:p>
        <text:p text:style-name="P1">2604. 1331334</text:p>
        <text:p text:style-name="P1">2605. 1331341</text:p>
        <text:p text:style-name="P1">2606. 1331342</text:p>
        <text:p text:style-name="P1">2607. 1331343</text:p>
        <text:p text:style-name="P1">2608. 1331344</text:p>
        <text:p text:style-name="P1">2609. 1331411</text:p>
        <text:p text:style-name="P1">2610. 1331412</text:p>
        <text:p text:style-name="P1">2611. 1331413</text:p>
        <text:p text:style-name="P1">2612. 1331414</text:p>
        <text:p text:style-name="P1">2613. 1331421</text:p>
        <text:p text:style-name="P1">2614. 1331422</text:p>
        <text:p text:style-name="P1">2615. 1331423</text:p>
        <text:p text:style-name="P1">2616. 1331424</text:p>
        <text:p text:style-name="P1">2617. 1331431</text:p>
        <text:p text:style-name="P1">2618. 1331432</text:p>
        <text:p text:style-name="P1">2619. 1331433</text:p>
        <text:p text:style-name="P1">2620. 1331434</text:p>
        <text:p text:style-name="P1">2621. 1331441</text:p>
        <text:p text:style-name="P1">2622. 1331442</text:p>
        <text:p text:style-name="P1">2623. 1331443</text:p>
        <text:p text:style-name="P1">2624. 1331444</text:p>
        <text:p text:style-name="P1">2625. 1332111</text:p>
        <text:p text:style-name="P1">2626. 1332112</text:p>
        <text:p text:style-name="P1">2627. 1332113</text:p>
        <text:p text:style-name="P1">2628. 1332114</text:p>
        <text:p text:style-name="P1">2629. 1332121</text:p>
        <text:p text:style-name="P1">2630. 1332122</text:p>
        <text:p text:style-name="P1">2631. 1332123</text:p>
        <text:p text:style-name="P1">2632. 1332124</text:p>
        <text:p text:style-name="P1">2633. 1332131</text:p>
        <text:p text:style-name="P1">2634. 1332132</text:p>
        <text:p text:style-name="P1">2635. 1332133</text:p>
        <text:p text:style-name="P1">2636. 1332134</text:p>
        <text:p text:style-name="P1">2637. 1332141</text:p>
        <text:p text:style-name="P1">2638. 1332142</text:p>
        <text:p text:style-name="P1">2639. 1332143</text:p>
        <text:p text:style-name="P1">2640. 1332144</text:p>
        <text:p text:style-name="P1">2641. 1332211</text:p>
        <text:p text:style-name="P1">2642. 1332212</text:p>
        <text:p text:style-name="P1">2643. 1332213</text:p>
        <text:p text:style-name="P1">2644. 1332214</text:p>
        <text:p text:style-name="P1">2645. 1332221</text:p>
        <text:p text:style-name="P1">2646. 1332222</text:p>
        <text:p text:style-name="P1">2647. 1332223</text:p>
        <text:p text:style-name="P1">2648. 1332224</text:p>
        <text:p text:style-name="P1">2649. 1332231</text:p>
        <text:p text:style-name="P1">2650. 1332232</text:p>
        <text:p text:style-name="P1">2651. 1332233</text:p>
        <text:p text:style-name="P1">2652. 1332234</text:p>
        <text:p text:style-name="P1">2653. 1332241</text:p>
        <text:p text:style-name="P1">2654. 1332242</text:p>
        <text:p text:style-name="P1">2655. 1332243</text:p>
        <text:p text:style-name="P1">2656. 1332244</text:p>
        <text:p text:style-name="P1">2657. 1332311</text:p>
        <text:p text:style-name="P1">2658. 1332312</text:p>
        <text:p text:style-name="P1">2659. 1332313</text:p>
        <text:p text:style-name="P1">2660. 1332314</text:p>
        <text:p text:style-name="P1">2661. 1332321</text:p>
        <text:p text:style-name="P1">2662. 1332322</text:p>
        <text:p text:style-name="P1">2663. 1332323</text:p>
        <text:p text:style-name="P1">2664. 1332324</text:p>
        <text:p text:style-name="P1">2665. 1332331</text:p>
        <text:p text:style-name="P1">2666. 1332332</text:p>
        <text:p text:style-name="P1">2667. 1332333</text:p>
        <text:p text:style-name="P1">2668. 1332334</text:p>
        <text:p text:style-name="P1">2669. 1332341</text:p>
        <text:p text:style-name="P1">2670. 1332342</text:p>
        <text:p text:style-name="P1">2671. 1332343</text:p>
        <text:p text:style-name="P1">2672. 1332344</text:p>
        <text:p text:style-name="P1">2673. 1332411</text:p>
        <text:p text:style-name="P1">2674. 1332412</text:p>
        <text:p text:style-name="P1">2675. 1332413</text:p>
        <text:p text:style-name="P1">2676. 1332414</text:p>
        <text:p text:style-name="P1">2677. 1332421</text:p>
        <text:p text:style-name="P1">2678. 1332422</text:p>
        <text:p text:style-name="P1">2679. 1332423</text:p>
        <text:p text:style-name="P1">2680. 1332424</text:p>
        <text:p text:style-name="P1">2681. 1332431</text:p>
        <text:p text:style-name="P1">2682. 1332432</text:p>
        <text:p text:style-name="P1">2683. 1332433</text:p>
        <text:p text:style-name="P1">2684. 1332434</text:p>
        <text:p text:style-name="P1">2685. 1332441</text:p>
        <text:p text:style-name="P1">2686. 1332442</text:p>
        <text:p text:style-name="P1">2687. 1332443</text:p>
        <text:p text:style-name="P1">2688. 1332444</text:p>
        <text:p text:style-name="P1">2689. 1333111</text:p>
        <text:p text:style-name="P1">2690. 1333112</text:p>
        <text:p text:style-name="P1">2691. 1333113</text:p>
        <text:p text:style-name="P1">2692. 1333114</text:p>
        <text:p text:style-name="P1">2693. 1333121</text:p>
        <text:p text:style-name="P1">2694. 1333122</text:p>
        <text:p text:style-name="P1">2695. 1333123</text:p>
        <text:p text:style-name="P1">2696. 1333124</text:p>
        <text:p text:style-name="P1">2697. 1333131</text:p>
        <text:p text:style-name="P1">2698. 1333132</text:p>
        <text:p text:style-name="P1">2699. 1333133</text:p>
        <text:p text:style-name="P1">2700. 1333134</text:p>
        <text:p text:style-name="P1">2701. 1333141</text:p>
        <text:p text:style-name="P1">2702. 1333142</text:p>
        <text:p text:style-name="P1">2703. 1333143</text:p>
        <text:p text:style-name="P1">2704. 1333144</text:p>
        <text:p text:style-name="P1">2705. 1333211</text:p>
        <text:p text:style-name="P1">2706. 1333212</text:p>
        <text:p text:style-name="P1">2707. 1333213</text:p>
        <text:p text:style-name="P1">2708. 1333214</text:p>
        <text:p text:style-name="P1">2709. 1333221</text:p>
        <text:p text:style-name="P1">2710. 1333222</text:p>
        <text:p text:style-name="P1">2711. 1333223</text:p>
        <text:p text:style-name="P1">2712. 1333224</text:p>
        <text:p text:style-name="P1">2713. 1333231</text:p>
        <text:p text:style-name="P1">2714. 1333232</text:p>
        <text:p text:style-name="P1">2715. 1333233</text:p>
        <text:p text:style-name="P1">2716. 1333234</text:p>
        <text:p text:style-name="P1">2717. 1333241</text:p>
        <text:p text:style-name="P1">2718. 1333242</text:p>
        <text:p text:style-name="P1">2719. 1333243</text:p>
        <text:p text:style-name="P1">2720. 1333244</text:p>
        <text:p text:style-name="P1">2721. 1333311</text:p>
        <text:p text:style-name="P1">2722. 1333312</text:p>
        <text:p text:style-name="P1">2723. 1333313</text:p>
        <text:p text:style-name="P1">2724. 1333314</text:p>
        <text:p text:style-name="P1">2725. 1333321</text:p>
        <text:p text:style-name="P1">2726. 1333322</text:p>
        <text:p text:style-name="P1">2727. 1333323</text:p>
        <text:p text:style-name="P1">2728. 1333324</text:p>
        <text:p text:style-name="P1">2729. 1333331</text:p>
        <text:p text:style-name="P1">2730. 1333332</text:p>
        <text:p text:style-name="P1">2731. 1333333</text:p>
        <text:p text:style-name="P1">2732. 1333334</text:p>
        <text:p text:style-name="P1">2733. 1333341</text:p>
        <text:p text:style-name="P1">2734. 1333342</text:p>
        <text:p text:style-name="P1">2735. 1333343</text:p>
        <text:p text:style-name="P1">2736. 1333344</text:p>
        <text:p text:style-name="P1">2737. 1333411</text:p>
        <text:p text:style-name="P1">2738. 1333412</text:p>
        <text:p text:style-name="P1">2739. 1333413</text:p>
        <text:p text:style-name="P1">2740. 1333414</text:p>
        <text:p text:style-name="P1">2741. 1333421</text:p>
        <text:p text:style-name="P1">2742. 1333422</text:p>
        <text:p text:style-name="P1"><text:soft-page-break/>2743. 1333423</text:p>
        <text:p text:style-name="P1">2744. 1333424</text:p>
        <text:p text:style-name="P1">2745. 1333431</text:p>
        <text:p text:style-name="P1">2746. 1333432</text:p>
        <text:p text:style-name="P1">2747. 1333433</text:p>
        <text:p text:style-name="P1">2748. 1333434</text:p>
        <text:p text:style-name="P1">2749. 1333441</text:p>
        <text:p text:style-name="P1">2750. 1333442</text:p>
        <text:p text:style-name="P1">2751. 1333443</text:p>
        <text:p text:style-name="P1">2752. 1333444</text:p>
        <text:p text:style-name="P1">2753. 1334111</text:p>
        <text:p text:style-name="P1">2754. 1334112</text:p>
        <text:p text:style-name="P1">2755. 1334113</text:p>
        <text:p text:style-name="P1">2756. 1334114</text:p>
        <text:p text:style-name="P1">2757. 1334121</text:p>
        <text:p text:style-name="P1">2758. 1334122</text:p>
        <text:p text:style-name="P1">2759. 1334123</text:p>
        <text:p text:style-name="P1">2760. 1334124</text:p>
        <text:p text:style-name="P1">2761. 1334131</text:p>
        <text:p text:style-name="P1">2762. 1334132</text:p>
        <text:p text:style-name="P1">2763. 1334133</text:p>
        <text:p text:style-name="P1">2764. 1334134</text:p>
        <text:p text:style-name="P1">2765. 1334141</text:p>
        <text:p text:style-name="P1">2766. 1334142</text:p>
        <text:p text:style-name="P1">2767. 1334143</text:p>
        <text:p text:style-name="P1">2768. 1334144</text:p>
        <text:p text:style-name="P1">2769. 1334211</text:p>
        <text:p text:style-name="P1">2770. 1334212</text:p>
        <text:p text:style-name="P1">2771. 1334213</text:p>
        <text:p text:style-name="P1">2772. 1334214</text:p>
        <text:p text:style-name="P1">2773. 1334221</text:p>
        <text:p text:style-name="P1">2774. 1334222</text:p>
        <text:p text:style-name="P1">2775. 1334223</text:p>
        <text:p text:style-name="P1">2776. 1334224</text:p>
        <text:p text:style-name="P1">2777. 1334231</text:p>
        <text:p text:style-name="P1">2778. 1334232</text:p>
        <text:p text:style-name="P1">2779. 1334233</text:p>
        <text:p text:style-name="P1">2780. 1334234</text:p>
        <text:p text:style-name="P1">2781. 1334241</text:p>
        <text:p text:style-name="P1">2782. 1334242</text:p>
        <text:p text:style-name="P1">2783. 1334243</text:p>
        <text:p text:style-name="P1">2784. 1334244</text:p>
        <text:p text:style-name="P1">2785. 1334311</text:p>
        <text:p text:style-name="P1">2786. 1334312</text:p>
        <text:p text:style-name="P1">2787. 1334313</text:p>
        <text:p text:style-name="P1">2788. 1334314</text:p>
        <text:p text:style-name="P1">2789. 1334321</text:p>
        <text:p text:style-name="P1">2790. 1334322</text:p>
        <text:p text:style-name="P1">2791. 1334323</text:p>
        <text:p text:style-name="P1">2792. 1334324</text:p>
        <text:p text:style-name="P1">2793. 1334331</text:p>
        <text:p text:style-name="P1">2794. 1334332</text:p>
        <text:p text:style-name="P1">2795. 1334333</text:p>
        <text:p text:style-name="P1">2796. 1334334</text:p>
        <text:p text:style-name="P1">2797. 1334341</text:p>
        <text:p text:style-name="P1">2798. 1334342</text:p>
        <text:p text:style-name="P1">2799. 1334343</text:p>
        <text:p text:style-name="P1">2800. 1334344</text:p>
        <text:p text:style-name="P1">2801. 1334411</text:p>
        <text:p text:style-name="P1">2802. 1334412</text:p>
        <text:p text:style-name="P1">2803. 1334413</text:p>
        <text:p text:style-name="P1">2804. 1334414</text:p>
        <text:p text:style-name="P1">2805. 1334421</text:p>
        <text:p text:style-name="P1">2806. 1334422</text:p>
        <text:p text:style-name="P1">2807. 1334423</text:p>
        <text:p text:style-name="P1">2808. 1334424</text:p>
        <text:p text:style-name="P1">2809. 1334431</text:p>
        <text:p text:style-name="P1">2810. 1334432</text:p>
        <text:p text:style-name="P1">2811. 1334433</text:p>
        <text:p text:style-name="P1">2812. 1334434</text:p>
        <text:p text:style-name="P1">2813. 1334441</text:p>
        <text:p text:style-name="P1">2814. 1334442</text:p>
        <text:p text:style-name="P1">2815. 1334443</text:p>
        <text:p text:style-name="P1">2816. 1334444</text:p>
        <text:p text:style-name="P1">2817. 1341111</text:p>
        <text:p text:style-name="P1">2818. 1341112</text:p>
        <text:p text:style-name="P1">2819. 1341113</text:p>
        <text:p text:style-name="P1">2820. 1341114</text:p>
        <text:p text:style-name="P1">2821. 1341121</text:p>
        <text:p text:style-name="P1">2822. 1341122</text:p>
        <text:p text:style-name="P1">2823. 1341123</text:p>
        <text:p text:style-name="P1">2824. 1341124</text:p>
        <text:p text:style-name="P1">2825. 1341131</text:p>
        <text:p text:style-name="P1">2826. 1341132</text:p>
        <text:p text:style-name="P1">2827. 1341133</text:p>
        <text:p text:style-name="P1">2828. 1341134</text:p>
        <text:p text:style-name="P1">2829. 1341141</text:p>
        <text:p text:style-name="P1">2830. 1341142</text:p>
        <text:p text:style-name="P1">2831. 1341143</text:p>
        <text:p text:style-name="P1">2832. 1341144</text:p>
        <text:p text:style-name="P1">2833. 1341211</text:p>
        <text:p text:style-name="P1">2834. 1341212</text:p>
        <text:p text:style-name="P1">2835. 1341213</text:p>
        <text:p text:style-name="P1">2836. 1341214</text:p>
        <text:p text:style-name="P1">2837. 1341221</text:p>
        <text:p text:style-name="P1">2838. 1341222</text:p>
        <text:p text:style-name="P1">2839. 1341223</text:p>
        <text:p text:style-name="P1">2840. 1341224</text:p>
        <text:p text:style-name="P1">2841. 1341231</text:p>
        <text:p text:style-name="P1">2842. 1341232</text:p>
        <text:p text:style-name="P1">2843. 1341233</text:p>
        <text:p text:style-name="P1">2844. 1341234</text:p>
        <text:p text:style-name="P1">2845. 1341241</text:p>
        <text:p text:style-name="P1">2846. 1341242</text:p>
        <text:p text:style-name="P1">2847. 1341243</text:p>
        <text:p text:style-name="P1">2848. 1341244</text:p>
        <text:p text:style-name="P1">2849. 1341311</text:p>
        <text:p text:style-name="P1">2850. 1341312</text:p>
        <text:p text:style-name="P1">2851. 1341313</text:p>
        <text:p text:style-name="P1">2852. 1341314</text:p>
        <text:p text:style-name="P1">2853. 1341321</text:p>
        <text:p text:style-name="P1">2854. 1341322</text:p>
        <text:p text:style-name="P1">2855. 1341323</text:p>
        <text:p text:style-name="P1">2856. 1341324</text:p>
        <text:p text:style-name="P1">2857. 1341331</text:p>
        <text:p text:style-name="P1">2858. 1341332</text:p>
        <text:p text:style-name="P1">2859. 1341333</text:p>
        <text:p text:style-name="P1">2860. 1341334</text:p>
        <text:p text:style-name="P1">2861. 1341341</text:p>
        <text:p text:style-name="P1">2862. 1341342</text:p>
        <text:p text:style-name="P1">2863. 1341343</text:p>
        <text:p text:style-name="P1">2864. 1341344</text:p>
        <text:p text:style-name="P1">2865. 1341411</text:p>
        <text:p text:style-name="P1">2866. 1341412</text:p>
        <text:p text:style-name="P1">2867. 1341413</text:p>
        <text:p text:style-name="P1">2868. 1341414</text:p>
        <text:p text:style-name="P1">2869. 1341421</text:p>
        <text:p text:style-name="P1">2870. 1341422</text:p>
        <text:p text:style-name="P1">2871. 1341423</text:p>
        <text:p text:style-name="P1">2872. 1341424</text:p>
        <text:p text:style-name="P1">2873. 1341431</text:p>
        <text:p text:style-name="P1">2874. 1341432</text:p>
        <text:p text:style-name="P1">2875. 1341433</text:p>
        <text:p text:style-name="P1">2876. 1341434</text:p>
        <text:p text:style-name="P1">2877. 1341441</text:p>
        <text:p text:style-name="P1">2878. 1341442</text:p>
        <text:p text:style-name="P1">2879. 1341443</text:p>
        <text:p text:style-name="P1">2880. 1341444</text:p>
        <text:p text:style-name="P1">2881. 1342111</text:p>
        <text:p text:style-name="P1">2882. 1342112</text:p>
        <text:p text:style-name="P1">2883. 1342113</text:p>
        <text:p text:style-name="P1">2884. 1342114</text:p>
        <text:p text:style-name="P1">2885. 1342121</text:p>
        <text:p text:style-name="P1">2886. 1342122</text:p>
        <text:p text:style-name="P1">2887. 1342123</text:p>
        <text:p text:style-name="P1">2888. 1342124</text:p>
        <text:p text:style-name="P1">2889. 1342131</text:p>
        <text:p text:style-name="P1">2890. 1342132</text:p>
        <text:p text:style-name="P1">2891. 1342133</text:p>
        <text:p text:style-name="P1">2892. 1342134</text:p>
        <text:p text:style-name="P1">2893. 1342141</text:p>
        <text:p text:style-name="P1">2894. 1342142</text:p>
        <text:p text:style-name="P1">2895. 1342143</text:p>
        <text:p text:style-name="P1">2896. 1342144</text:p>
        <text:p text:style-name="P1">2897. 1342211</text:p>
        <text:p text:style-name="P1">2898. 1342212</text:p>
        <text:p text:style-name="P1">2899. 1342213</text:p>
        <text:p text:style-name="P1">2900. 1342214</text:p>
        <text:p text:style-name="P1">2901. 1342221</text:p>
        <text:p text:style-name="P1">2902. 1342222</text:p>
        <text:p text:style-name="P1">2903. 1342223</text:p>
        <text:p text:style-name="P1">2904. 1342224</text:p>
        <text:p text:style-name="P1">2905. 1342231</text:p>
        <text:p text:style-name="P1">2906. 1342232</text:p>
        <text:p text:style-name="P1">2907. 1342233</text:p>
        <text:p text:style-name="P1">2908. 1342234</text:p>
        <text:p text:style-name="P1">2909. 1342241</text:p>
        <text:p text:style-name="P1">2910. 1342242</text:p>
        <text:p text:style-name="P1">2911. 1342243</text:p>
        <text:p text:style-name="P1">2912. 1342244</text:p>
        <text:p text:style-name="P1">2913. 1342311</text:p>
        <text:p text:style-name="P1">2914. 1342312</text:p>
        <text:p text:style-name="P1">2915. 1342313</text:p>
        <text:p text:style-name="P1">2916. 1342314</text:p>
        <text:p text:style-name="P1">2917. 1342321</text:p>
        <text:p text:style-name="P1">2918. 1342322</text:p>
        <text:p text:style-name="P1">2919. 1342323</text:p>
        <text:p text:style-name="P1">2920. 1342324</text:p>
        <text:p text:style-name="P1">2921. 1342331</text:p>
        <text:p text:style-name="P1">2922. 1342332</text:p>
        <text:p text:style-name="P1">2923. 1342333</text:p>
        <text:p text:style-name="P1">2924. 1342334</text:p>
        <text:p text:style-name="P1">2925. 1342341</text:p>
        <text:p text:style-name="P1">2926. 1342342</text:p>
        <text:p text:style-name="P1">2927. 1342343</text:p>
        <text:p text:style-name="P1">2928. 1342344</text:p>
        <text:p text:style-name="P1">2929. 1342411</text:p>
        <text:p text:style-name="P1">2930. 1342412</text:p>
        <text:p text:style-name="P1">2931. 1342413</text:p>
        <text:p text:style-name="P1">2932. 1342414</text:p>
        <text:p text:style-name="P1">2933. 1342421</text:p>
        <text:p text:style-name="P1">2934. 1342422</text:p>
        <text:p text:style-name="P1">2935. 1342423</text:p>
        <text:p text:style-name="P1">2936. 1342424</text:p>
        <text:p text:style-name="P1">2937. 1342431</text:p>
        <text:p text:style-name="P1">2938. 1342432</text:p>
        <text:p text:style-name="P1"><text:soft-page-break/>2939. 1342433</text:p>
        <text:p text:style-name="P1">2940. 1342434</text:p>
        <text:p text:style-name="P1">2941. 1342441</text:p>
        <text:p text:style-name="P1">2942. 1342442</text:p>
        <text:p text:style-name="P1">2943. 1342443</text:p>
        <text:p text:style-name="P1">2944. 1342444</text:p>
        <text:p text:style-name="P1">2945. 1343111</text:p>
        <text:p text:style-name="P1">2946. 1343112</text:p>
        <text:p text:style-name="P1">2947. 1343113</text:p>
        <text:p text:style-name="P1">2948. 1343114</text:p>
        <text:p text:style-name="P1">2949. 1343121</text:p>
        <text:p text:style-name="P1">2950. 1343122</text:p>
        <text:p text:style-name="P1">2951. 1343123</text:p>
        <text:p text:style-name="P1">2952. 1343124</text:p>
        <text:p text:style-name="P1">2953. 1343131</text:p>
        <text:p text:style-name="P1">2954. 1343132</text:p>
        <text:p text:style-name="P1">2955. 1343133</text:p>
        <text:p text:style-name="P1">2956. 1343134</text:p>
        <text:p text:style-name="P1">2957. 1343141</text:p>
        <text:p text:style-name="P1">2958. 1343142</text:p>
        <text:p text:style-name="P1">2959. 1343143</text:p>
        <text:p text:style-name="P1">2960. 1343144</text:p>
        <text:p text:style-name="P1">2961. 1343211</text:p>
        <text:p text:style-name="P1">2962. 1343212</text:p>
        <text:p text:style-name="P1">2963. 1343213</text:p>
        <text:p text:style-name="P1">2964. 1343214</text:p>
        <text:p text:style-name="P1">2965. 1343221</text:p>
        <text:p text:style-name="P1">2966. 1343222</text:p>
        <text:p text:style-name="P1">2967. 1343223</text:p>
        <text:p text:style-name="P1">2968. 1343224</text:p>
        <text:p text:style-name="P1">2969. 1343231</text:p>
        <text:p text:style-name="P1">2970. 1343232</text:p>
        <text:p text:style-name="P1">2971. 1343233</text:p>
        <text:p text:style-name="P1">2972. 1343234</text:p>
        <text:p text:style-name="P1">2973. 1343241</text:p>
        <text:p text:style-name="P1">2974. 1343242</text:p>
        <text:p text:style-name="P1">2975. 1343243</text:p>
        <text:p text:style-name="P1">2976. 1343244</text:p>
        <text:p text:style-name="P1">2977. 1343311</text:p>
        <text:p text:style-name="P1">2978. 1343312</text:p>
        <text:p text:style-name="P1">2979. 1343313</text:p>
        <text:p text:style-name="P1">2980. 1343314</text:p>
        <text:p text:style-name="P1">2981. 1343321</text:p>
        <text:p text:style-name="P1">2982. 1343322</text:p>
        <text:p text:style-name="P1">2983. 1343323</text:p>
        <text:p text:style-name="P1">2984. 1343324</text:p>
        <text:p text:style-name="P1">2985. 1343331</text:p>
        <text:p text:style-name="P1">2986. 1343332</text:p>
        <text:p text:style-name="P1">2987. 1343333</text:p>
        <text:p text:style-name="P1">2988. 1343334</text:p>
        <text:p text:style-name="P1">2989. 1343341</text:p>
        <text:p text:style-name="P1">2990. 1343342</text:p>
        <text:p text:style-name="P1">2991. 1343343</text:p>
        <text:p text:style-name="P1">2992. 1343344</text:p>
        <text:p text:style-name="P1">2993. 1343411</text:p>
        <text:p text:style-name="P1">2994. 1343412</text:p>
        <text:p text:style-name="P1">2995. 1343413</text:p>
        <text:p text:style-name="P1">2996. 1343414</text:p>
        <text:p text:style-name="P1">2997. 1343421</text:p>
        <text:p text:style-name="P1">2998. 1343422</text:p>
        <text:p text:style-name="P1">2999. 1343423</text:p>
        <text:p text:style-name="P1">3000. 1343424</text:p>
        <text:p text:style-name="P1">3001. 1343431</text:p>
        <text:p text:style-name="P1">3002. 1343432</text:p>
        <text:p text:style-name="P1">3003. 1343433</text:p>
        <text:p text:style-name="P1">3004. 1343434</text:p>
        <text:p text:style-name="P1">3005. 1343441</text:p>
        <text:p text:style-name="P1">3006. 1343442</text:p>
        <text:p text:style-name="P1">3007. 1343443</text:p>
        <text:p text:style-name="P1">3008. 1343444</text:p>
        <text:p text:style-name="P1">3009. 1344111</text:p>
        <text:p text:style-name="P1">3010. 1344112</text:p>
        <text:p text:style-name="P1">3011. 1344113</text:p>
        <text:p text:style-name="P1">3012. 1344114</text:p>
        <text:p text:style-name="P1">3013. 1344121</text:p>
        <text:p text:style-name="P1">3014. 1344122</text:p>
        <text:p text:style-name="P1">3015. 1344123</text:p>
        <text:p text:style-name="P1">3016. 1344124</text:p>
        <text:p text:style-name="P1">3017. 1344131</text:p>
        <text:p text:style-name="P1">3018. 1344132</text:p>
        <text:p text:style-name="P1">3019. 1344133</text:p>
        <text:p text:style-name="P1">3020. 1344134</text:p>
        <text:p text:style-name="P1">3021. 1344141</text:p>
        <text:p text:style-name="P1">3022. 1344142</text:p>
        <text:p text:style-name="P1">3023. 1344143</text:p>
        <text:p text:style-name="P1">3024. 1344144</text:p>
        <text:p text:style-name="P1">3025. 1344211</text:p>
        <text:p text:style-name="P1">3026. 1344212</text:p>
        <text:p text:style-name="P1">3027. 1344213</text:p>
        <text:p text:style-name="P1">3028. 1344214</text:p>
        <text:p text:style-name="P1">3029. 1344221</text:p>
        <text:p text:style-name="P1">3030. 1344222</text:p>
        <text:p text:style-name="P1">3031. 1344223</text:p>
        <text:p text:style-name="P1">3032. 1344224</text:p>
        <text:p text:style-name="P1">3033. 1344231</text:p>
        <text:p text:style-name="P1">3034. 1344232</text:p>
        <text:p text:style-name="P1">3035. 1344233</text:p>
        <text:p text:style-name="P1">3036. 1344234</text:p>
        <text:p text:style-name="P1">3037. 1344241</text:p>
        <text:p text:style-name="P1">3038. 1344242</text:p>
        <text:p text:style-name="P1">3039. 1344243</text:p>
        <text:p text:style-name="P1">3040. 1344244</text:p>
        <text:p text:style-name="P1">3041. 1344311</text:p>
        <text:p text:style-name="P1">3042. 1344312</text:p>
        <text:p text:style-name="P1">3043. 1344313</text:p>
        <text:p text:style-name="P1">3044. 1344314</text:p>
        <text:p text:style-name="P1">3045. 1344321</text:p>
        <text:p text:style-name="P1">3046. 1344322</text:p>
        <text:p text:style-name="P1">3047. 1344323</text:p>
        <text:p text:style-name="P1">3048. 1344324</text:p>
        <text:p text:style-name="P1">3049. 1344331</text:p>
        <text:p text:style-name="P1">3050. 1344332</text:p>
        <text:p text:style-name="P1">3051. 1344333</text:p>
        <text:p text:style-name="P1">3052. 1344334</text:p>
        <text:p text:style-name="P1">3053. 1344341</text:p>
        <text:p text:style-name="P1">3054. 1344342</text:p>
        <text:p text:style-name="P1">3055. 1344343</text:p>
        <text:p text:style-name="P1">3056. 1344344</text:p>
        <text:p text:style-name="P1">3057. 1344411</text:p>
        <text:p text:style-name="P1">3058. 1344412</text:p>
        <text:p text:style-name="P1">3059. 1344413</text:p>
        <text:p text:style-name="P1">3060. 1344414</text:p>
        <text:p text:style-name="P1">3061. 1344421</text:p>
        <text:p text:style-name="P1">3062. 1344422</text:p>
        <text:p text:style-name="P1">3063. 1344423</text:p>
        <text:p text:style-name="P1">3064. 1344424</text:p>
        <text:p text:style-name="P1">3065. 1344431</text:p>
        <text:p text:style-name="P1">3066. 1344432</text:p>
        <text:p text:style-name="P1">3067. 1344433</text:p>
        <text:p text:style-name="P1">3068. 1344434</text:p>
        <text:p text:style-name="P1">3069. 1344441</text:p>
        <text:p text:style-name="P1">3070. 1344442</text:p>
        <text:p text:style-name="P1">3071. 1344443</text:p>
        <text:p text:style-name="P1">3072. 1344444</text:p>
        <text:p text:style-name="P1">3073. 1411111</text:p>
        <text:p text:style-name="P1">3074. 1411112</text:p>
        <text:p text:style-name="P1">3075. 1411113</text:p>
        <text:p text:style-name="P1">3076. 1411114</text:p>
        <text:p text:style-name="P1">3077. 1411121</text:p>
        <text:p text:style-name="P1">3078. 1411122</text:p>
        <text:p text:style-name="P1">3079. 1411123</text:p>
        <text:p text:style-name="P1">3080. 1411124</text:p>
        <text:p text:style-name="P1">3081. 1411131</text:p>
        <text:p text:style-name="P1">3082. 1411132</text:p>
        <text:p text:style-name="P1">3083. 1411133</text:p>
        <text:p text:style-name="P1">3084. 1411134</text:p>
        <text:p text:style-name="P1">3085. 1411141</text:p>
        <text:p text:style-name="P1">3086. 1411142</text:p>
        <text:p text:style-name="P1">3087. 1411143</text:p>
        <text:p text:style-name="P1">3088. 1411144</text:p>
        <text:p text:style-name="P1">3089. 1411211</text:p>
        <text:p text:style-name="P1">3090. 1411212</text:p>
        <text:p text:style-name="P1">3091. 1411213</text:p>
        <text:p text:style-name="P1">3092. 1411214</text:p>
        <text:p text:style-name="P1">3093. 1411221</text:p>
        <text:p text:style-name="P1">3094. 1411222</text:p>
        <text:p text:style-name="P1">3095. 1411223</text:p>
        <text:p text:style-name="P1">3096. 1411224</text:p>
        <text:p text:style-name="P1">3097. 1411231</text:p>
        <text:p text:style-name="P1">3098. 1411232</text:p>
        <text:p text:style-name="P1">3099. 1411233</text:p>
        <text:p text:style-name="P1">3100. 1411234</text:p>
        <text:p text:style-name="P1">3101. 1411241</text:p>
        <text:p text:style-name="P1">3102. 1411242</text:p>
        <text:p text:style-name="P1">3103. 1411243</text:p>
        <text:p text:style-name="P1">3104. 1411244</text:p>
        <text:p text:style-name="P1">3105. 1411311</text:p>
        <text:p text:style-name="P1">3106. 1411312</text:p>
        <text:p text:style-name="P1">3107. 1411313</text:p>
        <text:p text:style-name="P1">3108. 1411314</text:p>
        <text:p text:style-name="P1">3109. 1411321</text:p>
        <text:p text:style-name="P1">3110. 1411322</text:p>
        <text:p text:style-name="P1">3111. 1411323</text:p>
        <text:p text:style-name="P1">3112. 1411324</text:p>
        <text:p text:style-name="P1">3113. 1411331</text:p>
        <text:p text:style-name="P1">3114. 1411332</text:p>
        <text:p text:style-name="P1">3115. 1411333</text:p>
        <text:p text:style-name="P1">3116. 1411334</text:p>
        <text:p text:style-name="P1">3117. 1411341</text:p>
        <text:p text:style-name="P1">3118. 1411342</text:p>
        <text:p text:style-name="P1">3119. 1411343</text:p>
        <text:p text:style-name="P1">3120. 1411344</text:p>
        <text:p text:style-name="P1">3121. 1411411</text:p>
        <text:p text:style-name="P1">3122. 1411412</text:p>
        <text:p text:style-name="P1">3123. 1411413</text:p>
        <text:p text:style-name="P1">3124. 1411414</text:p>
        <text:p text:style-name="P1">3125. 1411421</text:p>
        <text:p text:style-name="P1">3126. 1411422</text:p>
        <text:p text:style-name="P1">3127. 1411423</text:p>
        <text:p text:style-name="P1">3128. 1411424</text:p>
        <text:p text:style-name="P1">3129. 1411431</text:p>
        <text:p text:style-name="P1">3130. 1411432</text:p>
        <text:p text:style-name="P1">3131. 1411433</text:p>
        <text:p text:style-name="P1">3132. 1411434</text:p>
        <text:p text:style-name="P1">3133. 1411441</text:p>
        <text:p text:style-name="P1">3134. 1411442</text:p>
        <text:p text:style-name="P1"><text:soft-page-break/>3135. 1411443</text:p>
        <text:p text:style-name="P1">3136. 1411444</text:p>
        <text:p text:style-name="P1">3137. 1412111</text:p>
        <text:p text:style-name="P1">3138. 1412112</text:p>
        <text:p text:style-name="P1">3139. 1412113</text:p>
        <text:p text:style-name="P1">3140. 1412114</text:p>
        <text:p text:style-name="P1">3141. 1412121</text:p>
        <text:p text:style-name="P1">3142. 1412122</text:p>
        <text:p text:style-name="P1">3143. 1412123</text:p>
        <text:p text:style-name="P1">3144. 1412124</text:p>
        <text:p text:style-name="P1">3145. 1412131</text:p>
        <text:p text:style-name="P1">3146. 1412132</text:p>
        <text:p text:style-name="P1">3147. 1412133</text:p>
        <text:p text:style-name="P1">3148. 1412134</text:p>
        <text:p text:style-name="P1">3149. 1412141</text:p>
        <text:p text:style-name="P1">3150. 1412142</text:p>
        <text:p text:style-name="P1">3151. 1412143</text:p>
        <text:p text:style-name="P1">3152. 1412144</text:p>
        <text:p text:style-name="P1">3153. 1412211</text:p>
        <text:p text:style-name="P1">3154. 1412212</text:p>
        <text:p text:style-name="P1">3155. 1412213</text:p>
        <text:p text:style-name="P1">3156. 1412214</text:p>
        <text:p text:style-name="P1">3157. 1412221</text:p>
        <text:p text:style-name="P1">3158. 1412222</text:p>
        <text:p text:style-name="P1">3159. 1412223</text:p>
        <text:p text:style-name="P1">3160. 1412224</text:p>
        <text:p text:style-name="P1">3161. 1412231</text:p>
        <text:p text:style-name="P1">3162. 1412232</text:p>
        <text:p text:style-name="P1">3163. 1412233</text:p>
        <text:p text:style-name="P1">3164. 1412234</text:p>
        <text:p text:style-name="P1">3165. 1412241</text:p>
        <text:p text:style-name="P1">3166. 1412242</text:p>
        <text:p text:style-name="P1">3167. 1412243</text:p>
        <text:p text:style-name="P1">3168. 1412244</text:p>
        <text:p text:style-name="P1">3169. 1412311</text:p>
        <text:p text:style-name="P1">3170. 1412312</text:p>
        <text:p text:style-name="P1">3171. 1412313</text:p>
        <text:p text:style-name="P1">3172. 1412314</text:p>
        <text:p text:style-name="P1">3173. 1412321</text:p>
        <text:p text:style-name="P1">3174. 1412322</text:p>
        <text:p text:style-name="P1">3175. 1412323</text:p>
        <text:p text:style-name="P1">3176. 1412324</text:p>
        <text:p text:style-name="P1">3177. 1412331</text:p>
        <text:p text:style-name="P1">3178. 1412332</text:p>
        <text:p text:style-name="P1">3179. 1412333</text:p>
        <text:p text:style-name="P1">3180. 1412334</text:p>
        <text:p text:style-name="P1">3181. 1412341</text:p>
        <text:p text:style-name="P1">3182. 1412342</text:p>
        <text:p text:style-name="P1">3183. 1412343</text:p>
        <text:p text:style-name="P1">3184. 1412344</text:p>
        <text:p text:style-name="P1">3185. 1412411</text:p>
        <text:p text:style-name="P1">3186. 1412412</text:p>
        <text:p text:style-name="P1">3187. 1412413</text:p>
        <text:p text:style-name="P1">3188. 1412414</text:p>
        <text:p text:style-name="P1">3189. 1412421</text:p>
        <text:p text:style-name="P1">3190. 1412422</text:p>
        <text:p text:style-name="P1">3191. 1412423</text:p>
        <text:p text:style-name="P1">3192. 1412424</text:p>
        <text:p text:style-name="P1">3193. 1412431</text:p>
        <text:p text:style-name="P1">3194. 1412432</text:p>
        <text:p text:style-name="P1">3195. 1412433</text:p>
        <text:p text:style-name="P1">3196. 1412434</text:p>
        <text:p text:style-name="P1">3197. 1412441</text:p>
        <text:p text:style-name="P1">3198. 1412442</text:p>
        <text:p text:style-name="P1">3199. 1412443</text:p>
        <text:p text:style-name="P1">3200. 1412444</text:p>
        <text:p text:style-name="P1">3201. 1413111</text:p>
        <text:p text:style-name="P1">3202. 1413112</text:p>
        <text:p text:style-name="P1">3203. 1413113</text:p>
        <text:p text:style-name="P1">3204. 1413114</text:p>
        <text:p text:style-name="P1">3205. 1413121</text:p>
        <text:p text:style-name="P1">3206. 1413122</text:p>
        <text:p text:style-name="P1">3207. 1413123</text:p>
        <text:p text:style-name="P1">3208. 1413124</text:p>
        <text:p text:style-name="P1">3209. 1413131</text:p>
        <text:p text:style-name="P1">3210. 1413132</text:p>
        <text:p text:style-name="P1">3211. 1413133</text:p>
        <text:p text:style-name="P1">3212. 1413134</text:p>
        <text:p text:style-name="P1">3213. 1413141</text:p>
        <text:p text:style-name="P1">3214. 1413142</text:p>
        <text:p text:style-name="P1">3215. 1413143</text:p>
        <text:p text:style-name="P1">3216. 1413144</text:p>
        <text:p text:style-name="P1">3217. 1413211</text:p>
        <text:p text:style-name="P1">3218. 1413212</text:p>
        <text:p text:style-name="P1">3219. 1413213</text:p>
        <text:p text:style-name="P1">3220. 1413214</text:p>
        <text:p text:style-name="P1">3221. 1413221</text:p>
        <text:p text:style-name="P1">3222. 1413222</text:p>
        <text:p text:style-name="P1">3223. 1413223</text:p>
        <text:p text:style-name="P1">3224. 1413224</text:p>
        <text:p text:style-name="P1">3225. 1413231</text:p>
        <text:p text:style-name="P1">3226. 1413232</text:p>
        <text:p text:style-name="P1">3227. 1413233</text:p>
        <text:p text:style-name="P1">3228. 1413234</text:p>
        <text:p text:style-name="P1">3229. 1413241</text:p>
        <text:p text:style-name="P1">3230. 1413242</text:p>
        <text:p text:style-name="P1">3231. 1413243</text:p>
        <text:p text:style-name="P1">3232. 1413244</text:p>
        <text:p text:style-name="P1">3233. 1413311</text:p>
        <text:p text:style-name="P1">3234. 1413312</text:p>
        <text:p text:style-name="P1">3235. 1413313</text:p>
        <text:p text:style-name="P1">3236. 1413314</text:p>
        <text:p text:style-name="P1">3237. 1413321</text:p>
        <text:p text:style-name="P1">3238. 1413322</text:p>
        <text:p text:style-name="P1">3239. 1413323</text:p>
        <text:p text:style-name="P1">3240. 1413324</text:p>
        <text:p text:style-name="P1">3241. 1413331</text:p>
        <text:p text:style-name="P1">3242. 1413332</text:p>
        <text:p text:style-name="P1">3243. 1413333</text:p>
        <text:p text:style-name="P1">3244. 1413334</text:p>
        <text:p text:style-name="P1">3245. 1413341</text:p>
        <text:p text:style-name="P1">3246. 1413342</text:p>
        <text:p text:style-name="P1">3247. 1413343</text:p>
        <text:p text:style-name="P1">3248. 1413344</text:p>
        <text:p text:style-name="P1">3249. 1413411</text:p>
        <text:p text:style-name="P1">3250. 1413412</text:p>
        <text:p text:style-name="P1">3251. 1413413</text:p>
        <text:p text:style-name="P1">3252. 1413414</text:p>
        <text:p text:style-name="P1">3253. 1413421</text:p>
        <text:p text:style-name="P1">3254. 1413422</text:p>
        <text:p text:style-name="P1">3255. 1413423</text:p>
        <text:p text:style-name="P1">3256. 1413424</text:p>
        <text:p text:style-name="P1">3257. 1413431</text:p>
        <text:p text:style-name="P1">3258. 1413432</text:p>
        <text:p text:style-name="P1">3259. 1413433</text:p>
        <text:p text:style-name="P1">3260. 1413434</text:p>
        <text:p text:style-name="P1">3261. 1413441</text:p>
        <text:p text:style-name="P1">3262. 1413442</text:p>
        <text:p text:style-name="P1">3263. 1413443</text:p>
        <text:p text:style-name="P1">3264. 1413444</text:p>
        <text:p text:style-name="P1">3265. 1414111</text:p>
        <text:p text:style-name="P1">3266. 1414112</text:p>
        <text:p text:style-name="P1">3267. 1414113</text:p>
        <text:p text:style-name="P1">3268. 1414114</text:p>
        <text:p text:style-name="P1">3269. 1414121</text:p>
        <text:p text:style-name="P1">3270. 1414122</text:p>
        <text:p text:style-name="P1">3271. 1414123</text:p>
        <text:p text:style-name="P1">3272. 1414124</text:p>
        <text:p text:style-name="P1">3273. 1414131</text:p>
        <text:p text:style-name="P1">3274. 1414132</text:p>
        <text:p text:style-name="P1">3275. 1414133</text:p>
        <text:p text:style-name="P1">3276. 1414134</text:p>
        <text:p text:style-name="P1">3277. 1414141</text:p>
        <text:p text:style-name="P1">3278. 1414142</text:p>
        <text:p text:style-name="P1">3279. 1414143</text:p>
        <text:p text:style-name="P1">3280. 1414144</text:p>
        <text:p text:style-name="P1">3281. 1414211</text:p>
        <text:p text:style-name="P1">3282. 1414212</text:p>
        <text:p text:style-name="P1">3283. 1414213</text:p>
        <text:p text:style-name="P1">3284. 1414214</text:p>
        <text:p text:style-name="P1">3285. 1414221</text:p>
        <text:p text:style-name="P1">3286. 1414222</text:p>
        <text:p text:style-name="P1">3287. 1414223</text:p>
        <text:p text:style-name="P1">3288. 1414224</text:p>
        <text:p text:style-name="P1">3289. 1414231</text:p>
        <text:p text:style-name="P1">3290. 1414232</text:p>
        <text:p text:style-name="P1">3291. 1414233</text:p>
        <text:p text:style-name="P1">3292. 1414234</text:p>
        <text:p text:style-name="P1">3293. 1414241</text:p>
        <text:p text:style-name="P1">3294. 1414242</text:p>
        <text:p text:style-name="P1">3295. 1414243</text:p>
        <text:p text:style-name="P1">3296. 1414244</text:p>
        <text:p text:style-name="P1">3297. 1414311</text:p>
        <text:p text:style-name="P1">3298. 1414312</text:p>
        <text:p text:style-name="P1">3299. 1414313</text:p>
        <text:p text:style-name="P1">3300. 1414314</text:p>
        <text:p text:style-name="P1">3301. 1414321</text:p>
        <text:p text:style-name="P1">3302. 1414322</text:p>
        <text:p text:style-name="P1">3303. 1414323</text:p>
        <text:p text:style-name="P1">3304. 1414324</text:p>
        <text:p text:style-name="P1">3305. 1414331</text:p>
        <text:p text:style-name="P1">3306. 1414332</text:p>
        <text:p text:style-name="P1">3307. 1414333</text:p>
        <text:p text:style-name="P1">3308. 1414334</text:p>
        <text:p text:style-name="P1">3309. 1414341</text:p>
        <text:p text:style-name="P1">3310. 1414342</text:p>
        <text:p text:style-name="P1">3311. 1414343</text:p>
        <text:p text:style-name="P1">3312. 1414344</text:p>
        <text:p text:style-name="P1">3313. 1414411</text:p>
        <text:p text:style-name="P1">3314. 1414412</text:p>
        <text:p text:style-name="P1">3315. 1414413</text:p>
        <text:p text:style-name="P1">3316. 1414414</text:p>
        <text:p text:style-name="P1">3317. 1414421</text:p>
        <text:p text:style-name="P1">3318. 1414422</text:p>
        <text:p text:style-name="P1">3319. 1414423</text:p>
        <text:p text:style-name="P1">3320. 1414424</text:p>
        <text:p text:style-name="P1">3321. 1414431</text:p>
        <text:p text:style-name="P1">3322. 1414432</text:p>
        <text:p text:style-name="P1">3323. 1414433</text:p>
        <text:p text:style-name="P1">3324. 1414434</text:p>
        <text:p text:style-name="P1">3325. 1414441</text:p>
        <text:p text:style-name="P1">3326. 1414442</text:p>
        <text:p text:style-name="P1">3327. 1414443</text:p>
        <text:p text:style-name="P1">3328. 1414444</text:p>
        <text:p text:style-name="P1">3329. 1421111</text:p>
        <text:p text:style-name="P1">3330. 1421112</text:p>
        <text:p text:style-name="P1"><text:soft-page-break/>3331. 1421113</text:p>
        <text:p text:style-name="P1">3332. 1421114</text:p>
        <text:p text:style-name="P1">3333. 1421121</text:p>
        <text:p text:style-name="P1">3334. 1421122</text:p>
        <text:p text:style-name="P1">3335. 1421123</text:p>
        <text:p text:style-name="P1">3336. 1421124</text:p>
        <text:p text:style-name="P1">3337. 1421131</text:p>
        <text:p text:style-name="P1">3338. 1421132</text:p>
        <text:p text:style-name="P1">3339. 1421133</text:p>
        <text:p text:style-name="P1">3340. 1421134</text:p>
        <text:p text:style-name="P1">3341. 1421141</text:p>
        <text:p text:style-name="P1">3342. 1421142</text:p>
        <text:p text:style-name="P1">3343. 1421143</text:p>
        <text:p text:style-name="P1">3344. 1421144</text:p>
        <text:p text:style-name="P1">3345. 1421211</text:p>
        <text:p text:style-name="P1">3346. 1421212</text:p>
        <text:p text:style-name="P1">3347. 1421213</text:p>
        <text:p text:style-name="P1">3348. 1421214</text:p>
        <text:p text:style-name="P1">3349. 1421221</text:p>
        <text:p text:style-name="P1">3350. 1421222</text:p>
        <text:p text:style-name="P1">3351. 1421223</text:p>
        <text:p text:style-name="P1">3352. 1421224</text:p>
        <text:p text:style-name="P1">3353. 1421231</text:p>
        <text:p text:style-name="P1">3354. 1421232</text:p>
        <text:p text:style-name="P1">3355. 1421233</text:p>
        <text:p text:style-name="P1">3356. 1421234</text:p>
        <text:p text:style-name="P1">3357. 1421241</text:p>
        <text:p text:style-name="P1">3358. 1421242</text:p>
        <text:p text:style-name="P1">3359. 1421243</text:p>
        <text:p text:style-name="P1">3360. 1421244</text:p>
        <text:p text:style-name="P1">3361. 1421311</text:p>
        <text:p text:style-name="P1">3362. 1421312</text:p>
        <text:p text:style-name="P1">3363. 1421313</text:p>
        <text:p text:style-name="P1">3364. 1421314</text:p>
        <text:p text:style-name="P1">3365. 1421321</text:p>
        <text:p text:style-name="P1">3366. 1421322</text:p>
        <text:p text:style-name="P1">3367. 1421323</text:p>
        <text:p text:style-name="P1">3368. 1421324</text:p>
        <text:p text:style-name="P1">3369. 1421331</text:p>
        <text:p text:style-name="P1">3370. 1421332</text:p>
        <text:p text:style-name="P1">3371. 1421333</text:p>
        <text:p text:style-name="P1">3372. 1421334</text:p>
        <text:p text:style-name="P1">3373. 1421341</text:p>
        <text:p text:style-name="P1">3374. 1421342</text:p>
        <text:p text:style-name="P1">3375. 1421343</text:p>
        <text:p text:style-name="P1">3376. 1421344</text:p>
        <text:p text:style-name="P1">3377. 1421411</text:p>
        <text:p text:style-name="P1">3378. 1421412</text:p>
        <text:p text:style-name="P1">3379. 1421413</text:p>
        <text:p text:style-name="P1">3380. 1421414</text:p>
        <text:p text:style-name="P1">3381. 1421421</text:p>
        <text:p text:style-name="P1">3382. 1421422</text:p>
        <text:p text:style-name="P1">3383. 1421423</text:p>
        <text:p text:style-name="P1">3384. 1421424</text:p>
        <text:p text:style-name="P1">3385. 1421431</text:p>
        <text:p text:style-name="P1">3386. 1421432</text:p>
        <text:p text:style-name="P1">3387. 1421433</text:p>
        <text:p text:style-name="P1">3388. 1421434</text:p>
        <text:p text:style-name="P1">3389. 1421441</text:p>
        <text:p text:style-name="P1">3390. 1421442</text:p>
        <text:p text:style-name="P1">3391. 1421443</text:p>
        <text:p text:style-name="P1">3392. 1421444</text:p>
        <text:p text:style-name="P1">3393. 1422111</text:p>
        <text:p text:style-name="P1">3394. 1422112</text:p>
        <text:p text:style-name="P1">3395. 1422113</text:p>
        <text:p text:style-name="P1">3396. 1422114</text:p>
        <text:p text:style-name="P1">3397. 1422121</text:p>
        <text:p text:style-name="P1">3398. 1422122</text:p>
        <text:p text:style-name="P1">3399. 1422123</text:p>
        <text:p text:style-name="P1">3400. 1422124</text:p>
        <text:p text:style-name="P1">3401. 1422131</text:p>
        <text:p text:style-name="P1">3402. 1422132</text:p>
        <text:p text:style-name="P1">3403. 1422133</text:p>
        <text:p text:style-name="P1">3404. 1422134</text:p>
        <text:p text:style-name="P1">3405. 1422141</text:p>
        <text:p text:style-name="P1">3406. 1422142</text:p>
        <text:p text:style-name="P1">3407. 1422143</text:p>
        <text:p text:style-name="P1">3408. 1422144</text:p>
        <text:p text:style-name="P1">3409. 1422211</text:p>
        <text:p text:style-name="P1">3410. 1422212</text:p>
        <text:p text:style-name="P1">3411. 1422213</text:p>
        <text:p text:style-name="P1">3412. 1422214</text:p>
        <text:p text:style-name="P1">3413. 1422221</text:p>
        <text:p text:style-name="P1">3414. 1422222</text:p>
        <text:p text:style-name="P1">3415. 1422223</text:p>
        <text:p text:style-name="P1">3416. 1422224</text:p>
        <text:p text:style-name="P1">3417. 1422231</text:p>
        <text:p text:style-name="P1">3418. 1422232</text:p>
        <text:p text:style-name="P1">3419. 1422233</text:p>
        <text:p text:style-name="P1">3420. 1422234</text:p>
        <text:p text:style-name="P1">3421. 1422241</text:p>
        <text:p text:style-name="P1">3422. 1422242</text:p>
        <text:p text:style-name="P1">3423. 1422243</text:p>
        <text:p text:style-name="P1">3424. 1422244</text:p>
        <text:p text:style-name="P1">3425. 1422311</text:p>
        <text:p text:style-name="P1">3426. 1422312</text:p>
        <text:p text:style-name="P1">3427. 1422313</text:p>
        <text:p text:style-name="P1">3428. 1422314</text:p>
        <text:p text:style-name="P1">3429. 1422321</text:p>
        <text:p text:style-name="P1">3430. 1422322</text:p>
        <text:p text:style-name="P1">3431. 1422323</text:p>
        <text:p text:style-name="P1">3432. 1422324</text:p>
        <text:p text:style-name="P1">3433. 1422331</text:p>
        <text:p text:style-name="P1">3434. 1422332</text:p>
        <text:p text:style-name="P1">3435. 1422333</text:p>
        <text:p text:style-name="P1">3436. 1422334</text:p>
        <text:p text:style-name="P1">3437. 1422341</text:p>
        <text:p text:style-name="P1">3438. 1422342</text:p>
        <text:p text:style-name="P1">3439. 1422343</text:p>
        <text:p text:style-name="P1">3440. 1422344</text:p>
        <text:p text:style-name="P1">3441. 1422411</text:p>
        <text:p text:style-name="P1">3442. 1422412</text:p>
        <text:p text:style-name="P1">3443. 1422413</text:p>
        <text:p text:style-name="P1">3444. 1422414</text:p>
        <text:p text:style-name="P1">3445. 1422421</text:p>
        <text:p text:style-name="P1">3446. 1422422</text:p>
        <text:p text:style-name="P1">3447. 1422423</text:p>
        <text:p text:style-name="P1">3448. 1422424</text:p>
        <text:p text:style-name="P1">3449. 1422431</text:p>
        <text:p text:style-name="P1">3450. 1422432</text:p>
        <text:p text:style-name="P1">3451. 1422433</text:p>
        <text:p text:style-name="P1">3452. 1422434</text:p>
        <text:p text:style-name="P1">3453. 1422441</text:p>
        <text:p text:style-name="P1">3454. 1422442</text:p>
        <text:p text:style-name="P1">3455. 1422443</text:p>
        <text:p text:style-name="P1">3456. 1422444</text:p>
        <text:p text:style-name="P1">3457. 1423111</text:p>
        <text:p text:style-name="P1">3458. 1423112</text:p>
        <text:p text:style-name="P1">3459. 1423113</text:p>
        <text:p text:style-name="P1">3460. 1423114</text:p>
        <text:p text:style-name="P1">3461. 1423121</text:p>
        <text:p text:style-name="P1">3462. 1423122</text:p>
        <text:p text:style-name="P1">3463. 1423123</text:p>
        <text:p text:style-name="P1">3464. 1423124</text:p>
        <text:p text:style-name="P1">3465. 1423131</text:p>
        <text:p text:style-name="P1">3466. 1423132</text:p>
        <text:p text:style-name="P1">3467. 1423133</text:p>
        <text:p text:style-name="P1">3468. 1423134</text:p>
        <text:p text:style-name="P1">3469. 1423141</text:p>
        <text:p text:style-name="P1">3470. 1423142</text:p>
        <text:p text:style-name="P1">3471. 1423143</text:p>
        <text:p text:style-name="P1">3472. 1423144</text:p>
        <text:p text:style-name="P1">3473. 1423211</text:p>
        <text:p text:style-name="P1">3474. 1423212</text:p>
        <text:p text:style-name="P1">3475. 1423213</text:p>
        <text:p text:style-name="P1">3476. 1423214</text:p>
        <text:p text:style-name="P1">3477. 1423221</text:p>
        <text:p text:style-name="P1">3478. 1423222</text:p>
        <text:p text:style-name="P1">3479. 1423223</text:p>
        <text:p text:style-name="P1">3480. 1423224</text:p>
        <text:p text:style-name="P1">3481. 1423231</text:p>
        <text:p text:style-name="P1">3482. 1423232</text:p>
        <text:p text:style-name="P1">3483. 1423233</text:p>
        <text:p text:style-name="P1">3484. 1423234</text:p>
        <text:p text:style-name="P1">3485. 1423241</text:p>
        <text:p text:style-name="P1">3486. 1423242</text:p>
        <text:p text:style-name="P1">3487. 1423243</text:p>
        <text:p text:style-name="P1">3488. 1423244</text:p>
        <text:p text:style-name="P1">3489. 1423311</text:p>
        <text:p text:style-name="P1">3490. 1423312</text:p>
        <text:p text:style-name="P1">3491. 1423313</text:p>
        <text:p text:style-name="P1">3492. 1423314</text:p>
        <text:p text:style-name="P1">3493. 1423321</text:p>
        <text:p text:style-name="P1">3494. 1423322</text:p>
        <text:p text:style-name="P1">3495. 1423323</text:p>
        <text:p text:style-name="P1">3496. 1423324</text:p>
        <text:p text:style-name="P1">3497. 1423331</text:p>
        <text:p text:style-name="P1">3498. 1423332</text:p>
        <text:p text:style-name="P1">3499. 1423333</text:p>
        <text:p text:style-name="P1">3500. 1423334</text:p>
        <text:p text:style-name="P1">3501. 1423341</text:p>
        <text:p text:style-name="P1">3502. 1423342</text:p>
        <text:p text:style-name="P1">3503. 1423343</text:p>
        <text:p text:style-name="P1">3504. 1423344</text:p>
        <text:p text:style-name="P1">3505. 1423411</text:p>
        <text:p text:style-name="P1">3506. 1423412</text:p>
        <text:p text:style-name="P1">3507. 1423413</text:p>
        <text:p text:style-name="P1">3508. 1423414</text:p>
        <text:p text:style-name="P1">3509. 1423421</text:p>
        <text:p text:style-name="P1">3510. 1423422</text:p>
        <text:p text:style-name="P1">3511. 1423423</text:p>
        <text:p text:style-name="P1">3512. 1423424</text:p>
        <text:p text:style-name="P1">3513. 1423431</text:p>
        <text:p text:style-name="P1">3514. 1423432</text:p>
        <text:p text:style-name="P1">3515. 1423433</text:p>
        <text:p text:style-name="P1">3516. 1423434</text:p>
        <text:p text:style-name="P1">3517. 1423441</text:p>
        <text:p text:style-name="P1">3518. 1423442</text:p>
        <text:p text:style-name="P1">3519. 1423443</text:p>
        <text:p text:style-name="P1">3520. 1423444</text:p>
        <text:p text:style-name="P1">3521. 1424111</text:p>
        <text:p text:style-name="P1">3522. 1424112</text:p>
        <text:p text:style-name="P1">3523. 1424113</text:p>
        <text:p text:style-name="P1">3524. 1424114</text:p>
        <text:p text:style-name="P1">3525. 1424121</text:p>
        <text:p text:style-name="P1">3526. 1424122</text:p>
        <text:p text:style-name="P1"><text:soft-page-break/>3527. 1424123</text:p>
        <text:p text:style-name="P1">3528. 1424124</text:p>
        <text:p text:style-name="P1">3529. 1424131</text:p>
        <text:p text:style-name="P1">3530. 1424132</text:p>
        <text:p text:style-name="P1">3531. 1424133</text:p>
        <text:p text:style-name="P1">3532. 1424134</text:p>
        <text:p text:style-name="P1">3533. 1424141</text:p>
        <text:p text:style-name="P1">3534. 1424142</text:p>
        <text:p text:style-name="P1">3535. 1424143</text:p>
        <text:p text:style-name="P1">3536. 1424144</text:p>
        <text:p text:style-name="P1">3537. 1424211</text:p>
        <text:p text:style-name="P1">3538. 1424212</text:p>
        <text:p text:style-name="P1">3539. 1424213</text:p>
        <text:p text:style-name="P1">3540. 1424214</text:p>
        <text:p text:style-name="P1">3541. 1424221</text:p>
        <text:p text:style-name="P1">3542. 1424222</text:p>
        <text:p text:style-name="P1">3543. 1424223</text:p>
        <text:p text:style-name="P1">3544. 1424224</text:p>
        <text:p text:style-name="P1">3545. 1424231</text:p>
        <text:p text:style-name="P1">3546. 1424232</text:p>
        <text:p text:style-name="P1">3547. 1424233</text:p>
        <text:p text:style-name="P1">3548. 1424234</text:p>
        <text:p text:style-name="P1">3549. 1424241</text:p>
        <text:p text:style-name="P1">3550. 1424242</text:p>
        <text:p text:style-name="P1">3551. 1424243</text:p>
        <text:p text:style-name="P1">3552. 1424244</text:p>
        <text:p text:style-name="P1">3553. 1424311</text:p>
        <text:p text:style-name="P1">3554. 1424312</text:p>
        <text:p text:style-name="P1">3555. 1424313</text:p>
        <text:p text:style-name="P1">3556. 1424314</text:p>
        <text:p text:style-name="P1">3557. 1424321</text:p>
        <text:p text:style-name="P1">3558. 1424322</text:p>
        <text:p text:style-name="P1">3559. 1424323</text:p>
        <text:p text:style-name="P1">3560. 1424324</text:p>
        <text:p text:style-name="P1">3561. 1424331</text:p>
        <text:p text:style-name="P1">3562. 1424332</text:p>
        <text:p text:style-name="P1">3563. 1424333</text:p>
        <text:p text:style-name="P1">3564. 1424334</text:p>
        <text:p text:style-name="P1">3565. 1424341</text:p>
        <text:p text:style-name="P1">3566. 1424342</text:p>
        <text:p text:style-name="P1">3567. 1424343</text:p>
        <text:p text:style-name="P1">3568. 1424344</text:p>
        <text:p text:style-name="P1">3569. 1424411</text:p>
        <text:p text:style-name="P1">3570. 1424412</text:p>
        <text:p text:style-name="P1">3571. 1424413</text:p>
        <text:p text:style-name="P1">3572. 1424414</text:p>
        <text:p text:style-name="P1">3573. 1424421</text:p>
        <text:p text:style-name="P1">3574. 1424422</text:p>
        <text:p text:style-name="P1">3575. 1424423</text:p>
        <text:p text:style-name="P1">3576. 1424424</text:p>
        <text:p text:style-name="P1">3577. 1424431</text:p>
        <text:p text:style-name="P1">3578. 1424432</text:p>
        <text:p text:style-name="P1">3579. 1424433</text:p>
        <text:p text:style-name="P1">3580. 1424434</text:p>
        <text:p text:style-name="P1">3581. 1424441</text:p>
        <text:p text:style-name="P1">3582. 1424442</text:p>
        <text:p text:style-name="P1">3583. 1424443</text:p>
        <text:p text:style-name="P1">3584. 1424444</text:p>
        <text:p text:style-name="P1">3585. 1431111</text:p>
        <text:p text:style-name="P1">3586. 1431112</text:p>
        <text:p text:style-name="P1">3587. 1431113</text:p>
        <text:p text:style-name="P1">3588. 1431114</text:p>
        <text:p text:style-name="P1">3589. 1431121</text:p>
        <text:p text:style-name="P1">3590. 1431122</text:p>
        <text:p text:style-name="P1">3591. 1431123</text:p>
        <text:p text:style-name="P1">3592. 1431124</text:p>
        <text:p text:style-name="P1">3593. 1431131</text:p>
        <text:p text:style-name="P1">3594. 1431132</text:p>
        <text:p text:style-name="P1">3595. 1431133</text:p>
        <text:p text:style-name="P1">3596. 1431134</text:p>
        <text:p text:style-name="P1">3597. 1431141</text:p>
        <text:p text:style-name="P1">3598. 1431142</text:p>
        <text:p text:style-name="P1">3599. 1431143</text:p>
        <text:p text:style-name="P1">3600. 1431144</text:p>
        <text:p text:style-name="P1">3601. 1431211</text:p>
        <text:p text:style-name="P1">3602. 1431212</text:p>
        <text:p text:style-name="P1">3603. 1431213</text:p>
        <text:p text:style-name="P1">3604. 1431214</text:p>
        <text:p text:style-name="P1">3605. 1431221</text:p>
        <text:p text:style-name="P1">3606. 1431222</text:p>
        <text:p text:style-name="P1">3607. 1431223</text:p>
        <text:p text:style-name="P1">3608. 1431224</text:p>
        <text:p text:style-name="P1">3609. 1431231</text:p>
        <text:p text:style-name="P1">3610. 1431232</text:p>
        <text:p text:style-name="P1">3611. 1431233</text:p>
        <text:p text:style-name="P1">3612. 1431234</text:p>
        <text:p text:style-name="P1">3613. 1431241</text:p>
        <text:p text:style-name="P1">3614. 1431242</text:p>
        <text:p text:style-name="P1">3615. 1431243</text:p>
        <text:p text:style-name="P1">3616. 1431244</text:p>
        <text:p text:style-name="P1">3617. 1431311</text:p>
        <text:p text:style-name="P1">3618. 1431312</text:p>
        <text:p text:style-name="P1">3619. 1431313</text:p>
        <text:p text:style-name="P1">3620. 1431314</text:p>
        <text:p text:style-name="P1">3621. 1431321</text:p>
        <text:p text:style-name="P1">3622. 1431322</text:p>
        <text:p text:style-name="P1">3623. 1431323</text:p>
        <text:p text:style-name="P1">3624. 1431324</text:p>
        <text:p text:style-name="P1">3625. 1431331</text:p>
        <text:p text:style-name="P1">3626. 1431332</text:p>
        <text:p text:style-name="P1">3627. 1431333</text:p>
        <text:p text:style-name="P1">3628. 1431334</text:p>
        <text:p text:style-name="P1">3629. 1431341</text:p>
        <text:p text:style-name="P1">3630. 1431342</text:p>
        <text:p text:style-name="P1">3631. 1431343</text:p>
        <text:p text:style-name="P1">3632. 1431344</text:p>
        <text:p text:style-name="P1">3633. 1431411</text:p>
        <text:p text:style-name="P1">3634. 1431412</text:p>
        <text:p text:style-name="P1">3635. 1431413</text:p>
        <text:p text:style-name="P1">3636. 1431414</text:p>
        <text:p text:style-name="P1">3637. 1431421</text:p>
        <text:p text:style-name="P1">3638. 1431422</text:p>
        <text:p text:style-name="P1">3639. 1431423</text:p>
        <text:p text:style-name="P1">3640. 1431424</text:p>
        <text:p text:style-name="P1">3641. 1431431</text:p>
        <text:p text:style-name="P1">3642. 1431432</text:p>
        <text:p text:style-name="P1">3643. 1431433</text:p>
        <text:p text:style-name="P1">3644. 1431434</text:p>
        <text:p text:style-name="P1">3645. 1431441</text:p>
        <text:p text:style-name="P1">3646. 1431442</text:p>
        <text:p text:style-name="P1">3647. 1431443</text:p>
        <text:p text:style-name="P1">3648. 1431444</text:p>
        <text:p text:style-name="P1">3649. 1432111</text:p>
        <text:p text:style-name="P1">3650. 1432112</text:p>
        <text:p text:style-name="P1">3651. 1432113</text:p>
        <text:p text:style-name="P1">3652. 1432114</text:p>
        <text:p text:style-name="P1">3653. 1432121</text:p>
        <text:p text:style-name="P1">3654. 1432122</text:p>
        <text:p text:style-name="P1">3655. 1432123</text:p>
        <text:p text:style-name="P1">3656. 1432124</text:p>
        <text:p text:style-name="P1">3657. 1432131</text:p>
        <text:p text:style-name="P1">3658. 1432132</text:p>
        <text:p text:style-name="P1">3659. 1432133</text:p>
        <text:p text:style-name="P1">3660. 1432134</text:p>
        <text:p text:style-name="P1">3661. 1432141</text:p>
        <text:p text:style-name="P1">3662. 1432142</text:p>
        <text:p text:style-name="P1">3663. 1432143</text:p>
        <text:p text:style-name="P1">3664. 1432144</text:p>
        <text:p text:style-name="P1">3665. 1432211</text:p>
        <text:p text:style-name="P1">3666. 1432212</text:p>
        <text:p text:style-name="P1">3667. 1432213</text:p>
        <text:p text:style-name="P1">3668. 1432214</text:p>
        <text:p text:style-name="P1">3669. 1432221</text:p>
        <text:p text:style-name="P1">3670. 1432222</text:p>
        <text:p text:style-name="P1">3671. 1432223</text:p>
        <text:p text:style-name="P1">3672. 1432224</text:p>
        <text:p text:style-name="P1">3673. 1432231</text:p>
        <text:p text:style-name="P1">3674. 1432232</text:p>
        <text:p text:style-name="P1">3675. 1432233</text:p>
        <text:p text:style-name="P1">3676. 1432234</text:p>
        <text:p text:style-name="P1">3677. 1432241</text:p>
        <text:p text:style-name="P1">3678. 1432242</text:p>
        <text:p text:style-name="P1">3679. 1432243</text:p>
        <text:p text:style-name="P1">3680. 1432244</text:p>
        <text:p text:style-name="P1">3681. 1432311</text:p>
        <text:p text:style-name="P1">3682. 1432312</text:p>
        <text:p text:style-name="P1">3683. 1432313</text:p>
        <text:p text:style-name="P1">3684. 1432314</text:p>
        <text:p text:style-name="P1">3685. 1432321</text:p>
        <text:p text:style-name="P1">3686. 1432322</text:p>
        <text:p text:style-name="P1">3687. 1432323</text:p>
        <text:p text:style-name="P1">3688. 1432324</text:p>
        <text:p text:style-name="P1">3689. 1432331</text:p>
        <text:p text:style-name="P1">3690. 1432332</text:p>
        <text:p text:style-name="P1">3691. 1432333</text:p>
        <text:p text:style-name="P1">3692. 1432334</text:p>
        <text:p text:style-name="P1">3693. 1432341</text:p>
        <text:p text:style-name="P1">3694. 1432342</text:p>
        <text:p text:style-name="P1">3695. 1432343</text:p>
        <text:p text:style-name="P1">3696. 1432344</text:p>
        <text:p text:style-name="P1">3697. 1432411</text:p>
        <text:p text:style-name="P1">3698. 1432412</text:p>
        <text:p text:style-name="P1">3699. 1432413</text:p>
        <text:p text:style-name="P1">3700. 1432414</text:p>
        <text:p text:style-name="P1">3701. 1432421</text:p>
        <text:p text:style-name="P1">3702. 1432422</text:p>
        <text:p text:style-name="P1">3703. 1432423</text:p>
        <text:p text:style-name="P1">3704. 1432424</text:p>
        <text:p text:style-name="P1">3705. 1432431</text:p>
        <text:p text:style-name="P1">3706. 1432432</text:p>
        <text:p text:style-name="P1">3707. 1432433</text:p>
        <text:p text:style-name="P1">3708. 1432434</text:p>
        <text:p text:style-name="P1">3709. 1432441</text:p>
        <text:p text:style-name="P1">3710. 1432442</text:p>
        <text:p text:style-name="P1">3711. 1432443</text:p>
        <text:p text:style-name="P1">3712. 1432444</text:p>
        <text:p text:style-name="P1">3713. 1433111</text:p>
        <text:p text:style-name="P1">3714. 1433112</text:p>
        <text:p text:style-name="P1">3715. 1433113</text:p>
        <text:p text:style-name="P1">3716. 1433114</text:p>
        <text:p text:style-name="P1">3717. 1433121</text:p>
        <text:p text:style-name="P1">3718. 1433122</text:p>
        <text:p text:style-name="P1">3719. 1433123</text:p>
        <text:p text:style-name="P1">3720. 1433124</text:p>
        <text:p text:style-name="P1">3721. 1433131</text:p>
        <text:p text:style-name="P1">3722. 1433132</text:p>
        <text:p text:style-name="P1"><text:soft-page-break/>3723. 1433133</text:p>
        <text:p text:style-name="P1">3724. 1433134</text:p>
        <text:p text:style-name="P1">3725. 1433141</text:p>
        <text:p text:style-name="P1">3726. 1433142</text:p>
        <text:p text:style-name="P1">3727. 1433143</text:p>
        <text:p text:style-name="P1">3728. 1433144</text:p>
        <text:p text:style-name="P1">3729. 1433211</text:p>
        <text:p text:style-name="P1">3730. 1433212</text:p>
        <text:p text:style-name="P1">3731. 1433213</text:p>
        <text:p text:style-name="P1">3732. 1433214</text:p>
        <text:p text:style-name="P1">3733. 1433221</text:p>
        <text:p text:style-name="P1">3734. 1433222</text:p>
        <text:p text:style-name="P1">3735. 1433223</text:p>
        <text:p text:style-name="P1">3736. 1433224</text:p>
        <text:p text:style-name="P1">3737. 1433231</text:p>
        <text:p text:style-name="P1">3738. 1433232</text:p>
        <text:p text:style-name="P1">3739. 1433233</text:p>
        <text:p text:style-name="P1">3740. 1433234</text:p>
        <text:p text:style-name="P1">3741. 1433241</text:p>
        <text:p text:style-name="P1">3742. 1433242</text:p>
        <text:p text:style-name="P1">3743. 1433243</text:p>
        <text:p text:style-name="P1">3744. 1433244</text:p>
        <text:p text:style-name="P1">3745. 1433311</text:p>
        <text:p text:style-name="P1">3746. 1433312</text:p>
        <text:p text:style-name="P1">3747. 1433313</text:p>
        <text:p text:style-name="P1">3748. 1433314</text:p>
        <text:p text:style-name="P1">3749. 1433321</text:p>
        <text:p text:style-name="P1">3750. 1433322</text:p>
        <text:p text:style-name="P1">3751. 1433323</text:p>
        <text:p text:style-name="P1">3752. 1433324</text:p>
        <text:p text:style-name="P1">3753. 1433331</text:p>
        <text:p text:style-name="P1">3754. 1433332</text:p>
        <text:p text:style-name="P1">3755. 1433333</text:p>
        <text:p text:style-name="P1">3756. 1433334</text:p>
        <text:p text:style-name="P1">3757. 1433341</text:p>
        <text:p text:style-name="P1">3758. 1433342</text:p>
        <text:p text:style-name="P1">3759. 1433343</text:p>
        <text:p text:style-name="P1">3760. 1433344</text:p>
        <text:p text:style-name="P1">3761. 1433411</text:p>
        <text:p text:style-name="P1">3762. 1433412</text:p>
        <text:p text:style-name="P1">3763. 1433413</text:p>
        <text:p text:style-name="P1">3764. 1433414</text:p>
        <text:p text:style-name="P1">3765. 1433421</text:p>
        <text:p text:style-name="P1">3766. 1433422</text:p>
        <text:p text:style-name="P1">3767. 1433423</text:p>
        <text:p text:style-name="P1">3768. 1433424</text:p>
        <text:p text:style-name="P1">3769. 1433431</text:p>
        <text:p text:style-name="P1">3770. 1433432</text:p>
        <text:p text:style-name="P1">3771. 1433433</text:p>
        <text:p text:style-name="P1">3772. 1433434</text:p>
        <text:p text:style-name="P1">3773. 1433441</text:p>
        <text:p text:style-name="P1">3774. 1433442</text:p>
        <text:p text:style-name="P1">3775. 1433443</text:p>
        <text:p text:style-name="P1">3776. 1433444</text:p>
        <text:p text:style-name="P1">3777. 1434111</text:p>
        <text:p text:style-name="P1">3778. 1434112</text:p>
        <text:p text:style-name="P1">3779. 1434113</text:p>
        <text:p text:style-name="P1">3780. 1434114</text:p>
        <text:p text:style-name="P1">3781. 1434121</text:p>
        <text:p text:style-name="P1">3782. 1434122</text:p>
        <text:p text:style-name="P1">3783. 1434123</text:p>
        <text:p text:style-name="P1">3784. 1434124</text:p>
        <text:p text:style-name="P1">3785. 1434131</text:p>
        <text:p text:style-name="P1">3786. 1434132</text:p>
        <text:p text:style-name="P1">3787. 1434133</text:p>
        <text:p text:style-name="P1">3788. 1434134</text:p>
        <text:p text:style-name="P1">3789. 1434141</text:p>
        <text:p text:style-name="P1">3790. 1434142</text:p>
        <text:p text:style-name="P1">3791. 1434143</text:p>
        <text:p text:style-name="P1">3792. 1434144</text:p>
        <text:p text:style-name="P1">3793. 1434211</text:p>
        <text:p text:style-name="P1">3794. 1434212</text:p>
        <text:p text:style-name="P1">3795. 1434213</text:p>
        <text:p text:style-name="P1">3796. 1434214</text:p>
        <text:p text:style-name="P1">3797. 1434221</text:p>
        <text:p text:style-name="P1">3798. 1434222</text:p>
        <text:p text:style-name="P1">3799. 1434223</text:p>
        <text:p text:style-name="P1">3800. 1434224</text:p>
        <text:p text:style-name="P1">3801. 1434231</text:p>
        <text:p text:style-name="P1">3802. 1434232</text:p>
        <text:p text:style-name="P1">3803. 1434233</text:p>
        <text:p text:style-name="P1">3804. 1434234</text:p>
        <text:p text:style-name="P1">3805. 1434241</text:p>
        <text:p text:style-name="P1">3806. 1434242</text:p>
        <text:p text:style-name="P1">3807. 1434243</text:p>
        <text:p text:style-name="P1">3808. 1434244</text:p>
        <text:p text:style-name="P1">3809. 1434311</text:p>
        <text:p text:style-name="P1">3810. 1434312</text:p>
        <text:p text:style-name="P1">3811. 1434313</text:p>
        <text:p text:style-name="P1">3812. 1434314</text:p>
        <text:p text:style-name="P1">3813. 1434321</text:p>
        <text:p text:style-name="P1">3814. 1434322</text:p>
        <text:p text:style-name="P1">3815. 1434323</text:p>
        <text:p text:style-name="P1">3816. 1434324</text:p>
        <text:p text:style-name="P1">3817. 1434331</text:p>
        <text:p text:style-name="P1">3818. 1434332</text:p>
        <text:p text:style-name="P1">3819. 1434333</text:p>
        <text:p text:style-name="P1">3820. 1434334</text:p>
        <text:p text:style-name="P1">3821. 1434341</text:p>
        <text:p text:style-name="P1">3822. 1434342</text:p>
        <text:p text:style-name="P1">3823. 1434343</text:p>
        <text:p text:style-name="P1">3824. 1434344</text:p>
        <text:p text:style-name="P1">3825. 1434411</text:p>
        <text:p text:style-name="P1">3826. 1434412</text:p>
        <text:p text:style-name="P1">3827. 1434413</text:p>
        <text:p text:style-name="P1">3828. 1434414</text:p>
        <text:p text:style-name="P1">3829. 1434421</text:p>
        <text:p text:style-name="P1">3830. 1434422</text:p>
        <text:p text:style-name="P1">3831. 1434423</text:p>
        <text:p text:style-name="P1">3832. 1434424</text:p>
        <text:p text:style-name="P1">3833. 1434431</text:p>
        <text:p text:style-name="P1">3834. 1434432</text:p>
        <text:p text:style-name="P1">3835. 1434433</text:p>
        <text:p text:style-name="P1">3836. 1434434</text:p>
        <text:p text:style-name="P1">3837. 1434441</text:p>
        <text:p text:style-name="P1">3838. 1434442</text:p>
        <text:p text:style-name="P1">3839. 1434443</text:p>
        <text:p text:style-name="P1">3840. 1434444</text:p>
        <text:p text:style-name="P1">3841. 1441111</text:p>
        <text:p text:style-name="P1">3842. 1441112</text:p>
        <text:p text:style-name="P1">3843. 1441113</text:p>
        <text:p text:style-name="P1">3844. 1441114</text:p>
        <text:p text:style-name="P1">3845. 1441121</text:p>
        <text:p text:style-name="P1">3846. 1441122</text:p>
        <text:p text:style-name="P1">3847. 1441123</text:p>
        <text:p text:style-name="P1">3848. 1441124</text:p>
        <text:p text:style-name="P1">3849. 1441131</text:p>
        <text:p text:style-name="P1">3850. 1441132</text:p>
        <text:p text:style-name="P1">3851. 1441133</text:p>
        <text:p text:style-name="P1">3852. 1441134</text:p>
        <text:p text:style-name="P1">3853. 1441141</text:p>
        <text:p text:style-name="P1">3854. 1441142</text:p>
        <text:p text:style-name="P1">3855. 1441143</text:p>
        <text:p text:style-name="P1">3856. 1441144</text:p>
        <text:p text:style-name="P1">3857. 1441211</text:p>
        <text:p text:style-name="P1">3858. 1441212</text:p>
        <text:p text:style-name="P1">3859. 1441213</text:p>
        <text:p text:style-name="P1">3860. 1441214</text:p>
        <text:p text:style-name="P1">3861. 1441221</text:p>
        <text:p text:style-name="P1">3862. 1441222</text:p>
        <text:p text:style-name="P1">3863. 1441223</text:p>
        <text:p text:style-name="P1">3864. 1441224</text:p>
        <text:p text:style-name="P1">3865. 1441231</text:p>
        <text:p text:style-name="P1">3866. 1441232</text:p>
        <text:p text:style-name="P1">3867. 1441233</text:p>
        <text:p text:style-name="P1">3868. 1441234</text:p>
        <text:p text:style-name="P1">3869. 1441241</text:p>
        <text:p text:style-name="P1">3870. 1441242</text:p>
        <text:p text:style-name="P1">3871. 1441243</text:p>
        <text:p text:style-name="P1">3872. 1441244</text:p>
        <text:p text:style-name="P1">3873. 1441311</text:p>
        <text:p text:style-name="P1">3874. 1441312</text:p>
        <text:p text:style-name="P1">3875. 1441313</text:p>
        <text:p text:style-name="P1">3876. 1441314</text:p>
        <text:p text:style-name="P1">3877. 1441321</text:p>
        <text:p text:style-name="P1">3878. 1441322</text:p>
        <text:p text:style-name="P1">3879. 1441323</text:p>
        <text:p text:style-name="P1">3880. 1441324</text:p>
        <text:p text:style-name="P1">3881. 1441331</text:p>
        <text:p text:style-name="P1">3882. 1441332</text:p>
        <text:p text:style-name="P1">3883. 1441333</text:p>
        <text:p text:style-name="P1">3884. 1441334</text:p>
        <text:p text:style-name="P1">3885. 1441341</text:p>
        <text:p text:style-name="P1">3886. 1441342</text:p>
        <text:p text:style-name="P1">3887. 1441343</text:p>
        <text:p text:style-name="P1">3888. 1441344</text:p>
        <text:p text:style-name="P1">3889. 1441411</text:p>
        <text:p text:style-name="P1">3890. 1441412</text:p>
        <text:p text:style-name="P1">3891. 1441413</text:p>
        <text:p text:style-name="P1">3892. 1441414</text:p>
        <text:p text:style-name="P1">3893. 1441421</text:p>
        <text:p text:style-name="P1">3894. 1441422</text:p>
        <text:p text:style-name="P1">3895. 1441423</text:p>
        <text:p text:style-name="P1">3896. 1441424</text:p>
        <text:p text:style-name="P1">3897. 1441431</text:p>
        <text:p text:style-name="P1">3898. 1441432</text:p>
        <text:p text:style-name="P1">3899. 1441433</text:p>
        <text:p text:style-name="P1">3900. 1441434</text:p>
        <text:p text:style-name="P1">3901. 1441441</text:p>
        <text:p text:style-name="P1">3902. 1441442</text:p>
        <text:p text:style-name="P1">3903. 1441443</text:p>
        <text:p text:style-name="P1">3904. 1441444</text:p>
        <text:p text:style-name="P1">3905. 1442111</text:p>
        <text:p text:style-name="P1">3906. 1442112</text:p>
        <text:p text:style-name="P1">3907. 1442113</text:p>
        <text:p text:style-name="P1">3908. 1442114</text:p>
        <text:p text:style-name="P1">3909. 1442121</text:p>
        <text:p text:style-name="P1">3910. 1442122</text:p>
        <text:p text:style-name="P1">3911. 1442123</text:p>
        <text:p text:style-name="P1">3912. 1442124</text:p>
        <text:p text:style-name="P1">3913. 1442131</text:p>
        <text:p text:style-name="P1">3914. 1442132</text:p>
        <text:p text:style-name="P1">3915. 1442133</text:p>
        <text:p text:style-name="P1">3916. 1442134</text:p>
        <text:p text:style-name="P1">3917. 1442141</text:p>
        <text:p text:style-name="P1">3918. 1442142</text:p>
        <text:p text:style-name="P1"><text:soft-page-break/>3919. 1442143</text:p>
        <text:p text:style-name="P1">3920. 1442144</text:p>
        <text:p text:style-name="P1">3921. 1442211</text:p>
        <text:p text:style-name="P1">3922. 1442212</text:p>
        <text:p text:style-name="P1">3923. 1442213</text:p>
        <text:p text:style-name="P1">3924. 1442214</text:p>
        <text:p text:style-name="P1">3925. 1442221</text:p>
        <text:p text:style-name="P1">3926. 1442222</text:p>
        <text:p text:style-name="P1">3927. 1442223</text:p>
        <text:p text:style-name="P1">3928. 1442224</text:p>
        <text:p text:style-name="P1">3929. 1442231</text:p>
        <text:p text:style-name="P1">3930. 1442232</text:p>
        <text:p text:style-name="P1">3931. 1442233</text:p>
        <text:p text:style-name="P1">3932. 1442234</text:p>
        <text:p text:style-name="P1">3933. 1442241</text:p>
        <text:p text:style-name="P1">3934. 1442242</text:p>
        <text:p text:style-name="P1">3935. 1442243</text:p>
        <text:p text:style-name="P1">3936. 1442244</text:p>
        <text:p text:style-name="P1">3937. 1442311</text:p>
        <text:p text:style-name="P1">3938. 1442312</text:p>
        <text:p text:style-name="P1">3939. 1442313</text:p>
        <text:p text:style-name="P1">3940. 1442314</text:p>
        <text:p text:style-name="P1">3941. 1442321</text:p>
        <text:p text:style-name="P1">3942. 1442322</text:p>
        <text:p text:style-name="P1">3943. 1442323</text:p>
        <text:p text:style-name="P1">3944. 1442324</text:p>
        <text:p text:style-name="P1">3945. 1442331</text:p>
        <text:p text:style-name="P1">3946. 1442332</text:p>
        <text:p text:style-name="P1">3947. 1442333</text:p>
        <text:p text:style-name="P1">3948. 1442334</text:p>
        <text:p text:style-name="P1">3949. 1442341</text:p>
        <text:p text:style-name="P1">3950. 1442342</text:p>
        <text:p text:style-name="P1">3951. 1442343</text:p>
        <text:p text:style-name="P1">3952. 1442344</text:p>
        <text:p text:style-name="P1">3953. 1442411</text:p>
        <text:p text:style-name="P1">3954. 1442412</text:p>
        <text:p text:style-name="P1">3955. 1442413</text:p>
        <text:p text:style-name="P1">3956. 1442414</text:p>
        <text:p text:style-name="P1">3957. 1442421</text:p>
        <text:p text:style-name="P1">3958. 1442422</text:p>
        <text:p text:style-name="P1">3959. 1442423</text:p>
        <text:p text:style-name="P1">3960. 1442424</text:p>
        <text:p text:style-name="P1">3961. 1442431</text:p>
        <text:p text:style-name="P1">3962. 1442432</text:p>
        <text:p text:style-name="P1">3963. 1442433</text:p>
        <text:p text:style-name="P1">3964. 1442434</text:p>
        <text:p text:style-name="P1">3965. 1442441</text:p>
        <text:p text:style-name="P1">3966. 1442442</text:p>
        <text:p text:style-name="P1">3967. 1442443</text:p>
        <text:p text:style-name="P1">3968. 1442444</text:p>
        <text:p text:style-name="P1">3969. 1443111</text:p>
        <text:p text:style-name="P1">3970. 1443112</text:p>
        <text:p text:style-name="P1">3971. 1443113</text:p>
        <text:p text:style-name="P1">3972. 1443114</text:p>
        <text:p text:style-name="P1">3973. 1443121</text:p>
        <text:p text:style-name="P1">3974. 1443122</text:p>
        <text:p text:style-name="P1">3975. 1443123</text:p>
        <text:p text:style-name="P1">3976. 1443124</text:p>
        <text:p text:style-name="P1">3977. 1443131</text:p>
        <text:p text:style-name="P1">3978. 1443132</text:p>
        <text:p text:style-name="P1">3979. 1443133</text:p>
        <text:p text:style-name="P1">3980. 1443134</text:p>
        <text:p text:style-name="P1">3981. 1443141</text:p>
        <text:p text:style-name="P1">3982. 1443142</text:p>
        <text:p text:style-name="P1">3983. 1443143</text:p>
        <text:p text:style-name="P1">3984. 1443144</text:p>
        <text:p text:style-name="P1">3985. 1443211</text:p>
        <text:p text:style-name="P1">3986. 1443212</text:p>
        <text:p text:style-name="P1">3987. 1443213</text:p>
        <text:p text:style-name="P1">3988. 1443214</text:p>
        <text:p text:style-name="P1">3989. 1443221</text:p>
        <text:p text:style-name="P1">3990. 1443222</text:p>
        <text:p text:style-name="P1">3991. 1443223</text:p>
        <text:p text:style-name="P1">3992. 1443224</text:p>
        <text:p text:style-name="P1">3993. 1443231</text:p>
        <text:p text:style-name="P1">3994. 1443232</text:p>
        <text:p text:style-name="P1">3995. 1443233</text:p>
        <text:p text:style-name="P1">3996. 1443234</text:p>
        <text:p text:style-name="P1">3997. 1443241</text:p>
        <text:p text:style-name="P1">3998. 1443242</text:p>
        <text:p text:style-name="P1">3999. 1443243</text:p>
        <text:p text:style-name="P1">4000. 1443244</text:p>
        <text:p text:style-name="P1">4001. 1443311</text:p>
        <text:p text:style-name="P1">4002. 1443312</text:p>
        <text:p text:style-name="P1">4003. 1443313</text:p>
        <text:p text:style-name="P1">4004. 1443314</text:p>
        <text:p text:style-name="P1">4005. 1443321</text:p>
        <text:p text:style-name="P1">4006. 1443322</text:p>
        <text:p text:style-name="P1">4007. 1443323</text:p>
        <text:p text:style-name="P1">4008. 1443324</text:p>
        <text:p text:style-name="P1">4009. 1443331</text:p>
        <text:p text:style-name="P1">4010. 1443332</text:p>
        <text:p text:style-name="P1">4011. 1443333</text:p>
        <text:p text:style-name="P1">4012. 1443334</text:p>
        <text:p text:style-name="P1">4013. 1443341</text:p>
        <text:p text:style-name="P1">4014. 1443342</text:p>
        <text:p text:style-name="P1">4015. 1443343</text:p>
        <text:p text:style-name="P1">4016. 1443344</text:p>
        <text:p text:style-name="P1">4017. 1443411</text:p>
        <text:p text:style-name="P1">4018. 1443412</text:p>
        <text:p text:style-name="P1">4019. 1443413</text:p>
        <text:p text:style-name="P1">4020. 1443414</text:p>
        <text:p text:style-name="P1">4021. 1443421</text:p>
        <text:p text:style-name="P1">4022. 1443422</text:p>
        <text:p text:style-name="P1">4023. 1443423</text:p>
        <text:p text:style-name="P1">4024. 1443424</text:p>
        <text:p text:style-name="P1">4025. 1443431</text:p>
        <text:p text:style-name="P1">4026. 1443432</text:p>
        <text:p text:style-name="P1">4027. 1443433</text:p>
        <text:p text:style-name="P1">4028. 1443434</text:p>
        <text:p text:style-name="P1">4029. 1443441</text:p>
        <text:p text:style-name="P1">4030. 1443442</text:p>
        <text:p text:style-name="P1">4031. 1443443</text:p>
        <text:p text:style-name="P1">4032. 1443444</text:p>
        <text:p text:style-name="P1">4033. 1444111</text:p>
        <text:p text:style-name="P1">4034. 1444112</text:p>
        <text:p text:style-name="P1">4035. 1444113</text:p>
        <text:p text:style-name="P1">4036. 1444114</text:p>
        <text:p text:style-name="P1">4037. 1444121</text:p>
        <text:p text:style-name="P1">4038. 1444122</text:p>
        <text:p text:style-name="P1">4039. 1444123</text:p>
        <text:p text:style-name="P1">4040. 1444124</text:p>
        <text:p text:style-name="P1">4041. 1444131</text:p>
        <text:p text:style-name="P1">4042. 1444132</text:p>
        <text:p text:style-name="P1">4043. 1444133</text:p>
        <text:p text:style-name="P1">4044. 1444134</text:p>
        <text:p text:style-name="P1">4045. 1444141</text:p>
        <text:p text:style-name="P1">4046. 1444142</text:p>
        <text:p text:style-name="P1">4047. 1444143</text:p>
        <text:p text:style-name="P1">4048. 1444144</text:p>
        <text:p text:style-name="P1">4049. 1444211</text:p>
        <text:p text:style-name="P1">4050. 1444212</text:p>
        <text:p text:style-name="P1">4051. 1444213</text:p>
        <text:p text:style-name="P1">4052. 1444214</text:p>
        <text:p text:style-name="P1">4053. 1444221</text:p>
        <text:p text:style-name="P1">4054. 1444222</text:p>
        <text:p text:style-name="P1">4055. 1444223</text:p>
        <text:p text:style-name="P1">4056. 1444224</text:p>
        <text:p text:style-name="P1">4057. 1444231</text:p>
        <text:p text:style-name="P1">4058. 1444232</text:p>
        <text:p text:style-name="P1">4059. 1444233</text:p>
        <text:p text:style-name="P1">4060. 1444234</text:p>
        <text:p text:style-name="P1">4061. 1444241</text:p>
        <text:p text:style-name="P1">4062. 1444242</text:p>
        <text:p text:style-name="P1">4063. 1444243</text:p>
        <text:p text:style-name="P1">4064. 1444244</text:p>
        <text:p text:style-name="P1">4065. 1444311</text:p>
        <text:p text:style-name="P1">4066. 1444312</text:p>
        <text:p text:style-name="P1">4067. 1444313</text:p>
        <text:p text:style-name="P1">4068. 1444314</text:p>
        <text:p text:style-name="P1">4069. 1444321</text:p>
        <text:p text:style-name="P1">4070. 1444322</text:p>
        <text:p text:style-name="P1">4071. 1444323</text:p>
        <text:p text:style-name="P1">4072. 1444324</text:p>
        <text:p text:style-name="P1">4073. 1444331</text:p>
        <text:p text:style-name="P1">4074. 1444332</text:p>
        <text:p text:style-name="P1">4075. 1444333</text:p>
        <text:p text:style-name="P1">4076. 1444334</text:p>
        <text:p text:style-name="P1">4077. 1444341</text:p>
        <text:p text:style-name="P1">4078. 1444342</text:p>
        <text:p text:style-name="P1">4079. 1444343</text:p>
        <text:p text:style-name="P1">4080. 1444344</text:p>
        <text:p text:style-name="P1">4081. 1444411</text:p>
        <text:p text:style-name="P1">4082. 1444412</text:p>
        <text:p text:style-name="P1">4083. 1444413</text:p>
        <text:p text:style-name="P1">4084. 1444414</text:p>
        <text:p text:style-name="P1">4085. 1444421</text:p>
        <text:p text:style-name="P1">4086. 1444422</text:p>
        <text:p text:style-name="P1">4087. 1444423</text:p>
        <text:p text:style-name="P1">4088. 1444424</text:p>
        <text:p text:style-name="P1">4089. 1444431</text:p>
        <text:p text:style-name="P1">4090. 1444432</text:p>
        <text:p text:style-name="P1">4091. 1444433</text:p>
        <text:p text:style-name="P1">4092. 1444434</text:p>
        <text:p text:style-name="P1">4093. 1444441</text:p>
        <text:p text:style-name="P1">4094. 1444442</text:p>
        <text:p text:style-name="P1">4095. 1444443</text:p>
        <text:p text:style-name="P1">4096. 1444444</text:p>
        <text:p text:style-name="P1">4097. 2111111</text:p>
        <text:p text:style-name="P1">4098. 2111112</text:p>
        <text:p text:style-name="P1">4099. 2111113</text:p>
        <text:p text:style-name="P1">4100. 2111114</text:p>
        <text:p text:style-name="P1">4101. 2111121</text:p>
        <text:p text:style-name="P1">4102. 2111122</text:p>
        <text:p text:style-name="P1">4103. 2111123</text:p>
        <text:p text:style-name="P1">4104. 2111124</text:p>
        <text:p text:style-name="P1">4105. 2111131</text:p>
        <text:p text:style-name="P1">4106. 2111132</text:p>
        <text:p text:style-name="P1">4107. 2111133</text:p>
        <text:p text:style-name="P1">4108. 2111134</text:p>
        <text:p text:style-name="P1">4109. 2111141</text:p>
        <text:p text:style-name="P1">4110. 2111142</text:p>
        <text:p text:style-name="P1">4111. 2111143</text:p>
        <text:p text:style-name="P1">4112. 2111144</text:p>
        <text:p text:style-name="P1">4113. 2111211</text:p>
        <text:p text:style-name="P1">4114. 2111212</text:p>
        <text:p text:style-name="P1"><text:soft-page-break/>4115. 2111213</text:p>
        <text:p text:style-name="P1">4116. 2111214</text:p>
        <text:p text:style-name="P1">4117. 2111221</text:p>
        <text:p text:style-name="P1">4118. 2111222</text:p>
        <text:p text:style-name="P1">4119. 2111223</text:p>
        <text:p text:style-name="P1">4120. 2111224</text:p>
        <text:p text:style-name="P1">4121. 2111231</text:p>
        <text:p text:style-name="P1">4122. 2111232</text:p>
        <text:p text:style-name="P1">4123. 2111233</text:p>
        <text:p text:style-name="P1">4124. 2111234</text:p>
        <text:p text:style-name="P1">4125. 2111241</text:p>
        <text:p text:style-name="P1">4126. 2111242</text:p>
        <text:p text:style-name="P1">4127. 2111243</text:p>
        <text:p text:style-name="P1">4128. 2111244</text:p>
        <text:p text:style-name="P1">4129. 2111311</text:p>
        <text:p text:style-name="P1">4130. 2111312</text:p>
        <text:p text:style-name="P1">4131. 2111313</text:p>
        <text:p text:style-name="P1">4132. 2111314</text:p>
        <text:p text:style-name="P1">4133. 2111321</text:p>
        <text:p text:style-name="P1">4134. 2111322</text:p>
        <text:p text:style-name="P1">4135. 2111323</text:p>
        <text:p text:style-name="P1">4136. 2111324</text:p>
        <text:p text:style-name="P1">4137. 2111331</text:p>
        <text:p text:style-name="P1">4138. 2111332</text:p>
        <text:p text:style-name="P1">4139. 2111333</text:p>
        <text:p text:style-name="P1">4140. 2111334</text:p>
        <text:p text:style-name="P1">4141. 2111341</text:p>
        <text:p text:style-name="P1">4142. 2111342</text:p>
        <text:p text:style-name="P1">4143. 2111343</text:p>
        <text:p text:style-name="P1">4144. 2111344</text:p>
        <text:p text:style-name="P1">4145. 2111411</text:p>
        <text:p text:style-name="P1">4146. 2111412</text:p>
        <text:p text:style-name="P1">4147. 2111413</text:p>
        <text:p text:style-name="P1">4148. 2111414</text:p>
        <text:p text:style-name="P1">4149. 2111421</text:p>
        <text:p text:style-name="P1">4150. 2111422</text:p>
        <text:p text:style-name="P1">4151. 2111423</text:p>
        <text:p text:style-name="P1">4152. 2111424</text:p>
        <text:p text:style-name="P1">4153. 2111431</text:p>
        <text:p text:style-name="P1">4154. 2111432</text:p>
        <text:p text:style-name="P1">4155. 2111433</text:p>
        <text:p text:style-name="P1">4156. 2111434</text:p>
        <text:p text:style-name="P1">4157. 2111441</text:p>
        <text:p text:style-name="P1">4158. 2111442</text:p>
        <text:p text:style-name="P1">4159. 2111443</text:p>
        <text:p text:style-name="P1">4160. 2111444</text:p>
        <text:p text:style-name="P1">4161. 2112111</text:p>
        <text:p text:style-name="P1">4162. 2112112</text:p>
        <text:p text:style-name="P1">4163. 2112113</text:p>
        <text:p text:style-name="P1">4164. 2112114</text:p>
        <text:p text:style-name="P1">4165. 2112121</text:p>
        <text:p text:style-name="P1">4166. 2112122</text:p>
        <text:p text:style-name="P1">4167. 2112123</text:p>
        <text:p text:style-name="P1">4168. 2112124</text:p>
        <text:p text:style-name="P1">4169. 2112131</text:p>
        <text:p text:style-name="P1">4170. 2112132</text:p>
        <text:p text:style-name="P1">4171. 2112133</text:p>
        <text:p text:style-name="P1">4172. 2112134</text:p>
        <text:p text:style-name="P1">4173. 2112141</text:p>
        <text:p text:style-name="P1">4174. 2112142</text:p>
        <text:p text:style-name="P1">4175. 2112143</text:p>
        <text:p text:style-name="P1">4176. 2112144</text:p>
        <text:p text:style-name="P1">4177. 2112211</text:p>
        <text:p text:style-name="P1">4178. 2112212</text:p>
        <text:p text:style-name="P1">4179. 2112213</text:p>
        <text:p text:style-name="P1">4180. 2112214</text:p>
        <text:p text:style-name="P1">4181. 2112221</text:p>
        <text:p text:style-name="P1">4182. 2112222</text:p>
        <text:p text:style-name="P1">4183. 2112223</text:p>
        <text:p text:style-name="P1">4184. 2112224</text:p>
        <text:p text:style-name="P1">4185. 2112231</text:p>
        <text:p text:style-name="P1">4186. 2112232</text:p>
        <text:p text:style-name="P1">4187. 2112233</text:p>
        <text:p text:style-name="P1">4188. 2112234</text:p>
        <text:p text:style-name="P1">4189. 2112241</text:p>
        <text:p text:style-name="P1">4190. 2112242</text:p>
        <text:p text:style-name="P1">4191. 2112243</text:p>
        <text:p text:style-name="P1">4192. 2112244</text:p>
        <text:p text:style-name="P1">4193. 2112311</text:p>
        <text:p text:style-name="P1">4194. 2112312</text:p>
        <text:p text:style-name="P1">4195. 2112313</text:p>
        <text:p text:style-name="P1">4196. 2112314</text:p>
        <text:p text:style-name="P1">4197. 2112321</text:p>
        <text:p text:style-name="P1">4198. 2112322</text:p>
        <text:p text:style-name="P1">4199. 2112323</text:p>
        <text:p text:style-name="P1">4200. 2112324</text:p>
        <text:p text:style-name="P1">4201. 2112331</text:p>
        <text:p text:style-name="P1">4202. 2112332</text:p>
        <text:p text:style-name="P1">4203. 2112333</text:p>
        <text:p text:style-name="P1">4204. 2112334</text:p>
        <text:p text:style-name="P1">4205. 2112341</text:p>
        <text:p text:style-name="P1">4206. 2112342</text:p>
        <text:p text:style-name="P1">4207. 2112343</text:p>
        <text:p text:style-name="P1">4208. 2112344</text:p>
        <text:p text:style-name="P1">4209. 2112411</text:p>
        <text:p text:style-name="P1">4210. 2112412</text:p>
        <text:p text:style-name="P1">4211. 2112413</text:p>
        <text:p text:style-name="P1">4212. 2112414</text:p>
        <text:p text:style-name="P1">4213. 2112421</text:p>
        <text:p text:style-name="P1">4214. 2112422</text:p>
        <text:p text:style-name="P1">4215. 2112423</text:p>
        <text:p text:style-name="P1">4216. 2112424</text:p>
        <text:p text:style-name="P1">4217. 2112431</text:p>
        <text:p text:style-name="P1">4218. 2112432</text:p>
        <text:p text:style-name="P1">4219. 2112433</text:p>
        <text:p text:style-name="P1">4220. 2112434</text:p>
        <text:p text:style-name="P1">4221. 2112441</text:p>
        <text:p text:style-name="P1">4222. 2112442</text:p>
        <text:p text:style-name="P1">4223. 2112443</text:p>
        <text:p text:style-name="P1">4224. 2112444</text:p>
        <text:p text:style-name="P1">4225. 2113111</text:p>
        <text:p text:style-name="P1">4226. 2113112</text:p>
        <text:p text:style-name="P1">4227. 2113113</text:p>
        <text:p text:style-name="P1">4228. 2113114</text:p>
        <text:p text:style-name="P1">4229. 2113121</text:p>
        <text:p text:style-name="P1">4230. 2113122</text:p>
        <text:p text:style-name="P1">4231. 2113123</text:p>
        <text:p text:style-name="P1">4232. 2113124</text:p>
        <text:p text:style-name="P1">4233. 2113131</text:p>
        <text:p text:style-name="P1">4234. 2113132</text:p>
        <text:p text:style-name="P1">4235. 2113133</text:p>
        <text:p text:style-name="P1">4236. 2113134</text:p>
        <text:p text:style-name="P1">4237. 2113141</text:p>
        <text:p text:style-name="P1">4238. 2113142</text:p>
        <text:p text:style-name="P1">4239. 2113143</text:p>
        <text:p text:style-name="P1">4240. 2113144</text:p>
        <text:p text:style-name="P1">4241. 2113211</text:p>
        <text:p text:style-name="P1">4242. 2113212</text:p>
        <text:p text:style-name="P1">4243. 2113213</text:p>
        <text:p text:style-name="P1">4244. 2113214</text:p>
        <text:p text:style-name="P1">4245. 2113221</text:p>
        <text:p text:style-name="P1">4246. 2113222</text:p>
        <text:p text:style-name="P1">4247. 2113223</text:p>
        <text:p text:style-name="P1">4248. 2113224</text:p>
        <text:p text:style-name="P1">4249. 2113231</text:p>
        <text:p text:style-name="P1">4250. 2113232</text:p>
        <text:p text:style-name="P1">4251. 2113233</text:p>
        <text:p text:style-name="P1">4252. 2113234</text:p>
        <text:p text:style-name="P1">4253. 2113241</text:p>
        <text:p text:style-name="P1">4254. 2113242</text:p>
        <text:p text:style-name="P1">4255. 2113243</text:p>
        <text:p text:style-name="P1">4256. 2113244</text:p>
        <text:p text:style-name="P1">4257. 2113311</text:p>
        <text:p text:style-name="P1">4258. 2113312</text:p>
        <text:p text:style-name="P1">4259. 2113313</text:p>
        <text:p text:style-name="P1">4260. 2113314</text:p>
        <text:p text:style-name="P1">4261. 2113321</text:p>
        <text:p text:style-name="P1">4262. 2113322</text:p>
        <text:p text:style-name="P1">4263. 2113323</text:p>
        <text:p text:style-name="P1">4264. 2113324</text:p>
        <text:p text:style-name="P1">4265. 2113331</text:p>
        <text:p text:style-name="P1">4266. 2113332</text:p>
        <text:p text:style-name="P1">4267. 2113333</text:p>
        <text:p text:style-name="P1">4268. 2113334</text:p>
        <text:p text:style-name="P1">4269. 2113341</text:p>
        <text:p text:style-name="P1">4270. 2113342</text:p>
        <text:p text:style-name="P1">4271. 2113343</text:p>
        <text:p text:style-name="P1">4272. 2113344</text:p>
        <text:p text:style-name="P1">4273. 2113411</text:p>
        <text:p text:style-name="P1">4274. 2113412</text:p>
        <text:p text:style-name="P1">4275. 2113413</text:p>
        <text:p text:style-name="P1">4276. 2113414</text:p>
        <text:p text:style-name="P1">4277. 2113421</text:p>
        <text:p text:style-name="P1">4278. 2113422</text:p>
        <text:p text:style-name="P1">4279. 2113423</text:p>
        <text:p text:style-name="P1">4280. 2113424</text:p>
        <text:p text:style-name="P1">4281. 2113431</text:p>
        <text:p text:style-name="P1">4282. 2113432</text:p>
        <text:p text:style-name="P1">4283. 2113433</text:p>
        <text:p text:style-name="P1">4284. 2113434</text:p>
        <text:p text:style-name="P1">4285. 2113441</text:p>
        <text:p text:style-name="P1">4286. 2113442</text:p>
        <text:p text:style-name="P1">4287. 2113443</text:p>
        <text:p text:style-name="P1">4288. 2113444</text:p>
        <text:p text:style-name="P1">4289. 2114111</text:p>
        <text:p text:style-name="P1">4290. 2114112</text:p>
        <text:p text:style-name="P1">4291. 2114113</text:p>
        <text:p text:style-name="P1">4292. 2114114</text:p>
        <text:p text:style-name="P1">4293. 2114121</text:p>
        <text:p text:style-name="P1">4294. 2114122</text:p>
        <text:p text:style-name="P1">4295. 2114123</text:p>
        <text:p text:style-name="P1">4296. 2114124</text:p>
        <text:p text:style-name="P1">4297. 2114131</text:p>
        <text:p text:style-name="P1">4298. 2114132</text:p>
        <text:p text:style-name="P1">4299. 2114133</text:p>
        <text:p text:style-name="P1">4300. 2114134</text:p>
        <text:p text:style-name="P1">4301. 2114141</text:p>
        <text:p text:style-name="P1">4302. 2114142</text:p>
        <text:p text:style-name="P1">4303. 2114143</text:p>
        <text:p text:style-name="P1">4304. 2114144</text:p>
        <text:p text:style-name="P1">4305. 2114211</text:p>
        <text:p text:style-name="P1">4306. 2114212</text:p>
        <text:p text:style-name="P1">4307. 2114213</text:p>
        <text:p text:style-name="P1">4308. 2114214</text:p>
        <text:p text:style-name="P1">4309. 2114221</text:p>
        <text:p text:style-name="P1">4310. 2114222</text:p>
        <text:p text:style-name="P1"><text:soft-page-break/>4311. 2114223</text:p>
        <text:p text:style-name="P1">4312. 2114224</text:p>
        <text:p text:style-name="P1">4313. 2114231</text:p>
        <text:p text:style-name="P1">4314. 2114232</text:p>
        <text:p text:style-name="P1">4315. 2114233</text:p>
        <text:p text:style-name="P1">4316. 2114234</text:p>
        <text:p text:style-name="P1">4317. 2114241</text:p>
        <text:p text:style-name="P1">4318. 2114242</text:p>
        <text:p text:style-name="P1">4319. 2114243</text:p>
        <text:p text:style-name="P1">4320. 2114244</text:p>
        <text:p text:style-name="P1">4321. 2114311</text:p>
        <text:p text:style-name="P1">4322. 2114312</text:p>
        <text:p text:style-name="P1">4323. 2114313</text:p>
        <text:p text:style-name="P1">4324. 2114314</text:p>
        <text:p text:style-name="P1">4325. 2114321</text:p>
        <text:p text:style-name="P1">4326. 2114322</text:p>
        <text:p text:style-name="P1">4327. 2114323</text:p>
        <text:p text:style-name="P1">4328. 2114324</text:p>
        <text:p text:style-name="P1">4329. 2114331</text:p>
        <text:p text:style-name="P1">4330. 2114332</text:p>
        <text:p text:style-name="P1">4331. 2114333</text:p>
        <text:p text:style-name="P1">4332. 2114334</text:p>
        <text:p text:style-name="P1">4333. 2114341</text:p>
        <text:p text:style-name="P1">4334. 2114342</text:p>
        <text:p text:style-name="P1">4335. 2114343</text:p>
        <text:p text:style-name="P1">4336. 2114344</text:p>
        <text:p text:style-name="P1">4337. 2114411</text:p>
        <text:p text:style-name="P1">4338. 2114412</text:p>
        <text:p text:style-name="P1">4339. 2114413</text:p>
        <text:p text:style-name="P1">4340. 2114414</text:p>
        <text:p text:style-name="P1">4341. 2114421</text:p>
        <text:p text:style-name="P1">4342. 2114422</text:p>
        <text:p text:style-name="P1">4343. 2114423</text:p>
        <text:p text:style-name="P1">4344. 2114424</text:p>
        <text:p text:style-name="P1">4345. 2114431</text:p>
        <text:p text:style-name="P1">4346. 2114432</text:p>
        <text:p text:style-name="P1">4347. 2114433</text:p>
        <text:p text:style-name="P1">4348. 2114434</text:p>
        <text:p text:style-name="P1">4349. 2114441</text:p>
        <text:p text:style-name="P1">4350. 2114442</text:p>
        <text:p text:style-name="P1">4351. 2114443</text:p>
        <text:p text:style-name="P1">4352. 2114444</text:p>
        <text:p text:style-name="P1">4353. 2121111</text:p>
        <text:p text:style-name="P1">4354. 2121112</text:p>
        <text:p text:style-name="P1">4355. 2121113</text:p>
        <text:p text:style-name="P1">4356. 2121114</text:p>
        <text:p text:style-name="P1">4357. 2121121</text:p>
        <text:p text:style-name="P1">4358. 2121122</text:p>
        <text:p text:style-name="P1">4359. 2121123</text:p>
        <text:p text:style-name="P1">4360. 2121124</text:p>
        <text:p text:style-name="P1">4361. 2121131</text:p>
        <text:p text:style-name="P1">4362. 2121132</text:p>
        <text:p text:style-name="P1">4363. 2121133</text:p>
        <text:p text:style-name="P1">4364. 2121134</text:p>
        <text:p text:style-name="P1">4365. 2121141</text:p>
        <text:p text:style-name="P1">4366. 2121142</text:p>
        <text:p text:style-name="P1">4367. 2121143</text:p>
        <text:p text:style-name="P1">4368. 2121144</text:p>
        <text:p text:style-name="P1">4369. 2121211</text:p>
        <text:p text:style-name="P1">4370. 2121212</text:p>
        <text:p text:style-name="P1">4371. 2121213</text:p>
        <text:p text:style-name="P1">4372. 2121214</text:p>
        <text:p text:style-name="P1">4373. 2121221</text:p>
        <text:p text:style-name="P1">4374. 2121222</text:p>
        <text:p text:style-name="P1">4375. 2121223</text:p>
        <text:p text:style-name="P1">4376. 2121224</text:p>
        <text:p text:style-name="P1">4377. 2121231</text:p>
        <text:p text:style-name="P1">4378. 2121232</text:p>
        <text:p text:style-name="P1">4379. 2121233</text:p>
        <text:p text:style-name="P1">4380. 2121234</text:p>
        <text:p text:style-name="P1">4381. 2121241</text:p>
        <text:p text:style-name="P1">4382. 2121242</text:p>
        <text:p text:style-name="P1">4383. 2121243</text:p>
        <text:p text:style-name="P1">4384. 2121244</text:p>
        <text:p text:style-name="P1">4385. 2121311</text:p>
        <text:p text:style-name="P1">4386. 2121312</text:p>
        <text:p text:style-name="P1">4387. 2121313</text:p>
        <text:p text:style-name="P1">4388. 2121314</text:p>
        <text:p text:style-name="P1">4389. 2121321</text:p>
        <text:p text:style-name="P1">4390. 2121322</text:p>
        <text:p text:style-name="P1">4391. 2121323</text:p>
        <text:p text:style-name="P1">4392. 2121324</text:p>
        <text:p text:style-name="P1">4393. 2121331</text:p>
        <text:p text:style-name="P1">4394. 2121332</text:p>
        <text:p text:style-name="P1">4395. 2121333</text:p>
        <text:p text:style-name="P1">4396. 2121334</text:p>
        <text:p text:style-name="P1">4397. 2121341</text:p>
        <text:p text:style-name="P1">4398. 2121342</text:p>
        <text:p text:style-name="P1">4399. 2121343</text:p>
        <text:p text:style-name="P1">4400. 2121344</text:p>
        <text:p text:style-name="P1">4401. 2121411</text:p>
        <text:p text:style-name="P1">4402. 2121412</text:p>
        <text:p text:style-name="P1">4403. 2121413</text:p>
        <text:p text:style-name="P1">4404. 2121414</text:p>
        <text:p text:style-name="P1">4405. 2121421</text:p>
        <text:p text:style-name="P1">4406. 2121422</text:p>
        <text:p text:style-name="P1">4407. 2121423</text:p>
        <text:p text:style-name="P1">4408. 2121424</text:p>
        <text:p text:style-name="P1">4409. 2121431</text:p>
        <text:p text:style-name="P1">4410. 2121432</text:p>
        <text:p text:style-name="P1">4411. 2121433</text:p>
        <text:p text:style-name="P1">4412. 2121434</text:p>
        <text:p text:style-name="P1">4413. 2121441</text:p>
        <text:p text:style-name="P1">4414. 2121442</text:p>
        <text:p text:style-name="P1">4415. 2121443</text:p>
        <text:p text:style-name="P1">4416. 2121444</text:p>
        <text:p text:style-name="P1">4417. 2122111</text:p>
        <text:p text:style-name="P1">4418. 2122112</text:p>
        <text:p text:style-name="P1">4419. 2122113</text:p>
        <text:p text:style-name="P1">4420. 2122114</text:p>
        <text:p text:style-name="P1">4421. 2122121</text:p>
        <text:p text:style-name="P1">4422. 2122122</text:p>
        <text:p text:style-name="P1">4423. 2122123</text:p>
        <text:p text:style-name="P1">4424. 2122124</text:p>
        <text:p text:style-name="P1">4425. 2122131</text:p>
        <text:p text:style-name="P1">4426. 2122132</text:p>
        <text:p text:style-name="P1">4427. 2122133</text:p>
        <text:p text:style-name="P1">4428. 2122134</text:p>
        <text:p text:style-name="P1">4429. 2122141</text:p>
        <text:p text:style-name="P1">4430. 2122142</text:p>
        <text:p text:style-name="P1">4431. 2122143</text:p>
        <text:p text:style-name="P1">4432. 2122144</text:p>
        <text:p text:style-name="P1">4433. 2122211</text:p>
        <text:p text:style-name="P1">4434. 2122212</text:p>
        <text:p text:style-name="P1">4435. 2122213</text:p>
        <text:p text:style-name="P1">4436. 2122214</text:p>
        <text:p text:style-name="P1">4437. 2122221</text:p>
        <text:p text:style-name="P1">4438. 2122222</text:p>
        <text:p text:style-name="P1">4439. 2122223</text:p>
        <text:p text:style-name="P1">4440. 2122224</text:p>
        <text:p text:style-name="P1">4441. 2122231</text:p>
        <text:p text:style-name="P1">4442. 2122232</text:p>
        <text:p text:style-name="P1">4443. 2122233</text:p>
        <text:p text:style-name="P1">4444. 2122234</text:p>
        <text:p text:style-name="P1">4445. 2122241</text:p>
        <text:p text:style-name="P1">4446. 2122242</text:p>
        <text:p text:style-name="P1">4447. 2122243</text:p>
        <text:p text:style-name="P1">4448. 2122244</text:p>
        <text:p text:style-name="P1">4449. 2122311</text:p>
        <text:p text:style-name="P1">4450. 2122312</text:p>
        <text:p text:style-name="P1">4451. 2122313</text:p>
        <text:p text:style-name="P1">4452. 2122314</text:p>
        <text:p text:style-name="P1">4453. 2122321</text:p>
        <text:p text:style-name="P1">4454. 2122322</text:p>
        <text:p text:style-name="P1">4455. 2122323</text:p>
        <text:p text:style-name="P1">4456. 2122324</text:p>
        <text:p text:style-name="P1">4457. 2122331</text:p>
        <text:p text:style-name="P1">4458. 2122332</text:p>
        <text:p text:style-name="P1">4459. 2122333</text:p>
        <text:p text:style-name="P1">4460. 2122334</text:p>
        <text:p text:style-name="P1">4461. 2122341</text:p>
        <text:p text:style-name="P1">4462. 2122342</text:p>
        <text:p text:style-name="P1">4463. 2122343</text:p>
        <text:p text:style-name="P1">4464. 2122344</text:p>
        <text:p text:style-name="P1">4465. 2122411</text:p>
        <text:p text:style-name="P1">4466. 2122412</text:p>
        <text:p text:style-name="P1">4467. 2122413</text:p>
        <text:p text:style-name="P1">4468. 2122414</text:p>
        <text:p text:style-name="P1">4469. 2122421</text:p>
        <text:p text:style-name="P1">4470. 2122422</text:p>
        <text:p text:style-name="P1">4471. 2122423</text:p>
        <text:p text:style-name="P1">4472. 2122424</text:p>
        <text:p text:style-name="P1">4473. 2122431</text:p>
        <text:p text:style-name="P1">4474. 2122432</text:p>
        <text:p text:style-name="P1">4475. 2122433</text:p>
        <text:p text:style-name="P1">4476. 2122434</text:p>
        <text:p text:style-name="P1">4477. 2122441</text:p>
        <text:p text:style-name="P1">4478. 2122442</text:p>
        <text:p text:style-name="P1">4479. 2122443</text:p>
        <text:p text:style-name="P1">4480. 2122444</text:p>
        <text:p text:style-name="P1">4481. 2123111</text:p>
        <text:p text:style-name="P1">4482. 2123112</text:p>
        <text:p text:style-name="P1">4483. 2123113</text:p>
        <text:p text:style-name="P1">4484. 2123114</text:p>
        <text:p text:style-name="P1">4485. 2123121</text:p>
        <text:p text:style-name="P1">4486. 2123122</text:p>
        <text:p text:style-name="P1">4487. 2123123</text:p>
        <text:p text:style-name="P1">4488. 2123124</text:p>
        <text:p text:style-name="P1">4489. 2123131</text:p>
        <text:p text:style-name="P1">4490. 2123132</text:p>
        <text:p text:style-name="P1">4491. 2123133</text:p>
        <text:p text:style-name="P1">4492. 2123134</text:p>
        <text:p text:style-name="P1">4493. 2123141</text:p>
        <text:p text:style-name="P1">4494. 2123142</text:p>
        <text:p text:style-name="P1">4495. 2123143</text:p>
        <text:p text:style-name="P1">4496. 2123144</text:p>
        <text:p text:style-name="P1">4497. 2123211</text:p>
        <text:p text:style-name="P1">4498. 2123212</text:p>
        <text:p text:style-name="P1">4499. 2123213</text:p>
        <text:p text:style-name="P1">4500. 2123214</text:p>
        <text:p text:style-name="P1">4501. 2123221</text:p>
        <text:p text:style-name="P1">4502. 2123222</text:p>
        <text:p text:style-name="P1">4503. 2123223</text:p>
        <text:p text:style-name="P1">4504. 2123224</text:p>
        <text:p text:style-name="P1">4505. 2123231</text:p>
        <text:p text:style-name="P1">4506. 2123232</text:p>
        <text:p text:style-name="P1"><text:soft-page-break/>4507. 2123233</text:p>
        <text:p text:style-name="P1">4508. 2123234</text:p>
        <text:p text:style-name="P1">4509. 2123241</text:p>
        <text:p text:style-name="P1">4510. 2123242</text:p>
        <text:p text:style-name="P1">4511. 2123243</text:p>
        <text:p text:style-name="P1">4512. 2123244</text:p>
        <text:p text:style-name="P1">4513. 2123311</text:p>
        <text:p text:style-name="P1">4514. 2123312</text:p>
        <text:p text:style-name="P1">4515. 2123313</text:p>
        <text:p text:style-name="P1">4516. 2123314</text:p>
        <text:p text:style-name="P1">4517. 2123321</text:p>
        <text:p text:style-name="P1">4518. 2123322</text:p>
        <text:p text:style-name="P1">4519. 2123323</text:p>
        <text:p text:style-name="P1">4520. 2123324</text:p>
        <text:p text:style-name="P1">4521. 2123331</text:p>
        <text:p text:style-name="P1">4522. 2123332</text:p>
        <text:p text:style-name="P1">4523. 2123333</text:p>
        <text:p text:style-name="P1">4524. 2123334</text:p>
        <text:p text:style-name="P1">4525. 2123341</text:p>
        <text:p text:style-name="P1">4526. 2123342</text:p>
        <text:p text:style-name="P1">4527. 2123343</text:p>
        <text:p text:style-name="P1">4528. 2123344</text:p>
        <text:p text:style-name="P1">4529. 2123411</text:p>
        <text:p text:style-name="P1">4530. 2123412</text:p>
        <text:p text:style-name="P1">4531. 2123413</text:p>
        <text:p text:style-name="P1">4532. 2123414</text:p>
        <text:p text:style-name="P1">4533. 2123421</text:p>
        <text:p text:style-name="P1">4534. 2123422</text:p>
        <text:p text:style-name="P1">4535. 2123423</text:p>
        <text:p text:style-name="P1">4536. 2123424</text:p>
        <text:p text:style-name="P1">4537. 2123431</text:p>
        <text:p text:style-name="P1">4538. 2123432</text:p>
        <text:p text:style-name="P1">4539. 2123433</text:p>
        <text:p text:style-name="P1">4540. 2123434</text:p>
        <text:p text:style-name="P1">4541. 2123441</text:p>
        <text:p text:style-name="P1">4542. 2123442</text:p>
        <text:p text:style-name="P1">4543. 2123443</text:p>
        <text:p text:style-name="P1">4544. 2123444</text:p>
        <text:p text:style-name="P1">4545. 2124111</text:p>
        <text:p text:style-name="P1">4546. 2124112</text:p>
        <text:p text:style-name="P1">4547. 2124113</text:p>
        <text:p text:style-name="P1">4548. 2124114</text:p>
        <text:p text:style-name="P1">4549. 2124121</text:p>
        <text:p text:style-name="P1">4550. 2124122</text:p>
        <text:p text:style-name="P1">4551. 2124123</text:p>
        <text:p text:style-name="P1">4552. 2124124</text:p>
        <text:p text:style-name="P1">4553. 2124131</text:p>
        <text:p text:style-name="P1">4554. 2124132</text:p>
        <text:p text:style-name="P1">4555. 2124133</text:p>
        <text:p text:style-name="P1">4556. 2124134</text:p>
        <text:p text:style-name="P1">4557. 2124141</text:p>
        <text:p text:style-name="P1">4558. 2124142</text:p>
        <text:p text:style-name="P1">4559. 2124143</text:p>
        <text:p text:style-name="P1">4560. 2124144</text:p>
        <text:p text:style-name="P1">4561. 2124211</text:p>
        <text:p text:style-name="P1">4562. 2124212</text:p>
        <text:p text:style-name="P1">4563. 2124213</text:p>
        <text:p text:style-name="P1">4564. 2124214</text:p>
        <text:p text:style-name="P1">4565. 2124221</text:p>
        <text:p text:style-name="P1">4566. 2124222</text:p>
        <text:p text:style-name="P1">4567. 2124223</text:p>
        <text:p text:style-name="P1">4568. 2124224</text:p>
        <text:p text:style-name="P1">4569. 2124231</text:p>
        <text:p text:style-name="P1">4570. 2124232</text:p>
        <text:p text:style-name="P1">4571. 2124233</text:p>
        <text:p text:style-name="P1">4572. 2124234</text:p>
        <text:p text:style-name="P1">4573. 2124241</text:p>
        <text:p text:style-name="P1">4574. 2124242</text:p>
        <text:p text:style-name="P1">4575. 2124243</text:p>
        <text:p text:style-name="P1">4576. 2124244</text:p>
        <text:p text:style-name="P1">4577. 2124311</text:p>
        <text:p text:style-name="P1">4578. 2124312</text:p>
        <text:p text:style-name="P1">4579. 2124313</text:p>
        <text:p text:style-name="P1">4580. 2124314</text:p>
        <text:p text:style-name="P1">4581. 2124321</text:p>
        <text:p text:style-name="P1">4582. 2124322</text:p>
        <text:p text:style-name="P1">4583. 2124323</text:p>
        <text:p text:style-name="P1">4584. 2124324</text:p>
        <text:p text:style-name="P1">4585. 2124331</text:p>
        <text:p text:style-name="P1">4586. 2124332</text:p>
        <text:p text:style-name="P1">4587. 2124333</text:p>
        <text:p text:style-name="P1">4588. 2124334</text:p>
        <text:p text:style-name="P1">4589. 2124341</text:p>
        <text:p text:style-name="P1">4590. 2124342</text:p>
        <text:p text:style-name="P1">4591. 2124343</text:p>
        <text:p text:style-name="P1">4592. 2124344</text:p>
        <text:p text:style-name="P1">4593. 2124411</text:p>
        <text:p text:style-name="P1">4594. 2124412</text:p>
        <text:p text:style-name="P1">4595. 2124413</text:p>
        <text:p text:style-name="P1">4596. 2124414</text:p>
        <text:p text:style-name="P1">4597. 2124421</text:p>
        <text:p text:style-name="P1">4598. 2124422</text:p>
        <text:p text:style-name="P1">4599. 2124423</text:p>
        <text:p text:style-name="P1">4600. 2124424</text:p>
        <text:p text:style-name="P1">4601. 2124431</text:p>
        <text:p text:style-name="P1">4602. 2124432</text:p>
        <text:p text:style-name="P1">4603. 2124433</text:p>
        <text:p text:style-name="P1">4604. 2124434</text:p>
        <text:p text:style-name="P1">4605. 2124441</text:p>
        <text:p text:style-name="P1">4606. 2124442</text:p>
        <text:p text:style-name="P1">4607. 2124443</text:p>
        <text:p text:style-name="P1">4608. 2124444</text:p>
        <text:p text:style-name="P1">4609. 2131111</text:p>
        <text:p text:style-name="P1">4610. 2131112</text:p>
        <text:p text:style-name="P1">4611. 2131113</text:p>
        <text:p text:style-name="P1">4612. 2131114</text:p>
        <text:p text:style-name="P1">4613. 2131121</text:p>
        <text:p text:style-name="P1">4614. 2131122</text:p>
        <text:p text:style-name="P1">4615. 2131123</text:p>
        <text:p text:style-name="P1">4616. 2131124</text:p>
        <text:p text:style-name="P1">4617. 2131131</text:p>
        <text:p text:style-name="P1">4618. 2131132</text:p>
        <text:p text:style-name="P1">4619. 2131133</text:p>
        <text:p text:style-name="P1">4620. 2131134</text:p>
        <text:p text:style-name="P1">4621. 2131141</text:p>
        <text:p text:style-name="P1">4622. 2131142</text:p>
        <text:p text:style-name="P1">4623. 2131143</text:p>
        <text:p text:style-name="P1">4624. 2131144</text:p>
        <text:p text:style-name="P1">4625. 2131211</text:p>
        <text:p text:style-name="P1">4626. 2131212</text:p>
        <text:p text:style-name="P1">4627. 2131213</text:p>
        <text:p text:style-name="P1">4628. 2131214</text:p>
        <text:p text:style-name="P1">4629. 2131221</text:p>
        <text:p text:style-name="P1">4630. 2131222</text:p>
        <text:p text:style-name="P1">4631. 2131223</text:p>
        <text:p text:style-name="P1">4632. 2131224</text:p>
        <text:p text:style-name="P1">4633. 2131231</text:p>
        <text:p text:style-name="P1">4634. 2131232</text:p>
        <text:p text:style-name="P1">4635. 2131233</text:p>
        <text:p text:style-name="P1">4636. 2131234</text:p>
        <text:p text:style-name="P1">4637. 2131241</text:p>
        <text:p text:style-name="P1">4638. 2131242</text:p>
        <text:p text:style-name="P1">4639. 2131243</text:p>
        <text:p text:style-name="P1">4640. 2131244</text:p>
        <text:p text:style-name="P1">4641. 2131311</text:p>
        <text:p text:style-name="P1">4642. 2131312</text:p>
        <text:p text:style-name="P1">4643. 2131313</text:p>
        <text:p text:style-name="P1">4644. 2131314</text:p>
        <text:p text:style-name="P1">4645. 2131321</text:p>
        <text:p text:style-name="P1">4646. 2131322</text:p>
        <text:p text:style-name="P1">4647. 2131323</text:p>
        <text:p text:style-name="P1">4648. 2131324</text:p>
        <text:p text:style-name="P1">4649. 2131331</text:p>
        <text:p text:style-name="P1">4650. 2131332</text:p>
        <text:p text:style-name="P1">4651. 2131333</text:p>
        <text:p text:style-name="P1">4652. 2131334</text:p>
        <text:p text:style-name="P1">4653. 2131341</text:p>
        <text:p text:style-name="P1">4654. 2131342</text:p>
        <text:p text:style-name="P1">4655. 2131343</text:p>
        <text:p text:style-name="P1">4656. 2131344</text:p>
        <text:p text:style-name="P1">4657. 2131411</text:p>
        <text:p text:style-name="P1">4658. 2131412</text:p>
        <text:p text:style-name="P1">4659. 2131413</text:p>
        <text:p text:style-name="P1">4660. 2131414</text:p>
        <text:p text:style-name="P1">4661. 2131421</text:p>
        <text:p text:style-name="P1">4662. 2131422</text:p>
        <text:p text:style-name="P1">4663. 2131423</text:p>
        <text:p text:style-name="P1">4664. 2131424</text:p>
        <text:p text:style-name="P1">4665. 2131431</text:p>
        <text:p text:style-name="P1">4666. 2131432</text:p>
        <text:p text:style-name="P1">4667. 2131433</text:p>
        <text:p text:style-name="P1">4668. 2131434</text:p>
        <text:p text:style-name="P1">4669. 2131441</text:p>
        <text:p text:style-name="P1">4670. 2131442</text:p>
        <text:p text:style-name="P1">4671. 2131443</text:p>
        <text:p text:style-name="P1">4672. 2131444</text:p>
        <text:p text:style-name="P1">4673. 2132111</text:p>
        <text:p text:style-name="P1">4674. 2132112</text:p>
        <text:p text:style-name="P1">4675. 2132113</text:p>
        <text:p text:style-name="P1">4676. 2132114</text:p>
        <text:p text:style-name="P1">4677. 2132121</text:p>
        <text:p text:style-name="P1">4678. 2132122</text:p>
        <text:p text:style-name="P1">4679. 2132123</text:p>
        <text:p text:style-name="P1">4680. 2132124</text:p>
        <text:p text:style-name="P1">4681. 2132131</text:p>
        <text:p text:style-name="P1">4682. 2132132</text:p>
        <text:p text:style-name="P1">4683. 2132133</text:p>
        <text:p text:style-name="P1">4684. 2132134</text:p>
        <text:p text:style-name="P1">4685. 2132141</text:p>
        <text:p text:style-name="P1">4686. 2132142</text:p>
        <text:p text:style-name="P1">4687. 2132143</text:p>
        <text:p text:style-name="P1">4688. 2132144</text:p>
        <text:p text:style-name="P1">4689. 2132211</text:p>
        <text:p text:style-name="P1">4690. 2132212</text:p>
        <text:p text:style-name="P1">4691. 2132213</text:p>
        <text:p text:style-name="P1">4692. 2132214</text:p>
        <text:p text:style-name="P1">4693. 2132221</text:p>
        <text:p text:style-name="P1">4694. 2132222</text:p>
        <text:p text:style-name="P1">4695. 2132223</text:p>
        <text:p text:style-name="P1">4696. 2132224</text:p>
        <text:p text:style-name="P1">4697. 2132231</text:p>
        <text:p text:style-name="P1">4698. 2132232</text:p>
        <text:p text:style-name="P1">4699. 2132233</text:p>
        <text:p text:style-name="P1">4700. 2132234</text:p>
        <text:p text:style-name="P1">4701. 2132241</text:p>
        <text:p text:style-name="P1">4702. 2132242</text:p>
        <text:p text:style-name="P1"><text:soft-page-break/>4703. 2132243</text:p>
        <text:p text:style-name="P1">4704. 2132244</text:p>
        <text:p text:style-name="P1">4705. 2132311</text:p>
        <text:p text:style-name="P1">4706. 2132312</text:p>
        <text:p text:style-name="P1">4707. 2132313</text:p>
        <text:p text:style-name="P1">4708. 2132314</text:p>
        <text:p text:style-name="P1">4709. 2132321</text:p>
        <text:p text:style-name="P1">4710. 2132322</text:p>
        <text:p text:style-name="P1">4711. 2132323</text:p>
        <text:p text:style-name="P1">4712. 2132324</text:p>
        <text:p text:style-name="P1">4713. 2132331</text:p>
        <text:p text:style-name="P1">4714. 2132332</text:p>
        <text:p text:style-name="P1">4715. 2132333</text:p>
        <text:p text:style-name="P1">4716. 2132334</text:p>
        <text:p text:style-name="P1">4717. 2132341</text:p>
        <text:p text:style-name="P1">4718. 2132342</text:p>
        <text:p text:style-name="P1">4719. 2132343</text:p>
        <text:p text:style-name="P1">4720. 2132344</text:p>
        <text:p text:style-name="P1">4721. 2132411</text:p>
        <text:p text:style-name="P1">4722. 2132412</text:p>
        <text:p text:style-name="P1">4723. 2132413</text:p>
        <text:p text:style-name="P1">4724. 2132414</text:p>
        <text:p text:style-name="P1">4725. 2132421</text:p>
        <text:p text:style-name="P1">4726. 2132422</text:p>
        <text:p text:style-name="P1">4727. 2132423</text:p>
        <text:p text:style-name="P1">4728. 2132424</text:p>
        <text:p text:style-name="P1">4729. 2132431</text:p>
        <text:p text:style-name="P1">4730. 2132432</text:p>
        <text:p text:style-name="P1">4731. 2132433</text:p>
        <text:p text:style-name="P1">4732. 2132434</text:p>
        <text:p text:style-name="P1">4733. 2132441</text:p>
        <text:p text:style-name="P1">4734. 2132442</text:p>
        <text:p text:style-name="P1">4735. 2132443</text:p>
        <text:p text:style-name="P1">4736. 2132444</text:p>
        <text:p text:style-name="P1">4737. 2133111</text:p>
        <text:p text:style-name="P1">4738. 2133112</text:p>
        <text:p text:style-name="P1">4739. 2133113</text:p>
        <text:p text:style-name="P1">4740. 2133114</text:p>
        <text:p text:style-name="P1">4741. 2133121</text:p>
        <text:p text:style-name="P1">4742. 2133122</text:p>
        <text:p text:style-name="P1">4743. 2133123</text:p>
        <text:p text:style-name="P1">4744. 2133124</text:p>
        <text:p text:style-name="P1">4745. 2133131</text:p>
        <text:p text:style-name="P1">4746. 2133132</text:p>
        <text:p text:style-name="P1">4747. 2133133</text:p>
        <text:p text:style-name="P1">4748. 2133134</text:p>
        <text:p text:style-name="P1">4749. 2133141</text:p>
        <text:p text:style-name="P1">4750. 2133142</text:p>
        <text:p text:style-name="P1">4751. 2133143</text:p>
        <text:p text:style-name="P1">4752. 2133144</text:p>
        <text:p text:style-name="P1">4753. 2133211</text:p>
        <text:p text:style-name="P1">4754. 2133212</text:p>
        <text:p text:style-name="P1">4755. 2133213</text:p>
        <text:p text:style-name="P1">4756. 2133214</text:p>
        <text:p text:style-name="P1">4757. 2133221</text:p>
        <text:p text:style-name="P1">4758. 2133222</text:p>
        <text:p text:style-name="P1">4759. 2133223</text:p>
        <text:p text:style-name="P1">4760. 2133224</text:p>
        <text:p text:style-name="P1">4761. 2133231</text:p>
        <text:p text:style-name="P1">4762. 2133232</text:p>
        <text:p text:style-name="P1">4763. 2133233</text:p>
        <text:p text:style-name="P1">4764. 2133234</text:p>
        <text:p text:style-name="P1">4765. 2133241</text:p>
        <text:p text:style-name="P1">4766. 2133242</text:p>
        <text:p text:style-name="P1">4767. 2133243</text:p>
        <text:p text:style-name="P1">4768. 2133244</text:p>
        <text:p text:style-name="P1">4769. 2133311</text:p>
        <text:p text:style-name="P1">4770. 2133312</text:p>
        <text:p text:style-name="P1">4771. 2133313</text:p>
        <text:p text:style-name="P1">4772. 2133314</text:p>
        <text:p text:style-name="P1">4773. 2133321</text:p>
        <text:p text:style-name="P1">4774. 2133322</text:p>
        <text:p text:style-name="P1">4775. 2133323</text:p>
        <text:p text:style-name="P1">4776. 2133324</text:p>
        <text:p text:style-name="P1">4777. 2133331</text:p>
        <text:p text:style-name="P1">4778. 2133332</text:p>
        <text:p text:style-name="P1">4779. 2133333</text:p>
        <text:p text:style-name="P1">4780. 2133334</text:p>
        <text:p text:style-name="P1">4781. 2133341</text:p>
        <text:p text:style-name="P1">4782. 2133342</text:p>
        <text:p text:style-name="P1">4783. 2133343</text:p>
        <text:p text:style-name="P1">4784. 2133344</text:p>
        <text:p text:style-name="P1">4785. 2133411</text:p>
        <text:p text:style-name="P1">4786. 2133412</text:p>
        <text:p text:style-name="P1">4787. 2133413</text:p>
        <text:p text:style-name="P1">4788. 2133414</text:p>
        <text:p text:style-name="P1">4789. 2133421</text:p>
        <text:p text:style-name="P1">4790. 2133422</text:p>
        <text:p text:style-name="P1">4791. 2133423</text:p>
        <text:p text:style-name="P1">4792. 2133424</text:p>
        <text:p text:style-name="P1">4793. 2133431</text:p>
        <text:p text:style-name="P1">4794. 2133432</text:p>
        <text:p text:style-name="P1">4795. 2133433</text:p>
        <text:p text:style-name="P1">4796. 2133434</text:p>
        <text:p text:style-name="P1">4797. 2133441</text:p>
        <text:p text:style-name="P1">4798. 2133442</text:p>
        <text:p text:style-name="P1">4799. 2133443</text:p>
        <text:p text:style-name="P1">4800. 2133444</text:p>
        <text:p text:style-name="P1">4801. 2134111</text:p>
        <text:p text:style-name="P1">4802. 2134112</text:p>
        <text:p text:style-name="P1">4803. 2134113</text:p>
        <text:p text:style-name="P1">4804. 2134114</text:p>
        <text:p text:style-name="P1">4805. 2134121</text:p>
        <text:p text:style-name="P1">4806. 2134122</text:p>
        <text:p text:style-name="P1">4807. 2134123</text:p>
        <text:p text:style-name="P1">4808. 2134124</text:p>
        <text:p text:style-name="P1">4809. 2134131</text:p>
        <text:p text:style-name="P1">4810. 2134132</text:p>
        <text:p text:style-name="P1">4811. 2134133</text:p>
        <text:p text:style-name="P1">4812. 2134134</text:p>
        <text:p text:style-name="P1">4813. 2134141</text:p>
        <text:p text:style-name="P1">4814. 2134142</text:p>
        <text:p text:style-name="P1">4815. 2134143</text:p>
        <text:p text:style-name="P1">4816. 2134144</text:p>
        <text:p text:style-name="P1">4817. 2134211</text:p>
        <text:p text:style-name="P1">4818. 2134212</text:p>
        <text:p text:style-name="P1">4819. 2134213</text:p>
        <text:p text:style-name="P1">4820. 2134214</text:p>
        <text:p text:style-name="P1">4821. 2134221</text:p>
        <text:p text:style-name="P1">4822. 2134222</text:p>
        <text:p text:style-name="P1">4823. 2134223</text:p>
        <text:p text:style-name="P1">4824. 2134224</text:p>
        <text:p text:style-name="P1">4825. 2134231</text:p>
        <text:p text:style-name="P1">4826. 2134232</text:p>
        <text:p text:style-name="P1">4827. 2134233</text:p>
        <text:p text:style-name="P1">4828. 2134234</text:p>
        <text:p text:style-name="P1">4829. 2134241</text:p>
        <text:p text:style-name="P1">4830. 2134242</text:p>
        <text:p text:style-name="P1">4831. 2134243</text:p>
        <text:p text:style-name="P1">4832. 2134244</text:p>
        <text:p text:style-name="P1">4833. 2134311</text:p>
        <text:p text:style-name="P1">4834. 2134312</text:p>
        <text:p text:style-name="P1">4835. 2134313</text:p>
        <text:p text:style-name="P1">4836. 2134314</text:p>
        <text:p text:style-name="P1">4837. 2134321</text:p>
        <text:p text:style-name="P1">4838. 2134322</text:p>
        <text:p text:style-name="P1">4839. 2134323</text:p>
        <text:p text:style-name="P1">4840. 2134324</text:p>
        <text:p text:style-name="P1">4841. 2134331</text:p>
        <text:p text:style-name="P1">4842. 2134332</text:p>
        <text:p text:style-name="P1">4843. 2134333</text:p>
        <text:p text:style-name="P1">4844. 2134334</text:p>
        <text:p text:style-name="P1">4845. 2134341</text:p>
        <text:p text:style-name="P1">4846. 2134342</text:p>
        <text:p text:style-name="P1">4847. 2134343</text:p>
        <text:p text:style-name="P1">4848. 2134344</text:p>
        <text:p text:style-name="P1">4849. 2134411</text:p>
        <text:p text:style-name="P1">4850. 2134412</text:p>
        <text:p text:style-name="P1">4851. 2134413</text:p>
        <text:p text:style-name="P1">4852. 2134414</text:p>
        <text:p text:style-name="P1">4853. 2134421</text:p>
        <text:p text:style-name="P1">4854. 2134422</text:p>
        <text:p text:style-name="P1">4855. 2134423</text:p>
        <text:p text:style-name="P1">4856. 2134424</text:p>
        <text:p text:style-name="P1">4857. 2134431</text:p>
        <text:p text:style-name="P1">4858. 2134432</text:p>
        <text:p text:style-name="P1">4859. 2134433</text:p>
        <text:p text:style-name="P1">4860. 2134434</text:p>
        <text:p text:style-name="P1">4861. 2134441</text:p>
        <text:p text:style-name="P1">4862. 2134442</text:p>
        <text:p text:style-name="P1">4863. 2134443</text:p>
        <text:p text:style-name="P1">4864. 2134444</text:p>
        <text:p text:style-name="P1">4865. 2141111</text:p>
        <text:p text:style-name="P1">4866. 2141112</text:p>
        <text:p text:style-name="P1">4867. 2141113</text:p>
        <text:p text:style-name="P1">4868. 2141114</text:p>
        <text:p text:style-name="P1">4869. 2141121</text:p>
        <text:p text:style-name="P1">4870. 2141122</text:p>
        <text:p text:style-name="P1">4871. 2141123</text:p>
        <text:p text:style-name="P1">4872. 2141124</text:p>
        <text:p text:style-name="P1">4873. 2141131</text:p>
        <text:p text:style-name="P1">4874. 2141132</text:p>
        <text:p text:style-name="P1">4875. 2141133</text:p>
        <text:p text:style-name="P1">4876. 2141134</text:p>
        <text:p text:style-name="P1">4877. 2141141</text:p>
        <text:p text:style-name="P1">4878. 2141142</text:p>
        <text:p text:style-name="P1">4879. 2141143</text:p>
        <text:p text:style-name="P1">4880. 2141144</text:p>
        <text:p text:style-name="P1">4881. 2141211</text:p>
        <text:p text:style-name="P1">4882. 2141212</text:p>
        <text:p text:style-name="P1">4883. 2141213</text:p>
        <text:p text:style-name="P1">4884. 2141214</text:p>
        <text:p text:style-name="P1">4885. 2141221</text:p>
        <text:p text:style-name="P1">4886. 2141222</text:p>
        <text:p text:style-name="P1">4887. 2141223</text:p>
        <text:p text:style-name="P1">4888. 2141224</text:p>
        <text:p text:style-name="P1">4889. 2141231</text:p>
        <text:p text:style-name="P1">4890. 2141232</text:p>
        <text:p text:style-name="P1">4891. 2141233</text:p>
        <text:p text:style-name="P1">4892. 2141234</text:p>
        <text:p text:style-name="P1">4893. 2141241</text:p>
        <text:p text:style-name="P1">4894. 2141242</text:p>
        <text:p text:style-name="P1">4895. 2141243</text:p>
        <text:p text:style-name="P1">4896. 2141244</text:p>
        <text:p text:style-name="P1">4897. 2141311</text:p>
        <text:p text:style-name="P1">4898. 2141312</text:p>
        <text:p text:style-name="P1"><text:soft-page-break/>4899. 2141313</text:p>
        <text:p text:style-name="P1">4900. 2141314</text:p>
        <text:p text:style-name="P1">4901. 2141321</text:p>
        <text:p text:style-name="P1">4902. 2141322</text:p>
        <text:p text:style-name="P1">4903. 2141323</text:p>
        <text:p text:style-name="P1">4904. 2141324</text:p>
        <text:p text:style-name="P1">4905. 2141331</text:p>
        <text:p text:style-name="P1">4906. 2141332</text:p>
        <text:p text:style-name="P1">4907. 2141333</text:p>
        <text:p text:style-name="P1">4908. 2141334</text:p>
        <text:p text:style-name="P1">4909. 2141341</text:p>
        <text:p text:style-name="P1">4910. 2141342</text:p>
        <text:p text:style-name="P1">4911. 2141343</text:p>
        <text:p text:style-name="P1">4912. 2141344</text:p>
        <text:p text:style-name="P1">4913. 2141411</text:p>
        <text:p text:style-name="P1">4914. 2141412</text:p>
        <text:p text:style-name="P1">4915. 2141413</text:p>
        <text:p text:style-name="P1">4916. 2141414</text:p>
        <text:p text:style-name="P1">4917. 2141421</text:p>
        <text:p text:style-name="P1">4918. 2141422</text:p>
        <text:p text:style-name="P1">4919. 2141423</text:p>
        <text:p text:style-name="P1">4920. 2141424</text:p>
        <text:p text:style-name="P1">4921. 2141431</text:p>
        <text:p text:style-name="P1">4922. 2141432</text:p>
        <text:p text:style-name="P1">4923. 2141433</text:p>
        <text:p text:style-name="P1">4924. 2141434</text:p>
        <text:p text:style-name="P1">4925. 2141441</text:p>
        <text:p text:style-name="P1">4926. 2141442</text:p>
        <text:p text:style-name="P1">4927. 2141443</text:p>
        <text:p text:style-name="P1">4928. 2141444</text:p>
        <text:p text:style-name="P1">4929. 2142111</text:p>
        <text:p text:style-name="P1">4930. 2142112</text:p>
        <text:p text:style-name="P1">4931. 2142113</text:p>
        <text:p text:style-name="P1">4932. 2142114</text:p>
        <text:p text:style-name="P1">4933. 2142121</text:p>
        <text:p text:style-name="P1">4934. 2142122</text:p>
        <text:p text:style-name="P1">4935. 2142123</text:p>
        <text:p text:style-name="P1">4936. 2142124</text:p>
        <text:p text:style-name="P1">4937. 2142131</text:p>
        <text:p text:style-name="P1">4938. 2142132</text:p>
        <text:p text:style-name="P1">4939. 2142133</text:p>
        <text:p text:style-name="P1">4940. 2142134</text:p>
        <text:p text:style-name="P1">4941. 2142141</text:p>
        <text:p text:style-name="P1">4942. 2142142</text:p>
        <text:p text:style-name="P1">4943. 2142143</text:p>
        <text:p text:style-name="P1">4944. 2142144</text:p>
        <text:p text:style-name="P1">4945. 2142211</text:p>
        <text:p text:style-name="P1">4946. 2142212</text:p>
        <text:p text:style-name="P1">4947. 2142213</text:p>
        <text:p text:style-name="P1">4948. 2142214</text:p>
        <text:p text:style-name="P1">4949. 2142221</text:p>
        <text:p text:style-name="P1">4950. 2142222</text:p>
        <text:p text:style-name="P1">4951. 2142223</text:p>
        <text:p text:style-name="P1">4952. 2142224</text:p>
        <text:p text:style-name="P1">4953. 2142231</text:p>
        <text:p text:style-name="P1">4954. 2142232</text:p>
        <text:p text:style-name="P1">4955. 2142233</text:p>
        <text:p text:style-name="P1">4956. 2142234</text:p>
        <text:p text:style-name="P1">4957. 2142241</text:p>
        <text:p text:style-name="P1">4958. 2142242</text:p>
        <text:p text:style-name="P1">4959. 2142243</text:p>
        <text:p text:style-name="P1">4960. 2142244</text:p>
        <text:p text:style-name="P1">4961. 2142311</text:p>
        <text:p text:style-name="P1">4962. 2142312</text:p>
        <text:p text:style-name="P1">4963. 2142313</text:p>
        <text:p text:style-name="P1">4964. 2142314</text:p>
        <text:p text:style-name="P1">4965. 2142321</text:p>
        <text:p text:style-name="P1">4966. 2142322</text:p>
        <text:p text:style-name="P1">4967. 2142323</text:p>
        <text:p text:style-name="P1">4968. 2142324</text:p>
        <text:p text:style-name="P1">4969. 2142331</text:p>
        <text:p text:style-name="P1">4970. 2142332</text:p>
        <text:p text:style-name="P1">4971. 2142333</text:p>
        <text:p text:style-name="P1">4972. 2142334</text:p>
        <text:p text:style-name="P1">4973. 2142341</text:p>
        <text:p text:style-name="P1">4974. 2142342</text:p>
        <text:p text:style-name="P1">4975. 2142343</text:p>
        <text:p text:style-name="P1">4976. 2142344</text:p>
        <text:p text:style-name="P1">4977. 2142411</text:p>
        <text:p text:style-name="P1">4978. 2142412</text:p>
        <text:p text:style-name="P1">4979. 2142413</text:p>
        <text:p text:style-name="P1">4980. 2142414</text:p>
        <text:p text:style-name="P1">4981. 2142421</text:p>
        <text:p text:style-name="P1">4982. 2142422</text:p>
        <text:p text:style-name="P1">4983. 2142423</text:p>
        <text:p text:style-name="P1">4984. 2142424</text:p>
        <text:p text:style-name="P1">4985. 2142431</text:p>
        <text:p text:style-name="P1">4986. 2142432</text:p>
        <text:p text:style-name="P1">4987. 2142433</text:p>
        <text:p text:style-name="P1">4988. 2142434</text:p>
        <text:p text:style-name="P1">4989. 2142441</text:p>
        <text:p text:style-name="P1">4990. 2142442</text:p>
        <text:p text:style-name="P1">4991. 2142443</text:p>
        <text:p text:style-name="P1">4992. 2142444</text:p>
        <text:p text:style-name="P1">4993. 2143111</text:p>
        <text:p text:style-name="P1">4994. 2143112</text:p>
        <text:p text:style-name="P1">4995. 2143113</text:p>
        <text:p text:style-name="P1">4996. 2143114</text:p>
        <text:p text:style-name="P1">4997. 2143121</text:p>
        <text:p text:style-name="P1">4998. 2143122</text:p>
        <text:p text:style-name="P1">4999. 2143123</text:p>
        <text:p text:style-name="P1">5000. 2143124</text:p>
        <text:p text:style-name="P1">5001. 2143131</text:p>
        <text:p text:style-name="P1">5002. 2143132</text:p>
        <text:p text:style-name="P1">5003. 2143133</text:p>
        <text:p text:style-name="P1">5004. 2143134</text:p>
        <text:p text:style-name="P1">5005. 2143141</text:p>
        <text:p text:style-name="P1">5006. 2143142</text:p>
        <text:p text:style-name="P1">5007. 2143143</text:p>
        <text:p text:style-name="P1">5008. 2143144</text:p>
        <text:p text:style-name="P1">5009. 2143211</text:p>
        <text:p text:style-name="P1">5010. 2143212</text:p>
        <text:p text:style-name="P1">5011. 2143213</text:p>
        <text:p text:style-name="P1">5012. 2143214</text:p>
        <text:p text:style-name="P1">5013. 2143221</text:p>
        <text:p text:style-name="P1">5014. 2143222</text:p>
        <text:p text:style-name="P1">5015. 2143223</text:p>
        <text:p text:style-name="P1">5016. 2143224</text:p>
        <text:p text:style-name="P1">5017. 2143231</text:p>
        <text:p text:style-name="P1">5018. 2143232</text:p>
        <text:p text:style-name="P1">5019. 2143233</text:p>
        <text:p text:style-name="P1">5020. 2143234</text:p>
        <text:p text:style-name="P1">5021. 2143241</text:p>
        <text:p text:style-name="P1">5022. 2143242</text:p>
        <text:p text:style-name="P1">5023. 2143243</text:p>
        <text:p text:style-name="P1">5024. 2143244</text:p>
        <text:p text:style-name="P1">5025. 2143311</text:p>
        <text:p text:style-name="P1">5026. 2143312</text:p>
        <text:p text:style-name="P1">5027. 2143313</text:p>
        <text:p text:style-name="P1">5028. 2143314</text:p>
        <text:p text:style-name="P1">5029. 2143321</text:p>
        <text:p text:style-name="P1">5030. 2143322</text:p>
        <text:p text:style-name="P1">5031. 2143323</text:p>
        <text:p text:style-name="P1">5032. 2143324</text:p>
        <text:p text:style-name="P1">5033. 2143331</text:p>
        <text:p text:style-name="P1">5034. 2143332</text:p>
        <text:p text:style-name="P1">5035. 2143333</text:p>
        <text:p text:style-name="P1">5036. 2143334</text:p>
        <text:p text:style-name="P1">5037. 2143341</text:p>
        <text:p text:style-name="P1">5038. 2143342</text:p>
        <text:p text:style-name="P1">5039. 2143343</text:p>
        <text:p text:style-name="P1">5040. 2143344</text:p>
        <text:p text:style-name="P1">5041. 2143411</text:p>
        <text:p text:style-name="P1">5042. 2143412</text:p>
        <text:p text:style-name="P1">5043. 2143413</text:p>
        <text:p text:style-name="P1">5044. 2143414</text:p>
        <text:p text:style-name="P1">5045. 2143421</text:p>
        <text:p text:style-name="P1">5046. 2143422</text:p>
        <text:p text:style-name="P1">5047. 2143423</text:p>
        <text:p text:style-name="P1">5048. 2143424</text:p>
        <text:p text:style-name="P1">5049. 2143431</text:p>
        <text:p text:style-name="P1">5050. 2143432</text:p>
        <text:p text:style-name="P1">5051. 2143433</text:p>
        <text:p text:style-name="P1">5052. 2143434</text:p>
        <text:p text:style-name="P1">5053. 2143441</text:p>
        <text:p text:style-name="P1">5054. 2143442</text:p>
        <text:p text:style-name="P1">5055. 2143443</text:p>
        <text:p text:style-name="P1">5056. 2143444</text:p>
        <text:p text:style-name="P1">5057. 2144111</text:p>
        <text:p text:style-name="P1">5058. 2144112</text:p>
        <text:p text:style-name="P1">5059. 2144113</text:p>
        <text:p text:style-name="P1">5060. 2144114</text:p>
        <text:p text:style-name="P1">5061. 2144121</text:p>
        <text:p text:style-name="P1">5062. 2144122</text:p>
        <text:p text:style-name="P1">5063. 2144123</text:p>
        <text:p text:style-name="P1">5064. 2144124</text:p>
        <text:p text:style-name="P1">5065. 2144131</text:p>
        <text:p text:style-name="P1">5066. 2144132</text:p>
        <text:p text:style-name="P1">5067. 2144133</text:p>
        <text:p text:style-name="P1">5068. 2144134</text:p>
        <text:p text:style-name="P1">5069. 2144141</text:p>
        <text:p text:style-name="P1">5070. 2144142</text:p>
        <text:p text:style-name="P1">5071. 2144143</text:p>
        <text:p text:style-name="P1">5072. 2144144</text:p>
        <text:p text:style-name="P1">5073. 2144211</text:p>
        <text:p text:style-name="P1">5074. 2144212</text:p>
        <text:p text:style-name="P1">5075. 2144213</text:p>
        <text:p text:style-name="P1">5076. 2144214</text:p>
        <text:p text:style-name="P1">5077. 2144221</text:p>
        <text:p text:style-name="P1">5078. 2144222</text:p>
        <text:p text:style-name="P1">5079. 2144223</text:p>
        <text:p text:style-name="P1">5080. 2144224</text:p>
        <text:p text:style-name="P1">5081. 2144231</text:p>
        <text:p text:style-name="P1">5082. 2144232</text:p>
        <text:p text:style-name="P1">5083. 2144233</text:p>
        <text:p text:style-name="P1">5084. 2144234</text:p>
        <text:p text:style-name="P1">5085. 2144241</text:p>
        <text:p text:style-name="P1">5086. 2144242</text:p>
        <text:p text:style-name="P1">5087. 2144243</text:p>
        <text:p text:style-name="P1">5088. 2144244</text:p>
        <text:p text:style-name="P1">5089. 2144311</text:p>
        <text:p text:style-name="P1">5090. 2144312</text:p>
        <text:p text:style-name="P1">5091. 2144313</text:p>
        <text:p text:style-name="P1">5092. 2144314</text:p>
        <text:p text:style-name="P1">5093. 2144321</text:p>
        <text:p text:style-name="P1">5094. 2144322</text:p>
        <text:p text:style-name="P1"><text:soft-page-break/>5095. 2144323</text:p>
        <text:p text:style-name="P1">5096. 2144324</text:p>
        <text:p text:style-name="P1">5097. 2144331</text:p>
        <text:p text:style-name="P1">5098. 2144332</text:p>
        <text:p text:style-name="P1">5099. 2144333</text:p>
        <text:p text:style-name="P1">5100. 2144334</text:p>
        <text:p text:style-name="P1">5101. 2144341</text:p>
        <text:p text:style-name="P1">5102. 2144342</text:p>
        <text:p text:style-name="P1">5103. 2144343</text:p>
        <text:p text:style-name="P1">5104. 2144344</text:p>
        <text:p text:style-name="P1">5105. 2144411</text:p>
        <text:p text:style-name="P1">5106. 2144412</text:p>
        <text:p text:style-name="P1">5107. 2144413</text:p>
        <text:p text:style-name="P1">5108. 2144414</text:p>
        <text:p text:style-name="P1">5109. 2144421</text:p>
        <text:p text:style-name="P1">5110. 2144422</text:p>
        <text:p text:style-name="P1">5111. 2144423</text:p>
        <text:p text:style-name="P1">5112. 2144424</text:p>
        <text:p text:style-name="P1">5113. 2144431</text:p>
        <text:p text:style-name="P1">5114. 2144432</text:p>
        <text:p text:style-name="P1">5115. 2144433</text:p>
        <text:p text:style-name="P1">5116. 2144434</text:p>
        <text:p text:style-name="P1">5117. 2144441</text:p>
        <text:p text:style-name="P1">5118. 2144442</text:p>
        <text:p text:style-name="P1">5119. 2144443</text:p>
        <text:p text:style-name="P1">5120. 2144444</text:p>
        <text:p text:style-name="P1">5121. 2211111</text:p>
        <text:p text:style-name="P1">5122. 2211112</text:p>
        <text:p text:style-name="P1">5123. 2211113</text:p>
        <text:p text:style-name="P1">5124. 2211114</text:p>
        <text:p text:style-name="P1">5125. 2211121</text:p>
        <text:p text:style-name="P1">5126. 2211122</text:p>
        <text:p text:style-name="P1">5127. 2211123</text:p>
        <text:p text:style-name="P1">5128. 2211124</text:p>
        <text:p text:style-name="P1">5129. 2211131</text:p>
        <text:p text:style-name="P1">5130. 2211132</text:p>
        <text:p text:style-name="P1">5131. 2211133</text:p>
        <text:p text:style-name="P1">5132. 2211134</text:p>
        <text:p text:style-name="P1">5133. 2211141</text:p>
        <text:p text:style-name="P1">5134. 2211142</text:p>
        <text:p text:style-name="P1">5135. 2211143</text:p>
        <text:p text:style-name="P1">5136. 2211144</text:p>
        <text:p text:style-name="P1">5137. 2211211</text:p>
        <text:p text:style-name="P1">5138. 2211212</text:p>
        <text:p text:style-name="P1">5139. 2211213</text:p>
        <text:p text:style-name="P1">5140. 2211214</text:p>
        <text:p text:style-name="P1">5141. 2211221</text:p>
        <text:p text:style-name="P1">5142. 2211222</text:p>
        <text:p text:style-name="P1">5143. 2211223</text:p>
        <text:p text:style-name="P1">5144. 2211224</text:p>
        <text:p text:style-name="P1">5145. 2211231</text:p>
        <text:p text:style-name="P1">5146. 2211232</text:p>
        <text:p text:style-name="P1">5147. 2211233</text:p>
        <text:p text:style-name="P1">5148. 2211234</text:p>
        <text:p text:style-name="P1">5149. 2211241</text:p>
        <text:p text:style-name="P1">5150. 2211242</text:p>
        <text:p text:style-name="P1">5151. 2211243</text:p>
        <text:p text:style-name="P1">5152. 2211244</text:p>
        <text:p text:style-name="P1">5153. 2211311</text:p>
        <text:p text:style-name="P1">5154. 2211312</text:p>
        <text:p text:style-name="P1">5155. 2211313</text:p>
        <text:p text:style-name="P1">5156. 2211314</text:p>
        <text:p text:style-name="P1">5157. 2211321</text:p>
        <text:p text:style-name="P1">5158. 2211322</text:p>
        <text:p text:style-name="P1">5159. 2211323</text:p>
        <text:p text:style-name="P1">5160. 2211324</text:p>
        <text:p text:style-name="P1">5161. 2211331</text:p>
        <text:p text:style-name="P1">5162. 2211332</text:p>
        <text:p text:style-name="P1">5163. 2211333</text:p>
        <text:p text:style-name="P1">5164. 2211334</text:p>
        <text:p text:style-name="P1">5165. 2211341</text:p>
        <text:p text:style-name="P1">5166. 2211342</text:p>
        <text:p text:style-name="P1">5167. 2211343</text:p>
        <text:p text:style-name="P1">5168. 2211344</text:p>
        <text:p text:style-name="P1">5169. 2211411</text:p>
        <text:p text:style-name="P1">5170. 2211412</text:p>
        <text:p text:style-name="P1">5171. 2211413</text:p>
        <text:p text:style-name="P1">5172. 2211414</text:p>
        <text:p text:style-name="P1">5173. 2211421</text:p>
        <text:p text:style-name="P1">5174. 2211422</text:p>
        <text:p text:style-name="P1">5175. 2211423</text:p>
        <text:p text:style-name="P1">5176. 2211424</text:p>
        <text:p text:style-name="P1">5177. 2211431</text:p>
        <text:p text:style-name="P1">5178. 2211432</text:p>
        <text:p text:style-name="P1">5179. 2211433</text:p>
        <text:p text:style-name="P1">5180. 2211434</text:p>
        <text:p text:style-name="P1">5181. 2211441</text:p>
        <text:p text:style-name="P1">5182. 2211442</text:p>
        <text:p text:style-name="P1">5183. 2211443</text:p>
        <text:p text:style-name="P1">5184. 2211444</text:p>
        <text:p text:style-name="P1">5185. 2212111</text:p>
        <text:p text:style-name="P1">5186. 2212112</text:p>
        <text:p text:style-name="P1">5187. 2212113</text:p>
        <text:p text:style-name="P1">5188. 2212114</text:p>
        <text:p text:style-name="P1">5189. 2212121</text:p>
        <text:p text:style-name="P1">5190. 2212122</text:p>
        <text:p text:style-name="P1">5191. 2212123</text:p>
        <text:p text:style-name="P1">5192. 2212124</text:p>
        <text:p text:style-name="P1">5193. 2212131</text:p>
        <text:p text:style-name="P1">5194. 2212132</text:p>
        <text:p text:style-name="P1">5195. 2212133</text:p>
        <text:p text:style-name="P1">5196. 2212134</text:p>
        <text:p text:style-name="P1">5197. 2212141</text:p>
        <text:p text:style-name="P1">5198. 2212142</text:p>
        <text:p text:style-name="P1">5199. 2212143</text:p>
        <text:p text:style-name="P1">5200. 2212144</text:p>
        <text:p text:style-name="P1">5201. 2212211</text:p>
        <text:p text:style-name="P1">5202. 2212212</text:p>
        <text:p text:style-name="P1">5203. 2212213</text:p>
        <text:p text:style-name="P1">5204. 2212214</text:p>
        <text:p text:style-name="P1">5205. 2212221</text:p>
        <text:p text:style-name="P1">5206. 2212222</text:p>
        <text:p text:style-name="P1">5207. 2212223</text:p>
        <text:p text:style-name="P1">5208. 2212224</text:p>
        <text:p text:style-name="P1">5209. 2212231</text:p>
        <text:p text:style-name="P1">5210. 2212232</text:p>
        <text:p text:style-name="P1">5211. 2212233</text:p>
        <text:p text:style-name="P1">5212. 2212234</text:p>
        <text:p text:style-name="P1">5213. 2212241</text:p>
        <text:p text:style-name="P1">5214. 2212242</text:p>
        <text:p text:style-name="P1">5215. 2212243</text:p>
        <text:p text:style-name="P1">5216. 2212244</text:p>
        <text:p text:style-name="P1">5217. 2212311</text:p>
        <text:p text:style-name="P1">5218. 2212312</text:p>
        <text:p text:style-name="P1">5219. 2212313</text:p>
        <text:p text:style-name="P1">5220. 2212314</text:p>
        <text:p text:style-name="P1">5221. 2212321</text:p>
        <text:p text:style-name="P1">5222. 2212322</text:p>
        <text:p text:style-name="P1">5223. 2212323</text:p>
        <text:p text:style-name="P1">5224. 2212324</text:p>
        <text:p text:style-name="P1">5225. 2212331</text:p>
        <text:p text:style-name="P1">5226. 2212332</text:p>
        <text:p text:style-name="P1">5227. 2212333</text:p>
        <text:p text:style-name="P1">5228. 2212334</text:p>
        <text:p text:style-name="P1">5229. 2212341</text:p>
        <text:p text:style-name="P1">5230. 2212342</text:p>
        <text:p text:style-name="P1">5231. 2212343</text:p>
        <text:p text:style-name="P1">5232. 2212344</text:p>
        <text:p text:style-name="P1">5233. 2212411</text:p>
        <text:p text:style-name="P1">5234. 2212412</text:p>
        <text:p text:style-name="P1">5235. 2212413</text:p>
        <text:p text:style-name="P1">5236. 2212414</text:p>
        <text:p text:style-name="P1">5237. 2212421</text:p>
        <text:p text:style-name="P1">5238. 2212422</text:p>
        <text:p text:style-name="P1">5239. 2212423</text:p>
        <text:p text:style-name="P1">5240. 2212424</text:p>
        <text:p text:style-name="P1">5241. 2212431</text:p>
        <text:p text:style-name="P1">5242. 2212432</text:p>
        <text:p text:style-name="P1">5243. 2212433</text:p>
        <text:p text:style-name="P1">5244. 2212434</text:p>
        <text:p text:style-name="P1">5245. 2212441</text:p>
        <text:p text:style-name="P1">5246. 2212442</text:p>
        <text:p text:style-name="P1">5247. 2212443</text:p>
        <text:p text:style-name="P1">5248. 2212444</text:p>
        <text:p text:style-name="P1">5249. 2213111</text:p>
        <text:p text:style-name="P1">5250. 2213112</text:p>
        <text:p text:style-name="P1">5251. 2213113</text:p>
        <text:p text:style-name="P1">5252. 2213114</text:p>
        <text:p text:style-name="P1">5253. 2213121</text:p>
        <text:p text:style-name="P1">5254. 2213122</text:p>
        <text:p text:style-name="P1">5255. 2213123</text:p>
        <text:p text:style-name="P1">5256. 2213124</text:p>
        <text:p text:style-name="P1">5257. 2213131</text:p>
        <text:p text:style-name="P1">5258. 2213132</text:p>
        <text:p text:style-name="P1">5259. 2213133</text:p>
        <text:p text:style-name="P1">5260. 2213134</text:p>
        <text:p text:style-name="P1">5261. 2213141</text:p>
        <text:p text:style-name="P1">5262. 2213142</text:p>
        <text:p text:style-name="P1">5263. 2213143</text:p>
        <text:p text:style-name="P1">5264. 2213144</text:p>
        <text:p text:style-name="P1">5265. 2213211</text:p>
        <text:p text:style-name="P1">5266. 2213212</text:p>
        <text:p text:style-name="P1">5267. 2213213</text:p>
        <text:p text:style-name="P1">5268. 2213214</text:p>
        <text:p text:style-name="P1">5269. 2213221</text:p>
        <text:p text:style-name="P1">5270. 2213222</text:p>
        <text:p text:style-name="P1">5271. 2213223</text:p>
        <text:p text:style-name="P1">5272. 2213224</text:p>
        <text:p text:style-name="P1">5273. 2213231</text:p>
        <text:p text:style-name="P1">5274. 2213232</text:p>
        <text:p text:style-name="P1">5275. 2213233</text:p>
        <text:p text:style-name="P1">5276. 2213234</text:p>
        <text:p text:style-name="P1">5277. 2213241</text:p>
        <text:p text:style-name="P1">5278. 2213242</text:p>
        <text:p text:style-name="P1">5279. 2213243</text:p>
        <text:p text:style-name="P1">5280. 2213244</text:p>
        <text:p text:style-name="P1">5281. 2213311</text:p>
        <text:p text:style-name="P1">5282. 2213312</text:p>
        <text:p text:style-name="P1">5283. 2213313</text:p>
        <text:p text:style-name="P1">5284. 2213314</text:p>
        <text:p text:style-name="P1">5285. 2213321</text:p>
        <text:p text:style-name="P1">5286. 2213322</text:p>
        <text:p text:style-name="P1">5287. 2213323</text:p>
        <text:p text:style-name="P1">5288. 2213324</text:p>
        <text:p text:style-name="P1">5289. 2213331</text:p>
        <text:p text:style-name="P1">5290. 2213332</text:p>
        <text:p text:style-name="P1"><text:soft-page-break/>5291. 2213333</text:p>
        <text:p text:style-name="P1">5292. 2213334</text:p>
        <text:p text:style-name="P1">5293. 2213341</text:p>
        <text:p text:style-name="P1">5294. 2213342</text:p>
        <text:p text:style-name="P1">5295. 2213343</text:p>
        <text:p text:style-name="P1">5296. 2213344</text:p>
        <text:p text:style-name="P1">5297. 2213411</text:p>
        <text:p text:style-name="P1">5298. 2213412</text:p>
        <text:p text:style-name="P1">5299. 2213413</text:p>
        <text:p text:style-name="P1">5300. 2213414</text:p>
        <text:p text:style-name="P1">5301. 2213421</text:p>
        <text:p text:style-name="P1">5302. 2213422</text:p>
        <text:p text:style-name="P1">5303. 2213423</text:p>
        <text:p text:style-name="P1">5304. 2213424</text:p>
        <text:p text:style-name="P1">5305. 2213431</text:p>
        <text:p text:style-name="P1">5306. 2213432</text:p>
        <text:p text:style-name="P1">5307. 2213433</text:p>
        <text:p text:style-name="P1">5308. 2213434</text:p>
        <text:p text:style-name="P1">5309. 2213441</text:p>
        <text:p text:style-name="P1">5310. 2213442</text:p>
        <text:p text:style-name="P1">5311. 2213443</text:p>
        <text:p text:style-name="P1">5312. 2213444</text:p>
        <text:p text:style-name="P1">5313. 2214111</text:p>
        <text:p text:style-name="P1">5314. 2214112</text:p>
        <text:p text:style-name="P1">5315. 2214113</text:p>
        <text:p text:style-name="P1">5316. 2214114</text:p>
        <text:p text:style-name="P1">5317. 2214121</text:p>
        <text:p text:style-name="P1">5318. 2214122</text:p>
        <text:p text:style-name="P1">5319. 2214123</text:p>
        <text:p text:style-name="P1">5320. 2214124</text:p>
        <text:p text:style-name="P1">5321. 2214131</text:p>
        <text:p text:style-name="P1">5322. 2214132</text:p>
        <text:p text:style-name="P1">5323. 2214133</text:p>
        <text:p text:style-name="P1">5324. 2214134</text:p>
        <text:p text:style-name="P1">5325. 2214141</text:p>
        <text:p text:style-name="P1">5326. 2214142</text:p>
        <text:p text:style-name="P1">5327. 2214143</text:p>
        <text:p text:style-name="P1">5328. 2214144</text:p>
        <text:p text:style-name="P1">5329. 2214211</text:p>
        <text:p text:style-name="P1">5330. 2214212</text:p>
        <text:p text:style-name="P1">5331. 2214213</text:p>
        <text:p text:style-name="P1">5332. 2214214</text:p>
        <text:p text:style-name="P1">5333. 2214221</text:p>
        <text:p text:style-name="P1">5334. 2214222</text:p>
        <text:p text:style-name="P1">5335. 2214223</text:p>
        <text:p text:style-name="P1">5336. 2214224</text:p>
        <text:p text:style-name="P1">5337. 2214231</text:p>
        <text:p text:style-name="P1">5338. 2214232</text:p>
        <text:p text:style-name="P1">5339. 2214233</text:p>
        <text:p text:style-name="P1">5340. 2214234</text:p>
        <text:p text:style-name="P1">5341. 2214241</text:p>
        <text:p text:style-name="P1">5342. 2214242</text:p>
        <text:p text:style-name="P1">5343. 2214243</text:p>
        <text:p text:style-name="P1">5344. 2214244</text:p>
        <text:p text:style-name="P1">5345. 2214311</text:p>
        <text:p text:style-name="P1">5346. 2214312</text:p>
        <text:p text:style-name="P1">5347. 2214313</text:p>
        <text:p text:style-name="P1">5348. 2214314</text:p>
        <text:p text:style-name="P1">5349. 2214321</text:p>
        <text:p text:style-name="P1">5350. 2214322</text:p>
        <text:p text:style-name="P1">5351. 2214323</text:p>
        <text:p text:style-name="P1">5352. 2214324</text:p>
        <text:p text:style-name="P1">5353. 2214331</text:p>
        <text:p text:style-name="P1">5354. 2214332</text:p>
        <text:p text:style-name="P1">5355. 2214333</text:p>
        <text:p text:style-name="P1">5356. 2214334</text:p>
        <text:p text:style-name="P1">5357. 2214341</text:p>
        <text:p text:style-name="P1">5358. 2214342</text:p>
        <text:p text:style-name="P1">5359. 2214343</text:p>
        <text:p text:style-name="P1">5360. 2214344</text:p>
        <text:p text:style-name="P1">5361. 2214411</text:p>
        <text:p text:style-name="P1">5362. 2214412</text:p>
        <text:p text:style-name="P1">5363. 2214413</text:p>
        <text:p text:style-name="P1">5364. 2214414</text:p>
        <text:p text:style-name="P1">5365. 2214421</text:p>
        <text:p text:style-name="P1">5366. 2214422</text:p>
        <text:p text:style-name="P1">5367. 2214423</text:p>
        <text:p text:style-name="P1">5368. 2214424</text:p>
        <text:p text:style-name="P1">5369. 2214431</text:p>
        <text:p text:style-name="P1">5370. 2214432</text:p>
        <text:p text:style-name="P1">5371. 2214433</text:p>
        <text:p text:style-name="P1">5372. 2214434</text:p>
        <text:p text:style-name="P1">5373. 2214441</text:p>
        <text:p text:style-name="P1">5374. 2214442</text:p>
        <text:p text:style-name="P1">5375. 2214443</text:p>
        <text:p text:style-name="P1">5376. 2214444</text:p>
        <text:p text:style-name="P1">5377. 2221111</text:p>
        <text:p text:style-name="P1">5378. 2221112</text:p>
        <text:p text:style-name="P1">5379. 2221113</text:p>
        <text:p text:style-name="P1">5380. 2221114</text:p>
        <text:p text:style-name="P1">5381. 2221121</text:p>
        <text:p text:style-name="P1">5382. 2221122</text:p>
        <text:p text:style-name="P1">5383. 2221123</text:p>
        <text:p text:style-name="P1">5384. 2221124</text:p>
        <text:p text:style-name="P1">5385. 2221131</text:p>
        <text:p text:style-name="P1">5386. 2221132</text:p>
        <text:p text:style-name="P1">5387. 2221133</text:p>
        <text:p text:style-name="P1">5388. 2221134</text:p>
        <text:p text:style-name="P1">5389. 2221141</text:p>
        <text:p text:style-name="P1">5390. 2221142</text:p>
        <text:p text:style-name="P1">5391. 2221143</text:p>
        <text:p text:style-name="P1">5392. 2221144</text:p>
        <text:p text:style-name="P1">5393. 2221211</text:p>
        <text:p text:style-name="P1">5394. 2221212</text:p>
        <text:p text:style-name="P1">5395. 2221213</text:p>
        <text:p text:style-name="P1">5396. 2221214</text:p>
        <text:p text:style-name="P1">5397. 2221221</text:p>
        <text:p text:style-name="P1">5398. 2221222</text:p>
        <text:p text:style-name="P1">5399. 2221223</text:p>
        <text:p text:style-name="P1">5400. 2221224</text:p>
        <text:p text:style-name="P1">5401. 2221231</text:p>
        <text:p text:style-name="P1">5402. 2221232</text:p>
        <text:p text:style-name="P1">5403. 2221233</text:p>
        <text:p text:style-name="P1">5404. 2221234</text:p>
        <text:p text:style-name="P1">5405. 2221241</text:p>
        <text:p text:style-name="P1">5406. 2221242</text:p>
        <text:p text:style-name="P1">5407. 2221243</text:p>
        <text:p text:style-name="P1">5408. 2221244</text:p>
        <text:p text:style-name="P1">5409. 2221311</text:p>
        <text:p text:style-name="P1">5410. 2221312</text:p>
        <text:p text:style-name="P1">5411. 2221313</text:p>
        <text:p text:style-name="P1">5412. 2221314</text:p>
        <text:p text:style-name="P1">5413. 2221321</text:p>
        <text:p text:style-name="P1">5414. 2221322</text:p>
        <text:p text:style-name="P1">5415. 2221323</text:p>
        <text:p text:style-name="P1">5416. 2221324</text:p>
        <text:p text:style-name="P1">5417. 2221331</text:p>
        <text:p text:style-name="P1">5418. 2221332</text:p>
        <text:p text:style-name="P1">5419. 2221333</text:p>
        <text:p text:style-name="P1">5420. 2221334</text:p>
        <text:p text:style-name="P1">5421. 2221341</text:p>
        <text:p text:style-name="P1">5422. 2221342</text:p>
        <text:p text:style-name="P1">5423. 2221343</text:p>
        <text:p text:style-name="P1">5424. 2221344</text:p>
        <text:p text:style-name="P1">5425. 2221411</text:p>
        <text:p text:style-name="P1">5426. 2221412</text:p>
        <text:p text:style-name="P1">5427. 2221413</text:p>
        <text:p text:style-name="P1">5428. 2221414</text:p>
        <text:p text:style-name="P1">5429. 2221421</text:p>
        <text:p text:style-name="P1">5430. 2221422</text:p>
        <text:p text:style-name="P1">5431. 2221423</text:p>
        <text:p text:style-name="P1">5432. 2221424</text:p>
        <text:p text:style-name="P1">5433. 2221431</text:p>
        <text:p text:style-name="P1">5434. 2221432</text:p>
        <text:p text:style-name="P1">5435. 2221433</text:p>
        <text:p text:style-name="P1">5436. 2221434</text:p>
        <text:p text:style-name="P1">5437. 2221441</text:p>
        <text:p text:style-name="P1">5438. 2221442</text:p>
        <text:p text:style-name="P1">5439. 2221443</text:p>
        <text:p text:style-name="P1">5440. 2221444</text:p>
        <text:p text:style-name="P1">5441. 2222111</text:p>
        <text:p text:style-name="P1">5442. 2222112</text:p>
        <text:p text:style-name="P1">5443. 2222113</text:p>
        <text:p text:style-name="P1">5444. 2222114</text:p>
        <text:p text:style-name="P1">5445. 2222121</text:p>
        <text:p text:style-name="P1">5446. 2222122</text:p>
        <text:p text:style-name="P1">5447. 2222123</text:p>
        <text:p text:style-name="P1">5448. 2222124</text:p>
        <text:p text:style-name="P1">5449. 2222131</text:p>
        <text:p text:style-name="P1">5450. 2222132</text:p>
        <text:p text:style-name="P1">5451. 2222133</text:p>
        <text:p text:style-name="P1">5452. 2222134</text:p>
        <text:p text:style-name="P1">5453. 2222141</text:p>
        <text:p text:style-name="P1">5454. 2222142</text:p>
        <text:p text:style-name="P1">5455. 2222143</text:p>
        <text:p text:style-name="P1">5456. 2222144</text:p>
        <text:p text:style-name="P1">5457. 2222211</text:p>
        <text:p text:style-name="P1">5458. 2222212</text:p>
        <text:p text:style-name="P1">5459. 2222213</text:p>
        <text:p text:style-name="P1">5460. 2222214</text:p>
        <text:p text:style-name="P1">5461. 2222221</text:p>
        <text:p text:style-name="P1">5462. 2222222</text:p>
        <text:p text:style-name="P1">5463. 2222223</text:p>
        <text:p text:style-name="P1">5464. 2222224</text:p>
        <text:p text:style-name="P1">5465. 2222231</text:p>
        <text:p text:style-name="P1">5466. 2222232</text:p>
        <text:p text:style-name="P1">5467. 2222233</text:p>
        <text:p text:style-name="P1">5468. 2222234</text:p>
        <text:p text:style-name="P1">5469. 2222241</text:p>
        <text:p text:style-name="P1">5470. 2222242</text:p>
        <text:p text:style-name="P1">5471. 2222243</text:p>
        <text:p text:style-name="P1">5472. 2222244</text:p>
        <text:p text:style-name="P1">5473. 2222311</text:p>
        <text:p text:style-name="P1">5474. 2222312</text:p>
        <text:p text:style-name="P1">5475. 2222313</text:p>
        <text:p text:style-name="P1">5476. 2222314</text:p>
        <text:p text:style-name="P1">5477. 2222321</text:p>
        <text:p text:style-name="P1">5478. 2222322</text:p>
        <text:p text:style-name="P1">5479. 2222323</text:p>
        <text:p text:style-name="P1">5480. 2222324</text:p>
        <text:p text:style-name="P1">5481. 2222331</text:p>
        <text:p text:style-name="P1">5482. 2222332</text:p>
        <text:p text:style-name="P1">5483. 2222333</text:p>
        <text:p text:style-name="P1">5484. 2222334</text:p>
        <text:p text:style-name="P1">5485. 2222341</text:p>
        <text:p text:style-name="P1">5486. 2222342</text:p>
        <text:p text:style-name="P1"><text:soft-page-break/>5487. 2222343</text:p>
        <text:p text:style-name="P1">5488. 2222344</text:p>
        <text:p text:style-name="P1">5489. 2222411</text:p>
        <text:p text:style-name="P1">5490. 2222412</text:p>
        <text:p text:style-name="P1">5491. 2222413</text:p>
        <text:p text:style-name="P1">5492. 2222414</text:p>
        <text:p text:style-name="P1">5493. 2222421</text:p>
        <text:p text:style-name="P1">5494. 2222422</text:p>
        <text:p text:style-name="P1">5495. 2222423</text:p>
        <text:p text:style-name="P1">5496. 2222424</text:p>
        <text:p text:style-name="P1">5497. 2222431</text:p>
        <text:p text:style-name="P1">5498. 2222432</text:p>
        <text:p text:style-name="P1">5499. 2222433</text:p>
        <text:p text:style-name="P1">5500. 2222434</text:p>
        <text:p text:style-name="P1">5501. 2222441</text:p>
        <text:p text:style-name="P1">5502. 2222442</text:p>
        <text:p text:style-name="P1">5503. 2222443</text:p>
        <text:p text:style-name="P1">5504. 2222444</text:p>
        <text:p text:style-name="P1">5505. 2223111</text:p>
        <text:p text:style-name="P1">5506. 2223112</text:p>
        <text:p text:style-name="P1">5507. 2223113</text:p>
        <text:p text:style-name="P1">5508. 2223114</text:p>
        <text:p text:style-name="P1">5509. 2223121</text:p>
        <text:p text:style-name="P1">5510. 2223122</text:p>
        <text:p text:style-name="P1">5511. 2223123</text:p>
        <text:p text:style-name="P1">5512. 2223124</text:p>
        <text:p text:style-name="P1">5513. 2223131</text:p>
        <text:p text:style-name="P1">5514. 2223132</text:p>
        <text:p text:style-name="P1">5515. 2223133</text:p>
        <text:p text:style-name="P1">5516. 2223134</text:p>
        <text:p text:style-name="P1">5517. 2223141</text:p>
        <text:p text:style-name="P1">5518. 2223142</text:p>
        <text:p text:style-name="P1">5519. 2223143</text:p>
        <text:p text:style-name="P1">5520. 2223144</text:p>
        <text:p text:style-name="P1">5521. 2223211</text:p>
        <text:p text:style-name="P1">5522. 2223212</text:p>
        <text:p text:style-name="P1">5523. 2223213</text:p>
        <text:p text:style-name="P1">5524. 2223214</text:p>
        <text:p text:style-name="P1">5525. 2223221</text:p>
        <text:p text:style-name="P1">5526. 2223222</text:p>
        <text:p text:style-name="P1">5527. 2223223</text:p>
        <text:p text:style-name="P1">5528. 2223224</text:p>
        <text:p text:style-name="P1">5529. 2223231</text:p>
        <text:p text:style-name="P1">5530. 2223232</text:p>
        <text:p text:style-name="P1">5531. 2223233</text:p>
        <text:p text:style-name="P1">5532. 2223234</text:p>
        <text:p text:style-name="P1">5533. 2223241</text:p>
        <text:p text:style-name="P1">5534. 2223242</text:p>
        <text:p text:style-name="P1">5535. 2223243</text:p>
        <text:p text:style-name="P1">5536. 2223244</text:p>
        <text:p text:style-name="P1">5537. 2223311</text:p>
        <text:p text:style-name="P1">5538. 2223312</text:p>
        <text:p text:style-name="P1">5539. 2223313</text:p>
        <text:p text:style-name="P1">5540. 2223314</text:p>
        <text:p text:style-name="P1">5541. 2223321</text:p>
        <text:p text:style-name="P1">5542. 2223322</text:p>
        <text:p text:style-name="P1">5543. 2223323</text:p>
        <text:p text:style-name="P1">5544. 2223324</text:p>
        <text:p text:style-name="P1">5545. 2223331</text:p>
        <text:p text:style-name="P1">5546. 2223332</text:p>
        <text:p text:style-name="P1">5547. 2223333</text:p>
        <text:p text:style-name="P1">5548. 2223334</text:p>
        <text:p text:style-name="P1">5549. 2223341</text:p>
        <text:p text:style-name="P1">5550. 2223342</text:p>
        <text:p text:style-name="P1">5551. 2223343</text:p>
        <text:p text:style-name="P1">5552. 2223344</text:p>
        <text:p text:style-name="P1">5553. 2223411</text:p>
        <text:p text:style-name="P1">5554. 2223412</text:p>
        <text:p text:style-name="P1">5555. 2223413</text:p>
        <text:p text:style-name="P1">5556. 2223414</text:p>
        <text:p text:style-name="P1">5557. 2223421</text:p>
        <text:p text:style-name="P1">5558. 2223422</text:p>
        <text:p text:style-name="P1">5559. 2223423</text:p>
        <text:p text:style-name="P1">5560. 2223424</text:p>
        <text:p text:style-name="P1">5561. 2223431</text:p>
        <text:p text:style-name="P1">5562. 2223432</text:p>
        <text:p text:style-name="P1">5563. 2223433</text:p>
        <text:p text:style-name="P1">5564. 2223434</text:p>
        <text:p text:style-name="P1">5565. 2223441</text:p>
        <text:p text:style-name="P1">5566. 2223442</text:p>
        <text:p text:style-name="P1">5567. 2223443</text:p>
        <text:p text:style-name="P1">5568. 2223444</text:p>
        <text:p text:style-name="P1">5569. 2224111</text:p>
        <text:p text:style-name="P1">5570. 2224112</text:p>
        <text:p text:style-name="P1">5571. 2224113</text:p>
        <text:p text:style-name="P1">5572. 2224114</text:p>
        <text:p text:style-name="P1">5573. 2224121</text:p>
        <text:p text:style-name="P1">5574. 2224122</text:p>
        <text:p text:style-name="P1">5575. 2224123</text:p>
        <text:p text:style-name="P1">5576. 2224124</text:p>
        <text:p text:style-name="P1">5577. 2224131</text:p>
        <text:p text:style-name="P1">5578. 2224132</text:p>
        <text:p text:style-name="P1">5579. 2224133</text:p>
        <text:p text:style-name="P1">5580. 2224134</text:p>
        <text:p text:style-name="P1">5581. 2224141</text:p>
        <text:p text:style-name="P1">5582. 2224142</text:p>
        <text:p text:style-name="P1">5583. 2224143</text:p>
        <text:p text:style-name="P1">5584. 2224144</text:p>
        <text:p text:style-name="P1">5585. 2224211</text:p>
        <text:p text:style-name="P1">5586. 2224212</text:p>
        <text:p text:style-name="P1">5587. 2224213</text:p>
        <text:p text:style-name="P1">5588. 2224214</text:p>
        <text:p text:style-name="P1">5589. 2224221</text:p>
        <text:p text:style-name="P1">5590. 2224222</text:p>
        <text:p text:style-name="P1">5591. 2224223</text:p>
        <text:p text:style-name="P1">5592. 2224224</text:p>
        <text:p text:style-name="P1">5593. 2224231</text:p>
        <text:p text:style-name="P1">5594. 2224232</text:p>
        <text:p text:style-name="P1">5595. 2224233</text:p>
        <text:p text:style-name="P1">5596. 2224234</text:p>
        <text:p text:style-name="P1">5597. 2224241</text:p>
        <text:p text:style-name="P1">5598. 2224242</text:p>
        <text:p text:style-name="P1">5599. 2224243</text:p>
        <text:p text:style-name="P1">5600. 2224244</text:p>
        <text:p text:style-name="P1">5601. 2224311</text:p>
        <text:p text:style-name="P1">5602. 2224312</text:p>
        <text:p text:style-name="P1">5603. 2224313</text:p>
        <text:p text:style-name="P1">5604. 2224314</text:p>
        <text:p text:style-name="P1">5605. 2224321</text:p>
        <text:p text:style-name="P1">5606. 2224322</text:p>
        <text:p text:style-name="P1">5607. 2224323</text:p>
        <text:p text:style-name="P1">5608. 2224324</text:p>
        <text:p text:style-name="P1">5609. 2224331</text:p>
        <text:p text:style-name="P1">5610. 2224332</text:p>
        <text:p text:style-name="P1">5611. 2224333</text:p>
        <text:p text:style-name="P1">5612. 2224334</text:p>
        <text:p text:style-name="P1">5613. 2224341</text:p>
        <text:p text:style-name="P1">5614. 2224342</text:p>
        <text:p text:style-name="P1">5615. 2224343</text:p>
        <text:p text:style-name="P1">5616. 2224344</text:p>
        <text:p text:style-name="P1">5617. 2224411</text:p>
        <text:p text:style-name="P1">5618. 2224412</text:p>
        <text:p text:style-name="P1">5619. 2224413</text:p>
        <text:p text:style-name="P1">5620. 2224414</text:p>
        <text:p text:style-name="P1">5621. 2224421</text:p>
        <text:p text:style-name="P1">5622. 2224422</text:p>
        <text:p text:style-name="P1">5623. 2224423</text:p>
        <text:p text:style-name="P1">5624. 2224424</text:p>
        <text:p text:style-name="P1">5625. 2224431</text:p>
        <text:p text:style-name="P1">5626. 2224432</text:p>
        <text:p text:style-name="P1">5627. 2224433</text:p>
        <text:p text:style-name="P1">5628. 2224434</text:p>
        <text:p text:style-name="P1">5629. 2224441</text:p>
        <text:p text:style-name="P1">5630. 2224442</text:p>
        <text:p text:style-name="P1">5631. 2224443</text:p>
        <text:p text:style-name="P1">5632. 2224444</text:p>
        <text:p text:style-name="P1">5633. 2231111</text:p>
        <text:p text:style-name="P1">5634. 2231112</text:p>
        <text:p text:style-name="P1">5635. 2231113</text:p>
        <text:p text:style-name="P1">5636. 2231114</text:p>
        <text:p text:style-name="P1">5637. 2231121</text:p>
        <text:p text:style-name="P1">5638. 2231122</text:p>
        <text:p text:style-name="P1">5639. 2231123</text:p>
        <text:p text:style-name="P1">5640. 2231124</text:p>
        <text:p text:style-name="P1">5641. 2231131</text:p>
        <text:p text:style-name="P1">5642. 2231132</text:p>
        <text:p text:style-name="P1">5643. 2231133</text:p>
        <text:p text:style-name="P1">5644. 2231134</text:p>
        <text:p text:style-name="P1">5645. 2231141</text:p>
        <text:p text:style-name="P1">5646. 2231142</text:p>
        <text:p text:style-name="P1">5647. 2231143</text:p>
        <text:p text:style-name="P1">5648. 2231144</text:p>
        <text:p text:style-name="P1">5649. 2231211</text:p>
        <text:p text:style-name="P1">5650. 2231212</text:p>
        <text:p text:style-name="P1">5651. 2231213</text:p>
        <text:p text:style-name="P1">5652. 2231214</text:p>
        <text:p text:style-name="P1">5653. 2231221</text:p>
        <text:p text:style-name="P1">5654. 2231222</text:p>
        <text:p text:style-name="P1">5655. 2231223</text:p>
        <text:p text:style-name="P1">5656. 2231224</text:p>
        <text:p text:style-name="P1">5657. 2231231</text:p>
        <text:p text:style-name="P1">5658. 2231232</text:p>
        <text:p text:style-name="P1">5659. 2231233</text:p>
        <text:p text:style-name="P1">5660. 2231234</text:p>
        <text:p text:style-name="P1">5661. 2231241</text:p>
        <text:p text:style-name="P1">5662. 2231242</text:p>
        <text:p text:style-name="P1">5663. 2231243</text:p>
        <text:p text:style-name="P1">5664. 2231244</text:p>
        <text:p text:style-name="P1">5665. 2231311</text:p>
        <text:p text:style-name="P1">5666. 2231312</text:p>
        <text:p text:style-name="P1">5667. 2231313</text:p>
        <text:p text:style-name="P1">5668. 2231314</text:p>
        <text:p text:style-name="P1">5669. 2231321</text:p>
        <text:p text:style-name="P1">5670. 2231322</text:p>
        <text:p text:style-name="P1">5671. 2231323</text:p>
        <text:p text:style-name="P1">5672. 2231324</text:p>
        <text:p text:style-name="P1">5673. 2231331</text:p>
        <text:p text:style-name="P1">5674. 2231332</text:p>
        <text:p text:style-name="P1">5675. 2231333</text:p>
        <text:p text:style-name="P1">5676. 2231334</text:p>
        <text:p text:style-name="P1">5677. 2231341</text:p>
        <text:p text:style-name="P1">5678. 2231342</text:p>
        <text:p text:style-name="P1">5679. 2231343</text:p>
        <text:p text:style-name="P1">5680. 2231344</text:p>
        <text:p text:style-name="P1">5681. 2231411</text:p>
        <text:p text:style-name="P1">5682. 2231412</text:p>
        <text:p text:style-name="P1"><text:soft-page-break/>5683. 2231413</text:p>
        <text:p text:style-name="P1">5684. 2231414</text:p>
        <text:p text:style-name="P1">5685. 2231421</text:p>
        <text:p text:style-name="P1">5686. 2231422</text:p>
        <text:p text:style-name="P1">5687. 2231423</text:p>
        <text:p text:style-name="P1">5688. 2231424</text:p>
        <text:p text:style-name="P1">5689. 2231431</text:p>
        <text:p text:style-name="P1">5690. 2231432</text:p>
        <text:p text:style-name="P1">5691. 2231433</text:p>
        <text:p text:style-name="P1">5692. 2231434</text:p>
        <text:p text:style-name="P1">5693. 2231441</text:p>
        <text:p text:style-name="P1">5694. 2231442</text:p>
        <text:p text:style-name="P1">5695. 2231443</text:p>
        <text:p text:style-name="P1">5696. 2231444</text:p>
        <text:p text:style-name="P1">5697. 2232111</text:p>
        <text:p text:style-name="P1">5698. 2232112</text:p>
        <text:p text:style-name="P1">5699. 2232113</text:p>
        <text:p text:style-name="P1">5700. 2232114</text:p>
        <text:p text:style-name="P1">5701. 2232121</text:p>
        <text:p text:style-name="P1">5702. 2232122</text:p>
        <text:p text:style-name="P1">5703. 2232123</text:p>
        <text:p text:style-name="P1">5704. 2232124</text:p>
        <text:p text:style-name="P1">5705. 2232131</text:p>
        <text:p text:style-name="P1">5706. 2232132</text:p>
        <text:p text:style-name="P1">5707. 2232133</text:p>
        <text:p text:style-name="P1">5708. 2232134</text:p>
        <text:p text:style-name="P1">5709. 2232141</text:p>
        <text:p text:style-name="P1">5710. 2232142</text:p>
        <text:p text:style-name="P1">5711. 2232143</text:p>
        <text:p text:style-name="P1">5712. 2232144</text:p>
        <text:p text:style-name="P1">5713. 2232211</text:p>
        <text:p text:style-name="P1">5714. 2232212</text:p>
        <text:p text:style-name="P1">5715. 2232213</text:p>
        <text:p text:style-name="P1">5716. 2232214</text:p>
        <text:p text:style-name="P1">5717. 2232221</text:p>
        <text:p text:style-name="P1">5718. 2232222</text:p>
        <text:p text:style-name="P1">5719. 2232223</text:p>
        <text:p text:style-name="P1">5720. 2232224</text:p>
        <text:p text:style-name="P1">5721. 2232231</text:p>
        <text:p text:style-name="P1">5722. 2232232</text:p>
        <text:p text:style-name="P1">5723. 2232233</text:p>
        <text:p text:style-name="P1">5724. 2232234</text:p>
        <text:p text:style-name="P1">5725. 2232241</text:p>
        <text:p text:style-name="P1">5726. 2232242</text:p>
        <text:p text:style-name="P1">5727. 2232243</text:p>
        <text:p text:style-name="P1">5728. 2232244</text:p>
        <text:p text:style-name="P1">5729. 2232311</text:p>
        <text:p text:style-name="P1">5730. 2232312</text:p>
        <text:p text:style-name="P1">5731. 2232313</text:p>
        <text:p text:style-name="P1">5732. 2232314</text:p>
        <text:p text:style-name="P1">5733. 2232321</text:p>
        <text:p text:style-name="P1">5734. 2232322</text:p>
        <text:p text:style-name="P1">5735. 2232323</text:p>
        <text:p text:style-name="P1">5736. 2232324</text:p>
        <text:p text:style-name="P1">5737. 2232331</text:p>
        <text:p text:style-name="P1">5738. 2232332</text:p>
        <text:p text:style-name="P1">5739. 2232333</text:p>
        <text:p text:style-name="P1">5740. 2232334</text:p>
        <text:p text:style-name="P1">5741. 2232341</text:p>
        <text:p text:style-name="P1">5742. 2232342</text:p>
        <text:p text:style-name="P1">5743. 2232343</text:p>
        <text:p text:style-name="P1">5744. 2232344</text:p>
        <text:p text:style-name="P1">5745. 2232411</text:p>
        <text:p text:style-name="P1">5746. 2232412</text:p>
        <text:p text:style-name="P1">5747. 2232413</text:p>
        <text:p text:style-name="P1">5748. 2232414</text:p>
        <text:p text:style-name="P1">5749. 2232421</text:p>
        <text:p text:style-name="P1">5750. 2232422</text:p>
        <text:p text:style-name="P1">5751. 2232423</text:p>
        <text:p text:style-name="P1">5752. 2232424</text:p>
        <text:p text:style-name="P1">5753. 2232431</text:p>
        <text:p text:style-name="P1">5754. 2232432</text:p>
        <text:p text:style-name="P1">5755. 2232433</text:p>
        <text:p text:style-name="P1">5756. 2232434</text:p>
        <text:p text:style-name="P1">5757. 2232441</text:p>
        <text:p text:style-name="P1">5758. 2232442</text:p>
        <text:p text:style-name="P1">5759. 2232443</text:p>
        <text:p text:style-name="P1">5760. 2232444</text:p>
        <text:p text:style-name="P1">5761. 2233111</text:p>
        <text:p text:style-name="P1">5762. 2233112</text:p>
        <text:p text:style-name="P1">5763. 2233113</text:p>
        <text:p text:style-name="P1">5764. 2233114</text:p>
        <text:p text:style-name="P1">5765. 2233121</text:p>
        <text:p text:style-name="P1">5766. 2233122</text:p>
        <text:p text:style-name="P1">5767. 2233123</text:p>
        <text:p text:style-name="P1">5768. 2233124</text:p>
        <text:p text:style-name="P1">5769. 2233131</text:p>
        <text:p text:style-name="P1">5770. 2233132</text:p>
        <text:p text:style-name="P1">5771. 2233133</text:p>
        <text:p text:style-name="P1">5772. 2233134</text:p>
        <text:p text:style-name="P1">5773. 2233141</text:p>
        <text:p text:style-name="P1">5774. 2233142</text:p>
        <text:p text:style-name="P1">5775. 2233143</text:p>
        <text:p text:style-name="P1">5776. 2233144</text:p>
        <text:p text:style-name="P1">5777. 2233211</text:p>
        <text:p text:style-name="P1">5778. 2233212</text:p>
        <text:p text:style-name="P1">5779. 2233213</text:p>
        <text:p text:style-name="P1">5780. 2233214</text:p>
        <text:p text:style-name="P1">5781. 2233221</text:p>
        <text:p text:style-name="P1">5782. 2233222</text:p>
        <text:p text:style-name="P1">5783. 2233223</text:p>
        <text:p text:style-name="P1">5784. 2233224</text:p>
        <text:p text:style-name="P1">5785. 2233231</text:p>
        <text:p text:style-name="P1">5786. 2233232</text:p>
        <text:p text:style-name="P1">5787. 2233233</text:p>
        <text:p text:style-name="P1">5788. 2233234</text:p>
        <text:p text:style-name="P1">5789. 2233241</text:p>
        <text:p text:style-name="P1">5790. 2233242</text:p>
        <text:p text:style-name="P1">5791. 2233243</text:p>
        <text:p text:style-name="P1">5792. 2233244</text:p>
        <text:p text:style-name="P1">5793. 2233311</text:p>
        <text:p text:style-name="P1">5794. 2233312</text:p>
        <text:p text:style-name="P1">5795. 2233313</text:p>
        <text:p text:style-name="P1">5796. 2233314</text:p>
        <text:p text:style-name="P1">5797. 2233321</text:p>
        <text:p text:style-name="P1">5798. 2233322</text:p>
        <text:p text:style-name="P1">5799. 2233323</text:p>
        <text:p text:style-name="P1">5800. 2233324</text:p>
        <text:p text:style-name="P1">5801. 2233331</text:p>
        <text:p text:style-name="P1">5802. 2233332</text:p>
        <text:p text:style-name="P1">5803. 2233333</text:p>
        <text:p text:style-name="P1">5804. 2233334</text:p>
        <text:p text:style-name="P1">5805. 2233341</text:p>
        <text:p text:style-name="P1">5806. 2233342</text:p>
        <text:p text:style-name="P1">5807. 2233343</text:p>
        <text:p text:style-name="P1">5808. 2233344</text:p>
        <text:p text:style-name="P1">5809. 2233411</text:p>
        <text:p text:style-name="P1">5810. 2233412</text:p>
        <text:p text:style-name="P1">5811. 2233413</text:p>
        <text:p text:style-name="P1">5812. 2233414</text:p>
        <text:p text:style-name="P1">5813. 2233421</text:p>
        <text:p text:style-name="P1">5814. 2233422</text:p>
        <text:p text:style-name="P1">5815. 2233423</text:p>
        <text:p text:style-name="P1">5816. 2233424</text:p>
        <text:p text:style-name="P1">5817. 2233431</text:p>
        <text:p text:style-name="P1">5818. 2233432</text:p>
        <text:p text:style-name="P1">5819. 2233433</text:p>
        <text:p text:style-name="P1">5820. 2233434</text:p>
        <text:p text:style-name="P1">5821. 2233441</text:p>
        <text:p text:style-name="P1">5822. 2233442</text:p>
        <text:p text:style-name="P1">5823. 2233443</text:p>
        <text:p text:style-name="P1">5824. 2233444</text:p>
        <text:p text:style-name="P1">5825. 2234111</text:p>
        <text:p text:style-name="P1">5826. 2234112</text:p>
        <text:p text:style-name="P1">5827. 2234113</text:p>
        <text:p text:style-name="P1">5828. 2234114</text:p>
        <text:p text:style-name="P1">5829. 2234121</text:p>
        <text:p text:style-name="P1">5830. 2234122</text:p>
        <text:p text:style-name="P1">5831. 2234123</text:p>
        <text:p text:style-name="P1">5832. 2234124</text:p>
        <text:p text:style-name="P1">5833. 2234131</text:p>
        <text:p text:style-name="P1">5834. 2234132</text:p>
        <text:p text:style-name="P1">5835. 2234133</text:p>
        <text:p text:style-name="P1">5836. 2234134</text:p>
        <text:p text:style-name="P1">5837. 2234141</text:p>
        <text:p text:style-name="P1">5838. 2234142</text:p>
        <text:p text:style-name="P1">5839. 2234143</text:p>
        <text:p text:style-name="P1">5840. 2234144</text:p>
        <text:p text:style-name="P1">5841. 2234211</text:p>
        <text:p text:style-name="P1">5842. 2234212</text:p>
        <text:p text:style-name="P1">5843. 2234213</text:p>
        <text:p text:style-name="P1">5844. 2234214</text:p>
        <text:p text:style-name="P1">5845. 2234221</text:p>
        <text:p text:style-name="P1">5846. 2234222</text:p>
        <text:p text:style-name="P1">5847. 2234223</text:p>
        <text:p text:style-name="P1">5848. 2234224</text:p>
        <text:p text:style-name="P1">5849. 2234231</text:p>
        <text:p text:style-name="P1">5850. 2234232</text:p>
        <text:p text:style-name="P1">5851. 2234233</text:p>
        <text:p text:style-name="P1">5852. 2234234</text:p>
        <text:p text:style-name="P1">5853. 2234241</text:p>
        <text:p text:style-name="P1">5854. 2234242</text:p>
        <text:p text:style-name="P1">5855. 2234243</text:p>
        <text:p text:style-name="P1">5856. 2234244</text:p>
        <text:p text:style-name="P1">5857. 2234311</text:p>
        <text:p text:style-name="P1">5858. 2234312</text:p>
        <text:p text:style-name="P1">5859. 2234313</text:p>
        <text:p text:style-name="P1">5860. 2234314</text:p>
        <text:p text:style-name="P1">5861. 2234321</text:p>
        <text:p text:style-name="P1">5862. 2234322</text:p>
        <text:p text:style-name="P1">5863. 2234323</text:p>
        <text:p text:style-name="P1">5864. 2234324</text:p>
        <text:p text:style-name="P1">5865. 2234331</text:p>
        <text:p text:style-name="P1">5866. 2234332</text:p>
        <text:p text:style-name="P1">5867. 2234333</text:p>
        <text:p text:style-name="P1">5868. 2234334</text:p>
        <text:p text:style-name="P1">5869. 2234341</text:p>
        <text:p text:style-name="P1">5870. 2234342</text:p>
        <text:p text:style-name="P1">5871. 2234343</text:p>
        <text:p text:style-name="P1">5872. 2234344</text:p>
        <text:p text:style-name="P1">5873. 2234411</text:p>
        <text:p text:style-name="P1">5874. 2234412</text:p>
        <text:p text:style-name="P1">5875. 2234413</text:p>
        <text:p text:style-name="P1">5876. 2234414</text:p>
        <text:p text:style-name="P1">5877. 2234421</text:p>
        <text:p text:style-name="P1">5878. 2234422</text:p>
        <text:p text:style-name="P1"><text:soft-page-break/>5879. 2234423</text:p>
        <text:p text:style-name="P1">5880. 2234424</text:p>
        <text:p text:style-name="P1">5881. 2234431</text:p>
        <text:p text:style-name="P1">5882. 2234432</text:p>
        <text:p text:style-name="P1">5883. 2234433</text:p>
        <text:p text:style-name="P1">5884. 2234434</text:p>
        <text:p text:style-name="P1">5885. 2234441</text:p>
        <text:p text:style-name="P1">5886. 2234442</text:p>
        <text:p text:style-name="P1">5887. 2234443</text:p>
        <text:p text:style-name="P1">5888. 2234444</text:p>
        <text:p text:style-name="P1">5889. 2241111</text:p>
        <text:p text:style-name="P1">5890. 2241112</text:p>
        <text:p text:style-name="P1">5891. 2241113</text:p>
        <text:p text:style-name="P1">5892. 2241114</text:p>
        <text:p text:style-name="P1">5893. 2241121</text:p>
        <text:p text:style-name="P1">5894. 2241122</text:p>
        <text:p text:style-name="P1">5895. 2241123</text:p>
        <text:p text:style-name="P1">5896. 2241124</text:p>
        <text:p text:style-name="P1">5897. 2241131</text:p>
        <text:p text:style-name="P1">5898. 2241132</text:p>
        <text:p text:style-name="P1">5899. 2241133</text:p>
        <text:p text:style-name="P1">5900. 2241134</text:p>
        <text:p text:style-name="P1">5901. 2241141</text:p>
        <text:p text:style-name="P1">5902. 2241142</text:p>
        <text:p text:style-name="P1">5903. 2241143</text:p>
        <text:p text:style-name="P1">5904. 2241144</text:p>
        <text:p text:style-name="P1">5905. 2241211</text:p>
        <text:p text:style-name="P1">5906. 2241212</text:p>
        <text:p text:style-name="P1">5907. 2241213</text:p>
        <text:p text:style-name="P1">5908. 2241214</text:p>
        <text:p text:style-name="P1">5909. 2241221</text:p>
        <text:p text:style-name="P1">5910. 2241222</text:p>
        <text:p text:style-name="P1">5911. 2241223</text:p>
        <text:p text:style-name="P1">5912. 2241224</text:p>
        <text:p text:style-name="P1">5913. 2241231</text:p>
        <text:p text:style-name="P1">5914. 2241232</text:p>
        <text:p text:style-name="P1">5915. 2241233</text:p>
        <text:p text:style-name="P1">5916. 2241234</text:p>
        <text:p text:style-name="P1">5917. 2241241</text:p>
        <text:p text:style-name="P1">5918. 2241242</text:p>
        <text:p text:style-name="P1">5919. 2241243</text:p>
        <text:p text:style-name="P1">5920. 2241244</text:p>
        <text:p text:style-name="P1">5921. 2241311</text:p>
        <text:p text:style-name="P1">5922. 2241312</text:p>
        <text:p text:style-name="P1">5923. 2241313</text:p>
        <text:p text:style-name="P1">5924. 2241314</text:p>
        <text:p text:style-name="P1">5925. 2241321</text:p>
        <text:p text:style-name="P1">5926. 2241322</text:p>
        <text:p text:style-name="P1">5927. 2241323</text:p>
        <text:p text:style-name="P1">5928. 2241324</text:p>
        <text:p text:style-name="P1">5929. 2241331</text:p>
        <text:p text:style-name="P1">5930. 2241332</text:p>
        <text:p text:style-name="P1">5931. 2241333</text:p>
        <text:p text:style-name="P1">5932. 2241334</text:p>
        <text:p text:style-name="P1">5933. 2241341</text:p>
        <text:p text:style-name="P1">5934. 2241342</text:p>
        <text:p text:style-name="P1">5935. 2241343</text:p>
        <text:p text:style-name="P1">5936. 2241344</text:p>
        <text:p text:style-name="P1">5937. 2241411</text:p>
        <text:p text:style-name="P1">5938. 2241412</text:p>
        <text:p text:style-name="P1">5939. 2241413</text:p>
        <text:p text:style-name="P1">5940. 2241414</text:p>
        <text:p text:style-name="P1">5941. 2241421</text:p>
        <text:p text:style-name="P1">5942. 2241422</text:p>
        <text:p text:style-name="P1">5943. 2241423</text:p>
        <text:p text:style-name="P1">5944. 2241424</text:p>
        <text:p text:style-name="P1">5945. 2241431</text:p>
        <text:p text:style-name="P1">5946. 2241432</text:p>
        <text:p text:style-name="P1">5947. 2241433</text:p>
        <text:p text:style-name="P1">5948. 2241434</text:p>
        <text:p text:style-name="P1">5949. 2241441</text:p>
        <text:p text:style-name="P1">5950. 2241442</text:p>
        <text:p text:style-name="P1">5951. 2241443</text:p>
        <text:p text:style-name="P1">5952. 2241444</text:p>
        <text:p text:style-name="P1">5953. 2242111</text:p>
        <text:p text:style-name="P1">5954. 2242112</text:p>
        <text:p text:style-name="P1">5955. 2242113</text:p>
        <text:p text:style-name="P1">5956. 2242114</text:p>
        <text:p text:style-name="P1">5957. 2242121</text:p>
        <text:p text:style-name="P1">5958. 2242122</text:p>
        <text:p text:style-name="P1">5959. 2242123</text:p>
        <text:p text:style-name="P1">5960. 2242124</text:p>
        <text:p text:style-name="P1">5961. 2242131</text:p>
        <text:p text:style-name="P1">5962. 2242132</text:p>
        <text:p text:style-name="P1">5963. 2242133</text:p>
        <text:p text:style-name="P1">5964. 2242134</text:p>
        <text:p text:style-name="P1">5965. 2242141</text:p>
        <text:p text:style-name="P1">5966. 2242142</text:p>
        <text:p text:style-name="P1">5967. 2242143</text:p>
        <text:p text:style-name="P1">5968. 2242144</text:p>
        <text:p text:style-name="P1">5969. 2242211</text:p>
        <text:p text:style-name="P1">5970. 2242212</text:p>
        <text:p text:style-name="P1">5971. 2242213</text:p>
        <text:p text:style-name="P1">5972. 2242214</text:p>
        <text:p text:style-name="P1">5973. 2242221</text:p>
        <text:p text:style-name="P1">5974. 2242222</text:p>
        <text:p text:style-name="P1">5975. 2242223</text:p>
        <text:p text:style-name="P1">5976. 2242224</text:p>
        <text:p text:style-name="P1">5977. 2242231</text:p>
        <text:p text:style-name="P1">5978. 2242232</text:p>
        <text:p text:style-name="P1">5979. 2242233</text:p>
        <text:p text:style-name="P1">5980. 2242234</text:p>
        <text:p text:style-name="P1">5981. 2242241</text:p>
        <text:p text:style-name="P1">5982. 2242242</text:p>
        <text:p text:style-name="P1">5983. 2242243</text:p>
        <text:p text:style-name="P1">5984. 2242244</text:p>
        <text:p text:style-name="P1">5985. 2242311</text:p>
        <text:p text:style-name="P1">5986. 2242312</text:p>
        <text:p text:style-name="P1">5987. 2242313</text:p>
        <text:p text:style-name="P1">5988. 2242314</text:p>
        <text:p text:style-name="P1">5989. 2242321</text:p>
        <text:p text:style-name="P1">5990. 2242322</text:p>
        <text:p text:style-name="P1">5991. 2242323</text:p>
        <text:p text:style-name="P1">5992. 2242324</text:p>
        <text:p text:style-name="P1">5993. 2242331</text:p>
        <text:p text:style-name="P1">5994. 2242332</text:p>
        <text:p text:style-name="P1">5995. 2242333</text:p>
        <text:p text:style-name="P1">5996. 2242334</text:p>
        <text:p text:style-name="P1">5997. 2242341</text:p>
        <text:p text:style-name="P1">5998. 2242342</text:p>
        <text:p text:style-name="P1">5999. 2242343</text:p>
        <text:p text:style-name="P1">6000. 2242344</text:p>
        <text:p text:style-name="P1">6001. 2242411</text:p>
        <text:p text:style-name="P1">6002. 2242412</text:p>
        <text:p text:style-name="P1">6003. 2242413</text:p>
        <text:p text:style-name="P1">6004. 2242414</text:p>
        <text:p text:style-name="P1">6005. 2242421</text:p>
        <text:p text:style-name="P1">6006. 2242422</text:p>
        <text:p text:style-name="P1">6007. 2242423</text:p>
        <text:p text:style-name="P1">6008. 2242424</text:p>
        <text:p text:style-name="P1">6009. 2242431</text:p>
        <text:p text:style-name="P1">6010. 2242432</text:p>
        <text:p text:style-name="P1">6011. 2242433</text:p>
        <text:p text:style-name="P1">6012. 2242434</text:p>
        <text:p text:style-name="P1">6013. 2242441</text:p>
        <text:p text:style-name="P1">6014. 2242442</text:p>
        <text:p text:style-name="P1">6015. 2242443</text:p>
        <text:p text:style-name="P1">6016. 2242444</text:p>
        <text:p text:style-name="P1">6017. 2243111</text:p>
        <text:p text:style-name="P1">6018. 2243112</text:p>
        <text:p text:style-name="P1">6019. 2243113</text:p>
        <text:p text:style-name="P1">6020. 2243114</text:p>
        <text:p text:style-name="P1">6021. 2243121</text:p>
        <text:p text:style-name="P1">6022. 2243122</text:p>
        <text:p text:style-name="P1">6023. 2243123</text:p>
        <text:p text:style-name="P1">6024. 2243124</text:p>
        <text:p text:style-name="P1">6025. 2243131</text:p>
        <text:p text:style-name="P1">6026. 2243132</text:p>
        <text:p text:style-name="P1">6027. 2243133</text:p>
        <text:p text:style-name="P1">6028. 2243134</text:p>
        <text:p text:style-name="P1">6029. 2243141</text:p>
        <text:p text:style-name="P1">6030. 2243142</text:p>
        <text:p text:style-name="P1">6031. 2243143</text:p>
        <text:p text:style-name="P1">6032. 2243144</text:p>
        <text:p text:style-name="P1">6033. 2243211</text:p>
        <text:p text:style-name="P1">6034. 2243212</text:p>
        <text:p text:style-name="P1">6035. 2243213</text:p>
        <text:p text:style-name="P1">6036. 2243214</text:p>
        <text:p text:style-name="P1">6037. 2243221</text:p>
        <text:p text:style-name="P1">6038. 2243222</text:p>
        <text:p text:style-name="P1">6039. 2243223</text:p>
        <text:p text:style-name="P1">6040. 2243224</text:p>
        <text:p text:style-name="P1">6041. 2243231</text:p>
        <text:p text:style-name="P1">6042. 2243232</text:p>
        <text:p text:style-name="P1">6043. 2243233</text:p>
        <text:p text:style-name="P1">6044. 2243234</text:p>
        <text:p text:style-name="P1">6045. 2243241</text:p>
        <text:p text:style-name="P1">6046. 2243242</text:p>
        <text:p text:style-name="P1">6047. 2243243</text:p>
        <text:p text:style-name="P1">6048. 2243244</text:p>
        <text:p text:style-name="P1">6049. 2243311</text:p>
        <text:p text:style-name="P1">6050. 2243312</text:p>
        <text:p text:style-name="P1">6051. 2243313</text:p>
        <text:p text:style-name="P1">6052. 2243314</text:p>
        <text:p text:style-name="P1">6053. 2243321</text:p>
        <text:p text:style-name="P1">6054. 2243322</text:p>
        <text:p text:style-name="P1">6055. 2243323</text:p>
        <text:p text:style-name="P1">6056. 2243324</text:p>
        <text:p text:style-name="P1">6057. 2243331</text:p>
        <text:p text:style-name="P1">6058. 2243332</text:p>
        <text:p text:style-name="P1">6059. 2243333</text:p>
        <text:p text:style-name="P1">6060. 2243334</text:p>
        <text:p text:style-name="P1">6061. 2243341</text:p>
        <text:p text:style-name="P1">6062. 2243342</text:p>
        <text:p text:style-name="P1">6063. 2243343</text:p>
        <text:p text:style-name="P1">6064. 2243344</text:p>
        <text:p text:style-name="P1">6065. 2243411</text:p>
        <text:p text:style-name="P1">6066. 2243412</text:p>
        <text:p text:style-name="P1">6067. 2243413</text:p>
        <text:p text:style-name="P1">6068. 2243414</text:p>
        <text:p text:style-name="P1">6069. 2243421</text:p>
        <text:p text:style-name="P1">6070. 2243422</text:p>
        <text:p text:style-name="P1">6071. 2243423</text:p>
        <text:p text:style-name="P1">6072. 2243424</text:p>
        <text:p text:style-name="P1">6073. 2243431</text:p>
        <text:p text:style-name="P1">6074. 2243432</text:p>
        <text:p text:style-name="P1"><text:soft-page-break/>6075. 2243433</text:p>
        <text:p text:style-name="P1">6076. 2243434</text:p>
        <text:p text:style-name="P1">6077. 2243441</text:p>
        <text:p text:style-name="P1">6078. 2243442</text:p>
        <text:p text:style-name="P1">6079. 2243443</text:p>
        <text:p text:style-name="P1">6080. 2243444</text:p>
        <text:p text:style-name="P1">6081. 2244111</text:p>
        <text:p text:style-name="P1">6082. 2244112</text:p>
        <text:p text:style-name="P1">6083. 2244113</text:p>
        <text:p text:style-name="P1">6084. 2244114</text:p>
        <text:p text:style-name="P1">6085. 2244121</text:p>
        <text:p text:style-name="P1">6086. 2244122</text:p>
        <text:p text:style-name="P1">6087. 2244123</text:p>
        <text:p text:style-name="P1">6088. 2244124</text:p>
        <text:p text:style-name="P1">6089. 2244131</text:p>
        <text:p text:style-name="P1">6090. 2244132</text:p>
        <text:p text:style-name="P1">6091. 2244133</text:p>
        <text:p text:style-name="P1">6092. 2244134</text:p>
        <text:p text:style-name="P1">6093. 2244141</text:p>
        <text:p text:style-name="P1">6094. 2244142</text:p>
        <text:p text:style-name="P1">6095. 2244143</text:p>
        <text:p text:style-name="P1">6096. 2244144</text:p>
        <text:p text:style-name="P1">6097. 2244211</text:p>
        <text:p text:style-name="P1">6098. 2244212</text:p>
        <text:p text:style-name="P1">6099. 2244213</text:p>
        <text:p text:style-name="P1">6100. 2244214</text:p>
        <text:p text:style-name="P1">6101. 2244221</text:p>
        <text:p text:style-name="P1">6102. 2244222</text:p>
        <text:p text:style-name="P1">6103. 2244223</text:p>
        <text:p text:style-name="P1">6104. 2244224</text:p>
        <text:p text:style-name="P1">6105. 2244231</text:p>
        <text:p text:style-name="P1">6106. 2244232</text:p>
        <text:p text:style-name="P1">6107. 2244233</text:p>
        <text:p text:style-name="P1">6108. 2244234</text:p>
        <text:p text:style-name="P1">6109. 2244241</text:p>
        <text:p text:style-name="P1">6110. 2244242</text:p>
        <text:p text:style-name="P1">6111. 2244243</text:p>
        <text:p text:style-name="P1">6112. 2244244</text:p>
        <text:p text:style-name="P1">6113. 2244311</text:p>
        <text:p text:style-name="P1">6114. 2244312</text:p>
        <text:p text:style-name="P1">6115. 2244313</text:p>
        <text:p text:style-name="P1">6116. 2244314</text:p>
        <text:p text:style-name="P1">6117. 2244321</text:p>
        <text:p text:style-name="P1">6118. 2244322</text:p>
        <text:p text:style-name="P1">6119. 2244323</text:p>
        <text:p text:style-name="P1">6120. 2244324</text:p>
        <text:p text:style-name="P1">6121. 2244331</text:p>
        <text:p text:style-name="P1">6122. 2244332</text:p>
        <text:p text:style-name="P1">6123. 2244333</text:p>
        <text:p text:style-name="P1">6124. 2244334</text:p>
        <text:p text:style-name="P1">6125. 2244341</text:p>
        <text:p text:style-name="P1">6126. 2244342</text:p>
        <text:p text:style-name="P1">6127. 2244343</text:p>
        <text:p text:style-name="P1">6128. 2244344</text:p>
        <text:p text:style-name="P1">6129. 2244411</text:p>
        <text:p text:style-name="P1">6130. 2244412</text:p>
        <text:p text:style-name="P1">6131. 2244413</text:p>
        <text:p text:style-name="P1">6132. 2244414</text:p>
        <text:p text:style-name="P1">6133. 2244421</text:p>
        <text:p text:style-name="P1">6134. 2244422</text:p>
        <text:p text:style-name="P1">6135. 2244423</text:p>
        <text:p text:style-name="P1">6136. 2244424</text:p>
        <text:p text:style-name="P1">6137. 2244431</text:p>
        <text:p text:style-name="P1">6138. 2244432</text:p>
        <text:p text:style-name="P1">6139. 2244433</text:p>
        <text:p text:style-name="P1">6140. 2244434</text:p>
        <text:p text:style-name="P1">6141. 2244441</text:p>
        <text:p text:style-name="P1">6142. 2244442</text:p>
        <text:p text:style-name="P1">6143. 2244443</text:p>
        <text:p text:style-name="P1">6144. 2244444</text:p>
        <text:p text:style-name="P1">6145. 2311111</text:p>
        <text:p text:style-name="P1">6146. 2311112</text:p>
        <text:p text:style-name="P1">6147. 2311113</text:p>
        <text:p text:style-name="P1">6148. 2311114</text:p>
        <text:p text:style-name="P1">6149. 2311121</text:p>
        <text:p text:style-name="P1">6150. 2311122</text:p>
        <text:p text:style-name="P1">6151. 2311123</text:p>
        <text:p text:style-name="P1">6152. 2311124</text:p>
        <text:p text:style-name="P1">6153. 2311131</text:p>
        <text:p text:style-name="P1">6154. 2311132</text:p>
        <text:p text:style-name="P1">6155. 2311133</text:p>
        <text:p text:style-name="P1">6156. 2311134</text:p>
        <text:p text:style-name="P1">6157. 2311141</text:p>
        <text:p text:style-name="P1">6158. 2311142</text:p>
        <text:p text:style-name="P1">6159. 2311143</text:p>
        <text:p text:style-name="P1">6160. 2311144</text:p>
        <text:p text:style-name="P1">6161. 2311211</text:p>
        <text:p text:style-name="P1">6162. 2311212</text:p>
        <text:p text:style-name="P1">6163. 2311213</text:p>
        <text:p text:style-name="P1">6164. 2311214</text:p>
        <text:p text:style-name="P1">6165. 2311221</text:p>
        <text:p text:style-name="P1">6166. 2311222</text:p>
        <text:p text:style-name="P1">6167. 2311223</text:p>
        <text:p text:style-name="P1">6168. 2311224</text:p>
        <text:p text:style-name="P1">6169. 2311231</text:p>
        <text:p text:style-name="P1">6170. 2311232</text:p>
        <text:p text:style-name="P1">6171. 2311233</text:p>
        <text:p text:style-name="P1">6172. 2311234</text:p>
        <text:p text:style-name="P1">6173. 2311241</text:p>
        <text:p text:style-name="P1">6174. 2311242</text:p>
        <text:p text:style-name="P1">6175. 2311243</text:p>
        <text:p text:style-name="P1">6176. 2311244</text:p>
        <text:p text:style-name="P1">6177. 2311311</text:p>
        <text:p text:style-name="P1">6178. 2311312</text:p>
        <text:p text:style-name="P1">6179. 2311313</text:p>
        <text:p text:style-name="P1">6180. 2311314</text:p>
        <text:p text:style-name="P1">6181. 2311321</text:p>
        <text:p text:style-name="P1">6182. 2311322</text:p>
        <text:p text:style-name="P1">6183. 2311323</text:p>
        <text:p text:style-name="P1">6184. 2311324</text:p>
        <text:p text:style-name="P1">6185. 2311331</text:p>
        <text:p text:style-name="P1">6186. 2311332</text:p>
        <text:p text:style-name="P1">6187. 2311333</text:p>
        <text:p text:style-name="P1">6188. 2311334</text:p>
        <text:p text:style-name="P1">6189. 2311341</text:p>
        <text:p text:style-name="P1">6190. 2311342</text:p>
        <text:p text:style-name="P1">6191. 2311343</text:p>
        <text:p text:style-name="P1">6192. 2311344</text:p>
        <text:p text:style-name="P1">6193. 2311411</text:p>
        <text:p text:style-name="P1">6194. 2311412</text:p>
        <text:p text:style-name="P1">6195. 2311413</text:p>
        <text:p text:style-name="P1">6196. 2311414</text:p>
        <text:p text:style-name="P1">6197. 2311421</text:p>
        <text:p text:style-name="P1">6198. 2311422</text:p>
        <text:p text:style-name="P1">6199. 2311423</text:p>
        <text:p text:style-name="P1">6200. 2311424</text:p>
        <text:p text:style-name="P1">6201. 2311431</text:p>
        <text:p text:style-name="P1">6202. 2311432</text:p>
        <text:p text:style-name="P1">6203. 2311433</text:p>
        <text:p text:style-name="P1">6204. 2311434</text:p>
        <text:p text:style-name="P1">6205. 2311441</text:p>
        <text:p text:style-name="P1">6206. 2311442</text:p>
        <text:p text:style-name="P1">6207. 2311443</text:p>
        <text:p text:style-name="P1">6208. 2311444</text:p>
        <text:p text:style-name="P1">6209. 2312111</text:p>
        <text:p text:style-name="P1">6210. 2312112</text:p>
        <text:p text:style-name="P1">6211. 2312113</text:p>
        <text:p text:style-name="P1">6212. 2312114</text:p>
        <text:p text:style-name="P1">6213. 2312121</text:p>
        <text:p text:style-name="P1">6214. 2312122</text:p>
        <text:p text:style-name="P1">6215. 2312123</text:p>
        <text:p text:style-name="P1">6216. 2312124</text:p>
        <text:p text:style-name="P1">6217. 2312131</text:p>
        <text:p text:style-name="P1">6218. 2312132</text:p>
        <text:p text:style-name="P1">6219. 2312133</text:p>
        <text:p text:style-name="P1">6220. 2312134</text:p>
        <text:p text:style-name="P1">6221. 2312141</text:p>
        <text:p text:style-name="P1">6222. 2312142</text:p>
        <text:p text:style-name="P1">6223. 2312143</text:p>
        <text:p text:style-name="P1">6224. 2312144</text:p>
        <text:p text:style-name="P1">6225. 2312211</text:p>
        <text:p text:style-name="P1">6226. 2312212</text:p>
        <text:p text:style-name="P1">6227. 2312213</text:p>
        <text:p text:style-name="P1">6228. 2312214</text:p>
        <text:p text:style-name="P1">6229. 2312221</text:p>
        <text:p text:style-name="P1">6230. 2312222</text:p>
        <text:p text:style-name="P1">6231. 2312223</text:p>
        <text:p text:style-name="P1">6232. 2312224</text:p>
        <text:p text:style-name="P1">6233. 2312231</text:p>
        <text:p text:style-name="P1">6234. 2312232</text:p>
        <text:p text:style-name="P1">6235. 2312233</text:p>
        <text:p text:style-name="P1">6236. 2312234</text:p>
        <text:p text:style-name="P1">6237. 2312241</text:p>
        <text:p text:style-name="P1">6238. 2312242</text:p>
        <text:p text:style-name="P1">6239. 2312243</text:p>
        <text:p text:style-name="P1">6240. 2312244</text:p>
        <text:p text:style-name="P1">6241. 2312311</text:p>
        <text:p text:style-name="P1">6242. 2312312</text:p>
        <text:p text:style-name="P1">6243. 2312313</text:p>
        <text:p text:style-name="P1">6244. 2312314</text:p>
        <text:p text:style-name="P1">6245. 2312321</text:p>
        <text:p text:style-name="P1">6246. 2312322</text:p>
        <text:p text:style-name="P1">6247. 2312323</text:p>
        <text:p text:style-name="P1">6248. 2312324</text:p>
        <text:p text:style-name="P1">6249. 2312331</text:p>
        <text:p text:style-name="P1">6250. 2312332</text:p>
        <text:p text:style-name="P1">6251. 2312333</text:p>
        <text:p text:style-name="P1">6252. 2312334</text:p>
        <text:p text:style-name="P1">6253. 2312341</text:p>
        <text:p text:style-name="P1">6254. 2312342</text:p>
        <text:p text:style-name="P1">6255. 2312343</text:p>
        <text:p text:style-name="P1">6256. 2312344</text:p>
        <text:p text:style-name="P1">6257. 2312411</text:p>
        <text:p text:style-name="P1">6258. 2312412</text:p>
        <text:p text:style-name="P1">6259. 2312413</text:p>
        <text:p text:style-name="P1">6260. 2312414</text:p>
        <text:p text:style-name="P1">6261. 2312421</text:p>
        <text:p text:style-name="P1">6262. 2312422</text:p>
        <text:p text:style-name="P1">6263. 2312423</text:p>
        <text:p text:style-name="P1">6264. 2312424</text:p>
        <text:p text:style-name="P1">6265. 2312431</text:p>
        <text:p text:style-name="P1">6266. 2312432</text:p>
        <text:p text:style-name="P1">6267. 2312433</text:p>
        <text:p text:style-name="P1">6268. 2312434</text:p>
        <text:p text:style-name="P1">6269. 2312441</text:p>
        <text:p text:style-name="P1">6270. 2312442</text:p>
        <text:p text:style-name="P1"><text:soft-page-break/>6271. 2312443</text:p>
        <text:p text:style-name="P1">6272. 2312444</text:p>
        <text:p text:style-name="P1">6273. 2313111</text:p>
        <text:p text:style-name="P1">6274. 2313112</text:p>
        <text:p text:style-name="P1">6275. 2313113</text:p>
        <text:p text:style-name="P1">6276. 2313114</text:p>
        <text:p text:style-name="P1">6277. 2313121</text:p>
        <text:p text:style-name="P1">6278. 2313122</text:p>
        <text:p text:style-name="P1">6279. 2313123</text:p>
        <text:p text:style-name="P1">6280. 2313124</text:p>
        <text:p text:style-name="P1">6281. 2313131</text:p>
        <text:p text:style-name="P1">6282. 2313132</text:p>
        <text:p text:style-name="P1">6283. 2313133</text:p>
        <text:p text:style-name="P1">6284. 2313134</text:p>
        <text:p text:style-name="P1">6285. 2313141</text:p>
        <text:p text:style-name="P1">6286. 2313142</text:p>
        <text:p text:style-name="P1">6287. 2313143</text:p>
        <text:p text:style-name="P1">6288. 2313144</text:p>
        <text:p text:style-name="P1">6289. 2313211</text:p>
        <text:p text:style-name="P1">6290. 2313212</text:p>
        <text:p text:style-name="P1">6291. 2313213</text:p>
        <text:p text:style-name="P1">6292. 2313214</text:p>
        <text:p text:style-name="P1">6293. 2313221</text:p>
        <text:p text:style-name="P1">6294. 2313222</text:p>
        <text:p text:style-name="P1">6295. 2313223</text:p>
        <text:p text:style-name="P1">6296. 2313224</text:p>
        <text:p text:style-name="P1">6297. 2313231</text:p>
        <text:p text:style-name="P1">6298. 2313232</text:p>
        <text:p text:style-name="P1">6299. 2313233</text:p>
        <text:p text:style-name="P1">6300. 2313234</text:p>
        <text:p text:style-name="P1">6301. 2313241</text:p>
        <text:p text:style-name="P1">6302. 2313242</text:p>
        <text:p text:style-name="P1">6303. 2313243</text:p>
        <text:p text:style-name="P1">6304. 2313244</text:p>
        <text:p text:style-name="P1">6305. 2313311</text:p>
        <text:p text:style-name="P1">6306. 2313312</text:p>
        <text:p text:style-name="P1">6307. 2313313</text:p>
        <text:p text:style-name="P1">6308. 2313314</text:p>
        <text:p text:style-name="P1">6309. 2313321</text:p>
        <text:p text:style-name="P1">6310. 2313322</text:p>
        <text:p text:style-name="P1">6311. 2313323</text:p>
        <text:p text:style-name="P1">6312. 2313324</text:p>
        <text:p text:style-name="P1">6313. 2313331</text:p>
        <text:p text:style-name="P1">6314. 2313332</text:p>
        <text:p text:style-name="P1">6315. 2313333</text:p>
        <text:p text:style-name="P1">6316. 2313334</text:p>
        <text:p text:style-name="P1">6317. 2313341</text:p>
        <text:p text:style-name="P1">6318. 2313342</text:p>
        <text:p text:style-name="P1">6319. 2313343</text:p>
        <text:p text:style-name="P1">6320. 2313344</text:p>
        <text:p text:style-name="P1">6321. 2313411</text:p>
        <text:p text:style-name="P1">6322. 2313412</text:p>
        <text:p text:style-name="P1">6323. 2313413</text:p>
        <text:p text:style-name="P1">6324. 2313414</text:p>
        <text:p text:style-name="P1">6325. 2313421</text:p>
        <text:p text:style-name="P1">6326. 2313422</text:p>
        <text:p text:style-name="P1">6327. 2313423</text:p>
        <text:p text:style-name="P1">6328. 2313424</text:p>
        <text:p text:style-name="P1">6329. 2313431</text:p>
        <text:p text:style-name="P1">6330. 2313432</text:p>
        <text:p text:style-name="P1">6331. 2313433</text:p>
        <text:p text:style-name="P1">6332. 2313434</text:p>
        <text:p text:style-name="P1">6333. 2313441</text:p>
        <text:p text:style-name="P1">6334. 2313442</text:p>
        <text:p text:style-name="P1">6335. 2313443</text:p>
        <text:p text:style-name="P1">6336. 2313444</text:p>
        <text:p text:style-name="P1">6337. 2314111</text:p>
        <text:p text:style-name="P1">6338. 2314112</text:p>
        <text:p text:style-name="P1">6339. 2314113</text:p>
        <text:p text:style-name="P1">6340. 2314114</text:p>
        <text:p text:style-name="P1">6341. 2314121</text:p>
        <text:p text:style-name="P1">6342. 2314122</text:p>
        <text:p text:style-name="P1">6343. 2314123</text:p>
        <text:p text:style-name="P1">6344. 2314124</text:p>
        <text:p text:style-name="P1">6345. 2314131</text:p>
        <text:p text:style-name="P1">6346. 2314132</text:p>
        <text:p text:style-name="P1">6347. 2314133</text:p>
        <text:p text:style-name="P1">6348. 2314134</text:p>
        <text:p text:style-name="P1">6349. 2314141</text:p>
        <text:p text:style-name="P1">6350. 2314142</text:p>
        <text:p text:style-name="P1">6351. 2314143</text:p>
        <text:p text:style-name="P1">6352. 2314144</text:p>
        <text:p text:style-name="P1">6353. 2314211</text:p>
        <text:p text:style-name="P1">6354. 2314212</text:p>
        <text:p text:style-name="P1">6355. 2314213</text:p>
        <text:p text:style-name="P1">6356. 2314214</text:p>
        <text:p text:style-name="P1">6357. 2314221</text:p>
        <text:p text:style-name="P1">6358. 2314222</text:p>
        <text:p text:style-name="P1">6359. 2314223</text:p>
        <text:p text:style-name="P1">6360. 2314224</text:p>
        <text:p text:style-name="P1">6361. 2314231</text:p>
        <text:p text:style-name="P1">6362. 2314232</text:p>
        <text:p text:style-name="P1">6363. 2314233</text:p>
        <text:p text:style-name="P1">6364. 2314234</text:p>
        <text:p text:style-name="P1">6365. 2314241</text:p>
        <text:p text:style-name="P1">6366. 2314242</text:p>
        <text:p text:style-name="P1">6367. 2314243</text:p>
        <text:p text:style-name="P1">6368. 2314244</text:p>
        <text:p text:style-name="P1">6369. 2314311</text:p>
        <text:p text:style-name="P1">6370. 2314312</text:p>
        <text:p text:style-name="P1">6371. 2314313</text:p>
        <text:p text:style-name="P1">6372. 2314314</text:p>
        <text:p text:style-name="P1">6373. 2314321</text:p>
        <text:p text:style-name="P1">6374. 2314322</text:p>
        <text:p text:style-name="P1">6375. 2314323</text:p>
        <text:p text:style-name="P1">6376. 2314324</text:p>
        <text:p text:style-name="P1">6377. 2314331</text:p>
        <text:p text:style-name="P1">6378. 2314332</text:p>
        <text:p text:style-name="P1">6379. 2314333</text:p>
        <text:p text:style-name="P1">6380. 2314334</text:p>
        <text:p text:style-name="P1">6381. 2314341</text:p>
        <text:p text:style-name="P1">6382. 2314342</text:p>
        <text:p text:style-name="P1">6383. 2314343</text:p>
        <text:p text:style-name="P1">6384. 2314344</text:p>
        <text:p text:style-name="P1">6385. 2314411</text:p>
        <text:p text:style-name="P1">6386. 2314412</text:p>
        <text:p text:style-name="P1">6387. 2314413</text:p>
        <text:p text:style-name="P1">6388. 2314414</text:p>
        <text:p text:style-name="P1">6389. 2314421</text:p>
        <text:p text:style-name="P1">6390. 2314422</text:p>
        <text:p text:style-name="P1">6391. 2314423</text:p>
        <text:p text:style-name="P1">6392. 2314424</text:p>
        <text:p text:style-name="P1">6393. 2314431</text:p>
        <text:p text:style-name="P1">6394. 2314432</text:p>
        <text:p text:style-name="P1">6395. 2314433</text:p>
        <text:p text:style-name="P1">6396. 2314434</text:p>
        <text:p text:style-name="P1">6397. 2314441</text:p>
        <text:p text:style-name="P1">6398. 2314442</text:p>
        <text:p text:style-name="P1">6399. 2314443</text:p>
        <text:p text:style-name="P1">6400. 2314444</text:p>
        <text:p text:style-name="P1">6401. 2321111</text:p>
        <text:p text:style-name="P1">6402. 2321112</text:p>
        <text:p text:style-name="P1">6403. 2321113</text:p>
        <text:p text:style-name="P1">6404. 2321114</text:p>
        <text:p text:style-name="P1">6405. 2321121</text:p>
        <text:p text:style-name="P1">6406. 2321122</text:p>
        <text:p text:style-name="P1">6407. 2321123</text:p>
        <text:p text:style-name="P1">6408. 2321124</text:p>
        <text:p text:style-name="P1">6409. 2321131</text:p>
        <text:p text:style-name="P1">6410. 2321132</text:p>
        <text:p text:style-name="P1">6411. 2321133</text:p>
        <text:p text:style-name="P1">6412. 2321134</text:p>
        <text:p text:style-name="P1">6413. 2321141</text:p>
        <text:p text:style-name="P1">6414. 2321142</text:p>
        <text:p text:style-name="P1">6415. 2321143</text:p>
        <text:p text:style-name="P1">6416. 2321144</text:p>
        <text:p text:style-name="P1">6417. 2321211</text:p>
        <text:p text:style-name="P1">6418. 2321212</text:p>
        <text:p text:style-name="P1">6419. 2321213</text:p>
        <text:p text:style-name="P1">6420. 2321214</text:p>
        <text:p text:style-name="P1">6421. 2321221</text:p>
        <text:p text:style-name="P1">6422. 2321222</text:p>
        <text:p text:style-name="P1">6423. 2321223</text:p>
        <text:p text:style-name="P1">6424. 2321224</text:p>
        <text:p text:style-name="P1">6425. 2321231</text:p>
        <text:p text:style-name="P1">6426. 2321232</text:p>
        <text:p text:style-name="P1">6427. 2321233</text:p>
        <text:p text:style-name="P1">6428. 2321234</text:p>
        <text:p text:style-name="P1">6429. 2321241</text:p>
        <text:p text:style-name="P1">6430. 2321242</text:p>
        <text:p text:style-name="P1">6431. 2321243</text:p>
        <text:p text:style-name="P1">6432. 2321244</text:p>
        <text:p text:style-name="P1">6433. 2321311</text:p>
        <text:p text:style-name="P1">6434. 2321312</text:p>
        <text:p text:style-name="P1">6435. 2321313</text:p>
        <text:p text:style-name="P1">6436. 2321314</text:p>
        <text:p text:style-name="P1">6437. 2321321</text:p>
        <text:p text:style-name="P1">6438. 2321322</text:p>
        <text:p text:style-name="P1">6439. 2321323</text:p>
        <text:p text:style-name="P1">6440. 2321324</text:p>
        <text:p text:style-name="P1">6441. 2321331</text:p>
        <text:p text:style-name="P1">6442. 2321332</text:p>
        <text:p text:style-name="P1">6443. 2321333</text:p>
        <text:p text:style-name="P1">6444. 2321334</text:p>
        <text:p text:style-name="P1">6445. 2321341</text:p>
        <text:p text:style-name="P1">6446. 2321342</text:p>
        <text:p text:style-name="P1">6447. 2321343</text:p>
        <text:p text:style-name="P1">6448. 2321344</text:p>
        <text:p text:style-name="P1">6449. 2321411</text:p>
        <text:p text:style-name="P1">6450. 2321412</text:p>
        <text:p text:style-name="P1">6451. 2321413</text:p>
        <text:p text:style-name="P1">6452. 2321414</text:p>
        <text:p text:style-name="P1">6453. 2321421</text:p>
        <text:p text:style-name="P1">6454. 2321422</text:p>
        <text:p text:style-name="P1">6455. 2321423</text:p>
        <text:p text:style-name="P1">6456. 2321424</text:p>
        <text:p text:style-name="P1">6457. 2321431</text:p>
        <text:p text:style-name="P1">6458. 2321432</text:p>
        <text:p text:style-name="P1">6459. 2321433</text:p>
        <text:p text:style-name="P1">6460. 2321434</text:p>
        <text:p text:style-name="P1">6461. 2321441</text:p>
        <text:p text:style-name="P1">6462. 2321442</text:p>
        <text:p text:style-name="P1">6463. 2321443</text:p>
        <text:p text:style-name="P1">6464. 2321444</text:p>
        <text:p text:style-name="P1">6465. 2322111</text:p>
        <text:p text:style-name="P1">6466. 2322112</text:p>
        <text:p text:style-name="P1"><text:soft-page-break/>6467. 2322113</text:p>
        <text:p text:style-name="P1">6468. 2322114</text:p>
        <text:p text:style-name="P1">6469. 2322121</text:p>
        <text:p text:style-name="P1">6470. 2322122</text:p>
        <text:p text:style-name="P1">6471. 2322123</text:p>
        <text:p text:style-name="P1">6472. 2322124</text:p>
        <text:p text:style-name="P1">6473. 2322131</text:p>
        <text:p text:style-name="P1">6474. 2322132</text:p>
        <text:p text:style-name="P1">6475. 2322133</text:p>
        <text:p text:style-name="P1">6476. 2322134</text:p>
        <text:p text:style-name="P1">6477. 2322141</text:p>
        <text:p text:style-name="P1">6478. 2322142</text:p>
        <text:p text:style-name="P1">6479. 2322143</text:p>
        <text:p text:style-name="P1">6480. 2322144</text:p>
        <text:p text:style-name="P1">6481. 2322211</text:p>
        <text:p text:style-name="P1">6482. 2322212</text:p>
        <text:p text:style-name="P1">6483. 2322213</text:p>
        <text:p text:style-name="P1">6484. 2322214</text:p>
        <text:p text:style-name="P1">6485. 2322221</text:p>
        <text:p text:style-name="P1">6486. 2322222</text:p>
        <text:p text:style-name="P1">6487. 2322223</text:p>
        <text:p text:style-name="P1">6488. 2322224</text:p>
        <text:p text:style-name="P1">6489. 2322231</text:p>
        <text:p text:style-name="P1">6490. 2322232</text:p>
        <text:p text:style-name="P1">6491. 2322233</text:p>
        <text:p text:style-name="P1">6492. 2322234</text:p>
        <text:p text:style-name="P1">6493. 2322241</text:p>
        <text:p text:style-name="P1">6494. 2322242</text:p>
        <text:p text:style-name="P1">6495. 2322243</text:p>
        <text:p text:style-name="P1">6496. 2322244</text:p>
        <text:p text:style-name="P1">6497. 2322311</text:p>
        <text:p text:style-name="P1">6498. 2322312</text:p>
        <text:p text:style-name="P1">6499. 2322313</text:p>
        <text:p text:style-name="P1">6500. 2322314</text:p>
        <text:p text:style-name="P1">6501. 2322321</text:p>
        <text:p text:style-name="P1">6502. 2322322</text:p>
        <text:p text:style-name="P1">6503. 2322323</text:p>
        <text:p text:style-name="P1">6504. 2322324</text:p>
        <text:p text:style-name="P1">6505. 2322331</text:p>
        <text:p text:style-name="P1">6506. 2322332</text:p>
        <text:p text:style-name="P1">6507. 2322333</text:p>
        <text:p text:style-name="P1">6508. 2322334</text:p>
        <text:p text:style-name="P1">6509. 2322341</text:p>
        <text:p text:style-name="P1">6510. 2322342</text:p>
        <text:p text:style-name="P1">6511. 2322343</text:p>
        <text:p text:style-name="P1">6512. 2322344</text:p>
        <text:p text:style-name="P1">6513. 2322411</text:p>
        <text:p text:style-name="P1">6514. 2322412</text:p>
        <text:p text:style-name="P1">6515. 2322413</text:p>
        <text:p text:style-name="P1">6516. 2322414</text:p>
        <text:p text:style-name="P1">6517. 2322421</text:p>
        <text:p text:style-name="P1">6518. 2322422</text:p>
        <text:p text:style-name="P1">6519. 2322423</text:p>
        <text:p text:style-name="P1">6520. 2322424</text:p>
        <text:p text:style-name="P1">6521. 2322431</text:p>
        <text:p text:style-name="P1">6522. 2322432</text:p>
        <text:p text:style-name="P1">6523. 2322433</text:p>
        <text:p text:style-name="P1">6524. 2322434</text:p>
        <text:p text:style-name="P1">6525. 2322441</text:p>
        <text:p text:style-name="P1">6526. 2322442</text:p>
        <text:p text:style-name="P1">6527. 2322443</text:p>
        <text:p text:style-name="P1">6528. 2322444</text:p>
        <text:p text:style-name="P1">6529. 2323111</text:p>
        <text:p text:style-name="P1">6530. 2323112</text:p>
        <text:p text:style-name="P1">6531. 2323113</text:p>
        <text:p text:style-name="P1">6532. 2323114</text:p>
        <text:p text:style-name="P1">6533. 2323121</text:p>
        <text:p text:style-name="P1">6534. 2323122</text:p>
        <text:p text:style-name="P1">6535. 2323123</text:p>
        <text:p text:style-name="P1">6536. 2323124</text:p>
        <text:p text:style-name="P1">6537. 2323131</text:p>
        <text:p text:style-name="P1">6538. 2323132</text:p>
        <text:p text:style-name="P1">6539. 2323133</text:p>
        <text:p text:style-name="P1">6540. 2323134</text:p>
        <text:p text:style-name="P1">6541. 2323141</text:p>
        <text:p text:style-name="P1">6542. 2323142</text:p>
        <text:p text:style-name="P1">6543. 2323143</text:p>
        <text:p text:style-name="P1">6544. 2323144</text:p>
        <text:p text:style-name="P1">6545. 2323211</text:p>
        <text:p text:style-name="P1">6546. 2323212</text:p>
        <text:p text:style-name="P1">6547. 2323213</text:p>
        <text:p text:style-name="P1">6548. 2323214</text:p>
        <text:p text:style-name="P1">6549. 2323221</text:p>
        <text:p text:style-name="P1">6550. 2323222</text:p>
        <text:p text:style-name="P1">6551. 2323223</text:p>
        <text:p text:style-name="P1">6552. 2323224</text:p>
        <text:p text:style-name="P1">6553. 2323231</text:p>
        <text:p text:style-name="P1">6554. 2323232</text:p>
        <text:p text:style-name="P1">6555. 2323233</text:p>
        <text:p text:style-name="P1">6556. 2323234</text:p>
        <text:p text:style-name="P1">6557. 2323241</text:p>
        <text:p text:style-name="P1">6558. 2323242</text:p>
        <text:p text:style-name="P1">6559. 2323243</text:p>
        <text:p text:style-name="P1">6560. 2323244</text:p>
        <text:p text:style-name="P1">6561. 2323311</text:p>
        <text:p text:style-name="P1">6562. 2323312</text:p>
        <text:p text:style-name="P1">6563. 2323313</text:p>
        <text:p text:style-name="P1">6564. 2323314</text:p>
        <text:p text:style-name="P1">6565. 2323321</text:p>
        <text:p text:style-name="P1">6566. 2323322</text:p>
        <text:p text:style-name="P1">6567. 2323323</text:p>
        <text:p text:style-name="P1">6568. 2323324</text:p>
        <text:p text:style-name="P1">6569. 2323331</text:p>
        <text:p text:style-name="P1">6570. 2323332</text:p>
        <text:p text:style-name="P1">6571. 2323333</text:p>
        <text:p text:style-name="P1">6572. 2323334</text:p>
        <text:p text:style-name="P1">6573. 2323341</text:p>
        <text:p text:style-name="P1">6574. 2323342</text:p>
        <text:p text:style-name="P1">6575. 2323343</text:p>
        <text:p text:style-name="P1">6576. 2323344</text:p>
        <text:p text:style-name="P1">6577. 2323411</text:p>
        <text:p text:style-name="P1">6578. 2323412</text:p>
        <text:p text:style-name="P1">6579. 2323413</text:p>
        <text:p text:style-name="P1">6580. 2323414</text:p>
        <text:p text:style-name="P1">6581. 2323421</text:p>
        <text:p text:style-name="P1">6582. 2323422</text:p>
        <text:p text:style-name="P1">6583. 2323423</text:p>
        <text:p text:style-name="P1">6584. 2323424</text:p>
        <text:p text:style-name="P1">6585. 2323431</text:p>
        <text:p text:style-name="P1">6586. 2323432</text:p>
        <text:p text:style-name="P1">6587. 2323433</text:p>
        <text:p text:style-name="P1">6588. 2323434</text:p>
        <text:p text:style-name="P1">6589. 2323441</text:p>
        <text:p text:style-name="P1">6590. 2323442</text:p>
        <text:p text:style-name="P1">6591. 2323443</text:p>
        <text:p text:style-name="P1">6592. 2323444</text:p>
        <text:p text:style-name="P1">6593. 2324111</text:p>
        <text:p text:style-name="P1">6594. 2324112</text:p>
        <text:p text:style-name="P1">6595. 2324113</text:p>
        <text:p text:style-name="P1">6596. 2324114</text:p>
        <text:p text:style-name="P1">6597. 2324121</text:p>
        <text:p text:style-name="P1">6598. 2324122</text:p>
        <text:p text:style-name="P1">6599. 2324123</text:p>
        <text:p text:style-name="P1">6600. 2324124</text:p>
        <text:p text:style-name="P1">6601. 2324131</text:p>
        <text:p text:style-name="P1">6602. 2324132</text:p>
        <text:p text:style-name="P1">6603. 2324133</text:p>
        <text:p text:style-name="P1">6604. 2324134</text:p>
        <text:p text:style-name="P1">6605. 2324141</text:p>
        <text:p text:style-name="P1">6606. 2324142</text:p>
        <text:p text:style-name="P1">6607. 2324143</text:p>
        <text:p text:style-name="P1">6608. 2324144</text:p>
        <text:p text:style-name="P1">6609. 2324211</text:p>
        <text:p text:style-name="P1">6610. 2324212</text:p>
        <text:p text:style-name="P1">6611. 2324213</text:p>
        <text:p text:style-name="P1">6612. 2324214</text:p>
        <text:p text:style-name="P1">6613. 2324221</text:p>
        <text:p text:style-name="P1">6614. 2324222</text:p>
        <text:p text:style-name="P1">6615. 2324223</text:p>
        <text:p text:style-name="P1">6616. 2324224</text:p>
        <text:p text:style-name="P1">6617. 2324231</text:p>
        <text:p text:style-name="P1">6618. 2324232</text:p>
        <text:p text:style-name="P1">6619. 2324233</text:p>
        <text:p text:style-name="P1">6620. 2324234</text:p>
        <text:p text:style-name="P1">6621. 2324241</text:p>
        <text:p text:style-name="P1">6622. 2324242</text:p>
        <text:p text:style-name="P1">6623. 2324243</text:p>
        <text:p text:style-name="P1">6624. 2324244</text:p>
        <text:p text:style-name="P1">6625. 2324311</text:p>
        <text:p text:style-name="P1">6626. 2324312</text:p>
        <text:p text:style-name="P1">6627. 2324313</text:p>
        <text:p text:style-name="P1">6628. 2324314</text:p>
        <text:p text:style-name="P1">6629. 2324321</text:p>
        <text:p text:style-name="P1">6630. 2324322</text:p>
        <text:p text:style-name="P1">6631. 2324323</text:p>
        <text:p text:style-name="P1">6632. 2324324</text:p>
        <text:p text:style-name="P1">6633. 2324331</text:p>
        <text:p text:style-name="P1">6634. 2324332</text:p>
        <text:p text:style-name="P1">6635. 2324333</text:p>
        <text:p text:style-name="P1">6636. 2324334</text:p>
        <text:p text:style-name="P1">6637. 2324341</text:p>
        <text:p text:style-name="P1">6638. 2324342</text:p>
        <text:p text:style-name="P1">6639. 2324343</text:p>
        <text:p text:style-name="P1">6640. 2324344</text:p>
        <text:p text:style-name="P1">6641. 2324411</text:p>
        <text:p text:style-name="P1">6642. 2324412</text:p>
        <text:p text:style-name="P1">6643. 2324413</text:p>
        <text:p text:style-name="P1">6644. 2324414</text:p>
        <text:p text:style-name="P1">6645. 2324421</text:p>
        <text:p text:style-name="P1">6646. 2324422</text:p>
        <text:p text:style-name="P1">6647. 2324423</text:p>
        <text:p text:style-name="P1">6648. 2324424</text:p>
        <text:p text:style-name="P1">6649. 2324431</text:p>
        <text:p text:style-name="P1">6650. 2324432</text:p>
        <text:p text:style-name="P1">6651. 2324433</text:p>
        <text:p text:style-name="P1">6652. 2324434</text:p>
        <text:p text:style-name="P1">6653. 2324441</text:p>
        <text:p text:style-name="P1">6654. 2324442</text:p>
        <text:p text:style-name="P1">6655. 2324443</text:p>
        <text:p text:style-name="P1">6656. 2324444</text:p>
        <text:p text:style-name="P1">6657. 2331111</text:p>
        <text:p text:style-name="P1">6658. 2331112</text:p>
        <text:p text:style-name="P1">6659. 2331113</text:p>
        <text:p text:style-name="P1">6660. 2331114</text:p>
        <text:p text:style-name="P1">6661. 2331121</text:p>
        <text:p text:style-name="P1">6662. 2331122</text:p>
        <text:p text:style-name="P1"><text:soft-page-break/>6663. 2331123</text:p>
        <text:p text:style-name="P1">6664. 2331124</text:p>
        <text:p text:style-name="P1">6665. 2331131</text:p>
        <text:p text:style-name="P1">6666. 2331132</text:p>
        <text:p text:style-name="P1">6667. 2331133</text:p>
        <text:p text:style-name="P1">6668. 2331134</text:p>
        <text:p text:style-name="P1">6669. 2331141</text:p>
        <text:p text:style-name="P1">6670. 2331142</text:p>
        <text:p text:style-name="P1">6671. 2331143</text:p>
        <text:p text:style-name="P1">6672. 2331144</text:p>
        <text:p text:style-name="P1">6673. 2331211</text:p>
        <text:p text:style-name="P1">6674. 2331212</text:p>
        <text:p text:style-name="P1">6675. 2331213</text:p>
        <text:p text:style-name="P1">6676. 2331214</text:p>
        <text:p text:style-name="P1">6677. 2331221</text:p>
        <text:p text:style-name="P1">6678. 2331222</text:p>
        <text:p text:style-name="P1">6679. 2331223</text:p>
        <text:p text:style-name="P1">6680. 2331224</text:p>
        <text:p text:style-name="P1">6681. 2331231</text:p>
        <text:p text:style-name="P1">6682. 2331232</text:p>
        <text:p text:style-name="P1">6683. 2331233</text:p>
        <text:p text:style-name="P1">6684. 2331234</text:p>
        <text:p text:style-name="P1">6685. 2331241</text:p>
        <text:p text:style-name="P1">6686. 2331242</text:p>
        <text:p text:style-name="P1">6687. 2331243</text:p>
        <text:p text:style-name="P1">6688. 2331244</text:p>
        <text:p text:style-name="P1">6689. 2331311</text:p>
        <text:p text:style-name="P1">6690. 2331312</text:p>
        <text:p text:style-name="P1">6691. 2331313</text:p>
        <text:p text:style-name="P1">6692. 2331314</text:p>
        <text:p text:style-name="P1">6693. 2331321</text:p>
        <text:p text:style-name="P1">6694. 2331322</text:p>
        <text:p text:style-name="P1">6695. 2331323</text:p>
        <text:p text:style-name="P1">6696. 2331324</text:p>
        <text:p text:style-name="P1">6697. 2331331</text:p>
        <text:p text:style-name="P1">6698. 2331332</text:p>
        <text:p text:style-name="P1">6699. 2331333</text:p>
        <text:p text:style-name="P1">6700. 2331334</text:p>
        <text:p text:style-name="P1">6701. 2331341</text:p>
        <text:p text:style-name="P1">6702. 2331342</text:p>
        <text:p text:style-name="P1">6703. 2331343</text:p>
        <text:p text:style-name="P1">6704. 2331344</text:p>
        <text:p text:style-name="P1">6705. 2331411</text:p>
        <text:p text:style-name="P1">6706. 2331412</text:p>
        <text:p text:style-name="P1">6707. 2331413</text:p>
        <text:p text:style-name="P1">6708. 2331414</text:p>
        <text:p text:style-name="P1">6709. 2331421</text:p>
        <text:p text:style-name="P1">6710. 2331422</text:p>
        <text:p text:style-name="P1">6711. 2331423</text:p>
        <text:p text:style-name="P1">6712. 2331424</text:p>
        <text:p text:style-name="P1">6713. 2331431</text:p>
        <text:p text:style-name="P1">6714. 2331432</text:p>
        <text:p text:style-name="P1">6715. 2331433</text:p>
        <text:p text:style-name="P1">6716. 2331434</text:p>
        <text:p text:style-name="P1">6717. 2331441</text:p>
        <text:p text:style-name="P1">6718. 2331442</text:p>
        <text:p text:style-name="P1">6719. 2331443</text:p>
        <text:p text:style-name="P1">6720. 2331444</text:p>
        <text:p text:style-name="P1">6721. 2332111</text:p>
        <text:p text:style-name="P1">6722. 2332112</text:p>
        <text:p text:style-name="P1">6723. 2332113</text:p>
        <text:p text:style-name="P1">6724. 2332114</text:p>
        <text:p text:style-name="P1">6725. 2332121</text:p>
        <text:p text:style-name="P1">6726. 2332122</text:p>
        <text:p text:style-name="P1">6727. 2332123</text:p>
        <text:p text:style-name="P1">6728. 2332124</text:p>
        <text:p text:style-name="P1">6729. 2332131</text:p>
        <text:p text:style-name="P1">6730. 2332132</text:p>
        <text:p text:style-name="P1">6731. 2332133</text:p>
        <text:p text:style-name="P1">6732. 2332134</text:p>
        <text:p text:style-name="P1">6733. 2332141</text:p>
        <text:p text:style-name="P1">6734. 2332142</text:p>
        <text:p text:style-name="P1">6735. 2332143</text:p>
        <text:p text:style-name="P1">6736. 2332144</text:p>
        <text:p text:style-name="P1">6737. 2332211</text:p>
        <text:p text:style-name="P1">6738. 2332212</text:p>
        <text:p text:style-name="P1">6739. 2332213</text:p>
        <text:p text:style-name="P1">6740. 2332214</text:p>
        <text:p text:style-name="P1">6741. 2332221</text:p>
        <text:p text:style-name="P1">6742. 2332222</text:p>
        <text:p text:style-name="P1">6743. 2332223</text:p>
        <text:p text:style-name="P1">6744. 2332224</text:p>
        <text:p text:style-name="P1">6745. 2332231</text:p>
        <text:p text:style-name="P1">6746. 2332232</text:p>
        <text:p text:style-name="P1">6747. 2332233</text:p>
        <text:p text:style-name="P1">6748. 2332234</text:p>
        <text:p text:style-name="P1">6749. 2332241</text:p>
        <text:p text:style-name="P1">6750. 2332242</text:p>
        <text:p text:style-name="P1">6751. 2332243</text:p>
        <text:p text:style-name="P1">6752. 2332244</text:p>
        <text:p text:style-name="P1">6753. 2332311</text:p>
        <text:p text:style-name="P1">6754. 2332312</text:p>
        <text:p text:style-name="P1">6755. 2332313</text:p>
        <text:p text:style-name="P1">6756. 2332314</text:p>
        <text:p text:style-name="P1">6757. 2332321</text:p>
        <text:p text:style-name="P1">6758. 2332322</text:p>
        <text:p text:style-name="P1">6759. 2332323</text:p>
        <text:p text:style-name="P1">6760. 2332324</text:p>
        <text:p text:style-name="P1">6761. 2332331</text:p>
        <text:p text:style-name="P1">6762. 2332332</text:p>
        <text:p text:style-name="P1">6763. 2332333</text:p>
        <text:p text:style-name="P1">6764. 2332334</text:p>
        <text:p text:style-name="P1">6765. 2332341</text:p>
        <text:p text:style-name="P1">6766. 2332342</text:p>
        <text:p text:style-name="P1">6767. 2332343</text:p>
        <text:p text:style-name="P1">6768. 2332344</text:p>
        <text:p text:style-name="P1">6769. 2332411</text:p>
        <text:p text:style-name="P1">6770. 2332412</text:p>
        <text:p text:style-name="P1">6771. 2332413</text:p>
        <text:p text:style-name="P1">6772. 2332414</text:p>
        <text:p text:style-name="P1">6773. 2332421</text:p>
        <text:p text:style-name="P1">6774. 2332422</text:p>
        <text:p text:style-name="P1">6775. 2332423</text:p>
        <text:p text:style-name="P1">6776. 2332424</text:p>
        <text:p text:style-name="P1">6777. 2332431</text:p>
        <text:p text:style-name="P1">6778. 2332432</text:p>
        <text:p text:style-name="P1">6779. 2332433</text:p>
        <text:p text:style-name="P1">6780. 2332434</text:p>
        <text:p text:style-name="P1">6781. 2332441</text:p>
        <text:p text:style-name="P1">6782. 2332442</text:p>
        <text:p text:style-name="P1">6783. 2332443</text:p>
        <text:p text:style-name="P1">6784. 2332444</text:p>
        <text:p text:style-name="P1">6785. 2333111</text:p>
        <text:p text:style-name="P1">6786. 2333112</text:p>
        <text:p text:style-name="P1">6787. 2333113</text:p>
        <text:p text:style-name="P1">6788. 2333114</text:p>
        <text:p text:style-name="P1">6789. 2333121</text:p>
        <text:p text:style-name="P1">6790. 2333122</text:p>
        <text:p text:style-name="P1">6791. 2333123</text:p>
        <text:p text:style-name="P1">6792. 2333124</text:p>
        <text:p text:style-name="P1">6793. 2333131</text:p>
        <text:p text:style-name="P1">6794. 2333132</text:p>
        <text:p text:style-name="P1">6795. 2333133</text:p>
        <text:p text:style-name="P1">6796. 2333134</text:p>
        <text:p text:style-name="P1">6797. 2333141</text:p>
        <text:p text:style-name="P1">6798. 2333142</text:p>
        <text:p text:style-name="P1">6799. 2333143</text:p>
        <text:p text:style-name="P1">6800. 2333144</text:p>
        <text:p text:style-name="P1">6801. 2333211</text:p>
        <text:p text:style-name="P1">6802. 2333212</text:p>
        <text:p text:style-name="P1">6803. 2333213</text:p>
        <text:p text:style-name="P1">6804. 2333214</text:p>
        <text:p text:style-name="P1">6805. 2333221</text:p>
        <text:p text:style-name="P1">6806. 2333222</text:p>
        <text:p text:style-name="P1">6807. 2333223</text:p>
        <text:p text:style-name="P1">6808. 2333224</text:p>
        <text:p text:style-name="P1">6809. 2333231</text:p>
        <text:p text:style-name="P1">6810. 2333232</text:p>
        <text:p text:style-name="P1">6811. 2333233</text:p>
        <text:p text:style-name="P1">6812. 2333234</text:p>
        <text:p text:style-name="P1">6813. 2333241</text:p>
        <text:p text:style-name="P1">6814. 2333242</text:p>
        <text:p text:style-name="P1">6815. 2333243</text:p>
        <text:p text:style-name="P1">6816. 2333244</text:p>
        <text:p text:style-name="P1">6817. 2333311</text:p>
        <text:p text:style-name="P1">6818. 2333312</text:p>
        <text:p text:style-name="P1">6819. 2333313</text:p>
        <text:p text:style-name="P1">6820. 2333314</text:p>
        <text:p text:style-name="P1">6821. 2333321</text:p>
        <text:p text:style-name="P1">6822. 2333322</text:p>
        <text:p text:style-name="P1">6823. 2333323</text:p>
        <text:p text:style-name="P1">6824. 2333324</text:p>
        <text:p text:style-name="P1">6825. 2333331</text:p>
        <text:p text:style-name="P1">6826. 2333332</text:p>
        <text:p text:style-name="P1">6827. 2333333</text:p>
        <text:p text:style-name="P1">6828. 2333334</text:p>
        <text:p text:style-name="P1">6829. 2333341</text:p>
        <text:p text:style-name="P1">6830. 2333342</text:p>
        <text:p text:style-name="P1">6831. 2333343</text:p>
        <text:p text:style-name="P1">6832. 2333344</text:p>
        <text:p text:style-name="P1">6833. 2333411</text:p>
        <text:p text:style-name="P1">6834. 2333412</text:p>
        <text:p text:style-name="P1">6835. 2333413</text:p>
        <text:p text:style-name="P1">6836. 2333414</text:p>
        <text:p text:style-name="P1">6837. 2333421</text:p>
        <text:p text:style-name="P1">6838. 2333422</text:p>
        <text:p text:style-name="P1">6839. 2333423</text:p>
        <text:p text:style-name="P1">6840. 2333424</text:p>
        <text:p text:style-name="P1">6841. 2333431</text:p>
        <text:p text:style-name="P1">6842. 2333432</text:p>
        <text:p text:style-name="P1">6843. 2333433</text:p>
        <text:p text:style-name="P1">6844. 2333434</text:p>
        <text:p text:style-name="P1">6845. 2333441</text:p>
        <text:p text:style-name="P1">6846. 2333442</text:p>
        <text:p text:style-name="P1">6847. 2333443</text:p>
        <text:p text:style-name="P1">6848. 2333444</text:p>
        <text:p text:style-name="P1">6849. 2334111</text:p>
        <text:p text:style-name="P1">6850. 2334112</text:p>
        <text:p text:style-name="P1">6851. 2334113</text:p>
        <text:p text:style-name="P1">6852. 2334114</text:p>
        <text:p text:style-name="P1">6853. 2334121</text:p>
        <text:p text:style-name="P1">6854. 2334122</text:p>
        <text:p text:style-name="P1">6855. 2334123</text:p>
        <text:p text:style-name="P1">6856. 2334124</text:p>
        <text:p text:style-name="P1">6857. 2334131</text:p>
        <text:p text:style-name="P1">6858. 2334132</text:p>
        <text:p text:style-name="P1"><text:soft-page-break/>6859. 2334133</text:p>
        <text:p text:style-name="P1">6860. 2334134</text:p>
        <text:p text:style-name="P1">6861. 2334141</text:p>
        <text:p text:style-name="P1">6862. 2334142</text:p>
        <text:p text:style-name="P1">6863. 2334143</text:p>
        <text:p text:style-name="P1">6864. 2334144</text:p>
        <text:p text:style-name="P1">6865. 2334211</text:p>
        <text:p text:style-name="P1">6866. 2334212</text:p>
        <text:p text:style-name="P1">6867. 2334213</text:p>
        <text:p text:style-name="P1">6868. 2334214</text:p>
        <text:p text:style-name="P1">6869. 2334221</text:p>
        <text:p text:style-name="P1">6870. 2334222</text:p>
        <text:p text:style-name="P1">6871. 2334223</text:p>
        <text:p text:style-name="P1">6872. 2334224</text:p>
        <text:p text:style-name="P1">6873. 2334231</text:p>
        <text:p text:style-name="P1">6874. 2334232</text:p>
        <text:p text:style-name="P1">6875. 2334233</text:p>
        <text:p text:style-name="P1">6876. 2334234</text:p>
        <text:p text:style-name="P1">6877. 2334241</text:p>
        <text:p text:style-name="P1">6878. 2334242</text:p>
        <text:p text:style-name="P1">6879. 2334243</text:p>
        <text:p text:style-name="P1">6880. 2334244</text:p>
        <text:p text:style-name="P1">6881. 2334311</text:p>
        <text:p text:style-name="P1">6882. 2334312</text:p>
        <text:p text:style-name="P1">6883. 2334313</text:p>
        <text:p text:style-name="P1">6884. 2334314</text:p>
        <text:p text:style-name="P1">6885. 2334321</text:p>
        <text:p text:style-name="P1">6886. 2334322</text:p>
        <text:p text:style-name="P1">6887. 2334323</text:p>
        <text:p text:style-name="P1">6888. 2334324</text:p>
        <text:p text:style-name="P1">6889. 2334331</text:p>
        <text:p text:style-name="P1">6890. 2334332</text:p>
        <text:p text:style-name="P1">6891. 2334333</text:p>
        <text:p text:style-name="P1">6892. 2334334</text:p>
        <text:p text:style-name="P1">6893. 2334341</text:p>
        <text:p text:style-name="P1">6894. 2334342</text:p>
        <text:p text:style-name="P1">6895. 2334343</text:p>
        <text:p text:style-name="P1">6896. 2334344</text:p>
        <text:p text:style-name="P1">6897. 2334411</text:p>
        <text:p text:style-name="P1">6898. 2334412</text:p>
        <text:p text:style-name="P1">6899. 2334413</text:p>
        <text:p text:style-name="P1">6900. 2334414</text:p>
        <text:p text:style-name="P1">6901. 2334421</text:p>
        <text:p text:style-name="P1">6902. 2334422</text:p>
        <text:p text:style-name="P1">6903. 2334423</text:p>
        <text:p text:style-name="P1">6904. 2334424</text:p>
        <text:p text:style-name="P1">6905. 2334431</text:p>
        <text:p text:style-name="P1">6906. 2334432</text:p>
        <text:p text:style-name="P1">6907. 2334433</text:p>
        <text:p text:style-name="P1">6908. 2334434</text:p>
        <text:p text:style-name="P1">6909. 2334441</text:p>
        <text:p text:style-name="P1">6910. 2334442</text:p>
        <text:p text:style-name="P1">6911. 2334443</text:p>
        <text:p text:style-name="P1">6912. 2334444</text:p>
        <text:p text:style-name="P1">6913. 2341111</text:p>
        <text:p text:style-name="P1">6914. 2341112</text:p>
        <text:p text:style-name="P1">6915. 2341113</text:p>
        <text:p text:style-name="P1">6916. 2341114</text:p>
        <text:p text:style-name="P1">6917. 2341121</text:p>
        <text:p text:style-name="P1">6918. 2341122</text:p>
        <text:p text:style-name="P1">6919. 2341123</text:p>
        <text:p text:style-name="P1">6920. 2341124</text:p>
        <text:p text:style-name="P1">6921. 2341131</text:p>
        <text:p text:style-name="P1">6922. 2341132</text:p>
        <text:p text:style-name="P1">6923. 2341133</text:p>
        <text:p text:style-name="P1">6924. 2341134</text:p>
        <text:p text:style-name="P1">6925. 2341141</text:p>
        <text:p text:style-name="P1">6926. 2341142</text:p>
        <text:p text:style-name="P1">6927. 2341143</text:p>
        <text:p text:style-name="P1">6928. 2341144</text:p>
        <text:p text:style-name="P1">6929. 2341211</text:p>
        <text:p text:style-name="P1">6930. 2341212</text:p>
        <text:p text:style-name="P1">6931. 2341213</text:p>
        <text:p text:style-name="P1">6932. 2341214</text:p>
        <text:p text:style-name="P1">6933. 2341221</text:p>
        <text:p text:style-name="P1">6934. 2341222</text:p>
        <text:p text:style-name="P1">6935. 2341223</text:p>
        <text:p text:style-name="P1">6936. 2341224</text:p>
        <text:p text:style-name="P1">6937. 2341231</text:p>
        <text:p text:style-name="P1">6938. 2341232</text:p>
        <text:p text:style-name="P1">6939. 2341233</text:p>
        <text:p text:style-name="P1">6940. 2341234</text:p>
        <text:p text:style-name="P1">6941. 2341241</text:p>
        <text:p text:style-name="P1">6942. 2341242</text:p>
        <text:p text:style-name="P1">6943. 2341243</text:p>
        <text:p text:style-name="P1">6944. 2341244</text:p>
        <text:p text:style-name="P1">6945. 2341311</text:p>
        <text:p text:style-name="P1">6946. 2341312</text:p>
        <text:p text:style-name="P1">6947. 2341313</text:p>
        <text:p text:style-name="P1">6948. 2341314</text:p>
        <text:p text:style-name="P1">6949. 2341321</text:p>
        <text:p text:style-name="P1">6950. 2341322</text:p>
        <text:p text:style-name="P1">6951. 2341323</text:p>
        <text:p text:style-name="P1">6952. 2341324</text:p>
        <text:p text:style-name="P1">6953. 2341331</text:p>
        <text:p text:style-name="P1">6954. 2341332</text:p>
        <text:p text:style-name="P1">6955. 2341333</text:p>
        <text:p text:style-name="P1">6956. 2341334</text:p>
        <text:p text:style-name="P1">6957. 2341341</text:p>
        <text:p text:style-name="P1">6958. 2341342</text:p>
        <text:p text:style-name="P1">6959. 2341343</text:p>
        <text:p text:style-name="P1">6960. 2341344</text:p>
        <text:p text:style-name="P1">6961. 2341411</text:p>
        <text:p text:style-name="P1">6962. 2341412</text:p>
        <text:p text:style-name="P1">6963. 2341413</text:p>
        <text:p text:style-name="P1">6964. 2341414</text:p>
        <text:p text:style-name="P1">6965. 2341421</text:p>
        <text:p text:style-name="P1">6966. 2341422</text:p>
        <text:p text:style-name="P1">6967. 2341423</text:p>
        <text:p text:style-name="P1">6968. 2341424</text:p>
        <text:p text:style-name="P1">6969. 2341431</text:p>
        <text:p text:style-name="P1">6970. 2341432</text:p>
        <text:p text:style-name="P1">6971. 2341433</text:p>
        <text:p text:style-name="P1">6972. 2341434</text:p>
        <text:p text:style-name="P1">6973. 2341441</text:p>
        <text:p text:style-name="P1">6974. 2341442</text:p>
        <text:p text:style-name="P1">6975. 2341443</text:p>
        <text:p text:style-name="P1">6976. 2341444</text:p>
        <text:p text:style-name="P1">6977. 2342111</text:p>
        <text:p text:style-name="P1">6978. 2342112</text:p>
        <text:p text:style-name="P1">6979. 2342113</text:p>
        <text:p text:style-name="P1">6980. 2342114</text:p>
        <text:p text:style-name="P1">6981. 2342121</text:p>
        <text:p text:style-name="P1">6982. 2342122</text:p>
        <text:p text:style-name="P1">6983. 2342123</text:p>
        <text:p text:style-name="P1">6984. 2342124</text:p>
        <text:p text:style-name="P1">6985. 2342131</text:p>
        <text:p text:style-name="P1">6986. 2342132</text:p>
        <text:p text:style-name="P1">6987. 2342133</text:p>
        <text:p text:style-name="P1">6988. 2342134</text:p>
        <text:p text:style-name="P1">6989. 2342141</text:p>
        <text:p text:style-name="P1">6990. 2342142</text:p>
        <text:p text:style-name="P1">6991. 2342143</text:p>
        <text:p text:style-name="P1">6992. 2342144</text:p>
        <text:p text:style-name="P1">6993. 2342211</text:p>
        <text:p text:style-name="P1">6994. 2342212</text:p>
        <text:p text:style-name="P1">6995. 2342213</text:p>
        <text:p text:style-name="P1">6996. 2342214</text:p>
        <text:p text:style-name="P1">6997. 2342221</text:p>
        <text:p text:style-name="P1">6998. 2342222</text:p>
        <text:p text:style-name="P1">6999. 2342223</text:p>
        <text:p text:style-name="P1">7000. 2342224</text:p>
        <text:p text:style-name="P1">7001. 2342231</text:p>
        <text:p text:style-name="P1">7002. 2342232</text:p>
        <text:p text:style-name="P1">7003. 2342233</text:p>
        <text:p text:style-name="P1">7004. 2342234</text:p>
        <text:p text:style-name="P1">7005. 2342241</text:p>
        <text:p text:style-name="P1">7006. 2342242</text:p>
        <text:p text:style-name="P1">7007. 2342243</text:p>
        <text:p text:style-name="P1">7008. 2342244</text:p>
        <text:p text:style-name="P1">7009. 2342311</text:p>
        <text:p text:style-name="P1">7010. 2342312</text:p>
        <text:p text:style-name="P1">7011. 2342313</text:p>
        <text:p text:style-name="P1">7012. 2342314</text:p>
        <text:p text:style-name="P1">7013. 2342321</text:p>
        <text:p text:style-name="P1">7014. 2342322</text:p>
        <text:p text:style-name="P1">7015. 2342323</text:p>
        <text:p text:style-name="P1">7016. 2342324</text:p>
        <text:p text:style-name="P1">7017. 2342331</text:p>
        <text:p text:style-name="P1">7018. 2342332</text:p>
        <text:p text:style-name="P1">7019. 2342333</text:p>
        <text:p text:style-name="P1">7020. 2342334</text:p>
        <text:p text:style-name="P1">7021. 2342341</text:p>
        <text:p text:style-name="P1">7022. 2342342</text:p>
        <text:p text:style-name="P1">7023. 2342343</text:p>
        <text:p text:style-name="P1">7024. 2342344</text:p>
        <text:p text:style-name="P1">7025. 2342411</text:p>
        <text:p text:style-name="P1">7026. 2342412</text:p>
        <text:p text:style-name="P1">7027. 2342413</text:p>
        <text:p text:style-name="P1">7028. 2342414</text:p>
        <text:p text:style-name="P1">7029. 2342421</text:p>
        <text:p text:style-name="P1">7030. 2342422</text:p>
        <text:p text:style-name="P1">7031. 2342423</text:p>
        <text:p text:style-name="P1">7032. 2342424</text:p>
        <text:p text:style-name="P1">7033. 2342431</text:p>
        <text:p text:style-name="P1">7034. 2342432</text:p>
        <text:p text:style-name="P1">7035. 2342433</text:p>
        <text:p text:style-name="P1">7036. 2342434</text:p>
        <text:p text:style-name="P1">7037. 2342441</text:p>
        <text:p text:style-name="P1">7038. 2342442</text:p>
        <text:p text:style-name="P1">7039. 2342443</text:p>
        <text:p text:style-name="P1">7040. 2342444</text:p>
        <text:p text:style-name="P1">7041. 2343111</text:p>
        <text:p text:style-name="P1">7042. 2343112</text:p>
        <text:p text:style-name="P1">7043. 2343113</text:p>
        <text:p text:style-name="P1">7044. 2343114</text:p>
        <text:p text:style-name="P1">7045. 2343121</text:p>
        <text:p text:style-name="P1">7046. 2343122</text:p>
        <text:p text:style-name="P1">7047. 2343123</text:p>
        <text:p text:style-name="P1">7048. 2343124</text:p>
        <text:p text:style-name="P1">7049. 2343131</text:p>
        <text:p text:style-name="P1">7050. 2343132</text:p>
        <text:p text:style-name="P1">7051. 2343133</text:p>
        <text:p text:style-name="P1">7052. 2343134</text:p>
        <text:p text:style-name="P1">7053. 2343141</text:p>
        <text:p text:style-name="P1">7054. 2343142</text:p>
        <text:p text:style-name="P1"><text:soft-page-break/>7055. 2343143</text:p>
        <text:p text:style-name="P1">7056. 2343144</text:p>
        <text:p text:style-name="P1">7057. 2343211</text:p>
        <text:p text:style-name="P1">7058. 2343212</text:p>
        <text:p text:style-name="P1">7059. 2343213</text:p>
        <text:p text:style-name="P1">7060. 2343214</text:p>
        <text:p text:style-name="P1">7061. 2343221</text:p>
        <text:p text:style-name="P1">7062. 2343222</text:p>
        <text:p text:style-name="P1">7063. 2343223</text:p>
        <text:p text:style-name="P1">7064. 2343224</text:p>
        <text:p text:style-name="P1">7065. 2343231</text:p>
        <text:p text:style-name="P1">7066. 2343232</text:p>
        <text:p text:style-name="P1">7067. 2343233</text:p>
        <text:p text:style-name="P1">7068. 2343234</text:p>
        <text:p text:style-name="P1">7069. 2343241</text:p>
        <text:p text:style-name="P1">7070. 2343242</text:p>
        <text:p text:style-name="P1">7071. 2343243</text:p>
        <text:p text:style-name="P1">7072. 2343244</text:p>
        <text:p text:style-name="P1">7073. 2343311</text:p>
        <text:p text:style-name="P1">7074. 2343312</text:p>
        <text:p text:style-name="P1">7075. 2343313</text:p>
        <text:p text:style-name="P1">7076. 2343314</text:p>
        <text:p text:style-name="P1">7077. 2343321</text:p>
        <text:p text:style-name="P1">7078. 2343322</text:p>
        <text:p text:style-name="P1">7079. 2343323</text:p>
        <text:p text:style-name="P1">7080. 2343324</text:p>
        <text:p text:style-name="P1">7081. 2343331</text:p>
        <text:p text:style-name="P1">7082. 2343332</text:p>
        <text:p text:style-name="P1">7083. 2343333</text:p>
        <text:p text:style-name="P1">7084. 2343334</text:p>
        <text:p text:style-name="P1">7085. 2343341</text:p>
        <text:p text:style-name="P1">7086. 2343342</text:p>
        <text:p text:style-name="P1">7087. 2343343</text:p>
        <text:p text:style-name="P1">7088. 2343344</text:p>
        <text:p text:style-name="P1">7089. 2343411</text:p>
        <text:p text:style-name="P1">7090. 2343412</text:p>
        <text:p text:style-name="P1">7091. 2343413</text:p>
        <text:p text:style-name="P1">7092. 2343414</text:p>
        <text:p text:style-name="P1">7093. 2343421</text:p>
        <text:p text:style-name="P1">7094. 2343422</text:p>
        <text:p text:style-name="P1">7095. 2343423</text:p>
        <text:p text:style-name="P1">7096. 2343424</text:p>
        <text:p text:style-name="P1">7097. 2343431</text:p>
        <text:p text:style-name="P1">7098. 2343432</text:p>
        <text:p text:style-name="P1">7099. 2343433</text:p>
        <text:p text:style-name="P1">7100. 2343434</text:p>
        <text:p text:style-name="P1">7101. 2343441</text:p>
        <text:p text:style-name="P1">7102. 2343442</text:p>
        <text:p text:style-name="P1">7103. 2343443</text:p>
        <text:p text:style-name="P1">7104. 2343444</text:p>
        <text:p text:style-name="P1">7105. 2344111</text:p>
        <text:p text:style-name="P1">7106. 2344112</text:p>
        <text:p text:style-name="P1">7107. 2344113</text:p>
        <text:p text:style-name="P1">7108. 2344114</text:p>
        <text:p text:style-name="P1">7109. 2344121</text:p>
        <text:p text:style-name="P1">7110. 2344122</text:p>
        <text:p text:style-name="P1">7111. 2344123</text:p>
        <text:p text:style-name="P1">7112. 2344124</text:p>
        <text:p text:style-name="P1">7113. 2344131</text:p>
        <text:p text:style-name="P1">7114. 2344132</text:p>
        <text:p text:style-name="P1">7115. 2344133</text:p>
        <text:p text:style-name="P1">7116. 2344134</text:p>
        <text:p text:style-name="P1">7117. 2344141</text:p>
        <text:p text:style-name="P1">7118. 2344142</text:p>
        <text:p text:style-name="P1">7119. 2344143</text:p>
        <text:p text:style-name="P1">7120. 2344144</text:p>
        <text:p text:style-name="P1">7121. 2344211</text:p>
        <text:p text:style-name="P1">7122. 2344212</text:p>
        <text:p text:style-name="P1">7123. 2344213</text:p>
        <text:p text:style-name="P1">7124. 2344214</text:p>
        <text:p text:style-name="P1">7125. 2344221</text:p>
        <text:p text:style-name="P1">7126. 2344222</text:p>
        <text:p text:style-name="P1">7127. 2344223</text:p>
        <text:p text:style-name="P1">7128. 2344224</text:p>
        <text:p text:style-name="P1">7129. 2344231</text:p>
        <text:p text:style-name="P1">7130. 2344232</text:p>
        <text:p text:style-name="P1">7131. 2344233</text:p>
        <text:p text:style-name="P1">7132. 2344234</text:p>
        <text:p text:style-name="P1">7133. 2344241</text:p>
        <text:p text:style-name="P1">7134. 2344242</text:p>
        <text:p text:style-name="P1">7135. 2344243</text:p>
        <text:p text:style-name="P1">7136. 2344244</text:p>
        <text:p text:style-name="P1">7137. 2344311</text:p>
        <text:p text:style-name="P1">7138. 2344312</text:p>
        <text:p text:style-name="P1">7139. 2344313</text:p>
        <text:p text:style-name="P1">7140. 2344314</text:p>
        <text:p text:style-name="P1">7141. 2344321</text:p>
        <text:p text:style-name="P1">7142. 2344322</text:p>
        <text:p text:style-name="P1">7143. 2344323</text:p>
        <text:p text:style-name="P1">7144. 2344324</text:p>
        <text:p text:style-name="P1">7145. 2344331</text:p>
        <text:p text:style-name="P1">7146. 2344332</text:p>
        <text:p text:style-name="P1">7147. 2344333</text:p>
        <text:p text:style-name="P1">7148. 2344334</text:p>
        <text:p text:style-name="P1">7149. 2344341</text:p>
        <text:p text:style-name="P1">7150. 2344342</text:p>
        <text:p text:style-name="P1">7151. 2344343</text:p>
        <text:p text:style-name="P1">7152. 2344344</text:p>
        <text:p text:style-name="P1">7153. 2344411</text:p>
        <text:p text:style-name="P1">7154. 2344412</text:p>
        <text:p text:style-name="P1">7155. 2344413</text:p>
        <text:p text:style-name="P1">7156. 2344414</text:p>
        <text:p text:style-name="P1">7157. 2344421</text:p>
        <text:p text:style-name="P1">7158. 2344422</text:p>
        <text:p text:style-name="P1">7159. 2344423</text:p>
        <text:p text:style-name="P1">7160. 2344424</text:p>
        <text:p text:style-name="P1">7161. 2344431</text:p>
        <text:p text:style-name="P1">7162. 2344432</text:p>
        <text:p text:style-name="P1">7163. 2344433</text:p>
        <text:p text:style-name="P1">7164. 2344434</text:p>
        <text:p text:style-name="P1">7165. 2344441</text:p>
        <text:p text:style-name="P1">7166. 2344442</text:p>
        <text:p text:style-name="P1">7167. 2344443</text:p>
        <text:p text:style-name="P1">7168. 2344444</text:p>
        <text:p text:style-name="P1">7169. 2411111</text:p>
        <text:p text:style-name="P1">7170. 2411112</text:p>
        <text:p text:style-name="P1">7171. 2411113</text:p>
        <text:p text:style-name="P1">7172. 2411114</text:p>
        <text:p text:style-name="P1">7173. 2411121</text:p>
        <text:p text:style-name="P1">7174. 2411122</text:p>
        <text:p text:style-name="P1">7175. 2411123</text:p>
        <text:p text:style-name="P1">7176. 2411124</text:p>
        <text:p text:style-name="P1">7177. 2411131</text:p>
        <text:p text:style-name="P1">7178. 2411132</text:p>
        <text:p text:style-name="P1">7179. 2411133</text:p>
        <text:p text:style-name="P1">7180. 2411134</text:p>
        <text:p text:style-name="P1">7181. 2411141</text:p>
        <text:p text:style-name="P1">7182. 2411142</text:p>
        <text:p text:style-name="P1">7183. 2411143</text:p>
        <text:p text:style-name="P1">7184. 2411144</text:p>
        <text:p text:style-name="P1">7185. 2411211</text:p>
        <text:p text:style-name="P1">7186. 2411212</text:p>
        <text:p text:style-name="P1">7187. 2411213</text:p>
        <text:p text:style-name="P1">7188. 2411214</text:p>
        <text:p text:style-name="P1">7189. 2411221</text:p>
        <text:p text:style-name="P1">7190. 2411222</text:p>
        <text:p text:style-name="P1">7191. 2411223</text:p>
        <text:p text:style-name="P1">7192. 2411224</text:p>
        <text:p text:style-name="P1">7193. 2411231</text:p>
        <text:p text:style-name="P1">7194. 2411232</text:p>
        <text:p text:style-name="P1">7195. 2411233</text:p>
        <text:p text:style-name="P1">7196. 2411234</text:p>
        <text:p text:style-name="P1">7197. 2411241</text:p>
        <text:p text:style-name="P1">7198. 2411242</text:p>
        <text:p text:style-name="P1">7199. 2411243</text:p>
        <text:p text:style-name="P1">7200. 2411244</text:p>
        <text:p text:style-name="P1">7201. 2411311</text:p>
        <text:p text:style-name="P1">7202. 2411312</text:p>
        <text:p text:style-name="P1">7203. 2411313</text:p>
        <text:p text:style-name="P1">7204. 2411314</text:p>
        <text:p text:style-name="P1">7205. 2411321</text:p>
        <text:p text:style-name="P1">7206. 2411322</text:p>
        <text:p text:style-name="P1">7207. 2411323</text:p>
        <text:p text:style-name="P1">7208. 2411324</text:p>
        <text:p text:style-name="P1">7209. 2411331</text:p>
        <text:p text:style-name="P1">7210. 2411332</text:p>
        <text:p text:style-name="P1">7211. 2411333</text:p>
        <text:p text:style-name="P1">7212. 2411334</text:p>
        <text:p text:style-name="P1">7213. 2411341</text:p>
        <text:p text:style-name="P1">7214. 2411342</text:p>
        <text:p text:style-name="P1">7215. 2411343</text:p>
        <text:p text:style-name="P1">7216. 2411344</text:p>
        <text:p text:style-name="P1">7217. 2411411</text:p>
        <text:p text:style-name="P1">7218. 2411412</text:p>
        <text:p text:style-name="P1">7219. 2411413</text:p>
        <text:p text:style-name="P1">7220. 2411414</text:p>
        <text:p text:style-name="P1">7221. 2411421</text:p>
        <text:p text:style-name="P1">7222. 2411422</text:p>
        <text:p text:style-name="P1">7223. 2411423</text:p>
        <text:p text:style-name="P1">7224. 2411424</text:p>
        <text:p text:style-name="P1">7225. 2411431</text:p>
        <text:p text:style-name="P1">7226. 2411432</text:p>
        <text:p text:style-name="P1">7227. 2411433</text:p>
        <text:p text:style-name="P1">7228. 2411434</text:p>
        <text:p text:style-name="P1">7229. 2411441</text:p>
        <text:p text:style-name="P1">7230. 2411442</text:p>
        <text:p text:style-name="P1">7231. 2411443</text:p>
        <text:p text:style-name="P1">7232. 2411444</text:p>
        <text:p text:style-name="P1">7233. 2412111</text:p>
        <text:p text:style-name="P1">7234. 2412112</text:p>
        <text:p text:style-name="P1">7235. 2412113</text:p>
        <text:p text:style-name="P1">7236. 2412114</text:p>
        <text:p text:style-name="P1">7237. 2412121</text:p>
        <text:p text:style-name="P1">7238. 2412122</text:p>
        <text:p text:style-name="P1">7239. 2412123</text:p>
        <text:p text:style-name="P1">7240. 2412124</text:p>
        <text:p text:style-name="P1">7241. 2412131</text:p>
        <text:p text:style-name="P1">7242. 2412132</text:p>
        <text:p text:style-name="P1">7243. 2412133</text:p>
        <text:p text:style-name="P1">7244. 2412134</text:p>
        <text:p text:style-name="P1">7245. 2412141</text:p>
        <text:p text:style-name="P1">7246. 2412142</text:p>
        <text:p text:style-name="P1">7247. 2412143</text:p>
        <text:p text:style-name="P1">7248. 2412144</text:p>
        <text:p text:style-name="P1">7249. 2412211</text:p>
        <text:p text:style-name="P1">7250. 2412212</text:p>
        <text:p text:style-name="P1"><text:soft-page-break/>7251. 2412213</text:p>
        <text:p text:style-name="P1">7252. 2412214</text:p>
        <text:p text:style-name="P1">7253. 2412221</text:p>
        <text:p text:style-name="P1">7254. 2412222</text:p>
        <text:p text:style-name="P1">7255. 2412223</text:p>
        <text:p text:style-name="P1">7256. 2412224</text:p>
        <text:p text:style-name="P1">7257. 2412231</text:p>
        <text:p text:style-name="P1">7258. 2412232</text:p>
        <text:p text:style-name="P1">7259. 2412233</text:p>
        <text:p text:style-name="P1">7260. 2412234</text:p>
        <text:p text:style-name="P1">7261. 2412241</text:p>
        <text:p text:style-name="P1">7262. 2412242</text:p>
        <text:p text:style-name="P1">7263. 2412243</text:p>
        <text:p text:style-name="P1">7264. 2412244</text:p>
        <text:p text:style-name="P1">7265. 2412311</text:p>
        <text:p text:style-name="P1">7266. 2412312</text:p>
        <text:p text:style-name="P1">7267. 2412313</text:p>
        <text:p text:style-name="P1">7268. 2412314</text:p>
        <text:p text:style-name="P1">7269. 2412321</text:p>
        <text:p text:style-name="P1">7270. 2412322</text:p>
        <text:p text:style-name="P1">7271. 2412323</text:p>
        <text:p text:style-name="P1">7272. 2412324</text:p>
        <text:p text:style-name="P1">7273. 2412331</text:p>
        <text:p text:style-name="P1">7274. 2412332</text:p>
        <text:p text:style-name="P1">7275. 2412333</text:p>
        <text:p text:style-name="P1">7276. 2412334</text:p>
        <text:p text:style-name="P1">7277. 2412341</text:p>
        <text:p text:style-name="P1">7278. 2412342</text:p>
        <text:p text:style-name="P1">7279. 2412343</text:p>
        <text:p text:style-name="P1">7280. 2412344</text:p>
        <text:p text:style-name="P1">7281. 2412411</text:p>
        <text:p text:style-name="P1">7282. 2412412</text:p>
        <text:p text:style-name="P1">7283. 2412413</text:p>
        <text:p text:style-name="P1">7284. 2412414</text:p>
        <text:p text:style-name="P1">7285. 2412421</text:p>
        <text:p text:style-name="P1">7286. 2412422</text:p>
        <text:p text:style-name="P1">7287. 2412423</text:p>
        <text:p text:style-name="P1">7288. 2412424</text:p>
        <text:p text:style-name="P1">7289. 2412431</text:p>
        <text:p text:style-name="P1">7290. 2412432</text:p>
        <text:p text:style-name="P1">7291. 2412433</text:p>
        <text:p text:style-name="P1">7292. 2412434</text:p>
        <text:p text:style-name="P1">7293. 2412441</text:p>
        <text:p text:style-name="P1">7294. 2412442</text:p>
        <text:p text:style-name="P1">7295. 2412443</text:p>
        <text:p text:style-name="P1">7296. 2412444</text:p>
        <text:p text:style-name="P1">7297. 2413111</text:p>
        <text:p text:style-name="P1">7298. 2413112</text:p>
        <text:p text:style-name="P1">7299. 2413113</text:p>
        <text:p text:style-name="P1">7300. 2413114</text:p>
        <text:p text:style-name="P1">7301. 2413121</text:p>
        <text:p text:style-name="P1">7302. 2413122</text:p>
        <text:p text:style-name="P1">7303. 2413123</text:p>
        <text:p text:style-name="P1">7304. 2413124</text:p>
        <text:p text:style-name="P1">7305. 2413131</text:p>
        <text:p text:style-name="P1">7306. 2413132</text:p>
        <text:p text:style-name="P1">7307. 2413133</text:p>
        <text:p text:style-name="P1">7308. 2413134</text:p>
        <text:p text:style-name="P1">7309. 2413141</text:p>
        <text:p text:style-name="P1">7310. 2413142</text:p>
        <text:p text:style-name="P1">7311. 2413143</text:p>
        <text:p text:style-name="P1">7312. 2413144</text:p>
        <text:p text:style-name="P1">7313. 2413211</text:p>
        <text:p text:style-name="P1">7314. 2413212</text:p>
        <text:p text:style-name="P1">7315. 2413213</text:p>
        <text:p text:style-name="P1">7316. 2413214</text:p>
        <text:p text:style-name="P1">7317. 2413221</text:p>
        <text:p text:style-name="P1">7318. 2413222</text:p>
        <text:p text:style-name="P1">7319. 2413223</text:p>
        <text:p text:style-name="P1">7320. 2413224</text:p>
        <text:p text:style-name="P1">7321. 2413231</text:p>
        <text:p text:style-name="P1">7322. 2413232</text:p>
        <text:p text:style-name="P1">7323. 2413233</text:p>
        <text:p text:style-name="P1">7324. 2413234</text:p>
        <text:p text:style-name="P1">7325. 2413241</text:p>
        <text:p text:style-name="P1">7326. 2413242</text:p>
        <text:p text:style-name="P1">7327. 2413243</text:p>
        <text:p text:style-name="P1">7328. 2413244</text:p>
        <text:p text:style-name="P1">7329. 2413311</text:p>
        <text:p text:style-name="P1">7330. 2413312</text:p>
        <text:p text:style-name="P1">7331. 2413313</text:p>
        <text:p text:style-name="P1">7332. 2413314</text:p>
        <text:p text:style-name="P1">7333. 2413321</text:p>
        <text:p text:style-name="P1">7334. 2413322</text:p>
        <text:p text:style-name="P1">7335. 2413323</text:p>
        <text:p text:style-name="P1">7336. 2413324</text:p>
        <text:p text:style-name="P1">7337. 2413331</text:p>
        <text:p text:style-name="P1">7338. 2413332</text:p>
        <text:p text:style-name="P1">7339. 2413333</text:p>
        <text:p text:style-name="P1">7340. 2413334</text:p>
        <text:p text:style-name="P1">7341. 2413341</text:p>
        <text:p text:style-name="P1">7342. 2413342</text:p>
        <text:p text:style-name="P1">7343. 2413343</text:p>
        <text:p text:style-name="P1">7344. 2413344</text:p>
        <text:p text:style-name="P1">7345. 2413411</text:p>
        <text:p text:style-name="P1">7346. 2413412</text:p>
        <text:p text:style-name="P1">7347. 2413413</text:p>
        <text:p text:style-name="P1">7348. 2413414</text:p>
        <text:p text:style-name="P1">7349. 2413421</text:p>
        <text:p text:style-name="P1">7350. 2413422</text:p>
        <text:p text:style-name="P1">7351. 2413423</text:p>
        <text:p text:style-name="P1">7352. 2413424</text:p>
        <text:p text:style-name="P1">7353. 2413431</text:p>
        <text:p text:style-name="P1">7354. 2413432</text:p>
        <text:p text:style-name="P1">7355. 2413433</text:p>
        <text:p text:style-name="P1">7356. 2413434</text:p>
        <text:p text:style-name="P1">7357. 2413441</text:p>
        <text:p text:style-name="P1">7358. 2413442</text:p>
        <text:p text:style-name="P1">7359. 2413443</text:p>
        <text:p text:style-name="P1">7360. 2413444</text:p>
        <text:p text:style-name="P1">7361. 2414111</text:p>
        <text:p text:style-name="P1">7362. 2414112</text:p>
        <text:p text:style-name="P1">7363. 2414113</text:p>
        <text:p text:style-name="P1">7364. 2414114</text:p>
        <text:p text:style-name="P1">7365. 2414121</text:p>
        <text:p text:style-name="P1">7366. 2414122</text:p>
        <text:p text:style-name="P1">7367. 2414123</text:p>
        <text:p text:style-name="P1">7368. 2414124</text:p>
        <text:p text:style-name="P1">7369. 2414131</text:p>
        <text:p text:style-name="P1">7370. 2414132</text:p>
        <text:p text:style-name="P1">7371. 2414133</text:p>
        <text:p text:style-name="P1">7372. 2414134</text:p>
        <text:p text:style-name="P1">7373. 2414141</text:p>
        <text:p text:style-name="P1">7374. 2414142</text:p>
        <text:p text:style-name="P1">7375. 2414143</text:p>
        <text:p text:style-name="P1">7376. 2414144</text:p>
        <text:p text:style-name="P1">7377. 2414211</text:p>
        <text:p text:style-name="P1">7378. 2414212</text:p>
        <text:p text:style-name="P1">7379. 2414213</text:p>
        <text:p text:style-name="P1">7380. 2414214</text:p>
        <text:p text:style-name="P1">7381. 2414221</text:p>
        <text:p text:style-name="P1">7382. 2414222</text:p>
        <text:p text:style-name="P1">7383. 2414223</text:p>
        <text:p text:style-name="P1">7384. 2414224</text:p>
        <text:p text:style-name="P1">7385. 2414231</text:p>
        <text:p text:style-name="P1">7386. 2414232</text:p>
        <text:p text:style-name="P1">7387. 2414233</text:p>
        <text:p text:style-name="P1">7388. 2414234</text:p>
        <text:p text:style-name="P1">7389. 2414241</text:p>
        <text:p text:style-name="P1">7390. 2414242</text:p>
        <text:p text:style-name="P1">7391. 2414243</text:p>
        <text:p text:style-name="P1">7392. 2414244</text:p>
        <text:p text:style-name="P1">7393. 2414311</text:p>
        <text:p text:style-name="P1">7394. 2414312</text:p>
        <text:p text:style-name="P1">7395. 2414313</text:p>
        <text:p text:style-name="P1">7396. 2414314</text:p>
        <text:p text:style-name="P1">7397. 2414321</text:p>
        <text:p text:style-name="P1">7398. 2414322</text:p>
        <text:p text:style-name="P1">7399. 2414323</text:p>
        <text:p text:style-name="P1">7400. 2414324</text:p>
        <text:p text:style-name="P1">7401. 2414331</text:p>
        <text:p text:style-name="P1">7402. 2414332</text:p>
        <text:p text:style-name="P1">7403. 2414333</text:p>
        <text:p text:style-name="P1">7404. 2414334</text:p>
        <text:p text:style-name="P1">7405. 2414341</text:p>
        <text:p text:style-name="P1">7406. 2414342</text:p>
        <text:p text:style-name="P1">7407. 2414343</text:p>
        <text:p text:style-name="P1">7408. 2414344</text:p>
        <text:p text:style-name="P1">7409. 2414411</text:p>
        <text:p text:style-name="P1">7410. 2414412</text:p>
        <text:p text:style-name="P1">7411. 2414413</text:p>
        <text:p text:style-name="P1">7412. 2414414</text:p>
        <text:p text:style-name="P1">7413. 2414421</text:p>
        <text:p text:style-name="P1">7414. 2414422</text:p>
        <text:p text:style-name="P1">7415. 2414423</text:p>
        <text:p text:style-name="P1">7416. 2414424</text:p>
        <text:p text:style-name="P1">7417. 2414431</text:p>
        <text:p text:style-name="P1">7418. 2414432</text:p>
        <text:p text:style-name="P1">7419. 2414433</text:p>
        <text:p text:style-name="P1">7420. 2414434</text:p>
        <text:p text:style-name="P1">7421. 2414441</text:p>
        <text:p text:style-name="P1">7422. 2414442</text:p>
        <text:p text:style-name="P1">7423. 2414443</text:p>
        <text:p text:style-name="P1">7424. 2414444</text:p>
        <text:p text:style-name="P1">7425. 2421111</text:p>
        <text:p text:style-name="P1">7426. 2421112</text:p>
        <text:p text:style-name="P1">7427. 2421113</text:p>
        <text:p text:style-name="P1">7428. 2421114</text:p>
        <text:p text:style-name="P1">7429. 2421121</text:p>
        <text:p text:style-name="P1">7430. 2421122</text:p>
        <text:p text:style-name="P1">7431. 2421123</text:p>
        <text:p text:style-name="P1">7432. 2421124</text:p>
        <text:p text:style-name="P1">7433. 2421131</text:p>
        <text:p text:style-name="P1">7434. 2421132</text:p>
        <text:p text:style-name="P1">7435. 2421133</text:p>
        <text:p text:style-name="P1">7436. 2421134</text:p>
        <text:p text:style-name="P1">7437. 2421141</text:p>
        <text:p text:style-name="P1">7438. 2421142</text:p>
        <text:p text:style-name="P1">7439. 2421143</text:p>
        <text:p text:style-name="P1">7440. 2421144</text:p>
        <text:p text:style-name="P1">7441. 2421211</text:p>
        <text:p text:style-name="P1">7442. 2421212</text:p>
        <text:p text:style-name="P1">7443. 2421213</text:p>
        <text:p text:style-name="P1">7444. 2421214</text:p>
        <text:p text:style-name="P1">7445. 2421221</text:p>
        <text:p text:style-name="P1">7446. 2421222</text:p>
        <text:p text:style-name="P1"><text:soft-page-break/>7447. 2421223</text:p>
        <text:p text:style-name="P1">7448. 2421224</text:p>
        <text:p text:style-name="P1">7449. 2421231</text:p>
        <text:p text:style-name="P1">7450. 2421232</text:p>
        <text:p text:style-name="P1">7451. 2421233</text:p>
        <text:p text:style-name="P1">7452. 2421234</text:p>
        <text:p text:style-name="P1">7453. 2421241</text:p>
        <text:p text:style-name="P1">7454. 2421242</text:p>
        <text:p text:style-name="P1">7455. 2421243</text:p>
        <text:p text:style-name="P1">7456. 2421244</text:p>
        <text:p text:style-name="P1">7457. 2421311</text:p>
        <text:p text:style-name="P1">7458. 2421312</text:p>
        <text:p text:style-name="P1">7459. 2421313</text:p>
        <text:p text:style-name="P1">7460. 2421314</text:p>
        <text:p text:style-name="P1">7461. 2421321</text:p>
        <text:p text:style-name="P1">7462. 2421322</text:p>
        <text:p text:style-name="P1">7463. 2421323</text:p>
        <text:p text:style-name="P1">7464. 2421324</text:p>
        <text:p text:style-name="P1">7465. 2421331</text:p>
        <text:p text:style-name="P1">7466. 2421332</text:p>
        <text:p text:style-name="P1">7467. 2421333</text:p>
        <text:p text:style-name="P1">7468. 2421334</text:p>
        <text:p text:style-name="P1">7469. 2421341</text:p>
        <text:p text:style-name="P1">7470. 2421342</text:p>
        <text:p text:style-name="P1">7471. 2421343</text:p>
        <text:p text:style-name="P1">7472. 2421344</text:p>
        <text:p text:style-name="P1">7473. 2421411</text:p>
        <text:p text:style-name="P1">7474. 2421412</text:p>
        <text:p text:style-name="P1">7475. 2421413</text:p>
        <text:p text:style-name="P1">7476. 2421414</text:p>
        <text:p text:style-name="P1">7477. 2421421</text:p>
        <text:p text:style-name="P1">7478. 2421422</text:p>
        <text:p text:style-name="P1">7479. 2421423</text:p>
        <text:p text:style-name="P1">7480. 2421424</text:p>
        <text:p text:style-name="P1">7481. 2421431</text:p>
        <text:p text:style-name="P1">7482. 2421432</text:p>
        <text:p text:style-name="P1">7483. 2421433</text:p>
        <text:p text:style-name="P1">7484. 2421434</text:p>
        <text:p text:style-name="P1">7485. 2421441</text:p>
        <text:p text:style-name="P1">7486. 2421442</text:p>
        <text:p text:style-name="P1">7487. 2421443</text:p>
        <text:p text:style-name="P1">7488. 2421444</text:p>
        <text:p text:style-name="P1">7489. 2422111</text:p>
        <text:p text:style-name="P1">7490. 2422112</text:p>
        <text:p text:style-name="P1">7491. 2422113</text:p>
        <text:p text:style-name="P1">7492. 2422114</text:p>
        <text:p text:style-name="P1">7493. 2422121</text:p>
        <text:p text:style-name="P1">7494. 2422122</text:p>
        <text:p text:style-name="P1">7495. 2422123</text:p>
        <text:p text:style-name="P1">7496. 2422124</text:p>
        <text:p text:style-name="P1">7497. 2422131</text:p>
        <text:p text:style-name="P1">7498. 2422132</text:p>
        <text:p text:style-name="P1">7499. 2422133</text:p>
        <text:p text:style-name="P1">7500. 2422134</text:p>
        <text:p text:style-name="P1">7501. 2422141</text:p>
        <text:p text:style-name="P1">7502. 2422142</text:p>
        <text:p text:style-name="P1">7503. 2422143</text:p>
        <text:p text:style-name="P1">7504. 2422144</text:p>
        <text:p text:style-name="P1">7505. 2422211</text:p>
        <text:p text:style-name="P1">7506. 2422212</text:p>
        <text:p text:style-name="P1">7507. 2422213</text:p>
        <text:p text:style-name="P1">7508. 2422214</text:p>
        <text:p text:style-name="P1">7509. 2422221</text:p>
        <text:p text:style-name="P1">7510. 2422222</text:p>
        <text:p text:style-name="P1">7511. 2422223</text:p>
        <text:p text:style-name="P1">7512. 2422224</text:p>
        <text:p text:style-name="P1">7513. 2422231</text:p>
        <text:p text:style-name="P1">7514. 2422232</text:p>
        <text:p text:style-name="P1">7515. 2422233</text:p>
        <text:p text:style-name="P1">7516. 2422234</text:p>
        <text:p text:style-name="P1">7517. 2422241</text:p>
        <text:p text:style-name="P1">7518. 2422242</text:p>
        <text:p text:style-name="P1">7519. 2422243</text:p>
        <text:p text:style-name="P1">7520. 2422244</text:p>
        <text:p text:style-name="P1">7521. 2422311</text:p>
        <text:p text:style-name="P1">7522. 2422312</text:p>
        <text:p text:style-name="P1">7523. 2422313</text:p>
        <text:p text:style-name="P1">7524. 2422314</text:p>
        <text:p text:style-name="P1">7525. 2422321</text:p>
        <text:p text:style-name="P1">7526. 2422322</text:p>
        <text:p text:style-name="P1">7527. 2422323</text:p>
        <text:p text:style-name="P1">7528. 2422324</text:p>
        <text:p text:style-name="P1">7529. 2422331</text:p>
        <text:p text:style-name="P1">7530. 2422332</text:p>
        <text:p text:style-name="P1">7531. 2422333</text:p>
        <text:p text:style-name="P1">7532. 2422334</text:p>
        <text:p text:style-name="P1">7533. 2422341</text:p>
        <text:p text:style-name="P1">7534. 2422342</text:p>
        <text:p text:style-name="P1">7535. 2422343</text:p>
        <text:p text:style-name="P1">7536. 2422344</text:p>
        <text:p text:style-name="P1">7537. 2422411</text:p>
        <text:p text:style-name="P1">7538. 2422412</text:p>
        <text:p text:style-name="P1">7539. 2422413</text:p>
        <text:p text:style-name="P1">7540. 2422414</text:p>
        <text:p text:style-name="P1">7541. 2422421</text:p>
        <text:p text:style-name="P1">7542. 2422422</text:p>
        <text:p text:style-name="P1">7543. 2422423</text:p>
        <text:p text:style-name="P1">7544. 2422424</text:p>
        <text:p text:style-name="P1">7545. 2422431</text:p>
        <text:p text:style-name="P1">7546. 2422432</text:p>
        <text:p text:style-name="P1">7547. 2422433</text:p>
        <text:p text:style-name="P1">7548. 2422434</text:p>
        <text:p text:style-name="P1">7549. 2422441</text:p>
        <text:p text:style-name="P1">7550. 2422442</text:p>
        <text:p text:style-name="P1">7551. 2422443</text:p>
        <text:p text:style-name="P1">7552. 2422444</text:p>
        <text:p text:style-name="P1">7553. 2423111</text:p>
        <text:p text:style-name="P1">7554. 2423112</text:p>
        <text:p text:style-name="P1">7555. 2423113</text:p>
        <text:p text:style-name="P1">7556. 2423114</text:p>
        <text:p text:style-name="P1">7557. 2423121</text:p>
        <text:p text:style-name="P1">7558. 2423122</text:p>
        <text:p text:style-name="P1">7559. 2423123</text:p>
        <text:p text:style-name="P1">7560. 2423124</text:p>
        <text:p text:style-name="P1">7561. 2423131</text:p>
        <text:p text:style-name="P1">7562. 2423132</text:p>
        <text:p text:style-name="P1">7563. 2423133</text:p>
        <text:p text:style-name="P1">7564. 2423134</text:p>
        <text:p text:style-name="P1">7565. 2423141</text:p>
        <text:p text:style-name="P1">7566. 2423142</text:p>
        <text:p text:style-name="P1">7567. 2423143</text:p>
        <text:p text:style-name="P1">7568. 2423144</text:p>
        <text:p text:style-name="P1">7569. 2423211</text:p>
        <text:p text:style-name="P1">7570. 2423212</text:p>
        <text:p text:style-name="P1">7571. 2423213</text:p>
        <text:p text:style-name="P1">7572. 2423214</text:p>
        <text:p text:style-name="P1">7573. 2423221</text:p>
        <text:p text:style-name="P1">7574. 2423222</text:p>
        <text:p text:style-name="P1">7575. 2423223</text:p>
        <text:p text:style-name="P1">7576. 2423224</text:p>
        <text:p text:style-name="P1">7577. 2423231</text:p>
        <text:p text:style-name="P1">7578. 2423232</text:p>
        <text:p text:style-name="P1">7579. 2423233</text:p>
        <text:p text:style-name="P1">7580. 2423234</text:p>
        <text:p text:style-name="P1">7581. 2423241</text:p>
        <text:p text:style-name="P1">7582. 2423242</text:p>
        <text:p text:style-name="P1">7583. 2423243</text:p>
        <text:p text:style-name="P1">7584. 2423244</text:p>
        <text:p text:style-name="P1">7585. 2423311</text:p>
        <text:p text:style-name="P1">7586. 2423312</text:p>
        <text:p text:style-name="P1">7587. 2423313</text:p>
        <text:p text:style-name="P1">7588. 2423314</text:p>
        <text:p text:style-name="P1">7589. 2423321</text:p>
        <text:p text:style-name="P1">7590. 2423322</text:p>
        <text:p text:style-name="P1">7591. 2423323</text:p>
        <text:p text:style-name="P1">7592. 2423324</text:p>
        <text:p text:style-name="P1">7593. 2423331</text:p>
        <text:p text:style-name="P1">7594. 2423332</text:p>
        <text:p text:style-name="P1">7595. 2423333</text:p>
        <text:p text:style-name="P1">7596. 2423334</text:p>
        <text:p text:style-name="P1">7597. 2423341</text:p>
        <text:p text:style-name="P1">7598. 2423342</text:p>
        <text:p text:style-name="P1">7599. 2423343</text:p>
        <text:p text:style-name="P1">7600. 2423344</text:p>
        <text:p text:style-name="P1">7601. 2423411</text:p>
        <text:p text:style-name="P1">7602. 2423412</text:p>
        <text:p text:style-name="P1">7603. 2423413</text:p>
        <text:p text:style-name="P1">7604. 2423414</text:p>
        <text:p text:style-name="P1">7605. 2423421</text:p>
        <text:p text:style-name="P1">7606. 2423422</text:p>
        <text:p text:style-name="P1">7607. 2423423</text:p>
        <text:p text:style-name="P1">7608. 2423424</text:p>
        <text:p text:style-name="P1">7609. 2423431</text:p>
        <text:p text:style-name="P1">7610. 2423432</text:p>
        <text:p text:style-name="P1">7611. 2423433</text:p>
        <text:p text:style-name="P1">7612. 2423434</text:p>
        <text:p text:style-name="P1">7613. 2423441</text:p>
        <text:p text:style-name="P1">7614. 2423442</text:p>
        <text:p text:style-name="P1">7615. 2423443</text:p>
        <text:p text:style-name="P1">7616. 2423444</text:p>
        <text:p text:style-name="P1">7617. 2424111</text:p>
        <text:p text:style-name="P1">7618. 2424112</text:p>
        <text:p text:style-name="P1">7619. 2424113</text:p>
        <text:p text:style-name="P1">7620. 2424114</text:p>
        <text:p text:style-name="P1">7621. 2424121</text:p>
        <text:p text:style-name="P1">7622. 2424122</text:p>
        <text:p text:style-name="P1">7623. 2424123</text:p>
        <text:p text:style-name="P1">7624. 2424124</text:p>
        <text:p text:style-name="P1">7625. 2424131</text:p>
        <text:p text:style-name="P1">7626. 2424132</text:p>
        <text:p text:style-name="P1">7627. 2424133</text:p>
        <text:p text:style-name="P1">7628. 2424134</text:p>
        <text:p text:style-name="P1">7629. 2424141</text:p>
        <text:p text:style-name="P1">7630. 2424142</text:p>
        <text:p text:style-name="P1">7631. 2424143</text:p>
        <text:p text:style-name="P1">7632. 2424144</text:p>
        <text:p text:style-name="P1">7633. 2424211</text:p>
        <text:p text:style-name="P1">7634. 2424212</text:p>
        <text:p text:style-name="P1">7635. 2424213</text:p>
        <text:p text:style-name="P1">7636. 2424214</text:p>
        <text:p text:style-name="P1">7637. 2424221</text:p>
        <text:p text:style-name="P1">7638. 2424222</text:p>
        <text:p text:style-name="P1">7639. 2424223</text:p>
        <text:p text:style-name="P1">7640. 2424224</text:p>
        <text:p text:style-name="P1">7641. 2424231</text:p>
        <text:p text:style-name="P1">7642. 2424232</text:p>
        <text:p text:style-name="P1"><text:soft-page-break/>7643. 2424233</text:p>
        <text:p text:style-name="P1">7644. 2424234</text:p>
        <text:p text:style-name="P1">7645. 2424241</text:p>
        <text:p text:style-name="P1">7646. 2424242</text:p>
        <text:p text:style-name="P1">7647. 2424243</text:p>
        <text:p text:style-name="P1">7648. 2424244</text:p>
        <text:p text:style-name="P1">7649. 2424311</text:p>
        <text:p text:style-name="P1">7650. 2424312</text:p>
        <text:p text:style-name="P1">7651. 2424313</text:p>
        <text:p text:style-name="P1">7652. 2424314</text:p>
        <text:p text:style-name="P1">7653. 2424321</text:p>
        <text:p text:style-name="P1">7654. 2424322</text:p>
        <text:p text:style-name="P1">7655. 2424323</text:p>
        <text:p text:style-name="P1">7656. 2424324</text:p>
        <text:p text:style-name="P1">7657. 2424331</text:p>
        <text:p text:style-name="P1">7658. 2424332</text:p>
        <text:p text:style-name="P1">7659. 2424333</text:p>
        <text:p text:style-name="P1">7660. 2424334</text:p>
        <text:p text:style-name="P1">7661. 2424341</text:p>
        <text:p text:style-name="P1">7662. 2424342</text:p>
        <text:p text:style-name="P1">7663. 2424343</text:p>
        <text:p text:style-name="P1">7664. 2424344</text:p>
        <text:p text:style-name="P1">7665. 2424411</text:p>
        <text:p text:style-name="P1">7666. 2424412</text:p>
        <text:p text:style-name="P1">7667. 2424413</text:p>
        <text:p text:style-name="P1">7668. 2424414</text:p>
        <text:p text:style-name="P1">7669. 2424421</text:p>
        <text:p text:style-name="P1">7670. 2424422</text:p>
        <text:p text:style-name="P1">7671. 2424423</text:p>
        <text:p text:style-name="P1">7672. 2424424</text:p>
        <text:p text:style-name="P1">7673. 2424431</text:p>
        <text:p text:style-name="P1">7674. 2424432</text:p>
        <text:p text:style-name="P1">7675. 2424433</text:p>
        <text:p text:style-name="P1">7676. 2424434</text:p>
        <text:p text:style-name="P1">7677. 2424441</text:p>
        <text:p text:style-name="P1">7678. 2424442</text:p>
        <text:p text:style-name="P1">7679. 2424443</text:p>
        <text:p text:style-name="P1">7680. 2424444</text:p>
        <text:p text:style-name="P1">7681. 2431111</text:p>
        <text:p text:style-name="P1">7682. 2431112</text:p>
        <text:p text:style-name="P1">7683. 2431113</text:p>
        <text:p text:style-name="P1">7684. 2431114</text:p>
        <text:p text:style-name="P1">7685. 2431121</text:p>
        <text:p text:style-name="P1">7686. 2431122</text:p>
        <text:p text:style-name="P1">7687. 2431123</text:p>
        <text:p text:style-name="P1">7688. 2431124</text:p>
        <text:p text:style-name="P1">7689. 2431131</text:p>
        <text:p text:style-name="P1">7690. 2431132</text:p>
        <text:p text:style-name="P1">7691. 2431133</text:p>
        <text:p text:style-name="P1">7692. 2431134</text:p>
        <text:p text:style-name="P1">7693. 2431141</text:p>
        <text:p text:style-name="P1">7694. 2431142</text:p>
        <text:p text:style-name="P1">7695. 2431143</text:p>
        <text:p text:style-name="P1">7696. 2431144</text:p>
        <text:p text:style-name="P1">7697. 2431211</text:p>
        <text:p text:style-name="P1">7698. 2431212</text:p>
        <text:p text:style-name="P1">7699. 2431213</text:p>
        <text:p text:style-name="P1">7700. 2431214</text:p>
        <text:p text:style-name="P1">7701. 2431221</text:p>
        <text:p text:style-name="P1">7702. 2431222</text:p>
        <text:p text:style-name="P1">7703. 2431223</text:p>
        <text:p text:style-name="P1">7704. 2431224</text:p>
        <text:p text:style-name="P1">7705. 2431231</text:p>
        <text:p text:style-name="P1">7706. 2431232</text:p>
        <text:p text:style-name="P1">7707. 2431233</text:p>
        <text:p text:style-name="P1">7708. 2431234</text:p>
        <text:p text:style-name="P1">7709. 2431241</text:p>
        <text:p text:style-name="P1">7710. 2431242</text:p>
        <text:p text:style-name="P1">7711. 2431243</text:p>
        <text:p text:style-name="P1">7712. 2431244</text:p>
        <text:p text:style-name="P1">7713. 2431311</text:p>
        <text:p text:style-name="P1">7714. 2431312</text:p>
        <text:p text:style-name="P1">7715. 2431313</text:p>
        <text:p text:style-name="P1">7716. 2431314</text:p>
        <text:p text:style-name="P1">7717. 2431321</text:p>
        <text:p text:style-name="P1">7718. 2431322</text:p>
        <text:p text:style-name="P1">7719. 2431323</text:p>
        <text:p text:style-name="P1">7720. 2431324</text:p>
        <text:p text:style-name="P1">7721. 2431331</text:p>
        <text:p text:style-name="P1">7722. 2431332</text:p>
        <text:p text:style-name="P1">7723. 2431333</text:p>
        <text:p text:style-name="P1">7724. 2431334</text:p>
        <text:p text:style-name="P1">7725. 2431341</text:p>
        <text:p text:style-name="P1">7726. 2431342</text:p>
        <text:p text:style-name="P1">7727. 2431343</text:p>
        <text:p text:style-name="P1">7728. 2431344</text:p>
        <text:p text:style-name="P1">7729. 2431411</text:p>
        <text:p text:style-name="P1">7730. 2431412</text:p>
        <text:p text:style-name="P1">7731. 2431413</text:p>
        <text:p text:style-name="P1">7732. 2431414</text:p>
        <text:p text:style-name="P1">7733. 2431421</text:p>
        <text:p text:style-name="P1">7734. 2431422</text:p>
        <text:p text:style-name="P1">7735. 2431423</text:p>
        <text:p text:style-name="P1">7736. 2431424</text:p>
        <text:p text:style-name="P1">7737. 2431431</text:p>
        <text:p text:style-name="P1">7738. 2431432</text:p>
        <text:p text:style-name="P1">7739. 2431433</text:p>
        <text:p text:style-name="P1">7740. 2431434</text:p>
        <text:p text:style-name="P1">7741. 2431441</text:p>
        <text:p text:style-name="P1">7742. 2431442</text:p>
        <text:p text:style-name="P1">7743. 2431443</text:p>
        <text:p text:style-name="P1">7744. 2431444</text:p>
        <text:p text:style-name="P1">7745. 2432111</text:p>
        <text:p text:style-name="P1">7746. 2432112</text:p>
        <text:p text:style-name="P1">7747. 2432113</text:p>
        <text:p text:style-name="P1">7748. 2432114</text:p>
        <text:p text:style-name="P1">7749. 2432121</text:p>
        <text:p text:style-name="P1">7750. 2432122</text:p>
        <text:p text:style-name="P1">7751. 2432123</text:p>
        <text:p text:style-name="P1">7752. 2432124</text:p>
        <text:p text:style-name="P1">7753. 2432131</text:p>
        <text:p text:style-name="P1">7754. 2432132</text:p>
        <text:p text:style-name="P1">7755. 2432133</text:p>
        <text:p text:style-name="P1">7756. 2432134</text:p>
        <text:p text:style-name="P1">7757. 2432141</text:p>
        <text:p text:style-name="P1">7758. 2432142</text:p>
        <text:p text:style-name="P1">7759. 2432143</text:p>
        <text:p text:style-name="P1">7760. 2432144</text:p>
        <text:p text:style-name="P1">7761. 2432211</text:p>
        <text:p text:style-name="P1">7762. 2432212</text:p>
        <text:p text:style-name="P1">7763. 2432213</text:p>
        <text:p text:style-name="P1">7764. 2432214</text:p>
        <text:p text:style-name="P1">7765. 2432221</text:p>
        <text:p text:style-name="P1">7766. 2432222</text:p>
        <text:p text:style-name="P1">7767. 2432223</text:p>
        <text:p text:style-name="P1">7768. 2432224</text:p>
        <text:p text:style-name="P1">7769. 2432231</text:p>
        <text:p text:style-name="P1">7770. 2432232</text:p>
        <text:p text:style-name="P1">7771. 2432233</text:p>
        <text:p text:style-name="P1">7772. 2432234</text:p>
        <text:p text:style-name="P1">7773. 2432241</text:p>
        <text:p text:style-name="P1">7774. 2432242</text:p>
        <text:p text:style-name="P1">7775. 2432243</text:p>
        <text:p text:style-name="P1">7776. 2432244</text:p>
        <text:p text:style-name="P1">7777. 2432311</text:p>
        <text:p text:style-name="P1">7778. 2432312</text:p>
        <text:p text:style-name="P1">7779. 2432313</text:p>
        <text:p text:style-name="P1">7780. 2432314</text:p>
        <text:p text:style-name="P1">7781. 2432321</text:p>
        <text:p text:style-name="P1">7782. 2432322</text:p>
        <text:p text:style-name="P1">7783. 2432323</text:p>
        <text:p text:style-name="P1">7784. 2432324</text:p>
        <text:p text:style-name="P1">7785. 2432331</text:p>
        <text:p text:style-name="P1">7786. 2432332</text:p>
        <text:p text:style-name="P1">7787. 2432333</text:p>
        <text:p text:style-name="P1">7788. 2432334</text:p>
        <text:p text:style-name="P1">7789. 2432341</text:p>
        <text:p text:style-name="P1">7790. 2432342</text:p>
        <text:p text:style-name="P1">7791. 2432343</text:p>
        <text:p text:style-name="P1">7792. 2432344</text:p>
        <text:p text:style-name="P1">7793. 2432411</text:p>
        <text:p text:style-name="P1">7794. 2432412</text:p>
        <text:p text:style-name="P1">7795. 2432413</text:p>
        <text:p text:style-name="P1">7796. 2432414</text:p>
        <text:p text:style-name="P1">7797. 2432421</text:p>
        <text:p text:style-name="P1">7798. 2432422</text:p>
        <text:p text:style-name="P1">7799. 2432423</text:p>
        <text:p text:style-name="P1">7800. 2432424</text:p>
        <text:p text:style-name="P1">7801. 2432431</text:p>
        <text:p text:style-name="P1">7802. 2432432</text:p>
        <text:p text:style-name="P1">7803. 2432433</text:p>
        <text:p text:style-name="P1">7804. 2432434</text:p>
        <text:p text:style-name="P1">7805. 2432441</text:p>
        <text:p text:style-name="P1">7806. 2432442</text:p>
        <text:p text:style-name="P1">7807. 2432443</text:p>
        <text:p text:style-name="P1">7808. 2432444</text:p>
        <text:p text:style-name="P1">7809. 2433111</text:p>
        <text:p text:style-name="P1">7810. 2433112</text:p>
        <text:p text:style-name="P1">7811. 2433113</text:p>
        <text:p text:style-name="P1">7812. 2433114</text:p>
        <text:p text:style-name="P1">7813. 2433121</text:p>
        <text:p text:style-name="P1">7814. 2433122</text:p>
        <text:p text:style-name="P1">7815. 2433123</text:p>
        <text:p text:style-name="P1">7816. 2433124</text:p>
        <text:p text:style-name="P1">7817. 2433131</text:p>
        <text:p text:style-name="P1">7818. 2433132</text:p>
        <text:p text:style-name="P1">7819. 2433133</text:p>
        <text:p text:style-name="P1">7820. 2433134</text:p>
        <text:p text:style-name="P1">7821. 2433141</text:p>
        <text:p text:style-name="P1">7822. 2433142</text:p>
        <text:p text:style-name="P1">7823. 2433143</text:p>
        <text:p text:style-name="P1">7824. 2433144</text:p>
        <text:p text:style-name="P1">7825. 2433211</text:p>
        <text:p text:style-name="P1">7826. 2433212</text:p>
        <text:p text:style-name="P1">7827. 2433213</text:p>
        <text:p text:style-name="P1">7828. 2433214</text:p>
        <text:p text:style-name="P1">7829. 2433221</text:p>
        <text:p text:style-name="P1">7830. 2433222</text:p>
        <text:p text:style-name="P1">7831. 2433223</text:p>
        <text:p text:style-name="P1">7832. 2433224</text:p>
        <text:p text:style-name="P1">7833. 2433231</text:p>
        <text:p text:style-name="P1">7834. 2433232</text:p>
        <text:p text:style-name="P1">7835. 2433233</text:p>
        <text:p text:style-name="P1">7836. 2433234</text:p>
        <text:p text:style-name="P1">7837. 2433241</text:p>
        <text:p text:style-name="P1">7838. 2433242</text:p>
        <text:p text:style-name="P1"><text:soft-page-break/>7839. 2433243</text:p>
        <text:p text:style-name="P1">7840. 2433244</text:p>
        <text:p text:style-name="P1">7841. 2433311</text:p>
        <text:p text:style-name="P1">7842. 2433312</text:p>
        <text:p text:style-name="P1">7843. 2433313</text:p>
        <text:p text:style-name="P1">7844. 2433314</text:p>
        <text:p text:style-name="P1">7845. 2433321</text:p>
        <text:p text:style-name="P1">7846. 2433322</text:p>
        <text:p text:style-name="P1">7847. 2433323</text:p>
        <text:p text:style-name="P1">7848. 2433324</text:p>
        <text:p text:style-name="P1">7849. 2433331</text:p>
        <text:p text:style-name="P1">7850. 2433332</text:p>
        <text:p text:style-name="P1">7851. 2433333</text:p>
        <text:p text:style-name="P1">7852. 2433334</text:p>
        <text:p text:style-name="P1">7853. 2433341</text:p>
        <text:p text:style-name="P1">7854. 2433342</text:p>
        <text:p text:style-name="P1">7855. 2433343</text:p>
        <text:p text:style-name="P1">7856. 2433344</text:p>
        <text:p text:style-name="P1">7857. 2433411</text:p>
        <text:p text:style-name="P1">7858. 2433412</text:p>
        <text:p text:style-name="P1">7859. 2433413</text:p>
        <text:p text:style-name="P1">7860. 2433414</text:p>
        <text:p text:style-name="P1">7861. 2433421</text:p>
        <text:p text:style-name="P1">7862. 2433422</text:p>
        <text:p text:style-name="P1">7863. 2433423</text:p>
        <text:p text:style-name="P1">7864. 2433424</text:p>
        <text:p text:style-name="P1">7865. 2433431</text:p>
        <text:p text:style-name="P1">7866. 2433432</text:p>
        <text:p text:style-name="P1">7867. 2433433</text:p>
        <text:p text:style-name="P1">7868. 2433434</text:p>
        <text:p text:style-name="P1">7869. 2433441</text:p>
        <text:p text:style-name="P1">7870. 2433442</text:p>
        <text:p text:style-name="P1">7871. 2433443</text:p>
        <text:p text:style-name="P1">7872. 2433444</text:p>
        <text:p text:style-name="P1">7873. 2434111</text:p>
        <text:p text:style-name="P1">7874. 2434112</text:p>
        <text:p text:style-name="P1">7875. 2434113</text:p>
        <text:p text:style-name="P1">7876. 2434114</text:p>
        <text:p text:style-name="P1">7877. 2434121</text:p>
        <text:p text:style-name="P1">7878. 2434122</text:p>
        <text:p text:style-name="P1">7879. 2434123</text:p>
        <text:p text:style-name="P1">7880. 2434124</text:p>
        <text:p text:style-name="P1">7881. 2434131</text:p>
        <text:p text:style-name="P1">7882. 2434132</text:p>
        <text:p text:style-name="P1">7883. 2434133</text:p>
        <text:p text:style-name="P1">7884. 2434134</text:p>
        <text:p text:style-name="P1">7885. 2434141</text:p>
        <text:p text:style-name="P1">7886. 2434142</text:p>
        <text:p text:style-name="P1">7887. 2434143</text:p>
        <text:p text:style-name="P1">7888. 2434144</text:p>
        <text:p text:style-name="P1">7889. 2434211</text:p>
        <text:p text:style-name="P1">7890. 2434212</text:p>
        <text:p text:style-name="P1">7891. 2434213</text:p>
        <text:p text:style-name="P1">7892. 2434214</text:p>
        <text:p text:style-name="P1">7893. 2434221</text:p>
        <text:p text:style-name="P1">7894. 2434222</text:p>
        <text:p text:style-name="P1">7895. 2434223</text:p>
        <text:p text:style-name="P1">7896. 2434224</text:p>
        <text:p text:style-name="P1">7897. 2434231</text:p>
        <text:p text:style-name="P1">7898. 2434232</text:p>
        <text:p text:style-name="P1">7899. 2434233</text:p>
        <text:p text:style-name="P1">7900. 2434234</text:p>
        <text:p text:style-name="P1">7901. 2434241</text:p>
        <text:p text:style-name="P1">7902. 2434242</text:p>
        <text:p text:style-name="P1">7903. 2434243</text:p>
        <text:p text:style-name="P1">7904. 2434244</text:p>
        <text:p text:style-name="P1">7905. 2434311</text:p>
        <text:p text:style-name="P1">7906. 2434312</text:p>
        <text:p text:style-name="P1">7907. 2434313</text:p>
        <text:p text:style-name="P1">7908. 2434314</text:p>
        <text:p text:style-name="P1">7909. 2434321</text:p>
        <text:p text:style-name="P1">7910. 2434322</text:p>
        <text:p text:style-name="P1">7911. 2434323</text:p>
        <text:p text:style-name="P1">7912. 2434324</text:p>
        <text:p text:style-name="P1">7913. 2434331</text:p>
        <text:p text:style-name="P1">7914. 2434332</text:p>
        <text:p text:style-name="P1">7915. 2434333</text:p>
        <text:p text:style-name="P1">7916. 2434334</text:p>
        <text:p text:style-name="P1">7917. 2434341</text:p>
        <text:p text:style-name="P1">7918. 2434342</text:p>
        <text:p text:style-name="P1">7919. 2434343</text:p>
        <text:p text:style-name="P1">7920. 2434344</text:p>
        <text:p text:style-name="P1">7921. 2434411</text:p>
        <text:p text:style-name="P1">7922. 2434412</text:p>
        <text:p text:style-name="P1">7923. 2434413</text:p>
        <text:p text:style-name="P1">7924. 2434414</text:p>
        <text:p text:style-name="P1">7925. 2434421</text:p>
        <text:p text:style-name="P1">7926. 2434422</text:p>
        <text:p text:style-name="P1">7927. 2434423</text:p>
        <text:p text:style-name="P1">7928. 2434424</text:p>
        <text:p text:style-name="P1">7929. 2434431</text:p>
        <text:p text:style-name="P1">7930. 2434432</text:p>
        <text:p text:style-name="P1">7931. 2434433</text:p>
        <text:p text:style-name="P1">7932. 2434434</text:p>
        <text:p text:style-name="P1">7933. 2434441</text:p>
        <text:p text:style-name="P1">7934. 2434442</text:p>
        <text:p text:style-name="P1">7935. 2434443</text:p>
        <text:p text:style-name="P1">7936. 2434444</text:p>
        <text:p text:style-name="P1">7937. 2441111</text:p>
        <text:p text:style-name="P1">7938. 2441112</text:p>
        <text:p text:style-name="P1">7939. 2441113</text:p>
        <text:p text:style-name="P1">7940. 2441114</text:p>
        <text:p text:style-name="P1">7941. 2441121</text:p>
        <text:p text:style-name="P1">7942. 2441122</text:p>
        <text:p text:style-name="P1">7943. 2441123</text:p>
        <text:p text:style-name="P1">7944. 2441124</text:p>
        <text:p text:style-name="P1">7945. 2441131</text:p>
        <text:p text:style-name="P1">7946. 2441132</text:p>
        <text:p text:style-name="P1">7947. 2441133</text:p>
        <text:p text:style-name="P1">7948. 2441134</text:p>
        <text:p text:style-name="P1">7949. 2441141</text:p>
        <text:p text:style-name="P1">7950. 2441142</text:p>
        <text:p text:style-name="P1">7951. 2441143</text:p>
        <text:p text:style-name="P1">7952. 2441144</text:p>
        <text:p text:style-name="P1">7953. 2441211</text:p>
        <text:p text:style-name="P1">7954. 2441212</text:p>
        <text:p text:style-name="P1">7955. 2441213</text:p>
        <text:p text:style-name="P1">7956. 2441214</text:p>
        <text:p text:style-name="P1">7957. 2441221</text:p>
        <text:p text:style-name="P1">7958. 2441222</text:p>
        <text:p text:style-name="P1">7959. 2441223</text:p>
        <text:p text:style-name="P1">7960. 2441224</text:p>
        <text:p text:style-name="P1">7961. 2441231</text:p>
        <text:p text:style-name="P1">7962. 2441232</text:p>
        <text:p text:style-name="P1">7963. 2441233</text:p>
        <text:p text:style-name="P1">7964. 2441234</text:p>
        <text:p text:style-name="P1">7965. 2441241</text:p>
        <text:p text:style-name="P1">7966. 2441242</text:p>
        <text:p text:style-name="P1">7967. 2441243</text:p>
        <text:p text:style-name="P1">7968. 2441244</text:p>
        <text:p text:style-name="P1">7969. 2441311</text:p>
        <text:p text:style-name="P1">7970. 2441312</text:p>
        <text:p text:style-name="P1">7971. 2441313</text:p>
        <text:p text:style-name="P1">7972. 2441314</text:p>
        <text:p text:style-name="P1">7973. 2441321</text:p>
        <text:p text:style-name="P1">7974. 2441322</text:p>
        <text:p text:style-name="P1">7975. 2441323</text:p>
        <text:p text:style-name="P1">7976. 2441324</text:p>
        <text:p text:style-name="P1">7977. 2441331</text:p>
        <text:p text:style-name="P1">7978. 2441332</text:p>
        <text:p text:style-name="P1">7979. 2441333</text:p>
        <text:p text:style-name="P1">7980. 2441334</text:p>
        <text:p text:style-name="P1">7981. 2441341</text:p>
        <text:p text:style-name="P1">7982. 2441342</text:p>
        <text:p text:style-name="P1">7983. 2441343</text:p>
        <text:p text:style-name="P1">7984. 2441344</text:p>
        <text:p text:style-name="P1">7985. 2441411</text:p>
        <text:p text:style-name="P1">7986. 2441412</text:p>
        <text:p text:style-name="P1">7987. 2441413</text:p>
        <text:p text:style-name="P1">7988. 2441414</text:p>
        <text:p text:style-name="P1">7989. 2441421</text:p>
        <text:p text:style-name="P1">7990. 2441422</text:p>
        <text:p text:style-name="P1">7991. 2441423</text:p>
        <text:p text:style-name="P1">7992. 2441424</text:p>
        <text:p text:style-name="P1">7993. 2441431</text:p>
        <text:p text:style-name="P1">7994. 2441432</text:p>
        <text:p text:style-name="P1">7995. 2441433</text:p>
        <text:p text:style-name="P1">7996. 2441434</text:p>
        <text:p text:style-name="P1">7997. 2441441</text:p>
        <text:p text:style-name="P1">7998. 2441442</text:p>
        <text:p text:style-name="P1">7999. 2441443</text:p>
        <text:p text:style-name="P1">8000. 2441444</text:p>
        <text:p text:style-name="P1">8001. 2442111</text:p>
        <text:p text:style-name="P1">8002. 2442112</text:p>
        <text:p text:style-name="P1">8003. 2442113</text:p>
        <text:p text:style-name="P1">8004. 2442114</text:p>
        <text:p text:style-name="P1">8005. 2442121</text:p>
        <text:p text:style-name="P1">8006. 2442122</text:p>
        <text:p text:style-name="P1">8007. 2442123</text:p>
        <text:p text:style-name="P1">8008. 2442124</text:p>
        <text:p text:style-name="P1">8009. 2442131</text:p>
        <text:p text:style-name="P1">8010. 2442132</text:p>
        <text:p text:style-name="P1">8011. 2442133</text:p>
        <text:p text:style-name="P1">8012. 2442134</text:p>
        <text:p text:style-name="P1">8013. 2442141</text:p>
        <text:p text:style-name="P1">8014. 2442142</text:p>
        <text:p text:style-name="P1">8015. 2442143</text:p>
        <text:p text:style-name="P1">8016. 2442144</text:p>
        <text:p text:style-name="P1">8017. 2442211</text:p>
        <text:p text:style-name="P1">8018. 2442212</text:p>
        <text:p text:style-name="P1">8019. 2442213</text:p>
        <text:p text:style-name="P1">8020. 2442214</text:p>
        <text:p text:style-name="P1">8021. 2442221</text:p>
        <text:p text:style-name="P1">8022. 2442222</text:p>
        <text:p text:style-name="P1">8023. 2442223</text:p>
        <text:p text:style-name="P1">8024. 2442224</text:p>
        <text:p text:style-name="P1">8025. 2442231</text:p>
        <text:p text:style-name="P1">8026. 2442232</text:p>
        <text:p text:style-name="P1">8027. 2442233</text:p>
        <text:p text:style-name="P1">8028. 2442234</text:p>
        <text:p text:style-name="P1">8029. 2442241</text:p>
        <text:p text:style-name="P1">8030. 2442242</text:p>
        <text:p text:style-name="P1">8031. 2442243</text:p>
        <text:p text:style-name="P1">8032. 2442244</text:p>
        <text:p text:style-name="P1">8033. 2442311</text:p>
        <text:p text:style-name="P1">8034. 2442312</text:p>
        <text:p text:style-name="P1"><text:soft-page-break/>8035. 2442313</text:p>
        <text:p text:style-name="P1">8036. 2442314</text:p>
        <text:p text:style-name="P1">8037. 2442321</text:p>
        <text:p text:style-name="P1">8038. 2442322</text:p>
        <text:p text:style-name="P1">8039. 2442323</text:p>
        <text:p text:style-name="P1">8040. 2442324</text:p>
        <text:p text:style-name="P1">8041. 2442331</text:p>
        <text:p text:style-name="P1">8042. 2442332</text:p>
        <text:p text:style-name="P1">8043. 2442333</text:p>
        <text:p text:style-name="P1">8044. 2442334</text:p>
        <text:p text:style-name="P1">8045. 2442341</text:p>
        <text:p text:style-name="P1">8046. 2442342</text:p>
        <text:p text:style-name="P1">8047. 2442343</text:p>
        <text:p text:style-name="P1">8048. 2442344</text:p>
        <text:p text:style-name="P1">8049. 2442411</text:p>
        <text:p text:style-name="P1">8050. 2442412</text:p>
        <text:p text:style-name="P1">8051. 2442413</text:p>
        <text:p text:style-name="P1">8052. 2442414</text:p>
        <text:p text:style-name="P1">8053. 2442421</text:p>
        <text:p text:style-name="P1">8054. 2442422</text:p>
        <text:p text:style-name="P1">8055. 2442423</text:p>
        <text:p text:style-name="P1">8056. 2442424</text:p>
        <text:p text:style-name="P1">8057. 2442431</text:p>
        <text:p text:style-name="P1">8058. 2442432</text:p>
        <text:p text:style-name="P1">8059. 2442433</text:p>
        <text:p text:style-name="P1">8060. 2442434</text:p>
        <text:p text:style-name="P1">8061. 2442441</text:p>
        <text:p text:style-name="P1">8062. 2442442</text:p>
        <text:p text:style-name="P1">8063. 2442443</text:p>
        <text:p text:style-name="P1">8064. 2442444</text:p>
        <text:p text:style-name="P1">8065. 2443111</text:p>
        <text:p text:style-name="P1">8066. 2443112</text:p>
        <text:p text:style-name="P1">8067. 2443113</text:p>
        <text:p text:style-name="P1">8068. 2443114</text:p>
        <text:p text:style-name="P1">8069. 2443121</text:p>
        <text:p text:style-name="P1">8070. 2443122</text:p>
        <text:p text:style-name="P1">8071. 2443123</text:p>
        <text:p text:style-name="P1">8072. 2443124</text:p>
        <text:p text:style-name="P1">8073. 2443131</text:p>
        <text:p text:style-name="P1">8074. 2443132</text:p>
        <text:p text:style-name="P1">8075. 2443133</text:p>
        <text:p text:style-name="P1">8076. 2443134</text:p>
        <text:p text:style-name="P1">8077. 2443141</text:p>
        <text:p text:style-name="P1">8078. 2443142</text:p>
        <text:p text:style-name="P1">8079. 2443143</text:p>
        <text:p text:style-name="P1">8080. 2443144</text:p>
        <text:p text:style-name="P1">8081. 2443211</text:p>
        <text:p text:style-name="P1">8082. 2443212</text:p>
        <text:p text:style-name="P1">8083. 2443213</text:p>
        <text:p text:style-name="P1">8084. 2443214</text:p>
        <text:p text:style-name="P1">8085. 2443221</text:p>
        <text:p text:style-name="P1">8086. 2443222</text:p>
        <text:p text:style-name="P1">8087. 2443223</text:p>
        <text:p text:style-name="P1">8088. 2443224</text:p>
        <text:p text:style-name="P1">8089. 2443231</text:p>
        <text:p text:style-name="P1">8090. 2443232</text:p>
        <text:p text:style-name="P1">8091. 2443233</text:p>
        <text:p text:style-name="P1">8092. 2443234</text:p>
        <text:p text:style-name="P1">8093. 2443241</text:p>
        <text:p text:style-name="P1">8094. 2443242</text:p>
        <text:p text:style-name="P1">8095. 2443243</text:p>
        <text:p text:style-name="P1">8096. 2443244</text:p>
        <text:p text:style-name="P1">8097. 2443311</text:p>
        <text:p text:style-name="P1">8098. 2443312</text:p>
        <text:p text:style-name="P1">8099. 2443313</text:p>
        <text:p text:style-name="P1">8100. 2443314</text:p>
        <text:p text:style-name="P1">8101. 2443321</text:p>
        <text:p text:style-name="P1">8102. 2443322</text:p>
        <text:p text:style-name="P1">8103. 2443323</text:p>
        <text:p text:style-name="P1">8104. 2443324</text:p>
        <text:p text:style-name="P1">8105. 2443331</text:p>
        <text:p text:style-name="P1">8106. 2443332</text:p>
        <text:p text:style-name="P1">8107. 2443333</text:p>
        <text:p text:style-name="P1">8108. 2443334</text:p>
        <text:p text:style-name="P1">8109. 2443341</text:p>
        <text:p text:style-name="P1">8110. 2443342</text:p>
        <text:p text:style-name="P1">8111. 2443343</text:p>
        <text:p text:style-name="P1">8112. 2443344</text:p>
        <text:p text:style-name="P1">8113. 2443411</text:p>
        <text:p text:style-name="P1">8114. 2443412</text:p>
        <text:p text:style-name="P1">8115. 2443413</text:p>
        <text:p text:style-name="P1">8116. 2443414</text:p>
        <text:p text:style-name="P1">8117. 2443421</text:p>
        <text:p text:style-name="P1">8118. 2443422</text:p>
        <text:p text:style-name="P1">8119. 2443423</text:p>
        <text:p text:style-name="P1">8120. 2443424</text:p>
        <text:p text:style-name="P1">8121. 2443431</text:p>
        <text:p text:style-name="P1">8122. 2443432</text:p>
        <text:p text:style-name="P1">8123. 2443433</text:p>
        <text:p text:style-name="P1">8124. 2443434</text:p>
        <text:p text:style-name="P1">8125. 2443441</text:p>
        <text:p text:style-name="P1">8126. 2443442</text:p>
        <text:p text:style-name="P1">8127. 2443443</text:p>
        <text:p text:style-name="P1">8128. 2443444</text:p>
        <text:p text:style-name="P1">8129. 2444111</text:p>
        <text:p text:style-name="P1">8130. 2444112</text:p>
        <text:p text:style-name="P1">8131. 2444113</text:p>
        <text:p text:style-name="P1">8132. 2444114</text:p>
        <text:p text:style-name="P1">8133. 2444121</text:p>
        <text:p text:style-name="P1">8134. 2444122</text:p>
        <text:p text:style-name="P1">8135. 2444123</text:p>
        <text:p text:style-name="P1">8136. 2444124</text:p>
        <text:p text:style-name="P1">8137. 2444131</text:p>
        <text:p text:style-name="P1">8138. 2444132</text:p>
        <text:p text:style-name="P1">8139. 2444133</text:p>
        <text:p text:style-name="P1">8140. 2444134</text:p>
        <text:p text:style-name="P1">8141. 2444141</text:p>
        <text:p text:style-name="P1">8142. 2444142</text:p>
        <text:p text:style-name="P1">8143. 2444143</text:p>
        <text:p text:style-name="P1">8144. 2444144</text:p>
        <text:p text:style-name="P1">8145. 2444211</text:p>
        <text:p text:style-name="P1">8146. 2444212</text:p>
        <text:p text:style-name="P1">8147. 2444213</text:p>
        <text:p text:style-name="P1">8148. 2444214</text:p>
        <text:p text:style-name="P1">8149. 2444221</text:p>
        <text:p text:style-name="P1">8150. 2444222</text:p>
        <text:p text:style-name="P1">8151. 2444223</text:p>
        <text:p text:style-name="P1">8152. 2444224</text:p>
        <text:p text:style-name="P1">8153. 2444231</text:p>
        <text:p text:style-name="P1">8154. 2444232</text:p>
        <text:p text:style-name="P1">8155. 2444233</text:p>
        <text:p text:style-name="P1">8156. 2444234</text:p>
        <text:p text:style-name="P1">8157. 2444241</text:p>
        <text:p text:style-name="P1">8158. 2444242</text:p>
        <text:p text:style-name="P1">8159. 2444243</text:p>
        <text:p text:style-name="P1">8160. 2444244</text:p>
        <text:p text:style-name="P1">8161. 2444311</text:p>
        <text:p text:style-name="P1">8162. 2444312</text:p>
        <text:p text:style-name="P1">8163. 2444313</text:p>
        <text:p text:style-name="P1">8164. 2444314</text:p>
        <text:p text:style-name="P1">8165. 2444321</text:p>
        <text:p text:style-name="P1">8166. 2444322</text:p>
        <text:p text:style-name="P1">8167. 2444323</text:p>
        <text:p text:style-name="P1">8168. 2444324</text:p>
        <text:p text:style-name="P1">8169. 2444331</text:p>
        <text:p text:style-name="P1">8170. 2444332</text:p>
        <text:p text:style-name="P1">8171. 2444333</text:p>
        <text:p text:style-name="P1">8172. 2444334</text:p>
        <text:p text:style-name="P1">8173. 2444341</text:p>
        <text:p text:style-name="P1">8174. 2444342</text:p>
        <text:p text:style-name="P1">8175. 2444343</text:p>
        <text:p text:style-name="P1">8176. 2444344</text:p>
        <text:p text:style-name="P1">8177. 2444411</text:p>
        <text:p text:style-name="P1">8178. 2444412</text:p>
        <text:p text:style-name="P1">8179. 2444413</text:p>
        <text:p text:style-name="P1">8180. 2444414</text:p>
        <text:p text:style-name="P1">8181. 2444421</text:p>
        <text:p text:style-name="P1">8182. 2444422</text:p>
        <text:p text:style-name="P1">8183. 2444423</text:p>
        <text:p text:style-name="P1">8184. 2444424</text:p>
        <text:p text:style-name="P1">8185. 2444431</text:p>
        <text:p text:style-name="P1">8186. 2444432</text:p>
        <text:p text:style-name="P1">8187. 2444433</text:p>
        <text:p text:style-name="P1">8188. 2444434</text:p>
        <text:p text:style-name="P1">8189. 2444441</text:p>
        <text:p text:style-name="P1">8190. 2444442</text:p>
        <text:p text:style-name="P1">8191. 2444443</text:p>
        <text:p text:style-name="P1">8192. 2444444</text:p>
        <text:p text:style-name="P1">8193. 3111111</text:p>
        <text:p text:style-name="P1">8194. 3111112</text:p>
        <text:p text:style-name="P1">8195. 3111113</text:p>
        <text:p text:style-name="P1">8196. 3111114</text:p>
        <text:p text:style-name="P1">8197. 3111121</text:p>
        <text:p text:style-name="P1">8198. 3111122</text:p>
        <text:p text:style-name="P1">8199. 3111123</text:p>
        <text:p text:style-name="P1">8200. 3111124</text:p>
        <text:p text:style-name="P1">8201. 3111131</text:p>
        <text:p text:style-name="P1">8202. 3111132</text:p>
        <text:p text:style-name="P1">8203. 3111133</text:p>
        <text:p text:style-name="P1">8204. 3111134</text:p>
        <text:p text:style-name="P1">8205. 3111141</text:p>
        <text:p text:style-name="P1">8206. 3111142</text:p>
        <text:p text:style-name="P1">8207. 3111143</text:p>
        <text:p text:style-name="P1">8208. 3111144</text:p>
        <text:p text:style-name="P1">8209. 3111211</text:p>
        <text:p text:style-name="P1">8210. 3111212</text:p>
        <text:p text:style-name="P1">8211. 3111213</text:p>
        <text:p text:style-name="P1">8212. 3111214</text:p>
        <text:p text:style-name="P1">8213. 3111221</text:p>
        <text:p text:style-name="P1">8214. 3111222</text:p>
        <text:p text:style-name="P1">8215. 3111223</text:p>
        <text:p text:style-name="P1">8216. 3111224</text:p>
        <text:p text:style-name="P1">8217. 3111231</text:p>
        <text:p text:style-name="P1">8218. 3111232</text:p>
        <text:p text:style-name="P1">8219. 3111233</text:p>
        <text:p text:style-name="P1">8220. 3111234</text:p>
        <text:p text:style-name="P1">8221. 3111241</text:p>
        <text:p text:style-name="P1">8222. 3111242</text:p>
        <text:p text:style-name="P1">8223. 3111243</text:p>
        <text:p text:style-name="P1">8224. 3111244</text:p>
        <text:p text:style-name="P1">8225. 3111311</text:p>
        <text:p text:style-name="P1">8226. 3111312</text:p>
        <text:p text:style-name="P1">8227. 3111313</text:p>
        <text:p text:style-name="P1">8228. 3111314</text:p>
        <text:p text:style-name="P1">8229. 3111321</text:p>
        <text:p text:style-name="P1">8230. 3111322</text:p>
        <text:p text:style-name="P1"><text:soft-page-break/>8231. 3111323</text:p>
        <text:p text:style-name="P1">8232. 3111324</text:p>
        <text:p text:style-name="P1">8233. 3111331</text:p>
        <text:p text:style-name="P1">8234. 3111332</text:p>
        <text:p text:style-name="P1">8235. 3111333</text:p>
        <text:p text:style-name="P1">8236. 3111334</text:p>
        <text:p text:style-name="P1">8237. 3111341</text:p>
        <text:p text:style-name="P1">8238. 3111342</text:p>
        <text:p text:style-name="P1">8239. 3111343</text:p>
        <text:p text:style-name="P1">8240. 3111344</text:p>
        <text:p text:style-name="P1">8241. 3111411</text:p>
        <text:p text:style-name="P1">8242. 3111412</text:p>
        <text:p text:style-name="P1">8243. 3111413</text:p>
        <text:p text:style-name="P1">8244. 3111414</text:p>
        <text:p text:style-name="P1">8245. 3111421</text:p>
        <text:p text:style-name="P1">8246. 3111422</text:p>
        <text:p text:style-name="P1">8247. 3111423</text:p>
        <text:p text:style-name="P1">8248. 3111424</text:p>
        <text:p text:style-name="P1">8249. 3111431</text:p>
        <text:p text:style-name="P1">8250. 3111432</text:p>
        <text:p text:style-name="P1">8251. 3111433</text:p>
        <text:p text:style-name="P1">8252. 3111434</text:p>
        <text:p text:style-name="P1">8253. 3111441</text:p>
        <text:p text:style-name="P1">8254. 3111442</text:p>
        <text:p text:style-name="P1">8255. 3111443</text:p>
        <text:p text:style-name="P1">8256. 3111444</text:p>
        <text:p text:style-name="P1">8257. 3112111</text:p>
        <text:p text:style-name="P1">8258. 3112112</text:p>
        <text:p text:style-name="P1">8259. 3112113</text:p>
        <text:p text:style-name="P1">8260. 3112114</text:p>
        <text:p text:style-name="P1">8261. 3112121</text:p>
        <text:p text:style-name="P1">8262. 3112122</text:p>
        <text:p text:style-name="P1">8263. 3112123</text:p>
        <text:p text:style-name="P1">8264. 3112124</text:p>
        <text:p text:style-name="P1">8265. 3112131</text:p>
        <text:p text:style-name="P1">8266. 3112132</text:p>
        <text:p text:style-name="P1">8267. 3112133</text:p>
        <text:p text:style-name="P1">8268. 3112134</text:p>
        <text:p text:style-name="P1">8269. 3112141</text:p>
        <text:p text:style-name="P1">8270. 3112142</text:p>
        <text:p text:style-name="P1">8271. 3112143</text:p>
        <text:p text:style-name="P1">8272. 3112144</text:p>
        <text:p text:style-name="P1">8273. 3112211</text:p>
        <text:p text:style-name="P1">8274. 3112212</text:p>
        <text:p text:style-name="P1">8275. 3112213</text:p>
        <text:p text:style-name="P1">8276. 3112214</text:p>
        <text:p text:style-name="P1">8277. 3112221</text:p>
        <text:p text:style-name="P1">8278. 3112222</text:p>
        <text:p text:style-name="P1">8279. 3112223</text:p>
        <text:p text:style-name="P1">8280. 3112224</text:p>
        <text:p text:style-name="P1">8281. 3112231</text:p>
        <text:p text:style-name="P1">8282. 3112232</text:p>
        <text:p text:style-name="P1">8283. 3112233</text:p>
        <text:p text:style-name="P1">8284. 3112234</text:p>
        <text:p text:style-name="P1">8285. 3112241</text:p>
        <text:p text:style-name="P1">8286. 3112242</text:p>
        <text:p text:style-name="P1">8287. 3112243</text:p>
        <text:p text:style-name="P1">8288. 3112244</text:p>
        <text:p text:style-name="P1">8289. 3112311</text:p>
        <text:p text:style-name="P1">8290. 3112312</text:p>
        <text:p text:style-name="P1">8291. 3112313</text:p>
        <text:p text:style-name="P1">8292. 3112314</text:p>
        <text:p text:style-name="P1">8293. 3112321</text:p>
        <text:p text:style-name="P1">8294. 3112322</text:p>
        <text:p text:style-name="P1">8295. 3112323</text:p>
        <text:p text:style-name="P1">8296. 3112324</text:p>
        <text:p text:style-name="P1">8297. 3112331</text:p>
        <text:p text:style-name="P1">8298. 3112332</text:p>
        <text:p text:style-name="P1">8299. 3112333</text:p>
        <text:p text:style-name="P1">8300. 3112334</text:p>
        <text:p text:style-name="P1">8301. 3112341</text:p>
        <text:p text:style-name="P1">8302. 3112342</text:p>
        <text:p text:style-name="P1">8303. 3112343</text:p>
        <text:p text:style-name="P1">8304. 3112344</text:p>
        <text:p text:style-name="P1">8305. 3112411</text:p>
        <text:p text:style-name="P1">8306. 3112412</text:p>
        <text:p text:style-name="P1">8307. 3112413</text:p>
        <text:p text:style-name="P1">8308. 3112414</text:p>
        <text:p text:style-name="P1">8309. 3112421</text:p>
        <text:p text:style-name="P1">8310. 3112422</text:p>
        <text:p text:style-name="P1">8311. 3112423</text:p>
        <text:p text:style-name="P1">8312. 3112424</text:p>
        <text:p text:style-name="P1">8313. 3112431</text:p>
        <text:p text:style-name="P1">8314. 3112432</text:p>
        <text:p text:style-name="P1">8315. 3112433</text:p>
        <text:p text:style-name="P1">8316. 3112434</text:p>
        <text:p text:style-name="P1">8317. 3112441</text:p>
        <text:p text:style-name="P1">8318. 3112442</text:p>
        <text:p text:style-name="P1">8319. 3112443</text:p>
        <text:p text:style-name="P1">8320. 3112444</text:p>
        <text:p text:style-name="P1">8321. 3113111</text:p>
        <text:p text:style-name="P1">8322. 3113112</text:p>
        <text:p text:style-name="P1">8323. 3113113</text:p>
        <text:p text:style-name="P1">8324. 3113114</text:p>
        <text:p text:style-name="P1">8325. 3113121</text:p>
        <text:p text:style-name="P1">8326. 3113122</text:p>
        <text:p text:style-name="P1">8327. 3113123</text:p>
        <text:p text:style-name="P1">8328. 3113124</text:p>
        <text:p text:style-name="P1">8329. 3113131</text:p>
        <text:p text:style-name="P1">8330. 3113132</text:p>
        <text:p text:style-name="P1">8331. 3113133</text:p>
        <text:p text:style-name="P1">8332. 3113134</text:p>
        <text:p text:style-name="P1">8333. 3113141</text:p>
        <text:p text:style-name="P1">8334. 3113142</text:p>
        <text:p text:style-name="P1">8335. 3113143</text:p>
        <text:p text:style-name="P1">8336. 3113144</text:p>
        <text:p text:style-name="P1">8337. 3113211</text:p>
        <text:p text:style-name="P1">8338. 3113212</text:p>
        <text:p text:style-name="P1">8339. 3113213</text:p>
        <text:p text:style-name="P1">8340. 3113214</text:p>
        <text:p text:style-name="P1">8341. 3113221</text:p>
        <text:p text:style-name="P1">8342. 3113222</text:p>
        <text:p text:style-name="P1">8343. 3113223</text:p>
        <text:p text:style-name="P1">8344. 3113224</text:p>
        <text:p text:style-name="P1">8345. 3113231</text:p>
        <text:p text:style-name="P1">8346. 3113232</text:p>
        <text:p text:style-name="P1">8347. 3113233</text:p>
        <text:p text:style-name="P1">8348. 3113234</text:p>
        <text:p text:style-name="P1">8349. 3113241</text:p>
        <text:p text:style-name="P1">8350. 3113242</text:p>
        <text:p text:style-name="P1">8351. 3113243</text:p>
        <text:p text:style-name="P1">8352. 3113244</text:p>
        <text:p text:style-name="P1">8353. 3113311</text:p>
        <text:p text:style-name="P1">8354. 3113312</text:p>
        <text:p text:style-name="P1">8355. 3113313</text:p>
        <text:p text:style-name="P1">8356. 3113314</text:p>
        <text:p text:style-name="P1">8357. 3113321</text:p>
        <text:p text:style-name="P1">8358. 3113322</text:p>
        <text:p text:style-name="P1">8359. 3113323</text:p>
        <text:p text:style-name="P1">8360. 3113324</text:p>
        <text:p text:style-name="P1">8361. 3113331</text:p>
        <text:p text:style-name="P1">8362. 3113332</text:p>
        <text:p text:style-name="P1">8363. 3113333</text:p>
        <text:p text:style-name="P1">8364. 3113334</text:p>
        <text:p text:style-name="P1">8365. 3113341</text:p>
        <text:p text:style-name="P1">8366. 3113342</text:p>
        <text:p text:style-name="P1">8367. 3113343</text:p>
        <text:p text:style-name="P1">8368. 3113344</text:p>
        <text:p text:style-name="P1">8369. 3113411</text:p>
        <text:p text:style-name="P1">8370. 3113412</text:p>
        <text:p text:style-name="P1">8371. 3113413</text:p>
        <text:p text:style-name="P1">8372. 3113414</text:p>
        <text:p text:style-name="P1">8373. 3113421</text:p>
        <text:p text:style-name="P1">8374. 3113422</text:p>
        <text:p text:style-name="P1">8375. 3113423</text:p>
        <text:p text:style-name="P1">8376. 3113424</text:p>
        <text:p text:style-name="P1">8377. 3113431</text:p>
        <text:p text:style-name="P1">8378. 3113432</text:p>
        <text:p text:style-name="P1">8379. 3113433</text:p>
        <text:p text:style-name="P1">8380. 3113434</text:p>
        <text:p text:style-name="P1">8381. 3113441</text:p>
        <text:p text:style-name="P1">8382. 3113442</text:p>
        <text:p text:style-name="P1">8383. 3113443</text:p>
        <text:p text:style-name="P1">8384. 3113444</text:p>
        <text:p text:style-name="P1">8385. 3114111</text:p>
        <text:p text:style-name="P1">8386. 3114112</text:p>
        <text:p text:style-name="P1">8387. 3114113</text:p>
        <text:p text:style-name="P1">8388. 3114114</text:p>
        <text:p text:style-name="P1">8389. 3114121</text:p>
        <text:p text:style-name="P1">8390. 3114122</text:p>
        <text:p text:style-name="P1">8391. 3114123</text:p>
        <text:p text:style-name="P1">8392. 3114124</text:p>
        <text:p text:style-name="P1">8393. 3114131</text:p>
        <text:p text:style-name="P1">8394. 3114132</text:p>
        <text:p text:style-name="P1">8395. 3114133</text:p>
        <text:p text:style-name="P1">8396. 3114134</text:p>
        <text:p text:style-name="P1">8397. 3114141</text:p>
        <text:p text:style-name="P1">8398. 3114142</text:p>
        <text:p text:style-name="P1">8399. 3114143</text:p>
        <text:p text:style-name="P1">8400. 3114144</text:p>
        <text:p text:style-name="P1">8401. 3114211</text:p>
        <text:p text:style-name="P1">8402. 3114212</text:p>
        <text:p text:style-name="P1">8403. 3114213</text:p>
        <text:p text:style-name="P1">8404. 3114214</text:p>
        <text:p text:style-name="P1">8405. 3114221</text:p>
        <text:p text:style-name="P1">8406. 3114222</text:p>
        <text:p text:style-name="P1">8407. 3114223</text:p>
        <text:p text:style-name="P1">8408. 3114224</text:p>
        <text:p text:style-name="P1">8409. 3114231</text:p>
        <text:p text:style-name="P1">8410. 3114232</text:p>
        <text:p text:style-name="P1">8411. 3114233</text:p>
        <text:p text:style-name="P1">8412. 3114234</text:p>
        <text:p text:style-name="P1">8413. 3114241</text:p>
        <text:p text:style-name="P1">8414. 3114242</text:p>
        <text:p text:style-name="P1">8415. 3114243</text:p>
        <text:p text:style-name="P1">8416. 3114244</text:p>
        <text:p text:style-name="P1">8417. 3114311</text:p>
        <text:p text:style-name="P1">8418. 3114312</text:p>
        <text:p text:style-name="P1">8419. 3114313</text:p>
        <text:p text:style-name="P1">8420. 3114314</text:p>
        <text:p text:style-name="P1">8421. 3114321</text:p>
        <text:p text:style-name="P1">8422. 3114322</text:p>
        <text:p text:style-name="P1">8423. 3114323</text:p>
        <text:p text:style-name="P1">8424. 3114324</text:p>
        <text:p text:style-name="P1">8425. 3114331</text:p>
        <text:p text:style-name="P1">8426. 3114332</text:p>
        <text:p text:style-name="P1"><text:soft-page-break/>8427. 3114333</text:p>
        <text:p text:style-name="P1">8428. 3114334</text:p>
        <text:p text:style-name="P1">8429. 3114341</text:p>
        <text:p text:style-name="P1">8430. 3114342</text:p>
        <text:p text:style-name="P1">8431. 3114343</text:p>
        <text:p text:style-name="P1">8432. 3114344</text:p>
        <text:p text:style-name="P1">8433. 3114411</text:p>
        <text:p text:style-name="P1">8434. 3114412</text:p>
        <text:p text:style-name="P1">8435. 3114413</text:p>
        <text:p text:style-name="P1">8436. 3114414</text:p>
        <text:p text:style-name="P1">8437. 3114421</text:p>
        <text:p text:style-name="P1">8438. 3114422</text:p>
        <text:p text:style-name="P1">8439. 3114423</text:p>
        <text:p text:style-name="P1">8440. 3114424</text:p>
        <text:p text:style-name="P1">8441. 3114431</text:p>
        <text:p text:style-name="P1">8442. 3114432</text:p>
        <text:p text:style-name="P1">8443. 3114433</text:p>
        <text:p text:style-name="P1">8444. 3114434</text:p>
        <text:p text:style-name="P1">8445. 3114441</text:p>
        <text:p text:style-name="P1">8446. 3114442</text:p>
        <text:p text:style-name="P1">8447. 3114443</text:p>
        <text:p text:style-name="P1">8448. 3114444</text:p>
        <text:p text:style-name="P1">8449. 3121111</text:p>
        <text:p text:style-name="P1">8450. 3121112</text:p>
        <text:p text:style-name="P1">8451. 3121113</text:p>
        <text:p text:style-name="P1">8452. 3121114</text:p>
        <text:p text:style-name="P1">8453. 3121121</text:p>
        <text:p text:style-name="P1">8454. 3121122</text:p>
        <text:p text:style-name="P1">8455. 3121123</text:p>
        <text:p text:style-name="P1">8456. 3121124</text:p>
        <text:p text:style-name="P1">8457. 3121131</text:p>
        <text:p text:style-name="P1">8458. 3121132</text:p>
        <text:p text:style-name="P1">8459. 3121133</text:p>
        <text:p text:style-name="P1">8460. 3121134</text:p>
        <text:p text:style-name="P1">8461. 3121141</text:p>
        <text:p text:style-name="P1">8462. 3121142</text:p>
        <text:p text:style-name="P1">8463. 3121143</text:p>
        <text:p text:style-name="P1">8464. 3121144</text:p>
        <text:p text:style-name="P1">8465. 3121211</text:p>
        <text:p text:style-name="P1">8466. 3121212</text:p>
        <text:p text:style-name="P1">8467. 3121213</text:p>
        <text:p text:style-name="P1">8468. 3121214</text:p>
        <text:p text:style-name="P1">8469. 3121221</text:p>
        <text:p text:style-name="P1">8470. 3121222</text:p>
        <text:p text:style-name="P1">8471. 3121223</text:p>
        <text:p text:style-name="P1">8472. 3121224</text:p>
        <text:p text:style-name="P1">8473. 3121231</text:p>
        <text:p text:style-name="P1">8474. 3121232</text:p>
        <text:p text:style-name="P1">8475. 3121233</text:p>
        <text:p text:style-name="P1">8476. 3121234</text:p>
        <text:p text:style-name="P1">8477. 3121241</text:p>
        <text:p text:style-name="P1">8478. 3121242</text:p>
        <text:p text:style-name="P1">8479. 3121243</text:p>
        <text:p text:style-name="P1">8480. 3121244</text:p>
        <text:p text:style-name="P1">8481. 3121311</text:p>
        <text:p text:style-name="P1">8482. 3121312</text:p>
        <text:p text:style-name="P1">8483. 3121313</text:p>
        <text:p text:style-name="P1">8484. 3121314</text:p>
        <text:p text:style-name="P1">8485. 3121321</text:p>
        <text:p text:style-name="P1">8486. 3121322</text:p>
        <text:p text:style-name="P1">8487. 3121323</text:p>
        <text:p text:style-name="P1">8488. 3121324</text:p>
        <text:p text:style-name="P1">8489. 3121331</text:p>
        <text:p text:style-name="P1">8490. 3121332</text:p>
        <text:p text:style-name="P1">8491. 3121333</text:p>
        <text:p text:style-name="P1">8492. 3121334</text:p>
        <text:p text:style-name="P1">8493. 3121341</text:p>
        <text:p text:style-name="P1">8494. 3121342</text:p>
        <text:p text:style-name="P1">8495. 3121343</text:p>
        <text:p text:style-name="P1">8496. 3121344</text:p>
        <text:p text:style-name="P1">8497. 3121411</text:p>
        <text:p text:style-name="P1">8498. 3121412</text:p>
        <text:p text:style-name="P1">8499. 3121413</text:p>
        <text:p text:style-name="P1">8500. 3121414</text:p>
        <text:p text:style-name="P1">8501. 3121421</text:p>
        <text:p text:style-name="P1">8502. 3121422</text:p>
        <text:p text:style-name="P1">8503. 3121423</text:p>
        <text:p text:style-name="P1">8504. 3121424</text:p>
        <text:p text:style-name="P1">8505. 3121431</text:p>
        <text:p text:style-name="P1">8506. 3121432</text:p>
        <text:p text:style-name="P1">8507. 3121433</text:p>
        <text:p text:style-name="P1">8508. 3121434</text:p>
        <text:p text:style-name="P1">8509. 3121441</text:p>
        <text:p text:style-name="P1">8510. 3121442</text:p>
        <text:p text:style-name="P1">8511. 3121443</text:p>
        <text:p text:style-name="P1">8512. 3121444</text:p>
        <text:p text:style-name="P1">8513. 3122111</text:p>
        <text:p text:style-name="P1">8514. 3122112</text:p>
        <text:p text:style-name="P1">8515. 3122113</text:p>
        <text:p text:style-name="P1">8516. 3122114</text:p>
        <text:p text:style-name="P1">8517. 3122121</text:p>
        <text:p text:style-name="P1">8518. 3122122</text:p>
        <text:p text:style-name="P1">8519. 3122123</text:p>
        <text:p text:style-name="P1">8520. 3122124</text:p>
        <text:p text:style-name="P1">8521. 3122131</text:p>
        <text:p text:style-name="P1">8522. 3122132</text:p>
        <text:p text:style-name="P1">8523. 3122133</text:p>
        <text:p text:style-name="P1">8524. 3122134</text:p>
        <text:p text:style-name="P1">8525. 3122141</text:p>
        <text:p text:style-name="P1">8526. 3122142</text:p>
        <text:p text:style-name="P1">8527. 3122143</text:p>
        <text:p text:style-name="P1">8528. 3122144</text:p>
        <text:p text:style-name="P1">8529. 3122211</text:p>
        <text:p text:style-name="P1">8530. 3122212</text:p>
        <text:p text:style-name="P1">8531. 3122213</text:p>
        <text:p text:style-name="P1">8532. 3122214</text:p>
        <text:p text:style-name="P1">8533. 3122221</text:p>
        <text:p text:style-name="P1">8534. 3122222</text:p>
        <text:p text:style-name="P1">8535. 3122223</text:p>
        <text:p text:style-name="P1">8536. 3122224</text:p>
        <text:p text:style-name="P1">8537. 3122231</text:p>
        <text:p text:style-name="P1">8538. 3122232</text:p>
        <text:p text:style-name="P1">8539. 3122233</text:p>
        <text:p text:style-name="P1">8540. 3122234</text:p>
        <text:p text:style-name="P1">8541. 3122241</text:p>
        <text:p text:style-name="P1">8542. 3122242</text:p>
        <text:p text:style-name="P1">8543. 3122243</text:p>
        <text:p text:style-name="P1">8544. 3122244</text:p>
        <text:p text:style-name="P1">8545. 3122311</text:p>
        <text:p text:style-name="P1">8546. 3122312</text:p>
        <text:p text:style-name="P1">8547. 3122313</text:p>
        <text:p text:style-name="P1">8548. 3122314</text:p>
        <text:p text:style-name="P1">8549. 3122321</text:p>
        <text:p text:style-name="P1">8550. 3122322</text:p>
        <text:p text:style-name="P1">8551. 3122323</text:p>
        <text:p text:style-name="P1">8552. 3122324</text:p>
        <text:p text:style-name="P1">8553. 3122331</text:p>
        <text:p text:style-name="P1">8554. 3122332</text:p>
        <text:p text:style-name="P1">8555. 3122333</text:p>
        <text:p text:style-name="P1">8556. 3122334</text:p>
        <text:p text:style-name="P1">8557. 3122341</text:p>
        <text:p text:style-name="P1">8558. 3122342</text:p>
        <text:p text:style-name="P1">8559. 3122343</text:p>
        <text:p text:style-name="P1">8560. 3122344</text:p>
        <text:p text:style-name="P1">8561. 3122411</text:p>
        <text:p text:style-name="P1">8562. 3122412</text:p>
        <text:p text:style-name="P1">8563. 3122413</text:p>
        <text:p text:style-name="P1">8564. 3122414</text:p>
        <text:p text:style-name="P1">8565. 3122421</text:p>
        <text:p text:style-name="P1">8566. 3122422</text:p>
        <text:p text:style-name="P1">8567. 3122423</text:p>
        <text:p text:style-name="P1">8568. 3122424</text:p>
        <text:p text:style-name="P1">8569. 3122431</text:p>
        <text:p text:style-name="P1">8570. 3122432</text:p>
        <text:p text:style-name="P1">8571. 3122433</text:p>
        <text:p text:style-name="P1">8572. 3122434</text:p>
        <text:p text:style-name="P1">8573. 3122441</text:p>
        <text:p text:style-name="P1">8574. 3122442</text:p>
        <text:p text:style-name="P1">8575. 3122443</text:p>
        <text:p text:style-name="P1">8576. 3122444</text:p>
        <text:p text:style-name="P1">8577. 3123111</text:p>
        <text:p text:style-name="P1">8578. 3123112</text:p>
        <text:p text:style-name="P1">8579. 3123113</text:p>
        <text:p text:style-name="P1">8580. 3123114</text:p>
        <text:p text:style-name="P1">8581. 3123121</text:p>
        <text:p text:style-name="P1">8582. 3123122</text:p>
        <text:p text:style-name="P1">8583. 3123123</text:p>
        <text:p text:style-name="P1">8584. 3123124</text:p>
        <text:p text:style-name="P1">8585. 3123131</text:p>
        <text:p text:style-name="P1">8586. 3123132</text:p>
        <text:p text:style-name="P1">8587. 3123133</text:p>
        <text:p text:style-name="P1">8588. 3123134</text:p>
        <text:p text:style-name="P1">8589. 3123141</text:p>
        <text:p text:style-name="P1">8590. 3123142</text:p>
        <text:p text:style-name="P1">8591. 3123143</text:p>
        <text:p text:style-name="P1">8592. 3123144</text:p>
        <text:p text:style-name="P1">8593. 3123211</text:p>
        <text:p text:style-name="P1">8594. 3123212</text:p>
        <text:p text:style-name="P1">8595. 3123213</text:p>
        <text:p text:style-name="P1">8596. 3123214</text:p>
        <text:p text:style-name="P1">8597. 3123221</text:p>
        <text:p text:style-name="P1">8598. 3123222</text:p>
        <text:p text:style-name="P1">8599. 3123223</text:p>
        <text:p text:style-name="P1">8600. 3123224</text:p>
        <text:p text:style-name="P1">8601. 3123231</text:p>
        <text:p text:style-name="P1">8602. 3123232</text:p>
        <text:p text:style-name="P1">8603. 3123233</text:p>
        <text:p text:style-name="P1">8604. 3123234</text:p>
        <text:p text:style-name="P1">8605. 3123241</text:p>
        <text:p text:style-name="P1">8606. 3123242</text:p>
        <text:p text:style-name="P1">8607. 3123243</text:p>
        <text:p text:style-name="P1">8608. 3123244</text:p>
        <text:p text:style-name="P1">8609. 3123311</text:p>
        <text:p text:style-name="P1">8610. 3123312</text:p>
        <text:p text:style-name="P1">8611. 3123313</text:p>
        <text:p text:style-name="P1">8612. 3123314</text:p>
        <text:p text:style-name="P1">8613. 3123321</text:p>
        <text:p text:style-name="P1">8614. 3123322</text:p>
        <text:p text:style-name="P1">8615. 3123323</text:p>
        <text:p text:style-name="P1">8616. 3123324</text:p>
        <text:p text:style-name="P1">8617. 3123331</text:p>
        <text:p text:style-name="P1">8618. 3123332</text:p>
        <text:p text:style-name="P1">8619. 3123333</text:p>
        <text:p text:style-name="P1">8620. 3123334</text:p>
        <text:p text:style-name="P1">8621. 3123341</text:p>
        <text:p text:style-name="P1">8622. 3123342</text:p>
        <text:p text:style-name="P1"><text:soft-page-break/>8623. 3123343</text:p>
        <text:p text:style-name="P1">8624. 3123344</text:p>
        <text:p text:style-name="P1">8625. 3123411</text:p>
        <text:p text:style-name="P1">8626. 3123412</text:p>
        <text:p text:style-name="P1">8627. 3123413</text:p>
        <text:p text:style-name="P1">8628. 3123414</text:p>
        <text:p text:style-name="P1">8629. 3123421</text:p>
        <text:p text:style-name="P1">8630. 3123422</text:p>
        <text:p text:style-name="P1">8631. 3123423</text:p>
        <text:p text:style-name="P1">8632. 3123424</text:p>
        <text:p text:style-name="P1">8633. 3123431</text:p>
        <text:p text:style-name="P1">8634. 3123432</text:p>
        <text:p text:style-name="P1">8635. 3123433</text:p>
        <text:p text:style-name="P1">8636. 3123434</text:p>
        <text:p text:style-name="P1">8637. 3123441</text:p>
        <text:p text:style-name="P1">8638. 3123442</text:p>
        <text:p text:style-name="P1">8639. 3123443</text:p>
        <text:p text:style-name="P1">8640. 3123444</text:p>
        <text:p text:style-name="P1">8641. 3124111</text:p>
        <text:p text:style-name="P1">8642. 3124112</text:p>
        <text:p text:style-name="P1">8643. 3124113</text:p>
        <text:p text:style-name="P1">8644. 3124114</text:p>
        <text:p text:style-name="P1">8645. 3124121</text:p>
        <text:p text:style-name="P1">8646. 3124122</text:p>
        <text:p text:style-name="P1">8647. 3124123</text:p>
        <text:p text:style-name="P1">8648. 3124124</text:p>
        <text:p text:style-name="P1">8649. 3124131</text:p>
        <text:p text:style-name="P1">8650. 3124132</text:p>
        <text:p text:style-name="P1">8651. 3124133</text:p>
        <text:p text:style-name="P1">8652. 3124134</text:p>
        <text:p text:style-name="P1">8653. 3124141</text:p>
        <text:p text:style-name="P1">8654. 3124142</text:p>
        <text:p text:style-name="P1">8655. 3124143</text:p>
        <text:p text:style-name="P1">8656. 3124144</text:p>
        <text:p text:style-name="P1">8657. 3124211</text:p>
        <text:p text:style-name="P1">8658. 3124212</text:p>
        <text:p text:style-name="P1">8659. 3124213</text:p>
        <text:p text:style-name="P1">8660. 3124214</text:p>
        <text:p text:style-name="P1">8661. 3124221</text:p>
        <text:p text:style-name="P1">8662. 3124222</text:p>
        <text:p text:style-name="P1">8663. 3124223</text:p>
        <text:p text:style-name="P1">8664. 3124224</text:p>
        <text:p text:style-name="P1">8665. 3124231</text:p>
        <text:p text:style-name="P1">8666. 3124232</text:p>
        <text:p text:style-name="P1">8667. 3124233</text:p>
        <text:p text:style-name="P1">8668. 3124234</text:p>
        <text:p text:style-name="P1">8669. 3124241</text:p>
        <text:p text:style-name="P1">8670. 3124242</text:p>
        <text:p text:style-name="P1">8671. 3124243</text:p>
        <text:p text:style-name="P1">8672. 3124244</text:p>
        <text:p text:style-name="P1">8673. 3124311</text:p>
        <text:p text:style-name="P1">8674. 3124312</text:p>
        <text:p text:style-name="P1">8675. 3124313</text:p>
        <text:p text:style-name="P1">8676. 3124314</text:p>
        <text:p text:style-name="P1">8677. 3124321</text:p>
        <text:p text:style-name="P1">8678. 3124322</text:p>
        <text:p text:style-name="P1">8679. 3124323</text:p>
        <text:p text:style-name="P1">8680. 3124324</text:p>
        <text:p text:style-name="P1">8681. 3124331</text:p>
        <text:p text:style-name="P1">8682. 3124332</text:p>
        <text:p text:style-name="P1">8683. 3124333</text:p>
        <text:p text:style-name="P1">8684. 3124334</text:p>
        <text:p text:style-name="P1">8685. 3124341</text:p>
        <text:p text:style-name="P1">8686. 3124342</text:p>
        <text:p text:style-name="P1">8687. 3124343</text:p>
        <text:p text:style-name="P1">8688. 3124344</text:p>
        <text:p text:style-name="P1">8689. 3124411</text:p>
        <text:p text:style-name="P1">8690. 3124412</text:p>
        <text:p text:style-name="P1">8691. 3124413</text:p>
        <text:p text:style-name="P1">8692. 3124414</text:p>
        <text:p text:style-name="P1">8693. 3124421</text:p>
        <text:p text:style-name="P1">8694. 3124422</text:p>
        <text:p text:style-name="P1">8695. 3124423</text:p>
        <text:p text:style-name="P1">8696. 3124424</text:p>
        <text:p text:style-name="P1">8697. 3124431</text:p>
        <text:p text:style-name="P1">8698. 3124432</text:p>
        <text:p text:style-name="P1">8699. 3124433</text:p>
        <text:p text:style-name="P1">8700. 3124434</text:p>
        <text:p text:style-name="P1">8701. 3124441</text:p>
        <text:p text:style-name="P1">8702. 3124442</text:p>
        <text:p text:style-name="P1">8703. 3124443</text:p>
        <text:p text:style-name="P1">8704. 3124444</text:p>
        <text:p text:style-name="P1">8705. 3131111</text:p>
        <text:p text:style-name="P1">8706. 3131112</text:p>
        <text:p text:style-name="P1">8707. 3131113</text:p>
        <text:p text:style-name="P1">8708. 3131114</text:p>
        <text:p text:style-name="P1">8709. 3131121</text:p>
        <text:p text:style-name="P1">8710. 3131122</text:p>
        <text:p text:style-name="P1">8711. 3131123</text:p>
        <text:p text:style-name="P1">8712. 3131124</text:p>
        <text:p text:style-name="P1">8713. 3131131</text:p>
        <text:p text:style-name="P1">8714. 3131132</text:p>
        <text:p text:style-name="P1">8715. 3131133</text:p>
        <text:p text:style-name="P1">8716. 3131134</text:p>
        <text:p text:style-name="P1">8717. 3131141</text:p>
        <text:p text:style-name="P1">8718. 3131142</text:p>
        <text:p text:style-name="P1">8719. 3131143</text:p>
        <text:p text:style-name="P1">8720. 3131144</text:p>
        <text:p text:style-name="P1">8721. 3131211</text:p>
        <text:p text:style-name="P1">8722. 3131212</text:p>
        <text:p text:style-name="P1">8723. 3131213</text:p>
        <text:p text:style-name="P1">8724. 3131214</text:p>
        <text:p text:style-name="P1">8725. 3131221</text:p>
        <text:p text:style-name="P1">8726. 3131222</text:p>
        <text:p text:style-name="P1">8727. 3131223</text:p>
        <text:p text:style-name="P1">8728. 3131224</text:p>
        <text:p text:style-name="P1">8729. 3131231</text:p>
        <text:p text:style-name="P1">8730. 3131232</text:p>
        <text:p text:style-name="P1">8731. 3131233</text:p>
        <text:p text:style-name="P1">8732. 3131234</text:p>
        <text:p text:style-name="P1">8733. 3131241</text:p>
        <text:p text:style-name="P1">8734. 3131242</text:p>
        <text:p text:style-name="P1">8735. 3131243</text:p>
        <text:p text:style-name="P1">8736. 3131244</text:p>
        <text:p text:style-name="P1">8737. 3131311</text:p>
        <text:p text:style-name="P1">8738. 3131312</text:p>
        <text:p text:style-name="P1">8739. 3131313</text:p>
        <text:p text:style-name="P1">8740. 3131314</text:p>
        <text:p text:style-name="P1">8741. 3131321</text:p>
        <text:p text:style-name="P1">8742. 3131322</text:p>
        <text:p text:style-name="P1">8743. 3131323</text:p>
        <text:p text:style-name="P1">8744. 3131324</text:p>
        <text:p text:style-name="P1">8745. 3131331</text:p>
        <text:p text:style-name="P1">8746. 3131332</text:p>
        <text:p text:style-name="P1">8747. 3131333</text:p>
        <text:p text:style-name="P1">8748. 3131334</text:p>
        <text:p text:style-name="P1">8749. 3131341</text:p>
        <text:p text:style-name="P1">8750. 3131342</text:p>
        <text:p text:style-name="P1">8751. 3131343</text:p>
        <text:p text:style-name="P1">8752. 3131344</text:p>
        <text:p text:style-name="P1">8753. 3131411</text:p>
        <text:p text:style-name="P1">8754. 3131412</text:p>
        <text:p text:style-name="P1">8755. 3131413</text:p>
        <text:p text:style-name="P1">8756. 3131414</text:p>
        <text:p text:style-name="P1">8757. 3131421</text:p>
        <text:p text:style-name="P1">8758. 3131422</text:p>
        <text:p text:style-name="P1">8759. 3131423</text:p>
        <text:p text:style-name="P1">8760. 3131424</text:p>
        <text:p text:style-name="P1">8761. 3131431</text:p>
        <text:p text:style-name="P1">8762. 3131432</text:p>
        <text:p text:style-name="P1">8763. 3131433</text:p>
        <text:p text:style-name="P1">8764. 3131434</text:p>
        <text:p text:style-name="P1">8765. 3131441</text:p>
        <text:p text:style-name="P1">8766. 3131442</text:p>
        <text:p text:style-name="P1">8767. 3131443</text:p>
        <text:p text:style-name="P1">8768. 3131444</text:p>
        <text:p text:style-name="P1">8769. 3132111</text:p>
        <text:p text:style-name="P1">8770. 3132112</text:p>
        <text:p text:style-name="P1">8771. 3132113</text:p>
        <text:p text:style-name="P1">8772. 3132114</text:p>
        <text:p text:style-name="P1">8773. 3132121</text:p>
        <text:p text:style-name="P1">8774. 3132122</text:p>
        <text:p text:style-name="P1">8775. 3132123</text:p>
        <text:p text:style-name="P1">8776. 3132124</text:p>
        <text:p text:style-name="P1">8777. 3132131</text:p>
        <text:p text:style-name="P1">8778. 3132132</text:p>
        <text:p text:style-name="P1">8779. 3132133</text:p>
        <text:p text:style-name="P1">8780. 3132134</text:p>
        <text:p text:style-name="P1">8781. 3132141</text:p>
        <text:p text:style-name="P1">8782. 3132142</text:p>
        <text:p text:style-name="P1">8783. 3132143</text:p>
        <text:p text:style-name="P1">8784. 3132144</text:p>
        <text:p text:style-name="P1">8785. 3132211</text:p>
        <text:p text:style-name="P1">8786. 3132212</text:p>
        <text:p text:style-name="P1">8787. 3132213</text:p>
        <text:p text:style-name="P1">8788. 3132214</text:p>
        <text:p text:style-name="P1">8789. 3132221</text:p>
        <text:p text:style-name="P1">8790. 3132222</text:p>
        <text:p text:style-name="P1">8791. 3132223</text:p>
        <text:p text:style-name="P1">8792. 3132224</text:p>
        <text:p text:style-name="P1">8793. 3132231</text:p>
        <text:p text:style-name="P1">8794. 3132232</text:p>
        <text:p text:style-name="P1">8795. 3132233</text:p>
        <text:p text:style-name="P1">8796. 3132234</text:p>
        <text:p text:style-name="P1">8797. 3132241</text:p>
        <text:p text:style-name="P1">8798. 3132242</text:p>
        <text:p text:style-name="P1">8799. 3132243</text:p>
        <text:p text:style-name="P1">8800. 3132244</text:p>
        <text:p text:style-name="P1">8801. 3132311</text:p>
        <text:p text:style-name="P1">8802. 3132312</text:p>
        <text:p text:style-name="P1">8803. 3132313</text:p>
        <text:p text:style-name="P1">8804. 3132314</text:p>
        <text:p text:style-name="P1">8805. 3132321</text:p>
        <text:p text:style-name="P1">8806. 3132322</text:p>
        <text:p text:style-name="P1">8807. 3132323</text:p>
        <text:p text:style-name="P1">8808. 3132324</text:p>
        <text:p text:style-name="P1">8809. 3132331</text:p>
        <text:p text:style-name="P1">8810. 3132332</text:p>
        <text:p text:style-name="P1">8811. 3132333</text:p>
        <text:p text:style-name="P1">8812. 3132334</text:p>
        <text:p text:style-name="P1">8813. 3132341</text:p>
        <text:p text:style-name="P1">8814. 3132342</text:p>
        <text:p text:style-name="P1">8815. 3132343</text:p>
        <text:p text:style-name="P1">8816. 3132344</text:p>
        <text:p text:style-name="P1">8817. 3132411</text:p>
        <text:p text:style-name="P1">8818. 3132412</text:p>
        <text:p text:style-name="P1"><text:soft-page-break/>8819. 3132413</text:p>
        <text:p text:style-name="P1">8820. 3132414</text:p>
        <text:p text:style-name="P1">8821. 3132421</text:p>
        <text:p text:style-name="P1">8822. 3132422</text:p>
        <text:p text:style-name="P1">8823. 3132423</text:p>
        <text:p text:style-name="P1">8824. 3132424</text:p>
        <text:p text:style-name="P1">8825. 3132431</text:p>
        <text:p text:style-name="P1">8826. 3132432</text:p>
        <text:p text:style-name="P1">8827. 3132433</text:p>
        <text:p text:style-name="P1">8828. 3132434</text:p>
        <text:p text:style-name="P1">8829. 3132441</text:p>
        <text:p text:style-name="P1">8830. 3132442</text:p>
        <text:p text:style-name="P1">8831. 3132443</text:p>
        <text:p text:style-name="P1">8832. 3132444</text:p>
        <text:p text:style-name="P1">8833. 3133111</text:p>
        <text:p text:style-name="P1">8834. 3133112</text:p>
        <text:p text:style-name="P1">8835. 3133113</text:p>
        <text:p text:style-name="P1">8836. 3133114</text:p>
        <text:p text:style-name="P1">8837. 3133121</text:p>
        <text:p text:style-name="P1">8838. 3133122</text:p>
        <text:p text:style-name="P1">8839. 3133123</text:p>
        <text:p text:style-name="P1">8840. 3133124</text:p>
        <text:p text:style-name="P1">8841. 3133131</text:p>
        <text:p text:style-name="P1">8842. 3133132</text:p>
        <text:p text:style-name="P1">8843. 3133133</text:p>
        <text:p text:style-name="P1">8844. 3133134</text:p>
        <text:p text:style-name="P1">8845. 3133141</text:p>
        <text:p text:style-name="P1">8846. 3133142</text:p>
        <text:p text:style-name="P1">8847. 3133143</text:p>
        <text:p text:style-name="P1">8848. 3133144</text:p>
        <text:p text:style-name="P1">8849. 3133211</text:p>
        <text:p text:style-name="P1">8850. 3133212</text:p>
        <text:p text:style-name="P1">8851. 3133213</text:p>
        <text:p text:style-name="P1">8852. 3133214</text:p>
        <text:p text:style-name="P1">8853. 3133221</text:p>
        <text:p text:style-name="P1">8854. 3133222</text:p>
        <text:p text:style-name="P1">8855. 3133223</text:p>
        <text:p text:style-name="P1">8856. 3133224</text:p>
        <text:p text:style-name="P1">8857. 3133231</text:p>
        <text:p text:style-name="P1">8858. 3133232</text:p>
        <text:p text:style-name="P1">8859. 3133233</text:p>
        <text:p text:style-name="P1">8860. 3133234</text:p>
        <text:p text:style-name="P1">8861. 3133241</text:p>
        <text:p text:style-name="P1">8862. 3133242</text:p>
        <text:p text:style-name="P1">8863. 3133243</text:p>
        <text:p text:style-name="P1">8864. 3133244</text:p>
        <text:p text:style-name="P1">8865. 3133311</text:p>
        <text:p text:style-name="P1">8866. 3133312</text:p>
        <text:p text:style-name="P1">8867. 3133313</text:p>
        <text:p text:style-name="P1">8868. 3133314</text:p>
        <text:p text:style-name="P1">8869. 3133321</text:p>
        <text:p text:style-name="P1">8870. 3133322</text:p>
        <text:p text:style-name="P1">8871. 3133323</text:p>
        <text:p text:style-name="P1">8872. 3133324</text:p>
        <text:p text:style-name="P1">8873. 3133331</text:p>
        <text:p text:style-name="P1">8874. 3133332</text:p>
        <text:p text:style-name="P1">8875. 3133333</text:p>
        <text:p text:style-name="P1">8876. 3133334</text:p>
        <text:p text:style-name="P1">8877. 3133341</text:p>
        <text:p text:style-name="P1">8878. 3133342</text:p>
        <text:p text:style-name="P1">8879. 3133343</text:p>
        <text:p text:style-name="P1">8880. 3133344</text:p>
        <text:p text:style-name="P1">8881. 3133411</text:p>
        <text:p text:style-name="P1">8882. 3133412</text:p>
        <text:p text:style-name="P1">8883. 3133413</text:p>
        <text:p text:style-name="P1">8884. 3133414</text:p>
        <text:p text:style-name="P1">8885. 3133421</text:p>
        <text:p text:style-name="P1">8886. 3133422</text:p>
        <text:p text:style-name="P1">8887. 3133423</text:p>
        <text:p text:style-name="P1">8888. 3133424</text:p>
        <text:p text:style-name="P1">8889. 3133431</text:p>
        <text:p text:style-name="P1">8890. 3133432</text:p>
        <text:p text:style-name="P1">8891. 3133433</text:p>
        <text:p text:style-name="P1">8892. 3133434</text:p>
        <text:p text:style-name="P1">8893. 3133441</text:p>
        <text:p text:style-name="P1">8894. 3133442</text:p>
        <text:p text:style-name="P1">8895. 3133443</text:p>
        <text:p text:style-name="P1">8896. 3133444</text:p>
        <text:p text:style-name="P1">8897. 3134111</text:p>
        <text:p text:style-name="P1">8898. 3134112</text:p>
        <text:p text:style-name="P1">8899. 3134113</text:p>
        <text:p text:style-name="P1">8900. 3134114</text:p>
        <text:p text:style-name="P1">8901. 3134121</text:p>
        <text:p text:style-name="P1">8902. 3134122</text:p>
        <text:p text:style-name="P1">8903. 3134123</text:p>
        <text:p text:style-name="P1">8904. 3134124</text:p>
        <text:p text:style-name="P1">8905. 3134131</text:p>
        <text:p text:style-name="P1">8906. 3134132</text:p>
        <text:p text:style-name="P1">8907. 3134133</text:p>
        <text:p text:style-name="P1">8908. 3134134</text:p>
        <text:p text:style-name="P1">8909. 3134141</text:p>
        <text:p text:style-name="P1">8910. 3134142</text:p>
        <text:p text:style-name="P1">8911. 3134143</text:p>
        <text:p text:style-name="P1">8912. 3134144</text:p>
        <text:p text:style-name="P1">8913. 3134211</text:p>
        <text:p text:style-name="P1">8914. 3134212</text:p>
        <text:p text:style-name="P1">8915. 3134213</text:p>
        <text:p text:style-name="P1">8916. 3134214</text:p>
        <text:p text:style-name="P1">8917. 3134221</text:p>
        <text:p text:style-name="P1">8918. 3134222</text:p>
        <text:p text:style-name="P1">8919. 3134223</text:p>
        <text:p text:style-name="P1">8920. 3134224</text:p>
        <text:p text:style-name="P1">8921. 3134231</text:p>
        <text:p text:style-name="P1">8922. 3134232</text:p>
        <text:p text:style-name="P1">8923. 3134233</text:p>
        <text:p text:style-name="P1">8924. 3134234</text:p>
        <text:p text:style-name="P1">8925. 3134241</text:p>
        <text:p text:style-name="P1">8926. 3134242</text:p>
        <text:p text:style-name="P1">8927. 3134243</text:p>
        <text:p text:style-name="P1">8928. 3134244</text:p>
        <text:p text:style-name="P1">8929. 3134311</text:p>
        <text:p text:style-name="P1">8930. 3134312</text:p>
        <text:p text:style-name="P1">8931. 3134313</text:p>
        <text:p text:style-name="P1">8932. 3134314</text:p>
        <text:p text:style-name="P1">8933. 3134321</text:p>
        <text:p text:style-name="P1">8934. 3134322</text:p>
        <text:p text:style-name="P1">8935. 3134323</text:p>
        <text:p text:style-name="P1">8936. 3134324</text:p>
        <text:p text:style-name="P1">8937. 3134331</text:p>
        <text:p text:style-name="P1">8938. 3134332</text:p>
        <text:p text:style-name="P1">8939. 3134333</text:p>
        <text:p text:style-name="P1">8940. 3134334</text:p>
        <text:p text:style-name="P1">8941. 3134341</text:p>
        <text:p text:style-name="P1">8942. 3134342</text:p>
        <text:p text:style-name="P1">8943. 3134343</text:p>
        <text:p text:style-name="P1">8944. 3134344</text:p>
        <text:p text:style-name="P1">8945. 3134411</text:p>
        <text:p text:style-name="P1">8946. 3134412</text:p>
        <text:p text:style-name="P1">8947. 3134413</text:p>
        <text:p text:style-name="P1">8948. 3134414</text:p>
        <text:p text:style-name="P1">8949. 3134421</text:p>
        <text:p text:style-name="P1">8950. 3134422</text:p>
        <text:p text:style-name="P1">8951. 3134423</text:p>
        <text:p text:style-name="P1">8952. 3134424</text:p>
        <text:p text:style-name="P1">8953. 3134431</text:p>
        <text:p text:style-name="P1">8954. 3134432</text:p>
        <text:p text:style-name="P1">8955. 3134433</text:p>
        <text:p text:style-name="P1">8956. 3134434</text:p>
        <text:p text:style-name="P1">8957. 3134441</text:p>
        <text:p text:style-name="P1">8958. 3134442</text:p>
        <text:p text:style-name="P1">8959. 3134443</text:p>
        <text:p text:style-name="P1">8960. 3134444</text:p>
        <text:p text:style-name="P1">8961. 3141111</text:p>
        <text:p text:style-name="P1">8962. 3141112</text:p>
        <text:p text:style-name="P1">8963. 3141113</text:p>
        <text:p text:style-name="P1">8964. 3141114</text:p>
        <text:p text:style-name="P1">8965. 3141121</text:p>
        <text:p text:style-name="P1">8966. 3141122</text:p>
        <text:p text:style-name="P1">8967. 3141123</text:p>
        <text:p text:style-name="P1">8968. 3141124</text:p>
        <text:p text:style-name="P1">8969. 3141131</text:p>
        <text:p text:style-name="P1">8970. 3141132</text:p>
        <text:p text:style-name="P1">8971. 3141133</text:p>
        <text:p text:style-name="P1">8972. 3141134</text:p>
        <text:p text:style-name="P1">8973. 3141141</text:p>
        <text:p text:style-name="P1">8974. 3141142</text:p>
        <text:p text:style-name="P1">8975. 3141143</text:p>
        <text:p text:style-name="P1">8976. 3141144</text:p>
        <text:p text:style-name="P1">8977. 3141211</text:p>
        <text:p text:style-name="P1">8978. 3141212</text:p>
        <text:p text:style-name="P1">8979. 3141213</text:p>
        <text:p text:style-name="P1">8980. 3141214</text:p>
        <text:p text:style-name="P1">8981. 3141221</text:p>
        <text:p text:style-name="P1">8982. 3141222</text:p>
        <text:p text:style-name="P1">8983. 3141223</text:p>
        <text:p text:style-name="P1">8984. 3141224</text:p>
        <text:p text:style-name="P1">8985. 3141231</text:p>
        <text:p text:style-name="P1">8986. 3141232</text:p>
        <text:p text:style-name="P1">8987. 3141233</text:p>
        <text:p text:style-name="P1">8988. 3141234</text:p>
        <text:p text:style-name="P1">8989. 3141241</text:p>
        <text:p text:style-name="P1">8990. 3141242</text:p>
        <text:p text:style-name="P1">8991. 3141243</text:p>
        <text:p text:style-name="P1">8992. 3141244</text:p>
        <text:p text:style-name="P1">8993. 3141311</text:p>
        <text:p text:style-name="P1">8994. 3141312</text:p>
        <text:p text:style-name="P1">8995. 3141313</text:p>
        <text:p text:style-name="P1">8996. 3141314</text:p>
        <text:p text:style-name="P1">8997. 3141321</text:p>
        <text:p text:style-name="P1">8998. 3141322</text:p>
        <text:p text:style-name="P1">8999. 3141323</text:p>
        <text:p text:style-name="P1">9000. 3141324</text:p>
        <text:p text:style-name="P1">9001. 3141331</text:p>
        <text:p text:style-name="P1">9002. 3141332</text:p>
        <text:p text:style-name="P1">9003. 3141333</text:p>
        <text:p text:style-name="P1">9004. 3141334</text:p>
        <text:p text:style-name="P1">9005. 3141341</text:p>
        <text:p text:style-name="P1">9006. 3141342</text:p>
        <text:p text:style-name="P1">9007. 3141343</text:p>
        <text:p text:style-name="P1">9008. 3141344</text:p>
        <text:p text:style-name="P1">9009. 3141411</text:p>
        <text:p text:style-name="P1">9010. 3141412</text:p>
        <text:p text:style-name="P1">9011. 3141413</text:p>
        <text:p text:style-name="P1">9012. 3141414</text:p>
        <text:p text:style-name="P1">9013. 3141421</text:p>
        <text:p text:style-name="P1">9014. 3141422</text:p>
        <text:p text:style-name="P1"><text:soft-page-break/>9015. 3141423</text:p>
        <text:p text:style-name="P1">9016. 3141424</text:p>
        <text:p text:style-name="P1">9017. 3141431</text:p>
        <text:p text:style-name="P1">9018. 3141432</text:p>
        <text:p text:style-name="P1">9019. 3141433</text:p>
        <text:p text:style-name="P1">9020. 3141434</text:p>
        <text:p text:style-name="P1">9021. 3141441</text:p>
        <text:p text:style-name="P1">9022. 3141442</text:p>
        <text:p text:style-name="P1">9023. 3141443</text:p>
        <text:p text:style-name="P1">9024. 3141444</text:p>
        <text:p text:style-name="P1">9025. 3142111</text:p>
        <text:p text:style-name="P1">9026. 3142112</text:p>
        <text:p text:style-name="P1">9027. 3142113</text:p>
        <text:p text:style-name="P1">9028. 3142114</text:p>
        <text:p text:style-name="P1">9029. 3142121</text:p>
        <text:p text:style-name="P1">9030. 3142122</text:p>
        <text:p text:style-name="P1">9031. 3142123</text:p>
        <text:p text:style-name="P1">9032. 3142124</text:p>
        <text:p text:style-name="P1">9033. 3142131</text:p>
        <text:p text:style-name="P1">9034. 3142132</text:p>
        <text:p text:style-name="P1">9035. 3142133</text:p>
        <text:p text:style-name="P1">9036. 3142134</text:p>
        <text:p text:style-name="P1">9037. 3142141</text:p>
        <text:p text:style-name="P1">9038. 3142142</text:p>
        <text:p text:style-name="P1">9039. 3142143</text:p>
        <text:p text:style-name="P1">9040. 3142144</text:p>
        <text:p text:style-name="P1">9041. 3142211</text:p>
        <text:p text:style-name="P1">9042. 3142212</text:p>
        <text:p text:style-name="P1">9043. 3142213</text:p>
        <text:p text:style-name="P1">9044. 3142214</text:p>
        <text:p text:style-name="P1">9045. 3142221</text:p>
        <text:p text:style-name="P1">9046. 3142222</text:p>
        <text:p text:style-name="P1">9047. 3142223</text:p>
        <text:p text:style-name="P1">9048. 3142224</text:p>
        <text:p text:style-name="P1">9049. 3142231</text:p>
        <text:p text:style-name="P1">9050. 3142232</text:p>
        <text:p text:style-name="P1">9051. 3142233</text:p>
        <text:p text:style-name="P1">9052. 3142234</text:p>
        <text:p text:style-name="P1">9053. 3142241</text:p>
        <text:p text:style-name="P1">9054. 3142242</text:p>
        <text:p text:style-name="P1">9055. 3142243</text:p>
        <text:p text:style-name="P1">9056. 3142244</text:p>
        <text:p text:style-name="P1">9057. 3142311</text:p>
        <text:p text:style-name="P1">9058. 3142312</text:p>
        <text:p text:style-name="P1">9059. 3142313</text:p>
        <text:p text:style-name="P1">9060. 3142314</text:p>
        <text:p text:style-name="P1">9061. 3142321</text:p>
        <text:p text:style-name="P1">9062. 3142322</text:p>
        <text:p text:style-name="P1">9063. 3142323</text:p>
        <text:p text:style-name="P1">9064. 3142324</text:p>
        <text:p text:style-name="P1">9065. 3142331</text:p>
        <text:p text:style-name="P1">9066. 3142332</text:p>
        <text:p text:style-name="P1">9067. 3142333</text:p>
        <text:p text:style-name="P1">9068. 3142334</text:p>
        <text:p text:style-name="P1">9069. 3142341</text:p>
        <text:p text:style-name="P1">9070. 3142342</text:p>
        <text:p text:style-name="P1">9071. 3142343</text:p>
        <text:p text:style-name="P1">9072. 3142344</text:p>
        <text:p text:style-name="P1">9073. 3142411</text:p>
        <text:p text:style-name="P1">9074. 3142412</text:p>
        <text:p text:style-name="P1">9075. 3142413</text:p>
        <text:p text:style-name="P1">9076. 3142414</text:p>
        <text:p text:style-name="P1">9077. 3142421</text:p>
        <text:p text:style-name="P1">9078. 3142422</text:p>
        <text:p text:style-name="P1">9079. 3142423</text:p>
        <text:p text:style-name="P1">9080. 3142424</text:p>
        <text:p text:style-name="P1">9081. 3142431</text:p>
        <text:p text:style-name="P1">9082. 3142432</text:p>
        <text:p text:style-name="P1">9083. 3142433</text:p>
        <text:p text:style-name="P1">9084. 3142434</text:p>
        <text:p text:style-name="P1">9085. 3142441</text:p>
        <text:p text:style-name="P1">9086. 3142442</text:p>
        <text:p text:style-name="P1">9087. 3142443</text:p>
        <text:p text:style-name="P1">9088. 3142444</text:p>
        <text:p text:style-name="P1">9089. 3143111</text:p>
        <text:p text:style-name="P1">9090. 3143112</text:p>
        <text:p text:style-name="P1">9091. 3143113</text:p>
        <text:p text:style-name="P1">9092. 3143114</text:p>
        <text:p text:style-name="P1">9093. 3143121</text:p>
        <text:p text:style-name="P1">9094. 3143122</text:p>
        <text:p text:style-name="P1">9095. 3143123</text:p>
        <text:p text:style-name="P1">9096. 3143124</text:p>
        <text:p text:style-name="P1">9097. 3143131</text:p>
        <text:p text:style-name="P1">9098. 3143132</text:p>
        <text:p text:style-name="P1">9099. 3143133</text:p>
        <text:p text:style-name="P1">9100. 3143134</text:p>
        <text:p text:style-name="P1">9101. 3143141</text:p>
        <text:p text:style-name="P1">9102. 3143142</text:p>
        <text:p text:style-name="P1">9103. 3143143</text:p>
        <text:p text:style-name="P1">9104. 3143144</text:p>
        <text:p text:style-name="P1">9105. 3143211</text:p>
        <text:p text:style-name="P1">9106. 3143212</text:p>
        <text:p text:style-name="P1">9107. 3143213</text:p>
        <text:p text:style-name="P1">9108. 3143214</text:p>
        <text:p text:style-name="P1">9109. 3143221</text:p>
        <text:p text:style-name="P1">9110. 3143222</text:p>
        <text:p text:style-name="P1">9111. 3143223</text:p>
        <text:p text:style-name="P1">9112. 3143224</text:p>
        <text:p text:style-name="P1">9113. 3143231</text:p>
        <text:p text:style-name="P1">9114. 3143232</text:p>
        <text:p text:style-name="P1">9115. 3143233</text:p>
        <text:p text:style-name="P1">9116. 3143234</text:p>
        <text:p text:style-name="P1">9117. 3143241</text:p>
        <text:p text:style-name="P1">9118. 3143242</text:p>
        <text:p text:style-name="P1">9119. 3143243</text:p>
        <text:p text:style-name="P1">9120. 3143244</text:p>
        <text:p text:style-name="P1">9121. 3143311</text:p>
        <text:p text:style-name="P1">9122. 3143312</text:p>
        <text:p text:style-name="P1">9123. 3143313</text:p>
        <text:p text:style-name="P1">9124. 3143314</text:p>
        <text:p text:style-name="P1">9125. 3143321</text:p>
        <text:p text:style-name="P1">9126. 3143322</text:p>
        <text:p text:style-name="P1">9127. 3143323</text:p>
        <text:p text:style-name="P1">9128. 3143324</text:p>
        <text:p text:style-name="P1">9129. 3143331</text:p>
        <text:p text:style-name="P1">9130. 3143332</text:p>
        <text:p text:style-name="P1">9131. 3143333</text:p>
        <text:p text:style-name="P1">9132. 3143334</text:p>
        <text:p text:style-name="P1">9133. 3143341</text:p>
        <text:p text:style-name="P1">9134. 3143342</text:p>
        <text:p text:style-name="P1">9135. 3143343</text:p>
        <text:p text:style-name="P1">9136. 3143344</text:p>
        <text:p text:style-name="P1">9137. 3143411</text:p>
        <text:p text:style-name="P1">9138. 3143412</text:p>
        <text:p text:style-name="P1">9139. 3143413</text:p>
        <text:p text:style-name="P1">9140. 3143414</text:p>
        <text:p text:style-name="P1">9141. 3143421</text:p>
        <text:p text:style-name="P1">9142. 3143422</text:p>
        <text:p text:style-name="P1">9143. 3143423</text:p>
        <text:p text:style-name="P1">9144. 3143424</text:p>
        <text:p text:style-name="P1">9145. 3143431</text:p>
        <text:p text:style-name="P1">9146. 3143432</text:p>
        <text:p text:style-name="P1">9147. 3143433</text:p>
        <text:p text:style-name="P1">9148. 3143434</text:p>
        <text:p text:style-name="P1">9149. 3143441</text:p>
        <text:p text:style-name="P1">9150. 3143442</text:p>
        <text:p text:style-name="P1">9151. 3143443</text:p>
        <text:p text:style-name="P1">9152. 3143444</text:p>
        <text:p text:style-name="P1">9153. 3144111</text:p>
        <text:p text:style-name="P1">9154. 3144112</text:p>
        <text:p text:style-name="P1">9155. 3144113</text:p>
        <text:p text:style-name="P1">9156. 3144114</text:p>
        <text:p text:style-name="P1">9157. 3144121</text:p>
        <text:p text:style-name="P1">9158. 3144122</text:p>
        <text:p text:style-name="P1">9159. 3144123</text:p>
        <text:p text:style-name="P1">9160. 3144124</text:p>
        <text:p text:style-name="P1">9161. 3144131</text:p>
        <text:p text:style-name="P1">9162. 3144132</text:p>
        <text:p text:style-name="P1">9163. 3144133</text:p>
        <text:p text:style-name="P1">9164. 3144134</text:p>
        <text:p text:style-name="P1">9165. 3144141</text:p>
        <text:p text:style-name="P1">9166. 3144142</text:p>
        <text:p text:style-name="P1">9167. 3144143</text:p>
        <text:p text:style-name="P1">9168. 3144144</text:p>
        <text:p text:style-name="P1">9169. 3144211</text:p>
        <text:p text:style-name="P1">9170. 3144212</text:p>
        <text:p text:style-name="P1">9171. 3144213</text:p>
        <text:p text:style-name="P1">9172. 3144214</text:p>
        <text:p text:style-name="P1">9173. 3144221</text:p>
        <text:p text:style-name="P1">9174. 3144222</text:p>
        <text:p text:style-name="P1">9175. 3144223</text:p>
        <text:p text:style-name="P1">9176. 3144224</text:p>
        <text:p text:style-name="P1">9177. 3144231</text:p>
        <text:p text:style-name="P1">9178. 3144232</text:p>
        <text:p text:style-name="P1">9179. 3144233</text:p>
        <text:p text:style-name="P1">9180. 3144234</text:p>
        <text:p text:style-name="P1">9181. 3144241</text:p>
        <text:p text:style-name="P1">9182. 3144242</text:p>
        <text:p text:style-name="P1">9183. 3144243</text:p>
        <text:p text:style-name="P1">9184. 3144244</text:p>
        <text:p text:style-name="P1">9185. 3144311</text:p>
        <text:p text:style-name="P1">9186. 3144312</text:p>
        <text:p text:style-name="P1">9187. 3144313</text:p>
        <text:p text:style-name="P1">9188. 3144314</text:p>
        <text:p text:style-name="P1">9189. 3144321</text:p>
        <text:p text:style-name="P1">9190. 3144322</text:p>
        <text:p text:style-name="P1">9191. 3144323</text:p>
        <text:p text:style-name="P1">9192. 3144324</text:p>
        <text:p text:style-name="P1">9193. 3144331</text:p>
        <text:p text:style-name="P1">9194. 3144332</text:p>
        <text:p text:style-name="P1">9195. 3144333</text:p>
        <text:p text:style-name="P1">9196. 3144334</text:p>
        <text:p text:style-name="P1">9197. 3144341</text:p>
        <text:p text:style-name="P1">9198. 3144342</text:p>
        <text:p text:style-name="P1">9199. 3144343</text:p>
        <text:p text:style-name="P1">9200. 3144344</text:p>
        <text:p text:style-name="P1">9201. 3144411</text:p>
        <text:p text:style-name="P1">9202. 3144412</text:p>
        <text:p text:style-name="P1">9203. 3144413</text:p>
        <text:p text:style-name="P1">9204. 3144414</text:p>
        <text:p text:style-name="P1">9205. 3144421</text:p>
        <text:p text:style-name="P1">9206. 3144422</text:p>
        <text:p text:style-name="P1">9207. 3144423</text:p>
        <text:p text:style-name="P1">9208. 3144424</text:p>
        <text:p text:style-name="P1">9209. 3144431</text:p>
        <text:p text:style-name="P1">9210. 3144432</text:p>
        <text:p text:style-name="P1"><text:soft-page-break/>9211. 3144433</text:p>
        <text:p text:style-name="P1">9212. 3144434</text:p>
        <text:p text:style-name="P1">9213. 3144441</text:p>
        <text:p text:style-name="P1">9214. 3144442</text:p>
        <text:p text:style-name="P1">9215. 3144443</text:p>
        <text:p text:style-name="P1">9216. 3144444</text:p>
        <text:p text:style-name="P1">9217. 3211111</text:p>
        <text:p text:style-name="P1">9218. 3211112</text:p>
        <text:p text:style-name="P1">9219. 3211113</text:p>
        <text:p text:style-name="P1">9220. 3211114</text:p>
        <text:p text:style-name="P1">9221. 3211121</text:p>
        <text:p text:style-name="P1">9222. 3211122</text:p>
        <text:p text:style-name="P1">9223. 3211123</text:p>
        <text:p text:style-name="P1">9224. 3211124</text:p>
        <text:p text:style-name="P1">9225. 3211131</text:p>
        <text:p text:style-name="P1">9226. 3211132</text:p>
        <text:p text:style-name="P1">9227. 3211133</text:p>
        <text:p text:style-name="P1">9228. 3211134</text:p>
        <text:p text:style-name="P1">9229. 3211141</text:p>
        <text:p text:style-name="P1">9230. 3211142</text:p>
        <text:p text:style-name="P1">9231. 3211143</text:p>
        <text:p text:style-name="P1">9232. 3211144</text:p>
        <text:p text:style-name="P1">9233. 3211211</text:p>
        <text:p text:style-name="P1">9234. 3211212</text:p>
        <text:p text:style-name="P1">9235. 3211213</text:p>
        <text:p text:style-name="P1">9236. 3211214</text:p>
        <text:p text:style-name="P1">9237. 3211221</text:p>
        <text:p text:style-name="P1">9238. 3211222</text:p>
        <text:p text:style-name="P1">9239. 3211223</text:p>
        <text:p text:style-name="P1">9240. 3211224</text:p>
        <text:p text:style-name="P1">9241. 3211231</text:p>
        <text:p text:style-name="P1">9242. 3211232</text:p>
        <text:p text:style-name="P1">9243. 3211233</text:p>
        <text:p text:style-name="P1">9244. 3211234</text:p>
        <text:p text:style-name="P1">9245. 3211241</text:p>
        <text:p text:style-name="P1">9246. 3211242</text:p>
        <text:p text:style-name="P1">9247. 3211243</text:p>
        <text:p text:style-name="P1">9248. 3211244</text:p>
        <text:p text:style-name="P1">9249. 3211311</text:p>
        <text:p text:style-name="P1">9250. 3211312</text:p>
        <text:p text:style-name="P1">9251. 3211313</text:p>
        <text:p text:style-name="P1">9252. 3211314</text:p>
        <text:p text:style-name="P1">9253. 3211321</text:p>
        <text:p text:style-name="P1">9254. 3211322</text:p>
        <text:p text:style-name="P1">9255. 3211323</text:p>
        <text:p text:style-name="P1">9256. 3211324</text:p>
        <text:p text:style-name="P1">9257. 3211331</text:p>
        <text:p text:style-name="P1">9258. 3211332</text:p>
        <text:p text:style-name="P1">9259. 3211333</text:p>
        <text:p text:style-name="P1">9260. 3211334</text:p>
        <text:p text:style-name="P1">9261. 3211341</text:p>
        <text:p text:style-name="P1">9262. 3211342</text:p>
        <text:p text:style-name="P1">9263. 3211343</text:p>
        <text:p text:style-name="P1">9264. 3211344</text:p>
        <text:p text:style-name="P1">9265. 3211411</text:p>
        <text:p text:style-name="P1">9266. 3211412</text:p>
        <text:p text:style-name="P1">9267. 3211413</text:p>
        <text:p text:style-name="P1">9268. 3211414</text:p>
        <text:p text:style-name="P1">9269. 3211421</text:p>
        <text:p text:style-name="P1">9270. 3211422</text:p>
        <text:p text:style-name="P1">9271. 3211423</text:p>
        <text:p text:style-name="P1">9272. 3211424</text:p>
        <text:p text:style-name="P1">9273. 3211431</text:p>
        <text:p text:style-name="P1">9274. 3211432</text:p>
        <text:p text:style-name="P1">9275. 3211433</text:p>
        <text:p text:style-name="P1">9276. 3211434</text:p>
        <text:p text:style-name="P1">9277. 3211441</text:p>
        <text:p text:style-name="P1">9278. 3211442</text:p>
        <text:p text:style-name="P1">9279. 3211443</text:p>
        <text:p text:style-name="P1">9280. 3211444</text:p>
        <text:p text:style-name="P1">9281. 3212111</text:p>
        <text:p text:style-name="P1">9282. 3212112</text:p>
        <text:p text:style-name="P1">9283. 3212113</text:p>
        <text:p text:style-name="P1">9284. 3212114</text:p>
        <text:p text:style-name="P1">9285. 3212121</text:p>
        <text:p text:style-name="P1">9286. 3212122</text:p>
        <text:p text:style-name="P1">9287. 3212123</text:p>
        <text:p text:style-name="P1">9288. 3212124</text:p>
        <text:p text:style-name="P1">9289. 3212131</text:p>
        <text:p text:style-name="P1">9290. 3212132</text:p>
        <text:p text:style-name="P1">9291. 3212133</text:p>
        <text:p text:style-name="P1">9292. 3212134</text:p>
        <text:p text:style-name="P1">9293. 3212141</text:p>
        <text:p text:style-name="P1">9294. 3212142</text:p>
        <text:p text:style-name="P1">9295. 3212143</text:p>
        <text:p text:style-name="P1">9296. 3212144</text:p>
        <text:p text:style-name="P1">9297. 3212211</text:p>
        <text:p text:style-name="P1">9298. 3212212</text:p>
        <text:p text:style-name="P1">9299. 3212213</text:p>
        <text:p text:style-name="P1">9300. 3212214</text:p>
        <text:p text:style-name="P1">9301. 3212221</text:p>
        <text:p text:style-name="P1">9302. 3212222</text:p>
        <text:p text:style-name="P1">9303. 3212223</text:p>
        <text:p text:style-name="P1">9304. 3212224</text:p>
        <text:p text:style-name="P1">9305. 3212231</text:p>
        <text:p text:style-name="P1">9306. 3212232</text:p>
        <text:p text:style-name="P1">9307. 3212233</text:p>
        <text:p text:style-name="P1">9308. 3212234</text:p>
        <text:p text:style-name="P1">9309. 3212241</text:p>
        <text:p text:style-name="P1">9310. 3212242</text:p>
        <text:p text:style-name="P1">9311. 3212243</text:p>
        <text:p text:style-name="P1">9312. 3212244</text:p>
        <text:p text:style-name="P1">9313. 3212311</text:p>
        <text:p text:style-name="P1">9314. 3212312</text:p>
        <text:p text:style-name="P1">9315. 3212313</text:p>
        <text:p text:style-name="P1">9316. 3212314</text:p>
        <text:p text:style-name="P1">9317. 3212321</text:p>
        <text:p text:style-name="P1">9318. 3212322</text:p>
        <text:p text:style-name="P1">9319. 3212323</text:p>
        <text:p text:style-name="P1">9320. 3212324</text:p>
        <text:p text:style-name="P1">9321. 3212331</text:p>
        <text:p text:style-name="P1">9322. 3212332</text:p>
        <text:p text:style-name="P1">9323. 3212333</text:p>
        <text:p text:style-name="P1">9324. 3212334</text:p>
        <text:p text:style-name="P1">9325. 3212341</text:p>
        <text:p text:style-name="P1">9326. 3212342</text:p>
        <text:p text:style-name="P1">9327. 3212343</text:p>
        <text:p text:style-name="P1">9328. 3212344</text:p>
        <text:p text:style-name="P1">9329. 3212411</text:p>
        <text:p text:style-name="P1">9330. 3212412</text:p>
        <text:p text:style-name="P1">9331. 3212413</text:p>
        <text:p text:style-name="P1">9332. 3212414</text:p>
        <text:p text:style-name="P1">9333. 3212421</text:p>
        <text:p text:style-name="P1">9334. 3212422</text:p>
        <text:p text:style-name="P1">9335. 3212423</text:p>
        <text:p text:style-name="P1">9336. 3212424</text:p>
        <text:p text:style-name="P1">9337. 3212431</text:p>
        <text:p text:style-name="P1">9338. 3212432</text:p>
        <text:p text:style-name="P1">9339. 3212433</text:p>
        <text:p text:style-name="P1">9340. 3212434</text:p>
        <text:p text:style-name="P1">9341. 3212441</text:p>
        <text:p text:style-name="P1">9342. 3212442</text:p>
        <text:p text:style-name="P1">9343. 3212443</text:p>
        <text:p text:style-name="P1">9344. 3212444</text:p>
        <text:p text:style-name="P1">9345. 3213111</text:p>
        <text:p text:style-name="P1">9346. 3213112</text:p>
        <text:p text:style-name="P1">9347. 3213113</text:p>
        <text:p text:style-name="P1">9348. 3213114</text:p>
        <text:p text:style-name="P1">9349. 3213121</text:p>
        <text:p text:style-name="P1">9350. 3213122</text:p>
        <text:p text:style-name="P1">9351. 3213123</text:p>
        <text:p text:style-name="P1">9352. 3213124</text:p>
        <text:p text:style-name="P1">9353. 3213131</text:p>
        <text:p text:style-name="P1">9354. 3213132</text:p>
        <text:p text:style-name="P1">9355. 3213133</text:p>
        <text:p text:style-name="P1">9356. 3213134</text:p>
        <text:p text:style-name="P1">9357. 3213141</text:p>
        <text:p text:style-name="P1">9358. 3213142</text:p>
        <text:p text:style-name="P1">9359. 3213143</text:p>
        <text:p text:style-name="P1">9360. 3213144</text:p>
        <text:p text:style-name="P1">9361. 3213211</text:p>
        <text:p text:style-name="P1">9362. 3213212</text:p>
        <text:p text:style-name="P1">9363. 3213213</text:p>
        <text:p text:style-name="P1">9364. 3213214</text:p>
        <text:p text:style-name="P1">9365. 3213221</text:p>
        <text:p text:style-name="P1">9366. 3213222</text:p>
        <text:p text:style-name="P1">9367. 3213223</text:p>
        <text:p text:style-name="P1">9368. 3213224</text:p>
        <text:p text:style-name="P1">9369. 3213231</text:p>
        <text:p text:style-name="P1">9370. 3213232</text:p>
        <text:p text:style-name="P1">9371. 3213233</text:p>
        <text:p text:style-name="P1">9372. 3213234</text:p>
        <text:p text:style-name="P1">9373. 3213241</text:p>
        <text:p text:style-name="P1">9374. 3213242</text:p>
        <text:p text:style-name="P1">9375. 3213243</text:p>
        <text:p text:style-name="P1">9376. 3213244</text:p>
        <text:p text:style-name="P1">9377. 3213311</text:p>
        <text:p text:style-name="P1">9378. 3213312</text:p>
        <text:p text:style-name="P1">9379. 3213313</text:p>
        <text:p text:style-name="P1">9380. 3213314</text:p>
        <text:p text:style-name="P1">9381. 3213321</text:p>
        <text:p text:style-name="P1">9382. 3213322</text:p>
        <text:p text:style-name="P1">9383. 3213323</text:p>
        <text:p text:style-name="P1">9384. 3213324</text:p>
        <text:p text:style-name="P1">9385. 3213331</text:p>
        <text:p text:style-name="P1">9386. 3213332</text:p>
        <text:p text:style-name="P1">9387. 3213333</text:p>
        <text:p text:style-name="P1">9388. 3213334</text:p>
        <text:p text:style-name="P1">9389. 3213341</text:p>
        <text:p text:style-name="P1">9390. 3213342</text:p>
        <text:p text:style-name="P1">9391. 3213343</text:p>
        <text:p text:style-name="P1">9392. 3213344</text:p>
        <text:p text:style-name="P1">9393. 3213411</text:p>
        <text:p text:style-name="P1">9394. 3213412</text:p>
        <text:p text:style-name="P1">9395. 3213413</text:p>
        <text:p text:style-name="P1">9396. 3213414</text:p>
        <text:p text:style-name="P1">9397. 3213421</text:p>
        <text:p text:style-name="P1">9398. 3213422</text:p>
        <text:p text:style-name="P1">9399. 3213423</text:p>
        <text:p text:style-name="P1">9400. 3213424</text:p>
        <text:p text:style-name="P1">9401. 3213431</text:p>
        <text:p text:style-name="P1">9402. 3213432</text:p>
        <text:p text:style-name="P1">9403. 3213433</text:p>
        <text:p text:style-name="P1">9404. 3213434</text:p>
        <text:p text:style-name="P1">9405. 3213441</text:p>
        <text:p text:style-name="P1">9406. 3213442</text:p>
        <text:p text:style-name="P1"><text:soft-page-break/>9407. 3213443</text:p>
        <text:p text:style-name="P1">9408. 3213444</text:p>
        <text:p text:style-name="P1">9409. 3214111</text:p>
        <text:p text:style-name="P1">9410. 3214112</text:p>
        <text:p text:style-name="P1">9411. 3214113</text:p>
        <text:p text:style-name="P1">9412. 3214114</text:p>
        <text:p text:style-name="P1">9413. 3214121</text:p>
        <text:p text:style-name="P1">9414. 3214122</text:p>
        <text:p text:style-name="P1">9415. 3214123</text:p>
        <text:p text:style-name="P1">9416. 3214124</text:p>
        <text:p text:style-name="P1">9417. 3214131</text:p>
        <text:p text:style-name="P1">9418. 3214132</text:p>
        <text:p text:style-name="P1">9419. 3214133</text:p>
        <text:p text:style-name="P1">9420. 3214134</text:p>
        <text:p text:style-name="P1">9421. 3214141</text:p>
        <text:p text:style-name="P1">9422. 3214142</text:p>
        <text:p text:style-name="P1">9423. 3214143</text:p>
        <text:p text:style-name="P1">9424. 3214144</text:p>
        <text:p text:style-name="P1">9425. 3214211</text:p>
        <text:p text:style-name="P1">9426. 3214212</text:p>
        <text:p text:style-name="P1">9427. 3214213</text:p>
        <text:p text:style-name="P1">9428. 3214214</text:p>
        <text:p text:style-name="P1">9429. 3214221</text:p>
        <text:p text:style-name="P1">9430. 3214222</text:p>
        <text:p text:style-name="P1">9431. 3214223</text:p>
        <text:p text:style-name="P1">9432. 3214224</text:p>
        <text:p text:style-name="P1">9433. 3214231</text:p>
        <text:p text:style-name="P1">9434. 3214232</text:p>
        <text:p text:style-name="P1">9435. 3214233</text:p>
        <text:p text:style-name="P1">9436. 3214234</text:p>
        <text:p text:style-name="P1">9437. 3214241</text:p>
        <text:p text:style-name="P1">9438. 3214242</text:p>
        <text:p text:style-name="P1">9439. 3214243</text:p>
        <text:p text:style-name="P1">9440. 3214244</text:p>
        <text:p text:style-name="P1">9441. 3214311</text:p>
        <text:p text:style-name="P1">9442. 3214312</text:p>
        <text:p text:style-name="P1">9443. 3214313</text:p>
        <text:p text:style-name="P1">9444. 3214314</text:p>
        <text:p text:style-name="P1">9445. 3214321</text:p>
        <text:p text:style-name="P1">9446. 3214322</text:p>
        <text:p text:style-name="P1">9447. 3214323</text:p>
        <text:p text:style-name="P1">9448. 3214324</text:p>
        <text:p text:style-name="P1">9449. 3214331</text:p>
        <text:p text:style-name="P1">9450. 3214332</text:p>
        <text:p text:style-name="P1">9451. 3214333</text:p>
        <text:p text:style-name="P1">9452. 3214334</text:p>
        <text:p text:style-name="P1">9453. 3214341</text:p>
        <text:p text:style-name="P1">9454. 3214342</text:p>
        <text:p text:style-name="P1">9455. 3214343</text:p>
        <text:p text:style-name="P1">9456. 3214344</text:p>
        <text:p text:style-name="P1">9457. 3214411</text:p>
        <text:p text:style-name="P1">9458. 3214412</text:p>
        <text:p text:style-name="P1">9459. 3214413</text:p>
        <text:p text:style-name="P1">9460. 3214414</text:p>
        <text:p text:style-name="P1">9461. 3214421</text:p>
        <text:p text:style-name="P1">9462. 3214422</text:p>
        <text:p text:style-name="P1">9463. 3214423</text:p>
        <text:p text:style-name="P1">9464. 3214424</text:p>
        <text:p text:style-name="P1">9465. 3214431</text:p>
        <text:p text:style-name="P1">9466. 3214432</text:p>
        <text:p text:style-name="P1">9467. 3214433</text:p>
        <text:p text:style-name="P1">9468. 3214434</text:p>
        <text:p text:style-name="P1">9469. 3214441</text:p>
        <text:p text:style-name="P1">9470. 3214442</text:p>
        <text:p text:style-name="P1">9471. 3214443</text:p>
        <text:p text:style-name="P1">9472. 3214444</text:p>
        <text:p text:style-name="P1">9473. 3221111</text:p>
        <text:p text:style-name="P1">9474. 3221112</text:p>
        <text:p text:style-name="P1">9475. 3221113</text:p>
        <text:p text:style-name="P1">9476. 3221114</text:p>
        <text:p text:style-name="P1">9477. 3221121</text:p>
        <text:p text:style-name="P1">9478. 3221122</text:p>
        <text:p text:style-name="P1">9479. 3221123</text:p>
        <text:p text:style-name="P1">9480. 3221124</text:p>
        <text:p text:style-name="P1">9481. 3221131</text:p>
        <text:p text:style-name="P1">9482. 3221132</text:p>
        <text:p text:style-name="P1">9483. 3221133</text:p>
        <text:p text:style-name="P1">9484. 3221134</text:p>
        <text:p text:style-name="P1">9485. 3221141</text:p>
        <text:p text:style-name="P1">9486. 3221142</text:p>
        <text:p text:style-name="P1">9487. 3221143</text:p>
        <text:p text:style-name="P1">9488. 3221144</text:p>
        <text:p text:style-name="P1">9489. 3221211</text:p>
        <text:p text:style-name="P1">9490. 3221212</text:p>
        <text:p text:style-name="P1">9491. 3221213</text:p>
        <text:p text:style-name="P1">9492. 3221214</text:p>
        <text:p text:style-name="P1">9493. 3221221</text:p>
        <text:p text:style-name="P1">9494. 3221222</text:p>
        <text:p text:style-name="P1">9495. 3221223</text:p>
        <text:p text:style-name="P1">9496. 3221224</text:p>
        <text:p text:style-name="P1">9497. 3221231</text:p>
        <text:p text:style-name="P1">9498. 3221232</text:p>
        <text:p text:style-name="P1">9499. 3221233</text:p>
        <text:p text:style-name="P1">9500. 3221234</text:p>
        <text:p text:style-name="P1">9501. 3221241</text:p>
        <text:p text:style-name="P1">9502. 3221242</text:p>
        <text:p text:style-name="P1">9503. 3221243</text:p>
        <text:p text:style-name="P1">9504. 3221244</text:p>
        <text:p text:style-name="P1">9505. 3221311</text:p>
        <text:p text:style-name="P1">9506. 3221312</text:p>
        <text:p text:style-name="P1">9507. 3221313</text:p>
        <text:p text:style-name="P1">9508. 3221314</text:p>
        <text:p text:style-name="P1">9509. 3221321</text:p>
        <text:p text:style-name="P1">9510. 3221322</text:p>
        <text:p text:style-name="P1">9511. 3221323</text:p>
        <text:p text:style-name="P1">9512. 3221324</text:p>
        <text:p text:style-name="P1">9513. 3221331</text:p>
        <text:p text:style-name="P1">9514. 3221332</text:p>
        <text:p text:style-name="P1">9515. 3221333</text:p>
        <text:p text:style-name="P1">9516. 3221334</text:p>
        <text:p text:style-name="P1">9517. 3221341</text:p>
        <text:p text:style-name="P1">9518. 3221342</text:p>
        <text:p text:style-name="P1">9519. 3221343</text:p>
        <text:p text:style-name="P1">9520. 3221344</text:p>
        <text:p text:style-name="P1">9521. 3221411</text:p>
        <text:p text:style-name="P1">9522. 3221412</text:p>
        <text:p text:style-name="P1">9523. 3221413</text:p>
        <text:p text:style-name="P1">9524. 3221414</text:p>
        <text:p text:style-name="P1">9525. 3221421</text:p>
        <text:p text:style-name="P1">9526. 3221422</text:p>
        <text:p text:style-name="P1">9527. 3221423</text:p>
        <text:p text:style-name="P1">9528. 3221424</text:p>
        <text:p text:style-name="P1">9529. 3221431</text:p>
        <text:p text:style-name="P1">9530. 3221432</text:p>
        <text:p text:style-name="P1">9531. 3221433</text:p>
        <text:p text:style-name="P1">9532. 3221434</text:p>
        <text:p text:style-name="P1">9533. 3221441</text:p>
        <text:p text:style-name="P1">9534. 3221442</text:p>
        <text:p text:style-name="P1">9535. 3221443</text:p>
        <text:p text:style-name="P1">9536. 3221444</text:p>
        <text:p text:style-name="P1">9537. 3222111</text:p>
        <text:p text:style-name="P1">9538. 3222112</text:p>
        <text:p text:style-name="P1">9539. 3222113</text:p>
        <text:p text:style-name="P1">9540. 3222114</text:p>
        <text:p text:style-name="P1">9541. 3222121</text:p>
        <text:p text:style-name="P1">9542. 3222122</text:p>
        <text:p text:style-name="P1">9543. 3222123</text:p>
        <text:p text:style-name="P1">9544. 3222124</text:p>
        <text:p text:style-name="P1">9545. 3222131</text:p>
        <text:p text:style-name="P1">9546. 3222132</text:p>
        <text:p text:style-name="P1">9547. 3222133</text:p>
        <text:p text:style-name="P1">9548. 3222134</text:p>
        <text:p text:style-name="P1">9549. 3222141</text:p>
        <text:p text:style-name="P1">9550. 3222142</text:p>
        <text:p text:style-name="P1">9551. 3222143</text:p>
        <text:p text:style-name="P1">9552. 3222144</text:p>
        <text:p text:style-name="P1">9553. 3222211</text:p>
        <text:p text:style-name="P1">9554. 3222212</text:p>
        <text:p text:style-name="P1">9555. 3222213</text:p>
        <text:p text:style-name="P1">9556. 3222214</text:p>
        <text:p text:style-name="P1">9557. 3222221</text:p>
        <text:p text:style-name="P1">9558. 3222222</text:p>
        <text:p text:style-name="P1">9559. 3222223</text:p>
        <text:p text:style-name="P1">9560. 3222224</text:p>
        <text:p text:style-name="P1">9561. 3222231</text:p>
        <text:p text:style-name="P1">9562. 3222232</text:p>
        <text:p text:style-name="P1">9563. 3222233</text:p>
        <text:p text:style-name="P1">9564. 3222234</text:p>
        <text:p text:style-name="P1">9565. 3222241</text:p>
        <text:p text:style-name="P1">9566. 3222242</text:p>
        <text:p text:style-name="P1">9567. 3222243</text:p>
        <text:p text:style-name="P1">9568. 3222244</text:p>
        <text:p text:style-name="P1">9569. 3222311</text:p>
        <text:p text:style-name="P1">9570. 3222312</text:p>
        <text:p text:style-name="P1">9571. 3222313</text:p>
        <text:p text:style-name="P1">9572. 3222314</text:p>
        <text:p text:style-name="P1">9573. 3222321</text:p>
        <text:p text:style-name="P1">9574. 3222322</text:p>
        <text:p text:style-name="P1">9575. 3222323</text:p>
        <text:p text:style-name="P1">9576. 3222324</text:p>
        <text:p text:style-name="P1">9577. 3222331</text:p>
        <text:p text:style-name="P1">9578. 3222332</text:p>
        <text:p text:style-name="P1">9579. 3222333</text:p>
        <text:p text:style-name="P1">9580. 3222334</text:p>
        <text:p text:style-name="P1">9581. 3222341</text:p>
        <text:p text:style-name="P1">9582. 3222342</text:p>
        <text:p text:style-name="P1">9583. 3222343</text:p>
        <text:p text:style-name="P1">9584. 3222344</text:p>
        <text:p text:style-name="P1">9585. 3222411</text:p>
        <text:p text:style-name="P1">9586. 3222412</text:p>
        <text:p text:style-name="P1">9587. 3222413</text:p>
        <text:p text:style-name="P1">9588. 3222414</text:p>
        <text:p text:style-name="P1">9589. 3222421</text:p>
        <text:p text:style-name="P1">9590. 3222422</text:p>
        <text:p text:style-name="P1">9591. 3222423</text:p>
        <text:p text:style-name="P1">9592. 3222424</text:p>
        <text:p text:style-name="P1">9593. 3222431</text:p>
        <text:p text:style-name="P1">9594. 3222432</text:p>
        <text:p text:style-name="P1">9595. 3222433</text:p>
        <text:p text:style-name="P1">9596. 3222434</text:p>
        <text:p text:style-name="P1">9597. 3222441</text:p>
        <text:p text:style-name="P1">9598. 3222442</text:p>
        <text:p text:style-name="P1">9599. 3222443</text:p>
        <text:p text:style-name="P1">9600. 3222444</text:p>
        <text:p text:style-name="P1">9601. 3223111</text:p>
        <text:p text:style-name="P1">9602. 3223112</text:p>
        <text:p text:style-name="P1"><text:soft-page-break/>9603. 3223113</text:p>
        <text:p text:style-name="P1">9604. 3223114</text:p>
        <text:p text:style-name="P1">9605. 3223121</text:p>
        <text:p text:style-name="P1">9606. 3223122</text:p>
        <text:p text:style-name="P1">9607. 3223123</text:p>
        <text:p text:style-name="P1">9608. 3223124</text:p>
        <text:p text:style-name="P1">9609. 3223131</text:p>
        <text:p text:style-name="P1">9610. 3223132</text:p>
        <text:p text:style-name="P1">9611. 3223133</text:p>
        <text:p text:style-name="P1">9612. 3223134</text:p>
        <text:p text:style-name="P1">9613. 3223141</text:p>
        <text:p text:style-name="P1">9614. 3223142</text:p>
        <text:p text:style-name="P1">9615. 3223143</text:p>
        <text:p text:style-name="P1">9616. 3223144</text:p>
        <text:p text:style-name="P1">9617. 3223211</text:p>
        <text:p text:style-name="P1">9618. 3223212</text:p>
        <text:p text:style-name="P1">9619. 3223213</text:p>
        <text:p text:style-name="P1">9620. 3223214</text:p>
        <text:p text:style-name="P1">9621. 3223221</text:p>
        <text:p text:style-name="P1">9622. 3223222</text:p>
        <text:p text:style-name="P1">9623. 3223223</text:p>
        <text:p text:style-name="P1">9624. 3223224</text:p>
        <text:p text:style-name="P1">9625. 3223231</text:p>
        <text:p text:style-name="P1">9626. 3223232</text:p>
        <text:p text:style-name="P1">9627. 3223233</text:p>
        <text:p text:style-name="P1">9628. 3223234</text:p>
        <text:p text:style-name="P1">9629. 3223241</text:p>
        <text:p text:style-name="P1">9630. 3223242</text:p>
        <text:p text:style-name="P1">9631. 3223243</text:p>
        <text:p text:style-name="P1">9632. 3223244</text:p>
        <text:p text:style-name="P1">9633. 3223311</text:p>
        <text:p text:style-name="P1">9634. 3223312</text:p>
        <text:p text:style-name="P1">9635. 3223313</text:p>
        <text:p text:style-name="P1">9636. 3223314</text:p>
        <text:p text:style-name="P1">9637. 3223321</text:p>
        <text:p text:style-name="P1">9638. 3223322</text:p>
        <text:p text:style-name="P1">9639. 3223323</text:p>
        <text:p text:style-name="P1">9640. 3223324</text:p>
        <text:p text:style-name="P1">9641. 3223331</text:p>
        <text:p text:style-name="P1">9642. 3223332</text:p>
        <text:p text:style-name="P1">9643. 3223333</text:p>
        <text:p text:style-name="P1">9644. 3223334</text:p>
        <text:p text:style-name="P1">9645. 3223341</text:p>
        <text:p text:style-name="P1">9646. 3223342</text:p>
        <text:p text:style-name="P1">9647. 3223343</text:p>
        <text:p text:style-name="P1">9648. 3223344</text:p>
        <text:p text:style-name="P1">9649. 3223411</text:p>
        <text:p text:style-name="P1">9650. 3223412</text:p>
        <text:p text:style-name="P1">9651. 3223413</text:p>
        <text:p text:style-name="P1">9652. 3223414</text:p>
        <text:p text:style-name="P1">9653. 3223421</text:p>
        <text:p text:style-name="P1">9654. 3223422</text:p>
        <text:p text:style-name="P1">9655. 3223423</text:p>
        <text:p text:style-name="P1">9656. 3223424</text:p>
        <text:p text:style-name="P1">9657. 3223431</text:p>
        <text:p text:style-name="P1">9658. 3223432</text:p>
        <text:p text:style-name="P1">9659. 3223433</text:p>
        <text:p text:style-name="P1">9660. 3223434</text:p>
        <text:p text:style-name="P1">9661. 3223441</text:p>
        <text:p text:style-name="P1">9662. 3223442</text:p>
        <text:p text:style-name="P1">9663. 3223443</text:p>
        <text:p text:style-name="P1">9664. 3223444</text:p>
        <text:p text:style-name="P1">9665. 3224111</text:p>
        <text:p text:style-name="P1">9666. 3224112</text:p>
        <text:p text:style-name="P1">9667. 3224113</text:p>
        <text:p text:style-name="P1">9668. 3224114</text:p>
        <text:p text:style-name="P1">9669. 3224121</text:p>
        <text:p text:style-name="P1">9670. 3224122</text:p>
        <text:p text:style-name="P1">9671. 3224123</text:p>
        <text:p text:style-name="P1">9672. 3224124</text:p>
        <text:p text:style-name="P1">9673. 3224131</text:p>
        <text:p text:style-name="P1">9674. 3224132</text:p>
        <text:p text:style-name="P1">9675. 3224133</text:p>
        <text:p text:style-name="P1">9676. 3224134</text:p>
        <text:p text:style-name="P1">9677. 3224141</text:p>
        <text:p text:style-name="P1">9678. 3224142</text:p>
        <text:p text:style-name="P1">9679. 3224143</text:p>
        <text:p text:style-name="P1">9680. 3224144</text:p>
        <text:p text:style-name="P1">9681. 3224211</text:p>
        <text:p text:style-name="P1">9682. 3224212</text:p>
        <text:p text:style-name="P1">9683. 3224213</text:p>
        <text:p text:style-name="P1">9684. 3224214</text:p>
        <text:p text:style-name="P1">9685. 3224221</text:p>
        <text:p text:style-name="P1">9686. 3224222</text:p>
        <text:p text:style-name="P1">9687. 3224223</text:p>
        <text:p text:style-name="P1">9688. 3224224</text:p>
        <text:p text:style-name="P1">9689. 3224231</text:p>
        <text:p text:style-name="P1">9690. 3224232</text:p>
        <text:p text:style-name="P1">9691. 3224233</text:p>
        <text:p text:style-name="P1">9692. 3224234</text:p>
        <text:p text:style-name="P1">9693. 3224241</text:p>
        <text:p text:style-name="P1">9694. 3224242</text:p>
        <text:p text:style-name="P1">9695. 3224243</text:p>
        <text:p text:style-name="P1">9696. 3224244</text:p>
        <text:p text:style-name="P1">9697. 3224311</text:p>
        <text:p text:style-name="P1">9698. 3224312</text:p>
        <text:p text:style-name="P1">9699. 3224313</text:p>
        <text:p text:style-name="P1">9700. 3224314</text:p>
        <text:p text:style-name="P1">9701. 3224321</text:p>
        <text:p text:style-name="P1">9702. 3224322</text:p>
        <text:p text:style-name="P1">9703. 3224323</text:p>
        <text:p text:style-name="P1">9704. 3224324</text:p>
        <text:p text:style-name="P1">9705. 3224331</text:p>
        <text:p text:style-name="P1">9706. 3224332</text:p>
        <text:p text:style-name="P1">9707. 3224333</text:p>
        <text:p text:style-name="P1">9708. 3224334</text:p>
        <text:p text:style-name="P1">9709. 3224341</text:p>
        <text:p text:style-name="P1">9710. 3224342</text:p>
        <text:p text:style-name="P1">9711. 3224343</text:p>
        <text:p text:style-name="P1">9712. 3224344</text:p>
        <text:p text:style-name="P1">9713. 3224411</text:p>
        <text:p text:style-name="P1">9714. 3224412</text:p>
        <text:p text:style-name="P1">9715. 3224413</text:p>
        <text:p text:style-name="P1">9716. 3224414</text:p>
        <text:p text:style-name="P1">9717. 3224421</text:p>
        <text:p text:style-name="P1">9718. 3224422</text:p>
        <text:p text:style-name="P1">9719. 3224423</text:p>
        <text:p text:style-name="P1">9720. 3224424</text:p>
        <text:p text:style-name="P1">9721. 3224431</text:p>
        <text:p text:style-name="P1">9722. 3224432</text:p>
        <text:p text:style-name="P1">9723. 3224433</text:p>
        <text:p text:style-name="P1">9724. 3224434</text:p>
        <text:p text:style-name="P1">9725. 3224441</text:p>
        <text:p text:style-name="P1">9726. 3224442</text:p>
        <text:p text:style-name="P1">9727. 3224443</text:p>
        <text:p text:style-name="P1">9728. 3224444</text:p>
        <text:p text:style-name="P1">9729. 3231111</text:p>
        <text:p text:style-name="P1">9730. 3231112</text:p>
        <text:p text:style-name="P1">9731. 3231113</text:p>
        <text:p text:style-name="P1">9732. 3231114</text:p>
        <text:p text:style-name="P1">9733. 3231121</text:p>
        <text:p text:style-name="P1">9734. 3231122</text:p>
        <text:p text:style-name="P1">9735. 3231123</text:p>
        <text:p text:style-name="P1">9736. 3231124</text:p>
        <text:p text:style-name="P1">9737. 3231131</text:p>
        <text:p text:style-name="P1">9738. 3231132</text:p>
        <text:p text:style-name="P1">9739. 3231133</text:p>
        <text:p text:style-name="P1">9740. 3231134</text:p>
        <text:p text:style-name="P1">9741. 3231141</text:p>
        <text:p text:style-name="P1">9742. 3231142</text:p>
        <text:p text:style-name="P1">9743. 3231143</text:p>
        <text:p text:style-name="P1">9744. 3231144</text:p>
        <text:p text:style-name="P1">9745. 3231211</text:p>
        <text:p text:style-name="P1">9746. 3231212</text:p>
        <text:p text:style-name="P1">9747. 3231213</text:p>
        <text:p text:style-name="P1">9748. 3231214</text:p>
        <text:p text:style-name="P1">9749. 3231221</text:p>
        <text:p text:style-name="P1">9750. 3231222</text:p>
        <text:p text:style-name="P1">9751. 3231223</text:p>
        <text:p text:style-name="P1">9752. 3231224</text:p>
        <text:p text:style-name="P1">9753. 3231231</text:p>
        <text:p text:style-name="P1">9754. 3231232</text:p>
        <text:p text:style-name="P1">9755. 3231233</text:p>
        <text:p text:style-name="P1">9756. 3231234</text:p>
        <text:p text:style-name="P1">9757. 3231241</text:p>
        <text:p text:style-name="P1">9758. 3231242</text:p>
        <text:p text:style-name="P1">9759. 3231243</text:p>
        <text:p text:style-name="P1">9760. 3231244</text:p>
        <text:p text:style-name="P1">9761. 3231311</text:p>
        <text:p text:style-name="P1">9762. 3231312</text:p>
        <text:p text:style-name="P1">9763. 3231313</text:p>
        <text:p text:style-name="P1">9764. 3231314</text:p>
        <text:p text:style-name="P1">9765. 3231321</text:p>
        <text:p text:style-name="P1">9766. 3231322</text:p>
        <text:p text:style-name="P1">9767. 3231323</text:p>
        <text:p text:style-name="P1">9768. 3231324</text:p>
        <text:p text:style-name="P1">9769. 3231331</text:p>
        <text:p text:style-name="P1">9770. 3231332</text:p>
        <text:p text:style-name="P1">9771. 3231333</text:p>
        <text:p text:style-name="P1">9772. 3231334</text:p>
        <text:p text:style-name="P1">9773. 3231341</text:p>
        <text:p text:style-name="P1">9774. 3231342</text:p>
        <text:p text:style-name="P1">9775. 3231343</text:p>
        <text:p text:style-name="P1">9776. 3231344</text:p>
        <text:p text:style-name="P1">9777. 3231411</text:p>
        <text:p text:style-name="P1">9778. 3231412</text:p>
        <text:p text:style-name="P1">9779. 3231413</text:p>
        <text:p text:style-name="P1">9780. 3231414</text:p>
        <text:p text:style-name="P1">9781. 3231421</text:p>
        <text:p text:style-name="P1">9782. 3231422</text:p>
        <text:p text:style-name="P1">9783. 3231423</text:p>
        <text:p text:style-name="P1">9784. 3231424</text:p>
        <text:p text:style-name="P1">9785. 3231431</text:p>
        <text:p text:style-name="P1">9786. 3231432</text:p>
        <text:p text:style-name="P1">9787. 3231433</text:p>
        <text:p text:style-name="P1">9788. 3231434</text:p>
        <text:p text:style-name="P1">9789. 3231441</text:p>
        <text:p text:style-name="P1">9790. 3231442</text:p>
        <text:p text:style-name="P1">9791. 3231443</text:p>
        <text:p text:style-name="P1">9792. 3231444</text:p>
        <text:p text:style-name="P1">9793. 3232111</text:p>
        <text:p text:style-name="P1">9794. 3232112</text:p>
        <text:p text:style-name="P1">9795. 3232113</text:p>
        <text:p text:style-name="P1">9796. 3232114</text:p>
        <text:p text:style-name="P1">9797. 3232121</text:p>
        <text:p text:style-name="P1">9798. 3232122</text:p>
        <text:p text:style-name="P1"><text:soft-page-break/>9799. 3232123</text:p>
        <text:p text:style-name="P1">9800. 3232124</text:p>
        <text:p text:style-name="P1">9801. 3232131</text:p>
        <text:p text:style-name="P1">9802. 3232132</text:p>
        <text:p text:style-name="P1">9803. 3232133</text:p>
        <text:p text:style-name="P1">9804. 3232134</text:p>
        <text:p text:style-name="P1">9805. 3232141</text:p>
        <text:p text:style-name="P1">9806. 3232142</text:p>
        <text:p text:style-name="P1">9807. 3232143</text:p>
        <text:p text:style-name="P1">9808. 3232144</text:p>
        <text:p text:style-name="P1">9809. 3232211</text:p>
        <text:p text:style-name="P1">9810. 3232212</text:p>
        <text:p text:style-name="P1">9811. 3232213</text:p>
        <text:p text:style-name="P1">9812. 3232214</text:p>
        <text:p text:style-name="P1">9813. 3232221</text:p>
        <text:p text:style-name="P1">9814. 3232222</text:p>
        <text:p text:style-name="P1">9815. 3232223</text:p>
        <text:p text:style-name="P1">9816. 3232224</text:p>
        <text:p text:style-name="P1">9817. 3232231</text:p>
        <text:p text:style-name="P1">9818. 3232232</text:p>
        <text:p text:style-name="P1">9819. 3232233</text:p>
        <text:p text:style-name="P1">9820. 3232234</text:p>
        <text:p text:style-name="P1">9821. 3232241</text:p>
        <text:p text:style-name="P1">9822. 3232242</text:p>
        <text:p text:style-name="P1">9823. 3232243</text:p>
        <text:p text:style-name="P1">9824. 3232244</text:p>
        <text:p text:style-name="P1">9825. 3232311</text:p>
        <text:p text:style-name="P1">9826. 3232312</text:p>
        <text:p text:style-name="P1">9827. 3232313</text:p>
        <text:p text:style-name="P1">9828. 3232314</text:p>
        <text:p text:style-name="P1">9829. 3232321</text:p>
        <text:p text:style-name="P1">9830. 3232322</text:p>
        <text:p text:style-name="P1">9831. 3232323</text:p>
        <text:p text:style-name="P1">9832. 3232324</text:p>
        <text:p text:style-name="P1">9833. 3232331</text:p>
        <text:p text:style-name="P1">9834. 3232332</text:p>
        <text:p text:style-name="P1">9835. 3232333</text:p>
        <text:p text:style-name="P1">9836. 3232334</text:p>
        <text:p text:style-name="P1">9837. 3232341</text:p>
        <text:p text:style-name="P1">9838. 3232342</text:p>
        <text:p text:style-name="P1">9839. 3232343</text:p>
        <text:p text:style-name="P1">9840. 3232344</text:p>
        <text:p text:style-name="P1">9841. 3232411</text:p>
        <text:p text:style-name="P1">9842. 3232412</text:p>
        <text:p text:style-name="P1">9843. 3232413</text:p>
        <text:p text:style-name="P1">9844. 3232414</text:p>
        <text:p text:style-name="P1">9845. 3232421</text:p>
        <text:p text:style-name="P1">9846. 3232422</text:p>
        <text:p text:style-name="P1">9847. 3232423</text:p>
        <text:p text:style-name="P1">9848. 3232424</text:p>
        <text:p text:style-name="P1">9849. 3232431</text:p>
        <text:p text:style-name="P1">9850. 3232432</text:p>
        <text:p text:style-name="P1">9851. 3232433</text:p>
        <text:p text:style-name="P1">9852. 3232434</text:p>
        <text:p text:style-name="P1">9853. 3232441</text:p>
        <text:p text:style-name="P1">9854. 3232442</text:p>
        <text:p text:style-name="P1">9855. 3232443</text:p>
        <text:p text:style-name="P1">9856. 3232444</text:p>
        <text:p text:style-name="P1">9857. 3233111</text:p>
        <text:p text:style-name="P1">9858. 3233112</text:p>
        <text:p text:style-name="P1">9859. 3233113</text:p>
        <text:p text:style-name="P1">9860. 3233114</text:p>
        <text:p text:style-name="P1">9861. 3233121</text:p>
        <text:p text:style-name="P1">9862. 3233122</text:p>
        <text:p text:style-name="P1">9863. 3233123</text:p>
        <text:p text:style-name="P1">9864. 3233124</text:p>
        <text:p text:style-name="P1">9865. 3233131</text:p>
        <text:p text:style-name="P1">9866. 3233132</text:p>
        <text:p text:style-name="P1">9867. 3233133</text:p>
        <text:p text:style-name="P1">9868. 3233134</text:p>
        <text:p text:style-name="P1">9869. 3233141</text:p>
        <text:p text:style-name="P1">9870. 3233142</text:p>
        <text:p text:style-name="P1">9871. 3233143</text:p>
        <text:p text:style-name="P1">9872. 3233144</text:p>
        <text:p text:style-name="P1">9873. 3233211</text:p>
        <text:p text:style-name="P1">9874. 3233212</text:p>
        <text:p text:style-name="P1">9875. 3233213</text:p>
        <text:p text:style-name="P1">9876. 3233214</text:p>
        <text:p text:style-name="P1">9877. 3233221</text:p>
        <text:p text:style-name="P1">9878. 3233222</text:p>
        <text:p text:style-name="P1">9879. 3233223</text:p>
        <text:p text:style-name="P1">9880. 3233224</text:p>
        <text:p text:style-name="P1">9881. 3233231</text:p>
        <text:p text:style-name="P1">9882. 3233232</text:p>
        <text:p text:style-name="P1">9883. 3233233</text:p>
        <text:p text:style-name="P1">9884. 3233234</text:p>
        <text:p text:style-name="P1">9885. 3233241</text:p>
        <text:p text:style-name="P1">9886. 3233242</text:p>
        <text:p text:style-name="P1">9887. 3233243</text:p>
        <text:p text:style-name="P1">9888. 3233244</text:p>
        <text:p text:style-name="P1">9889. 3233311</text:p>
        <text:p text:style-name="P1">9890. 3233312</text:p>
        <text:p text:style-name="P1">9891. 3233313</text:p>
        <text:p text:style-name="P1">9892. 3233314</text:p>
        <text:p text:style-name="P1">9893. 3233321</text:p>
        <text:p text:style-name="P1">9894. 3233322</text:p>
        <text:p text:style-name="P1">9895. 3233323</text:p>
        <text:p text:style-name="P1">9896. 3233324</text:p>
        <text:p text:style-name="P1">9897. 3233331</text:p>
        <text:p text:style-name="P1">9898. 3233332</text:p>
        <text:p text:style-name="P1">9899. 3233333</text:p>
        <text:p text:style-name="P1">9900. 3233334</text:p>
        <text:p text:style-name="P1">9901. 3233341</text:p>
        <text:p text:style-name="P1">9902. 3233342</text:p>
        <text:p text:style-name="P1">9903. 3233343</text:p>
        <text:p text:style-name="P1">9904. 3233344</text:p>
        <text:p text:style-name="P1">9905. 3233411</text:p>
        <text:p text:style-name="P1">9906. 3233412</text:p>
        <text:p text:style-name="P1">9907. 3233413</text:p>
        <text:p text:style-name="P1">9908. 3233414</text:p>
        <text:p text:style-name="P1">9909. 3233421</text:p>
        <text:p text:style-name="P1">9910. 3233422</text:p>
        <text:p text:style-name="P1">9911. 3233423</text:p>
        <text:p text:style-name="P1">9912. 3233424</text:p>
        <text:p text:style-name="P1">9913. 3233431</text:p>
        <text:p text:style-name="P1">9914. 3233432</text:p>
        <text:p text:style-name="P1">9915. 3233433</text:p>
        <text:p text:style-name="P1">9916. 3233434</text:p>
        <text:p text:style-name="P1">9917. 3233441</text:p>
        <text:p text:style-name="P1">9918. 3233442</text:p>
        <text:p text:style-name="P1">9919. 3233443</text:p>
        <text:p text:style-name="P1">9920. 3233444</text:p>
        <text:p text:style-name="P1">9921. 3234111</text:p>
        <text:p text:style-name="P1">9922. 3234112</text:p>
        <text:p text:style-name="P1">9923. 3234113</text:p>
        <text:p text:style-name="P1">9924. 3234114</text:p>
        <text:p text:style-name="P1">9925. 3234121</text:p>
        <text:p text:style-name="P1">9926. 3234122</text:p>
        <text:p text:style-name="P1">9927. 3234123</text:p>
        <text:p text:style-name="P1">9928. 3234124</text:p>
        <text:p text:style-name="P1">9929. 3234131</text:p>
        <text:p text:style-name="P1">9930. 3234132</text:p>
        <text:p text:style-name="P1">9931. 3234133</text:p>
        <text:p text:style-name="P1">9932. 3234134</text:p>
        <text:p text:style-name="P1">9933. 3234141</text:p>
        <text:p text:style-name="P1">9934. 3234142</text:p>
        <text:p text:style-name="P1">9935. 3234143</text:p>
        <text:p text:style-name="P1">9936. 3234144</text:p>
        <text:p text:style-name="P1">9937. 3234211</text:p>
        <text:p text:style-name="P1">9938. 3234212</text:p>
        <text:p text:style-name="P1">9939. 3234213</text:p>
        <text:p text:style-name="P1">9940. 3234214</text:p>
        <text:p text:style-name="P1">9941. 3234221</text:p>
        <text:p text:style-name="P1">9942. 3234222</text:p>
        <text:p text:style-name="P1">9943. 3234223</text:p>
        <text:p text:style-name="P1">9944. 3234224</text:p>
        <text:p text:style-name="P1">9945. 3234231</text:p>
        <text:p text:style-name="P1">9946. 3234232</text:p>
        <text:p text:style-name="P1">9947. 3234233</text:p>
        <text:p text:style-name="P1">9948. 3234234</text:p>
        <text:p text:style-name="P1">9949. 3234241</text:p>
        <text:p text:style-name="P1">9950. 3234242</text:p>
        <text:p text:style-name="P1">9951. 3234243</text:p>
        <text:p text:style-name="P1">9952. 3234244</text:p>
        <text:p text:style-name="P1">9953. 3234311</text:p>
        <text:p text:style-name="P1">9954. 3234312</text:p>
        <text:p text:style-name="P1">9955. 3234313</text:p>
        <text:p text:style-name="P1">9956. 3234314</text:p>
        <text:p text:style-name="P1">9957. 3234321</text:p>
        <text:p text:style-name="P1">9958. 3234322</text:p>
        <text:p text:style-name="P1">9959. 3234323</text:p>
        <text:p text:style-name="P1">9960. 3234324</text:p>
        <text:p text:style-name="P1">9961. 3234331</text:p>
        <text:p text:style-name="P1">9962. 3234332</text:p>
        <text:p text:style-name="P1">9963. 3234333</text:p>
        <text:p text:style-name="P1">9964. 3234334</text:p>
        <text:p text:style-name="P1">9965. 3234341</text:p>
        <text:p text:style-name="P1">9966. 3234342</text:p>
        <text:p text:style-name="P1">9967. 3234343</text:p>
        <text:p text:style-name="P1">9968. 3234344</text:p>
        <text:p text:style-name="P1">9969. 3234411</text:p>
        <text:p text:style-name="P1">9970. 3234412</text:p>
        <text:p text:style-name="P1">9971. 3234413</text:p>
        <text:p text:style-name="P1">9972. 3234414</text:p>
        <text:p text:style-name="P1">9973. 3234421</text:p>
        <text:p text:style-name="P1">9974. 3234422</text:p>
        <text:p text:style-name="P1">9975. 3234423</text:p>
        <text:p text:style-name="P1">9976. 3234424</text:p>
        <text:p text:style-name="P1">9977. 3234431</text:p>
        <text:p text:style-name="P1">9978. 3234432</text:p>
        <text:p text:style-name="P1">9979. 3234433</text:p>
        <text:p text:style-name="P1">9980. 3234434</text:p>
        <text:p text:style-name="P1">9981. 3234441</text:p>
        <text:p text:style-name="P1">9982. 3234442</text:p>
        <text:p text:style-name="P1">9983. 3234443</text:p>
        <text:p text:style-name="P1">9984. 3234444</text:p>
        <text:p text:style-name="P1">9985. 3241111</text:p>
        <text:p text:style-name="P1">9986. 3241112</text:p>
        <text:p text:style-name="P1">9987. 3241113</text:p>
        <text:p text:style-name="P1">9988. 3241114</text:p>
        <text:p text:style-name="P1">9989. 3241121</text:p>
        <text:p text:style-name="P1">9990. 3241122</text:p>
        <text:p text:style-name="P1">9991. 3241123</text:p>
        <text:p text:style-name="P1">9992. 3241124</text:p>
        <text:p text:style-name="P1">9993. 3241131</text:p>
        <text:p text:style-name="P1">9994. 3241132</text:p>
        <text:p text:style-name="P1"><text:soft-page-break/>9995. 3241133</text:p>
        <text:p text:style-name="P1">9996. 3241134</text:p>
        <text:p text:style-name="P1">9997. 3241141</text:p>
        <text:p text:style-name="P1">9998. 3241142</text:p>
        <text:p text:style-name="P1">9999. 3241143</text:p>
        <text:p text:style-name="P1">10000. 3241144</text:p>
        <text:p text:style-name="P1">10001. 3241211</text:p>
        <text:p text:style-name="P1">10002. 3241212</text:p>
        <text:p text:style-name="P1">10003. 3241213</text:p>
        <text:p text:style-name="P1">10004. 3241214</text:p>
        <text:p text:style-name="P1">10005. 3241221</text:p>
        <text:p text:style-name="P1">10006. 3241222</text:p>
        <text:p text:style-name="P1">10007. 3241223</text:p>
        <text:p text:style-name="P1">10008. 3241224</text:p>
        <text:p text:style-name="P1">10009. 3241231</text:p>
        <text:p text:style-name="P1">10010. 3241232</text:p>
        <text:p text:style-name="P1">10011. 3241233</text:p>
        <text:p text:style-name="P1">10012. 3241234</text:p>
        <text:p text:style-name="P1">10013. 3241241</text:p>
        <text:p text:style-name="P1">10014. 3241242</text:p>
        <text:p text:style-name="P1">10015. 3241243</text:p>
        <text:p text:style-name="P1">10016. 3241244</text:p>
        <text:p text:style-name="P1">10017. 3241311</text:p>
        <text:p text:style-name="P1">10018. 3241312</text:p>
        <text:p text:style-name="P1">10019. 3241313</text:p>
        <text:p text:style-name="P1">10020. 3241314</text:p>
        <text:p text:style-name="P1">10021. 3241321</text:p>
        <text:p text:style-name="P1">10022. 3241322</text:p>
        <text:p text:style-name="P1">10023. 3241323</text:p>
        <text:p text:style-name="P1">10024. 3241324</text:p>
        <text:p text:style-name="P1">10025. 3241331</text:p>
        <text:p text:style-name="P1">10026. 3241332</text:p>
        <text:p text:style-name="P1">10027. 3241333</text:p>
        <text:p text:style-name="P1">10028. 3241334</text:p>
        <text:p text:style-name="P1">10029. 3241341</text:p>
        <text:p text:style-name="P1">10030. 3241342</text:p>
        <text:p text:style-name="P1">10031. 3241343</text:p>
        <text:p text:style-name="P1">10032. 3241344</text:p>
        <text:p text:style-name="P1">10033. 3241411</text:p>
        <text:p text:style-name="P1">10034. 3241412</text:p>
        <text:p text:style-name="P1">10035. 3241413</text:p>
        <text:p text:style-name="P1">10036. 3241414</text:p>
        <text:p text:style-name="P1">10037. 3241421</text:p>
        <text:p text:style-name="P1">10038. 3241422</text:p>
        <text:p text:style-name="P1">10039. 3241423</text:p>
        <text:p text:style-name="P1">10040. 3241424</text:p>
        <text:p text:style-name="P1">10041. 3241431</text:p>
        <text:p text:style-name="P1">10042. 3241432</text:p>
        <text:p text:style-name="P1">10043. 3241433</text:p>
        <text:p text:style-name="P1">10044. 3241434</text:p>
        <text:p text:style-name="P1">10045. 3241441</text:p>
        <text:p text:style-name="P1">10046. 3241442</text:p>
        <text:p text:style-name="P1">10047. 3241443</text:p>
        <text:p text:style-name="P1">10048. 3241444</text:p>
        <text:p text:style-name="P1">10049. 3242111</text:p>
        <text:p text:style-name="P1">10050. 3242112</text:p>
        <text:p text:style-name="P1">10051. 3242113</text:p>
        <text:p text:style-name="P1">10052. 3242114</text:p>
        <text:p text:style-name="P1">10053. 3242121</text:p>
        <text:p text:style-name="P1">10054. 3242122</text:p>
        <text:p text:style-name="P1">10055. 3242123</text:p>
        <text:p text:style-name="P1">10056. 3242124</text:p>
        <text:p text:style-name="P1">10057. 3242131</text:p>
        <text:p text:style-name="P1">10058. 3242132</text:p>
        <text:p text:style-name="P1">10059. 3242133</text:p>
        <text:p text:style-name="P1">10060. 3242134</text:p>
        <text:p text:style-name="P1">10061. 3242141</text:p>
        <text:p text:style-name="P1">10062. 3242142</text:p>
        <text:p text:style-name="P1">10063. 3242143</text:p>
        <text:p text:style-name="P1">10064. 3242144</text:p>
        <text:p text:style-name="P1">10065. 3242211</text:p>
        <text:p text:style-name="P1">10066. 3242212</text:p>
        <text:p text:style-name="P1">10067. 3242213</text:p>
        <text:p text:style-name="P1">10068. 3242214</text:p>
        <text:p text:style-name="P1">10069. 3242221</text:p>
        <text:p text:style-name="P1">10070. 3242222</text:p>
        <text:p text:style-name="P1">10071. 3242223</text:p>
        <text:p text:style-name="P1">10072. 3242224</text:p>
        <text:p text:style-name="P1">10073. 3242231</text:p>
        <text:p text:style-name="P1">10074. 3242232</text:p>
        <text:p text:style-name="P1">10075. 3242233</text:p>
        <text:p text:style-name="P1">10076. 3242234</text:p>
        <text:p text:style-name="P1">10077. 3242241</text:p>
        <text:p text:style-name="P1">10078. 3242242</text:p>
        <text:p text:style-name="P1">10079. 3242243</text:p>
        <text:p text:style-name="P1">10080. 3242244</text:p>
        <text:p text:style-name="P1">10081. 3242311</text:p>
        <text:p text:style-name="P1">10082. 3242312</text:p>
        <text:p text:style-name="P1">10083. 3242313</text:p>
        <text:p text:style-name="P1">10084. 3242314</text:p>
        <text:p text:style-name="P1">10085. 3242321</text:p>
        <text:p text:style-name="P1">10086. 3242322</text:p>
        <text:p text:style-name="P1">10087. 3242323</text:p>
        <text:p text:style-name="P1">10088. 3242324</text:p>
        <text:p text:style-name="P1">10089. 3242331</text:p>
        <text:p text:style-name="P1">10090. 3242332</text:p>
        <text:p text:style-name="P1">10091. 3242333</text:p>
        <text:p text:style-name="P1">10092. 3242334</text:p>
        <text:p text:style-name="P1">10093. 3242341</text:p>
        <text:p text:style-name="P1">10094. 3242342</text:p>
        <text:p text:style-name="P1">10095. 3242343</text:p>
        <text:p text:style-name="P1">10096. 3242344</text:p>
        <text:p text:style-name="P1">10097. 3242411</text:p>
        <text:p text:style-name="P1">10098. 3242412</text:p>
        <text:p text:style-name="P1">10099. 3242413</text:p>
        <text:p text:style-name="P1">10100. 3242414</text:p>
        <text:p text:style-name="P1">10101. 3242421</text:p>
        <text:p text:style-name="P1">10102. 3242422</text:p>
        <text:p text:style-name="P1">10103. 3242423</text:p>
        <text:p text:style-name="P1">10104. 3242424</text:p>
        <text:p text:style-name="P1">10105. 3242431</text:p>
        <text:p text:style-name="P1">10106. 3242432</text:p>
        <text:p text:style-name="P1">10107. 3242433</text:p>
        <text:p text:style-name="P1">10108. 3242434</text:p>
        <text:p text:style-name="P1">10109. 3242441</text:p>
        <text:p text:style-name="P1">10110. 3242442</text:p>
        <text:p text:style-name="P1">10111. 3242443</text:p>
        <text:p text:style-name="P1">10112. 3242444</text:p>
        <text:p text:style-name="P1">10113. 3243111</text:p>
        <text:p text:style-name="P1">10114. 3243112</text:p>
        <text:p text:style-name="P1">10115. 3243113</text:p>
        <text:p text:style-name="P1">10116. 3243114</text:p>
        <text:p text:style-name="P1">10117. 3243121</text:p>
        <text:p text:style-name="P1">10118. 3243122</text:p>
        <text:p text:style-name="P1">10119. 3243123</text:p>
        <text:p text:style-name="P1">10120. 3243124</text:p>
        <text:p text:style-name="P1">10121. 3243131</text:p>
        <text:p text:style-name="P1">10122. 3243132</text:p>
        <text:p text:style-name="P1">10123. 3243133</text:p>
        <text:p text:style-name="P1">10124. 3243134</text:p>
        <text:p text:style-name="P1">10125. 3243141</text:p>
        <text:p text:style-name="P1">10126. 3243142</text:p>
        <text:p text:style-name="P1">10127. 3243143</text:p>
        <text:p text:style-name="P1">10128. 3243144</text:p>
        <text:p text:style-name="P1">10129. 3243211</text:p>
        <text:p text:style-name="P1">10130. 3243212</text:p>
        <text:p text:style-name="P1">10131. 3243213</text:p>
        <text:p text:style-name="P1">10132. 3243214</text:p>
        <text:p text:style-name="P1">10133. 3243221</text:p>
        <text:p text:style-name="P1">10134. 3243222</text:p>
        <text:p text:style-name="P1">10135. 3243223</text:p>
        <text:p text:style-name="P1">10136. 3243224</text:p>
        <text:p text:style-name="P1">10137. 3243231</text:p>
        <text:p text:style-name="P1">10138. 3243232</text:p>
        <text:p text:style-name="P1">10139. 3243233</text:p>
        <text:p text:style-name="P1">10140. 3243234</text:p>
        <text:p text:style-name="P1">10141. 3243241</text:p>
        <text:p text:style-name="P1">10142. 3243242</text:p>
        <text:p text:style-name="P1">10143. 3243243</text:p>
        <text:p text:style-name="P1">10144. 3243244</text:p>
        <text:p text:style-name="P1">10145. 3243311</text:p>
        <text:p text:style-name="P1">10146. 3243312</text:p>
        <text:p text:style-name="P1">10147. 3243313</text:p>
        <text:p text:style-name="P1">10148. 3243314</text:p>
        <text:p text:style-name="P1">10149. 3243321</text:p>
        <text:p text:style-name="P1">10150. 3243322</text:p>
        <text:p text:style-name="P1">10151. 3243323</text:p>
        <text:p text:style-name="P1">10152. 3243324</text:p>
        <text:p text:style-name="P1">10153. 3243331</text:p>
        <text:p text:style-name="P1">10154. 3243332</text:p>
        <text:p text:style-name="P1">10155. 3243333</text:p>
        <text:p text:style-name="P1">10156. 3243334</text:p>
        <text:p text:style-name="P1">10157. 3243341</text:p>
        <text:p text:style-name="P1">10158. 3243342</text:p>
        <text:p text:style-name="P1">10159. 3243343</text:p>
        <text:p text:style-name="P1">10160. 3243344</text:p>
        <text:p text:style-name="P1">10161. 3243411</text:p>
        <text:p text:style-name="P1">10162. 3243412</text:p>
        <text:p text:style-name="P1">10163. 3243413</text:p>
        <text:p text:style-name="P1">10164. 3243414</text:p>
        <text:p text:style-name="P1">10165. 3243421</text:p>
        <text:p text:style-name="P1">10166. 3243422</text:p>
        <text:p text:style-name="P1">10167. 3243423</text:p>
        <text:p text:style-name="P1">10168. 3243424</text:p>
        <text:p text:style-name="P1">10169. 3243431</text:p>
        <text:p text:style-name="P1">10170. 3243432</text:p>
        <text:p text:style-name="P1">10171. 3243433</text:p>
        <text:p text:style-name="P1">10172. 3243434</text:p>
        <text:p text:style-name="P1">10173. 3243441</text:p>
        <text:p text:style-name="P1">10174. 3243442</text:p>
        <text:p text:style-name="P1">10175. 3243443</text:p>
        <text:p text:style-name="P1">10176. 3243444</text:p>
        <text:p text:style-name="P1">10177. 3244111</text:p>
        <text:p text:style-name="P1">10178. 3244112</text:p>
        <text:p text:style-name="P1">10179. 3244113</text:p>
        <text:p text:style-name="P1">10180. 3244114</text:p>
        <text:p text:style-name="P1">10181. 3244121</text:p>
        <text:p text:style-name="P1">10182. 3244122</text:p>
        <text:p text:style-name="P1">10183. 3244123</text:p>
        <text:p text:style-name="P1">10184. 3244124</text:p>
        <text:p text:style-name="P1">10185. 3244131</text:p>
        <text:p text:style-name="P1">10186. 3244132</text:p>
        <text:p text:style-name="P1">10187. 3244133</text:p>
        <text:p text:style-name="P1">10188. 3244134</text:p>
        <text:p text:style-name="P1">10189. 3244141</text:p>
        <text:p text:style-name="P1">10190. 3244142</text:p>
        <text:p text:style-name="P1"><text:soft-page-break/>10191. 3244143</text:p>
        <text:p text:style-name="P1">10192. 3244144</text:p>
        <text:p text:style-name="P1">10193. 3244211</text:p>
        <text:p text:style-name="P1">10194. 3244212</text:p>
        <text:p text:style-name="P1">10195. 3244213</text:p>
        <text:p text:style-name="P1">10196. 3244214</text:p>
        <text:p text:style-name="P1">10197. 3244221</text:p>
        <text:p text:style-name="P1">10198. 3244222</text:p>
        <text:p text:style-name="P1">10199. 3244223</text:p>
        <text:p text:style-name="P1">10200. 3244224</text:p>
        <text:p text:style-name="P1">10201. 3244231</text:p>
        <text:p text:style-name="P1">10202. 3244232</text:p>
        <text:p text:style-name="P1">10203. 3244233</text:p>
        <text:p text:style-name="P1">10204. 3244234</text:p>
        <text:p text:style-name="P1">10205. 3244241</text:p>
        <text:p text:style-name="P1">10206. 3244242</text:p>
        <text:p text:style-name="P1">10207. 3244243</text:p>
        <text:p text:style-name="P1">10208. 3244244</text:p>
        <text:p text:style-name="P1">10209. 3244311</text:p>
        <text:p text:style-name="P1">10210. 3244312</text:p>
        <text:p text:style-name="P1">10211. 3244313</text:p>
        <text:p text:style-name="P1">10212. 3244314</text:p>
        <text:p text:style-name="P1">10213. 3244321</text:p>
        <text:p text:style-name="P1">10214. 3244322</text:p>
        <text:p text:style-name="P1">10215. 3244323</text:p>
        <text:p text:style-name="P1">10216. 3244324</text:p>
        <text:p text:style-name="P1">10217. 3244331</text:p>
        <text:p text:style-name="P1">10218. 3244332</text:p>
        <text:p text:style-name="P1">10219. 3244333</text:p>
        <text:p text:style-name="P1">10220. 3244334</text:p>
        <text:p text:style-name="P1">10221. 3244341</text:p>
        <text:p text:style-name="P1">10222. 3244342</text:p>
        <text:p text:style-name="P1">10223. 3244343</text:p>
        <text:p text:style-name="P1">10224. 3244344</text:p>
        <text:p text:style-name="P1">10225. 3244411</text:p>
        <text:p text:style-name="P1">10226. 3244412</text:p>
        <text:p text:style-name="P1">10227. 3244413</text:p>
        <text:p text:style-name="P1">10228. 3244414</text:p>
        <text:p text:style-name="P1">10229. 3244421</text:p>
        <text:p text:style-name="P1">10230. 3244422</text:p>
        <text:p text:style-name="P1">10231. 3244423</text:p>
        <text:p text:style-name="P1">10232. 3244424</text:p>
        <text:p text:style-name="P1">10233. 3244431</text:p>
        <text:p text:style-name="P1">10234. 3244432</text:p>
        <text:p text:style-name="P1">10235. 3244433</text:p>
        <text:p text:style-name="P1">10236. 3244434</text:p>
        <text:p text:style-name="P1">10237. 3244441</text:p>
        <text:p text:style-name="P1">10238. 3244442</text:p>
        <text:p text:style-name="P1">10239. 3244443</text:p>
        <text:p text:style-name="P1">10240. 3244444</text:p>
        <text:p text:style-name="P1">10241. 3311111</text:p>
        <text:p text:style-name="P1">10242. 3311112</text:p>
        <text:p text:style-name="P1">10243. 3311113</text:p>
        <text:p text:style-name="P1">10244. 3311114</text:p>
        <text:p text:style-name="P1">10245. 3311121</text:p>
        <text:p text:style-name="P1">10246. 3311122</text:p>
        <text:p text:style-name="P1">10247. 3311123</text:p>
        <text:p text:style-name="P1">10248. 3311124</text:p>
        <text:p text:style-name="P1">10249. 3311131</text:p>
        <text:p text:style-name="P1">10250. 3311132</text:p>
        <text:p text:style-name="P1">10251. 3311133</text:p>
        <text:p text:style-name="P1">10252. 3311134</text:p>
        <text:p text:style-name="P1">10253. 3311141</text:p>
        <text:p text:style-name="P1">10254. 3311142</text:p>
        <text:p text:style-name="P1">10255. 3311143</text:p>
        <text:p text:style-name="P1">10256. 3311144</text:p>
        <text:p text:style-name="P1">10257. 3311211</text:p>
        <text:p text:style-name="P1">10258. 3311212</text:p>
        <text:p text:style-name="P1">10259. 3311213</text:p>
        <text:p text:style-name="P1">10260. 3311214</text:p>
        <text:p text:style-name="P1">10261. 3311221</text:p>
        <text:p text:style-name="P1">10262. 3311222</text:p>
        <text:p text:style-name="P1">10263. 3311223</text:p>
        <text:p text:style-name="P1">10264. 3311224</text:p>
        <text:p text:style-name="P1">10265. 3311231</text:p>
        <text:p text:style-name="P1">10266. 3311232</text:p>
        <text:p text:style-name="P1">10267. 3311233</text:p>
        <text:p text:style-name="P1">10268. 3311234</text:p>
        <text:p text:style-name="P1">10269. 3311241</text:p>
        <text:p text:style-name="P1">10270. 3311242</text:p>
        <text:p text:style-name="P1">10271. 3311243</text:p>
        <text:p text:style-name="P1">10272. 3311244</text:p>
        <text:p text:style-name="P1">10273. 3311311</text:p>
        <text:p text:style-name="P1">10274. 3311312</text:p>
        <text:p text:style-name="P1">10275. 3311313</text:p>
        <text:p text:style-name="P1">10276. 3311314</text:p>
        <text:p text:style-name="P1">10277. 3311321</text:p>
        <text:p text:style-name="P1">10278. 3311322</text:p>
        <text:p text:style-name="P1">10279. 3311323</text:p>
        <text:p text:style-name="P1">10280. 3311324</text:p>
        <text:p text:style-name="P1">10281. 3311331</text:p>
        <text:p text:style-name="P1">10282. 3311332</text:p>
        <text:p text:style-name="P1">10283. 3311333</text:p>
        <text:p text:style-name="P1">10284. 3311334</text:p>
        <text:p text:style-name="P1">10285. 3311341</text:p>
        <text:p text:style-name="P1">10286. 3311342</text:p>
        <text:p text:style-name="P1">10287. 3311343</text:p>
        <text:p text:style-name="P1">10288. 3311344</text:p>
        <text:p text:style-name="P1">10289. 3311411</text:p>
        <text:p text:style-name="P1">10290. 3311412</text:p>
        <text:p text:style-name="P1">10291. 3311413</text:p>
        <text:p text:style-name="P1">10292. 3311414</text:p>
        <text:p text:style-name="P1">10293. 3311421</text:p>
        <text:p text:style-name="P1">10294. 3311422</text:p>
        <text:p text:style-name="P1">10295. 3311423</text:p>
        <text:p text:style-name="P1">10296. 3311424</text:p>
        <text:p text:style-name="P1">10297. 3311431</text:p>
        <text:p text:style-name="P1">10298. 3311432</text:p>
        <text:p text:style-name="P1">10299. 3311433</text:p>
        <text:p text:style-name="P1">10300. 3311434</text:p>
        <text:p text:style-name="P1">10301. 3311441</text:p>
        <text:p text:style-name="P1">10302. 3311442</text:p>
        <text:p text:style-name="P1">10303. 3311443</text:p>
        <text:p text:style-name="P1">10304. 3311444</text:p>
        <text:p text:style-name="P1">10305. 3312111</text:p>
        <text:p text:style-name="P1">10306. 3312112</text:p>
        <text:p text:style-name="P1">10307. 3312113</text:p>
        <text:p text:style-name="P1">10308. 3312114</text:p>
        <text:p text:style-name="P1">10309. 3312121</text:p>
        <text:p text:style-name="P1">10310. 3312122</text:p>
        <text:p text:style-name="P1">10311. 3312123</text:p>
        <text:p text:style-name="P1">10312. 3312124</text:p>
        <text:p text:style-name="P1">10313. 3312131</text:p>
        <text:p text:style-name="P1">10314. 3312132</text:p>
        <text:p text:style-name="P1">10315. 3312133</text:p>
        <text:p text:style-name="P1">10316. 3312134</text:p>
        <text:p text:style-name="P1">10317. 3312141</text:p>
        <text:p text:style-name="P1">10318. 3312142</text:p>
        <text:p text:style-name="P1">10319. 3312143</text:p>
        <text:p text:style-name="P1">10320. 3312144</text:p>
        <text:p text:style-name="P1">10321. 3312211</text:p>
        <text:p text:style-name="P1">10322. 3312212</text:p>
        <text:p text:style-name="P1">10323. 3312213</text:p>
        <text:p text:style-name="P1">10324. 3312214</text:p>
        <text:p text:style-name="P1">10325. 3312221</text:p>
        <text:p text:style-name="P1">10326. 3312222</text:p>
        <text:p text:style-name="P1">10327. 3312223</text:p>
        <text:p text:style-name="P1">10328. 3312224</text:p>
        <text:p text:style-name="P1">10329. 3312231</text:p>
        <text:p text:style-name="P1">10330. 3312232</text:p>
        <text:p text:style-name="P1">10331. 3312233</text:p>
        <text:p text:style-name="P1">10332. 3312234</text:p>
        <text:p text:style-name="P1">10333. 3312241</text:p>
        <text:p text:style-name="P1">10334. 3312242</text:p>
        <text:p text:style-name="P1">10335. 3312243</text:p>
        <text:p text:style-name="P1">10336. 3312244</text:p>
        <text:p text:style-name="P1">10337. 3312311</text:p>
        <text:p text:style-name="P1">10338. 3312312</text:p>
        <text:p text:style-name="P1">10339. 3312313</text:p>
        <text:p text:style-name="P1">10340. 3312314</text:p>
        <text:p text:style-name="P1">10341. 3312321</text:p>
        <text:p text:style-name="P1">10342. 3312322</text:p>
        <text:p text:style-name="P1">10343. 3312323</text:p>
        <text:p text:style-name="P1">10344. 3312324</text:p>
        <text:p text:style-name="P1">10345. 3312331</text:p>
        <text:p text:style-name="P1">10346. 3312332</text:p>
        <text:p text:style-name="P1">10347. 3312333</text:p>
        <text:p text:style-name="P1">10348. 3312334</text:p>
        <text:p text:style-name="P1">10349. 3312341</text:p>
        <text:p text:style-name="P1">10350. 3312342</text:p>
        <text:p text:style-name="P1">10351. 3312343</text:p>
        <text:p text:style-name="P1">10352. 3312344</text:p>
        <text:p text:style-name="P1">10353. 3312411</text:p>
        <text:p text:style-name="P1">10354. 3312412</text:p>
        <text:p text:style-name="P1">10355. 3312413</text:p>
        <text:p text:style-name="P1">10356. 3312414</text:p>
        <text:p text:style-name="P1">10357. 3312421</text:p>
        <text:p text:style-name="P1">10358. 3312422</text:p>
        <text:p text:style-name="P1">10359. 3312423</text:p>
        <text:p text:style-name="P1">10360. 3312424</text:p>
        <text:p text:style-name="P1">10361. 3312431</text:p>
        <text:p text:style-name="P1">10362. 3312432</text:p>
        <text:p text:style-name="P1">10363. 3312433</text:p>
        <text:p text:style-name="P1">10364. 3312434</text:p>
        <text:p text:style-name="P1">10365. 3312441</text:p>
        <text:p text:style-name="P1">10366. 3312442</text:p>
        <text:p text:style-name="P1">10367. 3312443</text:p>
        <text:p text:style-name="P1">10368. 3312444</text:p>
        <text:p text:style-name="P1">10369. 3313111</text:p>
        <text:p text:style-name="P1">10370. 3313112</text:p>
        <text:p text:style-name="P1">10371. 3313113</text:p>
        <text:p text:style-name="P1">10372. 3313114</text:p>
        <text:p text:style-name="P1">10373. 3313121</text:p>
        <text:p text:style-name="P1">10374. 3313122</text:p>
        <text:p text:style-name="P1">10375. 3313123</text:p>
        <text:p text:style-name="P1">10376. 3313124</text:p>
        <text:p text:style-name="P1">10377. 3313131</text:p>
        <text:p text:style-name="P1">10378. 3313132</text:p>
        <text:p text:style-name="P1">10379. 3313133</text:p>
        <text:p text:style-name="P1">10380. 3313134</text:p>
        <text:p text:style-name="P1">10381. 3313141</text:p>
        <text:p text:style-name="P1">10382. 3313142</text:p>
        <text:p text:style-name="P1">10383. 3313143</text:p>
        <text:p text:style-name="P1">10384. 3313144</text:p>
        <text:p text:style-name="P1">10385. 3313211</text:p>
        <text:p text:style-name="P1">10386. 3313212</text:p>
        <text:p text:style-name="P1"><text:soft-page-break/>10387. 3313213</text:p>
        <text:p text:style-name="P1">10388. 3313214</text:p>
        <text:p text:style-name="P1">10389. 3313221</text:p>
        <text:p text:style-name="P1">10390. 3313222</text:p>
        <text:p text:style-name="P1">10391. 3313223</text:p>
        <text:p text:style-name="P1">10392. 3313224</text:p>
        <text:p text:style-name="P1">10393. 3313231</text:p>
        <text:p text:style-name="P1">10394. 3313232</text:p>
        <text:p text:style-name="P1">10395. 3313233</text:p>
        <text:p text:style-name="P1">10396. 3313234</text:p>
        <text:p text:style-name="P1">10397. 3313241</text:p>
        <text:p text:style-name="P1">10398. 3313242</text:p>
        <text:p text:style-name="P1">10399. 3313243</text:p>
        <text:p text:style-name="P1">10400. 3313244</text:p>
        <text:p text:style-name="P1">10401. 3313311</text:p>
        <text:p text:style-name="P1">10402. 3313312</text:p>
        <text:p text:style-name="P1">10403. 3313313</text:p>
        <text:p text:style-name="P1">10404. 3313314</text:p>
        <text:p text:style-name="P1">10405. 3313321</text:p>
        <text:p text:style-name="P1">10406. 3313322</text:p>
        <text:p text:style-name="P1">10407. 3313323</text:p>
        <text:p text:style-name="P1">10408. 3313324</text:p>
        <text:p text:style-name="P1">10409. 3313331</text:p>
        <text:p text:style-name="P1">10410. 3313332</text:p>
        <text:p text:style-name="P1">10411. 3313333</text:p>
        <text:p text:style-name="P1">10412. 3313334</text:p>
        <text:p text:style-name="P1">10413. 3313341</text:p>
        <text:p text:style-name="P1">10414. 3313342</text:p>
        <text:p text:style-name="P1">10415. 3313343</text:p>
        <text:p text:style-name="P1">10416. 3313344</text:p>
        <text:p text:style-name="P1">10417. 3313411</text:p>
        <text:p text:style-name="P1">10418. 3313412</text:p>
        <text:p text:style-name="P1">10419. 3313413</text:p>
        <text:p text:style-name="P1">10420. 3313414</text:p>
        <text:p text:style-name="P1">10421. 3313421</text:p>
        <text:p text:style-name="P1">10422. 3313422</text:p>
        <text:p text:style-name="P1">10423. 3313423</text:p>
        <text:p text:style-name="P1">10424. 3313424</text:p>
        <text:p text:style-name="P1">10425. 3313431</text:p>
        <text:p text:style-name="P1">10426. 3313432</text:p>
        <text:p text:style-name="P1">10427. 3313433</text:p>
        <text:p text:style-name="P1">10428. 3313434</text:p>
        <text:p text:style-name="P1">10429. 3313441</text:p>
        <text:p text:style-name="P1">10430. 3313442</text:p>
        <text:p text:style-name="P1">10431. 3313443</text:p>
        <text:p text:style-name="P1">10432. 3313444</text:p>
        <text:p text:style-name="P1">10433. 3314111</text:p>
        <text:p text:style-name="P1">10434. 3314112</text:p>
        <text:p text:style-name="P1">10435. 3314113</text:p>
        <text:p text:style-name="P1">10436. 3314114</text:p>
        <text:p text:style-name="P1">10437. 3314121</text:p>
        <text:p text:style-name="P1">10438. 3314122</text:p>
        <text:p text:style-name="P1">10439. 3314123</text:p>
        <text:p text:style-name="P1">10440. 3314124</text:p>
        <text:p text:style-name="P1">10441. 3314131</text:p>
        <text:p text:style-name="P1">10442. 3314132</text:p>
        <text:p text:style-name="P1">10443. 3314133</text:p>
        <text:p text:style-name="P1">10444. 3314134</text:p>
        <text:p text:style-name="P1">10445. 3314141</text:p>
        <text:p text:style-name="P1">10446. 3314142</text:p>
        <text:p text:style-name="P1">10447. 3314143</text:p>
        <text:p text:style-name="P1">10448. 3314144</text:p>
        <text:p text:style-name="P1">10449. 3314211</text:p>
        <text:p text:style-name="P1">10450. 3314212</text:p>
        <text:p text:style-name="P1">10451. 3314213</text:p>
        <text:p text:style-name="P1">10452. 3314214</text:p>
        <text:p text:style-name="P1">10453. 3314221</text:p>
        <text:p text:style-name="P1">10454. 3314222</text:p>
        <text:p text:style-name="P1">10455. 3314223</text:p>
        <text:p text:style-name="P1">10456. 3314224</text:p>
        <text:p text:style-name="P1">10457. 3314231</text:p>
        <text:p text:style-name="P1">10458. 3314232</text:p>
        <text:p text:style-name="P1">10459. 3314233</text:p>
        <text:p text:style-name="P1">10460. 3314234</text:p>
        <text:p text:style-name="P1">10461. 3314241</text:p>
        <text:p text:style-name="P1">10462. 3314242</text:p>
        <text:p text:style-name="P1">10463. 3314243</text:p>
        <text:p text:style-name="P1">10464. 3314244</text:p>
        <text:p text:style-name="P1">10465. 3314311</text:p>
        <text:p text:style-name="P1">10466. 3314312</text:p>
        <text:p text:style-name="P1">10467. 3314313</text:p>
        <text:p text:style-name="P1">10468. 3314314</text:p>
        <text:p text:style-name="P1">10469. 3314321</text:p>
        <text:p text:style-name="P1">10470. 3314322</text:p>
        <text:p text:style-name="P1">10471. 3314323</text:p>
        <text:p text:style-name="P1">10472. 3314324</text:p>
        <text:p text:style-name="P1">10473. 3314331</text:p>
        <text:p text:style-name="P1">10474. 3314332</text:p>
        <text:p text:style-name="P1">10475. 3314333</text:p>
        <text:p text:style-name="P1">10476. 3314334</text:p>
        <text:p text:style-name="P1">10477. 3314341</text:p>
        <text:p text:style-name="P1">10478. 3314342</text:p>
        <text:p text:style-name="P1">10479. 3314343</text:p>
        <text:p text:style-name="P1">10480. 3314344</text:p>
        <text:p text:style-name="P1">10481. 3314411</text:p>
        <text:p text:style-name="P1">10482. 3314412</text:p>
        <text:p text:style-name="P1">10483. 3314413</text:p>
        <text:p text:style-name="P1">10484. 3314414</text:p>
        <text:p text:style-name="P1">10485. 3314421</text:p>
        <text:p text:style-name="P1">10486. 3314422</text:p>
        <text:p text:style-name="P1">10487. 3314423</text:p>
        <text:p text:style-name="P1">10488. 3314424</text:p>
        <text:p text:style-name="P1">10489. 3314431</text:p>
        <text:p text:style-name="P1">10490. 3314432</text:p>
        <text:p text:style-name="P1">10491. 3314433</text:p>
        <text:p text:style-name="P1">10492. 3314434</text:p>
        <text:p text:style-name="P1">10493. 3314441</text:p>
        <text:p text:style-name="P1">10494. 3314442</text:p>
        <text:p text:style-name="P1">10495. 3314443</text:p>
        <text:p text:style-name="P1">10496. 3314444</text:p>
        <text:p text:style-name="P1">10497. 3321111</text:p>
        <text:p text:style-name="P1">10498. 3321112</text:p>
        <text:p text:style-name="P1">10499. 3321113</text:p>
        <text:p text:style-name="P1">10500. 3321114</text:p>
        <text:p text:style-name="P1">10501. 3321121</text:p>
        <text:p text:style-name="P1">10502. 3321122</text:p>
        <text:p text:style-name="P1">10503. 3321123</text:p>
        <text:p text:style-name="P1">10504. 3321124</text:p>
        <text:p text:style-name="P1">10505. 3321131</text:p>
        <text:p text:style-name="P1">10506. 3321132</text:p>
        <text:p text:style-name="P1">10507. 3321133</text:p>
        <text:p text:style-name="P1">10508. 3321134</text:p>
        <text:p text:style-name="P1">10509. 3321141</text:p>
        <text:p text:style-name="P1">10510. 3321142</text:p>
        <text:p text:style-name="P1">10511. 3321143</text:p>
        <text:p text:style-name="P1">10512. 3321144</text:p>
        <text:p text:style-name="P1">10513. 3321211</text:p>
        <text:p text:style-name="P1">10514. 3321212</text:p>
        <text:p text:style-name="P1">10515. 3321213</text:p>
        <text:p text:style-name="P1">10516. 3321214</text:p>
        <text:p text:style-name="P1">10517. 3321221</text:p>
        <text:p text:style-name="P1">10518. 3321222</text:p>
        <text:p text:style-name="P1">10519. 3321223</text:p>
        <text:p text:style-name="P1">10520. 3321224</text:p>
        <text:p text:style-name="P1">10521. 3321231</text:p>
        <text:p text:style-name="P1">10522. 3321232</text:p>
        <text:p text:style-name="P1">10523. 3321233</text:p>
        <text:p text:style-name="P1">10524. 3321234</text:p>
        <text:p text:style-name="P1">10525. 3321241</text:p>
        <text:p text:style-name="P1">10526. 3321242</text:p>
        <text:p text:style-name="P1">10527. 3321243</text:p>
        <text:p text:style-name="P1">10528. 3321244</text:p>
        <text:p text:style-name="P1">10529. 3321311</text:p>
        <text:p text:style-name="P1">10530. 3321312</text:p>
        <text:p text:style-name="P1">10531. 3321313</text:p>
        <text:p text:style-name="P1">10532. 3321314</text:p>
        <text:p text:style-name="P1">10533. 3321321</text:p>
        <text:p text:style-name="P1">10534. 3321322</text:p>
        <text:p text:style-name="P1">10535. 3321323</text:p>
        <text:p text:style-name="P1">10536. 3321324</text:p>
        <text:p text:style-name="P1">10537. 3321331</text:p>
        <text:p text:style-name="P1">10538. 3321332</text:p>
        <text:p text:style-name="P1">10539. 3321333</text:p>
        <text:p text:style-name="P1">10540. 3321334</text:p>
        <text:p text:style-name="P1">10541. 3321341</text:p>
        <text:p text:style-name="P1">10542. 3321342</text:p>
        <text:p text:style-name="P1">10543. 3321343</text:p>
        <text:p text:style-name="P1">10544. 3321344</text:p>
        <text:p text:style-name="P1">10545. 3321411</text:p>
        <text:p text:style-name="P1">10546. 3321412</text:p>
        <text:p text:style-name="P1">10547. 3321413</text:p>
        <text:p text:style-name="P1">10548. 3321414</text:p>
        <text:p text:style-name="P1">10549. 3321421</text:p>
        <text:p text:style-name="P1">10550. 3321422</text:p>
        <text:p text:style-name="P1">10551. 3321423</text:p>
        <text:p text:style-name="P1">10552. 3321424</text:p>
        <text:p text:style-name="P1">10553. 3321431</text:p>
        <text:p text:style-name="P1">10554. 3321432</text:p>
        <text:p text:style-name="P1">10555. 3321433</text:p>
        <text:p text:style-name="P1">10556. 3321434</text:p>
        <text:p text:style-name="P1">10557. 3321441</text:p>
        <text:p text:style-name="P1">10558. 3321442</text:p>
        <text:p text:style-name="P1">10559. 3321443</text:p>
        <text:p text:style-name="P1">10560. 3321444</text:p>
        <text:p text:style-name="P1">10561. 3322111</text:p>
        <text:p text:style-name="P1">10562. 3322112</text:p>
        <text:p text:style-name="P1">10563. 3322113</text:p>
        <text:p text:style-name="P1">10564. 3322114</text:p>
        <text:p text:style-name="P1">10565. 3322121</text:p>
        <text:p text:style-name="P1">10566. 3322122</text:p>
        <text:p text:style-name="P1">10567. 3322123</text:p>
        <text:p text:style-name="P1">10568. 3322124</text:p>
        <text:p text:style-name="P1">10569. 3322131</text:p>
        <text:p text:style-name="P1">10570. 3322132</text:p>
        <text:p text:style-name="P1">10571. 3322133</text:p>
        <text:p text:style-name="P1">10572. 3322134</text:p>
        <text:p text:style-name="P1">10573. 3322141</text:p>
        <text:p text:style-name="P1">10574. 3322142</text:p>
        <text:p text:style-name="P1">10575. 3322143</text:p>
        <text:p text:style-name="P1">10576. 3322144</text:p>
        <text:p text:style-name="P1">10577. 3322211</text:p>
        <text:p text:style-name="P1">10578. 3322212</text:p>
        <text:p text:style-name="P1">10579. 3322213</text:p>
        <text:p text:style-name="P1">10580. 3322214</text:p>
        <text:p text:style-name="P1">10581. 3322221</text:p>
        <text:p text:style-name="P1">10582. 3322222</text:p>
        <text:p text:style-name="P1"><text:soft-page-break/>10583. 3322223</text:p>
        <text:p text:style-name="P1">10584. 3322224</text:p>
        <text:p text:style-name="P1">10585. 3322231</text:p>
        <text:p text:style-name="P1">10586. 3322232</text:p>
        <text:p text:style-name="P1">10587. 3322233</text:p>
        <text:p text:style-name="P1">10588. 3322234</text:p>
        <text:p text:style-name="P1">10589. 3322241</text:p>
        <text:p text:style-name="P1">10590. 3322242</text:p>
        <text:p text:style-name="P1">10591. 3322243</text:p>
        <text:p text:style-name="P1">10592. 3322244</text:p>
        <text:p text:style-name="P1">10593. 3322311</text:p>
        <text:p text:style-name="P1">10594. 3322312</text:p>
        <text:p text:style-name="P1">10595. 3322313</text:p>
        <text:p text:style-name="P1">10596. 3322314</text:p>
        <text:p text:style-name="P1">10597. 3322321</text:p>
        <text:p text:style-name="P1">10598. 3322322</text:p>
        <text:p text:style-name="P1">10599. 3322323</text:p>
        <text:p text:style-name="P1">10600. 3322324</text:p>
        <text:p text:style-name="P1">10601. 3322331</text:p>
        <text:p text:style-name="P1">10602. 3322332</text:p>
        <text:p text:style-name="P1">10603. 3322333</text:p>
        <text:p text:style-name="P1">10604. 3322334</text:p>
        <text:p text:style-name="P1">10605. 3322341</text:p>
        <text:p text:style-name="P1">10606. 3322342</text:p>
        <text:p text:style-name="P1">10607. 3322343</text:p>
        <text:p text:style-name="P1">10608. 3322344</text:p>
        <text:p text:style-name="P1">10609. 3322411</text:p>
        <text:p text:style-name="P1">10610. 3322412</text:p>
        <text:p text:style-name="P1">10611. 3322413</text:p>
        <text:p text:style-name="P1">10612. 3322414</text:p>
        <text:p text:style-name="P1">10613. 3322421</text:p>
        <text:p text:style-name="P1">10614. 3322422</text:p>
        <text:p text:style-name="P1">10615. 3322423</text:p>
        <text:p text:style-name="P1">10616. 3322424</text:p>
        <text:p text:style-name="P1">10617. 3322431</text:p>
        <text:p text:style-name="P1">10618. 3322432</text:p>
        <text:p text:style-name="P1">10619. 3322433</text:p>
        <text:p text:style-name="P1">10620. 3322434</text:p>
        <text:p text:style-name="P1">10621. 3322441</text:p>
        <text:p text:style-name="P1">10622. 3322442</text:p>
        <text:p text:style-name="P1">10623. 3322443</text:p>
        <text:p text:style-name="P1">10624. 3322444</text:p>
        <text:p text:style-name="P1">10625. 3323111</text:p>
        <text:p text:style-name="P1">10626. 3323112</text:p>
        <text:p text:style-name="P1">10627. 3323113</text:p>
        <text:p text:style-name="P1">10628. 3323114</text:p>
        <text:p text:style-name="P1">10629. 3323121</text:p>
        <text:p text:style-name="P1">10630. 3323122</text:p>
        <text:p text:style-name="P1">10631. 3323123</text:p>
        <text:p text:style-name="P1">10632. 3323124</text:p>
        <text:p text:style-name="P1">10633. 3323131</text:p>
        <text:p text:style-name="P1">10634. 3323132</text:p>
        <text:p text:style-name="P1">10635. 3323133</text:p>
        <text:p text:style-name="P1">10636. 3323134</text:p>
        <text:p text:style-name="P1">10637. 3323141</text:p>
        <text:p text:style-name="P1">10638. 3323142</text:p>
        <text:p text:style-name="P1">10639. 3323143</text:p>
        <text:p text:style-name="P1">10640. 3323144</text:p>
        <text:p text:style-name="P1">10641. 3323211</text:p>
        <text:p text:style-name="P1">10642. 3323212</text:p>
        <text:p text:style-name="P1">10643. 3323213</text:p>
        <text:p text:style-name="P1">10644. 3323214</text:p>
        <text:p text:style-name="P1">10645. 3323221</text:p>
        <text:p text:style-name="P1">10646. 3323222</text:p>
        <text:p text:style-name="P1">10647. 3323223</text:p>
        <text:p text:style-name="P1">10648. 3323224</text:p>
        <text:p text:style-name="P1">10649. 3323231</text:p>
        <text:p text:style-name="P1">10650. 3323232</text:p>
        <text:p text:style-name="P1">10651. 3323233</text:p>
        <text:p text:style-name="P1">10652. 3323234</text:p>
        <text:p text:style-name="P1">10653. 3323241</text:p>
        <text:p text:style-name="P1">10654. 3323242</text:p>
        <text:p text:style-name="P1">10655. 3323243</text:p>
        <text:p text:style-name="P1">10656. 3323244</text:p>
        <text:p text:style-name="P1">10657. 3323311</text:p>
        <text:p text:style-name="P1">10658. 3323312</text:p>
        <text:p text:style-name="P1">10659. 3323313</text:p>
        <text:p text:style-name="P1">10660. 3323314</text:p>
        <text:p text:style-name="P1">10661. 3323321</text:p>
        <text:p text:style-name="P1">10662. 3323322</text:p>
        <text:p text:style-name="P1">10663. 3323323</text:p>
        <text:p text:style-name="P1">10664. 3323324</text:p>
        <text:p text:style-name="P1">10665. 3323331</text:p>
        <text:p text:style-name="P1">10666. 3323332</text:p>
        <text:p text:style-name="P1">10667. 3323333</text:p>
        <text:p text:style-name="P1">10668. 3323334</text:p>
        <text:p text:style-name="P1">10669. 3323341</text:p>
        <text:p text:style-name="P1">10670. 3323342</text:p>
        <text:p text:style-name="P1">10671. 3323343</text:p>
        <text:p text:style-name="P1">10672. 3323344</text:p>
        <text:p text:style-name="P1">10673. 3323411</text:p>
        <text:p text:style-name="P1">10674. 3323412</text:p>
        <text:p text:style-name="P1">10675. 3323413</text:p>
        <text:p text:style-name="P1">10676. 3323414</text:p>
        <text:p text:style-name="P1">10677. 3323421</text:p>
        <text:p text:style-name="P1">10678. 3323422</text:p>
        <text:p text:style-name="P1">10679. 3323423</text:p>
        <text:p text:style-name="P1">10680. 3323424</text:p>
        <text:p text:style-name="P1">10681. 3323431</text:p>
        <text:p text:style-name="P1">10682. 3323432</text:p>
        <text:p text:style-name="P1">10683. 3323433</text:p>
        <text:p text:style-name="P1">10684. 3323434</text:p>
        <text:p text:style-name="P1">10685. 3323441</text:p>
        <text:p text:style-name="P1">10686. 3323442</text:p>
        <text:p text:style-name="P1">10687. 3323443</text:p>
        <text:p text:style-name="P1">10688. 3323444</text:p>
        <text:p text:style-name="P1">10689. 3324111</text:p>
        <text:p text:style-name="P1">10690. 3324112</text:p>
        <text:p text:style-name="P1">10691. 3324113</text:p>
        <text:p text:style-name="P1">10692. 3324114</text:p>
        <text:p text:style-name="P1">10693. 3324121</text:p>
        <text:p text:style-name="P1">10694. 3324122</text:p>
        <text:p text:style-name="P1">10695. 3324123</text:p>
        <text:p text:style-name="P1">10696. 3324124</text:p>
        <text:p text:style-name="P1">10697. 3324131</text:p>
        <text:p text:style-name="P1">10698. 3324132</text:p>
        <text:p text:style-name="P1">10699. 3324133</text:p>
        <text:p text:style-name="P1">10700. 3324134</text:p>
        <text:p text:style-name="P1">10701. 3324141</text:p>
        <text:p text:style-name="P1">10702. 3324142</text:p>
        <text:p text:style-name="P1">10703. 3324143</text:p>
        <text:p text:style-name="P1">10704. 3324144</text:p>
        <text:p text:style-name="P1">10705. 3324211</text:p>
        <text:p text:style-name="P1">10706. 3324212</text:p>
        <text:p text:style-name="P1">10707. 3324213</text:p>
        <text:p text:style-name="P1">10708. 3324214</text:p>
        <text:p text:style-name="P1">10709. 3324221</text:p>
        <text:p text:style-name="P1">10710. 3324222</text:p>
        <text:p text:style-name="P1">10711. 3324223</text:p>
        <text:p text:style-name="P1">10712. 3324224</text:p>
        <text:p text:style-name="P1">10713. 3324231</text:p>
        <text:p text:style-name="P1">10714. 3324232</text:p>
        <text:p text:style-name="P1">10715. 3324233</text:p>
        <text:p text:style-name="P1">10716. 3324234</text:p>
        <text:p text:style-name="P1">10717. 3324241</text:p>
        <text:p text:style-name="P1">10718. 3324242</text:p>
        <text:p text:style-name="P1">10719. 3324243</text:p>
        <text:p text:style-name="P1">10720. 3324244</text:p>
        <text:p text:style-name="P1">10721. 3324311</text:p>
        <text:p text:style-name="P1">10722. 3324312</text:p>
        <text:p text:style-name="P1">10723. 3324313</text:p>
        <text:p text:style-name="P1">10724. 3324314</text:p>
        <text:p text:style-name="P1">10725. 3324321</text:p>
        <text:p text:style-name="P1">10726. 3324322</text:p>
        <text:p text:style-name="P1">10727. 3324323</text:p>
        <text:p text:style-name="P1">10728. 3324324</text:p>
        <text:p text:style-name="P1">10729. 3324331</text:p>
        <text:p text:style-name="P1">10730. 3324332</text:p>
        <text:p text:style-name="P1">10731. 3324333</text:p>
        <text:p text:style-name="P1">10732. 3324334</text:p>
        <text:p text:style-name="P1">10733. 3324341</text:p>
        <text:p text:style-name="P1">10734. 3324342</text:p>
        <text:p text:style-name="P1">10735. 3324343</text:p>
        <text:p text:style-name="P1">10736. 3324344</text:p>
        <text:p text:style-name="P1">10737. 3324411</text:p>
        <text:p text:style-name="P1">10738. 3324412</text:p>
        <text:p text:style-name="P1">10739. 3324413</text:p>
        <text:p text:style-name="P1">10740. 3324414</text:p>
        <text:p text:style-name="P1">10741. 3324421</text:p>
        <text:p text:style-name="P1">10742. 3324422</text:p>
        <text:p text:style-name="P1">10743. 3324423</text:p>
        <text:p text:style-name="P1">10744. 3324424</text:p>
        <text:p text:style-name="P1">10745. 3324431</text:p>
        <text:p text:style-name="P1">10746. 3324432</text:p>
        <text:p text:style-name="P1">10747. 3324433</text:p>
        <text:p text:style-name="P1">10748. 3324434</text:p>
        <text:p text:style-name="P1">10749. 3324441</text:p>
        <text:p text:style-name="P1">10750. 3324442</text:p>
        <text:p text:style-name="P1">10751. 3324443</text:p>
        <text:p text:style-name="P1">10752. 3324444</text:p>
        <text:p text:style-name="P1">10753. 3331111</text:p>
        <text:p text:style-name="P1">10754. 3331112</text:p>
        <text:p text:style-name="P1">10755. 3331113</text:p>
        <text:p text:style-name="P1">10756. 3331114</text:p>
        <text:p text:style-name="P1">10757. 3331121</text:p>
        <text:p text:style-name="P1">10758. 3331122</text:p>
        <text:p text:style-name="P1">10759. 3331123</text:p>
        <text:p text:style-name="P1">10760. 3331124</text:p>
        <text:p text:style-name="P1">10761. 3331131</text:p>
        <text:p text:style-name="P1">10762. 3331132</text:p>
        <text:p text:style-name="P1">10763. 3331133</text:p>
        <text:p text:style-name="P1">10764. 3331134</text:p>
        <text:p text:style-name="P1">10765. 3331141</text:p>
        <text:p text:style-name="P1">10766. 3331142</text:p>
        <text:p text:style-name="P1">10767. 3331143</text:p>
        <text:p text:style-name="P1">10768. 3331144</text:p>
        <text:p text:style-name="P1">10769. 3331211</text:p>
        <text:p text:style-name="P1">10770. 3331212</text:p>
        <text:p text:style-name="P1">10771. 3331213</text:p>
        <text:p text:style-name="P1">10772. 3331214</text:p>
        <text:p text:style-name="P1">10773. 3331221</text:p>
        <text:p text:style-name="P1">10774. 3331222</text:p>
        <text:p text:style-name="P1">10775. 3331223</text:p>
        <text:p text:style-name="P1">10776. 3331224</text:p>
        <text:p text:style-name="P1">10777. 3331231</text:p>
        <text:p text:style-name="P1">10778. 3331232</text:p>
        <text:p text:style-name="P1"><text:soft-page-break/>10779. 3331233</text:p>
        <text:p text:style-name="P1">10780. 3331234</text:p>
        <text:p text:style-name="P1">10781. 3331241</text:p>
        <text:p text:style-name="P1">10782. 3331242</text:p>
        <text:p text:style-name="P1">10783. 3331243</text:p>
        <text:p text:style-name="P1">10784. 3331244</text:p>
        <text:p text:style-name="P1">10785. 3331311</text:p>
        <text:p text:style-name="P1">10786. 3331312</text:p>
        <text:p text:style-name="P1">10787. 3331313</text:p>
        <text:p text:style-name="P1">10788. 3331314</text:p>
        <text:p text:style-name="P1">10789. 3331321</text:p>
        <text:p text:style-name="P1">10790. 3331322</text:p>
        <text:p text:style-name="P1">10791. 3331323</text:p>
        <text:p text:style-name="P1">10792. 3331324</text:p>
        <text:p text:style-name="P1">10793. 3331331</text:p>
        <text:p text:style-name="P1">10794. 3331332</text:p>
        <text:p text:style-name="P1">10795. 3331333</text:p>
        <text:p text:style-name="P1">10796. 3331334</text:p>
        <text:p text:style-name="P1">10797. 3331341</text:p>
        <text:p text:style-name="P1">10798. 3331342</text:p>
        <text:p text:style-name="P1">10799. 3331343</text:p>
        <text:p text:style-name="P1">10800. 3331344</text:p>
        <text:p text:style-name="P1">10801. 3331411</text:p>
        <text:p text:style-name="P1">10802. 3331412</text:p>
        <text:p text:style-name="P1">10803. 3331413</text:p>
        <text:p text:style-name="P1">10804. 3331414</text:p>
        <text:p text:style-name="P1">10805. 3331421</text:p>
        <text:p text:style-name="P1">10806. 3331422</text:p>
        <text:p text:style-name="P1">10807. 3331423</text:p>
        <text:p text:style-name="P1">10808. 3331424</text:p>
        <text:p text:style-name="P1">10809. 3331431</text:p>
        <text:p text:style-name="P1">10810. 3331432</text:p>
        <text:p text:style-name="P1">10811. 3331433</text:p>
        <text:p text:style-name="P1">10812. 3331434</text:p>
        <text:p text:style-name="P1">10813. 3331441</text:p>
        <text:p text:style-name="P1">10814. 3331442</text:p>
        <text:p text:style-name="P1">10815. 3331443</text:p>
        <text:p text:style-name="P1">10816. 3331444</text:p>
        <text:p text:style-name="P1">10817. 3332111</text:p>
        <text:p text:style-name="P1">10818. 3332112</text:p>
        <text:p text:style-name="P1">10819. 3332113</text:p>
        <text:p text:style-name="P1">10820. 3332114</text:p>
        <text:p text:style-name="P1">10821. 3332121</text:p>
        <text:p text:style-name="P1">10822. 3332122</text:p>
        <text:p text:style-name="P1">10823. 3332123</text:p>
        <text:p text:style-name="P1">10824. 3332124</text:p>
        <text:p text:style-name="P1">10825. 3332131</text:p>
        <text:p text:style-name="P1">10826. 3332132</text:p>
        <text:p text:style-name="P1">10827. 3332133</text:p>
        <text:p text:style-name="P1">10828. 3332134</text:p>
        <text:p text:style-name="P1">10829. 3332141</text:p>
        <text:p text:style-name="P1">10830. 3332142</text:p>
        <text:p text:style-name="P1">10831. 3332143</text:p>
        <text:p text:style-name="P1">10832. 3332144</text:p>
        <text:p text:style-name="P1">10833. 3332211</text:p>
        <text:p text:style-name="P1">10834. 3332212</text:p>
        <text:p text:style-name="P1">10835. 3332213</text:p>
        <text:p text:style-name="P1">10836. 3332214</text:p>
        <text:p text:style-name="P1">10837. 3332221</text:p>
        <text:p text:style-name="P1">10838. 3332222</text:p>
        <text:p text:style-name="P1">10839. 3332223</text:p>
        <text:p text:style-name="P1">10840. 3332224</text:p>
        <text:p text:style-name="P1">10841. 3332231</text:p>
        <text:p text:style-name="P1">10842. 3332232</text:p>
        <text:p text:style-name="P1">10843. 3332233</text:p>
        <text:p text:style-name="P1">10844. 3332234</text:p>
        <text:p text:style-name="P1">10845. 3332241</text:p>
        <text:p text:style-name="P1">10846. 3332242</text:p>
        <text:p text:style-name="P1">10847. 3332243</text:p>
        <text:p text:style-name="P1">10848. 3332244</text:p>
        <text:p text:style-name="P1">10849. 3332311</text:p>
        <text:p text:style-name="P1">10850. 3332312</text:p>
        <text:p text:style-name="P1">10851. 3332313</text:p>
        <text:p text:style-name="P1">10852. 3332314</text:p>
        <text:p text:style-name="P1">10853. 3332321</text:p>
        <text:p text:style-name="P1">10854. 3332322</text:p>
        <text:p text:style-name="P1">10855. 3332323</text:p>
        <text:p text:style-name="P1">10856. 3332324</text:p>
        <text:p text:style-name="P1">10857. 3332331</text:p>
        <text:p text:style-name="P1">10858. 3332332</text:p>
        <text:p text:style-name="P1">10859. 3332333</text:p>
        <text:p text:style-name="P1">10860. 3332334</text:p>
        <text:p text:style-name="P1">10861. 3332341</text:p>
        <text:p text:style-name="P1">10862. 3332342</text:p>
        <text:p text:style-name="P1">10863. 3332343</text:p>
        <text:p text:style-name="P1">10864. 3332344</text:p>
        <text:p text:style-name="P1">10865. 3332411</text:p>
        <text:p text:style-name="P1">10866. 3332412</text:p>
        <text:p text:style-name="P1">10867. 3332413</text:p>
        <text:p text:style-name="P1">10868. 3332414</text:p>
        <text:p text:style-name="P1">10869. 3332421</text:p>
        <text:p text:style-name="P1">10870. 3332422</text:p>
        <text:p text:style-name="P1">10871. 3332423</text:p>
        <text:p text:style-name="P1">10872. 3332424</text:p>
        <text:p text:style-name="P1">10873. 3332431</text:p>
        <text:p text:style-name="P1">10874. 3332432</text:p>
        <text:p text:style-name="P1">10875. 3332433</text:p>
        <text:p text:style-name="P1">10876. 3332434</text:p>
        <text:p text:style-name="P1">10877. 3332441</text:p>
        <text:p text:style-name="P1">10878. 3332442</text:p>
        <text:p text:style-name="P1">10879. 3332443</text:p>
        <text:p text:style-name="P1">10880. 3332444</text:p>
        <text:p text:style-name="P1">10881. 3333111</text:p>
        <text:p text:style-name="P1">10882. 3333112</text:p>
        <text:p text:style-name="P1">10883. 3333113</text:p>
        <text:p text:style-name="P1">10884. 3333114</text:p>
        <text:p text:style-name="P1">10885. 3333121</text:p>
        <text:p text:style-name="P1">10886. 3333122</text:p>
        <text:p text:style-name="P1">10887. 3333123</text:p>
        <text:p text:style-name="P1">10888. 3333124</text:p>
        <text:p text:style-name="P1">10889. 3333131</text:p>
        <text:p text:style-name="P1">10890. 3333132</text:p>
        <text:p text:style-name="P1">10891. 3333133</text:p>
        <text:p text:style-name="P1">10892. 3333134</text:p>
        <text:p text:style-name="P1">10893. 3333141</text:p>
        <text:p text:style-name="P1">10894. 3333142</text:p>
        <text:p text:style-name="P1">10895. 3333143</text:p>
        <text:p text:style-name="P1">10896. 3333144</text:p>
        <text:p text:style-name="P1">10897. 3333211</text:p>
        <text:p text:style-name="P1">10898. 3333212</text:p>
        <text:p text:style-name="P1">10899. 3333213</text:p>
        <text:p text:style-name="P1">10900. 3333214</text:p>
        <text:p text:style-name="P1">10901. 3333221</text:p>
        <text:p text:style-name="P1">10902. 3333222</text:p>
        <text:p text:style-name="P1">10903. 3333223</text:p>
        <text:p text:style-name="P1">10904. 3333224</text:p>
        <text:p text:style-name="P1">10905. 3333231</text:p>
        <text:p text:style-name="P1">10906. 3333232</text:p>
        <text:p text:style-name="P1">10907. 3333233</text:p>
        <text:p text:style-name="P1">10908. 3333234</text:p>
        <text:p text:style-name="P1">10909. 3333241</text:p>
        <text:p text:style-name="P1">10910. 3333242</text:p>
        <text:p text:style-name="P1">10911. 3333243</text:p>
        <text:p text:style-name="P1">10912. 3333244</text:p>
        <text:p text:style-name="P1">10913. 3333311</text:p>
        <text:p text:style-name="P1">10914. 3333312</text:p>
        <text:p text:style-name="P1">10915. 3333313</text:p>
        <text:p text:style-name="P1">10916. 3333314</text:p>
        <text:p text:style-name="P1">10917. 3333321</text:p>
        <text:p text:style-name="P1">10918. 3333322</text:p>
        <text:p text:style-name="P1">10919. 3333323</text:p>
        <text:p text:style-name="P1">10920. 3333324</text:p>
        <text:p text:style-name="P1">10921. 3333331</text:p>
        <text:p text:style-name="P1">10922. 3333332</text:p>
        <text:p text:style-name="P1">10923. 3333333</text:p>
        <text:p text:style-name="P1">10924. 3333334</text:p>
        <text:p text:style-name="P1">10925. 3333341</text:p>
        <text:p text:style-name="P1">10926. 3333342</text:p>
        <text:p text:style-name="P1">10927. 3333343</text:p>
        <text:p text:style-name="P1">10928. 3333344</text:p>
        <text:p text:style-name="P1">10929. 3333411</text:p>
        <text:p text:style-name="P1">10930. 3333412</text:p>
        <text:p text:style-name="P1">10931. 3333413</text:p>
        <text:p text:style-name="P1">10932. 3333414</text:p>
        <text:p text:style-name="P1">10933. 3333421</text:p>
        <text:p text:style-name="P1">10934. 3333422</text:p>
        <text:p text:style-name="P1">10935. 3333423</text:p>
        <text:p text:style-name="P1">10936. 3333424</text:p>
        <text:p text:style-name="P1">10937. 3333431</text:p>
        <text:p text:style-name="P1">10938. 3333432</text:p>
        <text:p text:style-name="P1">10939. 3333433</text:p>
        <text:p text:style-name="P1">10940. 3333434</text:p>
        <text:p text:style-name="P1">10941. 3333441</text:p>
        <text:p text:style-name="P1">10942. 3333442</text:p>
        <text:p text:style-name="P1">10943. 3333443</text:p>
        <text:p text:style-name="P1">10944. 3333444</text:p>
        <text:p text:style-name="P1">10945. 3334111</text:p>
        <text:p text:style-name="P1">10946. 3334112</text:p>
        <text:p text:style-name="P1">10947. 3334113</text:p>
        <text:p text:style-name="P1">10948. 3334114</text:p>
        <text:p text:style-name="P1">10949. 3334121</text:p>
        <text:p text:style-name="P1">10950. 3334122</text:p>
        <text:p text:style-name="P1">10951. 3334123</text:p>
        <text:p text:style-name="P1">10952. 3334124</text:p>
        <text:p text:style-name="P1">10953. 3334131</text:p>
        <text:p text:style-name="P1">10954. 3334132</text:p>
        <text:p text:style-name="P1">10955. 3334133</text:p>
        <text:p text:style-name="P1">10956. 3334134</text:p>
        <text:p text:style-name="P1">10957. 3334141</text:p>
        <text:p text:style-name="P1">10958. 3334142</text:p>
        <text:p text:style-name="P1">10959. 3334143</text:p>
        <text:p text:style-name="P1">10960. 3334144</text:p>
        <text:p text:style-name="P1">10961. 3334211</text:p>
        <text:p text:style-name="P1">10962. 3334212</text:p>
        <text:p text:style-name="P1">10963. 3334213</text:p>
        <text:p text:style-name="P1">10964. 3334214</text:p>
        <text:p text:style-name="P1">10965. 3334221</text:p>
        <text:p text:style-name="P1">10966. 3334222</text:p>
        <text:p text:style-name="P1">10967. 3334223</text:p>
        <text:p text:style-name="P1">10968. 3334224</text:p>
        <text:p text:style-name="P1">10969. 3334231</text:p>
        <text:p text:style-name="P1">10970. 3334232</text:p>
        <text:p text:style-name="P1">10971. 3334233</text:p>
        <text:p text:style-name="P1">10972. 3334234</text:p>
        <text:p text:style-name="P1">10973. 3334241</text:p>
        <text:p text:style-name="P1">10974. 3334242</text:p>
        <text:p text:style-name="P1"><text:soft-page-break/>10975. 3334243</text:p>
        <text:p text:style-name="P1">10976. 3334244</text:p>
        <text:p text:style-name="P1">10977. 3334311</text:p>
        <text:p text:style-name="P1">10978. 3334312</text:p>
        <text:p text:style-name="P1">10979. 3334313</text:p>
        <text:p text:style-name="P1">10980. 3334314</text:p>
        <text:p text:style-name="P1">10981. 3334321</text:p>
        <text:p text:style-name="P1">10982. 3334322</text:p>
        <text:p text:style-name="P1">10983. 3334323</text:p>
        <text:p text:style-name="P1">10984. 3334324</text:p>
        <text:p text:style-name="P1">10985. 3334331</text:p>
        <text:p text:style-name="P1">10986. 3334332</text:p>
        <text:p text:style-name="P1">10987. 3334333</text:p>
        <text:p text:style-name="P1">10988. 3334334</text:p>
        <text:p text:style-name="P1">10989. 3334341</text:p>
        <text:p text:style-name="P1">10990. 3334342</text:p>
        <text:p text:style-name="P1">10991. 3334343</text:p>
        <text:p text:style-name="P1">10992. 3334344</text:p>
        <text:p text:style-name="P1">10993. 3334411</text:p>
        <text:p text:style-name="P1">10994. 3334412</text:p>
        <text:p text:style-name="P1">10995. 3334413</text:p>
        <text:p text:style-name="P1">10996. 3334414</text:p>
        <text:p text:style-name="P1">10997. 3334421</text:p>
        <text:p text:style-name="P1">10998. 3334422</text:p>
        <text:p text:style-name="P1">10999. 3334423</text:p>
        <text:p text:style-name="P1">11000. 3334424</text:p>
        <text:p text:style-name="P1">11001. 3334431</text:p>
        <text:p text:style-name="P1">11002. 3334432</text:p>
        <text:p text:style-name="P1">11003. 3334433</text:p>
        <text:p text:style-name="P1">11004. 3334434</text:p>
        <text:p text:style-name="P1">11005. 3334441</text:p>
        <text:p text:style-name="P1">11006. 3334442</text:p>
        <text:p text:style-name="P1">11007. 3334443</text:p>
        <text:p text:style-name="P1">11008. 3334444</text:p>
        <text:p text:style-name="P1">11009. 3341111</text:p>
        <text:p text:style-name="P1">11010. 3341112</text:p>
        <text:p text:style-name="P1">11011. 3341113</text:p>
        <text:p text:style-name="P1">11012. 3341114</text:p>
        <text:p text:style-name="P1">11013. 3341121</text:p>
        <text:p text:style-name="P1">11014. 3341122</text:p>
        <text:p text:style-name="P1">11015. 3341123</text:p>
        <text:p text:style-name="P1">11016. 3341124</text:p>
        <text:p text:style-name="P1">11017. 3341131</text:p>
        <text:p text:style-name="P1">11018. 3341132</text:p>
        <text:p text:style-name="P1">11019. 3341133</text:p>
        <text:p text:style-name="P1">11020. 3341134</text:p>
        <text:p text:style-name="P1">11021. 3341141</text:p>
        <text:p text:style-name="P1">11022. 3341142</text:p>
        <text:p text:style-name="P1">11023. 3341143</text:p>
        <text:p text:style-name="P1">11024. 3341144</text:p>
        <text:p text:style-name="P1">11025. 3341211</text:p>
        <text:p text:style-name="P1">11026. 3341212</text:p>
        <text:p text:style-name="P1">11027. 3341213</text:p>
        <text:p text:style-name="P1">11028. 3341214</text:p>
        <text:p text:style-name="P1">11029. 3341221</text:p>
        <text:p text:style-name="P1">11030. 3341222</text:p>
        <text:p text:style-name="P1">11031. 3341223</text:p>
        <text:p text:style-name="P1">11032. 3341224</text:p>
        <text:p text:style-name="P1">11033. 3341231</text:p>
        <text:p text:style-name="P1">11034. 3341232</text:p>
        <text:p text:style-name="P1">11035. 3341233</text:p>
        <text:p text:style-name="P1">11036. 3341234</text:p>
        <text:p text:style-name="P1">11037. 3341241</text:p>
        <text:p text:style-name="P1">11038. 3341242</text:p>
        <text:p text:style-name="P1">11039. 3341243</text:p>
        <text:p text:style-name="P1">11040. 3341244</text:p>
        <text:p text:style-name="P1">11041. 3341311</text:p>
        <text:p text:style-name="P1">11042. 3341312</text:p>
        <text:p text:style-name="P1">11043. 3341313</text:p>
        <text:p text:style-name="P1">11044. 3341314</text:p>
        <text:p text:style-name="P1">11045. 3341321</text:p>
        <text:p text:style-name="P1">11046. 3341322</text:p>
        <text:p text:style-name="P1">11047. 3341323</text:p>
        <text:p text:style-name="P1">11048. 3341324</text:p>
        <text:p text:style-name="P1">11049. 3341331</text:p>
        <text:p text:style-name="P1">11050. 3341332</text:p>
        <text:p text:style-name="P1">11051. 3341333</text:p>
        <text:p text:style-name="P1">11052. 3341334</text:p>
        <text:p text:style-name="P1">11053. 3341341</text:p>
        <text:p text:style-name="P1">11054. 3341342</text:p>
        <text:p text:style-name="P1">11055. 3341343</text:p>
        <text:p text:style-name="P1">11056. 3341344</text:p>
        <text:p text:style-name="P1">11057. 3341411</text:p>
        <text:p text:style-name="P1">11058. 3341412</text:p>
        <text:p text:style-name="P1">11059. 3341413</text:p>
        <text:p text:style-name="P1">11060. 3341414</text:p>
        <text:p text:style-name="P1">11061. 3341421</text:p>
        <text:p text:style-name="P1">11062. 3341422</text:p>
        <text:p text:style-name="P1">11063. 3341423</text:p>
        <text:p text:style-name="P1">11064. 3341424</text:p>
        <text:p text:style-name="P1">11065. 3341431</text:p>
        <text:p text:style-name="P1">11066. 3341432</text:p>
        <text:p text:style-name="P1">11067. 3341433</text:p>
        <text:p text:style-name="P1">11068. 3341434</text:p>
        <text:p text:style-name="P1">11069. 3341441</text:p>
        <text:p text:style-name="P1">11070. 3341442</text:p>
        <text:p text:style-name="P1">11071. 3341443</text:p>
        <text:p text:style-name="P1">11072. 3341444</text:p>
        <text:p text:style-name="P1">11073. 3342111</text:p>
        <text:p text:style-name="P1">11074. 3342112</text:p>
        <text:p text:style-name="P1">11075. 3342113</text:p>
        <text:p text:style-name="P1">11076. 3342114</text:p>
        <text:p text:style-name="P1">11077. 3342121</text:p>
        <text:p text:style-name="P1">11078. 3342122</text:p>
        <text:p text:style-name="P1">11079. 3342123</text:p>
        <text:p text:style-name="P1">11080. 3342124</text:p>
        <text:p text:style-name="P1">11081. 3342131</text:p>
        <text:p text:style-name="P1">11082. 3342132</text:p>
        <text:p text:style-name="P1">11083. 3342133</text:p>
        <text:p text:style-name="P1">11084. 3342134</text:p>
        <text:p text:style-name="P1">11085. 3342141</text:p>
        <text:p text:style-name="P1">11086. 3342142</text:p>
        <text:p text:style-name="P1">11087. 3342143</text:p>
        <text:p text:style-name="P1">11088. 3342144</text:p>
        <text:p text:style-name="P1">11089. 3342211</text:p>
        <text:p text:style-name="P1">11090. 3342212</text:p>
        <text:p text:style-name="P1">11091. 3342213</text:p>
        <text:p text:style-name="P1">11092. 3342214</text:p>
        <text:p text:style-name="P1">11093. 3342221</text:p>
        <text:p text:style-name="P1">11094. 3342222</text:p>
        <text:p text:style-name="P1">11095. 3342223</text:p>
        <text:p text:style-name="P1">11096. 3342224</text:p>
        <text:p text:style-name="P1">11097. 3342231</text:p>
        <text:p text:style-name="P1">11098. 3342232</text:p>
        <text:p text:style-name="P1">11099. 3342233</text:p>
        <text:p text:style-name="P1">11100. 3342234</text:p>
        <text:p text:style-name="P1">11101. 3342241</text:p>
        <text:p text:style-name="P1">11102. 3342242</text:p>
        <text:p text:style-name="P1">11103. 3342243</text:p>
        <text:p text:style-name="P1">11104. 3342244</text:p>
        <text:p text:style-name="P1">11105. 3342311</text:p>
        <text:p text:style-name="P1">11106. 3342312</text:p>
        <text:p text:style-name="P1">11107. 3342313</text:p>
        <text:p text:style-name="P1">11108. 3342314</text:p>
        <text:p text:style-name="P1">11109. 3342321</text:p>
        <text:p text:style-name="P1">11110. 3342322</text:p>
        <text:p text:style-name="P1">11111. 3342323</text:p>
        <text:p text:style-name="P1">11112. 3342324</text:p>
        <text:p text:style-name="P1">11113. 3342331</text:p>
        <text:p text:style-name="P1">11114. 3342332</text:p>
        <text:p text:style-name="P1">11115. 3342333</text:p>
        <text:p text:style-name="P1">11116. 3342334</text:p>
        <text:p text:style-name="P1">11117. 3342341</text:p>
        <text:p text:style-name="P1">11118. 3342342</text:p>
        <text:p text:style-name="P1">11119. 3342343</text:p>
        <text:p text:style-name="P1">11120. 3342344</text:p>
        <text:p text:style-name="P1">11121. 3342411</text:p>
        <text:p text:style-name="P1">11122. 3342412</text:p>
        <text:p text:style-name="P1">11123. 3342413</text:p>
        <text:p text:style-name="P1">11124. 3342414</text:p>
        <text:p text:style-name="P1">11125. 3342421</text:p>
        <text:p text:style-name="P1">11126. 3342422</text:p>
        <text:p text:style-name="P1">11127. 3342423</text:p>
        <text:p text:style-name="P1">11128. 3342424</text:p>
        <text:p text:style-name="P1">11129. 3342431</text:p>
        <text:p text:style-name="P1">11130. 3342432</text:p>
        <text:p text:style-name="P1">11131. 3342433</text:p>
        <text:p text:style-name="P1">11132. 3342434</text:p>
        <text:p text:style-name="P1">11133. 3342441</text:p>
        <text:p text:style-name="P1">11134. 3342442</text:p>
        <text:p text:style-name="P1">11135. 3342443</text:p>
        <text:p text:style-name="P1">11136. 3342444</text:p>
        <text:p text:style-name="P1">11137. 3343111</text:p>
        <text:p text:style-name="P1">11138. 3343112</text:p>
        <text:p text:style-name="P1">11139. 3343113</text:p>
        <text:p text:style-name="P1">11140. 3343114</text:p>
        <text:p text:style-name="P1">11141. 3343121</text:p>
        <text:p text:style-name="P1">11142. 3343122</text:p>
        <text:p text:style-name="P1">11143. 3343123</text:p>
        <text:p text:style-name="P1">11144. 3343124</text:p>
        <text:p text:style-name="P1">11145. 3343131</text:p>
        <text:p text:style-name="P1">11146. 3343132</text:p>
        <text:p text:style-name="P1">11147. 3343133</text:p>
        <text:p text:style-name="P1">11148. 3343134</text:p>
        <text:p text:style-name="P1">11149. 3343141</text:p>
        <text:p text:style-name="P1">11150. 3343142</text:p>
        <text:p text:style-name="P1">11151. 3343143</text:p>
        <text:p text:style-name="P1">11152. 3343144</text:p>
        <text:p text:style-name="P1">11153. 3343211</text:p>
        <text:p text:style-name="P1">11154. 3343212</text:p>
        <text:p text:style-name="P1">11155. 3343213</text:p>
        <text:p text:style-name="P1">11156. 3343214</text:p>
        <text:p text:style-name="P1">11157. 3343221</text:p>
        <text:p text:style-name="P1">11158. 3343222</text:p>
        <text:p text:style-name="P1">11159. 3343223</text:p>
        <text:p text:style-name="P1">11160. 3343224</text:p>
        <text:p text:style-name="P1">11161. 3343231</text:p>
        <text:p text:style-name="P1">11162. 3343232</text:p>
        <text:p text:style-name="P1">11163. 3343233</text:p>
        <text:p text:style-name="P1">11164. 3343234</text:p>
        <text:p text:style-name="P1">11165. 3343241</text:p>
        <text:p text:style-name="P1">11166. 3343242</text:p>
        <text:p text:style-name="P1">11167. 3343243</text:p>
        <text:p text:style-name="P1">11168. 3343244</text:p>
        <text:p text:style-name="P1">11169. 3343311</text:p>
        <text:p text:style-name="P1">11170. 3343312</text:p>
        <text:p text:style-name="P1"><text:soft-page-break/>11171. 3343313</text:p>
        <text:p text:style-name="P1">11172. 3343314</text:p>
        <text:p text:style-name="P1">11173. 3343321</text:p>
        <text:p text:style-name="P1">11174. 3343322</text:p>
        <text:p text:style-name="P1">11175. 3343323</text:p>
        <text:p text:style-name="P1">11176. 3343324</text:p>
        <text:p text:style-name="P1">11177. 3343331</text:p>
        <text:p text:style-name="P1">11178. 3343332</text:p>
        <text:p text:style-name="P1">11179. 3343333</text:p>
        <text:p text:style-name="P1">11180. 3343334</text:p>
        <text:p text:style-name="P1">11181. 3343341</text:p>
        <text:p text:style-name="P1">11182. 3343342</text:p>
        <text:p text:style-name="P1">11183. 3343343</text:p>
        <text:p text:style-name="P1">11184. 3343344</text:p>
        <text:p text:style-name="P1">11185. 3343411</text:p>
        <text:p text:style-name="P1">11186. 3343412</text:p>
        <text:p text:style-name="P1">11187. 3343413</text:p>
        <text:p text:style-name="P1">11188. 3343414</text:p>
        <text:p text:style-name="P1">11189. 3343421</text:p>
        <text:p text:style-name="P1">11190. 3343422</text:p>
        <text:p text:style-name="P1">11191. 3343423</text:p>
        <text:p text:style-name="P1">11192. 3343424</text:p>
        <text:p text:style-name="P1">11193. 3343431</text:p>
        <text:p text:style-name="P1">11194. 3343432</text:p>
        <text:p text:style-name="P1">11195. 3343433</text:p>
        <text:p text:style-name="P1">11196. 3343434</text:p>
        <text:p text:style-name="P1">11197. 3343441</text:p>
        <text:p text:style-name="P1">11198. 3343442</text:p>
        <text:p text:style-name="P1">11199. 3343443</text:p>
        <text:p text:style-name="P1">11200. 3343444</text:p>
        <text:p text:style-name="P1">11201. 3344111</text:p>
        <text:p text:style-name="P1">11202. 3344112</text:p>
        <text:p text:style-name="P1">11203. 3344113</text:p>
        <text:p text:style-name="P1">11204. 3344114</text:p>
        <text:p text:style-name="P1">11205. 3344121</text:p>
        <text:p text:style-name="P1">11206. 3344122</text:p>
        <text:p text:style-name="P1">11207. 3344123</text:p>
        <text:p text:style-name="P1">11208. 3344124</text:p>
        <text:p text:style-name="P1">11209. 3344131</text:p>
        <text:p text:style-name="P1">11210. 3344132</text:p>
        <text:p text:style-name="P1">11211. 3344133</text:p>
        <text:p text:style-name="P1">11212. 3344134</text:p>
        <text:p text:style-name="P1">11213. 3344141</text:p>
        <text:p text:style-name="P1">11214. 3344142</text:p>
        <text:p text:style-name="P1">11215. 3344143</text:p>
        <text:p text:style-name="P1">11216. 3344144</text:p>
        <text:p text:style-name="P1">11217. 3344211</text:p>
        <text:p text:style-name="P1">11218. 3344212</text:p>
        <text:p text:style-name="P1">11219. 3344213</text:p>
        <text:p text:style-name="P1">11220. 3344214</text:p>
        <text:p text:style-name="P1">11221. 3344221</text:p>
        <text:p text:style-name="P1">11222. 3344222</text:p>
        <text:p text:style-name="P1">11223. 3344223</text:p>
        <text:p text:style-name="P1">11224. 3344224</text:p>
        <text:p text:style-name="P1">11225. 3344231</text:p>
        <text:p text:style-name="P1">11226. 3344232</text:p>
        <text:p text:style-name="P1">11227. 3344233</text:p>
        <text:p text:style-name="P1">11228. 3344234</text:p>
        <text:p text:style-name="P1">11229. 3344241</text:p>
        <text:p text:style-name="P1">11230. 3344242</text:p>
        <text:p text:style-name="P1">11231. 3344243</text:p>
        <text:p text:style-name="P1">11232. 3344244</text:p>
        <text:p text:style-name="P1">11233. 3344311</text:p>
        <text:p text:style-name="P1">11234. 3344312</text:p>
        <text:p text:style-name="P1">11235. 3344313</text:p>
        <text:p text:style-name="P1">11236. 3344314</text:p>
        <text:p text:style-name="P1">11237. 3344321</text:p>
        <text:p text:style-name="P1">11238. 3344322</text:p>
        <text:p text:style-name="P1">11239. 3344323</text:p>
        <text:p text:style-name="P1">11240. 3344324</text:p>
        <text:p text:style-name="P1">11241. 3344331</text:p>
        <text:p text:style-name="P1">11242. 3344332</text:p>
        <text:p text:style-name="P1">11243. 3344333</text:p>
        <text:p text:style-name="P1">11244. 3344334</text:p>
        <text:p text:style-name="P1">11245. 3344341</text:p>
        <text:p text:style-name="P1">11246. 3344342</text:p>
        <text:p text:style-name="P1">11247. 3344343</text:p>
        <text:p text:style-name="P1">11248. 3344344</text:p>
        <text:p text:style-name="P1">11249. 3344411</text:p>
        <text:p text:style-name="P1">11250. 3344412</text:p>
        <text:p text:style-name="P1">11251. 3344413</text:p>
        <text:p text:style-name="P1">11252. 3344414</text:p>
        <text:p text:style-name="P1">11253. 3344421</text:p>
        <text:p text:style-name="P1">11254. 3344422</text:p>
        <text:p text:style-name="P1">11255. 3344423</text:p>
        <text:p text:style-name="P1">11256. 3344424</text:p>
        <text:p text:style-name="P1">11257. 3344431</text:p>
        <text:p text:style-name="P1">11258. 3344432</text:p>
        <text:p text:style-name="P1">11259. 3344433</text:p>
        <text:p text:style-name="P1">11260. 3344434</text:p>
        <text:p text:style-name="P1">11261. 3344441</text:p>
        <text:p text:style-name="P1">11262. 3344442</text:p>
        <text:p text:style-name="P1">11263. 3344443</text:p>
        <text:p text:style-name="P1">11264. 3344444</text:p>
        <text:p text:style-name="P1">11265. 3411111</text:p>
        <text:p text:style-name="P1">11266. 3411112</text:p>
        <text:p text:style-name="P1">11267. 3411113</text:p>
        <text:p text:style-name="P1">11268. 3411114</text:p>
        <text:p text:style-name="P1">11269. 3411121</text:p>
        <text:p text:style-name="P1">11270. 3411122</text:p>
        <text:p text:style-name="P1">11271. 3411123</text:p>
        <text:p text:style-name="P1">11272. 3411124</text:p>
        <text:p text:style-name="P1">11273. 3411131</text:p>
        <text:p text:style-name="P1">11274. 3411132</text:p>
        <text:p text:style-name="P1">11275. 3411133</text:p>
        <text:p text:style-name="P1">11276. 3411134</text:p>
        <text:p text:style-name="P1">11277. 3411141</text:p>
        <text:p text:style-name="P1">11278. 3411142</text:p>
        <text:p text:style-name="P1">11279. 3411143</text:p>
        <text:p text:style-name="P1">11280. 3411144</text:p>
        <text:p text:style-name="P1">11281. 3411211</text:p>
        <text:p text:style-name="P1">11282. 3411212</text:p>
        <text:p text:style-name="P1">11283. 3411213</text:p>
        <text:p text:style-name="P1">11284. 3411214</text:p>
        <text:p text:style-name="P1">11285. 3411221</text:p>
        <text:p text:style-name="P1">11286. 3411222</text:p>
        <text:p text:style-name="P1">11287. 3411223</text:p>
        <text:p text:style-name="P1">11288. 3411224</text:p>
        <text:p text:style-name="P1">11289. 3411231</text:p>
        <text:p text:style-name="P1">11290. 3411232</text:p>
        <text:p text:style-name="P1">11291. 3411233</text:p>
        <text:p text:style-name="P1">11292. 3411234</text:p>
        <text:p text:style-name="P1">11293. 3411241</text:p>
        <text:p text:style-name="P1">11294. 3411242</text:p>
        <text:p text:style-name="P1">11295. 3411243</text:p>
        <text:p text:style-name="P1">11296. 3411244</text:p>
        <text:p text:style-name="P1">11297. 3411311</text:p>
        <text:p text:style-name="P1">11298. 3411312</text:p>
        <text:p text:style-name="P1">11299. 3411313</text:p>
        <text:p text:style-name="P1">11300. 3411314</text:p>
        <text:p text:style-name="P1">11301. 3411321</text:p>
        <text:p text:style-name="P1">11302. 3411322</text:p>
        <text:p text:style-name="P1">11303. 3411323</text:p>
        <text:p text:style-name="P1">11304. 3411324</text:p>
        <text:p text:style-name="P1">11305. 3411331</text:p>
        <text:p text:style-name="P1">11306. 3411332</text:p>
        <text:p text:style-name="P1">11307. 3411333</text:p>
        <text:p text:style-name="P1">11308. 3411334</text:p>
        <text:p text:style-name="P1">11309. 3411341</text:p>
        <text:p text:style-name="P1">11310. 3411342</text:p>
        <text:p text:style-name="P1">11311. 3411343</text:p>
        <text:p text:style-name="P1">11312. 3411344</text:p>
        <text:p text:style-name="P1">11313. 3411411</text:p>
        <text:p text:style-name="P1">11314. 3411412</text:p>
        <text:p text:style-name="P1">11315. 3411413</text:p>
        <text:p text:style-name="P1">11316. 3411414</text:p>
        <text:p text:style-name="P1">11317. 3411421</text:p>
        <text:p text:style-name="P1">11318. 3411422</text:p>
        <text:p text:style-name="P1">11319. 3411423</text:p>
        <text:p text:style-name="P1">11320. 3411424</text:p>
        <text:p text:style-name="P1">11321. 3411431</text:p>
        <text:p text:style-name="P1">11322. 3411432</text:p>
        <text:p text:style-name="P1">11323. 3411433</text:p>
        <text:p text:style-name="P1">11324. 3411434</text:p>
        <text:p text:style-name="P1">11325. 3411441</text:p>
        <text:p text:style-name="P1">11326. 3411442</text:p>
        <text:p text:style-name="P1">11327. 3411443</text:p>
        <text:p text:style-name="P1">11328. 3411444</text:p>
        <text:p text:style-name="P1">11329. 3412111</text:p>
        <text:p text:style-name="P1">11330. 3412112</text:p>
        <text:p text:style-name="P1">11331. 3412113</text:p>
        <text:p text:style-name="P1">11332. 3412114</text:p>
        <text:p text:style-name="P1">11333. 3412121</text:p>
        <text:p text:style-name="P1">11334. 3412122</text:p>
        <text:p text:style-name="P1">11335. 3412123</text:p>
        <text:p text:style-name="P1">11336. 3412124</text:p>
        <text:p text:style-name="P1">11337. 3412131</text:p>
        <text:p text:style-name="P1">11338. 3412132</text:p>
        <text:p text:style-name="P1">11339. 3412133</text:p>
        <text:p text:style-name="P1">11340. 3412134</text:p>
        <text:p text:style-name="P1">11341. 3412141</text:p>
        <text:p text:style-name="P1">11342. 3412142</text:p>
        <text:p text:style-name="P1">11343. 3412143</text:p>
        <text:p text:style-name="P1">11344. 3412144</text:p>
        <text:p text:style-name="P1">11345. 3412211</text:p>
        <text:p text:style-name="P1">11346. 3412212</text:p>
        <text:p text:style-name="P1">11347. 3412213</text:p>
        <text:p text:style-name="P1">11348. 3412214</text:p>
        <text:p text:style-name="P1">11349. 3412221</text:p>
        <text:p text:style-name="P1">11350. 3412222</text:p>
        <text:p text:style-name="P1">11351. 3412223</text:p>
        <text:p text:style-name="P1">11352. 3412224</text:p>
        <text:p text:style-name="P1">11353. 3412231</text:p>
        <text:p text:style-name="P1">11354. 3412232</text:p>
        <text:p text:style-name="P1">11355. 3412233</text:p>
        <text:p text:style-name="P1">11356. 3412234</text:p>
        <text:p text:style-name="P1">11357. 3412241</text:p>
        <text:p text:style-name="P1">11358. 3412242</text:p>
        <text:p text:style-name="P1">11359. 3412243</text:p>
        <text:p text:style-name="P1">11360. 3412244</text:p>
        <text:p text:style-name="P1">11361. 3412311</text:p>
        <text:p text:style-name="P1">11362. 3412312</text:p>
        <text:p text:style-name="P1">11363. 3412313</text:p>
        <text:p text:style-name="P1">11364. 3412314</text:p>
        <text:p text:style-name="P1">11365. 3412321</text:p>
        <text:p text:style-name="P1">11366. 3412322</text:p>
        <text:p text:style-name="P1"><text:soft-page-break/>11367. 3412323</text:p>
        <text:p text:style-name="P1">11368. 3412324</text:p>
        <text:p text:style-name="P1">11369. 3412331</text:p>
        <text:p text:style-name="P1">11370. 3412332</text:p>
        <text:p text:style-name="P1">11371. 3412333</text:p>
        <text:p text:style-name="P1">11372. 3412334</text:p>
        <text:p text:style-name="P1">11373. 3412341</text:p>
        <text:p text:style-name="P1">11374. 3412342</text:p>
        <text:p text:style-name="P1">11375. 3412343</text:p>
        <text:p text:style-name="P1">11376. 3412344</text:p>
        <text:p text:style-name="P1">11377. 3412411</text:p>
        <text:p text:style-name="P1">11378. 3412412</text:p>
        <text:p text:style-name="P1">11379. 3412413</text:p>
        <text:p text:style-name="P1">11380. 3412414</text:p>
        <text:p text:style-name="P1">11381. 3412421</text:p>
        <text:p text:style-name="P1">11382. 3412422</text:p>
        <text:p text:style-name="P1">11383. 3412423</text:p>
        <text:p text:style-name="P1">11384. 3412424</text:p>
        <text:p text:style-name="P1">11385. 3412431</text:p>
        <text:p text:style-name="P1">11386. 3412432</text:p>
        <text:p text:style-name="P1">11387. 3412433</text:p>
        <text:p text:style-name="P1">11388. 3412434</text:p>
        <text:p text:style-name="P1">11389. 3412441</text:p>
        <text:p text:style-name="P1">11390. 3412442</text:p>
        <text:p text:style-name="P1">11391. 3412443</text:p>
        <text:p text:style-name="P1">11392. 3412444</text:p>
        <text:p text:style-name="P1">11393. 3413111</text:p>
        <text:p text:style-name="P1">11394. 3413112</text:p>
        <text:p text:style-name="P1">11395. 3413113</text:p>
        <text:p text:style-name="P1">11396. 3413114</text:p>
        <text:p text:style-name="P1">11397. 3413121</text:p>
        <text:p text:style-name="P1">11398. 3413122</text:p>
        <text:p text:style-name="P1">11399. 3413123</text:p>
        <text:p text:style-name="P1">11400. 3413124</text:p>
        <text:p text:style-name="P1">11401. 3413131</text:p>
        <text:p text:style-name="P1">11402. 3413132</text:p>
        <text:p text:style-name="P1">11403. 3413133</text:p>
        <text:p text:style-name="P1">11404. 3413134</text:p>
        <text:p text:style-name="P1">11405. 3413141</text:p>
        <text:p text:style-name="P1">11406. 3413142</text:p>
        <text:p text:style-name="P1">11407. 3413143</text:p>
        <text:p text:style-name="P1">11408. 3413144</text:p>
        <text:p text:style-name="P1">11409. 3413211</text:p>
        <text:p text:style-name="P1">11410. 3413212</text:p>
        <text:p text:style-name="P1">11411. 3413213</text:p>
        <text:p text:style-name="P1">11412. 3413214</text:p>
        <text:p text:style-name="P1">11413. 3413221</text:p>
        <text:p text:style-name="P1">11414. 3413222</text:p>
        <text:p text:style-name="P1">11415. 3413223</text:p>
        <text:p text:style-name="P1">11416. 3413224</text:p>
        <text:p text:style-name="P1">11417. 3413231</text:p>
        <text:p text:style-name="P1">11418. 3413232</text:p>
        <text:p text:style-name="P1">11419. 3413233</text:p>
        <text:p text:style-name="P1">11420. 3413234</text:p>
        <text:p text:style-name="P1">11421. 3413241</text:p>
        <text:p text:style-name="P1">11422. 3413242</text:p>
        <text:p text:style-name="P1">11423. 3413243</text:p>
        <text:p text:style-name="P1">11424. 3413244</text:p>
        <text:p text:style-name="P1">11425. 3413311</text:p>
        <text:p text:style-name="P1">11426. 3413312</text:p>
        <text:p text:style-name="P1">11427. 3413313</text:p>
        <text:p text:style-name="P1">11428. 3413314</text:p>
        <text:p text:style-name="P1">11429. 3413321</text:p>
        <text:p text:style-name="P1">11430. 3413322</text:p>
        <text:p text:style-name="P1">11431. 3413323</text:p>
        <text:p text:style-name="P1">11432. 3413324</text:p>
        <text:p text:style-name="P1">11433. 3413331</text:p>
        <text:p text:style-name="P1">11434. 3413332</text:p>
        <text:p text:style-name="P1">11435. 3413333</text:p>
        <text:p text:style-name="P1">11436. 3413334</text:p>
        <text:p text:style-name="P1">11437. 3413341</text:p>
        <text:p text:style-name="P1">11438. 3413342</text:p>
        <text:p text:style-name="P1">11439. 3413343</text:p>
        <text:p text:style-name="P1">11440. 3413344</text:p>
        <text:p text:style-name="P1">11441. 3413411</text:p>
        <text:p text:style-name="P1">11442. 3413412</text:p>
        <text:p text:style-name="P1">11443. 3413413</text:p>
        <text:p text:style-name="P1">11444. 3413414</text:p>
        <text:p text:style-name="P1">11445. 3413421</text:p>
        <text:p text:style-name="P1">11446. 3413422</text:p>
        <text:p text:style-name="P1">11447. 3413423</text:p>
        <text:p text:style-name="P1">11448. 3413424</text:p>
        <text:p text:style-name="P1">11449. 3413431</text:p>
        <text:p text:style-name="P1">11450. 3413432</text:p>
        <text:p text:style-name="P1">11451. 3413433</text:p>
        <text:p text:style-name="P1">11452. 3413434</text:p>
        <text:p text:style-name="P1">11453. 3413441</text:p>
        <text:p text:style-name="P1">11454. 3413442</text:p>
        <text:p text:style-name="P1">11455. 3413443</text:p>
        <text:p text:style-name="P1">11456. 3413444</text:p>
        <text:p text:style-name="P1">11457. 3414111</text:p>
        <text:p text:style-name="P1">11458. 3414112</text:p>
        <text:p text:style-name="P1">11459. 3414113</text:p>
        <text:p text:style-name="P1">11460. 3414114</text:p>
        <text:p text:style-name="P1">11461. 3414121</text:p>
        <text:p text:style-name="P1">11462. 3414122</text:p>
        <text:p text:style-name="P1">11463. 3414123</text:p>
        <text:p text:style-name="P1">11464. 3414124</text:p>
        <text:p text:style-name="P1">11465. 3414131</text:p>
        <text:p text:style-name="P1">11466. 3414132</text:p>
        <text:p text:style-name="P1">11467. 3414133</text:p>
        <text:p text:style-name="P1">11468. 3414134</text:p>
        <text:p text:style-name="P1">11469. 3414141</text:p>
        <text:p text:style-name="P1">11470. 3414142</text:p>
        <text:p text:style-name="P1">11471. 3414143</text:p>
        <text:p text:style-name="P1">11472. 3414144</text:p>
        <text:p text:style-name="P1">11473. 3414211</text:p>
        <text:p text:style-name="P1">11474. 3414212</text:p>
        <text:p text:style-name="P1">11475. 3414213</text:p>
        <text:p text:style-name="P1">11476. 3414214</text:p>
        <text:p text:style-name="P1">11477. 3414221</text:p>
        <text:p text:style-name="P1">11478. 3414222</text:p>
        <text:p text:style-name="P1">11479. 3414223</text:p>
        <text:p text:style-name="P1">11480. 3414224</text:p>
        <text:p text:style-name="P1">11481. 3414231</text:p>
        <text:p text:style-name="P1">11482. 3414232</text:p>
        <text:p text:style-name="P1">11483. 3414233</text:p>
        <text:p text:style-name="P1">11484. 3414234</text:p>
        <text:p text:style-name="P1">11485. 3414241</text:p>
        <text:p text:style-name="P1">11486. 3414242</text:p>
        <text:p text:style-name="P1">11487. 3414243</text:p>
        <text:p text:style-name="P1">11488. 3414244</text:p>
        <text:p text:style-name="P1">11489. 3414311</text:p>
        <text:p text:style-name="P1">11490. 3414312</text:p>
        <text:p text:style-name="P1">11491. 3414313</text:p>
        <text:p text:style-name="P1">11492. 3414314</text:p>
        <text:p text:style-name="P1">11493. 3414321</text:p>
        <text:p text:style-name="P1">11494. 3414322</text:p>
        <text:p text:style-name="P1">11495. 3414323</text:p>
        <text:p text:style-name="P1">11496. 3414324</text:p>
        <text:p text:style-name="P1">11497. 3414331</text:p>
        <text:p text:style-name="P1">11498. 3414332</text:p>
        <text:p text:style-name="P1">11499. 3414333</text:p>
        <text:p text:style-name="P1">11500. 3414334</text:p>
        <text:p text:style-name="P1">11501. 3414341</text:p>
        <text:p text:style-name="P1">11502. 3414342</text:p>
        <text:p text:style-name="P1">11503. 3414343</text:p>
        <text:p text:style-name="P1">11504. 3414344</text:p>
        <text:p text:style-name="P1">11505. 3414411</text:p>
        <text:p text:style-name="P1">11506. 3414412</text:p>
        <text:p text:style-name="P1">11507. 3414413</text:p>
        <text:p text:style-name="P1">11508. 3414414</text:p>
        <text:p text:style-name="P1">11509. 3414421</text:p>
        <text:p text:style-name="P1">11510. 3414422</text:p>
        <text:p text:style-name="P1">11511. 3414423</text:p>
        <text:p text:style-name="P1">11512. 3414424</text:p>
        <text:p text:style-name="P1">11513. 3414431</text:p>
        <text:p text:style-name="P1">11514. 3414432</text:p>
        <text:p text:style-name="P1">11515. 3414433</text:p>
        <text:p text:style-name="P1">11516. 3414434</text:p>
        <text:p text:style-name="P1">11517. 3414441</text:p>
        <text:p text:style-name="P1">11518. 3414442</text:p>
        <text:p text:style-name="P1">11519. 3414443</text:p>
        <text:p text:style-name="P1">11520. 3414444</text:p>
        <text:p text:style-name="P1">11521. 3421111</text:p>
        <text:p text:style-name="P1">11522. 3421112</text:p>
        <text:p text:style-name="P1">11523. 3421113</text:p>
        <text:p text:style-name="P1">11524. 3421114</text:p>
        <text:p text:style-name="P1">11525. 3421121</text:p>
        <text:p text:style-name="P1">11526. 3421122</text:p>
        <text:p text:style-name="P1">11527. 3421123</text:p>
        <text:p text:style-name="P1">11528. 3421124</text:p>
        <text:p text:style-name="P1">11529. 3421131</text:p>
        <text:p text:style-name="P1">11530. 3421132</text:p>
        <text:p text:style-name="P1">11531. 3421133</text:p>
        <text:p text:style-name="P1">11532. 3421134</text:p>
        <text:p text:style-name="P1">11533. 3421141</text:p>
        <text:p text:style-name="P1">11534. 3421142</text:p>
        <text:p text:style-name="P1">11535. 3421143</text:p>
        <text:p text:style-name="P1">11536. 3421144</text:p>
        <text:p text:style-name="P1">11537. 3421211</text:p>
        <text:p text:style-name="P1">11538. 3421212</text:p>
        <text:p text:style-name="P1">11539. 3421213</text:p>
        <text:p text:style-name="P1">11540. 3421214</text:p>
        <text:p text:style-name="P1">11541. 3421221</text:p>
        <text:p text:style-name="P1">11542. 3421222</text:p>
        <text:p text:style-name="P1">11543. 3421223</text:p>
        <text:p text:style-name="P1">11544. 3421224</text:p>
        <text:p text:style-name="P1">11545. 3421231</text:p>
        <text:p text:style-name="P1">11546. 3421232</text:p>
        <text:p text:style-name="P1">11547. 3421233</text:p>
        <text:p text:style-name="P1">11548. 3421234</text:p>
        <text:p text:style-name="P1">11549. 3421241</text:p>
        <text:p text:style-name="P1">11550. 3421242</text:p>
        <text:p text:style-name="P1">11551. 3421243</text:p>
        <text:p text:style-name="P1">11552. 3421244</text:p>
        <text:p text:style-name="P1">11553. 3421311</text:p>
        <text:p text:style-name="P1">11554. 3421312</text:p>
        <text:p text:style-name="P1">11555. 3421313</text:p>
        <text:p text:style-name="P1">11556. 3421314</text:p>
        <text:p text:style-name="P1">11557. 3421321</text:p>
        <text:p text:style-name="P1">11558. 3421322</text:p>
        <text:p text:style-name="P1">11559. 3421323</text:p>
        <text:p text:style-name="P1">11560. 3421324</text:p>
        <text:p text:style-name="P1">11561. 3421331</text:p>
        <text:p text:style-name="P1">11562. 3421332</text:p>
        <text:p text:style-name="P1"><text:soft-page-break/>11563. 3421333</text:p>
        <text:p text:style-name="P1">11564. 3421334</text:p>
        <text:p text:style-name="P1">11565. 3421341</text:p>
        <text:p text:style-name="P1">11566. 3421342</text:p>
        <text:p text:style-name="P1">11567. 3421343</text:p>
        <text:p text:style-name="P1">11568. 3421344</text:p>
        <text:p text:style-name="P1">11569. 3421411</text:p>
        <text:p text:style-name="P1">11570. 3421412</text:p>
        <text:p text:style-name="P1">11571. 3421413</text:p>
        <text:p text:style-name="P1">11572. 3421414</text:p>
        <text:p text:style-name="P1">11573. 3421421</text:p>
        <text:p text:style-name="P1">11574. 3421422</text:p>
        <text:p text:style-name="P1">11575. 3421423</text:p>
        <text:p text:style-name="P1">11576. 3421424</text:p>
        <text:p text:style-name="P1">11577. 3421431</text:p>
        <text:p text:style-name="P1">11578. 3421432</text:p>
        <text:p text:style-name="P1">11579. 3421433</text:p>
        <text:p text:style-name="P1">11580. 3421434</text:p>
        <text:p text:style-name="P1">11581. 3421441</text:p>
        <text:p text:style-name="P1">11582. 3421442</text:p>
        <text:p text:style-name="P1">11583. 3421443</text:p>
        <text:p text:style-name="P1">11584. 3421444</text:p>
        <text:p text:style-name="P1">11585. 3422111</text:p>
        <text:p text:style-name="P1">11586. 3422112</text:p>
        <text:p text:style-name="P1">11587. 3422113</text:p>
        <text:p text:style-name="P1">11588. 3422114</text:p>
        <text:p text:style-name="P1">11589. 3422121</text:p>
        <text:p text:style-name="P1">11590. 3422122</text:p>
        <text:p text:style-name="P1">11591. 3422123</text:p>
        <text:p text:style-name="P1">11592. 3422124</text:p>
        <text:p text:style-name="P1">11593. 3422131</text:p>
        <text:p text:style-name="P1">11594. 3422132</text:p>
        <text:p text:style-name="P1">11595. 3422133</text:p>
        <text:p text:style-name="P1">11596. 3422134</text:p>
        <text:p text:style-name="P1">11597. 3422141</text:p>
        <text:p text:style-name="P1">11598. 3422142</text:p>
        <text:p text:style-name="P1">11599. 3422143</text:p>
        <text:p text:style-name="P1">11600. 3422144</text:p>
        <text:p text:style-name="P1">11601. 3422211</text:p>
        <text:p text:style-name="P1">11602. 3422212</text:p>
        <text:p text:style-name="P1">11603. 3422213</text:p>
        <text:p text:style-name="P1">11604. 3422214</text:p>
        <text:p text:style-name="P1">11605. 3422221</text:p>
        <text:p text:style-name="P1">11606. 3422222</text:p>
        <text:p text:style-name="P1">11607. 3422223</text:p>
        <text:p text:style-name="P1">11608. 3422224</text:p>
        <text:p text:style-name="P1">11609. 3422231</text:p>
        <text:p text:style-name="P1">11610. 3422232</text:p>
        <text:p text:style-name="P1">11611. 3422233</text:p>
        <text:p text:style-name="P1">11612. 3422234</text:p>
        <text:p text:style-name="P1">11613. 3422241</text:p>
        <text:p text:style-name="P1">11614. 3422242</text:p>
        <text:p text:style-name="P1">11615. 3422243</text:p>
        <text:p text:style-name="P1">11616. 3422244</text:p>
        <text:p text:style-name="P1">11617. 3422311</text:p>
        <text:p text:style-name="P1">11618. 3422312</text:p>
        <text:p text:style-name="P1">11619. 3422313</text:p>
        <text:p text:style-name="P1">11620. 3422314</text:p>
        <text:p text:style-name="P1">11621. 3422321</text:p>
        <text:p text:style-name="P1">11622. 3422322</text:p>
        <text:p text:style-name="P1">11623. 3422323</text:p>
        <text:p text:style-name="P1">11624. 3422324</text:p>
        <text:p text:style-name="P1">11625. 3422331</text:p>
        <text:p text:style-name="P1">11626. 3422332</text:p>
        <text:p text:style-name="P1">11627. 3422333</text:p>
        <text:p text:style-name="P1">11628. 3422334</text:p>
        <text:p text:style-name="P1">11629. 3422341</text:p>
        <text:p text:style-name="P1">11630. 3422342</text:p>
        <text:p text:style-name="P1">11631. 3422343</text:p>
        <text:p text:style-name="P1">11632. 3422344</text:p>
        <text:p text:style-name="P1">11633. 3422411</text:p>
        <text:p text:style-name="P1">11634. 3422412</text:p>
        <text:p text:style-name="P1">11635. 3422413</text:p>
        <text:p text:style-name="P1">11636. 3422414</text:p>
        <text:p text:style-name="P1">11637. 3422421</text:p>
        <text:p text:style-name="P1">11638. 3422422</text:p>
        <text:p text:style-name="P1">11639. 3422423</text:p>
        <text:p text:style-name="P1">11640. 3422424</text:p>
        <text:p text:style-name="P1">11641. 3422431</text:p>
        <text:p text:style-name="P1">11642. 3422432</text:p>
        <text:p text:style-name="P1">11643. 3422433</text:p>
        <text:p text:style-name="P1">11644. 3422434</text:p>
        <text:p text:style-name="P1">11645. 3422441</text:p>
        <text:p text:style-name="P1">11646. 3422442</text:p>
        <text:p text:style-name="P1">11647. 3422443</text:p>
        <text:p text:style-name="P1">11648. 3422444</text:p>
        <text:p text:style-name="P1">11649. 3423111</text:p>
        <text:p text:style-name="P1">11650. 3423112</text:p>
        <text:p text:style-name="P1">11651. 3423113</text:p>
        <text:p text:style-name="P1">11652. 3423114</text:p>
        <text:p text:style-name="P1">11653. 3423121</text:p>
        <text:p text:style-name="P1">11654. 3423122</text:p>
        <text:p text:style-name="P1">11655. 3423123</text:p>
        <text:p text:style-name="P1">11656. 3423124</text:p>
        <text:p text:style-name="P1">11657. 3423131</text:p>
        <text:p text:style-name="P1">11658. 3423132</text:p>
        <text:p text:style-name="P1">11659. 3423133</text:p>
        <text:p text:style-name="P1">11660. 3423134</text:p>
        <text:p text:style-name="P1">11661. 3423141</text:p>
        <text:p text:style-name="P1">11662. 3423142</text:p>
        <text:p text:style-name="P1">11663. 3423143</text:p>
        <text:p text:style-name="P1">11664. 3423144</text:p>
        <text:p text:style-name="P1">11665. 3423211</text:p>
        <text:p text:style-name="P1">11666. 3423212</text:p>
        <text:p text:style-name="P1">11667. 3423213</text:p>
        <text:p text:style-name="P1">11668. 3423214</text:p>
        <text:p text:style-name="P1">11669. 3423221</text:p>
        <text:p text:style-name="P1">11670. 3423222</text:p>
        <text:p text:style-name="P1">11671. 3423223</text:p>
        <text:p text:style-name="P1">11672. 3423224</text:p>
        <text:p text:style-name="P1">11673. 3423231</text:p>
        <text:p text:style-name="P1">11674. 3423232</text:p>
        <text:p text:style-name="P1">11675. 3423233</text:p>
        <text:p text:style-name="P1">11676. 3423234</text:p>
        <text:p text:style-name="P1">11677. 3423241</text:p>
        <text:p text:style-name="P1">11678. 3423242</text:p>
        <text:p text:style-name="P1">11679. 3423243</text:p>
        <text:p text:style-name="P1">11680. 3423244</text:p>
        <text:p text:style-name="P1">11681. 3423311</text:p>
        <text:p text:style-name="P1">11682. 3423312</text:p>
        <text:p text:style-name="P1">11683. 3423313</text:p>
        <text:p text:style-name="P1">11684. 3423314</text:p>
        <text:p text:style-name="P1">11685. 3423321</text:p>
        <text:p text:style-name="P1">11686. 3423322</text:p>
        <text:p text:style-name="P1">11687. 3423323</text:p>
        <text:p text:style-name="P1">11688. 3423324</text:p>
        <text:p text:style-name="P1">11689. 3423331</text:p>
        <text:p text:style-name="P1">11690. 3423332</text:p>
        <text:p text:style-name="P1">11691. 3423333</text:p>
        <text:p text:style-name="P1">11692. 3423334</text:p>
        <text:p text:style-name="P1">11693. 3423341</text:p>
        <text:p text:style-name="P1">11694. 3423342</text:p>
        <text:p text:style-name="P1">11695. 3423343</text:p>
        <text:p text:style-name="P1">11696. 3423344</text:p>
        <text:p text:style-name="P1">11697. 3423411</text:p>
        <text:p text:style-name="P1">11698. 3423412</text:p>
        <text:p text:style-name="P1">11699. 3423413</text:p>
        <text:p text:style-name="P1">11700. 3423414</text:p>
        <text:p text:style-name="P1">11701. 3423421</text:p>
        <text:p text:style-name="P1">11702. 3423422</text:p>
        <text:p text:style-name="P1">11703. 3423423</text:p>
        <text:p text:style-name="P1">11704. 3423424</text:p>
        <text:p text:style-name="P1">11705. 3423431</text:p>
        <text:p text:style-name="P1">11706. 3423432</text:p>
        <text:p text:style-name="P1">11707. 3423433</text:p>
        <text:p text:style-name="P1">11708. 3423434</text:p>
        <text:p text:style-name="P1">11709. 3423441</text:p>
        <text:p text:style-name="P1">11710. 3423442</text:p>
        <text:p text:style-name="P1">11711. 3423443</text:p>
        <text:p text:style-name="P1">11712. 3423444</text:p>
        <text:p text:style-name="P1">11713. 3424111</text:p>
        <text:p text:style-name="P1">11714. 3424112</text:p>
        <text:p text:style-name="P1">11715. 3424113</text:p>
        <text:p text:style-name="P1">11716. 3424114</text:p>
        <text:p text:style-name="P1">11717. 3424121</text:p>
        <text:p text:style-name="P1">11718. 3424122</text:p>
        <text:p text:style-name="P1">11719. 3424123</text:p>
        <text:p text:style-name="P1">11720. 3424124</text:p>
        <text:p text:style-name="P1">11721. 3424131</text:p>
        <text:p text:style-name="P1">11722. 3424132</text:p>
        <text:p text:style-name="P1">11723. 3424133</text:p>
        <text:p text:style-name="P1">11724. 3424134</text:p>
        <text:p text:style-name="P1">11725. 3424141</text:p>
        <text:p text:style-name="P1">11726. 3424142</text:p>
        <text:p text:style-name="P1">11727. 3424143</text:p>
        <text:p text:style-name="P1">11728. 3424144</text:p>
        <text:p text:style-name="P1">11729. 3424211</text:p>
        <text:p text:style-name="P1">11730. 3424212</text:p>
        <text:p text:style-name="P1">11731. 3424213</text:p>
        <text:p text:style-name="P1">11732. 3424214</text:p>
        <text:p text:style-name="P1">11733. 3424221</text:p>
        <text:p text:style-name="P1">11734. 3424222</text:p>
        <text:p text:style-name="P1">11735. 3424223</text:p>
        <text:p text:style-name="P1">11736. 3424224</text:p>
        <text:p text:style-name="P1">11737. 3424231</text:p>
        <text:p text:style-name="P1">11738. 3424232</text:p>
        <text:p text:style-name="P1">11739. 3424233</text:p>
        <text:p text:style-name="P1">11740. 3424234</text:p>
        <text:p text:style-name="P1">11741. 3424241</text:p>
        <text:p text:style-name="P1">11742. 3424242</text:p>
        <text:p text:style-name="P1">11743. 3424243</text:p>
        <text:p text:style-name="P1">11744. 3424244</text:p>
        <text:p text:style-name="P1">11745. 3424311</text:p>
        <text:p text:style-name="P1">11746. 3424312</text:p>
        <text:p text:style-name="P1">11747. 3424313</text:p>
        <text:p text:style-name="P1">11748. 3424314</text:p>
        <text:p text:style-name="P1">11749. 3424321</text:p>
        <text:p text:style-name="P1">11750. 3424322</text:p>
        <text:p text:style-name="P1">11751. 3424323</text:p>
        <text:p text:style-name="P1">11752. 3424324</text:p>
        <text:p text:style-name="P1">11753. 3424331</text:p>
        <text:p text:style-name="P1">11754. 3424332</text:p>
        <text:p text:style-name="P1">11755. 3424333</text:p>
        <text:p text:style-name="P1">11756. 3424334</text:p>
        <text:p text:style-name="P1">11757. 3424341</text:p>
        <text:p text:style-name="P1">11758. 3424342</text:p>
        <text:p text:style-name="P1"><text:soft-page-break/>11759. 3424343</text:p>
        <text:p text:style-name="P1">11760. 3424344</text:p>
        <text:p text:style-name="P1">11761. 3424411</text:p>
        <text:p text:style-name="P1">11762. 3424412</text:p>
        <text:p text:style-name="P1">11763. 3424413</text:p>
        <text:p text:style-name="P1">11764. 3424414</text:p>
        <text:p text:style-name="P1">11765. 3424421</text:p>
        <text:p text:style-name="P1">11766. 3424422</text:p>
        <text:p text:style-name="P1">11767. 3424423</text:p>
        <text:p text:style-name="P1">11768. 3424424</text:p>
        <text:p text:style-name="P1">11769. 3424431</text:p>
        <text:p text:style-name="P1">11770. 3424432</text:p>
        <text:p text:style-name="P1">11771. 3424433</text:p>
        <text:p text:style-name="P1">11772. 3424434</text:p>
        <text:p text:style-name="P1">11773. 3424441</text:p>
        <text:p text:style-name="P1">11774. 3424442</text:p>
        <text:p text:style-name="P1">11775. 3424443</text:p>
        <text:p text:style-name="P1">11776. 3424444</text:p>
        <text:p text:style-name="P1">11777. 3431111</text:p>
        <text:p text:style-name="P1">11778. 3431112</text:p>
        <text:p text:style-name="P1">11779. 3431113</text:p>
        <text:p text:style-name="P1">11780. 3431114</text:p>
        <text:p text:style-name="P1">11781. 3431121</text:p>
        <text:p text:style-name="P1">11782. 3431122</text:p>
        <text:p text:style-name="P1">11783. 3431123</text:p>
        <text:p text:style-name="P1">11784. 3431124</text:p>
        <text:p text:style-name="P1">11785. 3431131</text:p>
        <text:p text:style-name="P1">11786. 3431132</text:p>
        <text:p text:style-name="P1">11787. 3431133</text:p>
        <text:p text:style-name="P1">11788. 3431134</text:p>
        <text:p text:style-name="P1">11789. 3431141</text:p>
        <text:p text:style-name="P1">11790. 3431142</text:p>
        <text:p text:style-name="P1">11791. 3431143</text:p>
        <text:p text:style-name="P1">11792. 3431144</text:p>
        <text:p text:style-name="P1">11793. 3431211</text:p>
        <text:p text:style-name="P1">11794. 3431212</text:p>
        <text:p text:style-name="P1">11795. 3431213</text:p>
        <text:p text:style-name="P1">11796. 3431214</text:p>
        <text:p text:style-name="P1">11797. 3431221</text:p>
        <text:p text:style-name="P1">11798. 3431222</text:p>
        <text:p text:style-name="P1">11799. 3431223</text:p>
        <text:p text:style-name="P1">11800. 3431224</text:p>
        <text:p text:style-name="P1">11801. 3431231</text:p>
        <text:p text:style-name="P1">11802. 3431232</text:p>
        <text:p text:style-name="P1">11803. 3431233</text:p>
        <text:p text:style-name="P1">11804. 3431234</text:p>
        <text:p text:style-name="P1">11805. 3431241</text:p>
        <text:p text:style-name="P1">11806. 3431242</text:p>
        <text:p text:style-name="P1">11807. 3431243</text:p>
        <text:p text:style-name="P1">11808. 3431244</text:p>
        <text:p text:style-name="P1">11809. 3431311</text:p>
        <text:p text:style-name="P1">11810. 3431312</text:p>
        <text:p text:style-name="P1">11811. 3431313</text:p>
        <text:p text:style-name="P1">11812. 3431314</text:p>
        <text:p text:style-name="P1">11813. 3431321</text:p>
        <text:p text:style-name="P1">11814. 3431322</text:p>
        <text:p text:style-name="P1">11815. 3431323</text:p>
        <text:p text:style-name="P1">11816. 3431324</text:p>
        <text:p text:style-name="P1">11817. 3431331</text:p>
        <text:p text:style-name="P1">11818. 3431332</text:p>
        <text:p text:style-name="P1">11819. 3431333</text:p>
        <text:p text:style-name="P1">11820. 3431334</text:p>
        <text:p text:style-name="P1">11821. 3431341</text:p>
        <text:p text:style-name="P1">11822. 3431342</text:p>
        <text:p text:style-name="P1">11823. 3431343</text:p>
        <text:p text:style-name="P1">11824. 3431344</text:p>
        <text:p text:style-name="P1">11825. 3431411</text:p>
        <text:p text:style-name="P1">11826. 3431412</text:p>
        <text:p text:style-name="P1">11827. 3431413</text:p>
        <text:p text:style-name="P1">11828. 3431414</text:p>
        <text:p text:style-name="P1">11829. 3431421</text:p>
        <text:p text:style-name="P1">11830. 3431422</text:p>
        <text:p text:style-name="P1">11831. 3431423</text:p>
        <text:p text:style-name="P1">11832. 3431424</text:p>
        <text:p text:style-name="P1">11833. 3431431</text:p>
        <text:p text:style-name="P1">11834. 3431432</text:p>
        <text:p text:style-name="P1">11835. 3431433</text:p>
        <text:p text:style-name="P1">11836. 3431434</text:p>
        <text:p text:style-name="P1">11837. 3431441</text:p>
        <text:p text:style-name="P1">11838. 3431442</text:p>
        <text:p text:style-name="P1">11839. 3431443</text:p>
        <text:p text:style-name="P1">11840. 3431444</text:p>
        <text:p text:style-name="P1">11841. 3432111</text:p>
        <text:p text:style-name="P1">11842. 3432112</text:p>
        <text:p text:style-name="P1">11843. 3432113</text:p>
        <text:p text:style-name="P1">11844. 3432114</text:p>
        <text:p text:style-name="P1">11845. 3432121</text:p>
        <text:p text:style-name="P1">11846. 3432122</text:p>
        <text:p text:style-name="P1">11847. 3432123</text:p>
        <text:p text:style-name="P1">11848. 3432124</text:p>
        <text:p text:style-name="P1">11849. 3432131</text:p>
        <text:p text:style-name="P1">11850. 3432132</text:p>
        <text:p text:style-name="P1">11851. 3432133</text:p>
        <text:p text:style-name="P1">11852. 3432134</text:p>
        <text:p text:style-name="P1">11853. 3432141</text:p>
        <text:p text:style-name="P1">11854. 3432142</text:p>
        <text:p text:style-name="P1">11855. 3432143</text:p>
        <text:p text:style-name="P1">11856. 3432144</text:p>
        <text:p text:style-name="P1">11857. 3432211</text:p>
        <text:p text:style-name="P1">11858. 3432212</text:p>
        <text:p text:style-name="P1">11859. 3432213</text:p>
        <text:p text:style-name="P1">11860. 3432214</text:p>
        <text:p text:style-name="P1">11861. 3432221</text:p>
        <text:p text:style-name="P1">11862. 3432222</text:p>
        <text:p text:style-name="P1">11863. 3432223</text:p>
        <text:p text:style-name="P1">11864. 3432224</text:p>
        <text:p text:style-name="P1">11865. 3432231</text:p>
        <text:p text:style-name="P1">11866. 3432232</text:p>
        <text:p text:style-name="P1">11867. 3432233</text:p>
        <text:p text:style-name="P1">11868. 3432234</text:p>
        <text:p text:style-name="P1">11869. 3432241</text:p>
        <text:p text:style-name="P1">11870. 3432242</text:p>
        <text:p text:style-name="P1">11871. 3432243</text:p>
        <text:p text:style-name="P1">11872. 3432244</text:p>
        <text:p text:style-name="P1">11873. 3432311</text:p>
        <text:p text:style-name="P1">11874. 3432312</text:p>
        <text:p text:style-name="P1">11875. 3432313</text:p>
        <text:p text:style-name="P1">11876. 3432314</text:p>
        <text:p text:style-name="P1">11877. 3432321</text:p>
        <text:p text:style-name="P1">11878. 3432322</text:p>
        <text:p text:style-name="P1">11879. 3432323</text:p>
        <text:p text:style-name="P1">11880. 3432324</text:p>
        <text:p text:style-name="P1">11881. 3432331</text:p>
        <text:p text:style-name="P1">11882. 3432332</text:p>
        <text:p text:style-name="P1">11883. 3432333</text:p>
        <text:p text:style-name="P1">11884. 3432334</text:p>
        <text:p text:style-name="P1">11885. 3432341</text:p>
        <text:p text:style-name="P1">11886. 3432342</text:p>
        <text:p text:style-name="P1">11887. 3432343</text:p>
        <text:p text:style-name="P1">11888. 3432344</text:p>
        <text:p text:style-name="P1">11889. 3432411</text:p>
        <text:p text:style-name="P1">11890. 3432412</text:p>
        <text:p text:style-name="P1">11891. 3432413</text:p>
        <text:p text:style-name="P1">11892. 3432414</text:p>
        <text:p text:style-name="P1">11893. 3432421</text:p>
        <text:p text:style-name="P1">11894. 3432422</text:p>
        <text:p text:style-name="P1">11895. 3432423</text:p>
        <text:p text:style-name="P1">11896. 3432424</text:p>
        <text:p text:style-name="P1">11897. 3432431</text:p>
        <text:p text:style-name="P1">11898. 3432432</text:p>
        <text:p text:style-name="P1">11899. 3432433</text:p>
        <text:p text:style-name="P1">11900. 3432434</text:p>
        <text:p text:style-name="P1">11901. 3432441</text:p>
        <text:p text:style-name="P1">11902. 3432442</text:p>
        <text:p text:style-name="P1">11903. 3432443</text:p>
        <text:p text:style-name="P1">11904. 3432444</text:p>
        <text:p text:style-name="P1">11905. 3433111</text:p>
        <text:p text:style-name="P1">11906. 3433112</text:p>
        <text:p text:style-name="P1">11907. 3433113</text:p>
        <text:p text:style-name="P1">11908. 3433114</text:p>
        <text:p text:style-name="P1">11909. 3433121</text:p>
        <text:p text:style-name="P1">11910. 3433122</text:p>
        <text:p text:style-name="P1">11911. 3433123</text:p>
        <text:p text:style-name="P1">11912. 3433124</text:p>
        <text:p text:style-name="P1">11913. 3433131</text:p>
        <text:p text:style-name="P1">11914. 3433132</text:p>
        <text:p text:style-name="P1">11915. 3433133</text:p>
        <text:p text:style-name="P1">11916. 3433134</text:p>
        <text:p text:style-name="P1">11917. 3433141</text:p>
        <text:p text:style-name="P1">11918. 3433142</text:p>
        <text:p text:style-name="P1">11919. 3433143</text:p>
        <text:p text:style-name="P1">11920. 3433144</text:p>
        <text:p text:style-name="P1">11921. 3433211</text:p>
        <text:p text:style-name="P1">11922. 3433212</text:p>
        <text:p text:style-name="P1">11923. 3433213</text:p>
        <text:p text:style-name="P1">11924. 3433214</text:p>
        <text:p text:style-name="P1">11925. 3433221</text:p>
        <text:p text:style-name="P1">11926. 3433222</text:p>
        <text:p text:style-name="P1">11927. 3433223</text:p>
        <text:p text:style-name="P1">11928. 3433224</text:p>
        <text:p text:style-name="P1">11929. 3433231</text:p>
        <text:p text:style-name="P1">11930. 3433232</text:p>
        <text:p text:style-name="P1">11931. 3433233</text:p>
        <text:p text:style-name="P1">11932. 3433234</text:p>
        <text:p text:style-name="P1">11933. 3433241</text:p>
        <text:p text:style-name="P1">11934. 3433242</text:p>
        <text:p text:style-name="P1">11935. 3433243</text:p>
        <text:p text:style-name="P1">11936. 3433244</text:p>
        <text:p text:style-name="P1">11937. 3433311</text:p>
        <text:p text:style-name="P1">11938. 3433312</text:p>
        <text:p text:style-name="P1">11939. 3433313</text:p>
        <text:p text:style-name="P1">11940. 3433314</text:p>
        <text:p text:style-name="P1">11941. 3433321</text:p>
        <text:p text:style-name="P1">11942. 3433322</text:p>
        <text:p text:style-name="P1">11943. 3433323</text:p>
        <text:p text:style-name="P1">11944. 3433324</text:p>
        <text:p text:style-name="P1">11945. 3433331</text:p>
        <text:p text:style-name="P1">11946. 3433332</text:p>
        <text:p text:style-name="P1">11947. 3433333</text:p>
        <text:p text:style-name="P1">11948. 3433334</text:p>
        <text:p text:style-name="P1">11949. 3433341</text:p>
        <text:p text:style-name="P1">11950. 3433342</text:p>
        <text:p text:style-name="P1">11951. 3433343</text:p>
        <text:p text:style-name="P1">11952. 3433344</text:p>
        <text:p text:style-name="P1">11953. 3433411</text:p>
        <text:p text:style-name="P1">11954. 3433412</text:p>
        <text:p text:style-name="P1"><text:soft-page-break/>11955. 3433413</text:p>
        <text:p text:style-name="P1">11956. 3433414</text:p>
        <text:p text:style-name="P1">11957. 3433421</text:p>
        <text:p text:style-name="P1">11958. 3433422</text:p>
        <text:p text:style-name="P1">11959. 3433423</text:p>
        <text:p text:style-name="P1">11960. 3433424</text:p>
        <text:p text:style-name="P1">11961. 3433431</text:p>
        <text:p text:style-name="P1">11962. 3433432</text:p>
        <text:p text:style-name="P1">11963. 3433433</text:p>
        <text:p text:style-name="P1">11964. 3433434</text:p>
        <text:p text:style-name="P1">11965. 3433441</text:p>
        <text:p text:style-name="P1">11966. 3433442</text:p>
        <text:p text:style-name="P1">11967. 3433443</text:p>
        <text:p text:style-name="P1">11968. 3433444</text:p>
        <text:p text:style-name="P1">11969. 3434111</text:p>
        <text:p text:style-name="P1">11970. 3434112</text:p>
        <text:p text:style-name="P1">11971. 3434113</text:p>
        <text:p text:style-name="P1">11972. 3434114</text:p>
        <text:p text:style-name="P1">11973. 3434121</text:p>
        <text:p text:style-name="P1">11974. 3434122</text:p>
        <text:p text:style-name="P1">11975. 3434123</text:p>
        <text:p text:style-name="P1">11976. 3434124</text:p>
        <text:p text:style-name="P1">11977. 3434131</text:p>
        <text:p text:style-name="P1">11978. 3434132</text:p>
        <text:p text:style-name="P1">11979. 3434133</text:p>
        <text:p text:style-name="P1">11980. 3434134</text:p>
        <text:p text:style-name="P1">11981. 3434141</text:p>
        <text:p text:style-name="P1">11982. 3434142</text:p>
        <text:p text:style-name="P1">11983. 3434143</text:p>
        <text:p text:style-name="P1">11984. 3434144</text:p>
        <text:p text:style-name="P1">11985. 3434211</text:p>
        <text:p text:style-name="P1">11986. 3434212</text:p>
        <text:p text:style-name="P1">11987. 3434213</text:p>
        <text:p text:style-name="P1">11988. 3434214</text:p>
        <text:p text:style-name="P1">11989. 3434221</text:p>
        <text:p text:style-name="P1">11990. 3434222</text:p>
        <text:p text:style-name="P1">11991. 3434223</text:p>
        <text:p text:style-name="P1">11992. 3434224</text:p>
        <text:p text:style-name="P1">11993. 3434231</text:p>
        <text:p text:style-name="P1">11994. 3434232</text:p>
        <text:p text:style-name="P1">11995. 3434233</text:p>
        <text:p text:style-name="P1">11996. 3434234</text:p>
        <text:p text:style-name="P1">11997. 3434241</text:p>
        <text:p text:style-name="P1">11998. 3434242</text:p>
        <text:p text:style-name="P1">11999. 3434243</text:p>
        <text:p text:style-name="P1">12000. 3434244</text:p>
        <text:p text:style-name="P1">12001. 3434311</text:p>
        <text:p text:style-name="P1">12002. 3434312</text:p>
        <text:p text:style-name="P1">12003. 3434313</text:p>
        <text:p text:style-name="P1">12004. 3434314</text:p>
        <text:p text:style-name="P1">12005. 3434321</text:p>
        <text:p text:style-name="P1">12006. 3434322</text:p>
        <text:p text:style-name="P1">12007. 3434323</text:p>
        <text:p text:style-name="P1">12008. 3434324</text:p>
        <text:p text:style-name="P1">12009. 3434331</text:p>
        <text:p text:style-name="P1">12010. 3434332</text:p>
        <text:p text:style-name="P1">12011. 3434333</text:p>
        <text:p text:style-name="P1">12012. 3434334</text:p>
        <text:p text:style-name="P1">12013. 3434341</text:p>
        <text:p text:style-name="P1">12014. 3434342</text:p>
        <text:p text:style-name="P1">12015. 3434343</text:p>
        <text:p text:style-name="P1">12016. 3434344</text:p>
        <text:p text:style-name="P1">12017. 3434411</text:p>
        <text:p text:style-name="P1">12018. 3434412</text:p>
        <text:p text:style-name="P1">12019. 3434413</text:p>
        <text:p text:style-name="P1">12020. 3434414</text:p>
        <text:p text:style-name="P1">12021. 3434421</text:p>
        <text:p text:style-name="P1">12022. 3434422</text:p>
        <text:p text:style-name="P1">12023. 3434423</text:p>
        <text:p text:style-name="P1">12024. 3434424</text:p>
        <text:p text:style-name="P1">12025. 3434431</text:p>
        <text:p text:style-name="P1">12026. 3434432</text:p>
        <text:p text:style-name="P1">12027. 3434433</text:p>
        <text:p text:style-name="P1">12028. 3434434</text:p>
        <text:p text:style-name="P1">12029. 3434441</text:p>
        <text:p text:style-name="P1">12030. 3434442</text:p>
        <text:p text:style-name="P1">12031. 3434443</text:p>
        <text:p text:style-name="P1">12032. 3434444</text:p>
        <text:p text:style-name="P1">12033. 3441111</text:p>
        <text:p text:style-name="P1">12034. 3441112</text:p>
        <text:p text:style-name="P1">12035. 3441113</text:p>
        <text:p text:style-name="P1">12036. 3441114</text:p>
        <text:p text:style-name="P1">12037. 3441121</text:p>
        <text:p text:style-name="P1">12038. 3441122</text:p>
        <text:p text:style-name="P1">12039. 3441123</text:p>
        <text:p text:style-name="P1">12040. 3441124</text:p>
        <text:p text:style-name="P1">12041. 3441131</text:p>
        <text:p text:style-name="P1">12042. 3441132</text:p>
        <text:p text:style-name="P1">12043. 3441133</text:p>
        <text:p text:style-name="P1">12044. 3441134</text:p>
        <text:p text:style-name="P1">12045. 3441141</text:p>
        <text:p text:style-name="P1">12046. 3441142</text:p>
        <text:p text:style-name="P1">12047. 3441143</text:p>
        <text:p text:style-name="P1">12048. 3441144</text:p>
        <text:p text:style-name="P1">12049. 3441211</text:p>
        <text:p text:style-name="P1">12050. 3441212</text:p>
        <text:p text:style-name="P1">12051. 3441213</text:p>
        <text:p text:style-name="P1">12052. 3441214</text:p>
        <text:p text:style-name="P1">12053. 3441221</text:p>
        <text:p text:style-name="P1">12054. 3441222</text:p>
        <text:p text:style-name="P1">12055. 3441223</text:p>
        <text:p text:style-name="P1">12056. 3441224</text:p>
        <text:p text:style-name="P1">12057. 3441231</text:p>
        <text:p text:style-name="P1">12058. 3441232</text:p>
        <text:p text:style-name="P1">12059. 3441233</text:p>
        <text:p text:style-name="P1">12060. 3441234</text:p>
        <text:p text:style-name="P1">12061. 3441241</text:p>
        <text:p text:style-name="P1">12062. 3441242</text:p>
        <text:p text:style-name="P1">12063. 3441243</text:p>
        <text:p text:style-name="P1">12064. 3441244</text:p>
        <text:p text:style-name="P1">12065. 3441311</text:p>
        <text:p text:style-name="P1">12066. 3441312</text:p>
        <text:p text:style-name="P1">12067. 3441313</text:p>
        <text:p text:style-name="P1">12068. 3441314</text:p>
        <text:p text:style-name="P1">12069. 3441321</text:p>
        <text:p text:style-name="P1">12070. 3441322</text:p>
        <text:p text:style-name="P1">12071. 3441323</text:p>
        <text:p text:style-name="P1">12072. 3441324</text:p>
        <text:p text:style-name="P1">12073. 3441331</text:p>
        <text:p text:style-name="P1">12074. 3441332</text:p>
        <text:p text:style-name="P1">12075. 3441333</text:p>
        <text:p text:style-name="P1">12076. 3441334</text:p>
        <text:p text:style-name="P1">12077. 3441341</text:p>
        <text:p text:style-name="P1">12078. 3441342</text:p>
        <text:p text:style-name="P1">12079. 3441343</text:p>
        <text:p text:style-name="P1">12080. 3441344</text:p>
        <text:p text:style-name="P1">12081. 3441411</text:p>
        <text:p text:style-name="P1">12082. 3441412</text:p>
        <text:p text:style-name="P1">12083. 3441413</text:p>
        <text:p text:style-name="P1">12084. 3441414</text:p>
        <text:p text:style-name="P1">12085. 3441421</text:p>
        <text:p text:style-name="P1">12086. 3441422</text:p>
        <text:p text:style-name="P1">12087. 3441423</text:p>
        <text:p text:style-name="P1">12088. 3441424</text:p>
        <text:p text:style-name="P1">12089. 3441431</text:p>
        <text:p text:style-name="P1">12090. 3441432</text:p>
        <text:p text:style-name="P1">12091. 3441433</text:p>
        <text:p text:style-name="P1">12092. 3441434</text:p>
        <text:p text:style-name="P1">12093. 3441441</text:p>
        <text:p text:style-name="P1">12094. 3441442</text:p>
        <text:p text:style-name="P1">12095. 3441443</text:p>
        <text:p text:style-name="P1">12096. 3441444</text:p>
        <text:p text:style-name="P1">12097. 3442111</text:p>
        <text:p text:style-name="P1">12098. 3442112</text:p>
        <text:p text:style-name="P1">12099. 3442113</text:p>
        <text:p text:style-name="P1">12100. 3442114</text:p>
        <text:p text:style-name="P1">12101. 3442121</text:p>
        <text:p text:style-name="P1">12102. 3442122</text:p>
        <text:p text:style-name="P1">12103. 3442123</text:p>
        <text:p text:style-name="P1">12104. 3442124</text:p>
        <text:p text:style-name="P1">12105. 3442131</text:p>
        <text:p text:style-name="P1">12106. 3442132</text:p>
        <text:p text:style-name="P1">12107. 3442133</text:p>
        <text:p text:style-name="P1">12108. 3442134</text:p>
        <text:p text:style-name="P1">12109. 3442141</text:p>
        <text:p text:style-name="P1">12110. 3442142</text:p>
        <text:p text:style-name="P1">12111. 3442143</text:p>
        <text:p text:style-name="P1">12112. 3442144</text:p>
        <text:p text:style-name="P1">12113. 3442211</text:p>
        <text:p text:style-name="P1">12114. 3442212</text:p>
        <text:p text:style-name="P1">12115. 3442213</text:p>
        <text:p text:style-name="P1">12116. 3442214</text:p>
        <text:p text:style-name="P1">12117. 3442221</text:p>
        <text:p text:style-name="P1">12118. 3442222</text:p>
        <text:p text:style-name="P1">12119. 3442223</text:p>
        <text:p text:style-name="P1">12120. 3442224</text:p>
        <text:p text:style-name="P1">12121. 3442231</text:p>
        <text:p text:style-name="P1">12122. 3442232</text:p>
        <text:p text:style-name="P1">12123. 3442233</text:p>
        <text:p text:style-name="P1">12124. 3442234</text:p>
        <text:p text:style-name="P1">12125. 3442241</text:p>
        <text:p text:style-name="P1">12126. 3442242</text:p>
        <text:p text:style-name="P1">12127. 3442243</text:p>
        <text:p text:style-name="P1">12128. 3442244</text:p>
        <text:p text:style-name="P1">12129. 3442311</text:p>
        <text:p text:style-name="P1">12130. 3442312</text:p>
        <text:p text:style-name="P1">12131. 3442313</text:p>
        <text:p text:style-name="P1">12132. 3442314</text:p>
        <text:p text:style-name="P1">12133. 3442321</text:p>
        <text:p text:style-name="P1">12134. 3442322</text:p>
        <text:p text:style-name="P1">12135. 3442323</text:p>
        <text:p text:style-name="P1">12136. 3442324</text:p>
        <text:p text:style-name="P1">12137. 3442331</text:p>
        <text:p text:style-name="P1">12138. 3442332</text:p>
        <text:p text:style-name="P1">12139. 3442333</text:p>
        <text:p text:style-name="P1">12140. 3442334</text:p>
        <text:p text:style-name="P1">12141. 3442341</text:p>
        <text:p text:style-name="P1">12142. 3442342</text:p>
        <text:p text:style-name="P1">12143. 3442343</text:p>
        <text:p text:style-name="P1">12144. 3442344</text:p>
        <text:p text:style-name="P1">12145. 3442411</text:p>
        <text:p text:style-name="P1">12146. 3442412</text:p>
        <text:p text:style-name="P1">12147. 3442413</text:p>
        <text:p text:style-name="P1">12148. 3442414</text:p>
        <text:p text:style-name="P1">12149. 3442421</text:p>
        <text:p text:style-name="P1">12150. 3442422</text:p>
        <text:p text:style-name="P1"><text:soft-page-break/>12151. 3442423</text:p>
        <text:p text:style-name="P1">12152. 3442424</text:p>
        <text:p text:style-name="P1">12153. 3442431</text:p>
        <text:p text:style-name="P1">12154. 3442432</text:p>
        <text:p text:style-name="P1">12155. 3442433</text:p>
        <text:p text:style-name="P1">12156. 3442434</text:p>
        <text:p text:style-name="P1">12157. 3442441</text:p>
        <text:p text:style-name="P1">12158. 3442442</text:p>
        <text:p text:style-name="P1">12159. 3442443</text:p>
        <text:p text:style-name="P1">12160. 3442444</text:p>
        <text:p text:style-name="P1">12161. 3443111</text:p>
        <text:p text:style-name="P1">12162. 3443112</text:p>
        <text:p text:style-name="P1">12163. 3443113</text:p>
        <text:p text:style-name="P1">12164. 3443114</text:p>
        <text:p text:style-name="P1">12165. 3443121</text:p>
        <text:p text:style-name="P1">12166. 3443122</text:p>
        <text:p text:style-name="P1">12167. 3443123</text:p>
        <text:p text:style-name="P1">12168. 3443124</text:p>
        <text:p text:style-name="P1">12169. 3443131</text:p>
        <text:p text:style-name="P1">12170. 3443132</text:p>
        <text:p text:style-name="P1">12171. 3443133</text:p>
        <text:p text:style-name="P1">12172. 3443134</text:p>
        <text:p text:style-name="P1">12173. 3443141</text:p>
        <text:p text:style-name="P1">12174. 3443142</text:p>
        <text:p text:style-name="P1">12175. 3443143</text:p>
        <text:p text:style-name="P1">12176. 3443144</text:p>
        <text:p text:style-name="P1">12177. 3443211</text:p>
        <text:p text:style-name="P1">12178. 3443212</text:p>
        <text:p text:style-name="P1">12179. 3443213</text:p>
        <text:p text:style-name="P1">12180. 3443214</text:p>
        <text:p text:style-name="P1">12181. 3443221</text:p>
        <text:p text:style-name="P1">12182. 3443222</text:p>
        <text:p text:style-name="P1">12183. 3443223</text:p>
        <text:p text:style-name="P1">12184. 3443224</text:p>
        <text:p text:style-name="P1">12185. 3443231</text:p>
        <text:p text:style-name="P1">12186. 3443232</text:p>
        <text:p text:style-name="P1">12187. 3443233</text:p>
        <text:p text:style-name="P1">12188. 3443234</text:p>
        <text:p text:style-name="P1">12189. 3443241</text:p>
        <text:p text:style-name="P1">12190. 3443242</text:p>
        <text:p text:style-name="P1">12191. 3443243</text:p>
        <text:p text:style-name="P1">12192. 3443244</text:p>
        <text:p text:style-name="P1">12193. 3443311</text:p>
        <text:p text:style-name="P1">12194. 3443312</text:p>
        <text:p text:style-name="P1">12195. 3443313</text:p>
        <text:p text:style-name="P1">12196. 3443314</text:p>
        <text:p text:style-name="P1">12197. 3443321</text:p>
        <text:p text:style-name="P1">12198. 3443322</text:p>
        <text:p text:style-name="P1">12199. 3443323</text:p>
        <text:p text:style-name="P1">12200. 3443324</text:p>
        <text:p text:style-name="P1">12201. 3443331</text:p>
        <text:p text:style-name="P1">12202. 3443332</text:p>
        <text:p text:style-name="P1">12203. 3443333</text:p>
        <text:p text:style-name="P1">12204. 3443334</text:p>
        <text:p text:style-name="P1">12205. 3443341</text:p>
        <text:p text:style-name="P1">12206. 3443342</text:p>
        <text:p text:style-name="P1">12207. 3443343</text:p>
        <text:p text:style-name="P1">12208. 3443344</text:p>
        <text:p text:style-name="P1">12209. 3443411</text:p>
        <text:p text:style-name="P1">12210. 3443412</text:p>
        <text:p text:style-name="P1">12211. 3443413</text:p>
        <text:p text:style-name="P1">12212. 3443414</text:p>
        <text:p text:style-name="P1">12213. 3443421</text:p>
        <text:p text:style-name="P1">12214. 3443422</text:p>
        <text:p text:style-name="P1">12215. 3443423</text:p>
        <text:p text:style-name="P1">12216. 3443424</text:p>
        <text:p text:style-name="P1">12217. 3443431</text:p>
        <text:p text:style-name="P1">12218. 3443432</text:p>
        <text:p text:style-name="P1">12219. 3443433</text:p>
        <text:p text:style-name="P1">12220. 3443434</text:p>
        <text:p text:style-name="P1">12221. 3443441</text:p>
        <text:p text:style-name="P1">12222. 3443442</text:p>
        <text:p text:style-name="P1">12223. 3443443</text:p>
        <text:p text:style-name="P1">12224. 3443444</text:p>
        <text:p text:style-name="P1">12225. 3444111</text:p>
        <text:p text:style-name="P1">12226. 3444112</text:p>
        <text:p text:style-name="P1">12227. 3444113</text:p>
        <text:p text:style-name="P1">12228. 3444114</text:p>
        <text:p text:style-name="P1">12229. 3444121</text:p>
        <text:p text:style-name="P1">12230. 3444122</text:p>
        <text:p text:style-name="P1">12231. 3444123</text:p>
        <text:p text:style-name="P1">12232. 3444124</text:p>
        <text:p text:style-name="P1">12233. 3444131</text:p>
        <text:p text:style-name="P1">12234. 3444132</text:p>
        <text:p text:style-name="P1">12235. 3444133</text:p>
        <text:p text:style-name="P1">12236. 3444134</text:p>
        <text:p text:style-name="P1">12237. 3444141</text:p>
        <text:p text:style-name="P1">12238. 3444142</text:p>
        <text:p text:style-name="P1">12239. 3444143</text:p>
        <text:p text:style-name="P1">12240. 3444144</text:p>
        <text:p text:style-name="P1">12241. 3444211</text:p>
        <text:p text:style-name="P1">12242. 3444212</text:p>
        <text:p text:style-name="P1">12243. 3444213</text:p>
        <text:p text:style-name="P1">12244. 3444214</text:p>
        <text:p text:style-name="P1">12245. 3444221</text:p>
        <text:p text:style-name="P1">12246. 3444222</text:p>
        <text:p text:style-name="P1">12247. 3444223</text:p>
        <text:p text:style-name="P1">12248. 3444224</text:p>
        <text:p text:style-name="P1">12249. 3444231</text:p>
        <text:p text:style-name="P1">12250. 3444232</text:p>
        <text:p text:style-name="P1">12251. 3444233</text:p>
        <text:p text:style-name="P1">12252. 3444234</text:p>
        <text:p text:style-name="P1">12253. 3444241</text:p>
        <text:p text:style-name="P1">12254. 3444242</text:p>
        <text:p text:style-name="P1">12255. 3444243</text:p>
        <text:p text:style-name="P1">12256. 3444244</text:p>
        <text:p text:style-name="P1">12257. 3444311</text:p>
        <text:p text:style-name="P1">12258. 3444312</text:p>
        <text:p text:style-name="P1">12259. 3444313</text:p>
        <text:p text:style-name="P1">12260. 3444314</text:p>
        <text:p text:style-name="P1">12261. 3444321</text:p>
        <text:p text:style-name="P1">12262. 3444322</text:p>
        <text:p text:style-name="P1">12263. 3444323</text:p>
        <text:p text:style-name="P1">12264. 3444324</text:p>
        <text:p text:style-name="P1">12265. 3444331</text:p>
        <text:p text:style-name="P1">12266. 3444332</text:p>
        <text:p text:style-name="P1">12267. 3444333</text:p>
        <text:p text:style-name="P1">12268. 3444334</text:p>
        <text:p text:style-name="P1">12269. 3444341</text:p>
        <text:p text:style-name="P1">12270. 3444342</text:p>
        <text:p text:style-name="P1">12271. 3444343</text:p>
        <text:p text:style-name="P1">12272. 3444344</text:p>
        <text:p text:style-name="P1">12273. 3444411</text:p>
        <text:p text:style-name="P1">12274. 3444412</text:p>
        <text:p text:style-name="P1">12275. 3444413</text:p>
        <text:p text:style-name="P1">12276. 3444414</text:p>
        <text:p text:style-name="P1">12277. 3444421</text:p>
        <text:p text:style-name="P1">12278. 3444422</text:p>
        <text:p text:style-name="P1">12279. 3444423</text:p>
        <text:p text:style-name="P1">12280. 3444424</text:p>
        <text:p text:style-name="P1">12281. 3444431</text:p>
        <text:p text:style-name="P1">12282. 3444432</text:p>
        <text:p text:style-name="P1">12283. 3444433</text:p>
        <text:p text:style-name="P1">12284. 3444434</text:p>
        <text:p text:style-name="P1">12285. 3444441</text:p>
        <text:p text:style-name="P1">12286. 3444442</text:p>
        <text:p text:style-name="P1">12287. 3444443</text:p>
        <text:p text:style-name="P1">12288. 3444444</text:p>
        <text:p text:style-name="P1">12289. 4111111</text:p>
        <text:p text:style-name="P1">12290. 4111112</text:p>
        <text:p text:style-name="P1">12291. 4111113</text:p>
        <text:p text:style-name="P1">12292. 4111114</text:p>
        <text:p text:style-name="P1">12293. 4111121</text:p>
        <text:p text:style-name="P1">12294. 4111122</text:p>
        <text:p text:style-name="P1">12295. 4111123</text:p>
        <text:p text:style-name="P1">12296. 4111124</text:p>
        <text:p text:style-name="P1">12297. 4111131</text:p>
        <text:p text:style-name="P1">12298. 4111132</text:p>
        <text:p text:style-name="P1">12299. 4111133</text:p>
        <text:p text:style-name="P1">12300. 4111134</text:p>
        <text:p text:style-name="P1">12301. 4111141</text:p>
        <text:p text:style-name="P1">12302. 4111142</text:p>
        <text:p text:style-name="P1">12303. 4111143</text:p>
        <text:p text:style-name="P1">12304. 4111144</text:p>
        <text:p text:style-name="P1">12305. 4111211</text:p>
        <text:p text:style-name="P1">12306. 4111212</text:p>
        <text:p text:style-name="P1">12307. 4111213</text:p>
        <text:p text:style-name="P1">12308. 4111214</text:p>
        <text:p text:style-name="P1">12309. 4111221</text:p>
        <text:p text:style-name="P1">12310. 4111222</text:p>
        <text:p text:style-name="P1">12311. 4111223</text:p>
        <text:p text:style-name="P1">12312. 4111224</text:p>
        <text:p text:style-name="P1">12313. 4111231</text:p>
        <text:p text:style-name="P1">12314. 4111232</text:p>
        <text:p text:style-name="P1">12315. 4111233</text:p>
        <text:p text:style-name="P1">12316. 4111234</text:p>
        <text:p text:style-name="P1">12317. 4111241</text:p>
        <text:p text:style-name="P1">12318. 4111242</text:p>
        <text:p text:style-name="P1">12319. 4111243</text:p>
        <text:p text:style-name="P1">12320. 4111244</text:p>
        <text:p text:style-name="P1">12321. 4111311</text:p>
        <text:p text:style-name="P1">12322. 4111312</text:p>
        <text:p text:style-name="P1">12323. 4111313</text:p>
        <text:p text:style-name="P1">12324. 4111314</text:p>
        <text:p text:style-name="P1">12325. 4111321</text:p>
        <text:p text:style-name="P1">12326. 4111322</text:p>
        <text:p text:style-name="P1">12327. 4111323</text:p>
        <text:p text:style-name="P1">12328. 4111324</text:p>
        <text:p text:style-name="P1">12329. 4111331</text:p>
        <text:p text:style-name="P1">12330. 4111332</text:p>
        <text:p text:style-name="P1">12331. 4111333</text:p>
        <text:p text:style-name="P1">12332. 4111334</text:p>
        <text:p text:style-name="P1">12333. 4111341</text:p>
        <text:p text:style-name="P1">12334. 4111342</text:p>
        <text:p text:style-name="P1">12335. 4111343</text:p>
        <text:p text:style-name="P1">12336. 4111344</text:p>
        <text:p text:style-name="P1">12337. 4111411</text:p>
        <text:p text:style-name="P1">12338. 4111412</text:p>
        <text:p text:style-name="P1">12339. 4111413</text:p>
        <text:p text:style-name="P1">12340. 4111414</text:p>
        <text:p text:style-name="P1">12341. 4111421</text:p>
        <text:p text:style-name="P1">12342. 4111422</text:p>
        <text:p text:style-name="P1">12343. 4111423</text:p>
        <text:p text:style-name="P1">12344. 4111424</text:p>
        <text:p text:style-name="P1">12345. 4111431</text:p>
        <text:p text:style-name="P1">12346. 4111432</text:p>
        <text:p text:style-name="P1"><text:soft-page-break/>12347. 4111433</text:p>
        <text:p text:style-name="P1">12348. 4111434</text:p>
        <text:p text:style-name="P1">12349. 4111441</text:p>
        <text:p text:style-name="P1">12350. 4111442</text:p>
        <text:p text:style-name="P1">12351. 4111443</text:p>
        <text:p text:style-name="P1">12352. 4111444</text:p>
        <text:p text:style-name="P1">12353. 4112111</text:p>
        <text:p text:style-name="P1">12354. 4112112</text:p>
        <text:p text:style-name="P1">12355. 4112113</text:p>
        <text:p text:style-name="P1">12356. 4112114</text:p>
        <text:p text:style-name="P1">12357. 4112121</text:p>
        <text:p text:style-name="P1">12358. 4112122</text:p>
        <text:p text:style-name="P1">12359. 4112123</text:p>
        <text:p text:style-name="P1">12360. 4112124</text:p>
        <text:p text:style-name="P1">12361. 4112131</text:p>
        <text:p text:style-name="P1">12362. 4112132</text:p>
        <text:p text:style-name="P1">12363. 4112133</text:p>
        <text:p text:style-name="P1">12364. 4112134</text:p>
        <text:p text:style-name="P1">12365. 4112141</text:p>
        <text:p text:style-name="P1">12366. 4112142</text:p>
        <text:p text:style-name="P1">12367. 4112143</text:p>
        <text:p text:style-name="P1">12368. 4112144</text:p>
        <text:p text:style-name="P1">12369. 4112211</text:p>
        <text:p text:style-name="P1">12370. 4112212</text:p>
        <text:p text:style-name="P1">12371. 4112213</text:p>
        <text:p text:style-name="P1">12372. 4112214</text:p>
        <text:p text:style-name="P1">12373. 4112221</text:p>
        <text:p text:style-name="P1">12374. 4112222</text:p>
        <text:p text:style-name="P1">12375. 4112223</text:p>
        <text:p text:style-name="P1">12376. 4112224</text:p>
        <text:p text:style-name="P1">12377. 4112231</text:p>
        <text:p text:style-name="P1">12378. 4112232</text:p>
        <text:p text:style-name="P1">12379. 4112233</text:p>
        <text:p text:style-name="P1">12380. 4112234</text:p>
        <text:p text:style-name="P1">12381. 4112241</text:p>
        <text:p text:style-name="P1">12382. 4112242</text:p>
        <text:p text:style-name="P1">12383. 4112243</text:p>
        <text:p text:style-name="P1">12384. 4112244</text:p>
        <text:p text:style-name="P1">12385. 4112311</text:p>
        <text:p text:style-name="P1">12386. 4112312</text:p>
        <text:p text:style-name="P1">12387. 4112313</text:p>
        <text:p text:style-name="P1">12388. 4112314</text:p>
        <text:p text:style-name="P1">12389. 4112321</text:p>
        <text:p text:style-name="P1">12390. 4112322</text:p>
        <text:p text:style-name="P1">12391. 4112323</text:p>
        <text:p text:style-name="P1">12392. 4112324</text:p>
        <text:p text:style-name="P1">12393. 4112331</text:p>
        <text:p text:style-name="P1">12394. 4112332</text:p>
        <text:p text:style-name="P1">12395. 4112333</text:p>
        <text:p text:style-name="P1">12396. 4112334</text:p>
        <text:p text:style-name="P1">12397. 4112341</text:p>
        <text:p text:style-name="P1">12398. 4112342</text:p>
        <text:p text:style-name="P1">12399. 4112343</text:p>
        <text:p text:style-name="P1">12400. 4112344</text:p>
        <text:p text:style-name="P1">12401. 4112411</text:p>
        <text:p text:style-name="P1">12402. 4112412</text:p>
        <text:p text:style-name="P1">12403. 4112413</text:p>
        <text:p text:style-name="P1">12404. 4112414</text:p>
        <text:p text:style-name="P1">12405. 4112421</text:p>
        <text:p text:style-name="P1">12406. 4112422</text:p>
        <text:p text:style-name="P1">12407. 4112423</text:p>
        <text:p text:style-name="P1">12408. 4112424</text:p>
        <text:p text:style-name="P1">12409. 4112431</text:p>
        <text:p text:style-name="P1">12410. 4112432</text:p>
        <text:p text:style-name="P1">12411. 4112433</text:p>
        <text:p text:style-name="P1">12412. 4112434</text:p>
        <text:p text:style-name="P1">12413. 4112441</text:p>
        <text:p text:style-name="P1">12414. 4112442</text:p>
        <text:p text:style-name="P1">12415. 4112443</text:p>
        <text:p text:style-name="P1">12416. 4112444</text:p>
        <text:p text:style-name="P1">12417. 4113111</text:p>
        <text:p text:style-name="P1">12418. 4113112</text:p>
        <text:p text:style-name="P1">12419. 4113113</text:p>
        <text:p text:style-name="P1">12420. 4113114</text:p>
        <text:p text:style-name="P1">12421. 4113121</text:p>
        <text:p text:style-name="P1">12422. 4113122</text:p>
        <text:p text:style-name="P1">12423. 4113123</text:p>
        <text:p text:style-name="P1">12424. 4113124</text:p>
        <text:p text:style-name="P1">12425. 4113131</text:p>
        <text:p text:style-name="P1">12426. 4113132</text:p>
        <text:p text:style-name="P1">12427. 4113133</text:p>
        <text:p text:style-name="P1">12428. 4113134</text:p>
        <text:p text:style-name="P1">12429. 4113141</text:p>
        <text:p text:style-name="P1">12430. 4113142</text:p>
        <text:p text:style-name="P1">12431. 4113143</text:p>
        <text:p text:style-name="P1">12432. 4113144</text:p>
        <text:p text:style-name="P1">12433. 4113211</text:p>
        <text:p text:style-name="P1">12434. 4113212</text:p>
        <text:p text:style-name="P1">12435. 4113213</text:p>
        <text:p text:style-name="P1">12436. 4113214</text:p>
        <text:p text:style-name="P1">12437. 4113221</text:p>
        <text:p text:style-name="P1">12438. 4113222</text:p>
        <text:p text:style-name="P1">12439. 4113223</text:p>
        <text:p text:style-name="P1">12440. 4113224</text:p>
        <text:p text:style-name="P1">12441. 4113231</text:p>
        <text:p text:style-name="P1">12442. 4113232</text:p>
        <text:p text:style-name="P1">12443. 4113233</text:p>
        <text:p text:style-name="P1">12444. 4113234</text:p>
        <text:p text:style-name="P1">12445. 4113241</text:p>
        <text:p text:style-name="P1">12446. 4113242</text:p>
        <text:p text:style-name="P1">12447. 4113243</text:p>
        <text:p text:style-name="P1">12448. 4113244</text:p>
        <text:p text:style-name="P1">12449. 4113311</text:p>
        <text:p text:style-name="P1">12450. 4113312</text:p>
        <text:p text:style-name="P1">12451. 4113313</text:p>
        <text:p text:style-name="P1">12452. 4113314</text:p>
        <text:p text:style-name="P1">12453. 4113321</text:p>
        <text:p text:style-name="P1">12454. 4113322</text:p>
        <text:p text:style-name="P1">12455. 4113323</text:p>
        <text:p text:style-name="P1">12456. 4113324</text:p>
        <text:p text:style-name="P1">12457. 4113331</text:p>
        <text:p text:style-name="P1">12458. 4113332</text:p>
        <text:p text:style-name="P1">12459. 4113333</text:p>
        <text:p text:style-name="P1">12460. 4113334</text:p>
        <text:p text:style-name="P1">12461. 4113341</text:p>
        <text:p text:style-name="P1">12462. 4113342</text:p>
        <text:p text:style-name="P1">12463. 4113343</text:p>
        <text:p text:style-name="P1">12464. 4113344</text:p>
        <text:p text:style-name="P1">12465. 4113411</text:p>
        <text:p text:style-name="P1">12466. 4113412</text:p>
        <text:p text:style-name="P1">12467. 4113413</text:p>
        <text:p text:style-name="P1">12468. 4113414</text:p>
        <text:p text:style-name="P1">12469. 4113421</text:p>
        <text:p text:style-name="P1">12470. 4113422</text:p>
        <text:p text:style-name="P1">12471. 4113423</text:p>
        <text:p text:style-name="P1">12472. 4113424</text:p>
        <text:p text:style-name="P1">12473. 4113431</text:p>
        <text:p text:style-name="P1">12474. 4113432</text:p>
        <text:p text:style-name="P1">12475. 4113433</text:p>
        <text:p text:style-name="P1">12476. 4113434</text:p>
        <text:p text:style-name="P1">12477. 4113441</text:p>
        <text:p text:style-name="P1">12478. 4113442</text:p>
        <text:p text:style-name="P1">12479. 4113443</text:p>
        <text:p text:style-name="P1">12480. 4113444</text:p>
        <text:p text:style-name="P1">12481. 4114111</text:p>
        <text:p text:style-name="P1">12482. 4114112</text:p>
        <text:p text:style-name="P1">12483. 4114113</text:p>
        <text:p text:style-name="P1">12484. 4114114</text:p>
        <text:p text:style-name="P1">12485. 4114121</text:p>
        <text:p text:style-name="P1">12486. 4114122</text:p>
        <text:p text:style-name="P1">12487. 4114123</text:p>
        <text:p text:style-name="P1">12488. 4114124</text:p>
        <text:p text:style-name="P1">12489. 4114131</text:p>
        <text:p text:style-name="P1">12490. 4114132</text:p>
        <text:p text:style-name="P1">12491. 4114133</text:p>
        <text:p text:style-name="P1">12492. 4114134</text:p>
        <text:p text:style-name="P1">12493. 4114141</text:p>
        <text:p text:style-name="P1">12494. 4114142</text:p>
        <text:p text:style-name="P1">12495. 4114143</text:p>
        <text:p text:style-name="P1">12496. 4114144</text:p>
        <text:p text:style-name="P1">12497. 4114211</text:p>
        <text:p text:style-name="P1">12498. 4114212</text:p>
        <text:p text:style-name="P1">12499. 4114213</text:p>
        <text:p text:style-name="P1">12500. 4114214</text:p>
        <text:p text:style-name="P1">12501. 4114221</text:p>
        <text:p text:style-name="P1">12502. 4114222</text:p>
        <text:p text:style-name="P1">12503. 4114223</text:p>
        <text:p text:style-name="P1">12504. 4114224</text:p>
        <text:p text:style-name="P1">12505. 4114231</text:p>
        <text:p text:style-name="P1">12506. 4114232</text:p>
        <text:p text:style-name="P1">12507. 4114233</text:p>
        <text:p text:style-name="P1">12508. 4114234</text:p>
        <text:p text:style-name="P1">12509. 4114241</text:p>
        <text:p text:style-name="P1">12510. 4114242</text:p>
        <text:p text:style-name="P1">12511. 4114243</text:p>
        <text:p text:style-name="P1">12512. 4114244</text:p>
        <text:p text:style-name="P1">12513. 4114311</text:p>
        <text:p text:style-name="P1">12514. 4114312</text:p>
        <text:p text:style-name="P1">12515. 4114313</text:p>
        <text:p text:style-name="P1">12516. 4114314</text:p>
        <text:p text:style-name="P1">12517. 4114321</text:p>
        <text:p text:style-name="P1">12518. 4114322</text:p>
        <text:p text:style-name="P1">12519. 4114323</text:p>
        <text:p text:style-name="P1">12520. 4114324</text:p>
        <text:p text:style-name="P1">12521. 4114331</text:p>
        <text:p text:style-name="P1">12522. 4114332</text:p>
        <text:p text:style-name="P1">12523. 4114333</text:p>
        <text:p text:style-name="P1">12524. 4114334</text:p>
        <text:p text:style-name="P1">12525. 4114341</text:p>
        <text:p text:style-name="P1">12526. 4114342</text:p>
        <text:p text:style-name="P1">12527. 4114343</text:p>
        <text:p text:style-name="P1">12528. 4114344</text:p>
        <text:p text:style-name="P1">12529. 4114411</text:p>
        <text:p text:style-name="P1">12530. 4114412</text:p>
        <text:p text:style-name="P1">12531. 4114413</text:p>
        <text:p text:style-name="P1">12532. 4114414</text:p>
        <text:p text:style-name="P1">12533. 4114421</text:p>
        <text:p text:style-name="P1">12534. 4114422</text:p>
        <text:p text:style-name="P1">12535. 4114423</text:p>
        <text:p text:style-name="P1">12536. 4114424</text:p>
        <text:p text:style-name="P1">12537. 4114431</text:p>
        <text:p text:style-name="P1">12538. 4114432</text:p>
        <text:p text:style-name="P1">12539. 4114433</text:p>
        <text:p text:style-name="P1">12540. 4114434</text:p>
        <text:p text:style-name="P1">12541. 4114441</text:p>
        <text:p text:style-name="P1">12542. 4114442</text:p>
        <text:p text:style-name="P1"><text:soft-page-break/>12543. 4114443</text:p>
        <text:p text:style-name="P1">12544. 4114444</text:p>
        <text:p text:style-name="P1">12545. 4121111</text:p>
        <text:p text:style-name="P1">12546. 4121112</text:p>
        <text:p text:style-name="P1">12547. 4121113</text:p>
        <text:p text:style-name="P1">12548. 4121114</text:p>
        <text:p text:style-name="P1">12549. 4121121</text:p>
        <text:p text:style-name="P1">12550. 4121122</text:p>
        <text:p text:style-name="P1">12551. 4121123</text:p>
        <text:p text:style-name="P1">12552. 4121124</text:p>
        <text:p text:style-name="P1">12553. 4121131</text:p>
        <text:p text:style-name="P1">12554. 4121132</text:p>
        <text:p text:style-name="P1">12555. 4121133</text:p>
        <text:p text:style-name="P1">12556. 4121134</text:p>
        <text:p text:style-name="P1">12557. 4121141</text:p>
        <text:p text:style-name="P1">12558. 4121142</text:p>
        <text:p text:style-name="P1">12559. 4121143</text:p>
        <text:p text:style-name="P1">12560. 4121144</text:p>
        <text:p text:style-name="P1">12561. 4121211</text:p>
        <text:p text:style-name="P1">12562. 4121212</text:p>
        <text:p text:style-name="P1">12563. 4121213</text:p>
        <text:p text:style-name="P1">12564. 4121214</text:p>
        <text:p text:style-name="P1">12565. 4121221</text:p>
        <text:p text:style-name="P1">12566. 4121222</text:p>
        <text:p text:style-name="P1">12567. 4121223</text:p>
        <text:p text:style-name="P1">12568. 4121224</text:p>
        <text:p text:style-name="P1">12569. 4121231</text:p>
        <text:p text:style-name="P1">12570. 4121232</text:p>
        <text:p text:style-name="P1">12571. 4121233</text:p>
        <text:p text:style-name="P1">12572. 4121234</text:p>
        <text:p text:style-name="P1">12573. 4121241</text:p>
        <text:p text:style-name="P1">12574. 4121242</text:p>
        <text:p text:style-name="P1">12575. 4121243</text:p>
        <text:p text:style-name="P1">12576. 4121244</text:p>
        <text:p text:style-name="P1">12577. 4121311</text:p>
        <text:p text:style-name="P1">12578. 4121312</text:p>
        <text:p text:style-name="P1">12579. 4121313</text:p>
        <text:p text:style-name="P1">12580. 4121314</text:p>
        <text:p text:style-name="P1">12581. 4121321</text:p>
        <text:p text:style-name="P1">12582. 4121322</text:p>
        <text:p text:style-name="P1">12583. 4121323</text:p>
        <text:p text:style-name="P1">12584. 4121324</text:p>
        <text:p text:style-name="P1">12585. 4121331</text:p>
        <text:p text:style-name="P1">12586. 4121332</text:p>
        <text:p text:style-name="P1">12587. 4121333</text:p>
        <text:p text:style-name="P1">12588. 4121334</text:p>
        <text:p text:style-name="P1">12589. 4121341</text:p>
        <text:p text:style-name="P1">12590. 4121342</text:p>
        <text:p text:style-name="P1">12591. 4121343</text:p>
        <text:p text:style-name="P1">12592. 4121344</text:p>
        <text:p text:style-name="P1">12593. 4121411</text:p>
        <text:p text:style-name="P1">12594. 4121412</text:p>
        <text:p text:style-name="P1">12595. 4121413</text:p>
        <text:p text:style-name="P1">12596. 4121414</text:p>
        <text:p text:style-name="P1">12597. 4121421</text:p>
        <text:p text:style-name="P1">12598. 4121422</text:p>
        <text:p text:style-name="P1">12599. 4121423</text:p>
        <text:p text:style-name="P1">12600. 4121424</text:p>
        <text:p text:style-name="P1">12601. 4121431</text:p>
        <text:p text:style-name="P1">12602. 4121432</text:p>
        <text:p text:style-name="P1">12603. 4121433</text:p>
        <text:p text:style-name="P1">12604. 4121434</text:p>
        <text:p text:style-name="P1">12605. 4121441</text:p>
        <text:p text:style-name="P1">12606. 4121442</text:p>
        <text:p text:style-name="P1">12607. 4121443</text:p>
        <text:p text:style-name="P1">12608. 4121444</text:p>
        <text:p text:style-name="P1">12609. 4122111</text:p>
        <text:p text:style-name="P1">12610. 4122112</text:p>
        <text:p text:style-name="P1">12611. 4122113</text:p>
        <text:p text:style-name="P1">12612. 4122114</text:p>
        <text:p text:style-name="P1">12613. 4122121</text:p>
        <text:p text:style-name="P1">12614. 4122122</text:p>
        <text:p text:style-name="P1">12615. 4122123</text:p>
        <text:p text:style-name="P1">12616. 4122124</text:p>
        <text:p text:style-name="P1">12617. 4122131</text:p>
        <text:p text:style-name="P1">12618. 4122132</text:p>
        <text:p text:style-name="P1">12619. 4122133</text:p>
        <text:p text:style-name="P1">12620. 4122134</text:p>
        <text:p text:style-name="P1">12621. 4122141</text:p>
        <text:p text:style-name="P1">12622. 4122142</text:p>
        <text:p text:style-name="P1">12623. 4122143</text:p>
        <text:p text:style-name="P1">12624. 4122144</text:p>
        <text:p text:style-name="P1">12625. 4122211</text:p>
        <text:p text:style-name="P1">12626. 4122212</text:p>
        <text:p text:style-name="P1">12627. 4122213</text:p>
        <text:p text:style-name="P1">12628. 4122214</text:p>
        <text:p text:style-name="P1">12629. 4122221</text:p>
        <text:p text:style-name="P1">12630. 4122222</text:p>
        <text:p text:style-name="P1">12631. 4122223</text:p>
        <text:p text:style-name="P1">12632. 4122224</text:p>
        <text:p text:style-name="P1">12633. 4122231</text:p>
        <text:p text:style-name="P1">12634. 4122232</text:p>
        <text:p text:style-name="P1">12635. 4122233</text:p>
        <text:p text:style-name="P1">12636. 4122234</text:p>
        <text:p text:style-name="P1">12637. 4122241</text:p>
        <text:p text:style-name="P1">12638. 4122242</text:p>
        <text:p text:style-name="P1">12639. 4122243</text:p>
        <text:p text:style-name="P1">12640. 4122244</text:p>
        <text:p text:style-name="P1">12641. 4122311</text:p>
        <text:p text:style-name="P1">12642. 4122312</text:p>
        <text:p text:style-name="P1">12643. 4122313</text:p>
        <text:p text:style-name="P1">12644. 4122314</text:p>
        <text:p text:style-name="P1">12645. 4122321</text:p>
        <text:p text:style-name="P1">12646. 4122322</text:p>
        <text:p text:style-name="P1">12647. 4122323</text:p>
        <text:p text:style-name="P1">12648. 4122324</text:p>
        <text:p text:style-name="P1">12649. 4122331</text:p>
        <text:p text:style-name="P1">12650. 4122332</text:p>
        <text:p text:style-name="P1">12651. 4122333</text:p>
        <text:p text:style-name="P1">12652. 4122334</text:p>
        <text:p text:style-name="P1">12653. 4122341</text:p>
        <text:p text:style-name="P1">12654. 4122342</text:p>
        <text:p text:style-name="P1">12655. 4122343</text:p>
        <text:p text:style-name="P1">12656. 4122344</text:p>
        <text:p text:style-name="P1">12657. 4122411</text:p>
        <text:p text:style-name="P1">12658. 4122412</text:p>
        <text:p text:style-name="P1">12659. 4122413</text:p>
        <text:p text:style-name="P1">12660. 4122414</text:p>
        <text:p text:style-name="P1">12661. 4122421</text:p>
        <text:p text:style-name="P1">12662. 4122422</text:p>
        <text:p text:style-name="P1">12663. 4122423</text:p>
        <text:p text:style-name="P1">12664. 4122424</text:p>
        <text:p text:style-name="P1">12665. 4122431</text:p>
        <text:p text:style-name="P1">12666. 4122432</text:p>
        <text:p text:style-name="P1">12667. 4122433</text:p>
        <text:p text:style-name="P1">12668. 4122434</text:p>
        <text:p text:style-name="P1">12669. 4122441</text:p>
        <text:p text:style-name="P1">12670. 4122442</text:p>
        <text:p text:style-name="P1">12671. 4122443</text:p>
        <text:p text:style-name="P1">12672. 4122444</text:p>
        <text:p text:style-name="P1">12673. 4123111</text:p>
        <text:p text:style-name="P1">12674. 4123112</text:p>
        <text:p text:style-name="P1">12675. 4123113</text:p>
        <text:p text:style-name="P1">12676. 4123114</text:p>
        <text:p text:style-name="P1">12677. 4123121</text:p>
        <text:p text:style-name="P1">12678. 4123122</text:p>
        <text:p text:style-name="P1">12679. 4123123</text:p>
        <text:p text:style-name="P1">12680. 4123124</text:p>
        <text:p text:style-name="P1">12681. 4123131</text:p>
        <text:p text:style-name="P1">12682. 4123132</text:p>
        <text:p text:style-name="P1">12683. 4123133</text:p>
        <text:p text:style-name="P1">12684. 4123134</text:p>
        <text:p text:style-name="P1">12685. 4123141</text:p>
        <text:p text:style-name="P1">12686. 4123142</text:p>
        <text:p text:style-name="P1">12687. 4123143</text:p>
        <text:p text:style-name="P1">12688. 4123144</text:p>
        <text:p text:style-name="P1">12689. 4123211</text:p>
        <text:p text:style-name="P1">12690. 4123212</text:p>
        <text:p text:style-name="P1">12691. 4123213</text:p>
        <text:p text:style-name="P1">12692. 4123214</text:p>
        <text:p text:style-name="P1">12693. 4123221</text:p>
        <text:p text:style-name="P1">12694. 4123222</text:p>
        <text:p text:style-name="P1">12695. 4123223</text:p>
        <text:p text:style-name="P1">12696. 4123224</text:p>
        <text:p text:style-name="P1">12697. 4123231</text:p>
        <text:p text:style-name="P1">12698. 4123232</text:p>
        <text:p text:style-name="P1">12699. 4123233</text:p>
        <text:p text:style-name="P1">12700. 4123234</text:p>
        <text:p text:style-name="P1">12701. 4123241</text:p>
        <text:p text:style-name="P1">12702. 4123242</text:p>
        <text:p text:style-name="P1">12703. 4123243</text:p>
        <text:p text:style-name="P1">12704. 4123244</text:p>
        <text:p text:style-name="P1">12705. 4123311</text:p>
        <text:p text:style-name="P1">12706. 4123312</text:p>
        <text:p text:style-name="P1">12707. 4123313</text:p>
        <text:p text:style-name="P1">12708. 4123314</text:p>
        <text:p text:style-name="P1">12709. 4123321</text:p>
        <text:p text:style-name="P1">12710. 4123322</text:p>
        <text:p text:style-name="P1">12711. 4123323</text:p>
        <text:p text:style-name="P1">12712. 4123324</text:p>
        <text:p text:style-name="P1">12713. 4123331</text:p>
        <text:p text:style-name="P1">12714. 4123332</text:p>
        <text:p text:style-name="P1">12715. 4123333</text:p>
        <text:p text:style-name="P1">12716. 4123334</text:p>
        <text:p text:style-name="P1">12717. 4123341</text:p>
        <text:p text:style-name="P1">12718. 4123342</text:p>
        <text:p text:style-name="P1">12719. 4123343</text:p>
        <text:p text:style-name="P1">12720. 4123344</text:p>
        <text:p text:style-name="P1">12721. 4123411</text:p>
        <text:p text:style-name="P1">12722. 4123412</text:p>
        <text:p text:style-name="P1">12723. 4123413</text:p>
        <text:p text:style-name="P1">12724. 4123414</text:p>
        <text:p text:style-name="P1">12725. 4123421</text:p>
        <text:p text:style-name="P1">12726. 4123422</text:p>
        <text:p text:style-name="P1">12727. 4123423</text:p>
        <text:p text:style-name="P1">12728. 4123424</text:p>
        <text:p text:style-name="P1">12729. 4123431</text:p>
        <text:p text:style-name="P1">12730. 4123432</text:p>
        <text:p text:style-name="P1">12731. 4123433</text:p>
        <text:p text:style-name="P1">12732. 4123434</text:p>
        <text:p text:style-name="P1">12733. 4123441</text:p>
        <text:p text:style-name="P1">12734. 4123442</text:p>
        <text:p text:style-name="P1">12735. 4123443</text:p>
        <text:p text:style-name="P1">12736. 4123444</text:p>
        <text:p text:style-name="P1">12737. 4124111</text:p>
        <text:p text:style-name="P1">12738. 4124112</text:p>
        <text:p text:style-name="P1"><text:soft-page-break/>12739. 4124113</text:p>
        <text:p text:style-name="P1">12740. 4124114</text:p>
        <text:p text:style-name="P1">12741. 4124121</text:p>
        <text:p text:style-name="P1">12742. 4124122</text:p>
        <text:p text:style-name="P1">12743. 4124123</text:p>
        <text:p text:style-name="P1">12744. 4124124</text:p>
        <text:p text:style-name="P1">12745. 4124131</text:p>
        <text:p text:style-name="P1">12746. 4124132</text:p>
        <text:p text:style-name="P1">12747. 4124133</text:p>
        <text:p text:style-name="P1">12748. 4124134</text:p>
        <text:p text:style-name="P1">12749. 4124141</text:p>
        <text:p text:style-name="P1">12750. 4124142</text:p>
        <text:p text:style-name="P1">12751. 4124143</text:p>
        <text:p text:style-name="P1">12752. 4124144</text:p>
        <text:p text:style-name="P1">12753. 4124211</text:p>
        <text:p text:style-name="P1">12754. 4124212</text:p>
        <text:p text:style-name="P1">12755. 4124213</text:p>
        <text:p text:style-name="P1">12756. 4124214</text:p>
        <text:p text:style-name="P1">12757. 4124221</text:p>
        <text:p text:style-name="P1">12758. 4124222</text:p>
        <text:p text:style-name="P1">12759. 4124223</text:p>
        <text:p text:style-name="P1">12760. 4124224</text:p>
        <text:p text:style-name="P1">12761. 4124231</text:p>
        <text:p text:style-name="P1">12762. 4124232</text:p>
        <text:p text:style-name="P1">12763. 4124233</text:p>
        <text:p text:style-name="P1">12764. 4124234</text:p>
        <text:p text:style-name="P1">12765. 4124241</text:p>
        <text:p text:style-name="P1">12766. 4124242</text:p>
        <text:p text:style-name="P1">12767. 4124243</text:p>
        <text:p text:style-name="P1">12768. 4124244</text:p>
        <text:p text:style-name="P1">12769. 4124311</text:p>
        <text:p text:style-name="P1">12770. 4124312</text:p>
        <text:p text:style-name="P1">12771. 4124313</text:p>
        <text:p text:style-name="P1">12772. 4124314</text:p>
        <text:p text:style-name="P1">12773. 4124321</text:p>
        <text:p text:style-name="P1">12774. 4124322</text:p>
        <text:p text:style-name="P1">12775. 4124323</text:p>
        <text:p text:style-name="P1">12776. 4124324</text:p>
        <text:p text:style-name="P1">12777. 4124331</text:p>
        <text:p text:style-name="P1">12778. 4124332</text:p>
        <text:p text:style-name="P1">12779. 4124333</text:p>
        <text:p text:style-name="P1">12780. 4124334</text:p>
        <text:p text:style-name="P1">12781. 4124341</text:p>
        <text:p text:style-name="P1">12782. 4124342</text:p>
        <text:p text:style-name="P1">12783. 4124343</text:p>
        <text:p text:style-name="P1">12784. 4124344</text:p>
        <text:p text:style-name="P1">12785. 4124411</text:p>
        <text:p text:style-name="P1">12786. 4124412</text:p>
        <text:p text:style-name="P1">12787. 4124413</text:p>
        <text:p text:style-name="P1">12788. 4124414</text:p>
        <text:p text:style-name="P1">12789. 4124421</text:p>
        <text:p text:style-name="P1">12790. 4124422</text:p>
        <text:p text:style-name="P1">12791. 4124423</text:p>
        <text:p text:style-name="P1">12792. 4124424</text:p>
        <text:p text:style-name="P1">12793. 4124431</text:p>
        <text:p text:style-name="P1">12794. 4124432</text:p>
        <text:p text:style-name="P1">12795. 4124433</text:p>
        <text:p text:style-name="P1">12796. 4124434</text:p>
        <text:p text:style-name="P1">12797. 4124441</text:p>
        <text:p text:style-name="P1">12798. 4124442</text:p>
        <text:p text:style-name="P1">12799. 4124443</text:p>
        <text:p text:style-name="P1">12800. 4124444</text:p>
        <text:p text:style-name="P1">12801. 4131111</text:p>
        <text:p text:style-name="P1">12802. 4131112</text:p>
        <text:p text:style-name="P1">12803. 4131113</text:p>
        <text:p text:style-name="P1">12804. 4131114</text:p>
        <text:p text:style-name="P1">12805. 4131121</text:p>
        <text:p text:style-name="P1">12806. 4131122</text:p>
        <text:p text:style-name="P1">12807. 4131123</text:p>
        <text:p text:style-name="P1">12808. 4131124</text:p>
        <text:p text:style-name="P1">12809. 4131131</text:p>
        <text:p text:style-name="P1">12810. 4131132</text:p>
        <text:p text:style-name="P1">12811. 4131133</text:p>
        <text:p text:style-name="P1">12812. 4131134</text:p>
        <text:p text:style-name="P1">12813. 4131141</text:p>
        <text:p text:style-name="P1">12814. 4131142</text:p>
        <text:p text:style-name="P1">12815. 4131143</text:p>
        <text:p text:style-name="P1">12816. 4131144</text:p>
        <text:p text:style-name="P1">12817. 4131211</text:p>
        <text:p text:style-name="P1">12818. 4131212</text:p>
        <text:p text:style-name="P1">12819. 4131213</text:p>
        <text:p text:style-name="P1">12820. 4131214</text:p>
        <text:p text:style-name="P1">12821. 4131221</text:p>
        <text:p text:style-name="P1">12822. 4131222</text:p>
        <text:p text:style-name="P1">12823. 4131223</text:p>
        <text:p text:style-name="P1">12824. 4131224</text:p>
        <text:p text:style-name="P1">12825. 4131231</text:p>
        <text:p text:style-name="P1">12826. 4131232</text:p>
        <text:p text:style-name="P1">12827. 4131233</text:p>
        <text:p text:style-name="P1">12828. 4131234</text:p>
        <text:p text:style-name="P1">12829. 4131241</text:p>
        <text:p text:style-name="P1">12830. 4131242</text:p>
        <text:p text:style-name="P1">12831. 4131243</text:p>
        <text:p text:style-name="P1">12832. 4131244</text:p>
        <text:p text:style-name="P1">12833. 4131311</text:p>
        <text:p text:style-name="P1">12834. 4131312</text:p>
        <text:p text:style-name="P1">12835. 4131313</text:p>
        <text:p text:style-name="P1">12836. 4131314</text:p>
        <text:p text:style-name="P1">12837. 4131321</text:p>
        <text:p text:style-name="P1">12838. 4131322</text:p>
        <text:p text:style-name="P1">12839. 4131323</text:p>
        <text:p text:style-name="P1">12840. 4131324</text:p>
        <text:p text:style-name="P1">12841. 4131331</text:p>
        <text:p text:style-name="P1">12842. 4131332</text:p>
        <text:p text:style-name="P1">12843. 4131333</text:p>
        <text:p text:style-name="P1">12844. 4131334</text:p>
        <text:p text:style-name="P1">12845. 4131341</text:p>
        <text:p text:style-name="P1">12846. 4131342</text:p>
        <text:p text:style-name="P1">12847. 4131343</text:p>
        <text:p text:style-name="P1">12848. 4131344</text:p>
        <text:p text:style-name="P1">12849. 4131411</text:p>
        <text:p text:style-name="P1">12850. 4131412</text:p>
        <text:p text:style-name="P1">12851. 4131413</text:p>
        <text:p text:style-name="P1">12852. 4131414</text:p>
        <text:p text:style-name="P1">12853. 4131421</text:p>
        <text:p text:style-name="P1">12854. 4131422</text:p>
        <text:p text:style-name="P1">12855. 4131423</text:p>
        <text:p text:style-name="P1">12856. 4131424</text:p>
        <text:p text:style-name="P1">12857. 4131431</text:p>
        <text:p text:style-name="P1">12858. 4131432</text:p>
        <text:p text:style-name="P1">12859. 4131433</text:p>
        <text:p text:style-name="P1">12860. 4131434</text:p>
        <text:p text:style-name="P1">12861. 4131441</text:p>
        <text:p text:style-name="P1">12862. 4131442</text:p>
        <text:p text:style-name="P1">12863. 4131443</text:p>
        <text:p text:style-name="P1">12864. 4131444</text:p>
        <text:p text:style-name="P1">12865. 4132111</text:p>
        <text:p text:style-name="P1">12866. 4132112</text:p>
        <text:p text:style-name="P1">12867. 4132113</text:p>
        <text:p text:style-name="P1">12868. 4132114</text:p>
        <text:p text:style-name="P1">12869. 4132121</text:p>
        <text:p text:style-name="P1">12870. 4132122</text:p>
        <text:p text:style-name="P1">12871. 4132123</text:p>
        <text:p text:style-name="P1">12872. 4132124</text:p>
        <text:p text:style-name="P1">12873. 4132131</text:p>
        <text:p text:style-name="P1">12874. 4132132</text:p>
        <text:p text:style-name="P1">12875. 4132133</text:p>
        <text:p text:style-name="P1">12876. 4132134</text:p>
        <text:p text:style-name="P1">12877. 4132141</text:p>
        <text:p text:style-name="P1">12878. 4132142</text:p>
        <text:p text:style-name="P1">12879. 4132143</text:p>
        <text:p text:style-name="P1">12880. 4132144</text:p>
        <text:p text:style-name="P1">12881. 4132211</text:p>
        <text:p text:style-name="P1">12882. 4132212</text:p>
        <text:p text:style-name="P1">12883. 4132213</text:p>
        <text:p text:style-name="P1">12884. 4132214</text:p>
        <text:p text:style-name="P1">12885. 4132221</text:p>
        <text:p text:style-name="P1">12886. 4132222</text:p>
        <text:p text:style-name="P1">12887. 4132223</text:p>
        <text:p text:style-name="P1">12888. 4132224</text:p>
        <text:p text:style-name="P1">12889. 4132231</text:p>
        <text:p text:style-name="P1">12890. 4132232</text:p>
        <text:p text:style-name="P1">12891. 4132233</text:p>
        <text:p text:style-name="P1">12892. 4132234</text:p>
        <text:p text:style-name="P1">12893. 4132241</text:p>
        <text:p text:style-name="P1">12894. 4132242</text:p>
        <text:p text:style-name="P1">12895. 4132243</text:p>
        <text:p text:style-name="P1">12896. 4132244</text:p>
        <text:p text:style-name="P1">12897. 4132311</text:p>
        <text:p text:style-name="P1">12898. 4132312</text:p>
        <text:p text:style-name="P1">12899. 4132313</text:p>
        <text:p text:style-name="P1">12900. 4132314</text:p>
        <text:p text:style-name="P1">12901. 4132321</text:p>
        <text:p text:style-name="P1">12902. 4132322</text:p>
        <text:p text:style-name="P1">12903. 4132323</text:p>
        <text:p text:style-name="P1">12904. 4132324</text:p>
        <text:p text:style-name="P1">12905. 4132331</text:p>
        <text:p text:style-name="P1">12906. 4132332</text:p>
        <text:p text:style-name="P1">12907. 4132333</text:p>
        <text:p text:style-name="P1">12908. 4132334</text:p>
        <text:p text:style-name="P1">12909. 4132341</text:p>
        <text:p text:style-name="P1">12910. 4132342</text:p>
        <text:p text:style-name="P1">12911. 4132343</text:p>
        <text:p text:style-name="P1">12912. 4132344</text:p>
        <text:p text:style-name="P1">12913. 4132411</text:p>
        <text:p text:style-name="P1">12914. 4132412</text:p>
        <text:p text:style-name="P1">12915. 4132413</text:p>
        <text:p text:style-name="P1">12916. 4132414</text:p>
        <text:p text:style-name="P1">12917. 4132421</text:p>
        <text:p text:style-name="P1">12918. 4132422</text:p>
        <text:p text:style-name="P1">12919. 4132423</text:p>
        <text:p text:style-name="P1">12920. 4132424</text:p>
        <text:p text:style-name="P1">12921. 4132431</text:p>
        <text:p text:style-name="P1">12922. 4132432</text:p>
        <text:p text:style-name="P1">12923. 4132433</text:p>
        <text:p text:style-name="P1">12924. 4132434</text:p>
        <text:p text:style-name="P1">12925. 4132441</text:p>
        <text:p text:style-name="P1">12926. 4132442</text:p>
        <text:p text:style-name="P1">12927. 4132443</text:p>
        <text:p text:style-name="P1">12928. 4132444</text:p>
        <text:p text:style-name="P1">12929. 4133111</text:p>
        <text:p text:style-name="P1">12930. 4133112</text:p>
        <text:p text:style-name="P1">12931. 4133113</text:p>
        <text:p text:style-name="P1">12932. 4133114</text:p>
        <text:p text:style-name="P1">12933. 4133121</text:p>
        <text:p text:style-name="P1">12934. 4133122</text:p>
        <text:p text:style-name="P1"><text:soft-page-break/>12935. 4133123</text:p>
        <text:p text:style-name="P1">12936. 4133124</text:p>
        <text:p text:style-name="P1">12937. 4133131</text:p>
        <text:p text:style-name="P1">12938. 4133132</text:p>
        <text:p text:style-name="P1">12939. 4133133</text:p>
        <text:p text:style-name="P1">12940. 4133134</text:p>
        <text:p text:style-name="P1">12941. 4133141</text:p>
        <text:p text:style-name="P1">12942. 4133142</text:p>
        <text:p text:style-name="P1">12943. 4133143</text:p>
        <text:p text:style-name="P1">12944. 4133144</text:p>
        <text:p text:style-name="P1">12945. 4133211</text:p>
        <text:p text:style-name="P1">12946. 4133212</text:p>
        <text:p text:style-name="P1">12947. 4133213</text:p>
        <text:p text:style-name="P1">12948. 4133214</text:p>
        <text:p text:style-name="P1">12949. 4133221</text:p>
        <text:p text:style-name="P1">12950. 4133222</text:p>
        <text:p text:style-name="P1">12951. 4133223</text:p>
        <text:p text:style-name="P1">12952. 4133224</text:p>
        <text:p text:style-name="P1">12953. 4133231</text:p>
        <text:p text:style-name="P1">12954. 4133232</text:p>
        <text:p text:style-name="P1">12955. 4133233</text:p>
        <text:p text:style-name="P1">12956. 4133234</text:p>
        <text:p text:style-name="P1">12957. 4133241</text:p>
        <text:p text:style-name="P1">12958. 4133242</text:p>
        <text:p text:style-name="P1">12959. 4133243</text:p>
        <text:p text:style-name="P1">12960. 4133244</text:p>
        <text:p text:style-name="P1">12961. 4133311</text:p>
        <text:p text:style-name="P1">12962. 4133312</text:p>
        <text:p text:style-name="P1">12963. 4133313</text:p>
        <text:p text:style-name="P1">12964. 4133314</text:p>
        <text:p text:style-name="P1">12965. 4133321</text:p>
        <text:p text:style-name="P1">12966. 4133322</text:p>
        <text:p text:style-name="P1">12967. 4133323</text:p>
        <text:p text:style-name="P1">12968. 4133324</text:p>
        <text:p text:style-name="P1">12969. 4133331</text:p>
        <text:p text:style-name="P1">12970. 4133332</text:p>
        <text:p text:style-name="P1">12971. 4133333</text:p>
        <text:p text:style-name="P1">12972. 4133334</text:p>
        <text:p text:style-name="P1">12973. 4133341</text:p>
        <text:p text:style-name="P1">12974. 4133342</text:p>
        <text:p text:style-name="P1">12975. 4133343</text:p>
        <text:p text:style-name="P1">12976. 4133344</text:p>
        <text:p text:style-name="P1">12977. 4133411</text:p>
        <text:p text:style-name="P1">12978. 4133412</text:p>
        <text:p text:style-name="P1">12979. 4133413</text:p>
        <text:p text:style-name="P1">12980. 4133414</text:p>
        <text:p text:style-name="P1">12981. 4133421</text:p>
        <text:p text:style-name="P1">12982. 4133422</text:p>
        <text:p text:style-name="P1">12983. 4133423</text:p>
        <text:p text:style-name="P1">12984. 4133424</text:p>
        <text:p text:style-name="P1">12985. 4133431</text:p>
        <text:p text:style-name="P1">12986. 4133432</text:p>
        <text:p text:style-name="P1">12987. 4133433</text:p>
        <text:p text:style-name="P1">12988. 4133434</text:p>
        <text:p text:style-name="P1">12989. 4133441</text:p>
        <text:p text:style-name="P1">12990. 4133442</text:p>
        <text:p text:style-name="P1">12991. 4133443</text:p>
        <text:p text:style-name="P1">12992. 4133444</text:p>
        <text:p text:style-name="P1">12993. 4134111</text:p>
        <text:p text:style-name="P1">12994. 4134112</text:p>
        <text:p text:style-name="P1">12995. 4134113</text:p>
        <text:p text:style-name="P1">12996. 4134114</text:p>
        <text:p text:style-name="P1">12997. 4134121</text:p>
        <text:p text:style-name="P1">12998. 4134122</text:p>
        <text:p text:style-name="P1">12999. 4134123</text:p>
        <text:p text:style-name="P1">13000. 4134124</text:p>
        <text:p text:style-name="P1">13001. 4134131</text:p>
        <text:p text:style-name="P1">13002. 4134132</text:p>
        <text:p text:style-name="P1">13003. 4134133</text:p>
        <text:p text:style-name="P1">13004. 4134134</text:p>
        <text:p text:style-name="P1">13005. 4134141</text:p>
        <text:p text:style-name="P1">13006. 4134142</text:p>
        <text:p text:style-name="P1">13007. 4134143</text:p>
        <text:p text:style-name="P1">13008. 4134144</text:p>
        <text:p text:style-name="P1">13009. 4134211</text:p>
        <text:p text:style-name="P1">13010. 4134212</text:p>
        <text:p text:style-name="P1">13011. 4134213</text:p>
        <text:p text:style-name="P1">13012. 4134214</text:p>
        <text:p text:style-name="P1">13013. 4134221</text:p>
        <text:p text:style-name="P1">13014. 4134222</text:p>
        <text:p text:style-name="P1">13015. 4134223</text:p>
        <text:p text:style-name="P1">13016. 4134224</text:p>
        <text:p text:style-name="P1">13017. 4134231</text:p>
        <text:p text:style-name="P1">13018. 4134232</text:p>
        <text:p text:style-name="P1">13019. 4134233</text:p>
        <text:p text:style-name="P1">13020. 4134234</text:p>
        <text:p text:style-name="P1">13021. 4134241</text:p>
        <text:p text:style-name="P1">13022. 4134242</text:p>
        <text:p text:style-name="P1">13023. 4134243</text:p>
        <text:p text:style-name="P1">13024. 4134244</text:p>
        <text:p text:style-name="P1">13025. 4134311</text:p>
        <text:p text:style-name="P1">13026. 4134312</text:p>
        <text:p text:style-name="P1">13027. 4134313</text:p>
        <text:p text:style-name="P1">13028. 4134314</text:p>
        <text:p text:style-name="P1">13029. 4134321</text:p>
        <text:p text:style-name="P1">13030. 4134322</text:p>
        <text:p text:style-name="P1">13031. 4134323</text:p>
        <text:p text:style-name="P1">13032. 4134324</text:p>
        <text:p text:style-name="P1">13033. 4134331</text:p>
        <text:p text:style-name="P1">13034. 4134332</text:p>
        <text:p text:style-name="P1">13035. 4134333</text:p>
        <text:p text:style-name="P1">13036. 4134334</text:p>
        <text:p text:style-name="P1">13037. 4134341</text:p>
        <text:p text:style-name="P1">13038. 4134342</text:p>
        <text:p text:style-name="P1">13039. 4134343</text:p>
        <text:p text:style-name="P1">13040. 4134344</text:p>
        <text:p text:style-name="P1">13041. 4134411</text:p>
        <text:p text:style-name="P1">13042. 4134412</text:p>
        <text:p text:style-name="P1">13043. 4134413</text:p>
        <text:p text:style-name="P1">13044. 4134414</text:p>
        <text:p text:style-name="P1">13045. 4134421</text:p>
        <text:p text:style-name="P1">13046. 4134422</text:p>
        <text:p text:style-name="P1">13047. 4134423</text:p>
        <text:p text:style-name="P1">13048. 4134424</text:p>
        <text:p text:style-name="P1">13049. 4134431</text:p>
        <text:p text:style-name="P1">13050. 4134432</text:p>
        <text:p text:style-name="P1">13051. 4134433</text:p>
        <text:p text:style-name="P1">13052. 4134434</text:p>
        <text:p text:style-name="P1">13053. 4134441</text:p>
        <text:p text:style-name="P1">13054. 4134442</text:p>
        <text:p text:style-name="P1">13055. 4134443</text:p>
        <text:p text:style-name="P1">13056. 4134444</text:p>
        <text:p text:style-name="P1">13057. 4141111</text:p>
        <text:p text:style-name="P1">13058. 4141112</text:p>
        <text:p text:style-name="P1">13059. 4141113</text:p>
        <text:p text:style-name="P1">13060. 4141114</text:p>
        <text:p text:style-name="P1">13061. 4141121</text:p>
        <text:p text:style-name="P1">13062. 4141122</text:p>
        <text:p text:style-name="P1">13063. 4141123</text:p>
        <text:p text:style-name="P1">13064. 4141124</text:p>
        <text:p text:style-name="P1">13065. 4141131</text:p>
        <text:p text:style-name="P1">13066. 4141132</text:p>
        <text:p text:style-name="P1">13067. 4141133</text:p>
        <text:p text:style-name="P1">13068. 4141134</text:p>
        <text:p text:style-name="P1">13069. 4141141</text:p>
        <text:p text:style-name="P1">13070. 4141142</text:p>
        <text:p text:style-name="P1">13071. 4141143</text:p>
        <text:p text:style-name="P1">13072. 4141144</text:p>
        <text:p text:style-name="P1">13073. 4141211</text:p>
        <text:p text:style-name="P1">13074. 4141212</text:p>
        <text:p text:style-name="P1">13075. 4141213</text:p>
        <text:p text:style-name="P1">13076. 4141214</text:p>
        <text:p text:style-name="P1">13077. 4141221</text:p>
        <text:p text:style-name="P1">13078. 4141222</text:p>
        <text:p text:style-name="P1">13079. 4141223</text:p>
        <text:p text:style-name="P1">13080. 4141224</text:p>
        <text:p text:style-name="P1">13081. 4141231</text:p>
        <text:p text:style-name="P1">13082. 4141232</text:p>
        <text:p text:style-name="P1">13083. 4141233</text:p>
        <text:p text:style-name="P1">13084. 4141234</text:p>
        <text:p text:style-name="P1">13085. 4141241</text:p>
        <text:p text:style-name="P1">13086. 4141242</text:p>
        <text:p text:style-name="P1">13087. 4141243</text:p>
        <text:p text:style-name="P1">13088. 4141244</text:p>
        <text:p text:style-name="P1">13089. 4141311</text:p>
        <text:p text:style-name="P1">13090. 4141312</text:p>
        <text:p text:style-name="P1">13091. 4141313</text:p>
        <text:p text:style-name="P1">13092. 4141314</text:p>
        <text:p text:style-name="P1">13093. 4141321</text:p>
        <text:p text:style-name="P1">13094. 4141322</text:p>
        <text:p text:style-name="P1">13095. 4141323</text:p>
        <text:p text:style-name="P1">13096. 4141324</text:p>
        <text:p text:style-name="P1">13097. 4141331</text:p>
        <text:p text:style-name="P1">13098. 4141332</text:p>
        <text:p text:style-name="P1">13099. 4141333</text:p>
        <text:p text:style-name="P1">13100. 4141334</text:p>
        <text:p text:style-name="P1">13101. 4141341</text:p>
        <text:p text:style-name="P1">13102. 4141342</text:p>
        <text:p text:style-name="P1">13103. 4141343</text:p>
        <text:p text:style-name="P1">13104. 4141344</text:p>
        <text:p text:style-name="P1">13105. 4141411</text:p>
        <text:p text:style-name="P1">13106. 4141412</text:p>
        <text:p text:style-name="P1">13107. 4141413</text:p>
        <text:p text:style-name="P1">13108. 4141414</text:p>
        <text:p text:style-name="P1">13109. 4141421</text:p>
        <text:p text:style-name="P1">13110. 4141422</text:p>
        <text:p text:style-name="P1">13111. 4141423</text:p>
        <text:p text:style-name="P1">13112. 4141424</text:p>
        <text:p text:style-name="P1">13113. 4141431</text:p>
        <text:p text:style-name="P1">13114. 4141432</text:p>
        <text:p text:style-name="P1">13115. 4141433</text:p>
        <text:p text:style-name="P1">13116. 4141434</text:p>
        <text:p text:style-name="P1">13117. 4141441</text:p>
        <text:p text:style-name="P1">13118. 4141442</text:p>
        <text:p text:style-name="P1">13119. 4141443</text:p>
        <text:p text:style-name="P1">13120. 4141444</text:p>
        <text:p text:style-name="P1">13121. 4142111</text:p>
        <text:p text:style-name="P1">13122. 4142112</text:p>
        <text:p text:style-name="P1">13123. 4142113</text:p>
        <text:p text:style-name="P1">13124. 4142114</text:p>
        <text:p text:style-name="P1">13125. 4142121</text:p>
        <text:p text:style-name="P1">13126. 4142122</text:p>
        <text:p text:style-name="P1">13127. 4142123</text:p>
        <text:p text:style-name="P1">13128. 4142124</text:p>
        <text:p text:style-name="P1">13129. 4142131</text:p>
        <text:p text:style-name="P1">13130. 4142132</text:p>
        <text:p text:style-name="P1"><text:soft-page-break/>13131. 4142133</text:p>
        <text:p text:style-name="P1">13132. 4142134</text:p>
        <text:p text:style-name="P1">13133. 4142141</text:p>
        <text:p text:style-name="P1">13134. 4142142</text:p>
        <text:p text:style-name="P1">13135. 4142143</text:p>
        <text:p text:style-name="P1">13136. 4142144</text:p>
        <text:p text:style-name="P1">13137. 4142211</text:p>
        <text:p text:style-name="P1">13138. 4142212</text:p>
        <text:p text:style-name="P1">13139. 4142213</text:p>
        <text:p text:style-name="P1">13140. 4142214</text:p>
        <text:p text:style-name="P1">13141. 4142221</text:p>
        <text:p text:style-name="P1">13142. 4142222</text:p>
        <text:p text:style-name="P1">13143. 4142223</text:p>
        <text:p text:style-name="P1">13144. 4142224</text:p>
        <text:p text:style-name="P1">13145. 4142231</text:p>
        <text:p text:style-name="P1">13146. 4142232</text:p>
        <text:p text:style-name="P1">13147. 4142233</text:p>
        <text:p text:style-name="P1">13148. 4142234</text:p>
        <text:p text:style-name="P1">13149. 4142241</text:p>
        <text:p text:style-name="P1">13150. 4142242</text:p>
        <text:p text:style-name="P1">13151. 4142243</text:p>
        <text:p text:style-name="P1">13152. 4142244</text:p>
        <text:p text:style-name="P1">13153. 4142311</text:p>
        <text:p text:style-name="P1">13154. 4142312</text:p>
        <text:p text:style-name="P1">13155. 4142313</text:p>
        <text:p text:style-name="P1">13156. 4142314</text:p>
        <text:p text:style-name="P1">13157. 4142321</text:p>
        <text:p text:style-name="P1">13158. 4142322</text:p>
        <text:p text:style-name="P1">13159. 4142323</text:p>
        <text:p text:style-name="P1">13160. 4142324</text:p>
        <text:p text:style-name="P1">13161. 4142331</text:p>
        <text:p text:style-name="P1">13162. 4142332</text:p>
        <text:p text:style-name="P1">13163. 4142333</text:p>
        <text:p text:style-name="P1">13164. 4142334</text:p>
        <text:p text:style-name="P1">13165. 4142341</text:p>
        <text:p text:style-name="P1">13166. 4142342</text:p>
        <text:p text:style-name="P1">13167. 4142343</text:p>
        <text:p text:style-name="P1">13168. 4142344</text:p>
        <text:p text:style-name="P1">13169. 4142411</text:p>
        <text:p text:style-name="P1">13170. 4142412</text:p>
        <text:p text:style-name="P1">13171. 4142413</text:p>
        <text:p text:style-name="P1">13172. 4142414</text:p>
        <text:p text:style-name="P1">13173. 4142421</text:p>
        <text:p text:style-name="P1">13174. 4142422</text:p>
        <text:p text:style-name="P1">13175. 4142423</text:p>
        <text:p text:style-name="P1">13176. 4142424</text:p>
        <text:p text:style-name="P1">13177. 4142431</text:p>
        <text:p text:style-name="P1">13178. 4142432</text:p>
        <text:p text:style-name="P1">13179. 4142433</text:p>
        <text:p text:style-name="P1">13180. 4142434</text:p>
        <text:p text:style-name="P1">13181. 4142441</text:p>
        <text:p text:style-name="P1">13182. 4142442</text:p>
        <text:p text:style-name="P1">13183. 4142443</text:p>
        <text:p text:style-name="P1">13184. 4142444</text:p>
        <text:p text:style-name="P1">13185. 4143111</text:p>
        <text:p text:style-name="P1">13186. 4143112</text:p>
        <text:p text:style-name="P1">13187. 4143113</text:p>
        <text:p text:style-name="P1">13188. 4143114</text:p>
        <text:p text:style-name="P1">13189. 4143121</text:p>
        <text:p text:style-name="P1">13190. 4143122</text:p>
        <text:p text:style-name="P1">13191. 4143123</text:p>
        <text:p text:style-name="P1">13192. 4143124</text:p>
        <text:p text:style-name="P1">13193. 4143131</text:p>
        <text:p text:style-name="P1">13194. 4143132</text:p>
        <text:p text:style-name="P1">13195. 4143133</text:p>
        <text:p text:style-name="P1">13196. 4143134</text:p>
        <text:p text:style-name="P1">13197. 4143141</text:p>
        <text:p text:style-name="P1">13198. 4143142</text:p>
        <text:p text:style-name="P1">13199. 4143143</text:p>
        <text:p text:style-name="P1">13200. 4143144</text:p>
        <text:p text:style-name="P1">13201. 4143211</text:p>
        <text:p text:style-name="P1">13202. 4143212</text:p>
        <text:p text:style-name="P1">13203. 4143213</text:p>
        <text:p text:style-name="P1">13204. 4143214</text:p>
        <text:p text:style-name="P1">13205. 4143221</text:p>
        <text:p text:style-name="P1">13206. 4143222</text:p>
        <text:p text:style-name="P1">13207. 4143223</text:p>
        <text:p text:style-name="P1">13208. 4143224</text:p>
        <text:p text:style-name="P1">13209. 4143231</text:p>
        <text:p text:style-name="P1">13210. 4143232</text:p>
        <text:p text:style-name="P1">13211. 4143233</text:p>
        <text:p text:style-name="P1">13212. 4143234</text:p>
        <text:p text:style-name="P1">13213. 4143241</text:p>
        <text:p text:style-name="P1">13214. 4143242</text:p>
        <text:p text:style-name="P1">13215. 4143243</text:p>
        <text:p text:style-name="P1">13216. 4143244</text:p>
        <text:p text:style-name="P1">13217. 4143311</text:p>
        <text:p text:style-name="P1">13218. 4143312</text:p>
        <text:p text:style-name="P1">13219. 4143313</text:p>
        <text:p text:style-name="P1">13220. 4143314</text:p>
        <text:p text:style-name="P1">13221. 4143321</text:p>
        <text:p text:style-name="P1">13222. 4143322</text:p>
        <text:p text:style-name="P1">13223. 4143323</text:p>
        <text:p text:style-name="P1">13224. 4143324</text:p>
        <text:p text:style-name="P1">13225. 4143331</text:p>
        <text:p text:style-name="P1">13226. 4143332</text:p>
        <text:p text:style-name="P1">13227. 4143333</text:p>
        <text:p text:style-name="P1">13228. 4143334</text:p>
        <text:p text:style-name="P1">13229. 4143341</text:p>
        <text:p text:style-name="P1">13230. 4143342</text:p>
        <text:p text:style-name="P1">13231. 4143343</text:p>
        <text:p text:style-name="P1">13232. 4143344</text:p>
        <text:p text:style-name="P1">13233. 4143411</text:p>
        <text:p text:style-name="P1">13234. 4143412</text:p>
        <text:p text:style-name="P1">13235. 4143413</text:p>
        <text:p text:style-name="P1">13236. 4143414</text:p>
        <text:p text:style-name="P1">13237. 4143421</text:p>
        <text:p text:style-name="P1">13238. 4143422</text:p>
        <text:p text:style-name="P1">13239. 4143423</text:p>
        <text:p text:style-name="P1">13240. 4143424</text:p>
        <text:p text:style-name="P1">13241. 4143431</text:p>
        <text:p text:style-name="P1">13242. 4143432</text:p>
        <text:p text:style-name="P1">13243. 4143433</text:p>
        <text:p text:style-name="P1">13244. 4143434</text:p>
        <text:p text:style-name="P1">13245. 4143441</text:p>
        <text:p text:style-name="P1">13246. 4143442</text:p>
        <text:p text:style-name="P1">13247. 4143443</text:p>
        <text:p text:style-name="P1">13248. 4143444</text:p>
        <text:p text:style-name="P1">13249. 4144111</text:p>
        <text:p text:style-name="P1">13250. 4144112</text:p>
        <text:p text:style-name="P1">13251. 4144113</text:p>
        <text:p text:style-name="P1">13252. 4144114</text:p>
        <text:p text:style-name="P1">13253. 4144121</text:p>
        <text:p text:style-name="P1">13254. 4144122</text:p>
        <text:p text:style-name="P1">13255. 4144123</text:p>
        <text:p text:style-name="P1">13256. 4144124</text:p>
        <text:p text:style-name="P1">13257. 4144131</text:p>
        <text:p text:style-name="P1">13258. 4144132</text:p>
        <text:p text:style-name="P1">13259. 4144133</text:p>
        <text:p text:style-name="P1">13260. 4144134</text:p>
        <text:p text:style-name="P1">13261. 4144141</text:p>
        <text:p text:style-name="P1">13262. 4144142</text:p>
        <text:p text:style-name="P1">13263. 4144143</text:p>
        <text:p text:style-name="P1">13264. 4144144</text:p>
        <text:p text:style-name="P1">13265. 4144211</text:p>
        <text:p text:style-name="P1">13266. 4144212</text:p>
        <text:p text:style-name="P1">13267. 4144213</text:p>
        <text:p text:style-name="P1">13268. 4144214</text:p>
        <text:p text:style-name="P1">13269. 4144221</text:p>
        <text:p text:style-name="P1">13270. 4144222</text:p>
        <text:p text:style-name="P1">13271. 4144223</text:p>
        <text:p text:style-name="P1">13272. 4144224</text:p>
        <text:p text:style-name="P1">13273. 4144231</text:p>
        <text:p text:style-name="P1">13274. 4144232</text:p>
        <text:p text:style-name="P1">13275. 4144233</text:p>
        <text:p text:style-name="P1">13276. 4144234</text:p>
        <text:p text:style-name="P1">13277. 4144241</text:p>
        <text:p text:style-name="P1">13278. 4144242</text:p>
        <text:p text:style-name="P1">13279. 4144243</text:p>
        <text:p text:style-name="P1">13280. 4144244</text:p>
        <text:p text:style-name="P1">13281. 4144311</text:p>
        <text:p text:style-name="P1">13282. 4144312</text:p>
        <text:p text:style-name="P1">13283. 4144313</text:p>
        <text:p text:style-name="P1">13284. 4144314</text:p>
        <text:p text:style-name="P1">13285. 4144321</text:p>
        <text:p text:style-name="P1">13286. 4144322</text:p>
        <text:p text:style-name="P1">13287. 4144323</text:p>
        <text:p text:style-name="P1">13288. 4144324</text:p>
        <text:p text:style-name="P1">13289. 4144331</text:p>
        <text:p text:style-name="P1">13290. 4144332</text:p>
        <text:p text:style-name="P1">13291. 4144333</text:p>
        <text:p text:style-name="P1">13292. 4144334</text:p>
        <text:p text:style-name="P1">13293. 4144341</text:p>
        <text:p text:style-name="P1">13294. 4144342</text:p>
        <text:p text:style-name="P1">13295. 4144343</text:p>
        <text:p text:style-name="P1">13296. 4144344</text:p>
        <text:p text:style-name="P1">13297. 4144411</text:p>
        <text:p text:style-name="P1">13298. 4144412</text:p>
        <text:p text:style-name="P1">13299. 4144413</text:p>
        <text:p text:style-name="P1">13300. 4144414</text:p>
        <text:p text:style-name="P1">13301. 4144421</text:p>
        <text:p text:style-name="P1">13302. 4144422</text:p>
        <text:p text:style-name="P1">13303. 4144423</text:p>
        <text:p text:style-name="P1">13304. 4144424</text:p>
        <text:p text:style-name="P1">13305. 4144431</text:p>
        <text:p text:style-name="P1">13306. 4144432</text:p>
        <text:p text:style-name="P1">13307. 4144433</text:p>
        <text:p text:style-name="P1">13308. 4144434</text:p>
        <text:p text:style-name="P1">13309. 4144441</text:p>
        <text:p text:style-name="P1">13310. 4144442</text:p>
        <text:p text:style-name="P1">13311. 4144443</text:p>
        <text:p text:style-name="P1">13312. 4144444</text:p>
        <text:p text:style-name="P1">13313. 4211111</text:p>
        <text:p text:style-name="P1">13314. 4211112</text:p>
        <text:p text:style-name="P1">13315. 4211113</text:p>
        <text:p text:style-name="P1">13316. 4211114</text:p>
        <text:p text:style-name="P1">13317. 4211121</text:p>
        <text:p text:style-name="P1">13318. 4211122</text:p>
        <text:p text:style-name="P1">13319. 4211123</text:p>
        <text:p text:style-name="P1">13320. 4211124</text:p>
        <text:p text:style-name="P1">13321. 4211131</text:p>
        <text:p text:style-name="P1">13322. 4211132</text:p>
        <text:p text:style-name="P1">13323. 4211133</text:p>
        <text:p text:style-name="P1">13324. 4211134</text:p>
        <text:p text:style-name="P1">13325. 4211141</text:p>
        <text:p text:style-name="P1">13326. 4211142</text:p>
        <text:p text:style-name="P1"><text:soft-page-break/>13327. 4211143</text:p>
        <text:p text:style-name="P1">13328. 4211144</text:p>
        <text:p text:style-name="P1">13329. 4211211</text:p>
        <text:p text:style-name="P1">13330. 4211212</text:p>
        <text:p text:style-name="P1">13331. 4211213</text:p>
        <text:p text:style-name="P1">13332. 4211214</text:p>
        <text:p text:style-name="P1">13333. 4211221</text:p>
        <text:p text:style-name="P1">13334. 4211222</text:p>
        <text:p text:style-name="P1">13335. 4211223</text:p>
        <text:p text:style-name="P1">13336. 4211224</text:p>
        <text:p text:style-name="P1">13337. 4211231</text:p>
        <text:p text:style-name="P1">13338. 4211232</text:p>
        <text:p text:style-name="P1">13339. 4211233</text:p>
        <text:p text:style-name="P1">13340. 4211234</text:p>
        <text:p text:style-name="P1">13341. 4211241</text:p>
        <text:p text:style-name="P1">13342. 4211242</text:p>
        <text:p text:style-name="P1">13343. 4211243</text:p>
        <text:p text:style-name="P1">13344. 4211244</text:p>
        <text:p text:style-name="P1">13345. 4211311</text:p>
        <text:p text:style-name="P1">13346. 4211312</text:p>
        <text:p text:style-name="P1">13347. 4211313</text:p>
        <text:p text:style-name="P1">13348. 4211314</text:p>
        <text:p text:style-name="P1">13349. 4211321</text:p>
        <text:p text:style-name="P1">13350. 4211322</text:p>
        <text:p text:style-name="P1">13351. 4211323</text:p>
        <text:p text:style-name="P1">13352. 4211324</text:p>
        <text:p text:style-name="P1">13353. 4211331</text:p>
        <text:p text:style-name="P1">13354. 4211332</text:p>
        <text:p text:style-name="P1">13355. 4211333</text:p>
        <text:p text:style-name="P1">13356. 4211334</text:p>
        <text:p text:style-name="P1">13357. 4211341</text:p>
        <text:p text:style-name="P1">13358. 4211342</text:p>
        <text:p text:style-name="P1">13359. 4211343</text:p>
        <text:p text:style-name="P1">13360. 4211344</text:p>
        <text:p text:style-name="P1">13361. 4211411</text:p>
        <text:p text:style-name="P1">13362. 4211412</text:p>
        <text:p text:style-name="P1">13363. 4211413</text:p>
        <text:p text:style-name="P1">13364. 4211414</text:p>
        <text:p text:style-name="P1">13365. 4211421</text:p>
        <text:p text:style-name="P1">13366. 4211422</text:p>
        <text:p text:style-name="P1">13367. 4211423</text:p>
        <text:p text:style-name="P1">13368. 4211424</text:p>
        <text:p text:style-name="P1">13369. 4211431</text:p>
        <text:p text:style-name="P1">13370. 4211432</text:p>
        <text:p text:style-name="P1">13371. 4211433</text:p>
        <text:p text:style-name="P1">13372. 4211434</text:p>
        <text:p text:style-name="P1">13373. 4211441</text:p>
        <text:p text:style-name="P1">13374. 4211442</text:p>
        <text:p text:style-name="P1">13375. 4211443</text:p>
        <text:p text:style-name="P1">13376. 4211444</text:p>
        <text:p text:style-name="P1">13377. 4212111</text:p>
        <text:p text:style-name="P1">13378. 4212112</text:p>
        <text:p text:style-name="P1">13379. 4212113</text:p>
        <text:p text:style-name="P1">13380. 4212114</text:p>
        <text:p text:style-name="P1">13381. 4212121</text:p>
        <text:p text:style-name="P1">13382. 4212122</text:p>
        <text:p text:style-name="P1">13383. 4212123</text:p>
        <text:p text:style-name="P1">13384. 4212124</text:p>
        <text:p text:style-name="P1">13385. 4212131</text:p>
        <text:p text:style-name="P1">13386. 4212132</text:p>
        <text:p text:style-name="P1">13387. 4212133</text:p>
        <text:p text:style-name="P1">13388. 4212134</text:p>
        <text:p text:style-name="P1">13389. 4212141</text:p>
        <text:p text:style-name="P1">13390. 4212142</text:p>
        <text:p text:style-name="P1">13391. 4212143</text:p>
        <text:p text:style-name="P1">13392. 4212144</text:p>
        <text:p text:style-name="P1">13393. 4212211</text:p>
        <text:p text:style-name="P1">13394. 4212212</text:p>
        <text:p text:style-name="P1">13395. 4212213</text:p>
        <text:p text:style-name="P1">13396. 4212214</text:p>
        <text:p text:style-name="P1">13397. 4212221</text:p>
        <text:p text:style-name="P1">13398. 4212222</text:p>
        <text:p text:style-name="P1">13399. 4212223</text:p>
        <text:p text:style-name="P1">13400. 4212224</text:p>
        <text:p text:style-name="P1">13401. 4212231</text:p>
        <text:p text:style-name="P1">13402. 4212232</text:p>
        <text:p text:style-name="P1">13403. 4212233</text:p>
        <text:p text:style-name="P1">13404. 4212234</text:p>
        <text:p text:style-name="P1">13405. 4212241</text:p>
        <text:p text:style-name="P1">13406. 4212242</text:p>
        <text:p text:style-name="P1">13407. 4212243</text:p>
        <text:p text:style-name="P1">13408. 4212244</text:p>
        <text:p text:style-name="P1">13409. 4212311</text:p>
        <text:p text:style-name="P1">13410. 4212312</text:p>
        <text:p text:style-name="P1">13411. 4212313</text:p>
        <text:p text:style-name="P1">13412. 4212314</text:p>
        <text:p text:style-name="P1">13413. 4212321</text:p>
        <text:p text:style-name="P1">13414. 4212322</text:p>
        <text:p text:style-name="P1">13415. 4212323</text:p>
        <text:p text:style-name="P1">13416. 4212324</text:p>
        <text:p text:style-name="P1">13417. 4212331</text:p>
        <text:p text:style-name="P1">13418. 4212332</text:p>
        <text:p text:style-name="P1">13419. 4212333</text:p>
        <text:p text:style-name="P1">13420. 4212334</text:p>
        <text:p text:style-name="P1">13421. 4212341</text:p>
        <text:p text:style-name="P1">13422. 4212342</text:p>
        <text:p text:style-name="P1">13423. 4212343</text:p>
        <text:p text:style-name="P1">13424. 4212344</text:p>
        <text:p text:style-name="P1">13425. 4212411</text:p>
        <text:p text:style-name="P1">13426. 4212412</text:p>
        <text:p text:style-name="P1">13427. 4212413</text:p>
        <text:p text:style-name="P1">13428. 4212414</text:p>
        <text:p text:style-name="P1">13429. 4212421</text:p>
        <text:p text:style-name="P1">13430. 4212422</text:p>
        <text:p text:style-name="P1">13431. 4212423</text:p>
        <text:p text:style-name="P1">13432. 4212424</text:p>
        <text:p text:style-name="P1">13433. 4212431</text:p>
        <text:p text:style-name="P1">13434. 4212432</text:p>
        <text:p text:style-name="P1">13435. 4212433</text:p>
        <text:p text:style-name="P1">13436. 4212434</text:p>
        <text:p text:style-name="P1">13437. 4212441</text:p>
        <text:p text:style-name="P1">13438. 4212442</text:p>
        <text:p text:style-name="P1">13439. 4212443</text:p>
        <text:p text:style-name="P1">13440. 4212444</text:p>
        <text:p text:style-name="P1">13441. 4213111</text:p>
        <text:p text:style-name="P1">13442. 4213112</text:p>
        <text:p text:style-name="P1">13443. 4213113</text:p>
        <text:p text:style-name="P1">13444. 4213114</text:p>
        <text:p text:style-name="P1">13445. 4213121</text:p>
        <text:p text:style-name="P1">13446. 4213122</text:p>
        <text:p text:style-name="P1">13447. 4213123</text:p>
        <text:p text:style-name="P1">13448. 4213124</text:p>
        <text:p text:style-name="P1">13449. 4213131</text:p>
        <text:p text:style-name="P1">13450. 4213132</text:p>
        <text:p text:style-name="P1">13451. 4213133</text:p>
        <text:p text:style-name="P1">13452. 4213134</text:p>
        <text:p text:style-name="P1">13453. 4213141</text:p>
        <text:p text:style-name="P1">13454. 4213142</text:p>
        <text:p text:style-name="P1">13455. 4213143</text:p>
        <text:p text:style-name="P1">13456. 4213144</text:p>
        <text:p text:style-name="P1">13457. 4213211</text:p>
        <text:p text:style-name="P1">13458. 4213212</text:p>
        <text:p text:style-name="P1">13459. 4213213</text:p>
        <text:p text:style-name="P1">13460. 4213214</text:p>
        <text:p text:style-name="P1">13461. 4213221</text:p>
        <text:p text:style-name="P1">13462. 4213222</text:p>
        <text:p text:style-name="P1">13463. 4213223</text:p>
        <text:p text:style-name="P1">13464. 4213224</text:p>
        <text:p text:style-name="P1">13465. 4213231</text:p>
        <text:p text:style-name="P1">13466. 4213232</text:p>
        <text:p text:style-name="P1">13467. 4213233</text:p>
        <text:p text:style-name="P1">13468. 4213234</text:p>
        <text:p text:style-name="P1">13469. 4213241</text:p>
        <text:p text:style-name="P1">13470. 4213242</text:p>
        <text:p text:style-name="P1">13471. 4213243</text:p>
        <text:p text:style-name="P1">13472. 4213244</text:p>
        <text:p text:style-name="P1">13473. 4213311</text:p>
        <text:p text:style-name="P1">13474. 4213312</text:p>
        <text:p text:style-name="P1">13475. 4213313</text:p>
        <text:p text:style-name="P1">13476. 4213314</text:p>
        <text:p text:style-name="P1">13477. 4213321</text:p>
        <text:p text:style-name="P1">13478. 4213322</text:p>
        <text:p text:style-name="P1">13479. 4213323</text:p>
        <text:p text:style-name="P1">13480. 4213324</text:p>
        <text:p text:style-name="P1">13481. 4213331</text:p>
        <text:p text:style-name="P1">13482. 4213332</text:p>
        <text:p text:style-name="P1">13483. 4213333</text:p>
        <text:p text:style-name="P1">13484. 4213334</text:p>
        <text:p text:style-name="P1">13485. 4213341</text:p>
        <text:p text:style-name="P1">13486. 4213342</text:p>
        <text:p text:style-name="P1">13487. 4213343</text:p>
        <text:p text:style-name="P1">13488. 4213344</text:p>
        <text:p text:style-name="P1">13489. 4213411</text:p>
        <text:p text:style-name="P1">13490. 4213412</text:p>
        <text:p text:style-name="P1">13491. 4213413</text:p>
        <text:p text:style-name="P1">13492. 4213414</text:p>
        <text:p text:style-name="P1">13493. 4213421</text:p>
        <text:p text:style-name="P1">13494. 4213422</text:p>
        <text:p text:style-name="P1">13495. 4213423</text:p>
        <text:p text:style-name="P1">13496. 4213424</text:p>
        <text:p text:style-name="P1">13497. 4213431</text:p>
        <text:p text:style-name="P1">13498. 4213432</text:p>
        <text:p text:style-name="P1">13499. 4213433</text:p>
        <text:p text:style-name="P1">13500. 4213434</text:p>
        <text:p text:style-name="P1">13501. 4213441</text:p>
        <text:p text:style-name="P1">13502. 4213442</text:p>
        <text:p text:style-name="P1">13503. 4213443</text:p>
        <text:p text:style-name="P1">13504. 4213444</text:p>
        <text:p text:style-name="P1">13505. 4214111</text:p>
        <text:p text:style-name="P1">13506. 4214112</text:p>
        <text:p text:style-name="P1">13507. 4214113</text:p>
        <text:p text:style-name="P1">13508. 4214114</text:p>
        <text:p text:style-name="P1">13509. 4214121</text:p>
        <text:p text:style-name="P1">13510. 4214122</text:p>
        <text:p text:style-name="P1">13511. 4214123</text:p>
        <text:p text:style-name="P1">13512. 4214124</text:p>
        <text:p text:style-name="P1">13513. 4214131</text:p>
        <text:p text:style-name="P1">13514. 4214132</text:p>
        <text:p text:style-name="P1">13515. 4214133</text:p>
        <text:p text:style-name="P1">13516. 4214134</text:p>
        <text:p text:style-name="P1">13517. 4214141</text:p>
        <text:p text:style-name="P1">13518. 4214142</text:p>
        <text:p text:style-name="P1">13519. 4214143</text:p>
        <text:p text:style-name="P1">13520. 4214144</text:p>
        <text:p text:style-name="P1">13521. 4214211</text:p>
        <text:p text:style-name="P1">13522. 4214212</text:p>
        <text:p text:style-name="P1"><text:soft-page-break/>13523. 4214213</text:p>
        <text:p text:style-name="P1">13524. 4214214</text:p>
        <text:p text:style-name="P1">13525. 4214221</text:p>
        <text:p text:style-name="P1">13526. 4214222</text:p>
        <text:p text:style-name="P1">13527. 4214223</text:p>
        <text:p text:style-name="P1">13528. 4214224</text:p>
        <text:p text:style-name="P1">13529. 4214231</text:p>
        <text:p text:style-name="P1">13530. 4214232</text:p>
        <text:p text:style-name="P1">13531. 4214233</text:p>
        <text:p text:style-name="P1">13532. 4214234</text:p>
        <text:p text:style-name="P1">13533. 4214241</text:p>
        <text:p text:style-name="P1">13534. 4214242</text:p>
        <text:p text:style-name="P1">13535. 4214243</text:p>
        <text:p text:style-name="P1">13536. 4214244</text:p>
        <text:p text:style-name="P1">13537. 4214311</text:p>
        <text:p text:style-name="P1">13538. 4214312</text:p>
        <text:p text:style-name="P1">13539. 4214313</text:p>
        <text:p text:style-name="P1">13540. 4214314</text:p>
        <text:p text:style-name="P1">13541. 4214321</text:p>
        <text:p text:style-name="P1">13542. 4214322</text:p>
        <text:p text:style-name="P1">13543. 4214323</text:p>
        <text:p text:style-name="P1">13544. 4214324</text:p>
        <text:p text:style-name="P1">13545. 4214331</text:p>
        <text:p text:style-name="P1">13546. 4214332</text:p>
        <text:p text:style-name="P1">13547. 4214333</text:p>
        <text:p text:style-name="P1">13548. 4214334</text:p>
        <text:p text:style-name="P1">13549. 4214341</text:p>
        <text:p text:style-name="P1">13550. 4214342</text:p>
        <text:p text:style-name="P1">13551. 4214343</text:p>
        <text:p text:style-name="P1">13552. 4214344</text:p>
        <text:p text:style-name="P1">13553. 4214411</text:p>
        <text:p text:style-name="P1">13554. 4214412</text:p>
        <text:p text:style-name="P1">13555. 4214413</text:p>
        <text:p text:style-name="P1">13556. 4214414</text:p>
        <text:p text:style-name="P1">13557. 4214421</text:p>
        <text:p text:style-name="P1">13558. 4214422</text:p>
        <text:p text:style-name="P1">13559. 4214423</text:p>
        <text:p text:style-name="P1">13560. 4214424</text:p>
        <text:p text:style-name="P1">13561. 4214431</text:p>
        <text:p text:style-name="P1">13562. 4214432</text:p>
        <text:p text:style-name="P1">13563. 4214433</text:p>
        <text:p text:style-name="P1">13564. 4214434</text:p>
        <text:p text:style-name="P1">13565. 4214441</text:p>
        <text:p text:style-name="P1">13566. 4214442</text:p>
        <text:p text:style-name="P1">13567. 4214443</text:p>
        <text:p text:style-name="P1">13568. 4214444</text:p>
        <text:p text:style-name="P1">13569. 4221111</text:p>
        <text:p text:style-name="P1">13570. 4221112</text:p>
        <text:p text:style-name="P1">13571. 4221113</text:p>
        <text:p text:style-name="P1">13572. 4221114</text:p>
        <text:p text:style-name="P1">13573. 4221121</text:p>
        <text:p text:style-name="P1">13574. 4221122</text:p>
        <text:p text:style-name="P1">13575. 4221123</text:p>
        <text:p text:style-name="P1">13576. 4221124</text:p>
        <text:p text:style-name="P1">13577. 4221131</text:p>
        <text:p text:style-name="P1">13578. 4221132</text:p>
        <text:p text:style-name="P1">13579. 4221133</text:p>
        <text:p text:style-name="P1">13580. 4221134</text:p>
        <text:p text:style-name="P1">13581. 4221141</text:p>
        <text:p text:style-name="P1">13582. 4221142</text:p>
        <text:p text:style-name="P1">13583. 4221143</text:p>
        <text:p text:style-name="P1">13584. 4221144</text:p>
        <text:p text:style-name="P1">13585. 4221211</text:p>
        <text:p text:style-name="P1">13586. 4221212</text:p>
        <text:p text:style-name="P1">13587. 4221213</text:p>
        <text:p text:style-name="P1">13588. 4221214</text:p>
        <text:p text:style-name="P1">13589. 4221221</text:p>
        <text:p text:style-name="P1">13590. 4221222</text:p>
        <text:p text:style-name="P1">13591. 4221223</text:p>
        <text:p text:style-name="P1">13592. 4221224</text:p>
        <text:p text:style-name="P1">13593. 4221231</text:p>
        <text:p text:style-name="P1">13594. 4221232</text:p>
        <text:p text:style-name="P1">13595. 4221233</text:p>
        <text:p text:style-name="P1">13596. 4221234</text:p>
        <text:p text:style-name="P1">13597. 4221241</text:p>
        <text:p text:style-name="P1">13598. 4221242</text:p>
        <text:p text:style-name="P1">13599. 4221243</text:p>
        <text:p text:style-name="P1">13600. 4221244</text:p>
        <text:p text:style-name="P1">13601. 4221311</text:p>
        <text:p text:style-name="P1">13602. 4221312</text:p>
        <text:p text:style-name="P1">13603. 4221313</text:p>
        <text:p text:style-name="P1">13604. 4221314</text:p>
        <text:p text:style-name="P1">13605. 4221321</text:p>
        <text:p text:style-name="P1">13606. 4221322</text:p>
        <text:p text:style-name="P1">13607. 4221323</text:p>
        <text:p text:style-name="P1">13608. 4221324</text:p>
        <text:p text:style-name="P1">13609. 4221331</text:p>
        <text:p text:style-name="P1">13610. 4221332</text:p>
        <text:p text:style-name="P1">13611. 4221333</text:p>
        <text:p text:style-name="P1">13612. 4221334</text:p>
        <text:p text:style-name="P1">13613. 4221341</text:p>
        <text:p text:style-name="P1">13614. 4221342</text:p>
        <text:p text:style-name="P1">13615. 4221343</text:p>
        <text:p text:style-name="P1">13616. 4221344</text:p>
        <text:p text:style-name="P1">13617. 4221411</text:p>
        <text:p text:style-name="P1">13618. 4221412</text:p>
        <text:p text:style-name="P1">13619. 4221413</text:p>
        <text:p text:style-name="P1">13620. 4221414</text:p>
        <text:p text:style-name="P1">13621. 4221421</text:p>
        <text:p text:style-name="P1">13622. 4221422</text:p>
        <text:p text:style-name="P1">13623. 4221423</text:p>
        <text:p text:style-name="P1">13624. 4221424</text:p>
        <text:p text:style-name="P1">13625. 4221431</text:p>
        <text:p text:style-name="P1">13626. 4221432</text:p>
        <text:p text:style-name="P1">13627. 4221433</text:p>
        <text:p text:style-name="P1">13628. 4221434</text:p>
        <text:p text:style-name="P1">13629. 4221441</text:p>
        <text:p text:style-name="P1">13630. 4221442</text:p>
        <text:p text:style-name="P1">13631. 4221443</text:p>
        <text:p text:style-name="P1">13632. 4221444</text:p>
        <text:p text:style-name="P1">13633. 4222111</text:p>
        <text:p text:style-name="P1">13634. 4222112</text:p>
        <text:p text:style-name="P1">13635. 4222113</text:p>
        <text:p text:style-name="P1">13636. 4222114</text:p>
        <text:p text:style-name="P1">13637. 4222121</text:p>
        <text:p text:style-name="P1">13638. 4222122</text:p>
        <text:p text:style-name="P1">13639. 4222123</text:p>
        <text:p text:style-name="P1">13640. 4222124</text:p>
        <text:p text:style-name="P1">13641. 4222131</text:p>
        <text:p text:style-name="P1">13642. 4222132</text:p>
        <text:p text:style-name="P1">13643. 4222133</text:p>
        <text:p text:style-name="P1">13644. 4222134</text:p>
        <text:p text:style-name="P1">13645. 4222141</text:p>
        <text:p text:style-name="P1">13646. 4222142</text:p>
        <text:p text:style-name="P1">13647. 4222143</text:p>
        <text:p text:style-name="P1">13648. 4222144</text:p>
        <text:p text:style-name="P1">13649. 4222211</text:p>
        <text:p text:style-name="P1">13650. 4222212</text:p>
        <text:p text:style-name="P1">13651. 4222213</text:p>
        <text:p text:style-name="P1">13652. 4222214</text:p>
        <text:p text:style-name="P1">13653. 4222221</text:p>
        <text:p text:style-name="P1">13654. 4222222</text:p>
        <text:p text:style-name="P1">13655. 4222223</text:p>
        <text:p text:style-name="P1">13656. 4222224</text:p>
        <text:p text:style-name="P1">13657. 4222231</text:p>
        <text:p text:style-name="P1">13658. 4222232</text:p>
        <text:p text:style-name="P1">13659. 4222233</text:p>
        <text:p text:style-name="P1">13660. 4222234</text:p>
        <text:p text:style-name="P1">13661. 4222241</text:p>
        <text:p text:style-name="P1">13662. 4222242</text:p>
        <text:p text:style-name="P1">13663. 4222243</text:p>
        <text:p text:style-name="P1">13664. 4222244</text:p>
        <text:p text:style-name="P1">13665. 4222311</text:p>
        <text:p text:style-name="P1">13666. 4222312</text:p>
        <text:p text:style-name="P1">13667. 4222313</text:p>
        <text:p text:style-name="P1">13668. 4222314</text:p>
        <text:p text:style-name="P1">13669. 4222321</text:p>
        <text:p text:style-name="P1">13670. 4222322</text:p>
        <text:p text:style-name="P1">13671. 4222323</text:p>
        <text:p text:style-name="P1">13672. 4222324</text:p>
        <text:p text:style-name="P1">13673. 4222331</text:p>
        <text:p text:style-name="P1">13674. 4222332</text:p>
        <text:p text:style-name="P1">13675. 4222333</text:p>
        <text:p text:style-name="P1">13676. 4222334</text:p>
        <text:p text:style-name="P1">13677. 4222341</text:p>
        <text:p text:style-name="P1">13678. 4222342</text:p>
        <text:p text:style-name="P1">13679. 4222343</text:p>
        <text:p text:style-name="P1">13680. 4222344</text:p>
        <text:p text:style-name="P1">13681. 4222411</text:p>
        <text:p text:style-name="P1">13682. 4222412</text:p>
        <text:p text:style-name="P1">13683. 4222413</text:p>
        <text:p text:style-name="P1">13684. 4222414</text:p>
        <text:p text:style-name="P1">13685. 4222421</text:p>
        <text:p text:style-name="P1">13686. 4222422</text:p>
        <text:p text:style-name="P1">13687. 4222423</text:p>
        <text:p text:style-name="P1">13688. 4222424</text:p>
        <text:p text:style-name="P1">13689. 4222431</text:p>
        <text:p text:style-name="P1">13690. 4222432</text:p>
        <text:p text:style-name="P1">13691. 4222433</text:p>
        <text:p text:style-name="P1">13692. 4222434</text:p>
        <text:p text:style-name="P1">13693. 4222441</text:p>
        <text:p text:style-name="P1">13694. 4222442</text:p>
        <text:p text:style-name="P1">13695. 4222443</text:p>
        <text:p text:style-name="P1">13696. 4222444</text:p>
        <text:p text:style-name="P1">13697. 4223111</text:p>
        <text:p text:style-name="P1">13698. 4223112</text:p>
        <text:p text:style-name="P1">13699. 4223113</text:p>
        <text:p text:style-name="P1">13700. 4223114</text:p>
        <text:p text:style-name="P1">13701. 4223121</text:p>
        <text:p text:style-name="P1">13702. 4223122</text:p>
        <text:p text:style-name="P1">13703. 4223123</text:p>
        <text:p text:style-name="P1">13704. 4223124</text:p>
        <text:p text:style-name="P1">13705. 4223131</text:p>
        <text:p text:style-name="P1">13706. 4223132</text:p>
        <text:p text:style-name="P1">13707. 4223133</text:p>
        <text:p text:style-name="P1">13708. 4223134</text:p>
        <text:p text:style-name="P1">13709. 4223141</text:p>
        <text:p text:style-name="P1">13710. 4223142</text:p>
        <text:p text:style-name="P1">13711. 4223143</text:p>
        <text:p text:style-name="P1">13712. 4223144</text:p>
        <text:p text:style-name="P1">13713. 4223211</text:p>
        <text:p text:style-name="P1">13714. 4223212</text:p>
        <text:p text:style-name="P1">13715. 4223213</text:p>
        <text:p text:style-name="P1">13716. 4223214</text:p>
        <text:p text:style-name="P1">13717. 4223221</text:p>
        <text:p text:style-name="P1">13718. 4223222</text:p>
        <text:p text:style-name="P1"><text:soft-page-break/>13719. 4223223</text:p>
        <text:p text:style-name="P1">13720. 4223224</text:p>
        <text:p text:style-name="P1">13721. 4223231</text:p>
        <text:p text:style-name="P1">13722. 4223232</text:p>
        <text:p text:style-name="P1">13723. 4223233</text:p>
        <text:p text:style-name="P1">13724. 4223234</text:p>
        <text:p text:style-name="P1">13725. 4223241</text:p>
        <text:p text:style-name="P1">13726. 4223242</text:p>
        <text:p text:style-name="P1">13727. 4223243</text:p>
        <text:p text:style-name="P1">13728. 4223244</text:p>
        <text:p text:style-name="P1">13729. 4223311</text:p>
        <text:p text:style-name="P1">13730. 4223312</text:p>
        <text:p text:style-name="P1">13731. 4223313</text:p>
        <text:p text:style-name="P1">13732. 4223314</text:p>
        <text:p text:style-name="P1">13733. 4223321</text:p>
        <text:p text:style-name="P1">13734. 4223322</text:p>
        <text:p text:style-name="P1">13735. 4223323</text:p>
        <text:p text:style-name="P1">13736. 4223324</text:p>
        <text:p text:style-name="P1">13737. 4223331</text:p>
        <text:p text:style-name="P1">13738. 4223332</text:p>
        <text:p text:style-name="P1">13739. 4223333</text:p>
        <text:p text:style-name="P1">13740. 4223334</text:p>
        <text:p text:style-name="P1">13741. 4223341</text:p>
        <text:p text:style-name="P1">13742. 4223342</text:p>
        <text:p text:style-name="P1">13743. 4223343</text:p>
        <text:p text:style-name="P1">13744. 4223344</text:p>
        <text:p text:style-name="P1">13745. 4223411</text:p>
        <text:p text:style-name="P1">13746. 4223412</text:p>
        <text:p text:style-name="P1">13747. 4223413</text:p>
        <text:p text:style-name="P1">13748. 4223414</text:p>
        <text:p text:style-name="P1">13749. 4223421</text:p>
        <text:p text:style-name="P1">13750. 4223422</text:p>
        <text:p text:style-name="P1">13751. 4223423</text:p>
        <text:p text:style-name="P1">13752. 4223424</text:p>
        <text:p text:style-name="P1">13753. 4223431</text:p>
        <text:p text:style-name="P1">13754. 4223432</text:p>
        <text:p text:style-name="P1">13755. 4223433</text:p>
        <text:p text:style-name="P1">13756. 4223434</text:p>
        <text:p text:style-name="P1">13757. 4223441</text:p>
        <text:p text:style-name="P1">13758. 4223442</text:p>
        <text:p text:style-name="P1">13759. 4223443</text:p>
        <text:p text:style-name="P1">13760. 4223444</text:p>
        <text:p text:style-name="P1">13761. 4224111</text:p>
        <text:p text:style-name="P1">13762. 4224112</text:p>
        <text:p text:style-name="P1">13763. 4224113</text:p>
        <text:p text:style-name="P1">13764. 4224114</text:p>
        <text:p text:style-name="P1">13765. 4224121</text:p>
        <text:p text:style-name="P1">13766. 4224122</text:p>
        <text:p text:style-name="P1">13767. 4224123</text:p>
        <text:p text:style-name="P1">13768. 4224124</text:p>
        <text:p text:style-name="P1">13769. 4224131</text:p>
        <text:p text:style-name="P1">13770. 4224132</text:p>
        <text:p text:style-name="P1">13771. 4224133</text:p>
        <text:p text:style-name="P1">13772. 4224134</text:p>
        <text:p text:style-name="P1">13773. 4224141</text:p>
        <text:p text:style-name="P1">13774. 4224142</text:p>
        <text:p text:style-name="P1">13775. 4224143</text:p>
        <text:p text:style-name="P1">13776. 4224144</text:p>
        <text:p text:style-name="P1">13777. 4224211</text:p>
        <text:p text:style-name="P1">13778. 4224212</text:p>
        <text:p text:style-name="P1">13779. 4224213</text:p>
        <text:p text:style-name="P1">13780. 4224214</text:p>
        <text:p text:style-name="P1">13781. 4224221</text:p>
        <text:p text:style-name="P1">13782. 4224222</text:p>
        <text:p text:style-name="P1">13783. 4224223</text:p>
        <text:p text:style-name="P1">13784. 4224224</text:p>
        <text:p text:style-name="P1">13785. 4224231</text:p>
        <text:p text:style-name="P1">13786. 4224232</text:p>
        <text:p text:style-name="P1">13787. 4224233</text:p>
        <text:p text:style-name="P1">13788. 4224234</text:p>
        <text:p text:style-name="P1">13789. 4224241</text:p>
        <text:p text:style-name="P1">13790. 4224242</text:p>
        <text:p text:style-name="P1">13791. 4224243</text:p>
        <text:p text:style-name="P1">13792. 4224244</text:p>
        <text:p text:style-name="P1">13793. 4224311</text:p>
        <text:p text:style-name="P1">13794. 4224312</text:p>
        <text:p text:style-name="P1">13795. 4224313</text:p>
        <text:p text:style-name="P1">13796. 4224314</text:p>
        <text:p text:style-name="P1">13797. 4224321</text:p>
        <text:p text:style-name="P1">13798. 4224322</text:p>
        <text:p text:style-name="P1">13799. 4224323</text:p>
        <text:p text:style-name="P1">13800. 4224324</text:p>
        <text:p text:style-name="P1">13801. 4224331</text:p>
        <text:p text:style-name="P1">13802. 4224332</text:p>
        <text:p text:style-name="P1">13803. 4224333</text:p>
        <text:p text:style-name="P1">13804. 4224334</text:p>
        <text:p text:style-name="P1">13805. 4224341</text:p>
        <text:p text:style-name="P1">13806. 4224342</text:p>
        <text:p text:style-name="P1">13807. 4224343</text:p>
        <text:p text:style-name="P1">13808. 4224344</text:p>
        <text:p text:style-name="P1">13809. 4224411</text:p>
        <text:p text:style-name="P1">13810. 4224412</text:p>
        <text:p text:style-name="P1">13811. 4224413</text:p>
        <text:p text:style-name="P1">13812. 4224414</text:p>
        <text:p text:style-name="P1">13813. 4224421</text:p>
        <text:p text:style-name="P1">13814. 4224422</text:p>
        <text:p text:style-name="P1">13815. 4224423</text:p>
        <text:p text:style-name="P1">13816. 4224424</text:p>
        <text:p text:style-name="P1">13817. 4224431</text:p>
        <text:p text:style-name="P1">13818. 4224432</text:p>
        <text:p text:style-name="P1">13819. 4224433</text:p>
        <text:p text:style-name="P1">13820. 4224434</text:p>
        <text:p text:style-name="P1">13821. 4224441</text:p>
        <text:p text:style-name="P1">13822. 4224442</text:p>
        <text:p text:style-name="P1">13823. 4224443</text:p>
        <text:p text:style-name="P1">13824. 4224444</text:p>
        <text:p text:style-name="P1">13825. 4231111</text:p>
        <text:p text:style-name="P1">13826. 4231112</text:p>
        <text:p text:style-name="P1">13827. 4231113</text:p>
        <text:p text:style-name="P1">13828. 4231114</text:p>
        <text:p text:style-name="P1">13829. 4231121</text:p>
        <text:p text:style-name="P1">13830. 4231122</text:p>
        <text:p text:style-name="P1">13831. 4231123</text:p>
        <text:p text:style-name="P1">13832. 4231124</text:p>
        <text:p text:style-name="P1">13833. 4231131</text:p>
        <text:p text:style-name="P1">13834. 4231132</text:p>
        <text:p text:style-name="P1">13835. 4231133</text:p>
        <text:p text:style-name="P1">13836. 4231134</text:p>
        <text:p text:style-name="P1">13837. 4231141</text:p>
        <text:p text:style-name="P1">13838. 4231142</text:p>
        <text:p text:style-name="P1">13839. 4231143</text:p>
        <text:p text:style-name="P1">13840. 4231144</text:p>
        <text:p text:style-name="P1">13841. 4231211</text:p>
        <text:p text:style-name="P1">13842. 4231212</text:p>
        <text:p text:style-name="P1">13843. 4231213</text:p>
        <text:p text:style-name="P1">13844. 4231214</text:p>
        <text:p text:style-name="P1">13845. 4231221</text:p>
        <text:p text:style-name="P1">13846. 4231222</text:p>
        <text:p text:style-name="P1">13847. 4231223</text:p>
        <text:p text:style-name="P1">13848. 4231224</text:p>
        <text:p text:style-name="P1">13849. 4231231</text:p>
        <text:p text:style-name="P1">13850. 4231232</text:p>
        <text:p text:style-name="P1">13851. 4231233</text:p>
        <text:p text:style-name="P1">13852. 4231234</text:p>
        <text:p text:style-name="P1">13853. 4231241</text:p>
        <text:p text:style-name="P1">13854. 4231242</text:p>
        <text:p text:style-name="P1">13855. 4231243</text:p>
        <text:p text:style-name="P1">13856. 4231244</text:p>
        <text:p text:style-name="P1">13857. 4231311</text:p>
        <text:p text:style-name="P1">13858. 4231312</text:p>
        <text:p text:style-name="P1">13859. 4231313</text:p>
        <text:p text:style-name="P1">13860. 4231314</text:p>
        <text:p text:style-name="P1">13861. 4231321</text:p>
        <text:p text:style-name="P1">13862. 4231322</text:p>
        <text:p text:style-name="P1">13863. 4231323</text:p>
        <text:p text:style-name="P1">13864. 4231324</text:p>
        <text:p text:style-name="P1">13865. 4231331</text:p>
        <text:p text:style-name="P1">13866. 4231332</text:p>
        <text:p text:style-name="P1">13867. 4231333</text:p>
        <text:p text:style-name="P1">13868. 4231334</text:p>
        <text:p text:style-name="P1">13869. 4231341</text:p>
        <text:p text:style-name="P1">13870. 4231342</text:p>
        <text:p text:style-name="P1">13871. 4231343</text:p>
        <text:p text:style-name="P1">13872. 4231344</text:p>
        <text:p text:style-name="P1">13873. 4231411</text:p>
        <text:p text:style-name="P1">13874. 4231412</text:p>
        <text:p text:style-name="P1">13875. 4231413</text:p>
        <text:p text:style-name="P1">13876. 4231414</text:p>
        <text:p text:style-name="P1">13877. 4231421</text:p>
        <text:p text:style-name="P1">13878. 4231422</text:p>
        <text:p text:style-name="P1">13879. 4231423</text:p>
        <text:p text:style-name="P1">13880. 4231424</text:p>
        <text:p text:style-name="P1">13881. 4231431</text:p>
        <text:p text:style-name="P1">13882. 4231432</text:p>
        <text:p text:style-name="P1">13883. 4231433</text:p>
        <text:p text:style-name="P1">13884. 4231434</text:p>
        <text:p text:style-name="P1">13885. 4231441</text:p>
        <text:p text:style-name="P1">13886. 4231442</text:p>
        <text:p text:style-name="P1">13887. 4231443</text:p>
        <text:p text:style-name="P1">13888. 4231444</text:p>
        <text:p text:style-name="P1">13889. 4232111</text:p>
        <text:p text:style-name="P1">13890. 4232112</text:p>
        <text:p text:style-name="P1">13891. 4232113</text:p>
        <text:p text:style-name="P1">13892. 4232114</text:p>
        <text:p text:style-name="P1">13893. 4232121</text:p>
        <text:p text:style-name="P1">13894. 4232122</text:p>
        <text:p text:style-name="P1">13895. 4232123</text:p>
        <text:p text:style-name="P1">13896. 4232124</text:p>
        <text:p text:style-name="P1">13897. 4232131</text:p>
        <text:p text:style-name="P1">13898. 4232132</text:p>
        <text:p text:style-name="P1">13899. 4232133</text:p>
        <text:p text:style-name="P1">13900. 4232134</text:p>
        <text:p text:style-name="P1">13901. 4232141</text:p>
        <text:p text:style-name="P1">13902. 4232142</text:p>
        <text:p text:style-name="P1">13903. 4232143</text:p>
        <text:p text:style-name="P1">13904. 4232144</text:p>
        <text:p text:style-name="P1">13905. 4232211</text:p>
        <text:p text:style-name="P1">13906. 4232212</text:p>
        <text:p text:style-name="P1">13907. 4232213</text:p>
        <text:p text:style-name="P1">13908. 4232214</text:p>
        <text:p text:style-name="P1">13909. 4232221</text:p>
        <text:p text:style-name="P1">13910. 4232222</text:p>
        <text:p text:style-name="P1">13911. 4232223</text:p>
        <text:p text:style-name="P1">13912. 4232224</text:p>
        <text:p text:style-name="P1">13913. 4232231</text:p>
        <text:p text:style-name="P1">13914. 4232232</text:p>
        <text:p text:style-name="P1"><text:soft-page-break/>13915. 4232233</text:p>
        <text:p text:style-name="P1">13916. 4232234</text:p>
        <text:p text:style-name="P1">13917. 4232241</text:p>
        <text:p text:style-name="P1">13918. 4232242</text:p>
        <text:p text:style-name="P1">13919. 4232243</text:p>
        <text:p text:style-name="P1">13920. 4232244</text:p>
        <text:p text:style-name="P1">13921. 4232311</text:p>
        <text:p text:style-name="P1">13922. 4232312</text:p>
        <text:p text:style-name="P1">13923. 4232313</text:p>
        <text:p text:style-name="P1">13924. 4232314</text:p>
        <text:p text:style-name="P1">13925. 4232321</text:p>
        <text:p text:style-name="P1">13926. 4232322</text:p>
        <text:p text:style-name="P1">13927. 4232323</text:p>
        <text:p text:style-name="P1">13928. 4232324</text:p>
        <text:p text:style-name="P1">13929. 4232331</text:p>
        <text:p text:style-name="P1">13930. 4232332</text:p>
        <text:p text:style-name="P1">13931. 4232333</text:p>
        <text:p text:style-name="P1">13932. 4232334</text:p>
        <text:p text:style-name="P1">13933. 4232341</text:p>
        <text:p text:style-name="P1">13934. 4232342</text:p>
        <text:p text:style-name="P1">13935. 4232343</text:p>
        <text:p text:style-name="P1">13936. 4232344</text:p>
        <text:p text:style-name="P1">13937. 4232411</text:p>
        <text:p text:style-name="P1">13938. 4232412</text:p>
        <text:p text:style-name="P1">13939. 4232413</text:p>
        <text:p text:style-name="P1">13940. 4232414</text:p>
        <text:p text:style-name="P1">13941. 4232421</text:p>
        <text:p text:style-name="P1">13942. 4232422</text:p>
        <text:p text:style-name="P1">13943. 4232423</text:p>
        <text:p text:style-name="P1">13944. 4232424</text:p>
        <text:p text:style-name="P1">13945. 4232431</text:p>
        <text:p text:style-name="P1">13946. 4232432</text:p>
        <text:p text:style-name="P1">13947. 4232433</text:p>
        <text:p text:style-name="P1">13948. 4232434</text:p>
        <text:p text:style-name="P1">13949. 4232441</text:p>
        <text:p text:style-name="P1">13950. 4232442</text:p>
        <text:p text:style-name="P1">13951. 4232443</text:p>
        <text:p text:style-name="P1">13952. 4232444</text:p>
        <text:p text:style-name="P1">13953. 4233111</text:p>
        <text:p text:style-name="P1">13954. 4233112</text:p>
        <text:p text:style-name="P1">13955. 4233113</text:p>
        <text:p text:style-name="P1">13956. 4233114</text:p>
        <text:p text:style-name="P1">13957. 4233121</text:p>
        <text:p text:style-name="P1">13958. 4233122</text:p>
        <text:p text:style-name="P1">13959. 4233123</text:p>
        <text:p text:style-name="P1">13960. 4233124</text:p>
        <text:p text:style-name="P1">13961. 4233131</text:p>
        <text:p text:style-name="P1">13962. 4233132</text:p>
        <text:p text:style-name="P1">13963. 4233133</text:p>
        <text:p text:style-name="P1">13964. 4233134</text:p>
        <text:p text:style-name="P1">13965. 4233141</text:p>
        <text:p text:style-name="P1">13966. 4233142</text:p>
        <text:p text:style-name="P1">13967. 4233143</text:p>
        <text:p text:style-name="P1">13968. 4233144</text:p>
        <text:p text:style-name="P1">13969. 4233211</text:p>
        <text:p text:style-name="P1">13970. 4233212</text:p>
        <text:p text:style-name="P1">13971. 4233213</text:p>
        <text:p text:style-name="P1">13972. 4233214</text:p>
        <text:p text:style-name="P1">13973. 4233221</text:p>
        <text:p text:style-name="P1">13974. 4233222</text:p>
        <text:p text:style-name="P1">13975. 4233223</text:p>
        <text:p text:style-name="P1">13976. 4233224</text:p>
        <text:p text:style-name="P1">13977. 4233231</text:p>
        <text:p text:style-name="P1">13978. 4233232</text:p>
        <text:p text:style-name="P1">13979. 4233233</text:p>
        <text:p text:style-name="P1">13980. 4233234</text:p>
        <text:p text:style-name="P1">13981. 4233241</text:p>
        <text:p text:style-name="P1">13982. 4233242</text:p>
        <text:p text:style-name="P1">13983. 4233243</text:p>
        <text:p text:style-name="P1">13984. 4233244</text:p>
        <text:p text:style-name="P1">13985. 4233311</text:p>
        <text:p text:style-name="P1">13986. 4233312</text:p>
        <text:p text:style-name="P1">13987. 4233313</text:p>
        <text:p text:style-name="P1">13988. 4233314</text:p>
        <text:p text:style-name="P1">13989. 4233321</text:p>
        <text:p text:style-name="P1">13990. 4233322</text:p>
        <text:p text:style-name="P1">13991. 4233323</text:p>
        <text:p text:style-name="P1">13992. 4233324</text:p>
        <text:p text:style-name="P1">13993. 4233331</text:p>
        <text:p text:style-name="P1">13994. 4233332</text:p>
        <text:p text:style-name="P1">13995. 4233333</text:p>
        <text:p text:style-name="P1">13996. 4233334</text:p>
        <text:p text:style-name="P1">13997. 4233341</text:p>
        <text:p text:style-name="P1">13998. 4233342</text:p>
        <text:p text:style-name="P1">13999. 4233343</text:p>
        <text:p text:style-name="P1">14000. 4233344</text:p>
        <text:p text:style-name="P1">14001. 4233411</text:p>
        <text:p text:style-name="P1">14002. 4233412</text:p>
        <text:p text:style-name="P1">14003. 4233413</text:p>
        <text:p text:style-name="P1">14004. 4233414</text:p>
        <text:p text:style-name="P1">14005. 4233421</text:p>
        <text:p text:style-name="P1">14006. 4233422</text:p>
        <text:p text:style-name="P1">14007. 4233423</text:p>
        <text:p text:style-name="P1">14008. 4233424</text:p>
        <text:p text:style-name="P1">14009. 4233431</text:p>
        <text:p text:style-name="P1">14010. 4233432</text:p>
        <text:p text:style-name="P1">14011. 4233433</text:p>
        <text:p text:style-name="P1">14012. 4233434</text:p>
        <text:p text:style-name="P1">14013. 4233441</text:p>
        <text:p text:style-name="P1">14014. 4233442</text:p>
        <text:p text:style-name="P1">14015. 4233443</text:p>
        <text:p text:style-name="P1">14016. 4233444</text:p>
        <text:p text:style-name="P1">14017. 4234111</text:p>
        <text:p text:style-name="P1">14018. 4234112</text:p>
        <text:p text:style-name="P1">14019. 4234113</text:p>
        <text:p text:style-name="P1">14020. 4234114</text:p>
        <text:p text:style-name="P1">14021. 4234121</text:p>
        <text:p text:style-name="P1">14022. 4234122</text:p>
        <text:p text:style-name="P1">14023. 4234123</text:p>
        <text:p text:style-name="P1">14024. 4234124</text:p>
        <text:p text:style-name="P1">14025. 4234131</text:p>
        <text:p text:style-name="P1">14026. 4234132</text:p>
        <text:p text:style-name="P1">14027. 4234133</text:p>
        <text:p text:style-name="P1">14028. 4234134</text:p>
        <text:p text:style-name="P1">14029. 4234141</text:p>
        <text:p text:style-name="P1">14030. 4234142</text:p>
        <text:p text:style-name="P1">14031. 4234143</text:p>
        <text:p text:style-name="P1">14032. 4234144</text:p>
        <text:p text:style-name="P1">14033. 4234211</text:p>
        <text:p text:style-name="P1">14034. 4234212</text:p>
        <text:p text:style-name="P1">14035. 4234213</text:p>
        <text:p text:style-name="P1">14036. 4234214</text:p>
        <text:p text:style-name="P1">14037. 4234221</text:p>
        <text:p text:style-name="P1">14038. 4234222</text:p>
        <text:p text:style-name="P1">14039. 4234223</text:p>
        <text:p text:style-name="P1">14040. 4234224</text:p>
        <text:p text:style-name="P1">14041. 4234231</text:p>
        <text:p text:style-name="P1">14042. 4234232</text:p>
        <text:p text:style-name="P1">14043. 4234233</text:p>
        <text:p text:style-name="P1">14044. 4234234</text:p>
        <text:p text:style-name="P1">14045. 4234241</text:p>
        <text:p text:style-name="P1">14046. 4234242</text:p>
        <text:p text:style-name="P1">14047. 4234243</text:p>
        <text:p text:style-name="P1">14048. 4234244</text:p>
        <text:p text:style-name="P1">14049. 4234311</text:p>
        <text:p text:style-name="P1">14050. 4234312</text:p>
        <text:p text:style-name="P1">14051. 4234313</text:p>
        <text:p text:style-name="P1">14052. 4234314</text:p>
        <text:p text:style-name="P1">14053. 4234321</text:p>
        <text:p text:style-name="P1">14054. 4234322</text:p>
        <text:p text:style-name="P1">14055. 4234323</text:p>
        <text:p text:style-name="P1">14056. 4234324</text:p>
        <text:p text:style-name="P1">14057. 4234331</text:p>
        <text:p text:style-name="P1">14058. 4234332</text:p>
        <text:p text:style-name="P1">14059. 4234333</text:p>
        <text:p text:style-name="P1">14060. 4234334</text:p>
        <text:p text:style-name="P1">14061. 4234341</text:p>
        <text:p text:style-name="P1">14062. 4234342</text:p>
        <text:p text:style-name="P1">14063. 4234343</text:p>
        <text:p text:style-name="P1">14064. 4234344</text:p>
        <text:p text:style-name="P1">14065. 4234411</text:p>
        <text:p text:style-name="P1">14066. 4234412</text:p>
        <text:p text:style-name="P1">14067. 4234413</text:p>
        <text:p text:style-name="P1">14068. 4234414</text:p>
        <text:p text:style-name="P1">14069. 4234421</text:p>
        <text:p text:style-name="P1">14070. 4234422</text:p>
        <text:p text:style-name="P1">14071. 4234423</text:p>
        <text:p text:style-name="P1">14072. 4234424</text:p>
        <text:p text:style-name="P1">14073. 4234431</text:p>
        <text:p text:style-name="P1">14074. 4234432</text:p>
        <text:p text:style-name="P1">14075. 4234433</text:p>
        <text:p text:style-name="P1">14076. 4234434</text:p>
        <text:p text:style-name="P1">14077. 4234441</text:p>
        <text:p text:style-name="P1">14078. 4234442</text:p>
        <text:p text:style-name="P1">14079. 4234443</text:p>
        <text:p text:style-name="P1">14080. 4234444</text:p>
        <text:p text:style-name="P1">14081. 4241111</text:p>
        <text:p text:style-name="P1">14082. 4241112</text:p>
        <text:p text:style-name="P1">14083. 4241113</text:p>
        <text:p text:style-name="P1">14084. 4241114</text:p>
        <text:p text:style-name="P1">14085. 4241121</text:p>
        <text:p text:style-name="P1">14086. 4241122</text:p>
        <text:p text:style-name="P1">14087. 4241123</text:p>
        <text:p text:style-name="P1">14088. 4241124</text:p>
        <text:p text:style-name="P1">14089. 4241131</text:p>
        <text:p text:style-name="P1">14090. 4241132</text:p>
        <text:p text:style-name="P1">14091. 4241133</text:p>
        <text:p text:style-name="P1">14092. 4241134</text:p>
        <text:p text:style-name="P1">14093. 4241141</text:p>
        <text:p text:style-name="P1">14094. 4241142</text:p>
        <text:p text:style-name="P1">14095. 4241143</text:p>
        <text:p text:style-name="P1">14096. 4241144</text:p>
        <text:p text:style-name="P1">14097. 4241211</text:p>
        <text:p text:style-name="P1">14098. 4241212</text:p>
        <text:p text:style-name="P1">14099. 4241213</text:p>
        <text:p text:style-name="P1">14100. 4241214</text:p>
        <text:p text:style-name="P1">14101. 4241221</text:p>
        <text:p text:style-name="P1">14102. 4241222</text:p>
        <text:p text:style-name="P1">14103. 4241223</text:p>
        <text:p text:style-name="P1">14104. 4241224</text:p>
        <text:p text:style-name="P1">14105. 4241231</text:p>
        <text:p text:style-name="P1">14106. 4241232</text:p>
        <text:p text:style-name="P1">14107. 4241233</text:p>
        <text:p text:style-name="P1">14108. 4241234</text:p>
        <text:p text:style-name="P1">14109. 4241241</text:p>
        <text:p text:style-name="P1">14110. 4241242</text:p>
        <text:p text:style-name="P1"><text:soft-page-break/>14111. 4241243</text:p>
        <text:p text:style-name="P1">14112. 4241244</text:p>
        <text:p text:style-name="P1">14113. 4241311</text:p>
        <text:p text:style-name="P1">14114. 4241312</text:p>
        <text:p text:style-name="P1">14115. 4241313</text:p>
        <text:p text:style-name="P1">14116. 4241314</text:p>
        <text:p text:style-name="P1">14117. 4241321</text:p>
        <text:p text:style-name="P1">14118. 4241322</text:p>
        <text:p text:style-name="P1">14119. 4241323</text:p>
        <text:p text:style-name="P1">14120. 4241324</text:p>
        <text:p text:style-name="P1">14121. 4241331</text:p>
        <text:p text:style-name="P1">14122. 4241332</text:p>
        <text:p text:style-name="P1">14123. 4241333</text:p>
        <text:p text:style-name="P1">14124. 4241334</text:p>
        <text:p text:style-name="P1">14125. 4241341</text:p>
        <text:p text:style-name="P1">14126. 4241342</text:p>
        <text:p text:style-name="P1">14127. 4241343</text:p>
        <text:p text:style-name="P1">14128. 4241344</text:p>
        <text:p text:style-name="P1">14129. 4241411</text:p>
        <text:p text:style-name="P1">14130. 4241412</text:p>
        <text:p text:style-name="P1">14131. 4241413</text:p>
        <text:p text:style-name="P1">14132. 4241414</text:p>
        <text:p text:style-name="P1">14133. 4241421</text:p>
        <text:p text:style-name="P1">14134. 4241422</text:p>
        <text:p text:style-name="P1">14135. 4241423</text:p>
        <text:p text:style-name="P1">14136. 4241424</text:p>
        <text:p text:style-name="P1">14137. 4241431</text:p>
        <text:p text:style-name="P1">14138. 4241432</text:p>
        <text:p text:style-name="P1">14139. 4241433</text:p>
        <text:p text:style-name="P1">14140. 4241434</text:p>
        <text:p text:style-name="P1">14141. 4241441</text:p>
        <text:p text:style-name="P1">14142. 4241442</text:p>
        <text:p text:style-name="P1">14143. 4241443</text:p>
        <text:p text:style-name="P1">14144. 4241444</text:p>
        <text:p text:style-name="P1">14145. 4242111</text:p>
        <text:p text:style-name="P1">14146. 4242112</text:p>
        <text:p text:style-name="P1">14147. 4242113</text:p>
        <text:p text:style-name="P1">14148. 4242114</text:p>
        <text:p text:style-name="P1">14149. 4242121</text:p>
        <text:p text:style-name="P1">14150. 4242122</text:p>
        <text:p text:style-name="P1">14151. 4242123</text:p>
        <text:p text:style-name="P1">14152. 4242124</text:p>
        <text:p text:style-name="P1">14153. 4242131</text:p>
        <text:p text:style-name="P1">14154. 4242132</text:p>
        <text:p text:style-name="P1">14155. 4242133</text:p>
        <text:p text:style-name="P1">14156. 4242134</text:p>
        <text:p text:style-name="P1">14157. 4242141</text:p>
        <text:p text:style-name="P1">14158. 4242142</text:p>
        <text:p text:style-name="P1">14159. 4242143</text:p>
        <text:p text:style-name="P1">14160. 4242144</text:p>
        <text:p text:style-name="P1">14161. 4242211</text:p>
        <text:p text:style-name="P1">14162. 4242212</text:p>
        <text:p text:style-name="P1">14163. 4242213</text:p>
        <text:p text:style-name="P1">14164. 4242214</text:p>
        <text:p text:style-name="P1">14165. 4242221</text:p>
        <text:p text:style-name="P1">14166. 4242222</text:p>
        <text:p text:style-name="P1">14167. 4242223</text:p>
        <text:p text:style-name="P1">14168. 4242224</text:p>
        <text:p text:style-name="P1">14169. 4242231</text:p>
        <text:p text:style-name="P1">14170. 4242232</text:p>
        <text:p text:style-name="P1">14171. 4242233</text:p>
        <text:p text:style-name="P1">14172. 4242234</text:p>
        <text:p text:style-name="P1">14173. 4242241</text:p>
        <text:p text:style-name="P1">14174. 4242242</text:p>
        <text:p text:style-name="P1">14175. 4242243</text:p>
        <text:p text:style-name="P1">14176. 4242244</text:p>
        <text:p text:style-name="P1">14177. 4242311</text:p>
        <text:p text:style-name="P1">14178. 4242312</text:p>
        <text:p text:style-name="P1">14179. 4242313</text:p>
        <text:p text:style-name="P1">14180. 4242314</text:p>
        <text:p text:style-name="P1">14181. 4242321</text:p>
        <text:p text:style-name="P1">14182. 4242322</text:p>
        <text:p text:style-name="P1">14183. 4242323</text:p>
        <text:p text:style-name="P1">14184. 4242324</text:p>
        <text:p text:style-name="P1">14185. 4242331</text:p>
        <text:p text:style-name="P1">14186. 4242332</text:p>
        <text:p text:style-name="P1">14187. 4242333</text:p>
        <text:p text:style-name="P1">14188. 4242334</text:p>
        <text:p text:style-name="P1">14189. 4242341</text:p>
        <text:p text:style-name="P1">14190. 4242342</text:p>
        <text:p text:style-name="P1">14191. 4242343</text:p>
        <text:p text:style-name="P1">14192. 4242344</text:p>
        <text:p text:style-name="P1">14193. 4242411</text:p>
        <text:p text:style-name="P1">14194. 4242412</text:p>
        <text:p text:style-name="P1">14195. 4242413</text:p>
        <text:p text:style-name="P1">14196. 4242414</text:p>
        <text:p text:style-name="P1">14197. 4242421</text:p>
        <text:p text:style-name="P1">14198. 4242422</text:p>
        <text:p text:style-name="P1">14199. 4242423</text:p>
        <text:p text:style-name="P1">14200. 4242424</text:p>
        <text:p text:style-name="P1">14201. 4242431</text:p>
        <text:p text:style-name="P1">14202. 4242432</text:p>
        <text:p text:style-name="P1">14203. 4242433</text:p>
        <text:p text:style-name="P1">14204. 4242434</text:p>
        <text:p text:style-name="P1">14205. 4242441</text:p>
        <text:p text:style-name="P1">14206. 4242442</text:p>
        <text:p text:style-name="P1">14207. 4242443</text:p>
        <text:p text:style-name="P1">14208. 4242444</text:p>
        <text:p text:style-name="P1">14209. 4243111</text:p>
        <text:p text:style-name="P1">14210. 4243112</text:p>
        <text:p text:style-name="P1">14211. 4243113</text:p>
        <text:p text:style-name="P1">14212. 4243114</text:p>
        <text:p text:style-name="P1">14213. 4243121</text:p>
        <text:p text:style-name="P1">14214. 4243122</text:p>
        <text:p text:style-name="P1">14215. 4243123</text:p>
        <text:p text:style-name="P1">14216. 4243124</text:p>
        <text:p text:style-name="P1">14217. 4243131</text:p>
        <text:p text:style-name="P1">14218. 4243132</text:p>
        <text:p text:style-name="P1">14219. 4243133</text:p>
        <text:p text:style-name="P1">14220. 4243134</text:p>
        <text:p text:style-name="P1">14221. 4243141</text:p>
        <text:p text:style-name="P1">14222. 4243142</text:p>
        <text:p text:style-name="P1">14223. 4243143</text:p>
        <text:p text:style-name="P1">14224. 4243144</text:p>
        <text:p text:style-name="P1">14225. 4243211</text:p>
        <text:p text:style-name="P1">14226. 4243212</text:p>
        <text:p text:style-name="P1">14227. 4243213</text:p>
        <text:p text:style-name="P1">14228. 4243214</text:p>
        <text:p text:style-name="P1">14229. 4243221</text:p>
        <text:p text:style-name="P1">14230. 4243222</text:p>
        <text:p text:style-name="P1">14231. 4243223</text:p>
        <text:p text:style-name="P1">14232. 4243224</text:p>
        <text:p text:style-name="P1">14233. 4243231</text:p>
        <text:p text:style-name="P1">14234. 4243232</text:p>
        <text:p text:style-name="P1">14235. 4243233</text:p>
        <text:p text:style-name="P1">14236. 4243234</text:p>
        <text:p text:style-name="P1">14237. 4243241</text:p>
        <text:p text:style-name="P1">14238. 4243242</text:p>
        <text:p text:style-name="P1">14239. 4243243</text:p>
        <text:p text:style-name="P1">14240. 4243244</text:p>
        <text:p text:style-name="P1">14241. 4243311</text:p>
        <text:p text:style-name="P1">14242. 4243312</text:p>
        <text:p text:style-name="P1">14243. 4243313</text:p>
        <text:p text:style-name="P1">14244. 4243314</text:p>
        <text:p text:style-name="P1">14245. 4243321</text:p>
        <text:p text:style-name="P1">14246. 4243322</text:p>
        <text:p text:style-name="P1">14247. 4243323</text:p>
        <text:p text:style-name="P1">14248. 4243324</text:p>
        <text:p text:style-name="P1">14249. 4243331</text:p>
        <text:p text:style-name="P1">14250. 4243332</text:p>
        <text:p text:style-name="P1">14251. 4243333</text:p>
        <text:p text:style-name="P1">14252. 4243334</text:p>
        <text:p text:style-name="P1">14253. 4243341</text:p>
        <text:p text:style-name="P1">14254. 4243342</text:p>
        <text:p text:style-name="P1">14255. 4243343</text:p>
        <text:p text:style-name="P1">14256. 4243344</text:p>
        <text:p text:style-name="P1">14257. 4243411</text:p>
        <text:p text:style-name="P1">14258. 4243412</text:p>
        <text:p text:style-name="P1">14259. 4243413</text:p>
        <text:p text:style-name="P1">14260. 4243414</text:p>
        <text:p text:style-name="P1">14261. 4243421</text:p>
        <text:p text:style-name="P1">14262. 4243422</text:p>
        <text:p text:style-name="P1">14263. 4243423</text:p>
        <text:p text:style-name="P1">14264. 4243424</text:p>
        <text:p text:style-name="P1">14265. 4243431</text:p>
        <text:p text:style-name="P1">14266. 4243432</text:p>
        <text:p text:style-name="P1">14267. 4243433</text:p>
        <text:p text:style-name="P1">14268. 4243434</text:p>
        <text:p text:style-name="P1">14269. 4243441</text:p>
        <text:p text:style-name="P1">14270. 4243442</text:p>
        <text:p text:style-name="P1">14271. 4243443</text:p>
        <text:p text:style-name="P1">14272. 4243444</text:p>
        <text:p text:style-name="P1">14273. 4244111</text:p>
        <text:p text:style-name="P1">14274. 4244112</text:p>
        <text:p text:style-name="P1">14275. 4244113</text:p>
        <text:p text:style-name="P1">14276. 4244114</text:p>
        <text:p text:style-name="P1">14277. 4244121</text:p>
        <text:p text:style-name="P1">14278. 4244122</text:p>
        <text:p text:style-name="P1">14279. 4244123</text:p>
        <text:p text:style-name="P1">14280. 4244124</text:p>
        <text:p text:style-name="P1">14281. 4244131</text:p>
        <text:p text:style-name="P1">14282. 4244132</text:p>
        <text:p text:style-name="P1">14283. 4244133</text:p>
        <text:p text:style-name="P1">14284. 4244134</text:p>
        <text:p text:style-name="P1">14285. 4244141</text:p>
        <text:p text:style-name="P1">14286. 4244142</text:p>
        <text:p text:style-name="P1">14287. 4244143</text:p>
        <text:p text:style-name="P1">14288. 4244144</text:p>
        <text:p text:style-name="P1">14289. 4244211</text:p>
        <text:p text:style-name="P1">14290. 4244212</text:p>
        <text:p text:style-name="P1">14291. 4244213</text:p>
        <text:p text:style-name="P1">14292. 4244214</text:p>
        <text:p text:style-name="P1">14293. 4244221</text:p>
        <text:p text:style-name="P1">14294. 4244222</text:p>
        <text:p text:style-name="P1">14295. 4244223</text:p>
        <text:p text:style-name="P1">14296. 4244224</text:p>
        <text:p text:style-name="P1">14297. 4244231</text:p>
        <text:p text:style-name="P1">14298. 4244232</text:p>
        <text:p text:style-name="P1">14299. 4244233</text:p>
        <text:p text:style-name="P1">14300. 4244234</text:p>
        <text:p text:style-name="P1">14301. 4244241</text:p>
        <text:p text:style-name="P1">14302. 4244242</text:p>
        <text:p text:style-name="P1">14303. 4244243</text:p>
        <text:p text:style-name="P1">14304. 4244244</text:p>
        <text:p text:style-name="P1">14305. 4244311</text:p>
        <text:p text:style-name="P1">14306. 4244312</text:p>
        <text:p text:style-name="P1"><text:soft-page-break/>14307. 4244313</text:p>
        <text:p text:style-name="P1">14308. 4244314</text:p>
        <text:p text:style-name="P1">14309. 4244321</text:p>
        <text:p text:style-name="P1">14310. 4244322</text:p>
        <text:p text:style-name="P1">14311. 4244323</text:p>
        <text:p text:style-name="P1">14312. 4244324</text:p>
        <text:p text:style-name="P1">14313. 4244331</text:p>
        <text:p text:style-name="P1">14314. 4244332</text:p>
        <text:p text:style-name="P1">14315. 4244333</text:p>
        <text:p text:style-name="P1">14316. 4244334</text:p>
        <text:p text:style-name="P1">14317. 4244341</text:p>
        <text:p text:style-name="P1">14318. 4244342</text:p>
        <text:p text:style-name="P1">14319. 4244343</text:p>
        <text:p text:style-name="P1">14320. 4244344</text:p>
        <text:p text:style-name="P1">14321. 4244411</text:p>
        <text:p text:style-name="P1">14322. 4244412</text:p>
        <text:p text:style-name="P1">14323. 4244413</text:p>
        <text:p text:style-name="P1">14324. 4244414</text:p>
        <text:p text:style-name="P1">14325. 4244421</text:p>
        <text:p text:style-name="P1">14326. 4244422</text:p>
        <text:p text:style-name="P1">14327. 4244423</text:p>
        <text:p text:style-name="P1">14328. 4244424</text:p>
        <text:p text:style-name="P1">14329. 4244431</text:p>
        <text:p text:style-name="P1">14330. 4244432</text:p>
        <text:p text:style-name="P1">14331. 4244433</text:p>
        <text:p text:style-name="P1">14332. 4244434</text:p>
        <text:p text:style-name="P1">14333. 4244441</text:p>
        <text:p text:style-name="P1">14334. 4244442</text:p>
        <text:p text:style-name="P1">14335. 4244443</text:p>
        <text:p text:style-name="P1">14336. 4244444</text:p>
        <text:p text:style-name="P1">14337. 4311111</text:p>
        <text:p text:style-name="P1">14338. 4311112</text:p>
        <text:p text:style-name="P1">14339. 4311113</text:p>
        <text:p text:style-name="P1">14340. 4311114</text:p>
        <text:p text:style-name="P1">14341. 4311121</text:p>
        <text:p text:style-name="P1">14342. 4311122</text:p>
        <text:p text:style-name="P1">14343. 4311123</text:p>
        <text:p text:style-name="P1">14344. 4311124</text:p>
        <text:p text:style-name="P1">14345. 4311131</text:p>
        <text:p text:style-name="P1">14346. 4311132</text:p>
        <text:p text:style-name="P1">14347. 4311133</text:p>
        <text:p text:style-name="P1">14348. 4311134</text:p>
        <text:p text:style-name="P1">14349. 4311141</text:p>
        <text:p text:style-name="P1">14350. 4311142</text:p>
        <text:p text:style-name="P1">14351. 4311143</text:p>
        <text:p text:style-name="P1">14352. 4311144</text:p>
        <text:p text:style-name="P1">14353. 4311211</text:p>
        <text:p text:style-name="P1">14354. 4311212</text:p>
        <text:p text:style-name="P1">14355. 4311213</text:p>
        <text:p text:style-name="P1">14356. 4311214</text:p>
        <text:p text:style-name="P1">14357. 4311221</text:p>
        <text:p text:style-name="P1">14358. 4311222</text:p>
        <text:p text:style-name="P1">14359. 4311223</text:p>
        <text:p text:style-name="P1">14360. 4311224</text:p>
        <text:p text:style-name="P1">14361. 4311231</text:p>
        <text:p text:style-name="P1">14362. 4311232</text:p>
        <text:p text:style-name="P1">14363. 4311233</text:p>
        <text:p text:style-name="P1">14364. 4311234</text:p>
        <text:p text:style-name="P1">14365. 4311241</text:p>
        <text:p text:style-name="P1">14366. 4311242</text:p>
        <text:p text:style-name="P1">14367. 4311243</text:p>
        <text:p text:style-name="P1">14368. 4311244</text:p>
        <text:p text:style-name="P1">14369. 4311311</text:p>
        <text:p text:style-name="P1">14370. 4311312</text:p>
        <text:p text:style-name="P1">14371. 4311313</text:p>
        <text:p text:style-name="P1">14372. 4311314</text:p>
        <text:p text:style-name="P1">14373. 4311321</text:p>
        <text:p text:style-name="P1">14374. 4311322</text:p>
        <text:p text:style-name="P1">14375. 4311323</text:p>
        <text:p text:style-name="P1">14376. 4311324</text:p>
        <text:p text:style-name="P1">14377. 4311331</text:p>
        <text:p text:style-name="P1">14378. 4311332</text:p>
        <text:p text:style-name="P1">14379. 4311333</text:p>
        <text:p text:style-name="P1">14380. 4311334</text:p>
        <text:p text:style-name="P1">14381. 4311341</text:p>
        <text:p text:style-name="P1">14382. 4311342</text:p>
        <text:p text:style-name="P1">14383. 4311343</text:p>
        <text:p text:style-name="P1">14384. 4311344</text:p>
        <text:p text:style-name="P1">14385. 4311411</text:p>
        <text:p text:style-name="P1">14386. 4311412</text:p>
        <text:p text:style-name="P1">14387. 4311413</text:p>
        <text:p text:style-name="P1">14388. 4311414</text:p>
        <text:p text:style-name="P1">14389. 4311421</text:p>
        <text:p text:style-name="P1">14390. 4311422</text:p>
        <text:p text:style-name="P1">14391. 4311423</text:p>
        <text:p text:style-name="P1">14392. 4311424</text:p>
        <text:p text:style-name="P1">14393. 4311431</text:p>
        <text:p text:style-name="P1">14394. 4311432</text:p>
        <text:p text:style-name="P1">14395. 4311433</text:p>
        <text:p text:style-name="P1">14396. 4311434</text:p>
        <text:p text:style-name="P1">14397. 4311441</text:p>
        <text:p text:style-name="P1">14398. 4311442</text:p>
        <text:p text:style-name="P1">14399. 4311443</text:p>
        <text:p text:style-name="P1">14400. 4311444</text:p>
        <text:p text:style-name="P1">14401. 4312111</text:p>
        <text:p text:style-name="P1">14402. 4312112</text:p>
        <text:p text:style-name="P1">14403. 4312113</text:p>
        <text:p text:style-name="P1">14404. 4312114</text:p>
        <text:p text:style-name="P1">14405. 4312121</text:p>
        <text:p text:style-name="P1">14406. 4312122</text:p>
        <text:p text:style-name="P1">14407. 4312123</text:p>
        <text:p text:style-name="P1">14408. 4312124</text:p>
        <text:p text:style-name="P1">14409. 4312131</text:p>
        <text:p text:style-name="P1">14410. 4312132</text:p>
        <text:p text:style-name="P1">14411. 4312133</text:p>
        <text:p text:style-name="P1">14412. 4312134</text:p>
        <text:p text:style-name="P1">14413. 4312141</text:p>
        <text:p text:style-name="P1">14414. 4312142</text:p>
        <text:p text:style-name="P1">14415. 4312143</text:p>
        <text:p text:style-name="P1">14416. 4312144</text:p>
        <text:p text:style-name="P1">14417. 4312211</text:p>
        <text:p text:style-name="P1">14418. 4312212</text:p>
        <text:p text:style-name="P1">14419. 4312213</text:p>
        <text:p text:style-name="P1">14420. 4312214</text:p>
        <text:p text:style-name="P1">14421. 4312221</text:p>
        <text:p text:style-name="P1">14422. 4312222</text:p>
        <text:p text:style-name="P1">14423. 4312223</text:p>
        <text:p text:style-name="P1">14424. 4312224</text:p>
        <text:p text:style-name="P1">14425. 4312231</text:p>
        <text:p text:style-name="P1">14426. 4312232</text:p>
        <text:p text:style-name="P1">14427. 4312233</text:p>
        <text:p text:style-name="P1">14428. 4312234</text:p>
        <text:p text:style-name="P1">14429. 4312241</text:p>
        <text:p text:style-name="P1">14430. 4312242</text:p>
        <text:p text:style-name="P1">14431. 4312243</text:p>
        <text:p text:style-name="P1">14432. 4312244</text:p>
        <text:p text:style-name="P1">14433. 4312311</text:p>
        <text:p text:style-name="P1">14434. 4312312</text:p>
        <text:p text:style-name="P1">14435. 4312313</text:p>
        <text:p text:style-name="P1">14436. 4312314</text:p>
        <text:p text:style-name="P1">14437. 4312321</text:p>
        <text:p text:style-name="P1">14438. 4312322</text:p>
        <text:p text:style-name="P1">14439. 4312323</text:p>
        <text:p text:style-name="P1">14440. 4312324</text:p>
        <text:p text:style-name="P1">14441. 4312331</text:p>
        <text:p text:style-name="P1">14442. 4312332</text:p>
        <text:p text:style-name="P1">14443. 4312333</text:p>
        <text:p text:style-name="P1">14444. 4312334</text:p>
        <text:p text:style-name="P1">14445. 4312341</text:p>
        <text:p text:style-name="P1">14446. 4312342</text:p>
        <text:p text:style-name="P1">14447. 4312343</text:p>
        <text:p text:style-name="P1">14448. 4312344</text:p>
        <text:p text:style-name="P1">14449. 4312411</text:p>
        <text:p text:style-name="P1">14450. 4312412</text:p>
        <text:p text:style-name="P1">14451. 4312413</text:p>
        <text:p text:style-name="P1">14452. 4312414</text:p>
        <text:p text:style-name="P1">14453. 4312421</text:p>
        <text:p text:style-name="P1">14454. 4312422</text:p>
        <text:p text:style-name="P1">14455. 4312423</text:p>
        <text:p text:style-name="P1">14456. 4312424</text:p>
        <text:p text:style-name="P1">14457. 4312431</text:p>
        <text:p text:style-name="P1">14458. 4312432</text:p>
        <text:p text:style-name="P1">14459. 4312433</text:p>
        <text:p text:style-name="P1">14460. 4312434</text:p>
        <text:p text:style-name="P1">14461. 4312441</text:p>
        <text:p text:style-name="P1">14462. 4312442</text:p>
        <text:p text:style-name="P1">14463. 4312443</text:p>
        <text:p text:style-name="P1">14464. 4312444</text:p>
        <text:p text:style-name="P1">14465. 4313111</text:p>
        <text:p text:style-name="P1">14466. 4313112</text:p>
        <text:p text:style-name="P1">14467. 4313113</text:p>
        <text:p text:style-name="P1">14468. 4313114</text:p>
        <text:p text:style-name="P1">14469. 4313121</text:p>
        <text:p text:style-name="P1">14470. 4313122</text:p>
        <text:p text:style-name="P1">14471. 4313123</text:p>
        <text:p text:style-name="P1">14472. 4313124</text:p>
        <text:p text:style-name="P1">14473. 4313131</text:p>
        <text:p text:style-name="P1">14474. 4313132</text:p>
        <text:p text:style-name="P1">14475. 4313133</text:p>
        <text:p text:style-name="P1">14476. 4313134</text:p>
        <text:p text:style-name="P1">14477. 4313141</text:p>
        <text:p text:style-name="P1">14478. 4313142</text:p>
        <text:p text:style-name="P1">14479. 4313143</text:p>
        <text:p text:style-name="P1">14480. 4313144</text:p>
        <text:p text:style-name="P1">14481. 4313211</text:p>
        <text:p text:style-name="P1">14482. 4313212</text:p>
        <text:p text:style-name="P1">14483. 4313213</text:p>
        <text:p text:style-name="P1">14484. 4313214</text:p>
        <text:p text:style-name="P1">14485. 4313221</text:p>
        <text:p text:style-name="P1">14486. 4313222</text:p>
        <text:p text:style-name="P1">14487. 4313223</text:p>
        <text:p text:style-name="P1">14488. 4313224</text:p>
        <text:p text:style-name="P1">14489. 4313231</text:p>
        <text:p text:style-name="P1">14490. 4313232</text:p>
        <text:p text:style-name="P1">14491. 4313233</text:p>
        <text:p text:style-name="P1">14492. 4313234</text:p>
        <text:p text:style-name="P1">14493. 4313241</text:p>
        <text:p text:style-name="P1">14494. 4313242</text:p>
        <text:p text:style-name="P1">14495. 4313243</text:p>
        <text:p text:style-name="P1">14496. 4313244</text:p>
        <text:p text:style-name="P1">14497. 4313311</text:p>
        <text:p text:style-name="P1">14498. 4313312</text:p>
        <text:p text:style-name="P1">14499. 4313313</text:p>
        <text:p text:style-name="P1">14500. 4313314</text:p>
        <text:p text:style-name="P1">14501. 4313321</text:p>
        <text:p text:style-name="P1">14502. 4313322</text:p>
        <text:p text:style-name="P1"><text:soft-page-break/>14503. 4313323</text:p>
        <text:p text:style-name="P1">14504. 4313324</text:p>
        <text:p text:style-name="P1">14505. 4313331</text:p>
        <text:p text:style-name="P1">14506. 4313332</text:p>
        <text:p text:style-name="P1">14507. 4313333</text:p>
        <text:p text:style-name="P1">14508. 4313334</text:p>
        <text:p text:style-name="P1">14509. 4313341</text:p>
        <text:p text:style-name="P1">14510. 4313342</text:p>
        <text:p text:style-name="P1">14511. 4313343</text:p>
        <text:p text:style-name="P1">14512. 4313344</text:p>
        <text:p text:style-name="P1">14513. 4313411</text:p>
        <text:p text:style-name="P1">14514. 4313412</text:p>
        <text:p text:style-name="P1">14515. 4313413</text:p>
        <text:p text:style-name="P1">14516. 4313414</text:p>
        <text:p text:style-name="P1">14517. 4313421</text:p>
        <text:p text:style-name="P1">14518. 4313422</text:p>
        <text:p text:style-name="P1">14519. 4313423</text:p>
        <text:p text:style-name="P1">14520. 4313424</text:p>
        <text:p text:style-name="P1">14521. 4313431</text:p>
        <text:p text:style-name="P1">14522. 4313432</text:p>
        <text:p text:style-name="P1">14523. 4313433</text:p>
        <text:p text:style-name="P1">14524. 4313434</text:p>
        <text:p text:style-name="P1">14525. 4313441</text:p>
        <text:p text:style-name="P1">14526. 4313442</text:p>
        <text:p text:style-name="P1">14527. 4313443</text:p>
        <text:p text:style-name="P1">14528. 4313444</text:p>
        <text:p text:style-name="P1">14529. 4314111</text:p>
        <text:p text:style-name="P1">14530. 4314112</text:p>
        <text:p text:style-name="P1">14531. 4314113</text:p>
        <text:p text:style-name="P1">14532. 4314114</text:p>
        <text:p text:style-name="P1">14533. 4314121</text:p>
        <text:p text:style-name="P1">14534. 4314122</text:p>
        <text:p text:style-name="P1">14535. 4314123</text:p>
        <text:p text:style-name="P1">14536. 4314124</text:p>
        <text:p text:style-name="P1">14537. 4314131</text:p>
        <text:p text:style-name="P1">14538. 4314132</text:p>
        <text:p text:style-name="P1">14539. 4314133</text:p>
        <text:p text:style-name="P1">14540. 4314134</text:p>
        <text:p text:style-name="P1">14541. 4314141</text:p>
        <text:p text:style-name="P1">14542. 4314142</text:p>
        <text:p text:style-name="P1">14543. 4314143</text:p>
        <text:p text:style-name="P1">14544. 4314144</text:p>
        <text:p text:style-name="P1">14545. 4314211</text:p>
        <text:p text:style-name="P1">14546. 4314212</text:p>
        <text:p text:style-name="P1">14547. 4314213</text:p>
        <text:p text:style-name="P1">14548. 4314214</text:p>
        <text:p text:style-name="P1">14549. 4314221</text:p>
        <text:p text:style-name="P1">14550. 4314222</text:p>
        <text:p text:style-name="P1">14551. 4314223</text:p>
        <text:p text:style-name="P1">14552. 4314224</text:p>
        <text:p text:style-name="P1">14553. 4314231</text:p>
        <text:p text:style-name="P1">14554. 4314232</text:p>
        <text:p text:style-name="P1">14555. 4314233</text:p>
        <text:p text:style-name="P1">14556. 4314234</text:p>
        <text:p text:style-name="P1">14557. 4314241</text:p>
        <text:p text:style-name="P1">14558. 4314242</text:p>
        <text:p text:style-name="P1">14559. 4314243</text:p>
        <text:p text:style-name="P1">14560. 4314244</text:p>
        <text:p text:style-name="P1">14561. 4314311</text:p>
        <text:p text:style-name="P1">14562. 4314312</text:p>
        <text:p text:style-name="P1">14563. 4314313</text:p>
        <text:p text:style-name="P1">14564. 4314314</text:p>
        <text:p text:style-name="P1">14565. 4314321</text:p>
        <text:p text:style-name="P1">14566. 4314322</text:p>
        <text:p text:style-name="P1">14567. 4314323</text:p>
        <text:p text:style-name="P1">14568. 4314324</text:p>
        <text:p text:style-name="P1">14569. 4314331</text:p>
        <text:p text:style-name="P1">14570. 4314332</text:p>
        <text:p text:style-name="P1">14571. 4314333</text:p>
        <text:p text:style-name="P1">14572. 4314334</text:p>
        <text:p text:style-name="P1">14573. 4314341</text:p>
        <text:p text:style-name="P1">14574. 4314342</text:p>
        <text:p text:style-name="P1">14575. 4314343</text:p>
        <text:p text:style-name="P1">14576. 4314344</text:p>
        <text:p text:style-name="P1">14577. 4314411</text:p>
        <text:p text:style-name="P1">14578. 4314412</text:p>
        <text:p text:style-name="P1">14579. 4314413</text:p>
        <text:p text:style-name="P1">14580. 4314414</text:p>
        <text:p text:style-name="P1">14581. 4314421</text:p>
        <text:p text:style-name="P1">14582. 4314422</text:p>
        <text:p text:style-name="P1">14583. 4314423</text:p>
        <text:p text:style-name="P1">14584. 4314424</text:p>
        <text:p text:style-name="P1">14585. 4314431</text:p>
        <text:p text:style-name="P1">14586. 4314432</text:p>
        <text:p text:style-name="P1">14587. 4314433</text:p>
        <text:p text:style-name="P1">14588. 4314434</text:p>
        <text:p text:style-name="P1">14589. 4314441</text:p>
        <text:p text:style-name="P1">14590. 4314442</text:p>
        <text:p text:style-name="P1">14591. 4314443</text:p>
        <text:p text:style-name="P1">14592. 4314444</text:p>
        <text:p text:style-name="P1">14593. 4321111</text:p>
        <text:p text:style-name="P1">14594. 4321112</text:p>
        <text:p text:style-name="P1">14595. 4321113</text:p>
        <text:p text:style-name="P1">14596. 4321114</text:p>
        <text:p text:style-name="P1">14597. 4321121</text:p>
        <text:p text:style-name="P1">14598. 4321122</text:p>
        <text:p text:style-name="P1">14599. 4321123</text:p>
        <text:p text:style-name="P1">14600. 4321124</text:p>
        <text:p text:style-name="P1">14601. 4321131</text:p>
        <text:p text:style-name="P1">14602. 4321132</text:p>
        <text:p text:style-name="P1">14603. 4321133</text:p>
        <text:p text:style-name="P1">14604. 4321134</text:p>
        <text:p text:style-name="P1">14605. 4321141</text:p>
        <text:p text:style-name="P1">14606. 4321142</text:p>
        <text:p text:style-name="P1">14607. 4321143</text:p>
        <text:p text:style-name="P1">14608. 4321144</text:p>
        <text:p text:style-name="P1">14609. 4321211</text:p>
        <text:p text:style-name="P1">14610. 4321212</text:p>
        <text:p text:style-name="P1">14611. 4321213</text:p>
        <text:p text:style-name="P1">14612. 4321214</text:p>
        <text:p text:style-name="P1">14613. 4321221</text:p>
        <text:p text:style-name="P1">14614. 4321222</text:p>
        <text:p text:style-name="P1">14615. 4321223</text:p>
        <text:p text:style-name="P1">14616. 4321224</text:p>
        <text:p text:style-name="P1">14617. 4321231</text:p>
        <text:p text:style-name="P1">14618. 4321232</text:p>
        <text:p text:style-name="P1">14619. 4321233</text:p>
        <text:p text:style-name="P1">14620. 4321234</text:p>
        <text:p text:style-name="P1">14621. 4321241</text:p>
        <text:p text:style-name="P1">14622. 4321242</text:p>
        <text:p text:style-name="P1">14623. 4321243</text:p>
        <text:p text:style-name="P1">14624. 4321244</text:p>
        <text:p text:style-name="P1">14625. 4321311</text:p>
        <text:p text:style-name="P1">14626. 4321312</text:p>
        <text:p text:style-name="P1">14627. 4321313</text:p>
        <text:p text:style-name="P1">14628. 4321314</text:p>
        <text:p text:style-name="P1">14629. 4321321</text:p>
        <text:p text:style-name="P1">14630. 4321322</text:p>
        <text:p text:style-name="P1">14631. 4321323</text:p>
        <text:p text:style-name="P1">14632. 4321324</text:p>
        <text:p text:style-name="P1">14633. 4321331</text:p>
        <text:p text:style-name="P1">14634. 4321332</text:p>
        <text:p text:style-name="P1">14635. 4321333</text:p>
        <text:p text:style-name="P1">14636. 4321334</text:p>
        <text:p text:style-name="P1">14637. 4321341</text:p>
        <text:p text:style-name="P1">14638. 4321342</text:p>
        <text:p text:style-name="P1">14639. 4321343</text:p>
        <text:p text:style-name="P1">14640. 4321344</text:p>
        <text:p text:style-name="P1">14641. 4321411</text:p>
        <text:p text:style-name="P1">14642. 4321412</text:p>
        <text:p text:style-name="P1">14643. 4321413</text:p>
        <text:p text:style-name="P1">14644. 4321414</text:p>
        <text:p text:style-name="P1">14645. 4321421</text:p>
        <text:p text:style-name="P1">14646. 4321422</text:p>
        <text:p text:style-name="P1">14647. 4321423</text:p>
        <text:p text:style-name="P1">14648. 4321424</text:p>
        <text:p text:style-name="P1">14649. 4321431</text:p>
        <text:p text:style-name="P1">14650. 4321432</text:p>
        <text:p text:style-name="P1">14651. 4321433</text:p>
        <text:p text:style-name="P1">14652. 4321434</text:p>
        <text:p text:style-name="P1">14653. 4321441</text:p>
        <text:p text:style-name="P1">14654. 4321442</text:p>
        <text:p text:style-name="P1">14655. 4321443</text:p>
        <text:p text:style-name="P1">14656. 4321444</text:p>
        <text:p text:style-name="P1">14657. 4322111</text:p>
        <text:p text:style-name="P1">14658. 4322112</text:p>
        <text:p text:style-name="P1">14659. 4322113</text:p>
        <text:p text:style-name="P1">14660. 4322114</text:p>
        <text:p text:style-name="P1">14661. 4322121</text:p>
        <text:p text:style-name="P1">14662. 4322122</text:p>
        <text:p text:style-name="P1">14663. 4322123</text:p>
        <text:p text:style-name="P1">14664. 4322124</text:p>
        <text:p text:style-name="P1">14665. 4322131</text:p>
        <text:p text:style-name="P1">14666. 4322132</text:p>
        <text:p text:style-name="P1">14667. 4322133</text:p>
        <text:p text:style-name="P1">14668. 4322134</text:p>
        <text:p text:style-name="P1">14669. 4322141</text:p>
        <text:p text:style-name="P1">14670. 4322142</text:p>
        <text:p text:style-name="P1">14671. 4322143</text:p>
        <text:p text:style-name="P1">14672. 4322144</text:p>
        <text:p text:style-name="P1">14673. 4322211</text:p>
        <text:p text:style-name="P1">14674. 4322212</text:p>
        <text:p text:style-name="P1">14675. 4322213</text:p>
        <text:p text:style-name="P1">14676. 4322214</text:p>
        <text:p text:style-name="P1">14677. 4322221</text:p>
        <text:p text:style-name="P1">14678. 4322222</text:p>
        <text:p text:style-name="P1">14679. 4322223</text:p>
        <text:p text:style-name="P1">14680. 4322224</text:p>
        <text:p text:style-name="P1">14681. 4322231</text:p>
        <text:p text:style-name="P1">14682. 4322232</text:p>
        <text:p text:style-name="P1">14683. 4322233</text:p>
        <text:p text:style-name="P1">14684. 4322234</text:p>
        <text:p text:style-name="P1">14685. 4322241</text:p>
        <text:p text:style-name="P1">14686. 4322242</text:p>
        <text:p text:style-name="P1">14687. 4322243</text:p>
        <text:p text:style-name="P1">14688. 4322244</text:p>
        <text:p text:style-name="P1">14689. 4322311</text:p>
        <text:p text:style-name="P1">14690. 4322312</text:p>
        <text:p text:style-name="P1">14691. 4322313</text:p>
        <text:p text:style-name="P1">14692. 4322314</text:p>
        <text:p text:style-name="P1">14693. 4322321</text:p>
        <text:p text:style-name="P1">14694. 4322322</text:p>
        <text:p text:style-name="P1">14695. 4322323</text:p>
        <text:p text:style-name="P1">14696. 4322324</text:p>
        <text:p text:style-name="P1">14697. 4322331</text:p>
        <text:p text:style-name="P1">14698. 4322332</text:p>
        <text:p text:style-name="P1"><text:soft-page-break/>14699. 4322333</text:p>
        <text:p text:style-name="P1">14700. 4322334</text:p>
        <text:p text:style-name="P1">14701. 4322341</text:p>
        <text:p text:style-name="P1">14702. 4322342</text:p>
        <text:p text:style-name="P1">14703. 4322343</text:p>
        <text:p text:style-name="P1">14704. 4322344</text:p>
        <text:p text:style-name="P1">14705. 4322411</text:p>
        <text:p text:style-name="P1">14706. 4322412</text:p>
        <text:p text:style-name="P1">14707. 4322413</text:p>
        <text:p text:style-name="P1">14708. 4322414</text:p>
        <text:p text:style-name="P1">14709. 4322421</text:p>
        <text:p text:style-name="P1">14710. 4322422</text:p>
        <text:p text:style-name="P1">14711. 4322423</text:p>
        <text:p text:style-name="P1">14712. 4322424</text:p>
        <text:p text:style-name="P1">14713. 4322431</text:p>
        <text:p text:style-name="P1">14714. 4322432</text:p>
        <text:p text:style-name="P1">14715. 4322433</text:p>
        <text:p text:style-name="P1">14716. 4322434</text:p>
        <text:p text:style-name="P1">14717. 4322441</text:p>
        <text:p text:style-name="P1">14718. 4322442</text:p>
        <text:p text:style-name="P1">14719. 4322443</text:p>
        <text:p text:style-name="P1">14720. 4322444</text:p>
        <text:p text:style-name="P1">14721. 4323111</text:p>
        <text:p text:style-name="P1">14722. 4323112</text:p>
        <text:p text:style-name="P1">14723. 4323113</text:p>
        <text:p text:style-name="P1">14724. 4323114</text:p>
        <text:p text:style-name="P1">14725. 4323121</text:p>
        <text:p text:style-name="P1">14726. 4323122</text:p>
        <text:p text:style-name="P1">14727. 4323123</text:p>
        <text:p text:style-name="P1">14728. 4323124</text:p>
        <text:p text:style-name="P1">14729. 4323131</text:p>
        <text:p text:style-name="P1">14730. 4323132</text:p>
        <text:p text:style-name="P1">14731. 4323133</text:p>
        <text:p text:style-name="P1">14732. 4323134</text:p>
        <text:p text:style-name="P1">14733. 4323141</text:p>
        <text:p text:style-name="P1">14734. 4323142</text:p>
        <text:p text:style-name="P1">14735. 4323143</text:p>
        <text:p text:style-name="P1">14736. 4323144</text:p>
        <text:p text:style-name="P1">14737. 4323211</text:p>
        <text:p text:style-name="P1">14738. 4323212</text:p>
        <text:p text:style-name="P1">14739. 4323213</text:p>
        <text:p text:style-name="P1">14740. 4323214</text:p>
        <text:p text:style-name="P1">14741. 4323221</text:p>
        <text:p text:style-name="P1">14742. 4323222</text:p>
        <text:p text:style-name="P1">14743. 4323223</text:p>
        <text:p text:style-name="P1">14744. 4323224</text:p>
        <text:p text:style-name="P1">14745. 4323231</text:p>
        <text:p text:style-name="P1">14746. 4323232</text:p>
        <text:p text:style-name="P1">14747. 4323233</text:p>
        <text:p text:style-name="P1">14748. 4323234</text:p>
        <text:p text:style-name="P1">14749. 4323241</text:p>
        <text:p text:style-name="P1">14750. 4323242</text:p>
        <text:p text:style-name="P1">14751. 4323243</text:p>
        <text:p text:style-name="P1">14752. 4323244</text:p>
        <text:p text:style-name="P1">14753. 4323311</text:p>
        <text:p text:style-name="P1">14754. 4323312</text:p>
        <text:p text:style-name="P1">14755. 4323313</text:p>
        <text:p text:style-name="P1">14756. 4323314</text:p>
        <text:p text:style-name="P1">14757. 4323321</text:p>
        <text:p text:style-name="P1">14758. 4323322</text:p>
        <text:p text:style-name="P1">14759. 4323323</text:p>
        <text:p text:style-name="P1">14760. 4323324</text:p>
        <text:p text:style-name="P1">14761. 4323331</text:p>
        <text:p text:style-name="P1">14762. 4323332</text:p>
        <text:p text:style-name="P1">14763. 4323333</text:p>
        <text:p text:style-name="P1">14764. 4323334</text:p>
        <text:p text:style-name="P1">14765. 4323341</text:p>
        <text:p text:style-name="P1">14766. 4323342</text:p>
        <text:p text:style-name="P1">14767. 4323343</text:p>
        <text:p text:style-name="P1">14768. 4323344</text:p>
        <text:p text:style-name="P1">14769. 4323411</text:p>
        <text:p text:style-name="P1">14770. 4323412</text:p>
        <text:p text:style-name="P1">14771. 4323413</text:p>
        <text:p text:style-name="P1">14772. 4323414</text:p>
        <text:p text:style-name="P1">14773. 4323421</text:p>
        <text:p text:style-name="P1">14774. 4323422</text:p>
        <text:p text:style-name="P1">14775. 4323423</text:p>
        <text:p text:style-name="P1">14776. 4323424</text:p>
        <text:p text:style-name="P1">14777. 4323431</text:p>
        <text:p text:style-name="P1">14778. 4323432</text:p>
        <text:p text:style-name="P1">14779. 4323433</text:p>
        <text:p text:style-name="P1">14780. 4323434</text:p>
        <text:p text:style-name="P1">14781. 4323441</text:p>
        <text:p text:style-name="P1">14782. 4323442</text:p>
        <text:p text:style-name="P1">14783. 4323443</text:p>
        <text:p text:style-name="P1">14784. 4323444</text:p>
        <text:p text:style-name="P1">14785. 4324111</text:p>
        <text:p text:style-name="P1">14786. 4324112</text:p>
        <text:p text:style-name="P1">14787. 4324113</text:p>
        <text:p text:style-name="P1">14788. 4324114</text:p>
        <text:p text:style-name="P1">14789. 4324121</text:p>
        <text:p text:style-name="P1">14790. 4324122</text:p>
        <text:p text:style-name="P1">14791. 4324123</text:p>
        <text:p text:style-name="P1">14792. 4324124</text:p>
        <text:p text:style-name="P1">14793. 4324131</text:p>
        <text:p text:style-name="P1">14794. 4324132</text:p>
        <text:p text:style-name="P1">14795. 4324133</text:p>
        <text:p text:style-name="P1">14796. 4324134</text:p>
        <text:p text:style-name="P1">14797. 4324141</text:p>
        <text:p text:style-name="P1">14798. 4324142</text:p>
        <text:p text:style-name="P1">14799. 4324143</text:p>
        <text:p text:style-name="P1">14800. 4324144</text:p>
        <text:p text:style-name="P1">14801. 4324211</text:p>
        <text:p text:style-name="P1">14802. 4324212</text:p>
        <text:p text:style-name="P1">14803. 4324213</text:p>
        <text:p text:style-name="P1">14804. 4324214</text:p>
        <text:p text:style-name="P1">14805. 4324221</text:p>
        <text:p text:style-name="P1">14806. 4324222</text:p>
        <text:p text:style-name="P1">14807. 4324223</text:p>
        <text:p text:style-name="P1">14808. 4324224</text:p>
        <text:p text:style-name="P1">14809. 4324231</text:p>
        <text:p text:style-name="P1">14810. 4324232</text:p>
        <text:p text:style-name="P1">14811. 4324233</text:p>
        <text:p text:style-name="P1">14812. 4324234</text:p>
        <text:p text:style-name="P1">14813. 4324241</text:p>
        <text:p text:style-name="P1">14814. 4324242</text:p>
        <text:p text:style-name="P1">14815. 4324243</text:p>
        <text:p text:style-name="P1">14816. 4324244</text:p>
        <text:p text:style-name="P1">14817. 4324311</text:p>
        <text:p text:style-name="P1">14818. 4324312</text:p>
        <text:p text:style-name="P1">14819. 4324313</text:p>
        <text:p text:style-name="P1">14820. 4324314</text:p>
        <text:p text:style-name="P1">14821. 4324321</text:p>
        <text:p text:style-name="P1">14822. 4324322</text:p>
        <text:p text:style-name="P1">14823. 4324323</text:p>
        <text:p text:style-name="P1">14824. 4324324</text:p>
        <text:p text:style-name="P1">14825. 4324331</text:p>
        <text:p text:style-name="P1">14826. 4324332</text:p>
        <text:p text:style-name="P1">14827. 4324333</text:p>
        <text:p text:style-name="P1">14828. 4324334</text:p>
        <text:p text:style-name="P1">14829. 4324341</text:p>
        <text:p text:style-name="P1">14830. 4324342</text:p>
        <text:p text:style-name="P1">14831. 4324343</text:p>
        <text:p text:style-name="P1">14832. 4324344</text:p>
        <text:p text:style-name="P1">14833. 4324411</text:p>
        <text:p text:style-name="P1">14834. 4324412</text:p>
        <text:p text:style-name="P1">14835. 4324413</text:p>
        <text:p text:style-name="P1">14836. 4324414</text:p>
        <text:p text:style-name="P1">14837. 4324421</text:p>
        <text:p text:style-name="P1">14838. 4324422</text:p>
        <text:p text:style-name="P1">14839. 4324423</text:p>
        <text:p text:style-name="P1">14840. 4324424</text:p>
        <text:p text:style-name="P1">14841. 4324431</text:p>
        <text:p text:style-name="P1">14842. 4324432</text:p>
        <text:p text:style-name="P1">14843. 4324433</text:p>
        <text:p text:style-name="P1">14844. 4324434</text:p>
        <text:p text:style-name="P1">14845. 4324441</text:p>
        <text:p text:style-name="P1">14846. 4324442</text:p>
        <text:p text:style-name="P1">14847. 4324443</text:p>
        <text:p text:style-name="P1">14848. 4324444</text:p>
        <text:p text:style-name="P1">14849. 4331111</text:p>
        <text:p text:style-name="P1">14850. 4331112</text:p>
        <text:p text:style-name="P1">14851. 4331113</text:p>
        <text:p text:style-name="P1">14852. 4331114</text:p>
        <text:p text:style-name="P1">14853. 4331121</text:p>
        <text:p text:style-name="P1">14854. 4331122</text:p>
        <text:p text:style-name="P1">14855. 4331123</text:p>
        <text:p text:style-name="P1">14856. 4331124</text:p>
        <text:p text:style-name="P1">14857. 4331131</text:p>
        <text:p text:style-name="P1">14858. 4331132</text:p>
        <text:p text:style-name="P1">14859. 4331133</text:p>
        <text:p text:style-name="P1">14860. 4331134</text:p>
        <text:p text:style-name="P1">14861. 4331141</text:p>
        <text:p text:style-name="P1">14862. 4331142</text:p>
        <text:p text:style-name="P1">14863. 4331143</text:p>
        <text:p text:style-name="P1">14864. 4331144</text:p>
        <text:p text:style-name="P1">14865. 4331211</text:p>
        <text:p text:style-name="P1">14866. 4331212</text:p>
        <text:p text:style-name="P1">14867. 4331213</text:p>
        <text:p text:style-name="P1">14868. 4331214</text:p>
        <text:p text:style-name="P1">14869. 4331221</text:p>
        <text:p text:style-name="P1">14870. 4331222</text:p>
        <text:p text:style-name="P1">14871. 4331223</text:p>
        <text:p text:style-name="P1">14872. 4331224</text:p>
        <text:p text:style-name="P1">14873. 4331231</text:p>
        <text:p text:style-name="P1">14874. 4331232</text:p>
        <text:p text:style-name="P1">14875. 4331233</text:p>
        <text:p text:style-name="P1">14876. 4331234</text:p>
        <text:p text:style-name="P1">14877. 4331241</text:p>
        <text:p text:style-name="P1">14878. 4331242</text:p>
        <text:p text:style-name="P1">14879. 4331243</text:p>
        <text:p text:style-name="P1">14880. 4331244</text:p>
        <text:p text:style-name="P1">14881. 4331311</text:p>
        <text:p text:style-name="P1">14882. 4331312</text:p>
        <text:p text:style-name="P1">14883. 4331313</text:p>
        <text:p text:style-name="P1">14884. 4331314</text:p>
        <text:p text:style-name="P1">14885. 4331321</text:p>
        <text:p text:style-name="P1">14886. 4331322</text:p>
        <text:p text:style-name="P1">14887. 4331323</text:p>
        <text:p text:style-name="P1">14888. 4331324</text:p>
        <text:p text:style-name="P1">14889. 4331331</text:p>
        <text:p text:style-name="P1">14890. 4331332</text:p>
        <text:p text:style-name="P1">14891. 4331333</text:p>
        <text:p text:style-name="P1">14892. 4331334</text:p>
        <text:p text:style-name="P1">14893. 4331341</text:p>
        <text:p text:style-name="P1">14894. 4331342</text:p>
        <text:p text:style-name="P1"><text:soft-page-break/>14895. 4331343</text:p>
        <text:p text:style-name="P1">14896. 4331344</text:p>
        <text:p text:style-name="P1">14897. 4331411</text:p>
        <text:p text:style-name="P1">14898. 4331412</text:p>
        <text:p text:style-name="P1">14899. 4331413</text:p>
        <text:p text:style-name="P1">14900. 4331414</text:p>
        <text:p text:style-name="P1">14901. 4331421</text:p>
        <text:p text:style-name="P1">14902. 4331422</text:p>
        <text:p text:style-name="P1">14903. 4331423</text:p>
        <text:p text:style-name="P1">14904. 4331424</text:p>
        <text:p text:style-name="P1">14905. 4331431</text:p>
        <text:p text:style-name="P1">14906. 4331432</text:p>
        <text:p text:style-name="P1">14907. 4331433</text:p>
        <text:p text:style-name="P1">14908. 4331434</text:p>
        <text:p text:style-name="P1">14909. 4331441</text:p>
        <text:p text:style-name="P1">14910. 4331442</text:p>
        <text:p text:style-name="P1">14911. 4331443</text:p>
        <text:p text:style-name="P1">14912. 4331444</text:p>
        <text:p text:style-name="P1">14913. 4332111</text:p>
        <text:p text:style-name="P1">14914. 4332112</text:p>
        <text:p text:style-name="P1">14915. 4332113</text:p>
        <text:p text:style-name="P1">14916. 4332114</text:p>
        <text:p text:style-name="P1">14917. 4332121</text:p>
        <text:p text:style-name="P1">14918. 4332122</text:p>
        <text:p text:style-name="P1">14919. 4332123</text:p>
        <text:p text:style-name="P1">14920. 4332124</text:p>
        <text:p text:style-name="P1">14921. 4332131</text:p>
        <text:p text:style-name="P1">14922. 4332132</text:p>
        <text:p text:style-name="P1">14923. 4332133</text:p>
        <text:p text:style-name="P1">14924. 4332134</text:p>
        <text:p text:style-name="P1">14925. 4332141</text:p>
        <text:p text:style-name="P1">14926. 4332142</text:p>
        <text:p text:style-name="P1">14927. 4332143</text:p>
        <text:p text:style-name="P1">14928. 4332144</text:p>
        <text:p text:style-name="P1">14929. 4332211</text:p>
        <text:p text:style-name="P1">14930. 4332212</text:p>
        <text:p text:style-name="P1">14931. 4332213</text:p>
        <text:p text:style-name="P1">14932. 4332214</text:p>
        <text:p text:style-name="P1">14933. 4332221</text:p>
        <text:p text:style-name="P1">14934. 4332222</text:p>
        <text:p text:style-name="P1">14935. 4332223</text:p>
        <text:p text:style-name="P1">14936. 4332224</text:p>
        <text:p text:style-name="P1">14937. 4332231</text:p>
        <text:p text:style-name="P1">14938. 4332232</text:p>
        <text:p text:style-name="P1">14939. 4332233</text:p>
        <text:p text:style-name="P1">14940. 4332234</text:p>
        <text:p text:style-name="P1">14941. 4332241</text:p>
        <text:p text:style-name="P1">14942. 4332242</text:p>
        <text:p text:style-name="P1">14943. 4332243</text:p>
        <text:p text:style-name="P1">14944. 4332244</text:p>
        <text:p text:style-name="P1">14945. 4332311</text:p>
        <text:p text:style-name="P1">14946. 4332312</text:p>
        <text:p text:style-name="P1">14947. 4332313</text:p>
        <text:p text:style-name="P1">14948. 4332314</text:p>
        <text:p text:style-name="P1">14949. 4332321</text:p>
        <text:p text:style-name="P1">14950. 4332322</text:p>
        <text:p text:style-name="P1">14951. 4332323</text:p>
        <text:p text:style-name="P1">14952. 4332324</text:p>
        <text:p text:style-name="P1">14953. 4332331</text:p>
        <text:p text:style-name="P1">14954. 4332332</text:p>
        <text:p text:style-name="P1">14955. 4332333</text:p>
        <text:p text:style-name="P1">14956. 4332334</text:p>
        <text:p text:style-name="P1">14957. 4332341</text:p>
        <text:p text:style-name="P1">14958. 4332342</text:p>
        <text:p text:style-name="P1">14959. 4332343</text:p>
        <text:p text:style-name="P1">14960. 4332344</text:p>
        <text:p text:style-name="P1">14961. 4332411</text:p>
        <text:p text:style-name="P1">14962. 4332412</text:p>
        <text:p text:style-name="P1">14963. 4332413</text:p>
        <text:p text:style-name="P1">14964. 4332414</text:p>
        <text:p text:style-name="P1">14965. 4332421</text:p>
        <text:p text:style-name="P1">14966. 4332422</text:p>
        <text:p text:style-name="P1">14967. 4332423</text:p>
        <text:p text:style-name="P1">14968. 4332424</text:p>
        <text:p text:style-name="P1">14969. 4332431</text:p>
        <text:p text:style-name="P1">14970. 4332432</text:p>
        <text:p text:style-name="P1">14971. 4332433</text:p>
        <text:p text:style-name="P1">14972. 4332434</text:p>
        <text:p text:style-name="P1">14973. 4332441</text:p>
        <text:p text:style-name="P1">14974. 4332442</text:p>
        <text:p text:style-name="P1">14975. 4332443</text:p>
        <text:p text:style-name="P1">14976. 4332444</text:p>
        <text:p text:style-name="P1">14977. 4333111</text:p>
        <text:p text:style-name="P1">14978. 4333112</text:p>
        <text:p text:style-name="P1">14979. 4333113</text:p>
        <text:p text:style-name="P1">14980. 4333114</text:p>
        <text:p text:style-name="P1">14981. 4333121</text:p>
        <text:p text:style-name="P1">14982. 4333122</text:p>
        <text:p text:style-name="P1">14983. 4333123</text:p>
        <text:p text:style-name="P1">14984. 4333124</text:p>
        <text:p text:style-name="P1">14985. 4333131</text:p>
        <text:p text:style-name="P1">14986. 4333132</text:p>
        <text:p text:style-name="P1">14987. 4333133</text:p>
        <text:p text:style-name="P1">14988. 4333134</text:p>
        <text:p text:style-name="P1">14989. 4333141</text:p>
        <text:p text:style-name="P1">14990. 4333142</text:p>
        <text:p text:style-name="P1">14991. 4333143</text:p>
        <text:p text:style-name="P1">14992. 4333144</text:p>
        <text:p text:style-name="P1">14993. 4333211</text:p>
        <text:p text:style-name="P1">14994. 4333212</text:p>
        <text:p text:style-name="P1">14995. 4333213</text:p>
        <text:p text:style-name="P1">14996. 4333214</text:p>
        <text:p text:style-name="P1">14997. 4333221</text:p>
        <text:p text:style-name="P1">14998. 4333222</text:p>
        <text:p text:style-name="P1">14999. 4333223</text:p>
        <text:p text:style-name="P1">15000. 4333224</text:p>
        <text:p text:style-name="P1">15001. 4333231</text:p>
        <text:p text:style-name="P1">15002. 4333232</text:p>
        <text:p text:style-name="P1">15003. 4333233</text:p>
        <text:p text:style-name="P1">15004. 4333234</text:p>
        <text:p text:style-name="P1">15005. 4333241</text:p>
        <text:p text:style-name="P1">15006. 4333242</text:p>
        <text:p text:style-name="P1">15007. 4333243</text:p>
        <text:p text:style-name="P1">15008. 4333244</text:p>
        <text:p text:style-name="P1">15009. 4333311</text:p>
        <text:p text:style-name="P1">15010. 4333312</text:p>
        <text:p text:style-name="P1">15011. 4333313</text:p>
        <text:p text:style-name="P1">15012. 4333314</text:p>
        <text:p text:style-name="P1">15013. 4333321</text:p>
        <text:p text:style-name="P1">15014. 4333322</text:p>
        <text:p text:style-name="P1">15015. 4333323</text:p>
        <text:p text:style-name="P1">15016. 4333324</text:p>
        <text:p text:style-name="P1">15017. 4333331</text:p>
        <text:p text:style-name="P1">15018. 4333332</text:p>
        <text:p text:style-name="P1">15019. 4333333</text:p>
        <text:p text:style-name="P1">15020. 4333334</text:p>
        <text:p text:style-name="P1">15021. 4333341</text:p>
        <text:p text:style-name="P1">15022. 4333342</text:p>
        <text:p text:style-name="P1">15023. 4333343</text:p>
        <text:p text:style-name="P1">15024. 4333344</text:p>
        <text:p text:style-name="P1">15025. 4333411</text:p>
        <text:p text:style-name="P1">15026. 4333412</text:p>
        <text:p text:style-name="P1">15027. 4333413</text:p>
        <text:p text:style-name="P1">15028. 4333414</text:p>
        <text:p text:style-name="P1">15029. 4333421</text:p>
        <text:p text:style-name="P1">15030. 4333422</text:p>
        <text:p text:style-name="P1">15031. 4333423</text:p>
        <text:p text:style-name="P1">15032. 4333424</text:p>
        <text:p text:style-name="P1">15033. 4333431</text:p>
        <text:p text:style-name="P1">15034. 4333432</text:p>
        <text:p text:style-name="P1">15035. 4333433</text:p>
        <text:p text:style-name="P1">15036. 4333434</text:p>
        <text:p text:style-name="P1">15037. 4333441</text:p>
        <text:p text:style-name="P1">15038. 4333442</text:p>
        <text:p text:style-name="P1">15039. 4333443</text:p>
        <text:p text:style-name="P1">15040. 4333444</text:p>
        <text:p text:style-name="P1">15041. 4334111</text:p>
        <text:p text:style-name="P1">15042. 4334112</text:p>
        <text:p text:style-name="P1">15043. 4334113</text:p>
        <text:p text:style-name="P1">15044. 4334114</text:p>
        <text:p text:style-name="P1">15045. 4334121</text:p>
        <text:p text:style-name="P1">15046. 4334122</text:p>
        <text:p text:style-name="P1">15047. 4334123</text:p>
        <text:p text:style-name="P1">15048. 4334124</text:p>
        <text:p text:style-name="P1">15049. 4334131</text:p>
        <text:p text:style-name="P1">15050. 4334132</text:p>
        <text:p text:style-name="P1">15051. 4334133</text:p>
        <text:p text:style-name="P1">15052. 4334134</text:p>
        <text:p text:style-name="P1">15053. 4334141</text:p>
        <text:p text:style-name="P1">15054. 4334142</text:p>
        <text:p text:style-name="P1">15055. 4334143</text:p>
        <text:p text:style-name="P1">15056. 4334144</text:p>
        <text:p text:style-name="P1">15057. 4334211</text:p>
        <text:p text:style-name="P1">15058. 4334212</text:p>
        <text:p text:style-name="P1">15059. 4334213</text:p>
        <text:p text:style-name="P1">15060. 4334214</text:p>
        <text:p text:style-name="P1">15061. 4334221</text:p>
        <text:p text:style-name="P1">15062. 4334222</text:p>
        <text:p text:style-name="P1">15063. 4334223</text:p>
        <text:p text:style-name="P1">15064. 4334224</text:p>
        <text:p text:style-name="P1">15065. 4334231</text:p>
        <text:p text:style-name="P1">15066. 4334232</text:p>
        <text:p text:style-name="P1">15067. 4334233</text:p>
        <text:p text:style-name="P1">15068. 4334234</text:p>
        <text:p text:style-name="P1">15069. 4334241</text:p>
        <text:p text:style-name="P1">15070. 4334242</text:p>
        <text:p text:style-name="P1">15071. 4334243</text:p>
        <text:p text:style-name="P1">15072. 4334244</text:p>
        <text:p text:style-name="P1">15073. 4334311</text:p>
        <text:p text:style-name="P1">15074. 4334312</text:p>
        <text:p text:style-name="P1">15075. 4334313</text:p>
        <text:p text:style-name="P1">15076. 4334314</text:p>
        <text:p text:style-name="P1">15077. 4334321</text:p>
        <text:p text:style-name="P1">15078. 4334322</text:p>
        <text:p text:style-name="P1">15079. 4334323</text:p>
        <text:p text:style-name="P1">15080. 4334324</text:p>
        <text:p text:style-name="P1">15081. 4334331</text:p>
        <text:p text:style-name="P1">15082. 4334332</text:p>
        <text:p text:style-name="P1">15083. 4334333</text:p>
        <text:p text:style-name="P1">15084. 4334334</text:p>
        <text:p text:style-name="P1">15085. 4334341</text:p>
        <text:p text:style-name="P1">15086. 4334342</text:p>
        <text:p text:style-name="P1">15087. 4334343</text:p>
        <text:p text:style-name="P1">15088. 4334344</text:p>
        <text:p text:style-name="P1">15089. 4334411</text:p>
        <text:p text:style-name="P1">15090. 4334412</text:p>
        <text:p text:style-name="P1"><text:soft-page-break/>15091. 4334413</text:p>
        <text:p text:style-name="P1">15092. 4334414</text:p>
        <text:p text:style-name="P1">15093. 4334421</text:p>
        <text:p text:style-name="P1">15094. 4334422</text:p>
        <text:p text:style-name="P1">15095. 4334423</text:p>
        <text:p text:style-name="P1">15096. 4334424</text:p>
        <text:p text:style-name="P1">15097. 4334431</text:p>
        <text:p text:style-name="P1">15098. 4334432</text:p>
        <text:p text:style-name="P1">15099. 4334433</text:p>
        <text:p text:style-name="P1">15100. 4334434</text:p>
        <text:p text:style-name="P1">15101. 4334441</text:p>
        <text:p text:style-name="P1">15102. 4334442</text:p>
        <text:p text:style-name="P1">15103. 4334443</text:p>
        <text:p text:style-name="P1">15104. 4334444</text:p>
        <text:p text:style-name="P1">15105. 4341111</text:p>
        <text:p text:style-name="P1">15106. 4341112</text:p>
        <text:p text:style-name="P1">15107. 4341113</text:p>
        <text:p text:style-name="P1">15108. 4341114</text:p>
        <text:p text:style-name="P1">15109. 4341121</text:p>
        <text:p text:style-name="P1">15110. 4341122</text:p>
        <text:p text:style-name="P1">15111. 4341123</text:p>
        <text:p text:style-name="P1">15112. 4341124</text:p>
        <text:p text:style-name="P1">15113. 4341131</text:p>
        <text:p text:style-name="P1">15114. 4341132</text:p>
        <text:p text:style-name="P1">15115. 4341133</text:p>
        <text:p text:style-name="P1">15116. 4341134</text:p>
        <text:p text:style-name="P1">15117. 4341141</text:p>
        <text:p text:style-name="P1">15118. 4341142</text:p>
        <text:p text:style-name="P1">15119. 4341143</text:p>
        <text:p text:style-name="P1">15120. 4341144</text:p>
        <text:p text:style-name="P1">15121. 4341211</text:p>
        <text:p text:style-name="P1">15122. 4341212</text:p>
        <text:p text:style-name="P1">15123. 4341213</text:p>
        <text:p text:style-name="P1">15124. 4341214</text:p>
        <text:p text:style-name="P1">15125. 4341221</text:p>
        <text:p text:style-name="P1">15126. 4341222</text:p>
        <text:p text:style-name="P1">15127. 4341223</text:p>
        <text:p text:style-name="P1">15128. 4341224</text:p>
        <text:p text:style-name="P1">15129. 4341231</text:p>
        <text:p text:style-name="P1">15130. 4341232</text:p>
        <text:p text:style-name="P1">15131. 4341233</text:p>
        <text:p text:style-name="P1">15132. 4341234</text:p>
        <text:p text:style-name="P1">15133. 4341241</text:p>
        <text:p text:style-name="P1">15134. 4341242</text:p>
        <text:p text:style-name="P1">15135. 4341243</text:p>
        <text:p text:style-name="P1">15136. 4341244</text:p>
        <text:p text:style-name="P1">15137. 4341311</text:p>
        <text:p text:style-name="P1">15138. 4341312</text:p>
        <text:p text:style-name="P1">15139. 4341313</text:p>
        <text:p text:style-name="P1">15140. 4341314</text:p>
        <text:p text:style-name="P1">15141. 4341321</text:p>
        <text:p text:style-name="P1">15142. 4341322</text:p>
        <text:p text:style-name="P1">15143. 4341323</text:p>
        <text:p text:style-name="P1">15144. 4341324</text:p>
        <text:p text:style-name="P1">15145. 4341331</text:p>
        <text:p text:style-name="P1">15146. 4341332</text:p>
        <text:p text:style-name="P1">15147. 4341333</text:p>
        <text:p text:style-name="P1">15148. 4341334</text:p>
        <text:p text:style-name="P1">15149. 4341341</text:p>
        <text:p text:style-name="P1">15150. 4341342</text:p>
        <text:p text:style-name="P1">15151. 4341343</text:p>
        <text:p text:style-name="P1">15152. 4341344</text:p>
        <text:p text:style-name="P1">15153. 4341411</text:p>
        <text:p text:style-name="P1">15154. 4341412</text:p>
        <text:p text:style-name="P1">15155. 4341413</text:p>
        <text:p text:style-name="P1">15156. 4341414</text:p>
        <text:p text:style-name="P1">15157. 4341421</text:p>
        <text:p text:style-name="P1">15158. 4341422</text:p>
        <text:p text:style-name="P1">15159. 4341423</text:p>
        <text:p text:style-name="P1">15160. 4341424</text:p>
        <text:p text:style-name="P1">15161. 4341431</text:p>
        <text:p text:style-name="P1">15162. 4341432</text:p>
        <text:p text:style-name="P1">15163. 4341433</text:p>
        <text:p text:style-name="P1">15164. 4341434</text:p>
        <text:p text:style-name="P1">15165. 4341441</text:p>
        <text:p text:style-name="P1">15166. 4341442</text:p>
        <text:p text:style-name="P1">15167. 4341443</text:p>
        <text:p text:style-name="P1">15168. 4341444</text:p>
        <text:p text:style-name="P1">15169. 4342111</text:p>
        <text:p text:style-name="P1">15170. 4342112</text:p>
        <text:p text:style-name="P1">15171. 4342113</text:p>
        <text:p text:style-name="P1">15172. 4342114</text:p>
        <text:p text:style-name="P1">15173. 4342121</text:p>
        <text:p text:style-name="P1">15174. 4342122</text:p>
        <text:p text:style-name="P1">15175. 4342123</text:p>
        <text:p text:style-name="P1">15176. 4342124</text:p>
        <text:p text:style-name="P1">15177. 4342131</text:p>
        <text:p text:style-name="P1">15178. 4342132</text:p>
        <text:p text:style-name="P1">15179. 4342133</text:p>
        <text:p text:style-name="P1">15180. 4342134</text:p>
        <text:p text:style-name="P1">15181. 4342141</text:p>
        <text:p text:style-name="P1">15182. 4342142</text:p>
        <text:p text:style-name="P1">15183. 4342143</text:p>
        <text:p text:style-name="P1">15184. 4342144</text:p>
        <text:p text:style-name="P1">15185. 4342211</text:p>
        <text:p text:style-name="P1">15186. 4342212</text:p>
        <text:p text:style-name="P1">15187. 4342213</text:p>
        <text:p text:style-name="P1">15188. 4342214</text:p>
        <text:p text:style-name="P1">15189. 4342221</text:p>
        <text:p text:style-name="P1">15190. 4342222</text:p>
        <text:p text:style-name="P1">15191. 4342223</text:p>
        <text:p text:style-name="P1">15192. 4342224</text:p>
        <text:p text:style-name="P1">15193. 4342231</text:p>
        <text:p text:style-name="P1">15194. 4342232</text:p>
        <text:p text:style-name="P1">15195. 4342233</text:p>
        <text:p text:style-name="P1">15196. 4342234</text:p>
        <text:p text:style-name="P1">15197. 4342241</text:p>
        <text:p text:style-name="P1">15198. 4342242</text:p>
        <text:p text:style-name="P1">15199. 4342243</text:p>
        <text:p text:style-name="P1">15200. 4342244</text:p>
        <text:p text:style-name="P1">15201. 4342311</text:p>
        <text:p text:style-name="P1">15202. 4342312</text:p>
        <text:p text:style-name="P1">15203. 4342313</text:p>
        <text:p text:style-name="P1">15204. 4342314</text:p>
        <text:p text:style-name="P1">15205. 4342321</text:p>
        <text:p text:style-name="P1">15206. 4342322</text:p>
        <text:p text:style-name="P1">15207. 4342323</text:p>
        <text:p text:style-name="P1">15208. 4342324</text:p>
        <text:p text:style-name="P1">15209. 4342331</text:p>
        <text:p text:style-name="P1">15210. 4342332</text:p>
        <text:p text:style-name="P1">15211. 4342333</text:p>
        <text:p text:style-name="P1">15212. 4342334</text:p>
        <text:p text:style-name="P1">15213. 4342341</text:p>
        <text:p text:style-name="P1">15214. 4342342</text:p>
        <text:p text:style-name="P1">15215. 4342343</text:p>
        <text:p text:style-name="P1">15216. 4342344</text:p>
        <text:p text:style-name="P1">15217. 4342411</text:p>
        <text:p text:style-name="P1">15218. 4342412</text:p>
        <text:p text:style-name="P1">15219. 4342413</text:p>
        <text:p text:style-name="P1">15220. 4342414</text:p>
        <text:p text:style-name="P1">15221. 4342421</text:p>
        <text:p text:style-name="P1">15222. 4342422</text:p>
        <text:p text:style-name="P1">15223. 4342423</text:p>
        <text:p text:style-name="P1">15224. 4342424</text:p>
        <text:p text:style-name="P1">15225. 4342431</text:p>
        <text:p text:style-name="P1">15226. 4342432</text:p>
        <text:p text:style-name="P1">15227. 4342433</text:p>
        <text:p text:style-name="P1">15228. 4342434</text:p>
        <text:p text:style-name="P1">15229. 4342441</text:p>
        <text:p text:style-name="P1">15230. 4342442</text:p>
        <text:p text:style-name="P1">15231. 4342443</text:p>
        <text:p text:style-name="P1">15232. 4342444</text:p>
        <text:p text:style-name="P1">15233. 4343111</text:p>
        <text:p text:style-name="P1">15234. 4343112</text:p>
        <text:p text:style-name="P1">15235. 4343113</text:p>
        <text:p text:style-name="P1">15236. 4343114</text:p>
        <text:p text:style-name="P1">15237. 4343121</text:p>
        <text:p text:style-name="P1">15238. 4343122</text:p>
        <text:p text:style-name="P1">15239. 4343123</text:p>
        <text:p text:style-name="P1">15240. 4343124</text:p>
        <text:p text:style-name="P1">15241. 4343131</text:p>
        <text:p text:style-name="P1">15242. 4343132</text:p>
        <text:p text:style-name="P1">15243. 4343133</text:p>
        <text:p text:style-name="P1">15244. 4343134</text:p>
        <text:p text:style-name="P1">15245. 4343141</text:p>
        <text:p text:style-name="P1">15246. 4343142</text:p>
        <text:p text:style-name="P1">15247. 4343143</text:p>
        <text:p text:style-name="P1">15248. 4343144</text:p>
        <text:p text:style-name="P1">15249. 4343211</text:p>
        <text:p text:style-name="P1">15250. 4343212</text:p>
        <text:p text:style-name="P1">15251. 4343213</text:p>
        <text:p text:style-name="P1">15252. 4343214</text:p>
        <text:p text:style-name="P1">15253. 4343221</text:p>
        <text:p text:style-name="P1">15254. 4343222</text:p>
        <text:p text:style-name="P1">15255. 4343223</text:p>
        <text:p text:style-name="P1">15256. 4343224</text:p>
        <text:p text:style-name="P1">15257. 4343231</text:p>
        <text:p text:style-name="P1">15258. 4343232</text:p>
        <text:p text:style-name="P1">15259. 4343233</text:p>
        <text:p text:style-name="P1">15260. 4343234</text:p>
        <text:p text:style-name="P1">15261. 4343241</text:p>
        <text:p text:style-name="P1">15262. 4343242</text:p>
        <text:p text:style-name="P1">15263. 4343243</text:p>
        <text:p text:style-name="P1">15264. 4343244</text:p>
        <text:p text:style-name="P1">15265. 4343311</text:p>
        <text:p text:style-name="P1">15266. 4343312</text:p>
        <text:p text:style-name="P1">15267. 4343313</text:p>
        <text:p text:style-name="P1">15268. 4343314</text:p>
        <text:p text:style-name="P1">15269. 4343321</text:p>
        <text:p text:style-name="P1">15270. 4343322</text:p>
        <text:p text:style-name="P1">15271. 4343323</text:p>
        <text:p text:style-name="P1">15272. 4343324</text:p>
        <text:p text:style-name="P1">15273. 4343331</text:p>
        <text:p text:style-name="P1">15274. 4343332</text:p>
        <text:p text:style-name="P1">15275. 4343333</text:p>
        <text:p text:style-name="P1">15276. 4343334</text:p>
        <text:p text:style-name="P1">15277. 4343341</text:p>
        <text:p text:style-name="P1">15278. 4343342</text:p>
        <text:p text:style-name="P1">15279. 4343343</text:p>
        <text:p text:style-name="P1">15280. 4343344</text:p>
        <text:p text:style-name="P1">15281. 4343411</text:p>
        <text:p text:style-name="P1">15282. 4343412</text:p>
        <text:p text:style-name="P1">15283. 4343413</text:p>
        <text:p text:style-name="P1">15284. 4343414</text:p>
        <text:p text:style-name="P1">15285. 4343421</text:p>
        <text:p text:style-name="P1">15286. 4343422</text:p>
        <text:p text:style-name="P1"><text:soft-page-break/>15287. 4343423</text:p>
        <text:p text:style-name="P1">15288. 4343424</text:p>
        <text:p text:style-name="P1">15289. 4343431</text:p>
        <text:p text:style-name="P1">15290. 4343432</text:p>
        <text:p text:style-name="P1">15291. 4343433</text:p>
        <text:p text:style-name="P1">15292. 4343434</text:p>
        <text:p text:style-name="P1">15293. 4343441</text:p>
        <text:p text:style-name="P1">15294. 4343442</text:p>
        <text:p text:style-name="P1">15295. 4343443</text:p>
        <text:p text:style-name="P1">15296. 4343444</text:p>
        <text:p text:style-name="P1">15297. 4344111</text:p>
        <text:p text:style-name="P1">15298. 4344112</text:p>
        <text:p text:style-name="P1">15299. 4344113</text:p>
        <text:p text:style-name="P1">15300. 4344114</text:p>
        <text:p text:style-name="P1">15301. 4344121</text:p>
        <text:p text:style-name="P1">15302. 4344122</text:p>
        <text:p text:style-name="P1">15303. 4344123</text:p>
        <text:p text:style-name="P1">15304. 4344124</text:p>
        <text:p text:style-name="P1">15305. 4344131</text:p>
        <text:p text:style-name="P1">15306. 4344132</text:p>
        <text:p text:style-name="P1">15307. 4344133</text:p>
        <text:p text:style-name="P1">15308. 4344134</text:p>
        <text:p text:style-name="P1">15309. 4344141</text:p>
        <text:p text:style-name="P1">15310. 4344142</text:p>
        <text:p text:style-name="P1">15311. 4344143</text:p>
        <text:p text:style-name="P1">15312. 4344144</text:p>
        <text:p text:style-name="P1">15313. 4344211</text:p>
        <text:p text:style-name="P1">15314. 4344212</text:p>
        <text:p text:style-name="P1">15315. 4344213</text:p>
        <text:p text:style-name="P1">15316. 4344214</text:p>
        <text:p text:style-name="P1">15317. 4344221</text:p>
        <text:p text:style-name="P1">15318. 4344222</text:p>
        <text:p text:style-name="P1">15319. 4344223</text:p>
        <text:p text:style-name="P1">15320. 4344224</text:p>
        <text:p text:style-name="P1">15321. 4344231</text:p>
        <text:p text:style-name="P1">15322. 4344232</text:p>
        <text:p text:style-name="P1">15323. 4344233</text:p>
        <text:p text:style-name="P1">15324. 4344234</text:p>
        <text:p text:style-name="P1">15325. 4344241</text:p>
        <text:p text:style-name="P1">15326. 4344242</text:p>
        <text:p text:style-name="P1">15327. 4344243</text:p>
        <text:p text:style-name="P1">15328. 4344244</text:p>
        <text:p text:style-name="P1">15329. 4344311</text:p>
        <text:p text:style-name="P1">15330. 4344312</text:p>
        <text:p text:style-name="P1">15331. 4344313</text:p>
        <text:p text:style-name="P1">15332. 4344314</text:p>
        <text:p text:style-name="P1">15333. 4344321</text:p>
        <text:p text:style-name="P1">15334. 4344322</text:p>
        <text:p text:style-name="P1">15335. 4344323</text:p>
        <text:p text:style-name="P1">15336. 4344324</text:p>
        <text:p text:style-name="P1">15337. 4344331</text:p>
        <text:p text:style-name="P1">15338. 4344332</text:p>
        <text:p text:style-name="P1">15339. 4344333</text:p>
        <text:p text:style-name="P1">15340. 4344334</text:p>
        <text:p text:style-name="P1">15341. 4344341</text:p>
        <text:p text:style-name="P1">15342. 4344342</text:p>
        <text:p text:style-name="P1">15343. 4344343</text:p>
        <text:p text:style-name="P1">15344. 4344344</text:p>
        <text:p text:style-name="P1">15345. 4344411</text:p>
        <text:p text:style-name="P1">15346. 4344412</text:p>
        <text:p text:style-name="P1">15347. 4344413</text:p>
        <text:p text:style-name="P1">15348. 4344414</text:p>
        <text:p text:style-name="P1">15349. 4344421</text:p>
        <text:p text:style-name="P1">15350. 4344422</text:p>
        <text:p text:style-name="P1">15351. 4344423</text:p>
        <text:p text:style-name="P1">15352. 4344424</text:p>
        <text:p text:style-name="P1">15353. 4344431</text:p>
        <text:p text:style-name="P1">15354. 4344432</text:p>
        <text:p text:style-name="P1">15355. 4344433</text:p>
        <text:p text:style-name="P1">15356. 4344434</text:p>
        <text:p text:style-name="P1">15357. 4344441</text:p>
        <text:p text:style-name="P1">15358. 4344442</text:p>
        <text:p text:style-name="P1">15359. 4344443</text:p>
        <text:p text:style-name="P1">15360. 4344444</text:p>
        <text:p text:style-name="P1">15361. 4411111</text:p>
        <text:p text:style-name="P1">15362. 4411112</text:p>
        <text:p text:style-name="P1">15363. 4411113</text:p>
        <text:p text:style-name="P1">15364. 4411114</text:p>
        <text:p text:style-name="P1">15365. 4411121</text:p>
        <text:p text:style-name="P1">15366. 4411122</text:p>
        <text:p text:style-name="P1">15367. 4411123</text:p>
        <text:p text:style-name="P1">15368. 4411124</text:p>
        <text:p text:style-name="P1">15369. 4411131</text:p>
        <text:p text:style-name="P1">15370. 4411132</text:p>
        <text:p text:style-name="P1">15371. 4411133</text:p>
        <text:p text:style-name="P1">15372. 4411134</text:p>
        <text:p text:style-name="P1">15373. 4411141</text:p>
        <text:p text:style-name="P1">15374. 4411142</text:p>
        <text:p text:style-name="P1">15375. 4411143</text:p>
        <text:p text:style-name="P1">15376. 4411144</text:p>
        <text:p text:style-name="P1">15377. 4411211</text:p>
        <text:p text:style-name="P1">15378. 4411212</text:p>
        <text:p text:style-name="P1">15379. 4411213</text:p>
        <text:p text:style-name="P1">15380. 4411214</text:p>
        <text:p text:style-name="P1">15381. 4411221</text:p>
        <text:p text:style-name="P1">15382. 4411222</text:p>
        <text:p text:style-name="P1">15383. 4411223</text:p>
        <text:p text:style-name="P1">15384. 4411224</text:p>
        <text:p text:style-name="P1">15385. 4411231</text:p>
        <text:p text:style-name="P1">15386. 4411232</text:p>
        <text:p text:style-name="P1">15387. 4411233</text:p>
        <text:p text:style-name="P1">15388. 4411234</text:p>
        <text:p text:style-name="P1">15389. 4411241</text:p>
        <text:p text:style-name="P1">15390. 4411242</text:p>
        <text:p text:style-name="P1">15391. 4411243</text:p>
        <text:p text:style-name="P1">15392. 4411244</text:p>
        <text:p text:style-name="P1">15393. 4411311</text:p>
        <text:p text:style-name="P1">15394. 4411312</text:p>
        <text:p text:style-name="P1">15395. 4411313</text:p>
        <text:p text:style-name="P1">15396. 4411314</text:p>
        <text:p text:style-name="P1">15397. 4411321</text:p>
        <text:p text:style-name="P1">15398. 4411322</text:p>
        <text:p text:style-name="P1">15399. 4411323</text:p>
        <text:p text:style-name="P1">15400. 4411324</text:p>
        <text:p text:style-name="P1">15401. 4411331</text:p>
        <text:p text:style-name="P1">15402. 4411332</text:p>
        <text:p text:style-name="P1">15403. 4411333</text:p>
        <text:p text:style-name="P1">15404. 4411334</text:p>
        <text:p text:style-name="P1">15405. 4411341</text:p>
        <text:p text:style-name="P1">15406. 4411342</text:p>
        <text:p text:style-name="P1">15407. 4411343</text:p>
        <text:p text:style-name="P1">15408. 4411344</text:p>
        <text:p text:style-name="P1">15409. 4411411</text:p>
        <text:p text:style-name="P1">15410. 4411412</text:p>
        <text:p text:style-name="P1">15411. 4411413</text:p>
        <text:p text:style-name="P1">15412. 4411414</text:p>
        <text:p text:style-name="P1">15413. 4411421</text:p>
        <text:p text:style-name="P1">15414. 4411422</text:p>
        <text:p text:style-name="P1">15415. 4411423</text:p>
        <text:p text:style-name="P1">15416. 4411424</text:p>
        <text:p text:style-name="P1">15417. 4411431</text:p>
        <text:p text:style-name="P1">15418. 4411432</text:p>
        <text:p text:style-name="P1">15419. 4411433</text:p>
        <text:p text:style-name="P1">15420. 4411434</text:p>
        <text:p text:style-name="P1">15421. 4411441</text:p>
        <text:p text:style-name="P1">15422. 4411442</text:p>
        <text:p text:style-name="P1">15423. 4411443</text:p>
        <text:p text:style-name="P1">15424. 4411444</text:p>
        <text:p text:style-name="P1">15425. 4412111</text:p>
        <text:p text:style-name="P1">15426. 4412112</text:p>
        <text:p text:style-name="P1">15427. 4412113</text:p>
        <text:p text:style-name="P1">15428. 4412114</text:p>
        <text:p text:style-name="P1">15429. 4412121</text:p>
        <text:p text:style-name="P1">15430. 4412122</text:p>
        <text:p text:style-name="P1">15431. 4412123</text:p>
        <text:p text:style-name="P1">15432. 4412124</text:p>
        <text:p text:style-name="P1">15433. 4412131</text:p>
        <text:p text:style-name="P1">15434. 4412132</text:p>
        <text:p text:style-name="P1">15435. 4412133</text:p>
        <text:p text:style-name="P1">15436. 4412134</text:p>
        <text:p text:style-name="P1">15437. 4412141</text:p>
        <text:p text:style-name="P1">15438. 4412142</text:p>
        <text:p text:style-name="P1">15439. 4412143</text:p>
        <text:p text:style-name="P1">15440. 4412144</text:p>
        <text:p text:style-name="P1">15441. 4412211</text:p>
        <text:p text:style-name="P1">15442. 4412212</text:p>
        <text:p text:style-name="P1">15443. 4412213</text:p>
        <text:p text:style-name="P1">15444. 4412214</text:p>
        <text:p text:style-name="P1">15445. 4412221</text:p>
        <text:p text:style-name="P1">15446. 4412222</text:p>
        <text:p text:style-name="P1">15447. 4412223</text:p>
        <text:p text:style-name="P1">15448. 4412224</text:p>
        <text:p text:style-name="P1">15449. 4412231</text:p>
        <text:p text:style-name="P1">15450. 4412232</text:p>
        <text:p text:style-name="P1">15451. 4412233</text:p>
        <text:p text:style-name="P1">15452. 4412234</text:p>
        <text:p text:style-name="P1">15453. 4412241</text:p>
        <text:p text:style-name="P1">15454. 4412242</text:p>
        <text:p text:style-name="P1">15455. 4412243</text:p>
        <text:p text:style-name="P1">15456. 4412244</text:p>
        <text:p text:style-name="P1">15457. 4412311</text:p>
        <text:p text:style-name="P1">15458. 4412312</text:p>
        <text:p text:style-name="P1">15459. 4412313</text:p>
        <text:p text:style-name="P1">15460. 4412314</text:p>
        <text:p text:style-name="P1">15461. 4412321</text:p>
        <text:p text:style-name="P1">15462. 4412322</text:p>
        <text:p text:style-name="P1">15463. 4412323</text:p>
        <text:p text:style-name="P1">15464. 4412324</text:p>
        <text:p text:style-name="P1">15465. 4412331</text:p>
        <text:p text:style-name="P1">15466. 4412332</text:p>
        <text:p text:style-name="P1">15467. 4412333</text:p>
        <text:p text:style-name="P1">15468. 4412334</text:p>
        <text:p text:style-name="P1">15469. 4412341</text:p>
        <text:p text:style-name="P1">15470. 4412342</text:p>
        <text:p text:style-name="P1">15471. 4412343</text:p>
        <text:p text:style-name="P1">15472. 4412344</text:p>
        <text:p text:style-name="P1">15473. 4412411</text:p>
        <text:p text:style-name="P1">15474. 4412412</text:p>
        <text:p text:style-name="P1">15475. 4412413</text:p>
        <text:p text:style-name="P1">15476. 4412414</text:p>
        <text:p text:style-name="P1">15477. 4412421</text:p>
        <text:p text:style-name="P1">15478. 4412422</text:p>
        <text:p text:style-name="P1">15479. 4412423</text:p>
        <text:p text:style-name="P1">15480. 4412424</text:p>
        <text:p text:style-name="P1">15481. 4412431</text:p>
        <text:p text:style-name="P1">15482. 4412432</text:p>
        <text:p text:style-name="P1"><text:soft-page-break/>15483. 4412433</text:p>
        <text:p text:style-name="P1">15484. 4412434</text:p>
        <text:p text:style-name="P1">15485. 4412441</text:p>
        <text:p text:style-name="P1">15486. 4412442</text:p>
        <text:p text:style-name="P1">15487. 4412443</text:p>
        <text:p text:style-name="P1">15488. 4412444</text:p>
        <text:p text:style-name="P1">15489. 4413111</text:p>
        <text:p text:style-name="P1">15490. 4413112</text:p>
        <text:p text:style-name="P1">15491. 4413113</text:p>
        <text:p text:style-name="P1">15492. 4413114</text:p>
        <text:p text:style-name="P1">15493. 4413121</text:p>
        <text:p text:style-name="P1">15494. 4413122</text:p>
        <text:p text:style-name="P1">15495. 4413123</text:p>
        <text:p text:style-name="P1">15496. 4413124</text:p>
        <text:p text:style-name="P1">15497. 4413131</text:p>
        <text:p text:style-name="P1">15498. 4413132</text:p>
        <text:p text:style-name="P1">15499. 4413133</text:p>
        <text:p text:style-name="P1">15500. 4413134</text:p>
        <text:p text:style-name="P1">15501. 4413141</text:p>
        <text:p text:style-name="P1">15502. 4413142</text:p>
        <text:p text:style-name="P1">15503. 4413143</text:p>
        <text:p text:style-name="P1">15504. 4413144</text:p>
        <text:p text:style-name="P1">15505. 4413211</text:p>
        <text:p text:style-name="P1">15506. 4413212</text:p>
        <text:p text:style-name="P1">15507. 4413213</text:p>
        <text:p text:style-name="P1">15508. 4413214</text:p>
        <text:p text:style-name="P1">15509. 4413221</text:p>
        <text:p text:style-name="P1">15510. 4413222</text:p>
        <text:p text:style-name="P1">15511. 4413223</text:p>
        <text:p text:style-name="P1">15512. 4413224</text:p>
        <text:p text:style-name="P1">15513. 4413231</text:p>
        <text:p text:style-name="P1">15514. 4413232</text:p>
        <text:p text:style-name="P1">15515. 4413233</text:p>
        <text:p text:style-name="P1">15516. 4413234</text:p>
        <text:p text:style-name="P1">15517. 4413241</text:p>
        <text:p text:style-name="P1">15518. 4413242</text:p>
        <text:p text:style-name="P1">15519. 4413243</text:p>
        <text:p text:style-name="P1">15520. 4413244</text:p>
        <text:p text:style-name="P1">15521. 4413311</text:p>
        <text:p text:style-name="P1">15522. 4413312</text:p>
        <text:p text:style-name="P1">15523. 4413313</text:p>
        <text:p text:style-name="P1">15524. 4413314</text:p>
        <text:p text:style-name="P1">15525. 4413321</text:p>
        <text:p text:style-name="P1">15526. 4413322</text:p>
        <text:p text:style-name="P1">15527. 4413323</text:p>
        <text:p text:style-name="P1">15528. 4413324</text:p>
        <text:p text:style-name="P1">15529. 4413331</text:p>
        <text:p text:style-name="P1">15530. 4413332</text:p>
        <text:p text:style-name="P1">15531. 4413333</text:p>
        <text:p text:style-name="P1">15532. 4413334</text:p>
        <text:p text:style-name="P1">15533. 4413341</text:p>
        <text:p text:style-name="P1">15534. 4413342</text:p>
        <text:p text:style-name="P1">15535. 4413343</text:p>
        <text:p text:style-name="P1">15536. 4413344</text:p>
        <text:p text:style-name="P1">15537. 4413411</text:p>
        <text:p text:style-name="P1">15538. 4413412</text:p>
        <text:p text:style-name="P1">15539. 4413413</text:p>
        <text:p text:style-name="P1">15540. 4413414</text:p>
        <text:p text:style-name="P1">15541. 4413421</text:p>
        <text:p text:style-name="P1">15542. 4413422</text:p>
        <text:p text:style-name="P1">15543. 4413423</text:p>
        <text:p text:style-name="P1">15544. 4413424</text:p>
        <text:p text:style-name="P1">15545. 4413431</text:p>
        <text:p text:style-name="P1">15546. 4413432</text:p>
        <text:p text:style-name="P1">15547. 4413433</text:p>
        <text:p text:style-name="P1">15548. 4413434</text:p>
        <text:p text:style-name="P1">15549. 4413441</text:p>
        <text:p text:style-name="P1">15550. 4413442</text:p>
        <text:p text:style-name="P1">15551. 4413443</text:p>
        <text:p text:style-name="P1">15552. 4413444</text:p>
        <text:p text:style-name="P1">15553. 4414111</text:p>
        <text:p text:style-name="P1">15554. 4414112</text:p>
        <text:p text:style-name="P1">15555. 4414113</text:p>
        <text:p text:style-name="P1">15556. 4414114</text:p>
        <text:p text:style-name="P1">15557. 4414121</text:p>
        <text:p text:style-name="P1">15558. 4414122</text:p>
        <text:p text:style-name="P1">15559. 4414123</text:p>
        <text:p text:style-name="P1">15560. 4414124</text:p>
        <text:p text:style-name="P1">15561. 4414131</text:p>
        <text:p text:style-name="P1">15562. 4414132</text:p>
        <text:p text:style-name="P1">15563. 4414133</text:p>
        <text:p text:style-name="P1">15564. 4414134</text:p>
        <text:p text:style-name="P1">15565. 4414141</text:p>
        <text:p text:style-name="P1">15566. 4414142</text:p>
        <text:p text:style-name="P1">15567. 4414143</text:p>
        <text:p text:style-name="P1">15568. 4414144</text:p>
        <text:p text:style-name="P1">15569. 4414211</text:p>
        <text:p text:style-name="P1">15570. 4414212</text:p>
        <text:p text:style-name="P1">15571. 4414213</text:p>
        <text:p text:style-name="P1">15572. 4414214</text:p>
        <text:p text:style-name="P1">15573. 4414221</text:p>
        <text:p text:style-name="P1">15574. 4414222</text:p>
        <text:p text:style-name="P1">15575. 4414223</text:p>
        <text:p text:style-name="P1">15576. 4414224</text:p>
        <text:p text:style-name="P1">15577. 4414231</text:p>
        <text:p text:style-name="P1">15578. 4414232</text:p>
        <text:p text:style-name="P1">15579. 4414233</text:p>
        <text:p text:style-name="P1">15580. 4414234</text:p>
        <text:p text:style-name="P1">15581. 4414241</text:p>
        <text:p text:style-name="P1">15582. 4414242</text:p>
        <text:p text:style-name="P1">15583. 4414243</text:p>
        <text:p text:style-name="P1">15584. 4414244</text:p>
        <text:p text:style-name="P1">15585. 4414311</text:p>
        <text:p text:style-name="P1">15586. 4414312</text:p>
        <text:p text:style-name="P1">15587. 4414313</text:p>
        <text:p text:style-name="P1">15588. 4414314</text:p>
        <text:p text:style-name="P1">15589. 4414321</text:p>
        <text:p text:style-name="P1">15590. 4414322</text:p>
        <text:p text:style-name="P1">15591. 4414323</text:p>
        <text:p text:style-name="P1">15592. 4414324</text:p>
        <text:p text:style-name="P1">15593. 4414331</text:p>
        <text:p text:style-name="P1">15594. 4414332</text:p>
        <text:p text:style-name="P1">15595. 4414333</text:p>
        <text:p text:style-name="P1">15596. 4414334</text:p>
        <text:p text:style-name="P1">15597. 4414341</text:p>
        <text:p text:style-name="P1">15598. 4414342</text:p>
        <text:p text:style-name="P1">15599. 4414343</text:p>
        <text:p text:style-name="P1">15600. 4414344</text:p>
        <text:p text:style-name="P1">15601. 4414411</text:p>
        <text:p text:style-name="P1">15602. 4414412</text:p>
        <text:p text:style-name="P1">15603. 4414413</text:p>
        <text:p text:style-name="P1">15604. 4414414</text:p>
        <text:p text:style-name="P1">15605. 4414421</text:p>
        <text:p text:style-name="P1">15606. 4414422</text:p>
        <text:p text:style-name="P1">15607. 4414423</text:p>
        <text:p text:style-name="P1">15608. 4414424</text:p>
        <text:p text:style-name="P1">15609. 4414431</text:p>
        <text:p text:style-name="P1">15610. 4414432</text:p>
        <text:p text:style-name="P1">15611. 4414433</text:p>
        <text:p text:style-name="P1">15612. 4414434</text:p>
        <text:p text:style-name="P1">15613. 4414441</text:p>
        <text:p text:style-name="P1">15614. 4414442</text:p>
        <text:p text:style-name="P1">15615. 4414443</text:p>
        <text:p text:style-name="P1">15616. 4414444</text:p>
        <text:p text:style-name="P1">15617. 4421111</text:p>
        <text:p text:style-name="P1">15618. 4421112</text:p>
        <text:p text:style-name="P1">15619. 4421113</text:p>
        <text:p text:style-name="P1">15620. 4421114</text:p>
        <text:p text:style-name="P1">15621. 4421121</text:p>
        <text:p text:style-name="P1">15622. 4421122</text:p>
        <text:p text:style-name="P1">15623. 4421123</text:p>
        <text:p text:style-name="P1">15624. 4421124</text:p>
        <text:p text:style-name="P1">15625. 4421131</text:p>
        <text:p text:style-name="P1">15626. 4421132</text:p>
        <text:p text:style-name="P1">15627. 4421133</text:p>
        <text:p text:style-name="P1">15628. 4421134</text:p>
        <text:p text:style-name="P1">15629. 4421141</text:p>
        <text:p text:style-name="P1">15630. 4421142</text:p>
        <text:p text:style-name="P1">15631. 4421143</text:p>
        <text:p text:style-name="P1">15632. 4421144</text:p>
        <text:p text:style-name="P1">15633. 4421211</text:p>
        <text:p text:style-name="P1">15634. 4421212</text:p>
        <text:p text:style-name="P1">15635. 4421213</text:p>
        <text:p text:style-name="P1">15636. 4421214</text:p>
        <text:p text:style-name="P1">15637. 4421221</text:p>
        <text:p text:style-name="P1">15638. 4421222</text:p>
        <text:p text:style-name="P1">15639. 4421223</text:p>
        <text:p text:style-name="P1">15640. 4421224</text:p>
        <text:p text:style-name="P1">15641. 4421231</text:p>
        <text:p text:style-name="P1">15642. 4421232</text:p>
        <text:p text:style-name="P1">15643. 4421233</text:p>
        <text:p text:style-name="P1">15644. 4421234</text:p>
        <text:p text:style-name="P1">15645. 4421241</text:p>
        <text:p text:style-name="P1">15646. 4421242</text:p>
        <text:p text:style-name="P1">15647. 4421243</text:p>
        <text:p text:style-name="P1">15648. 4421244</text:p>
        <text:p text:style-name="P1">15649. 4421311</text:p>
        <text:p text:style-name="P1">15650. 4421312</text:p>
        <text:p text:style-name="P1">15651. 4421313</text:p>
        <text:p text:style-name="P1">15652. 4421314</text:p>
        <text:p text:style-name="P1">15653. 4421321</text:p>
        <text:p text:style-name="P1">15654. 4421322</text:p>
        <text:p text:style-name="P1">15655. 4421323</text:p>
        <text:p text:style-name="P1">15656. 4421324</text:p>
        <text:p text:style-name="P1">15657. 4421331</text:p>
        <text:p text:style-name="P1">15658. 4421332</text:p>
        <text:p text:style-name="P1">15659. 4421333</text:p>
        <text:p text:style-name="P1">15660. 4421334</text:p>
        <text:p text:style-name="P1">15661. 4421341</text:p>
        <text:p text:style-name="P1">15662. 4421342</text:p>
        <text:p text:style-name="P1">15663. 4421343</text:p>
        <text:p text:style-name="P1">15664. 4421344</text:p>
        <text:p text:style-name="P1">15665. 4421411</text:p>
        <text:p text:style-name="P1">15666. 4421412</text:p>
        <text:p text:style-name="P1">15667. 4421413</text:p>
        <text:p text:style-name="P1">15668. 4421414</text:p>
        <text:p text:style-name="P1">15669. 4421421</text:p>
        <text:p text:style-name="P1">15670. 4421422</text:p>
        <text:p text:style-name="P1">15671. 4421423</text:p>
        <text:p text:style-name="P1">15672. 4421424</text:p>
        <text:p text:style-name="P1">15673. 4421431</text:p>
        <text:p text:style-name="P1">15674. 4421432</text:p>
        <text:p text:style-name="P1">15675. 4421433</text:p>
        <text:p text:style-name="P1">15676. 4421434</text:p>
        <text:p text:style-name="P1">15677. 4421441</text:p>
        <text:p text:style-name="P1">15678. 4421442</text:p>
        <text:p text:style-name="P1"><text:soft-page-break/>15679. 4421443</text:p>
        <text:p text:style-name="P1">15680. 4421444</text:p>
        <text:p text:style-name="P1">15681. 4422111</text:p>
        <text:p text:style-name="P1">15682. 4422112</text:p>
        <text:p text:style-name="P1">15683. 4422113</text:p>
        <text:p text:style-name="P1">15684. 4422114</text:p>
        <text:p text:style-name="P1">15685. 4422121</text:p>
        <text:p text:style-name="P1">15686. 4422122</text:p>
        <text:p text:style-name="P1">15687. 4422123</text:p>
        <text:p text:style-name="P1">15688. 4422124</text:p>
        <text:p text:style-name="P1">15689. 4422131</text:p>
        <text:p text:style-name="P1">15690. 4422132</text:p>
        <text:p text:style-name="P1">15691. 4422133</text:p>
        <text:p text:style-name="P1">15692. 4422134</text:p>
        <text:p text:style-name="P1">15693. 4422141</text:p>
        <text:p text:style-name="P1">15694. 4422142</text:p>
        <text:p text:style-name="P1">15695. 4422143</text:p>
        <text:p text:style-name="P1">15696. 4422144</text:p>
        <text:p text:style-name="P1">15697. 4422211</text:p>
        <text:p text:style-name="P1">15698. 4422212</text:p>
        <text:p text:style-name="P1">15699. 4422213</text:p>
        <text:p text:style-name="P1">15700. 4422214</text:p>
        <text:p text:style-name="P1">15701. 4422221</text:p>
        <text:p text:style-name="P1">15702. 4422222</text:p>
        <text:p text:style-name="P1">15703. 4422223</text:p>
        <text:p text:style-name="P1">15704. 4422224</text:p>
        <text:p text:style-name="P1">15705. 4422231</text:p>
        <text:p text:style-name="P1">15706. 4422232</text:p>
        <text:p text:style-name="P1">15707. 4422233</text:p>
        <text:p text:style-name="P1">15708. 4422234</text:p>
        <text:p text:style-name="P1">15709. 4422241</text:p>
        <text:p text:style-name="P1">15710. 4422242</text:p>
        <text:p text:style-name="P1">15711. 4422243</text:p>
        <text:p text:style-name="P1">15712. 4422244</text:p>
        <text:p text:style-name="P1">15713. 4422311</text:p>
        <text:p text:style-name="P1">15714. 4422312</text:p>
        <text:p text:style-name="P1">15715. 4422313</text:p>
        <text:p text:style-name="P1">15716. 4422314</text:p>
        <text:p text:style-name="P1">15717. 4422321</text:p>
        <text:p text:style-name="P1">15718. 4422322</text:p>
        <text:p text:style-name="P1">15719. 4422323</text:p>
        <text:p text:style-name="P1">15720. 4422324</text:p>
        <text:p text:style-name="P1">15721. 4422331</text:p>
        <text:p text:style-name="P1">15722. 4422332</text:p>
        <text:p text:style-name="P1">15723. 4422333</text:p>
        <text:p text:style-name="P1">15724. 4422334</text:p>
        <text:p text:style-name="P1">15725. 4422341</text:p>
        <text:p text:style-name="P1">15726. 4422342</text:p>
        <text:p text:style-name="P1">15727. 4422343</text:p>
        <text:p text:style-name="P1">15728. 4422344</text:p>
        <text:p text:style-name="P1">15729. 4422411</text:p>
        <text:p text:style-name="P1">15730. 4422412</text:p>
        <text:p text:style-name="P1">15731. 4422413</text:p>
        <text:p text:style-name="P1">15732. 4422414</text:p>
        <text:p text:style-name="P1">15733. 4422421</text:p>
        <text:p text:style-name="P1">15734. 4422422</text:p>
        <text:p text:style-name="P1">15735. 4422423</text:p>
        <text:p text:style-name="P1">15736. 4422424</text:p>
        <text:p text:style-name="P1">15737. 4422431</text:p>
        <text:p text:style-name="P1">15738. 4422432</text:p>
        <text:p text:style-name="P1">15739. 4422433</text:p>
        <text:p text:style-name="P1">15740. 4422434</text:p>
        <text:p text:style-name="P1">15741. 4422441</text:p>
        <text:p text:style-name="P1">15742. 4422442</text:p>
        <text:p text:style-name="P1">15743. 4422443</text:p>
        <text:p text:style-name="P1">15744. 4422444</text:p>
        <text:p text:style-name="P1">15745. 4423111</text:p>
        <text:p text:style-name="P1">15746. 4423112</text:p>
        <text:p text:style-name="P1">15747. 4423113</text:p>
        <text:p text:style-name="P1">15748. 4423114</text:p>
        <text:p text:style-name="P1">15749. 4423121</text:p>
        <text:p text:style-name="P1">15750. 4423122</text:p>
        <text:p text:style-name="P1">15751. 4423123</text:p>
        <text:p text:style-name="P1">15752. 4423124</text:p>
        <text:p text:style-name="P1">15753. 4423131</text:p>
        <text:p text:style-name="P1">15754. 4423132</text:p>
        <text:p text:style-name="P1">15755. 4423133</text:p>
        <text:p text:style-name="P1">15756. 4423134</text:p>
        <text:p text:style-name="P1">15757. 4423141</text:p>
        <text:p text:style-name="P1">15758. 4423142</text:p>
        <text:p text:style-name="P1">15759. 4423143</text:p>
        <text:p text:style-name="P1">15760. 4423144</text:p>
        <text:p text:style-name="P1">15761. 4423211</text:p>
        <text:p text:style-name="P1">15762. 4423212</text:p>
        <text:p text:style-name="P1">15763. 4423213</text:p>
        <text:p text:style-name="P1">15764. 4423214</text:p>
        <text:p text:style-name="P1">15765. 4423221</text:p>
        <text:p text:style-name="P1">15766. 4423222</text:p>
        <text:p text:style-name="P1">15767. 4423223</text:p>
        <text:p text:style-name="P1">15768. 4423224</text:p>
        <text:p text:style-name="P1">15769. 4423231</text:p>
        <text:p text:style-name="P1">15770. 4423232</text:p>
        <text:p text:style-name="P1">15771. 4423233</text:p>
        <text:p text:style-name="P1">15772. 4423234</text:p>
        <text:p text:style-name="P1">15773. 4423241</text:p>
        <text:p text:style-name="P1">15774. 4423242</text:p>
        <text:p text:style-name="P1">15775. 4423243</text:p>
        <text:p text:style-name="P1">15776. 4423244</text:p>
        <text:p text:style-name="P1">15777. 4423311</text:p>
        <text:p text:style-name="P1">15778. 4423312</text:p>
        <text:p text:style-name="P1">15779. 4423313</text:p>
        <text:p text:style-name="P1">15780. 4423314</text:p>
        <text:p text:style-name="P1">15781. 4423321</text:p>
        <text:p text:style-name="P1">15782. 4423322</text:p>
        <text:p text:style-name="P1">15783. 4423323</text:p>
        <text:p text:style-name="P1">15784. 4423324</text:p>
        <text:p text:style-name="P1">15785. 4423331</text:p>
        <text:p text:style-name="P1">15786. 4423332</text:p>
        <text:p text:style-name="P1">15787. 4423333</text:p>
        <text:p text:style-name="P1">15788. 4423334</text:p>
        <text:p text:style-name="P1">15789. 4423341</text:p>
        <text:p text:style-name="P1">15790. 4423342</text:p>
        <text:p text:style-name="P1">15791. 4423343</text:p>
        <text:p text:style-name="P1">15792. 4423344</text:p>
        <text:p text:style-name="P1">15793. 4423411</text:p>
        <text:p text:style-name="P1">15794. 4423412</text:p>
        <text:p text:style-name="P1">15795. 4423413</text:p>
        <text:p text:style-name="P1">15796. 4423414</text:p>
        <text:p text:style-name="P1">15797. 4423421</text:p>
        <text:p text:style-name="P1">15798. 4423422</text:p>
        <text:p text:style-name="P1">15799. 4423423</text:p>
        <text:p text:style-name="P1">15800. 4423424</text:p>
        <text:p text:style-name="P1">15801. 4423431</text:p>
        <text:p text:style-name="P1">15802. 4423432</text:p>
        <text:p text:style-name="P1">15803. 4423433</text:p>
        <text:p text:style-name="P1">15804. 4423434</text:p>
        <text:p text:style-name="P1">15805. 4423441</text:p>
        <text:p text:style-name="P1">15806. 4423442</text:p>
        <text:p text:style-name="P1">15807. 4423443</text:p>
        <text:p text:style-name="P1">15808. 4423444</text:p>
        <text:p text:style-name="P1">15809. 4424111</text:p>
        <text:p text:style-name="P1">15810. 4424112</text:p>
        <text:p text:style-name="P1">15811. 4424113</text:p>
        <text:p text:style-name="P1">15812. 4424114</text:p>
        <text:p text:style-name="P1">15813. 4424121</text:p>
        <text:p text:style-name="P1">15814. 4424122</text:p>
        <text:p text:style-name="P1">15815. 4424123</text:p>
        <text:p text:style-name="P1">15816. 4424124</text:p>
        <text:p text:style-name="P1">15817. 4424131</text:p>
        <text:p text:style-name="P1">15818. 4424132</text:p>
        <text:p text:style-name="P1">15819. 4424133</text:p>
        <text:p text:style-name="P1">15820. 4424134</text:p>
        <text:p text:style-name="P1">15821. 4424141</text:p>
        <text:p text:style-name="P1">15822. 4424142</text:p>
        <text:p text:style-name="P1">15823. 4424143</text:p>
        <text:p text:style-name="P1">15824. 4424144</text:p>
        <text:p text:style-name="P1">15825. 4424211</text:p>
        <text:p text:style-name="P1">15826. 4424212</text:p>
        <text:p text:style-name="P1">15827. 4424213</text:p>
        <text:p text:style-name="P1">15828. 4424214</text:p>
        <text:p text:style-name="P1">15829. 4424221</text:p>
        <text:p text:style-name="P1">15830. 4424222</text:p>
        <text:p text:style-name="P1">15831. 4424223</text:p>
        <text:p text:style-name="P1">15832. 4424224</text:p>
        <text:p text:style-name="P1">15833. 4424231</text:p>
        <text:p text:style-name="P1">15834. 4424232</text:p>
        <text:p text:style-name="P1">15835. 4424233</text:p>
        <text:p text:style-name="P1">15836. 4424234</text:p>
        <text:p text:style-name="P1">15837. 4424241</text:p>
        <text:p text:style-name="P1">15838. 4424242</text:p>
        <text:p text:style-name="P1">15839. 4424243</text:p>
        <text:p text:style-name="P1">15840. 4424244</text:p>
        <text:p text:style-name="P1">15841. 4424311</text:p>
        <text:p text:style-name="P1">15842. 4424312</text:p>
        <text:p text:style-name="P1">15843. 4424313</text:p>
        <text:p text:style-name="P1">15844. 4424314</text:p>
        <text:p text:style-name="P1">15845. 4424321</text:p>
        <text:p text:style-name="P1">15846. 4424322</text:p>
        <text:p text:style-name="P1">15847. 4424323</text:p>
        <text:p text:style-name="P1">15848. 4424324</text:p>
        <text:p text:style-name="P1">15849. 4424331</text:p>
        <text:p text:style-name="P1">15850. 4424332</text:p>
        <text:p text:style-name="P1">15851. 4424333</text:p>
        <text:p text:style-name="P1">15852. 4424334</text:p>
        <text:p text:style-name="P1">15853. 4424341</text:p>
        <text:p text:style-name="P1">15854. 4424342</text:p>
        <text:p text:style-name="P1">15855. 4424343</text:p>
        <text:p text:style-name="P1">15856. 4424344</text:p>
        <text:p text:style-name="P1">15857. 4424411</text:p>
        <text:p text:style-name="P1">15858. 4424412</text:p>
        <text:p text:style-name="P1">15859. 4424413</text:p>
        <text:p text:style-name="P1">15860. 4424414</text:p>
        <text:p text:style-name="P1">15861. 4424421</text:p>
        <text:p text:style-name="P1">15862. 4424422</text:p>
        <text:p text:style-name="P1">15863. 4424423</text:p>
        <text:p text:style-name="P1">15864. 4424424</text:p>
        <text:p text:style-name="P1">15865. 4424431</text:p>
        <text:p text:style-name="P1">15866. 4424432</text:p>
        <text:p text:style-name="P1">15867. 4424433</text:p>
        <text:p text:style-name="P1">15868. 4424434</text:p>
        <text:p text:style-name="P1">15869. 4424441</text:p>
        <text:p text:style-name="P1">15870. 4424442</text:p>
        <text:p text:style-name="P1">15871. 4424443</text:p>
        <text:p text:style-name="P1">15872. 4424444</text:p>
        <text:p text:style-name="P1">15873. 4431111</text:p>
        <text:p text:style-name="P1">15874. 4431112</text:p>
        <text:p text:style-name="P1"><text:soft-page-break/>15875. 4431113</text:p>
        <text:p text:style-name="P1">15876. 4431114</text:p>
        <text:p text:style-name="P1">15877. 4431121</text:p>
        <text:p text:style-name="P1">15878. 4431122</text:p>
        <text:p text:style-name="P1">15879. 4431123</text:p>
        <text:p text:style-name="P1">15880. 4431124</text:p>
        <text:p text:style-name="P1">15881. 4431131</text:p>
        <text:p text:style-name="P1">15882. 4431132</text:p>
        <text:p text:style-name="P1">15883. 4431133</text:p>
        <text:p text:style-name="P1">15884. 4431134</text:p>
        <text:p text:style-name="P1">15885. 4431141</text:p>
        <text:p text:style-name="P1">15886. 4431142</text:p>
        <text:p text:style-name="P1">15887. 4431143</text:p>
        <text:p text:style-name="P1">15888. 4431144</text:p>
        <text:p text:style-name="P1">15889. 4431211</text:p>
        <text:p text:style-name="P1">15890. 4431212</text:p>
        <text:p text:style-name="P1">15891. 4431213</text:p>
        <text:p text:style-name="P1">15892. 4431214</text:p>
        <text:p text:style-name="P1">15893. 4431221</text:p>
        <text:p text:style-name="P1">15894. 4431222</text:p>
        <text:p text:style-name="P1">15895. 4431223</text:p>
        <text:p text:style-name="P1">15896. 4431224</text:p>
        <text:p text:style-name="P1">15897. 4431231</text:p>
        <text:p text:style-name="P1">15898. 4431232</text:p>
        <text:p text:style-name="P1">15899. 4431233</text:p>
        <text:p text:style-name="P1">15900. 4431234</text:p>
        <text:p text:style-name="P1">15901. 4431241</text:p>
        <text:p text:style-name="P1">15902. 4431242</text:p>
        <text:p text:style-name="P1">15903. 4431243</text:p>
        <text:p text:style-name="P1">15904. 4431244</text:p>
        <text:p text:style-name="P1">15905. 4431311</text:p>
        <text:p text:style-name="P1">15906. 4431312</text:p>
        <text:p text:style-name="P1">15907. 4431313</text:p>
        <text:p text:style-name="P1">15908. 4431314</text:p>
        <text:p text:style-name="P1">15909. 4431321</text:p>
        <text:p text:style-name="P1">15910. 4431322</text:p>
        <text:p text:style-name="P1">15911. 4431323</text:p>
        <text:p text:style-name="P1">15912. 4431324</text:p>
        <text:p text:style-name="P1">15913. 4431331</text:p>
        <text:p text:style-name="P1">15914. 4431332</text:p>
        <text:p text:style-name="P1">15915. 4431333</text:p>
        <text:p text:style-name="P1">15916. 4431334</text:p>
        <text:p text:style-name="P1">15917. 4431341</text:p>
        <text:p text:style-name="P1">15918. 4431342</text:p>
        <text:p text:style-name="P1">15919. 4431343</text:p>
        <text:p text:style-name="P1">15920. 4431344</text:p>
        <text:p text:style-name="P1">15921. 4431411</text:p>
        <text:p text:style-name="P1">15922. 4431412</text:p>
        <text:p text:style-name="P1">15923. 4431413</text:p>
        <text:p text:style-name="P1">15924. 4431414</text:p>
        <text:p text:style-name="P1">15925. 4431421</text:p>
        <text:p text:style-name="P1">15926. 4431422</text:p>
        <text:p text:style-name="P1">15927. 4431423</text:p>
        <text:p text:style-name="P1">15928. 4431424</text:p>
        <text:p text:style-name="P1">15929. 4431431</text:p>
        <text:p text:style-name="P1">15930. 4431432</text:p>
        <text:p text:style-name="P1">15931. 4431433</text:p>
        <text:p text:style-name="P1">15932. 4431434</text:p>
        <text:p text:style-name="P1">15933. 4431441</text:p>
        <text:p text:style-name="P1">15934. 4431442</text:p>
        <text:p text:style-name="P1">15935. 4431443</text:p>
        <text:p text:style-name="P1">15936. 4431444</text:p>
        <text:p text:style-name="P1">15937. 4432111</text:p>
        <text:p text:style-name="P1">15938. 4432112</text:p>
        <text:p text:style-name="P1">15939. 4432113</text:p>
        <text:p text:style-name="P1">15940. 4432114</text:p>
        <text:p text:style-name="P1">15941. 4432121</text:p>
        <text:p text:style-name="P1">15942. 4432122</text:p>
        <text:p text:style-name="P1">15943. 4432123</text:p>
        <text:p text:style-name="P1">15944. 4432124</text:p>
        <text:p text:style-name="P1">15945. 4432131</text:p>
        <text:p text:style-name="P1">15946. 4432132</text:p>
        <text:p text:style-name="P1">15947. 4432133</text:p>
        <text:p text:style-name="P1">15948. 4432134</text:p>
        <text:p text:style-name="P1">15949. 4432141</text:p>
        <text:p text:style-name="P1">15950. 4432142</text:p>
        <text:p text:style-name="P1">15951. 4432143</text:p>
        <text:p text:style-name="P1">15952. 4432144</text:p>
        <text:p text:style-name="P1">15953. 4432211</text:p>
        <text:p text:style-name="P1">15954. 4432212</text:p>
        <text:p text:style-name="P1">15955. 4432213</text:p>
        <text:p text:style-name="P1">15956. 4432214</text:p>
        <text:p text:style-name="P1">15957. 4432221</text:p>
        <text:p text:style-name="P1">15958. 4432222</text:p>
        <text:p text:style-name="P1">15959. 4432223</text:p>
        <text:p text:style-name="P1">15960. 4432224</text:p>
        <text:p text:style-name="P1">15961. 4432231</text:p>
        <text:p text:style-name="P1">15962. 4432232</text:p>
        <text:p text:style-name="P1">15963. 4432233</text:p>
        <text:p text:style-name="P1">15964. 4432234</text:p>
        <text:p text:style-name="P1">15965. 4432241</text:p>
        <text:p text:style-name="P1">15966. 4432242</text:p>
        <text:p text:style-name="P1">15967. 4432243</text:p>
        <text:p text:style-name="P1">15968. 4432244</text:p>
        <text:p text:style-name="P1">15969. 4432311</text:p>
        <text:p text:style-name="P1">15970. 4432312</text:p>
        <text:p text:style-name="P1">15971. 4432313</text:p>
        <text:p text:style-name="P1">15972. 4432314</text:p>
        <text:p text:style-name="P1">15973. 4432321</text:p>
        <text:p text:style-name="P1">15974. 4432322</text:p>
        <text:p text:style-name="P1">15975. 4432323</text:p>
        <text:p text:style-name="P1">15976. 4432324</text:p>
        <text:p text:style-name="P1">15977. 4432331</text:p>
        <text:p text:style-name="P1">15978. 4432332</text:p>
        <text:p text:style-name="P1">15979. 4432333</text:p>
        <text:p text:style-name="P1">15980. 4432334</text:p>
        <text:p text:style-name="P1">15981. 4432341</text:p>
        <text:p text:style-name="P1">15982. 4432342</text:p>
        <text:p text:style-name="P1">15983. 4432343</text:p>
        <text:p text:style-name="P1">15984. 4432344</text:p>
        <text:p text:style-name="P1">15985. 4432411</text:p>
        <text:p text:style-name="P1">15986. 4432412</text:p>
        <text:p text:style-name="P1">15987. 4432413</text:p>
        <text:p text:style-name="P1">15988. 4432414</text:p>
        <text:p text:style-name="P1">15989. 4432421</text:p>
        <text:p text:style-name="P1">15990. 4432422</text:p>
        <text:p text:style-name="P1">15991. 4432423</text:p>
        <text:p text:style-name="P1">15992. 4432424</text:p>
        <text:p text:style-name="P1">15993. 4432431</text:p>
        <text:p text:style-name="P1">15994. 4432432</text:p>
        <text:p text:style-name="P1">15995. 4432433</text:p>
        <text:p text:style-name="P1">15996. 4432434</text:p>
        <text:p text:style-name="P1">15997. 4432441</text:p>
        <text:p text:style-name="P1">15998. 4432442</text:p>
        <text:p text:style-name="P1">15999. 4432443</text:p>
        <text:p text:style-name="P1">16000. 4432444</text:p>
        <text:p text:style-name="P1">16001. 4433111</text:p>
        <text:p text:style-name="P1">16002. 4433112</text:p>
        <text:p text:style-name="P1">16003. 4433113</text:p>
        <text:p text:style-name="P1">16004. 4433114</text:p>
        <text:p text:style-name="P1">16005. 4433121</text:p>
        <text:p text:style-name="P1">16006. 4433122</text:p>
        <text:p text:style-name="P1">16007. 4433123</text:p>
        <text:p text:style-name="P1">16008. 4433124</text:p>
        <text:p text:style-name="P1">16009. 4433131</text:p>
        <text:p text:style-name="P1">16010. 4433132</text:p>
        <text:p text:style-name="P1">16011. 4433133</text:p>
        <text:p text:style-name="P1">16012. 4433134</text:p>
        <text:p text:style-name="P1">16013. 4433141</text:p>
        <text:p text:style-name="P1">16014. 4433142</text:p>
        <text:p text:style-name="P1">16015. 4433143</text:p>
        <text:p text:style-name="P1">16016. 4433144</text:p>
        <text:p text:style-name="P1">16017. 4433211</text:p>
        <text:p text:style-name="P1">16018. 4433212</text:p>
        <text:p text:style-name="P1">16019. 4433213</text:p>
        <text:p text:style-name="P1">16020. 4433214</text:p>
        <text:p text:style-name="P1">16021. 4433221</text:p>
        <text:p text:style-name="P1">16022. 4433222</text:p>
        <text:p text:style-name="P1">16023. 4433223</text:p>
        <text:p text:style-name="P1">16024. 4433224</text:p>
        <text:p text:style-name="P1">16025. 4433231</text:p>
        <text:p text:style-name="P1">16026. 4433232</text:p>
        <text:p text:style-name="P1">16027. 4433233</text:p>
        <text:p text:style-name="P1">16028. 4433234</text:p>
        <text:p text:style-name="P1">16029. 4433241</text:p>
        <text:p text:style-name="P1">16030. 4433242</text:p>
        <text:p text:style-name="P1">16031. 4433243</text:p>
        <text:p text:style-name="P1">16032. 4433244</text:p>
        <text:p text:style-name="P1">16033. 4433311</text:p>
        <text:p text:style-name="P1">16034. 4433312</text:p>
        <text:p text:style-name="P1">16035. 4433313</text:p>
        <text:p text:style-name="P1">16036. 4433314</text:p>
        <text:p text:style-name="P1">16037. 4433321</text:p>
        <text:p text:style-name="P1">16038. 4433322</text:p>
        <text:p text:style-name="P1">16039. 4433323</text:p>
        <text:p text:style-name="P1">16040. 4433324</text:p>
        <text:p text:style-name="P1">16041. 4433331</text:p>
        <text:p text:style-name="P1">16042. 4433332</text:p>
        <text:p text:style-name="P1">16043. 4433333</text:p>
        <text:p text:style-name="P1">16044. 4433334</text:p>
        <text:p text:style-name="P1">16045. 4433341</text:p>
        <text:p text:style-name="P1">16046. 4433342</text:p>
        <text:p text:style-name="P1">16047. 4433343</text:p>
        <text:p text:style-name="P1">16048. 4433344</text:p>
        <text:p text:style-name="P1">16049. 4433411</text:p>
        <text:p text:style-name="P1">16050. 4433412</text:p>
        <text:p text:style-name="P1">16051. 4433413</text:p>
        <text:p text:style-name="P1">16052. 4433414</text:p>
        <text:p text:style-name="P1">16053. 4433421</text:p>
        <text:p text:style-name="P1">16054. 4433422</text:p>
        <text:p text:style-name="P1">16055. 4433423</text:p>
        <text:p text:style-name="P1">16056. 4433424</text:p>
        <text:p text:style-name="P1">16057. 4433431</text:p>
        <text:p text:style-name="P1">16058. 4433432</text:p>
        <text:p text:style-name="P1">16059. 4433433</text:p>
        <text:p text:style-name="P1">16060. 4433434</text:p>
        <text:p text:style-name="P1">16061. 4433441</text:p>
        <text:p text:style-name="P1">16062. 4433442</text:p>
        <text:p text:style-name="P1">16063. 4433443</text:p>
        <text:p text:style-name="P1">16064. 4433444</text:p>
        <text:p text:style-name="P1">16065. 4434111</text:p>
        <text:p text:style-name="P1">16066. 4434112</text:p>
        <text:p text:style-name="P1">16067. 4434113</text:p>
        <text:p text:style-name="P1">16068. 4434114</text:p>
        <text:p text:style-name="P1">16069. 4434121</text:p>
        <text:p text:style-name="P1">16070. 4434122</text:p>
        <text:p text:style-name="P1"><text:soft-page-break/>16071. 4434123</text:p>
        <text:p text:style-name="P1">16072. 4434124</text:p>
        <text:p text:style-name="P1">16073. 4434131</text:p>
        <text:p text:style-name="P1">16074. 4434132</text:p>
        <text:p text:style-name="P1">16075. 4434133</text:p>
        <text:p text:style-name="P1">16076. 4434134</text:p>
        <text:p text:style-name="P1">16077. 4434141</text:p>
        <text:p text:style-name="P1">16078. 4434142</text:p>
        <text:p text:style-name="P1">16079. 4434143</text:p>
        <text:p text:style-name="P1">16080. 4434144</text:p>
        <text:p text:style-name="P1">16081. 4434211</text:p>
        <text:p text:style-name="P1">16082. 4434212</text:p>
        <text:p text:style-name="P1">16083. 4434213</text:p>
        <text:p text:style-name="P1">16084. 4434214</text:p>
        <text:p text:style-name="P1">16085. 4434221</text:p>
        <text:p text:style-name="P1">16086. 4434222</text:p>
        <text:p text:style-name="P1">16087. 4434223</text:p>
        <text:p text:style-name="P1">16088. 4434224</text:p>
        <text:p text:style-name="P1">16089. 4434231</text:p>
        <text:p text:style-name="P1">16090. 4434232</text:p>
        <text:p text:style-name="P1">16091. 4434233</text:p>
        <text:p text:style-name="P1">16092. 4434234</text:p>
        <text:p text:style-name="P1">16093. 4434241</text:p>
        <text:p text:style-name="P1">16094. 4434242</text:p>
        <text:p text:style-name="P1">16095. 4434243</text:p>
        <text:p text:style-name="P1">16096. 4434244</text:p>
        <text:p text:style-name="P1">16097. 4434311</text:p>
        <text:p text:style-name="P1">16098. 4434312</text:p>
        <text:p text:style-name="P1">16099. 4434313</text:p>
        <text:p text:style-name="P1">16100. 4434314</text:p>
        <text:p text:style-name="P1">16101. 4434321</text:p>
        <text:p text:style-name="P1">16102. 4434322</text:p>
        <text:p text:style-name="P1">16103. 4434323</text:p>
        <text:p text:style-name="P1">16104. 4434324</text:p>
        <text:p text:style-name="P1">16105. 4434331</text:p>
        <text:p text:style-name="P1">16106. 4434332</text:p>
        <text:p text:style-name="P1">16107. 4434333</text:p>
        <text:p text:style-name="P1">16108. 4434334</text:p>
        <text:p text:style-name="P1">16109. 4434341</text:p>
        <text:p text:style-name="P1">16110. 4434342</text:p>
        <text:p text:style-name="P1">16111. 4434343</text:p>
        <text:p text:style-name="P1">16112. 4434344</text:p>
        <text:p text:style-name="P1">16113. 4434411</text:p>
        <text:p text:style-name="P1">16114. 4434412</text:p>
        <text:p text:style-name="P1">16115. 4434413</text:p>
        <text:p text:style-name="P1">16116. 4434414</text:p>
        <text:p text:style-name="P1">16117. 4434421</text:p>
        <text:p text:style-name="P1">16118. 4434422</text:p>
        <text:p text:style-name="P1">16119. 4434423</text:p>
        <text:p text:style-name="P1">16120. 4434424</text:p>
        <text:p text:style-name="P1">16121. 4434431</text:p>
        <text:p text:style-name="P1">16122. 4434432</text:p>
        <text:p text:style-name="P1">16123. 4434433</text:p>
        <text:p text:style-name="P1">16124. 4434434</text:p>
        <text:p text:style-name="P1">16125. 4434441</text:p>
        <text:p text:style-name="P1">16126. 4434442</text:p>
        <text:p text:style-name="P1">16127. 4434443</text:p>
        <text:p text:style-name="P1">16128. 4434444</text:p>
        <text:p text:style-name="P1">16129. 4441111</text:p>
        <text:p text:style-name="P1">16130. 4441112</text:p>
        <text:p text:style-name="P1">16131. 4441113</text:p>
        <text:p text:style-name="P1">16132. 4441114</text:p>
        <text:p text:style-name="P1">16133. 4441121</text:p>
        <text:p text:style-name="P1">16134. 4441122</text:p>
        <text:p text:style-name="P1">16135. 4441123</text:p>
        <text:p text:style-name="P1">16136. 4441124</text:p>
        <text:p text:style-name="P1">16137. 4441131</text:p>
        <text:p text:style-name="P1">16138. 4441132</text:p>
        <text:p text:style-name="P1">16139. 4441133</text:p>
        <text:p text:style-name="P1">16140. 4441134</text:p>
        <text:p text:style-name="P1">16141. 4441141</text:p>
        <text:p text:style-name="P1">16142. 4441142</text:p>
        <text:p text:style-name="P1">16143. 4441143</text:p>
        <text:p text:style-name="P1">16144. 4441144</text:p>
        <text:p text:style-name="P1">16145. 4441211</text:p>
        <text:p text:style-name="P1">16146. 4441212</text:p>
        <text:p text:style-name="P1">16147. 4441213</text:p>
        <text:p text:style-name="P1">16148. 4441214</text:p>
        <text:p text:style-name="P1">16149. 4441221</text:p>
        <text:p text:style-name="P1">16150. 4441222</text:p>
        <text:p text:style-name="P1">16151. 4441223</text:p>
        <text:p text:style-name="P1">16152. 4441224</text:p>
        <text:p text:style-name="P1">16153. 4441231</text:p>
        <text:p text:style-name="P1">16154. 4441232</text:p>
        <text:p text:style-name="P1">16155. 4441233</text:p>
        <text:p text:style-name="P1">16156. 4441234</text:p>
        <text:p text:style-name="P1">16157. 4441241</text:p>
        <text:p text:style-name="P1">16158. 4441242</text:p>
        <text:p text:style-name="P1">16159. 4441243</text:p>
        <text:p text:style-name="P1">16160. 4441244</text:p>
        <text:p text:style-name="P1">16161. 4441311</text:p>
        <text:p text:style-name="P1">16162. 4441312</text:p>
        <text:p text:style-name="P1">16163. 4441313</text:p>
        <text:p text:style-name="P1">16164. 4441314</text:p>
        <text:p text:style-name="P1">16165. 4441321</text:p>
        <text:p text:style-name="P1">16166. 4441322</text:p>
        <text:p text:style-name="P1">16167. 4441323</text:p>
        <text:p text:style-name="P1">16168. 4441324</text:p>
        <text:p text:style-name="P1">16169. 4441331</text:p>
        <text:p text:style-name="P1">16170. 4441332</text:p>
        <text:p text:style-name="P1">16171. 4441333</text:p>
        <text:p text:style-name="P1">16172. 4441334</text:p>
        <text:p text:style-name="P1">16173. 4441341</text:p>
        <text:p text:style-name="P1">16174. 4441342</text:p>
        <text:p text:style-name="P1">16175. 4441343</text:p>
        <text:p text:style-name="P1">16176. 4441344</text:p>
        <text:p text:style-name="P1">16177. 4441411</text:p>
        <text:p text:style-name="P1">16178. 4441412</text:p>
        <text:p text:style-name="P1">16179. 4441413</text:p>
        <text:p text:style-name="P1">16180. 4441414</text:p>
        <text:p text:style-name="P1">16181. 4441421</text:p>
        <text:p text:style-name="P1">16182. 4441422</text:p>
        <text:p text:style-name="P1">16183. 4441423</text:p>
        <text:p text:style-name="P1">16184. 4441424</text:p>
        <text:p text:style-name="P1">16185. 4441431</text:p>
        <text:p text:style-name="P1">16186. 4441432</text:p>
        <text:p text:style-name="P1">16187. 4441433</text:p>
        <text:p text:style-name="P1">16188. 4441434</text:p>
        <text:p text:style-name="P1">16189. 4441441</text:p>
        <text:p text:style-name="P1">16190. 4441442</text:p>
        <text:p text:style-name="P1">16191. 4441443</text:p>
        <text:p text:style-name="P1">16192. 4441444</text:p>
        <text:p text:style-name="P1">16193. 4442111</text:p>
        <text:p text:style-name="P1">16194. 4442112</text:p>
        <text:p text:style-name="P1">16195. 4442113</text:p>
        <text:p text:style-name="P1">16196. 4442114</text:p>
        <text:p text:style-name="P1">16197. 4442121</text:p>
        <text:p text:style-name="P1">16198. 4442122</text:p>
        <text:p text:style-name="P1">16199. 4442123</text:p>
        <text:p text:style-name="P1">16200. 4442124</text:p>
        <text:p text:style-name="P1">16201. 4442131</text:p>
        <text:p text:style-name="P1">16202. 4442132</text:p>
        <text:p text:style-name="P1">16203. 4442133</text:p>
        <text:p text:style-name="P1">16204. 4442134</text:p>
        <text:p text:style-name="P1">16205. 4442141</text:p>
        <text:p text:style-name="P1">16206. 4442142</text:p>
        <text:p text:style-name="P1">16207. 4442143</text:p>
        <text:p text:style-name="P1">16208. 4442144</text:p>
        <text:p text:style-name="P1">16209. 4442211</text:p>
        <text:p text:style-name="P1">16210. 4442212</text:p>
        <text:p text:style-name="P1">16211. 4442213</text:p>
        <text:p text:style-name="P1">16212. 4442214</text:p>
        <text:p text:style-name="P1">16213. 4442221</text:p>
        <text:p text:style-name="P1">16214. 4442222</text:p>
        <text:p text:style-name="P1">16215. 4442223</text:p>
        <text:p text:style-name="P1">16216. 4442224</text:p>
        <text:p text:style-name="P1">16217. 4442231</text:p>
        <text:p text:style-name="P1">16218. 4442232</text:p>
        <text:p text:style-name="P1">16219. 4442233</text:p>
        <text:p text:style-name="P1">16220. 4442234</text:p>
        <text:p text:style-name="P1">16221. 4442241</text:p>
        <text:p text:style-name="P1">16222. 4442242</text:p>
        <text:p text:style-name="P1">16223. 4442243</text:p>
        <text:p text:style-name="P1">16224. 4442244</text:p>
        <text:p text:style-name="P1">16225. 4442311</text:p>
        <text:p text:style-name="P1">16226. 4442312</text:p>
        <text:p text:style-name="P1">16227. 4442313</text:p>
        <text:p text:style-name="P1">16228. 4442314</text:p>
        <text:p text:style-name="P1">16229. 4442321</text:p>
        <text:p text:style-name="P1">16230. 4442322</text:p>
        <text:p text:style-name="P1">16231. 4442323</text:p>
        <text:p text:style-name="P1">16232. 4442324</text:p>
        <text:p text:style-name="P1">16233. 4442331</text:p>
        <text:p text:style-name="P1">16234. 4442332</text:p>
        <text:p text:style-name="P1">16235. 4442333</text:p>
        <text:p text:style-name="P1">16236. 4442334</text:p>
        <text:p text:style-name="P1">16237. 4442341</text:p>
        <text:p text:style-name="P1">16238. 4442342</text:p>
        <text:p text:style-name="P1">16239. 4442343</text:p>
        <text:p text:style-name="P1">16240. 4442344</text:p>
        <text:p text:style-name="P1">16241. 4442411</text:p>
        <text:p text:style-name="P1">16242. 4442412</text:p>
        <text:p text:style-name="P1">16243. 4442413</text:p>
        <text:p text:style-name="P1">16244. 4442414</text:p>
        <text:p text:style-name="P1">16245. 4442421</text:p>
        <text:p text:style-name="P1">16246. 4442422</text:p>
        <text:p text:style-name="P1">16247. 4442423</text:p>
        <text:p text:style-name="P1">16248. 4442424</text:p>
        <text:p text:style-name="P1">16249. 4442431</text:p>
        <text:p text:style-name="P1">16250. 4442432</text:p>
        <text:p text:style-name="P1">16251. 4442433</text:p>
        <text:p text:style-name="P1">16252. 4442434</text:p>
        <text:p text:style-name="P1">16253. 4442441</text:p>
        <text:p text:style-name="P1">16254. 4442442</text:p>
        <text:p text:style-name="P1">16255. 4442443</text:p>
        <text:p text:style-name="P1">16256. 4442444</text:p>
        <text:p text:style-name="P1">16257. 4443111</text:p>
        <text:p text:style-name="P1">16258. 4443112</text:p>
        <text:p text:style-name="P1">16259. 4443113</text:p>
        <text:p text:style-name="P1">16260. 4443114</text:p>
        <text:p text:style-name="P1">16261. 4443121</text:p>
        <text:p text:style-name="P1">16262. 4443122</text:p>
        <text:p text:style-name="P1">16263. 4443123</text:p>
        <text:p text:style-name="P1">16264. 4443124</text:p>
        <text:p text:style-name="P1">16265. 4443131</text:p>
        <text:p text:style-name="P1">16266. 4443132</text:p>
        <text:p text:style-name="P1"><text:soft-page-break/>16267. 4443133</text:p>
        <text:p text:style-name="P1">16268. 4443134</text:p>
        <text:p text:style-name="P1">16269. 4443141</text:p>
        <text:p text:style-name="P1">16270. 4443142</text:p>
        <text:p text:style-name="P1">16271. 4443143</text:p>
        <text:p text:style-name="P1">16272. 4443144</text:p>
        <text:p text:style-name="P1">16273. 4443211</text:p>
        <text:p text:style-name="P1">16274. 4443212</text:p>
        <text:p text:style-name="P1">16275. 4443213</text:p>
        <text:p text:style-name="P1">16276. 4443214</text:p>
        <text:p text:style-name="P1">16277. 4443221</text:p>
        <text:p text:style-name="P1">16278. 4443222</text:p>
        <text:p text:style-name="P1">16279. 4443223</text:p>
        <text:p text:style-name="P1">16280. 4443224</text:p>
        <text:p text:style-name="P1">16281. 4443231</text:p>
        <text:p text:style-name="P1">16282. 4443232</text:p>
        <text:p text:style-name="P1">16283. 4443233</text:p>
        <text:p text:style-name="P1">16284. 4443234</text:p>
        <text:p text:style-name="P1">16285. 4443241</text:p>
        <text:p text:style-name="P1">16286. 4443242</text:p>
        <text:p text:style-name="P1">16287. 4443243</text:p>
        <text:p text:style-name="P1">16288. 4443244</text:p>
        <text:p text:style-name="P1">16289. 4443311</text:p>
        <text:p text:style-name="P1">16290. 4443312</text:p>
        <text:p text:style-name="P1">16291. 4443313</text:p>
        <text:p text:style-name="P1">16292. 4443314</text:p>
        <text:p text:style-name="P1">16293. 4443321</text:p>
        <text:p text:style-name="P1">16294. 4443322</text:p>
        <text:p text:style-name="P1">16295. 4443323</text:p>
        <text:p text:style-name="P1">16296. 4443324</text:p>
        <text:p text:style-name="P1">16297. 4443331</text:p>
        <text:p text:style-name="P1">16298. 4443332</text:p>
        <text:p text:style-name="P1">16299. 4443333</text:p>
        <text:p text:style-name="P1">16300. 4443334</text:p>
        <text:p text:style-name="P1">16301. 4443341</text:p>
        <text:p text:style-name="P1">16302. 4443342</text:p>
        <text:p text:style-name="P1">16303. 4443343</text:p>
        <text:p text:style-name="P1">16304. 4443344</text:p>
        <text:p text:style-name="P1">16305. 4443411</text:p>
        <text:p text:style-name="P1">16306. 4443412</text:p>
        <text:p text:style-name="P1">16307. 4443413</text:p>
        <text:p text:style-name="P1">16308. 4443414</text:p>
        <text:p text:style-name="P1">16309. 4443421</text:p>
        <text:p text:style-name="P1">16310. 4443422</text:p>
        <text:p text:style-name="P1">16311. 4443423</text:p>
        <text:p text:style-name="P1">16312. 4443424</text:p>
        <text:p text:style-name="P1">16313. 4443431</text:p>
        <text:p text:style-name="P1">16314. 4443432</text:p>
        <text:p text:style-name="P1">16315. 4443433</text:p>
        <text:p text:style-name="P1">16316. 4443434</text:p>
        <text:p text:style-name="P1">16317. 4443441</text:p>
        <text:p text:style-name="P1">16318. 4443442</text:p>
        <text:p text:style-name="P1">16319. 4443443</text:p>
        <text:p text:style-name="P1">16320. 4443444</text:p>
        <text:p text:style-name="P1">16321. 4444111</text:p>
        <text:p text:style-name="P1">16322. 4444112</text:p>
        <text:p text:style-name="P1">16323. 4444113</text:p>
        <text:p text:style-name="P1">16324. 4444114</text:p>
        <text:p text:style-name="P1">16325. 4444121</text:p>
        <text:p text:style-name="P1">16326. 4444122</text:p>
        <text:p text:style-name="P1">16327. 4444123</text:p>
        <text:p text:style-name="P1">16328. 4444124</text:p>
        <text:p text:style-name="P1">16329. 4444131</text:p>
        <text:p text:style-name="P1">16330. 4444132</text:p>
        <text:p text:style-name="P1">16331. 4444133</text:p>
        <text:p text:style-name="P1">16332. 4444134</text:p>
        <text:p text:style-name="P1">16333. 4444141</text:p>
        <text:p text:style-name="P1">16334. 4444142</text:p>
        <text:p text:style-name="P1">16335. 4444143</text:p>
        <text:p text:style-name="P1">16336. 4444144</text:p>
        <text:p text:style-name="P1">16337. 4444211</text:p>
        <text:p text:style-name="P1">16338. 4444212</text:p>
        <text:p text:style-name="P1">16339. 4444213</text:p>
        <text:p text:style-name="P1">16340. 4444214</text:p>
        <text:p text:style-name="P1">16341. 4444221</text:p>
        <text:p text:style-name="P1">16342. 4444222</text:p>
        <text:p text:style-name="P1">16343. 4444223</text:p>
        <text:p text:style-name="P1">16344. 4444224</text:p>
        <text:p text:style-name="P1">16345. 4444231</text:p>
        <text:p text:style-name="P1">16346. 4444232</text:p>
        <text:p text:style-name="P1">16347. 4444233</text:p>
        <text:p text:style-name="P1">16348. 4444234</text:p>
        <text:p text:style-name="P1">16349. 4444241</text:p>
        <text:p text:style-name="P1">16350. 4444242</text:p>
        <text:p text:style-name="P1">16351. 4444243</text:p>
        <text:p text:style-name="P1">16352. 4444244</text:p>
        <text:p text:style-name="P1">16353. 4444311</text:p>
        <text:p text:style-name="P1">16354. 4444312</text:p>
        <text:p text:style-name="P1">16355. 4444313</text:p>
        <text:p text:style-name="P1">16356. 4444314</text:p>
        <text:p text:style-name="P1">16357. 4444321</text:p>
        <text:p text:style-name="P1">16358. 4444322</text:p>
        <text:p text:style-name="P1">16359. 4444323</text:p>
        <text:p text:style-name="P1">16360. 4444324</text:p>
        <text:p text:style-name="P1">16361. 4444331</text:p>
        <text:p text:style-name="P1">16362. 4444332</text:p>
        <text:p text:style-name="P1">16363. 4444333</text:p>
        <text:p text:style-name="P1">16364. 4444334</text:p>
        <text:p text:style-name="P1">16365. 4444341</text:p>
        <text:p text:style-name="P1">16366. 4444342</text:p>
        <text:p text:style-name="P1">16367. 4444343</text:p>
        <text:p text:style-name="P1">16368. 4444344</text:p>
        <text:p text:style-name="P1">16369. 4444411</text:p>
        <text:p text:style-name="P1">16370. 4444412</text:p>
        <text:p text:style-name="P1">16371. 4444413</text:p>
        <text:p text:style-name="P1">16372. 4444414</text:p>
        <text:p text:style-name="P1">16373. 4444421</text:p>
        <text:p text:style-name="P1">16374. 4444422</text:p>
        <text:p text:style-name="P1">16375. 4444423</text:p>
        <text:p text:style-name="P1">16376. 4444424</text:p>
        <text:p text:style-name="P1">16377. 4444431</text:p>
        <text:p text:style-name="P1">16378. 4444432</text:p>
        <text:p text:style-name="P1">16379. 4444433</text:p>
        <text:p text:style-name="P1">16380. 4444434</text:p>
        <text:p text:style-name="P1">16381. 4444441</text:p>
        <text:p text:style-name="P1">16382. 4444442</text:p>
        <text:p text:style-name="P1">16383. 4444443</text:p>
        <text:p text:style-name="P1">16384. 4444444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Overman</meta:initial-creator>
    <meta:creation-date>2016-09-13T10:51:52.05</meta:creation-date>
    <dc:date>2016-09-13T11:18:16.78</dc:date>
    <dc:creator>Michael Overman</dc:creator>
    <meta:editing-duration>PT7M50S</meta:editing-duration>
    <meta:editing-cycles>2</meta:editing-cycles>
    <meta:generator>OpenOffice/4.1.2$Win32 OpenOffice.org_project/412m3$Build-9782</meta:generator>
    <meta:printed-by>Michael Overman</meta:printed-by>
    <meta:print-date>2016-09-13T11:04:29.82</meta:print-date>
    <meta:document-statistic meta:table-count="0" meta:image-count="0" meta:object-count="0" meta:page-count="84" meta:paragraph-count="16385" meta:word-count="32771" meta:character-count="218289"/>
  </office:meta>
</office:document-meta>
</file>